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text-properties fo:font-size="12pt" style:font-size-asian="12pt" style:font-size-complex="12pt" style:font-family-generic="swiss"/>
    </style:style>
    <style:style style:name="ce2" style:family="table-cell" style:parent-style-name="Default" style:data-style-name="N0">
      <style:table-cell-properties fo:background-color="#B4C6E7"/>
      <style:text-properties fo:font-size="12pt" style:font-size-asian="12pt" style:font-size-complex="12pt" fo:font-weight="bold" style:font-weight-asian="bold" style:font-weight-complex="bold" style:font-family-generic="swiss"/>
    </style:style>
    <style:style style:name="co1" style:family="table-column">
      <style:table-column-properties fo:break-before="auto" style:column-width="4.63020833333333cm"/>
    </style:style>
    <style:style style:name="co2" style:family="table-column">
      <style:table-column-properties fo:break-before="auto" style:column-width="1.53458333333333cm"/>
    </style:style>
    <style:style style:name="co3" style:family="table-column">
      <style:table-column-properties fo:break-before="auto" style:column-width="9.128125cm"/>
    </style:style>
    <style:style style:name="co4" style:family="table-column">
      <style:table-column-properties fo:break-before="auto" style:column-width="25.1354166666667cm"/>
    </style:style>
    <style:style style:name="co5" style:family="table-column">
      <style:table-column-properties fo:break-before="auto" style:column-width="6.08541666666667cm"/>
    </style:style>
    <style:style style:name="co6" style:family="table-column">
      <style:table-column-properties fo:break-before="auto" style:column-width="40.5870833333333cm"/>
    </style:style>
    <style:style style:name="co7" style:family="table-column">
      <style:table-column-properties fo:break-before="auto" style:column-width="4.86833333333333cm"/>
    </style:style>
    <style:style style:name="co8" style:family="table-column">
      <style:table-column-properties fo:break-before="auto" style:column-width="4.07458333333333cm"/>
    </style:style>
    <style:style style:name="co9" style:family="table-column">
      <style:table-column-properties fo:break-before="auto" style:column-width="12.54125cm"/>
    </style:style>
    <style:style style:name="co10" style:family="table-column">
      <style:table-column-properties fo:break-before="auto" style:column-width="1.40229166666667cm"/>
    </style:style>
    <style:style style:name="co11" style:family="table-column">
      <style:table-column-properties fo:break-before="auto" style:column-width="1.71979166666667cm"/>
    </style:style>
    <style:style style:name="ro1" style:family="table-row">
      <style:table-row-properties style:row-height="18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KPI_Data_22_23_Q3"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number-columns-repeated="247" table:default-cell-style-name="ce1"/>
        <table:table-column table:style-name="co11" table:number-columns-repeated="16128" table:default-cell-style-name="ce1"/>
        <table:table-row table:style-name="ro1">
          <table:table-cell office:value-type="string" table:style-name="ce2">
            <text:p>Quarter</text:p>
          </table:table-cell>
          <table:table-cell office:value-type="string" table:style-name="ce2">
            <text:p>Dept</text:p>
          </table:table-cell>
          <table:table-cell office:value-type="string" table:style-name="ce2">
            <text:p>Business area or arms length body</text:p>
          </table:table-cell>
          <table:table-cell office:value-type="string" table:style-name="ce2">
            <text:p>Contract title and description</text:p>
          </table:table-cell>
          <table:table-cell office:value-type="string" table:style-name="ce2">
            <text:p>Supplier</text:p>
          </table:table-cell>
          <table:table-cell office:value-type="string" table:style-name="ce2">
            <text:p>KPI name and description</text:p>
          </table:table-cell>
          <table:table-cell office:value-type="string" table:style-name="ce2">
            <text:p>Good target</text:p>
          </table:table-cell>
          <table:table-cell office:value-type="string" table:style-name="ce2">
            <text:p>Rating</text:p>
          </table:table-cell>
          <table:table-cell office:value-type="string" table:style-name="ce2">
            <text:p>Comments</text:p>
          </table:table-cell>
          <table:table-cell table:number-columns-repeated="16375"/>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Energy Development</text:p>
          </table:table-cell>
          <table:table-cell office:value-type="string" table:style-name="ce1">
            <text:p>Purchasing, Distribution &amp; Administration of Solid Fuel Benefits to Former BCC Employees under the National Concessionary Fuel Scheme Agreements</text:p>
          </table:table-cell>
          <table:table-cell office:value-type="string" table:style-name="ce1">
            <text:p>Homefire Group Limited</text:p>
          </table:table-cell>
          <table:table-cell office:value-type="string" table:style-name="ce1">
            <text:p>Customer Quality Assurance/Complaints Management<text:s/></text:p>
            <text:p>* dedicated Complaints Department<text:s/></text:p>
            <text:p>* each complaint reported to a Depot Supervisor/manager<text:s/></text:p>
            <text:p>* depot will respond within twenty four hours<text:s/></text:p>
            <text:p>* investigation and management of the complaint through to resolution.</text:p>
            <text:p>Complaints investigated and response provided within 10 days.</text:p>
          </table:table-cell>
          <table:table-cell office:value-type="string" table:style-name="ce1">
            <text:p>10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BEIS Digital</text:p>
          </table:table-cell>
          <table:table-cell office:value-type="string" table:style-name="ce1">
            <text:p>Operational Support (ServiceOps) Managed Service</text:p>
          </table:table-cell>
          <table:table-cell office:value-type="string" table:style-name="ce1">
            <text:p>Visionist Ltd</text:p>
          </table:table-cell>
          <table:table-cell office:value-type="string" table:style-name="ce1">
            <text:p>Tech Bar First Time Fix</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International Net Zero: Climate, Finance and Strategy</text:p>
          </table:table-cell>
          <table:table-cell office:value-type="string" table:style-name="ce1">
            <text:p>Climate Ambition Support Alliance (CASA)</text:p>
          </table:table-cell>
          <table:table-cell office:value-type="string" table:style-name="ce1">
            <text:p>PwC</text:p>
          </table:table-cell>
          <table:table-cell office:value-type="string" table:style-name="ce1">
            <text:p>% of the monitoring and evaluation system for the programme maintained and up to date</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Nuclear Projects &amp; Development</text:p>
          </table:table-cell>
          <table:table-cell office:value-type="string" table:style-name="ce1">
            <text:p>Financial Advice for Nuclear</text:p>
          </table:table-cell>
          <table:table-cell office:value-type="string" table:style-name="ce1">
            <text:p>PwC</text:p>
          </table:table-cell>
          <table:table-cell office:value-type="string" table:style-name="ce1">
            <text:p>Percentage delivery high quality advice for each of the deliverables within the contrac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CLU Records Management</text:p>
          </table:table-cell>
          <table:table-cell office:value-type="string" table:style-name="ce1">
            <text:p>Iron Mountain</text:p>
          </table:table-cell>
          <table:table-cell office:value-type="string" table:style-name="ce1">
            <text:p>Data Protection Act (DPA) Requests (40 working days- inform BEIS within 5 working day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CLU Records Management</text:p>
          </table:table-cell>
          <table:table-cell office:value-type="string" table:style-name="ce1">
            <text:p>Iron Mountain</text:p>
          </table:table-cell>
          <table:table-cell office:value-type="string" table:style-name="ce1">
            <text:p>Delivery of Digital Records Sets (5 day SLA)</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Nuclear Projects &amp; Development</text:p>
          </table:table-cell>
          <table:table-cell office:value-type="string" table:style-name="ce1">
            <text:p>Financial Advice for Nuclear</text:p>
          </table:table-cell>
          <table:table-cell office:value-type="string" table:style-name="ce1">
            <text:p>PwC</text:p>
          </table:table-cell>
          <table:table-cell office:value-type="string" table:style-name="ce1">
            <text:p>Percentage delivery of monthly progress updates of planned activities for staffing and resourcing updates, and the identification and mitigation of any risks identified to achieving key objectiv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BEIS Digital</text:p>
          </table:table-cell>
          <table:table-cell office:value-type="string" table:style-name="ce1">
            <text:p>Networks, Telephony &amp; Infrastructure Managed Service</text:p>
          </table:table-cell>
          <table:table-cell office:value-type="string" table:style-name="ce1">
            <text:p>Visionist Ltd</text:p>
          </table:table-cell>
          <table:table-cell office:value-type="string" table:style-name="ce1">
            <text:p>100% Availability of Supported LAN services across all sites (average across all sit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International Net Zero: Climate, Finance and Strategy</text:p>
          </table:table-cell>
          <table:table-cell office:value-type="string" table:style-name="ce1">
            <text:p>Climate Ambition Support Alliance (CASA)</text:p>
          </table:table-cell>
          <table:table-cell office:value-type="string" table:style-name="ce1">
            <text:p>PwC</text:p>
          </table:table-cell>
          <table:table-cell office:value-type="string" table:style-name="ce1">
            <text:p>% of annual costed implementation plans received on time<text: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Nuclear Projects &amp; Development</text:p>
          </table:table-cell>
          <table:table-cell office:value-type="string" table:style-name="ce1">
            <text:p>Financial Advisory Services for Sizewell C (Barclays)</text:p>
          </table:table-cell>
          <table:table-cell office:value-type="string" table:style-name="ce1">
            <text:p>Barclays</text:p>
          </table:table-cell>
          <table:table-cell office:value-type="string" table:style-name="ce1">
            <text:p>Attendance and senior level support : Financial Advisor’s core team to attend monthly meetings as required and provide personal input to key sessions.<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Industrial Decarbonisation &amp; Emissions Trading<text:s/></text:p>
          </table:table-cell>
          <table:table-cell office:value-type="string" table:style-name="ce1">
            <text:p>UK ETS Registry Contract</text:p>
          </table:table-cell>
          <table:table-cell office:value-type="string" table:style-name="ce1">
            <text:p>Trasys UniSystems</text:p>
          </table:table-cell>
          <table:table-cell office:value-type="string" table:style-name="ce1">
            <text:p>Out of hours (24/7) security monitoring, response and remediation for the Registry and infrastructure platform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International Energy &amp; Climate Finance</text:p>
          </table:table-cell>
          <table:table-cell office:value-type="string" table:style-name="ce1">
            <text:p>Climate Finance Accelerator Delivery Partner</text:p>
          </table:table-cell>
          <table:table-cell office:value-type="string" table:style-name="ce1">
            <text:p>PwC</text:p>
          </table:table-cell>
          <table:table-cell office:value-type="string" table:style-name="ce1">
            <text:p>Adherence to budget: % variance against agreed forecast</text:p>
          </table:table-cell>
          <table:table-cell office:value-type="string" table:style-name="ce1">
            <text:p>10% '+/-'</text:p>
          </table:table-cell>
          <table:table-cell office:value-type="string" table:style-name="ce1">
            <text:p>Good</text:p>
          </table:table-cell>
          <table:table-cell office:value-type="string" table:style-name="ce1">
            <text:p>-2.47% variance in quarter.</text:p>
          </table:table-cell>
          <table:table-cell table:number-columns-repeated="16375"/>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Science &amp; Innovation for Climate &amp; Energy</text:p>
          </table:table-cell>
          <table:table-cell office:value-type="string" table:style-name="ce1">
            <text:p>NAEI (National Atmospheric Emissions Inventory) Lot 1 - 2021-2025 National Atmospheric Emissions Inventory (formerly titled Greenhouse Gas Inventory Verification Programme)</text:p>
          </table:table-cell>
          <table:table-cell office:value-type="string" table:style-name="ce1">
            <text:p>Ricardo AEA Ltd</text:p>
          </table:table-cell>
          <table:table-cell office:value-type="string" table:style-name="ce1">
            <text:p>Deadlines: Delivery of key deliverables on time and to standard</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BEIS Digital</text:p>
          </table:table-cell>
          <table:table-cell office:value-type="string" table:style-name="ce1">
            <text:p>Operational Support (ServiceOps) Managed Service</text:p>
          </table:table-cell>
          <table:table-cell office:value-type="string" table:style-name="ce1">
            <text:p>Visionist Ltd</text:p>
          </table:table-cell>
          <table:table-cell office:value-type="string" table:style-name="ce1">
            <text:p>2nd Line Operations Tasks completed within 5 Day Service Level Agreemen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Energy Security, Networks &amp; Markets</text:p>
          </table:table-cell>
          <table:table-cell office:value-type="string" table:style-name="ce1">
            <text:p>Future Systems Operator - Legal Advisory. Legal advisory services to support the negotiations for the future structure of the National Grid Electricity Systems Operator (ESO).</text:p>
          </table:table-cell>
          <table:table-cell office:value-type="string" table:style-name="ce1">
            <text:p>Dentons</text:p>
          </table:table-cell>
          <table:table-cell office:value-type="string" table:style-name="ce1">
            <text:p>Percentage of deadlines met when delivering work-in-progress financial reports. (The timeliness of financial work-in-progress (WIP) report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Nuclear Projects &amp; Development</text:p>
          </table:table-cell>
          <table:table-cell office:value-type="string" table:style-name="ce1">
            <text:p>Provision of legal advisors for the New Nuclear pipeline</text:p>
          </table:table-cell>
          <table:table-cell office:value-type="string" table:style-name="ce1">
            <text:p>Linklaters</text:p>
          </table:table-cell>
          <table:table-cell office:value-type="string" table:style-name="ce1">
            <text:p>Percentage delivery of monthly progress updates of planned activities for staffing and resourcing updates, and the identification and mitigation of any risks identified to achieving key objectiv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Science &amp; Innovation for Climate &amp; Energy</text:p>
          </table:table-cell>
          <table:table-cell office:value-type="string" table:style-name="ce1">
            <text:p>Acceleration Support Services<text:s/></text:p>
          </table:table-cell>
          <table:table-cell office:value-type="string" table:style-name="ce1">
            <text:p>Carbon Trust Advisory</text:p>
          </table:table-cell>
          <table:table-cell office:value-type="string" table:style-name="ce1">
            <text:p>Percentage of draft acceleration support plans created and sent to support recipients within 10 working days of acceleration needs assessment meeting with support recipien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Nuclear Projects &amp; Development</text:p>
          </table:table-cell>
          <table:table-cell office:value-type="string" table:style-name="ce1">
            <text:p>Financial Advisory Services for Sizewell C (Barclays)</text:p>
          </table:table-cell>
          <table:table-cell office:value-type="string" table:style-name="ce1">
            <text:p>Barclays</text:p>
          </table:table-cell>
          <table:table-cell office:value-type="string" table:style-name="ce1">
            <text:p>Financial management :All invoices must be submitted within 4 working days of month end.<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Energy Development</text:p>
          </table:table-cell>
          <table:table-cell office:value-type="string" table:style-name="ce1">
            <text:p>Purchasing, Distribution &amp; Administration of Solid Fuel Benefits to Former BCC Employees under the National Concessionary Fuel Scheme Agreements</text:p>
          </table:table-cell>
          <table:table-cell office:value-type="string" table:style-name="ce1">
            <text:p>Homefire Group Limited</text:p>
          </table:table-cell>
          <table:table-cell office:value-type="string" table:style-name="ce1">
            <text:p>Monthly data reconciliation.<text:s/></text:p>
            <text:p>Homefire Group Limioted / National Concessionary Fuel Office information exchange including details of uplifted and recovered fuel; entitlement level amendments; access to emergency deliveri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International Energy &amp; Climate Finance</text:p>
          </table:table-cell>
          <table:table-cell office:value-type="string" table:style-name="ce1">
            <text:p>Climate Finance Accelerator Delivery Partner</text:p>
          </table:table-cell>
          <table:table-cell office:value-type="string" table:style-name="ce1">
            <text:p>PwC</text:p>
          </table:table-cell>
          <table:table-cell office:value-type="string" table:style-name="ce1">
            <text:p>In country-delivery: % Of positive feedback from workshop participants measured using a survey</text:p>
          </table:table-cell>
          <table:table-cell office:value-type="string" table:style-name="ce1">
            <text:p>75%</text:p>
          </table:table-cell>
          <table:table-cell office:value-type="string" table:style-name="ce1">
            <text:p>Good</text:p>
          </table:table-cell>
          <table:table-cell office:value-type="string" table:style-name="ce1">
            <text:p>For one in-country event in Colombia, still awaiting feedback for other event in Turkiye<text:s/></text:p>
          </table:table-cell>
          <table:table-cell table:number-columns-repeated="16375"/>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Energy Security, Networks &amp; Markets</text:p>
          </table:table-cell>
          <table:table-cell office:value-type="string" table:style-name="ce1">
            <text:p>Future Systems Operator - Legal Advisory. Legal advisory services to support the negotiations for the future structure of the National Grid Electricity Systems Operator (ESO).</text:p>
          </table:table-cell>
          <table:table-cell office:value-type="string" table:style-name="ce1">
            <text:p>Dentons</text:p>
          </table:table-cell>
          <table:table-cell office:value-type="string" table:style-name="ce1">
            <text:p>Percentage of deadlines met when delivering documents (Deadlines are fluid depending on requirement).</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CLU Records Management</text:p>
          </table:table-cell>
          <table:table-cell office:value-type="string" table:style-name="ce1">
            <text:p>Iron Mountain</text:p>
          </table:table-cell>
          <table:table-cell office:value-type="string" table:style-name="ce1">
            <text:p>FOI (5 working day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International Net Zero: Climate, Finance and Strategy</text:p>
          </table:table-cell>
          <table:table-cell office:value-type="string" table:style-name="ce1">
            <text:p>Climate Ambition Support Alliance (CASA)</text:p>
          </table:table-cell>
          <table:table-cell office:value-type="string" table:style-name="ce1">
            <text:p>PwC</text:p>
          </table:table-cell>
          <table:table-cell office:value-type="string" table:style-name="ce1">
            <text:p>% of the risk register is up to date and % of new risks flagged to the Authority in a timely fashion with appropriate mitigation actions in place.<text: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Clean Heat Directorate - Heat Strategy and Heat Networks</text:p>
          </table:table-cell>
          <table:table-cell office:value-type="string" table:style-name="ce1">
            <text:p>Green Heat Network Fund Delivery Partner</text:p>
          </table:table-cell>
          <table:table-cell office:value-type="string" table:style-name="ce1">
            <text:p>Triple Point Investment Management</text:p>
          </table:table-cell>
          <table:table-cell office:value-type="string" table:style-name="ce1">
            <text:p>create new business, new jobs and new skills - Aggregate number of evidenced people-hours of teaching, training and mentoring interventions delivered under the contract.</text:p>
          </table:table-cell>
          <table:table-cell office:value-type="string" table:style-name="ce1">
            <text:p>≥10 hou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Clean Heat Directorate - Heat Strategy and Heat Networks</text:p>
          </table:table-cell>
          <table:table-cell office:value-type="string" table:style-name="ce1">
            <text:p>Green Heat Network Fund Delivery Partner</text:p>
          </table:table-cell>
          <table:table-cell office:value-type="string" table:style-name="ce1">
            <text:p>Triple Point Investment Management</text:p>
          </table:table-cell>
          <table:table-cell office:value-type="string" table:style-name="ce1">
            <text:p>Reporting Milestone Accuracy - Average working day variance between actual milestone dates in the Relevant Month and the milestone dates baselined in Table 32 of Order Schedule 20 (Order Specification).</text:p>
          </table:table-cell>
          <table:table-cell office:value-type="string" table:style-name="ce1">
            <text:p>0 days average differenc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Science &amp; Innovation for Climate &amp; Energy</text:p>
          </table:table-cell>
          <table:table-cell office:value-type="string" table:style-name="ce1">
            <text:p>Acceleration Support Services<text:s/></text:p>
          </table:table-cell>
          <table:table-cell office:value-type="string" table:style-name="ce1">
            <text:p>Carbon Trust Advisory</text:p>
          </table:table-cell>
          <table:table-cell office:value-type="string" table:style-name="ce1">
            <text:p>Customer satisfaction score maintained (%)</text:p>
          </table:table-cell>
          <table:table-cell office:value-type="string" table:style-name="ce1">
            <text:p>80% </text:p>
          </table:table-cell>
          <table:table-cell office:value-type="string" table:style-name="ce1">
            <text:p>Good</text:p>
          </table:table-cell>
          <table:table-cell office:value-type="string" table:style-name="ce1">
            <text:p>This is only collected every 6 months.</text:p>
          </table:table-cell>
          <table:table-cell table:number-columns-repeated="16375"/>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Nuclear Projects &amp; Development</text:p>
          </table:table-cell>
          <table:table-cell office:value-type="string" table:style-name="ce1">
            <text:p>Provision of legal advisors for the New Nuclear pipeline</text:p>
          </table:table-cell>
          <table:table-cell office:value-type="string" table:style-name="ce1">
            <text:p>Linklaters</text:p>
          </table:table-cell>
          <table:table-cell office:value-type="string" table:style-name="ce1">
            <text:p>Percentage delivery high quality advice for each of the deliverables within the contrac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Industrial Decarbonisation &amp; Emissions Trading<text:s/></text:p>
          </table:table-cell>
          <table:table-cell office:value-type="string" table:style-name="ce1">
            <text:p>UK ETS Registry Contract</text:p>
          </table:table-cell>
          <table:table-cell office:value-type="string" table:style-name="ce1">
            <text:p>Trasys UniSystems</text:p>
          </table:table-cell>
          <table:table-cell office:value-type="string" table:style-name="ce1">
            <text:p>System outage, security incident, or total data loss of the Registry resolved within 8 hours (business working 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Energy Security, Networks &amp; Markets</text:p>
          </table:table-cell>
          <table:table-cell office:value-type="string" table:style-name="ce1">
            <text:p>Future Systems Operator - Legal Advisory. Legal advisory services to support the negotiations for the future structure of the National Grid Electricity Systems Operator (ESO).</text:p>
          </table:table-cell>
          <table:table-cell office:value-type="string" table:style-name="ce1">
            <text:p>Dentons</text:p>
          </table:table-cell>
          <table:table-cell office:value-type="string" table:style-name="ce1">
            <text:p>Percentage of deadlines met when mobilising personnel. (The timeframes within which supplier personnel can be mobilised, following agreement upon a scope of work)</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Nuclear Projects &amp; Development</text:p>
          </table:table-cell>
          <table:table-cell office:value-type="string" table:style-name="ce1">
            <text:p>Provision of legal advisors for the New Nuclear pipeline</text:p>
          </table:table-cell>
          <table:table-cell office:value-type="string" table:style-name="ce1">
            <text:p>Linklaters</text:p>
          </table:table-cell>
          <table:table-cell office:value-type="string" table:style-name="ce1">
            <text:p>Invoice submission – Percentage delivery of accurate information of invoice on a monthly basis and on tim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Science &amp; Innovation for Climate &amp; Energy</text:p>
          </table:table-cell>
          <table:table-cell office:value-type="string" table:style-name="ce1">
            <text:p>Acceleration Support Services<text:s/></text:p>
          </table:table-cell>
          <table:table-cell office:value-type="string" table:style-name="ce1">
            <text:p>Carbon Trust Advisory</text:p>
          </table:table-cell>
          <table:table-cell office:value-type="string" table:style-name="ce1">
            <text:p>Percentage of initial acceleration support tasks/activity (e.g. 1-to-1 company support, one-to-many support) assigned to an appropriate expert within 10 working days of the final approved acceleration plan being uploaded to the Teams site for sharing documents between the Supplier and the Buyer</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Clean Heat Directorate - Heat Strategy and Heat Networks</text:p>
          </table:table-cell>
          <table:table-cell office:value-type="string" table:style-name="ce1">
            <text:p>Green Heat Network Fund Delivery Partner</text:p>
          </table:table-cell>
          <table:table-cell office:value-type="string" table:style-name="ce1">
            <text:p>Triple Point Investment Management</text:p>
          </table:table-cell>
          <table:table-cell office:value-type="string" table:style-name="ce1">
            <text:p>Tackle workforce inequality - Aggregate number of evidenced people-hours expended in promoting diversity in the workplace and/or driving out workforce inequalities.</text:p>
          </table:table-cell>
          <table:table-cell office:value-type="string" table:style-name="ce1">
            <text:p>≥10 hou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Science &amp; Innovation for Climate &amp; Energy</text:p>
          </table:table-cell>
          <table:table-cell office:value-type="string" table:style-name="ce1">
            <text:p>NAEI (National Atmospheric Emissions Inventory) Lot 1 - 2021-2025 National Atmospheric Emissions Inventory (formerly titled Greenhouse Gas Inventory Verification Programme)</text:p>
          </table:table-cell>
          <table:table-cell office:value-type="string" table:style-name="ce1">
            <text:p>Ricardo AEA Ltd</text:p>
          </table:table-cell>
          <table:table-cell office:value-type="string" table:style-name="ce1">
            <text:p>Data Quality: Delivery of key deliverables without major error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BEIS Digital</text:p>
          </table:table-cell>
          <table:table-cell office:value-type="string" table:style-name="ce1">
            <text:p>Operational Support (ServiceOps) Managed Service</text:p>
          </table:table-cell>
          <table:table-cell office:value-type="string" table:style-name="ce1">
            <text:p>Visionist Ltd</text:p>
          </table:table-cell>
          <table:table-cell office:value-type="string" table:style-name="ce1">
            <text:p>Joiners tasks completed within 10 day service level agreemen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BEIS Digital</text:p>
          </table:table-cell>
          <table:table-cell office:value-type="string" table:style-name="ce1">
            <text:p>Networks, Telephony &amp; Infrastructure Managed Service</text:p>
          </table:table-cell>
          <table:table-cell office:value-type="string" table:style-name="ce1">
            <text:p>Visionist Ltd</text:p>
          </table:table-cell>
          <table:table-cell office:value-type="string" table:style-name="ce1">
            <text:p>100% of Technical Changes to be successfully deployed</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BEIS Digital</text:p>
          </table:table-cell>
          <table:table-cell office:value-type="string" table:style-name="ce1">
            <text:p>Networks, Telephony &amp; Infrastructure Managed Service</text:p>
          </table:table-cell>
          <table:table-cell office:value-type="string" table:style-name="ce1">
            <text:p>Visionist Ltd</text:p>
          </table:table-cell>
          <table:table-cell office:value-type="string" table:style-name="ce1">
            <text:p>100% SLA compliance for Severity / Priority 1 (4 hrs) and Severity / Priority 2 (8 hrs) LAN and zero trust service inciden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Nuclear Projects &amp; Development</text:p>
          </table:table-cell>
          <table:table-cell office:value-type="string" table:style-name="ce1">
            <text:p>Financial Advice for Nuclear</text:p>
          </table:table-cell>
          <table:table-cell office:value-type="string" table:style-name="ce1">
            <text:p>PwC</text:p>
          </table:table-cell>
          <table:table-cell office:value-type="string" table:style-name="ce1">
            <text:p>Invoice submission – Percentage delivery of accurate information of invoice on a monthly basis and on tim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Nuclear Projects &amp; Development</text:p>
          </table:table-cell>
          <table:table-cell office:value-type="string" table:style-name="ce1">
            <text:p>Financial Advisory Services for Sizewell C (Barclays)</text:p>
          </table:table-cell>
          <table:table-cell office:value-type="string" table:style-name="ce1">
            <text:p>Barclays</text:p>
          </table:table-cell>
          <table:table-cell office:value-type="string" table:style-name="ce1">
            <text:p>Quality :All activity commissioned by the Authority to be delivered to high quality standards, with appropriate levels of Advisor sign off.<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Clean Heat Directorate - Heat Strategy and Heat Networks</text:p>
          </table:table-cell>
          <table:table-cell office:value-type="string" table:style-name="ce1">
            <text:p>Heat Networks Investment Project (HNIP) Delivery Partner</text:p>
          </table:table-cell>
          <table:table-cell office:value-type="string" table:style-name="ce1">
            <text:p>Triple Point Investment Management</text:p>
          </table:table-cell>
          <table:table-cell office:value-type="string" table:style-name="ce1">
            <text:p>Carbon Savings from HNIP supported heat networks</text:p>
          </table:table-cell>
          <table:table-cell office:value-type="string" table:style-name="ce1">
            <text:p>100%</text:p>
          </table:table-cell>
          <table:table-cell office:value-type="string" table:style-name="ce1">
            <text:p>Good</text:p>
          </table:table-cell>
          <table:table-cell office:value-type="string" table:style-name="ce1">
            <text:p>Annual KPI. Will be assessed in April 2023.</text:p>
          </table:table-cell>
          <table:table-cell table:number-columns-repeated="16375"/>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Provision of Project Management for the Maintenance of Strategic Environmental Assessments (SEAs), including the provision of a new SEA to support Offshore Energy Licensing / Leasing Rounds</text:p>
          </table:table-cell>
          <table:table-cell office:value-type="string" table:style-name="ce1">
            <text:p>Hartley Anderson</text:p>
          </table:table-cell>
          <table:table-cell office:value-type="string" table:style-name="ce1">
            <text:p>All Sub-contractors to be paid in accordance with the agreed payment terms</text:p>
          </table:table-cell>
          <table:table-cell office:value-type="string" table:style-name="ce1">
            <text:p>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Provision of Project Management for the Maintenance of Strategic Environmental Assessments (SEAs), including the provision of a new SEA to support Offshore Energy Licensing / Leasing Rounds</text:p>
          </table:table-cell>
          <table:table-cell office:value-type="string" table:style-name="ce1">
            <text:p>Hartley Anderson</text:p>
          </table:table-cell>
          <table:table-cell office:value-type="string" table:style-name="ce1">
            <text:p>i) Submission of research project invoices to the Authority within one month of receipt from the Sub-contractors. ii) Submission of management fees invoices to the Authority at a maximum interval of two (2) calendar months, by the 15th day of the following month</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Energy Development</text:p>
          </table:table-cell>
          <table:table-cell office:value-type="string" table:style-name="ce1">
            <text:p>Purchasing, Distribution &amp; Administration of Solid Fuel Benefits to Former BCC Employees under the National Concessionary Fuel Scheme Agreements</text:p>
          </table:table-cell>
          <table:table-cell office:value-type="string" table:style-name="ce1">
            <text:p>Homefire Group Limited</text:p>
          </table:table-cell>
          <table:table-cell office:value-type="string" table:style-name="ce1">
            <text:p>Contract - Delivery of specified solid fuels to concessionaires:</text:p>
            <text:p>- delivery schedule provided/posted to each concessionaire prior to the start of each Fuel Year.</text:p>
            <text:p>Frequency - 9 to 12 deliveries per year.</text:p>
            <text:p/>
          </table:table-cell>
          <table:table-cell office:value-type="string" table:style-name="ce1">
            <text:p>9 Deliveri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Science &amp; Innovation for Climate &amp; Energy</text:p>
          </table:table-cell>
          <table:table-cell office:value-type="string" table:style-name="ce1">
            <text:p>NAEI (National Atmospheric Emissions Inventory) Lot 1 - 2021-2025 National Atmospheric Emissions Inventory (formerly titled Greenhouse Gas Inventory Verification Programme)</text:p>
          </table:table-cell>
          <table:table-cell office:value-type="string" table:style-name="ce1">
            <text:p>Ricardo AEA Ltd</text:p>
          </table:table-cell>
          <table:table-cell office:value-type="string" table:style-name="ce1">
            <text:p>Number of risks produced and reviewed.</text:p>
            <text:p>(Supplier outlines risks and mitigating actions associated with the contract)</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Clean Heat Directorate - Heat Strategy and Heat Networks</text:p>
          </table:table-cell>
          <table:table-cell office:value-type="string" table:style-name="ce1">
            <text:p>Green Heat Network Fund Delivery Partner</text:p>
          </table:table-cell>
          <table:table-cell office:value-type="string" table:style-name="ce1">
            <text:p>Triple Point Investment Management</text:p>
          </table:table-cell>
          <table:table-cell office:value-type="string" table:style-name="ce1">
            <text:p>Application Assessment submissions timeliness - Difference between the sum of the count of applications that are assessed within 27 working days of the final submission date for inclusion in the Relevant Quarter and the count of applications assessed in the Relevant Quarter.</text:p>
          </table:table-cell>
          <table:table-cell office:value-type="string" table:style-name="ce1">
            <text:p>0 count difference<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Clean Heat Directorate - Heat Strategy and Heat Networks</text:p>
          </table:table-cell>
          <table:table-cell office:value-type="string" table:style-name="ce1">
            <text:p>Heat Networks Investment Project (HNIP) Delivery Partner</text:p>
          </table:table-cell>
          <table:table-cell office:value-type="string" table:style-name="ce1">
            <text:p>Triple Point Investment Management</text:p>
          </table:table-cell>
          <table:table-cell office:value-type="string" table:style-name="ce1">
            <text:p>Heat Networks Investment Project funding deployed<text:s/></text:p>
          </table:table-cell>
          <table:table-cell office:value-type="string" table:style-name="ce1">
            <text:p>100%</text:p>
          </table:table-cell>
          <table:table-cell office:value-type="string" table:style-name="ce1">
            <text:p>Good</text:p>
          </table:table-cell>
          <table:table-cell office:value-type="string" table:style-name="ce1">
            <text:p>Annual KPI. Will be assessed in April 2023.</text:p>
          </table:table-cell>
          <table:table-cell table:number-columns-repeated="16375"/>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Clean Heat Directorate - Heat Strategy and Heat Networks</text:p>
          </table:table-cell>
          <table:table-cell office:value-type="string" table:style-name="ce1">
            <text:p>Heat Networks Investment Project (HNIP) Delivery Partner</text:p>
          </table:table-cell>
          <table:table-cell office:value-type="string" table:style-name="ce1">
            <text:p>Triple Point Investment Management</text:p>
          </table:table-cell>
          <table:table-cell office:value-type="string" table:style-name="ce1">
            <text:p>Milestones Met (Key milestones during operation and monthly reporting mileston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Industrial Decarbonisation &amp; Emissions Trading<text:s/></text:p>
          </table:table-cell>
          <table:table-cell office:value-type="string" table:style-name="ce1">
            <text:p>UK ETS Registry Contract</text:p>
          </table:table-cell>
          <table:table-cell office:value-type="string" table:style-name="ce1">
            <text:p>Trasys UniSystems</text:p>
          </table:table-cell>
          <table:table-cell office:value-type="string" table:style-name="ce1">
            <text:p>Monitor and manage the availability of both the Amazon Web Service and the ETS Registry application service environments on a 24/7/365 basi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International Energy &amp; Climate Finance</text:p>
          </table:table-cell>
          <table:table-cell office:value-type="string" table:style-name="ce1">
            <text:p>Climate Finance Accelerator Delivery Partner</text:p>
          </table:table-cell>
          <table:table-cell office:value-type="string" table:style-name="ce1">
            <text:p>PwC</text:p>
          </table:table-cell>
          <table:table-cell office:value-type="string" table:style-name="ce1">
            <text:p>In-country delivery: % of key stakeholders that participate in workshops</text:p>
          </table:table-cell>
          <table:table-cell office:value-type="string" table:style-name="ce1">
            <text:p>75%</text:p>
          </table:table-cell>
          <table:table-cell office:value-type="string" table:style-name="ce1">
            <text:p>Good</text:p>
          </table:table-cell>
          <table:table-cell office:value-type="string" table:style-name="ce1">
            <text:p>Colombia and Türkiye: all projects and targeted investors<text:s/></text:p>
          </table:table-cell>
          <table:table-cell table:number-columns-repeated="16375"/>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Clean Heat Directorate - Heat Strategy and Heat Networks</text:p>
          </table:table-cell>
          <table:table-cell office:value-type="string" table:style-name="ce1">
            <text:p>Green Heat Network Fund Delivery Partner</text:p>
          </table:table-cell>
          <table:table-cell office:value-type="string" table:style-name="ce1">
            <text:p>Triple Point Investment Management</text:p>
          </table:table-cell>
          <table:table-cell office:value-type="string" table:style-name="ce1">
            <text:p>Quality of investment committee decisions - Sum of the count of assessed applications deemed to be of insufficient standard for Investment Committee decision making due to mistakes, errors or lack of clarity or detail within final Investment Committee report.</text:p>
          </table:table-cell>
          <table:table-cell office:value-type="string" table:style-name="ce1">
            <text:p>0 cou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Provision of Project Management for the Maintenance of Strategic Environmental Assessments (SEAs), including the provision of a new SEA to support Offshore Energy Licensing / Leasing Rounds</text:p>
          </table:table-cell>
          <table:table-cell office:value-type="string" table:style-name="ce1">
            <text:p>Hartley Anderson</text:p>
          </table:table-cell>
          <table:table-cell office:value-type="string" table:style-name="ce1">
            <text:p>Submission of financial report to the Authority by 21st of each month, with confirmed figures for the month before and estimated figures for the current and following months</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CO</text:p>
          </table:table-cell>
          <table:table-cell office:value-type="string" table:style-name="ce1">
            <text:p>CO Digital</text:p>
          </table:table-cell>
          <table:table-cell office:value-type="string" table:style-name="ce1">
            <text:p>Provision of Wide Area Network ("WAN") service across multiple locations</text:p>
          </table:table-cell>
          <table:table-cell office:value-type="string" table:style-name="ce1">
            <text:p>HSO</text:p>
            <text:p/>
          </table:table-cell>
          <table:table-cell office:value-type="string" table:style-name="ce1">
            <text:p>24/7 Service Availability</text:p>
            <text:p/>
          </table:table-cell>
          <table:table-cell office:value-type="string" table:style-name="ce1">
            <text:p>9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CMS</text:p>
          </table:table-cell>
          <table:table-cell office:value-type="string" table:style-name="ce1">
            <text:p>BDUK</text:p>
          </table:table-cell>
          <table:table-cell office:value-type="string" table:style-name="ce1">
            <text:p>Superfast State Aid Evaluation 2018/21 Commission<text:s/></text:p>
          </table:table-cell>
          <table:table-cell office:value-type="string" table:style-name="ce1">
            <text:p>Ipsos MORI</text:p>
          </table:table-cell>
          <table:table-cell office:value-type="string" table:style-name="ce1">
            <text:p>3: Delivering project in line with milestones covered in contract.<text:s/></text:p>
            <text:p/>
          </table:table-cell>
          <table:table-cell office:value-type="string" table:style-name="ce1">
            <text:p>100%</text:p>
          </table:table-cell>
          <table:table-cell office:value-type="string" table:style-name="ce1">
            <text:p>Approaching Target</text:p>
          </table:table-cell>
          <table:table-cell office:value-type="string" table:style-name="ce1">
            <text:p>Some small delays in revising papers, good by December</text:p>
          </table:table-cell>
          <table:table-cell table:number-columns-repeated="16375"/>
        </table:table-row>
        <table:table-row table:style-name="ro1">
          <table:table-cell office:value-type="string" table:style-name="ce1">
            <text:p>FY22-23 Q3 Oct-Nov-Dec</text:p>
          </table:table-cell>
          <table:table-cell office:value-type="string" table:style-name="ce1">
            <text:p>DCMS</text:p>
          </table:table-cell>
          <table:table-cell office:value-type="string" table:style-name="ce1">
            <text:p>BDUK</text:p>
          </table:table-cell>
          <table:table-cell office:value-type="string" table:style-name="ce1">
            <text:p>Superfast State Aid Evaluation 2018/21 Commission<text:s/></text:p>
          </table:table-cell>
          <table:table-cell office:value-type="string" table:style-name="ce1">
            <text:p>Ipsos MORI</text:p>
          </table:table-cell>
          <table:table-cell office:value-type="string" table:style-name="ce1">
            <text:p>1: Communication of project progress. Anything that might affect the timeline of the project including annual leave, sick absence, other risks and delays</text:p>
          </table:table-cell>
          <table:table-cell office:value-type="string" table:style-name="ce1">
            <text:p>100%</text:p>
          </table:table-cell>
          <table:table-cell office:value-type="string" table:style-name="ce1">
            <text:p>Approaching Target</text:p>
          </table:table-cell>
          <table:table-cell office:value-type="string" table:style-name="ce1">
            <text:p>Some short, unexpected delays on individual workstrands in November, good by December</text:p>
          </table:table-cell>
          <table:table-cell table:number-columns-repeated="16375"/>
        </table:table-row>
        <table:table-row table:style-name="ro1">
          <table:table-cell office:value-type="string" table:style-name="ce1">
            <text:p>FY22-23 Q3 Oct-Nov-Dec</text:p>
          </table:table-cell>
          <table:table-cell office:value-type="string" table:style-name="ce1">
            <text:p>DCMS</text:p>
          </table:table-cell>
          <table:table-cell office:value-type="string" table:style-name="ce1">
            <text:p>Ceremonials</text:p>
          </table:table-cell>
          <table:table-cell office:value-type="string" table:style-name="ce1">
            <text:p>Ceremonials Event Management Services</text:p>
          </table:table-cell>
          <table:table-cell office:value-type="string" table:style-name="ce1">
            <text:p>Arcadis UK Limited</text:p>
          </table:table-cell>
          <table:table-cell office:value-type="string" table:style-name="ce1">
            <text:p>A18 - Social Value Trainee/Apprenticeships and Graduat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CMS</text:p>
          </table:table-cell>
          <table:table-cell office:value-type="string" table:style-name="ce1">
            <text:p>Ceremonials</text:p>
          </table:table-cell>
          <table:table-cell office:value-type="string" table:style-name="ce1">
            <text:p>Ceremonials Event Management Services</text:p>
          </table:table-cell>
          <table:table-cell office:value-type="string" table:style-name="ce1">
            <text:p>Arcadis UK Limited</text:p>
          </table:table-cell>
          <table:table-cell office:value-type="string" table:style-name="ce1">
            <text:p>A12 - Management Resourc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CMS</text:p>
          </table:table-cell>
          <table:table-cell office:value-type="string" table:style-name="ce1">
            <text:p>BDUK</text:p>
          </table:table-cell>
          <table:table-cell office:value-type="string" table:style-name="ce1">
            <text:p>Superfast State Aid Evaluation 2018/21 Commission<text:s/></text:p>
          </table:table-cell>
          <table:table-cell office:value-type="string" table:style-name="ce1">
            <text:p>Ipsos MORI</text:p>
          </table:table-cell>
          <table:table-cell office:value-type="string" table:style-name="ce1">
            <text:p>2: Resourcing - availability of core staff members. Expectation when core staff are away for more than 2 working days another team member with equivalent expereince will pick up work.</text:p>
            <text:p/>
          </table:table-cell>
          <table:table-cell office:value-type="string" table:style-name="ce1">
            <text:p>100%</text:p>
          </table:table-cell>
          <table:table-cell office:value-type="string" table:style-name="ce1">
            <text:p>Approaching Target</text:p>
          </table:table-cell>
          <table:table-cell office:value-type="string" table:style-name="ce1">
            <text:p>Half term in October had minor impact, good by November and December</text:p>
          </table:table-cell>
          <table:table-cell table:number-columns-repeated="16375"/>
        </table:table-row>
        <table:table-row table:style-name="ro1">
          <table:table-cell office:value-type="string" table:style-name="ce1">
            <text:p>FY22-23 Q3 Oct-Nov-Dec</text:p>
          </table:table-cell>
          <table:table-cell office:value-type="string" table:style-name="ce1">
            <text:p>DCMS</text:p>
          </table:table-cell>
          <table:table-cell office:value-type="string" table:style-name="ce1">
            <text:p>Commercial<text:s/></text:p>
          </table:table-cell>
          <table:table-cell office:value-type="string" table:style-name="ce1">
            <text:p>Public Sector Resourcing - Provide a fully managed end-to-end service model through which hiring managers can access their contingent worker requirements (contractors and temporary workers)</text:p>
          </table:table-cell>
          <table:table-cell office:value-type="string" table:style-name="ce1">
            <text:p>Alexander Mann Solutions</text:p>
          </table:table-cell>
          <table:table-cell office:value-type="string" table:style-name="ce1">
            <text:p>Average time for the completion of on-boarding to be made within 10 days (or less) from work order approval<text:s text:c="2"/></text:p>
          </table:table-cell>
          <table:table-cell office:value-type="string" table:style-name="ce1">
            <text:p>1-10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CMS</text:p>
          </table:table-cell>
          <table:table-cell office:value-type="string" table:style-name="ce1">
            <text:p>Commercial<text:s/></text:p>
          </table:table-cell>
          <table:table-cell office:value-type="string" table:style-name="ce1">
            <text:p>Public Sector Resourcing - Provide a fully managed end-to-end service model through which hiring managers can access their contingent worker requirements (contractors and temporary workers)</text:p>
          </table:table-cell>
          <table:table-cell office:value-type="string" table:style-name="ce1">
            <text:p>Alexander Mann Solutions</text:p>
          </table:table-cell>
          <table:table-cell office:value-type="string" table:style-name="ce1">
            <text:p>Average time for offer to be made within 12 days (or less) of requirement approval</text:p>
          </table:table-cell>
          <table:table-cell office:value-type="string" table:style-name="ce1">
            <text:p>12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CMS</text:p>
          </table:table-cell>
          <table:table-cell office:value-type="string" table:style-name="ce1">
            <text:p>Commercial<text:s/></text:p>
          </table:table-cell>
          <table:table-cell office:value-type="string" table:style-name="ce1">
            <text:p>Public Sector Resourcing - Provide a fully managed end-to-end service model through which hiring managers can access their contingent worker requirements (contractors and temporary workers)</text:p>
          </table:table-cell>
          <table:table-cell office:value-type="string" table:style-name="ce1">
            <text:p>Alexander Mann Solutions</text:p>
          </table:table-cell>
          <table:table-cell office:value-type="string" table:style-name="ce1">
            <text:p>% of starters within the period must be placed at or below rate card</text:p>
          </table:table-cell>
          <table:table-cell office:value-type="string" table:style-name="ce1">
            <text:p>100-8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CMS</text:p>
          </table:table-cell>
          <table:table-cell office:value-type="string" table:style-name="ce1">
            <text:p>Ceremonials</text:p>
          </table:table-cell>
          <table:table-cell office:value-type="string" table:style-name="ce1">
            <text:p>Ceremonials Event Management Services</text:p>
          </table:table-cell>
          <table:table-cell office:value-type="string" table:style-name="ce1">
            <text:p>Arcadis UK Limited</text:p>
          </table:table-cell>
          <table:table-cell office:value-type="string" table:style-name="ce1">
            <text:p>A7 - On time delivery of each even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CMS</text:p>
          </table:table-cell>
          <table:table-cell office:value-type="string" table:style-name="ce1">
            <text:p>Ceremonials</text:p>
          </table:table-cell>
          <table:table-cell office:value-type="string" table:style-name="ce1">
            <text:p>Ceremonials Event Management Services</text:p>
          </table:table-cell>
          <table:table-cell office:value-type="string" table:style-name="ce1">
            <text:p>Arcadis UK Limited</text:p>
          </table:table-cell>
          <table:table-cell office:value-type="string" table:style-name="ce1">
            <text:p>A2 - Management Reports - The Contractor provides a report to the Client and the report contains all information as stated in A1 for that month</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SPECIALIST FACILITIES SERVICES (Joint Venture with FERA Science Ltd)</text:p>
          </table:table-cell>
          <table:table-cell office:value-type="string" table:style-name="ce1">
            <text:p>Fera Science</text:p>
          </table:table-cell>
          <table:table-cell office:value-type="string" table:style-name="ce1">
            <text:p>Animal facilities and appropriate staff are available at reasonable notice to work on customer required projects. Compliance shown through achievement of four service standards.</text:p>
          </table:table-cell>
          <table:table-cell office:value-type="string" table:style-name="ce1">
            <text:p>4 service standards achieved</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Veterinary Delivery Partnership Services A-C Geographic Lot 2 - South Wales</text:p>
          </table:table-cell>
          <table:table-cell office:value-type="string" table:style-name="ce1">
            <text:p>lechyd Da (Gwledig) Ltd</text:p>
          </table:table-cell>
          <table:table-cell office:value-type="string" table:style-name="ce1">
            <text:p>Service A (Bovine): TB Test results for Bovines, where Reactors / IRs are disclosed, are submitted on Sam within one (1) Working Day of the TT2 date.</text:p>
          </table:table-cell>
          <table:table-cell office:value-type="string" table:style-name="ce1">
            <text:p>greater than or equal to 95%</text:p>
          </table:table-cell>
          <table:table-cell office:value-type="string" table:style-name="ce1">
            <text:p>Approaching Target</text:p>
          </table:table-cell>
          <table:table-cell office:value-type="string" table:style-name="ce1">
            <text:p>contractmanagement@apha.gov.uk</text:p>
          </table:table-cell>
          <table:table-cell table:number-columns-repeated="16375"/>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FM provision across Defra estate</text:p>
          </table:table-cell>
          <table:table-cell office:value-type="string" table:style-name="ce1">
            <text:p>Mitie FM Ltd</text:p>
          </table:table-cell>
          <table:table-cell office:value-type="string" table:style-name="ce1">
            <text:p>Adherence to Cleaning Standards as required under the contract</text:p>
          </table:table-cell>
          <table:table-cell office:value-type="string" table:style-name="ce1">
            <text:p>Equal to or greater than 98%</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FM provision across Defra estate</text:p>
          </table:table-cell>
          <table:table-cell office:value-type="string" table:style-name="ce1">
            <text:p>Mitie FM Ltd</text:p>
          </table:table-cell>
          <table:table-cell office:value-type="string" table:style-name="ce1">
            <text:p>Planned Maintenance Statutory (PMS) Completion</text:p>
          </table:table-cell>
          <table:table-cell office:value-type="string" table:style-name="ce1">
            <text:p>Equal to or greater than 98%</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European trade technical services - Technical Cloud Consultancy: Cloud support services</text:p>
          </table:table-cell>
          <table:table-cell office:value-type="string" table:style-name="ce1">
            <text:p>Keep It Simple Ltd</text:p>
          </table:table-cell>
          <table:table-cell office:value-type="string" table:style-name="ce1">
            <text:p>Incidents</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Supply of Lease Vehicle &amp; Fleet Management Services</text:p>
          </table:table-cell>
          <table:table-cell office:value-type="string" table:style-name="ce1">
            <text:p>Hitachi Capital (UK) Ltd</text:p>
          </table:table-cell>
          <table:table-cell office:value-type="string" table:style-name="ce1">
            <text:p>Customer Satisfaction - overall satisfaction<text:s/></text:p>
            <text:p/>
            <text:p>Customer satisfaction with the overall performance of the contract including, but not limited to, agent calls, vehicle ordering, service, maintenance and repair and vehicle delivery and collection. This target is measured by accumulating the total scores from all of the relevant performance criteria and providing an average, with a target score of 4.25 out of 5.00.<text:s/></text:p>
          </table:table-cell>
          <table:table-cell office:value-type="string" table:style-name="ce1">
            <text:p>4.25 out of 5.00 or greater</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TSE Rapid Testing</text:p>
          </table:table-cell>
          <table:table-cell office:value-type="string" table:style-name="ce1">
            <text:p>Eurofins Forensic Services Ltd</text:p>
          </table:table-cell>
          <table:table-cell office:value-type="string" table:style-name="ce1">
            <text:p>Confirmatory Testing - Ensure that the test data file for all positive or inconclusive cases should be received by APHA’s nominated point of contact (and FSA for healthy slaughter) within 24hrs of <text:s/>testing, so that it can be imported into the TSE Surveillance system.</text:p>
          </table:table-cell>
          <table:table-cell office:value-type="string" table:style-name="ce1">
            <text:p>98%</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Rural Payments Policy Engine Support</text:p>
          </table:table-cell>
          <table:table-cell office:value-type="string" table:style-name="ce1">
            <text:p>Abaco SPA</text:p>
          </table:table-cell>
          <table:table-cell office:value-type="string" table:style-name="ce1">
            <text:p>Service Availability<text:s/></text:p>
          </table:table-cell>
          <table:table-cell office:value-type="string" table:style-name="ce1">
            <text:p>greater than or equal to 98.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Rural Payments Policy Engine Support</text:p>
          </table:table-cell>
          <table:table-cell office:value-type="string" table:style-name="ce1">
            <text:p>Abaco SPA</text:p>
          </table:table-cell>
          <table:table-cell office:value-type="string" table:style-name="ce1">
            <text:p>Severity 1 Incidents Resolved Within 1 working Day</text:p>
          </table:table-cell>
          <table:table-cell office:value-type="string" table:style-name="ce1">
            <text:p>greater than or equal to 95% resolved within 1 working Day</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FRAMEWORK CALL OFF AGREEMENT: VMD SERVICES (Joint Venture with FERA Science Ltd)</text:p>
          </table:table-cell>
          <table:table-cell office:value-type="string" table:style-name="ce1">
            <text:p>Fera Science</text:p>
          </table:table-cell>
          <table:table-cell office:value-type="string" table:style-name="ce1">
            <text:p>Company must complete 90% Screening Analyses and provide results within 28 calendar days of Sample receipt<text:s/></text:p>
          </table:table-cell>
          <table:table-cell office:value-type="string" table:style-name="ce1">
            <text:p>9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FRAMEWORK CALL OFF AGREEMENT: CRD SERVICES (Joint Venture with FERA Science Ltd)</text:p>
          </table:table-cell>
          <table:table-cell office:value-type="string" table:style-name="ce1">
            <text:p>Fera Science</text:p>
          </table:table-cell>
          <table:table-cell office:value-type="string" table:style-name="ce1">
            <text:p>Pesticide Usage Survey: compliance with the ten service standards specified for the Pesticide Usage Survey in the Annual Plan.</text:p>
          </table:table-cell>
          <table:table-cell office:value-type="string" table:style-name="ce1">
            <text:p>10 service standards achieved</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FRAMEWORK CALL OFF AGREEMENT: CRD SERVICES (Joint Venture with FERA Science Ltd)</text:p>
          </table:table-cell>
          <table:table-cell office:value-type="string" table:style-name="ce1">
            <text:p>Fera Science</text:p>
          </table:table-cell>
          <table:table-cell office:value-type="string" table:style-name="ce1">
            <text:p>Wildlife Incident Investigation Scheme (WIIS): compliance with the nine service standards specified for the WIIS.</text:p>
          </table:table-cell>
          <table:table-cell office:value-type="string" table:style-name="ce1">
            <text:p>9 service standards achieved</text:p>
          </table:table-cell>
          <table:table-cell office:value-type="string" table:style-name="ce1">
            <text:p>Approaching Target</text:p>
          </table:table-cell>
          <table:table-cell office:value-type="string" table:style-name="ce1">
            <text:p>Supplier has taken steps to rectify the delays in analysis. On target to return to Good rating from Q1 23/24.</text:p>
          </table:table-cell>
          <table:table-cell table:number-columns-repeated="16375"/>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Supply of Vehicle Hire Solutions</text:p>
          </table:table-cell>
          <table:table-cell office:value-type="string" table:style-name="ce1">
            <text:p>Enterprise Rent-A-Car UK</text:p>
          </table:table-cell>
          <table:table-cell office:value-type="string" table:style-name="ce1">
            <text:p>Complaints to bookings ratio<text:s/></text:p>
            <text:p/>
            <text:p>The number of complaints received compared with the number of bookings in a calendar month.<text:s/></text:p>
          </table:table-cell>
          <table:table-cell office:value-type="string" table:style-name="ce1">
            <text:p>&lt;1%</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Veterinary Delivery Partnership Services A-C Geographic Lot 5 - South &amp; Eastern England</text:p>
          </table:table-cell>
          <table:table-cell office:value-type="string" table:style-name="ce1">
            <text:p>Farmcare Central Ltd</text:p>
          </table:table-cell>
          <table:table-cell office:value-type="string" table:style-name="ce1">
            <text:p>Service A (Bovine): TB Test results for Bovines, where Reactors / IRs are disclosed, are submitted on Sam within one (1) Working Day of the TT2 date.</text:p>
          </table:table-cell>
          <table:table-cell office:value-type="string" table:style-name="ce1">
            <text:p>greater than or equal to 9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End User Environment Services</text:p>
          </table:table-cell>
          <table:table-cell office:value-type="string" table:style-name="ce1">
            <text:p>CSC Computer Sciences Ltd</text:p>
          </table:table-cell>
          <table:table-cell office:value-type="string" table:style-name="ce1">
            <text:p>(EU018c) Top 5 Individual Service Request by volume, 95% to be fulfilled within lead time as set out in the Service Catalogue</text:p>
          </table:table-cell>
          <table:table-cell office:value-type="string" table:style-name="ce1">
            <text:p>equal to or greater 9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Veterinary Delivery Partnership Services A-C Geographic Lot 3 - Devon &amp; Cornwall</text:p>
          </table:table-cell>
          <table:table-cell office:value-type="string" table:style-name="ce1">
            <text:p>Farmcare Devon and Cornwall Ltd</text:p>
          </table:table-cell>
          <table:table-cell office:value-type="string" table:style-name="ce1">
            <text:p>Service A (Data Quality): All data input and submitted on Sam is accurate.</text:p>
          </table:table-cell>
          <table:table-cell office:value-type="string" table:style-name="ce1">
            <text:p>equal to or greater than 97%</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Defra Cloud Infrastructure Engineering Service</text:p>
          </table:table-cell>
          <table:table-cell office:value-type="string" table:style-name="ce1">
            <text:p>Atos IT Services UK Ltd</text:p>
          </table:table-cell>
          <table:table-cell office:value-type="string" table:style-name="ce1">
            <text:p>KPI 2 Partnering behaviours, added value and innovation- Continuous improvement plan<text:s/></text:p>
          </table:table-cell>
          <table:table-cell office:value-type="string" table:style-name="ce1">
            <text:p>Continuous Improvement Plan provided and reviewed within the last quarter<text:s text:c="2"/></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Rural Payments Policy Engine Support</text:p>
          </table:table-cell>
          <table:table-cell office:value-type="string" table:style-name="ce1">
            <text:p>Abaco SPA</text:p>
          </table:table-cell>
          <table:table-cell office:value-type="string" table:style-name="ce1">
            <text:p>Severity 2 Incidents Resolved Within 1 Working Day</text:p>
          </table:table-cell>
          <table:table-cell office:value-type="string" table:style-name="ce1">
            <text:p>greater than or equal to 95% resolved within 1 working Day</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PLANT AND BEE HEALTH SERVICES (Joint Venture with FERA Science Ltd)</text:p>
          </table:table-cell>
          <table:table-cell office:value-type="string" table:style-name="ce1">
            <text:p>Fera Science</text:p>
          </table:table-cell>
          <table:table-cell office:value-type="string" table:style-name="ce1">
            <text:p>Develop and validate the specified scientific methods to the standards defined in the Annual Plan.</text:p>
            <text:p/>
            <text:p>This is a pass/fail KPI. It is met where all relevant parts of the Annual Plan are complied with (100%).</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PLANT AND BEE HEALTH SERVICES (Joint Venture with FERA Science Ltd)</text:p>
          </table:table-cell>
          <table:table-cell office:value-type="string" table:style-name="ce1">
            <text:p>Fera Science</text:p>
          </table:table-cell>
          <table:table-cell office:value-type="string" table:style-name="ce1">
            <text:p>Diagnostic requirements specified in the Annual Plan are delivered in accordance with the Annual Plan.<text:s/></text:p>
            <text:p/>
            <text:p>This is a pass/fail KPI. It is met where all relevant parts of the Annual Plan are complied with (100%).</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Application Development <text:s/>for the Genesis IT Application Contract</text:p>
          </table:table-cell>
          <table:table-cell office:value-type="string" table:style-name="ce1">
            <text:p>Atos IT Services UK Ltd</text:p>
          </table:table-cell>
          <table:table-cell office:value-type="string" table:style-name="ce1">
            <text:p>Service Requests (Delivery of Service Requests) - 100% Service Requests delivered to agreed timescales within the Measurement Period</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Public <text:s/>Sector Resourcing</text:p>
          </table:table-cell>
          <table:table-cell office:value-type="string" table:style-name="ce1">
            <text:p>Alexander Mann Solutions Ltd</text:p>
          </table:table-cell>
          <table:table-cell office:value-type="string" table:style-name="ce1">
            <text:p>Agreed Fulfilment Rate</text:p>
          </table:table-cell>
          <table:table-cell office:value-type="string" table:style-name="ce1">
            <text:p>9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Twyford House Waste Management - Phase III</text:p>
          </table:table-cell>
          <table:table-cell office:value-type="string" table:style-name="ce1">
            <text:p>Acumen Waste Services</text:p>
          </table:table-cell>
          <table:table-cell office:value-type="string" table:style-name="ce1">
            <text:p>HSEQ</text:p>
            <text:p/>
            <text:p>A minimum of one recorded management audit per month, with all actions arising closed out with 14 days</text:p>
          </table:table-cell>
          <table:table-cell office:value-type="string" table:style-name="ce1">
            <text:p>90% of gateways achieved</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Defra - UnITy Programme - Service Desk</text:p>
          </table:table-cell>
          <table:table-cell office:value-type="string" table:style-name="ce1">
            <text:p>CapGemini UK</text:p>
          </table:table-cell>
          <table:table-cell office:value-type="string" table:style-name="ce1">
            <text:p>SD001 Suppliers Telephone System Availability</text:p>
          </table:table-cell>
          <table:table-cell office:value-type="string" table:style-name="ce1">
            <text:p>100%</text:p>
          </table:table-cell>
          <table:table-cell office:value-type="string" table:style-name="ce1">
            <text:p>Inadequate</text:p>
          </table:table-cell>
          <table:table-cell office:value-type="string" table:style-name="ce1">
            <text:p>Comment to be confirmed</text:p>
          </table:table-cell>
          <table:table-cell table:number-columns-repeated="16375"/>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APPLIED R&amp;D SERVICES (Joint Venture with FERA Science Ltd)</text:p>
          </table:table-cell>
          <table:table-cell office:value-type="string" table:style-name="ce1">
            <text:p>Fera Science</text:p>
          </table:table-cell>
          <table:table-cell office:value-type="string" table:style-name="ce1">
            <text:p>Delivery of all current R&amp;D projects within agreed timeframes.</text:p>
          </table:table-cell>
          <table:table-cell office:value-type="string" table:style-name="ce1">
            <text:p>No more than 2 R&amp;D projects exceeding agreed timelines within the last twelve months.</text:p>
          </table:table-cell>
          <table:table-cell office:value-type="string" table:style-name="ce1">
            <text:p>Approaching Target</text:p>
          </table:table-cell>
          <table:table-cell office:value-type="string" table:style-name="ce1">
            <text:p>Steps have been taken to resolve the issues in Q2 in a timely manner by the Contractor. Performance has returned to Good in Q3.</text:p>
          </table:table-cell>
          <table:table-cell table:number-columns-repeated="16375"/>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Water Environment Worker Apprenticeship Training</text:p>
          </table:table-cell>
          <table:table-cell office:value-type="string" table:style-name="ce1">
            <text:p>Bridgwater &amp; Taunton College</text:p>
          </table:table-cell>
          <table:table-cell office:value-type="string" table:style-name="ce1">
            <text:p>Timely reviews</text:p>
            <text:p/>
            <text:p>Apprentices are required to complete progress reviews every twelve weeks. This KPI measures the percentage of apprentices that have completed their reviews.</text:p>
          </table:table-cell>
          <table:table-cell office:value-type="string" table:style-name="ce1">
            <text:p>anything greater than or equal to 6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Veterinary Delivery Partnership Services A-C Geographic Lot 4 - Western England</text:p>
          </table:table-cell>
          <table:table-cell office:value-type="string" table:style-name="ce1">
            <text:p>Farmcare West Ltd</text:p>
          </table:table-cell>
          <table:table-cell office:value-type="string" table:style-name="ce1">
            <text:p>Service A (Bovine): All TB Test results for Bovines are submitted on SAM within five (5) Working Days of the TT2 date.</text:p>
          </table:table-cell>
          <table:table-cell office:value-type="string" table:style-name="ce1">
            <text:p>equal to or greater than 97%</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Veterinary Delivery Partnership Services A-C Geographic Lot 3 - Devon &amp; Cornwall</text:p>
          </table:table-cell>
          <table:table-cell office:value-type="string" table:style-name="ce1">
            <text:p>Farmcare Devon and Cornwall Ltd</text:p>
          </table:table-cell>
          <table:table-cell office:value-type="string" table:style-name="ce1">
            <text:p>All Tuberculin test results for bovine species are submitted on Sam (Animal and Plant Health Agency Agencies computer system for reporting Tuberculin test results) within 5 working days of the Tuberculin Test Day 2 (TT2) (Service A)</text:p>
          </table:table-cell>
          <table:table-cell office:value-type="string" table:style-name="ce1">
            <text:p>equal to or greater than 97%</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Thames Estuary Phase 1 Programme (TEP1)/TEAM2100 (Thames Estuary Asset Management 2100)</text:p>
          </table:table-cell>
          <table:table-cell office:value-type="string" table:style-name="ce1">
            <text:p>CH2M Hill</text:p>
          </table:table-cell>
          <table:table-cell office:value-type="string" table:style-name="ce1">
            <text:p>Improving sustainability of construction activities (Recorded Annually), an increase in sustainability reduces the impact on natural available resources used for the construction activities, and reduces the environmental impact.</text:p>
          </table:table-cell>
          <table:table-cell office:value-type="string" table:style-name="ce1">
            <text:p>7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CDF Lot 2 - Wixoe PS HV Switchgear &amp; Ancillary Works</text:p>
          </table:table-cell>
          <table:table-cell office:value-type="string" table:style-name="ce1">
            <text:p>BAM Nuttall Ltd</text:p>
          </table:table-cell>
          <table:table-cell office:value-type="string" table:style-name="ce1">
            <text:p>Gateway (delivery of work) achievement - Forecast and actual gateway dates are compared to the baseline</text:p>
          </table:table-cell>
          <table:table-cell office:value-type="string" table:style-name="ce1">
            <text:p>90% of gateways achieved</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Water and Environment Land Management (WEM) Lot 4 Call-Off: Design and Construction of Avonmouth Severnside Enterprise Area Flood Defence Scheme</text:p>
          </table:table-cell>
          <table:table-cell office:value-type="string" table:style-name="ce1">
            <text:p>BMM JV Ltd</text:p>
          </table:table-cell>
          <table:table-cell office:value-type="string" table:style-name="ce1">
            <text:p>Time Variance - Delivery of required project commission completions (work on the scheme) achieved/or anticipated to be completed by the latest commission completion date</text:p>
          </table:table-cell>
          <table:table-cell office:value-type="string" table:style-name="ce1">
            <text:p>Within 1 month of the latest Completion Date</text:p>
          </table:table-cell>
          <table:table-cell office:value-type="string" table:style-name="ce1">
            <text:p>Requires Improvement</text:p>
          </table:table-cell>
          <table:table-cell office:value-type="string" table:style-name="ce1">
            <text:p>Comment to be confirmed</text:p>
          </table:table-cell>
          <table:table-cell table:number-columns-repeated="16375"/>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FRAMEWORK CALL OFF AGREEMENT: VMD SERVICES (Joint Venture with FERA Science Ltd)</text:p>
          </table:table-cell>
          <table:table-cell office:value-type="string" table:style-name="ce1">
            <text:p>Fera Science</text:p>
          </table:table-cell>
          <table:table-cell office:value-type="string" table:style-name="ce1">
            <text:p>100% of recorded Assayable Samples must remain Assayable whilst in Company's care.<text:s/></text:p>
          </table:table-cell>
          <table:table-cell office:value-type="string" table:style-name="ce1">
            <text:p>All samples assayable whilst in Companies care.</text:p>
          </table:table-cell>
          <table:table-cell office:value-type="string" table:style-name="ce1">
            <text:p>Approaching Target</text:p>
          </table:table-cell>
          <table:table-cell office:value-type="string" table:style-name="ce1">
            <text:p>2 samples unassyable in Oct 22. Nov and Dec 22 100% target met</text:p>
          </table:table-cell>
          <table:table-cell table:number-columns-repeated="16375"/>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Veterinary Delivery Partnership Services A-C Geographic Lot 6 - Northern England</text:p>
          </table:table-cell>
          <table:table-cell office:value-type="string" table:style-name="ce1">
            <text:p>Farmcare North Ltd</text:p>
          </table:table-cell>
          <table:table-cell office:value-type="string" table:style-name="ce1">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string" table:style-name="ce1">
            <text:p>greater than or equal to 9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Application Maintenance and Support with Systems and Service Integration for the Genesis IT Application</text:p>
          </table:table-cell>
          <table:table-cell office:value-type="string" table:style-name="ce1">
            <text:p>Atos IT Services UK Ltd</text:p>
          </table:table-cell>
          <table:table-cell office:value-type="string" table:style-name="ce1">
            <text:p>Delivery of Service Requests. The system encompasses a wide range of activities, and as such requests for information or specific services are included in the service scope. These are requests from the end users of the system for ad-hoc information that is not available within the existing system reporting tool.</text:p>
            <text:p/>
            <text:p>a)All Service Requests responded to within 1 hour of receipt</text:p>
            <text:p>b) All Service Requests allocated to appropriate supplier for dealing and confirmation to Authority of time for completion within 1 day.</text:p>
            <text:p>c) 100% Service Requests delivered to agreed timescales within the measurement period.</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Application Maintenance and Support with Systems and Service Integration for the Genesis IT Application</text:p>
          </table:table-cell>
          <table:table-cell office:value-type="string" table:style-name="ce1">
            <text:p>Atos IT Services UK Ltd</text:p>
          </table:table-cell>
          <table:table-cell office:value-type="string" table:style-name="ce1">
            <text:p>Provision of Management Information (MI). By 7am on each Working Day, the MI data on the system must be updated to reflect the 'source systems' from the end of the previous working day.<text:s text:c="28"/></text:p>
            <text:p/>
            <text:p>a) Data from previous working day is available by 07:00 every Working Day.</text:p>
            <text:p>b) Data from previous working day is available by 10:00 every working day.</text:p>
          </table:table-cell>
          <table:table-cell office:value-type="string" table:style-name="ce1">
            <text:p>≥99%</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Water and Environment Land Management (WEM) Lot 4 Call-Off: Design and Construction of Avonmouth Severnside Enterprise Area Flood Defence Scheme</text:p>
          </table:table-cell>
          <table:table-cell office:value-type="string" table:style-name="ce1">
            <text:p>BMM JV Ltd</text:p>
          </table:table-cell>
          <table:table-cell office:value-type="string" table:style-name="ce1">
            <text:p>Gateway (delivery of work) achievement - Forecast and actual gateway dates are compared to the baseline</text:p>
          </table:table-cell>
          <table:table-cell office:value-type="string" table:style-name="ce1">
            <text:p>90% of gateways achieved</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FRAMEWORK CALL OFF AGREEMENT: CRD SERVICES (Joint Venture with FERA Science Ltd)</text:p>
          </table:table-cell>
          <table:table-cell office:value-type="string" table:style-name="ce1">
            <text:p>Fera Science</text:p>
          </table:table-cell>
          <table:table-cell office:value-type="string" table:style-name="ce1">
            <text:p>Residues Monitoring Programme (RMP): compliance with the two service standards specified for the RMP.</text:p>
          </table:table-cell>
          <table:table-cell office:value-type="string" table:style-name="ce1">
            <text:p>2 service standards achieved</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Supply of Vehicle Hire Solutions</text:p>
          </table:table-cell>
          <table:table-cell office:value-type="string" table:style-name="ce1">
            <text:p>Enterprise Rent-A-Car UK</text:p>
          </table:table-cell>
          <table:table-cell office:value-type="string" table:style-name="ce1">
            <text:p>Vehicle Availability<text:s/></text:p>
            <text:p/>
            <text:p>The correct specification / class of vehicle made available within the timeframes stated in the specification.<text:s/></text:p>
          </table:table-cell>
          <table:table-cell office:value-type="string" table:style-name="ce1">
            <text:p>98%</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Water Environment Worker Apprenticeship Training</text:p>
          </table:table-cell>
          <table:table-cell office:value-type="string" table:style-name="ce1">
            <text:p>Bridgwater &amp; Taunton College</text:p>
          </table:table-cell>
          <table:table-cell office:value-type="string" table:style-name="ce1">
            <text:p>Retention</text:p>
            <text:p/>
            <text:p>This KPI measures the percentage of apprentices who sign up to a course that go on to complete the course.<text:s/></text:p>
          </table:table-cell>
          <table:table-cell office:value-type="string" table:style-name="ce1">
            <text:p>anything greater than or equal to 6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Automatic Urban and Rural Network Management (Central Management and Co-Ordination Unit (CMCU)) – Management of National AURN sites (Lot 1)</text:p>
          </table:table-cell>
          <table:table-cell office:value-type="string" table:style-name="ce1">
            <text:p>Bureau Veritas UK Ltd</text:p>
          </table:table-cell>
          <table:table-cell office:value-type="string" table:style-name="ce1">
            <text:p>Manage Health and Safety risks effectively</text:p>
          </table:table-cell>
          <table:table-cell office:value-type="string" table:style-name="ce1">
            <text:p>Live H&amp;S risks are being managed effectively with less than 10 AURN sites losing data capture due to non-actioned H&amp;S concerns and H&amp;S live actions being tracked and up-to-date.</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Veterinary Delivery Partnership Services A-C Geographic Lot 5 - South &amp; Eastern England</text:p>
          </table:table-cell>
          <table:table-cell office:value-type="string" table:style-name="ce1">
            <text:p>Farmcare Central Ltd</text:p>
          </table:table-cell>
          <table:table-cell office:value-type="string" table:style-name="ce1">
            <text:p>Service A (Bovine): All TB Test results for Bovines are submitted on Sam within five (5) Working Days of the TT2 date.</text:p>
          </table:table-cell>
          <table:table-cell office:value-type="string" table:style-name="ce1">
            <text:p>equal to or greater than 97%</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Veterinary Delivery Partnership Services A-C Geographic Lot 4 - Western England</text:p>
          </table:table-cell>
          <table:table-cell office:value-type="string" table:style-name="ce1">
            <text:p>Farmcare West Ltd</text:p>
          </table:table-cell>
          <table:table-cell office:value-type="string" table:style-name="ce1">
            <text:p>Service A (Bovine): TB Test results for Bovines, where Reactors / IRs are disclosed, are submitted on Sam within one (1) Working Day of the TT2 date.</text:p>
          </table:table-cell>
          <table:table-cell office:value-type="string" table:style-name="ce1">
            <text:p>greater than or equal to 9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Water and Environment Land Management (WEM) Lot 4 Call-Off: Design and Construction of Avonmouth Severnside Enterprise Area Flood Defence Scheme</text:p>
          </table:table-cell>
          <table:table-cell office:value-type="string" table:style-name="ce1">
            <text:p>BMM JV Ltd</text:p>
          </table:table-cell>
          <table:table-cell office:value-type="string" table:style-name="ce1">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1">
            <text:p>equal to or less than 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Asset Management Expert Software &amp; Support</text:p>
          </table:table-cell>
          <table:table-cell office:value-type="string" table:style-name="ce1">
            <text:p>AMX Solutions</text:p>
          </table:table-cell>
          <table:table-cell office:value-type="string" table:style-name="ce1">
            <text:p>Supplier Response Time: This is defined as the first non-automated response from the Supplier Support Team resulting from a support ticket bring raised. (Working hours only: 07:00 - 19:00 Mon-Fri exc Bank Holidays) The KPI measures the percentage of first non-automated responses made within 1 hour of the ticket being raised for Low &amp; Medium Priority Tickets and Immediate response for High Priority Tickets</text:p>
          </table:table-cell>
          <table:table-cell office:value-type="string" table:style-name="ce1">
            <text:p>9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SPECIALIST FACILITIES SERVICES (Joint Venture with FERA Science Ltd)</text:p>
          </table:table-cell>
          <table:table-cell office:value-type="string" table:style-name="ce1">
            <text:p>Fera Science</text:p>
          </table:table-cell>
          <table:table-cell office:value-type="string" table:style-name="ce1">
            <text:p>Compliance with the Licence conditions for the Food Contingency Facility</text:p>
            <text:p/>
            <text:p>This is a pass/fail KPI. It is met where all relevant parts of the Licence conditions are complied with (100%).</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Application Maintenance and Support with Systems and Service Integration for the Genesis IT Application</text:p>
          </table:table-cell>
          <table:table-cell office:value-type="string" table:style-name="ce1">
            <text:p>Atos IT Services UK Ltd</text:p>
          </table:table-cell>
          <table:table-cell office:value-type="string" table:style-name="ce1">
            <text:p>Resolution of Severity 3 Incidents. These are disruptions to system processes that can impact upon decision making and create inefficient working practices. Whilst these issues don't lead to system downtime, they can lead to real frustration for the individuals that use the system on a day to day basis.<text:s text:c="4"/></text:p>
            <text:p/>
            <text:p>a) 80% of severity 3 incidents resolved within 4 working days.</text:p>
            <text:p>b) 100% of severity 3 incidents resolved within 4 working days.</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Veterinary Delivery Partnership Services A-C Geographic Lot 6 - Northern England</text:p>
          </table:table-cell>
          <table:table-cell office:value-type="string" table:style-name="ce1">
            <text:p>Farmcare North Ltd</text:p>
          </table:table-cell>
          <table:table-cell office:value-type="string" table:style-name="ce1">
            <text:p>Service A (Data Quality): All data input and submitted on Sam is accurate.</text:p>
          </table:table-cell>
          <table:table-cell office:value-type="string" table:style-name="ce1">
            <text:p>equal to or greater than 97%</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Defra - UnITy Programme - Service Desk</text:p>
          </table:table-cell>
          <table:table-cell office:value-type="string" table:style-name="ce1">
            <text:p>CapGemini UK</text:p>
          </table:table-cell>
          <table:table-cell office:value-type="string" table:style-name="ce1">
            <text:p>SD004 Mean time from receipt of End User's initial Webchat message to the supplier to the first non-automated Supplier response</text:p>
          </table:table-cell>
          <table:table-cell office:value-type="string" table:style-name="ce1">
            <text:p>60 minutes<text: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Defra Cloud Infrastructure Engineering Service</text:p>
          </table:table-cell>
          <table:table-cell office:value-type="string" table:style-name="ce1">
            <text:p>Atos IT Services UK Ltd</text:p>
          </table:table-cell>
          <table:table-cell office:value-type="string" table:style-name="ce1">
            <text:p>KPI 6 Incident resolution and service support requests - Out of Office response times<text:s/></text:p>
          </table:table-cell>
          <table:table-cell office:value-type="string" table:style-name="ce1">
            <text:p>100% of Out of Hour incidences receive a phone response within 10 minutes and work commences within 30 minutes<text: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CDF Lot 2 - Wixoe PS HV Switchgear &amp; Ancillary Works</text:p>
          </table:table-cell>
          <table:table-cell office:value-type="string" table:style-name="ce1">
            <text:p>BAM Nuttall Ltd</text:p>
          </table:table-cell>
          <table:table-cell office:value-type="string" table:style-name="ce1">
            <text:p>Time Variance - Delivery of required project commission completions (work on the scheme) achieved/or anticipated to be completed by the latest commission completion date</text:p>
          </table:table-cell>
          <table:table-cell office:value-type="string" table:style-name="ce1">
            <text:p>Within 1 month of the latest Completion Date</text:p>
          </table:table-cell>
          <table:table-cell office:value-type="string" table:style-name="ce1">
            <text:p>Inadequate</text:p>
          </table:table-cell>
          <table:table-cell office:value-type="string" table:style-name="ce1">
            <text:p>Comment to be confirmed</text:p>
          </table:table-cell>
          <table:table-cell table:number-columns-repeated="16375"/>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APPLIED R&amp;D SERVICES (Joint Venture with FERA Science Ltd)</text:p>
          </table:table-cell>
          <table:table-cell office:value-type="string" table:style-name="ce1">
            <text:p>Fera Science</text:p>
          </table:table-cell>
          <table:table-cell office:value-type="string" table:style-name="ce1">
            <text:p>Delivery of all current R&amp;D projects within agreed budgets.</text:p>
          </table:table-cell>
          <table:table-cell office:value-type="string" table:style-name="ce1">
            <text:p>All R&amp;D projects being delivered to agreed budgets within the last twelve months.</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Application Development <text:s/>for the Genesis IT Application Contract</text:p>
          </table:table-cell>
          <table:table-cell office:value-type="string" table:style-name="ce1">
            <text:p>Atos IT Services UK Ltd</text:p>
          </table:table-cell>
          <table:table-cell office:value-type="string" table:style-name="ce1">
            <text:p>Recurrent Severity 1 or Severity 2 incidents (The number of Severity 1 Incidents with the same or substantially similar root cause) - zero recurrent Severity 1or Severity 2 Incidents within any 3 month period</text:p>
          </table:table-cell>
          <table:table-cell office:value-type="string" table:style-name="ce1">
            <text:p>0 incidents</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Twyford House Waste Management - Phase III</text:p>
          </table:table-cell>
          <table:table-cell office:value-type="string" table:style-name="ce1">
            <text:p>Acumen Waste Services</text:p>
          </table:table-cell>
          <table:table-cell office:value-type="string" table:style-name="ce1">
            <text:p>Programme to be reviewed and updated, as a minimum, on a monthly basis</text:p>
          </table:table-cell>
          <table:table-cell office:value-type="string" table:style-name="ce1">
            <text:p>90% of gateways achieved</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Twyford House Waste Management - Phase III</text:p>
          </table:table-cell>
          <table:table-cell office:value-type="string" table:style-name="ce1">
            <text:p>Acumen Waste Services</text:p>
          </table:table-cell>
          <table:table-cell office:value-type="string" table:style-name="ce1">
            <text:p>Stakeholder/3rd party feedback/concerns etc</text:p>
            <text:p/>
            <text:p>Zero instances of nuisance complaint from members of public</text:p>
          </table:table-cell>
          <table:table-cell office:value-type="string" table:style-name="ce1">
            <text:p>90% of gateways achieved</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End User Environment Services</text:p>
          </table:table-cell>
          <table:table-cell office:value-type="string" table:style-name="ce1">
            <text:p>CSC Computer Sciences Ltd</text:p>
          </table:table-cell>
          <table:table-cell office:value-type="string" table:style-name="ce1">
            <text:p>(EU008) Priority 3 Incident Resolution with required time period (under 12 hours)</text:p>
          </table:table-cell>
          <table:table-cell office:value-type="string" table:style-name="ce1">
            <text:p>equal to or greater 95%</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Defra Cloud Infrastructure Engineering Service</text:p>
          </table:table-cell>
          <table:table-cell office:value-type="string" table:style-name="ce1">
            <text:p>Atos IT Services UK Ltd</text:p>
          </table:table-cell>
          <table:table-cell office:value-type="string" table:style-name="ce1">
            <text:p>KPI 4 People (Resourcing)- Resource are in place at the required SFIA rate level and to the required quality, in line with demand as per SoW.<text:s/></text:p>
          </table:table-cell>
          <table:table-cell office:value-type="string" table:style-name="ce1">
            <text:p>100%</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Thames Estuary Phase 1 Programme (TEP1)/TEAM2100 (Thames Estuary Asset Management 2100)</text:p>
          </table:table-cell>
          <table:table-cell office:value-type="string" table:style-name="ce1">
            <text:p>CH2M Hill</text:p>
          </table:table-cell>
          <table:table-cell office:value-type="string" table:style-name="ce1">
            <text:p>Health and Safety Maintained on Site (Zero Incidents to be reported within Financial Year) (Recorded Annually)</text:p>
          </table:table-cell>
          <table:table-cell office:value-type="string" table:style-name="ce1">
            <text:p>0 incidents</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CDF Lot 2 - Wixoe PS HV Switchgear &amp; Ancillary Works</text:p>
          </table:table-cell>
          <table:table-cell office:value-type="string" table:style-name="ce1">
            <text:p>BAM Nuttall Ltd</text:p>
          </table:table-cell>
          <table:table-cell office:value-type="string" table:style-name="ce1">
            <text:p>Cost - Contract is required to be delivered below the contractual cost target. The target set varies by individual projects commissioned as part of the whole Water Resources Scheme, however the aim is to identify efficiencies in the delivery which reduce costs</text:p>
          </table:table-cell>
          <table:table-cell office:value-type="string" table:style-name="ce1">
            <text:p>equal to or less than 100%</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FRAMEWORK CALL OFF AGREEMENT: VMD SERVICES (Joint Venture with FERA Science Ltd)</text:p>
          </table:table-cell>
          <table:table-cell office:value-type="string" table:style-name="ce1">
            <text:p>Fera Science</text:p>
          </table:table-cell>
          <table:table-cell office:value-type="string" table:style-name="ce1">
            <text:p>Approved Certificates of Analysis for all forms of analysis must be issued within 1 Working Day of completion.<text:s/></text:p>
          </table:table-cell>
          <table:table-cell office:value-type="string" table:style-name="ce1">
            <text:p>100%</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Asset Management Expert Software &amp; Support</text:p>
          </table:table-cell>
          <table:table-cell office:value-type="string" table:style-name="ce1">
            <text:p>AMX Solutions</text:p>
          </table:table-cell>
          <table:table-cell office:value-type="string" table:style-name="ce1">
            <text:p>Service Availability: This is defined as the availability of the AMX Web Application, Web Service and supporting Azure Functions</text:p>
          </table:table-cell>
          <table:table-cell office:value-type="string" table:style-name="ce1">
            <text:p>99%</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Supply of Vehicle Hire Solutions</text:p>
          </table:table-cell>
          <table:table-cell office:value-type="string" table:style-name="ce1">
            <text:p>Enterprise Rent-A-Car UK</text:p>
          </table:table-cell>
          <table:table-cell office:value-type="string" table:style-name="ce1">
            <text:p>Management Information<text:s/></text:p>
            <text:p/>
            <text:p>Full, accurate and complete MI is to be submitted to the customer within 7 days of the month end.<text:s/></text:p>
          </table:table-cell>
          <table:table-cell office:value-type="string" table:style-name="ce1">
            <text:p>100%</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TSE Rapid Testing</text:p>
          </table:table-cell>
          <table:table-cell office:value-type="string" table:style-name="ce1">
            <text:p>Eurofins Forensic Services Ltd</text:p>
          </table:table-cell>
          <table:table-cell office:value-type="string" table:style-name="ce1">
            <text:p>Confirmatory Testing - Ensure that all TSE rapid test high negative and TSE rapid test initial reactive results and corresponding paperwork are reported to APHA by email within two (2) hours of the final test result being determined</text:p>
          </table:table-cell>
          <table:table-cell office:value-type="string" table:style-name="ce1">
            <text:p>98%</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End User Environment Services</text:p>
          </table:table-cell>
          <table:table-cell office:value-type="string" table:style-name="ce1">
            <text:p>CSC Computer Sciences Ltd</text:p>
          </table:table-cell>
          <table:table-cell office:value-type="string" table:style-name="ce1">
            <text:p>(EU010) Priority 1 Security Incident Resolution (Response Time in Minutes)</text:p>
          </table:table-cell>
          <table:table-cell office:value-type="string" table:style-name="ce1">
            <text:p>30 Service Minutes or less</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Defra - UnITy Programme - Service Desk</text:p>
          </table:table-cell>
          <table:table-cell office:value-type="string" table:style-name="ce1">
            <text:p>CapGemini UK</text:p>
          </table:table-cell>
          <table:table-cell office:value-type="string" table:style-name="ce1">
            <text:p>SD002 Speed to Answer</text:p>
          </table:table-cell>
          <table:table-cell office:value-type="string" table:style-name="ce1">
            <text:p>80%</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PLANT AND BEE HEALTH SERVICES (Joint Venture with FERA Science Ltd)</text:p>
          </table:table-cell>
          <table:table-cell office:value-type="string" table:style-name="ce1">
            <text:p>Fera Science</text:p>
          </table:table-cell>
          <table:table-cell office:value-type="string" table:style-name="ce1">
            <text:p>Provide advice and attend meetings to the timelines specified in the Annual Plan.<text:s/></text:p>
            <text:p/>
            <text:p>This KPI measures the quantity of service standards that have been achieved each month (max 14)</text:p>
          </table:table-cell>
          <table:table-cell office:value-type="string" table:style-name="ce1">
            <text:p>All service standards achieved</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Asset Management Expert Software &amp; Support</text:p>
          </table:table-cell>
          <table:table-cell office:value-type="string" table:style-name="ce1">
            <text:p>AMX Solutions</text:p>
          </table:table-cell>
          <table:table-cell office:value-type="string" table:style-name="ce1">
            <text:p>Supplier Fix Time: This is defined as the time taken to resolve an issue raised by the client. Resolution is achieved once a fix is identified. It does not include the time to test and release code in the client environment. (Working hours only: 07:00 - 19:00 Mon-Fri exc Bank Holidays) The KPI measures the percentage of resolutions made <text:s/>within <text:s/>3 working Days for Low Priority, 2 working days for Medium Priority and 4 hours for High Priority tickets.</text:p>
          </table:table-cell>
          <table:table-cell office:value-type="string" table:style-name="ce1">
            <text:p>80%</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SPECIALIST FACILITIES SERVICES (Joint Venture with FERA Science Ltd)</text:p>
          </table:table-cell>
          <table:table-cell office:value-type="string" table:style-name="ce1">
            <text:p>Fera Science</text:p>
          </table:table-cell>
          <table:table-cell office:value-type="string" table:style-name="ce1">
            <text:p>Compliance with the Home Office Establishment Licence conditions for the Wildlife Facility</text:p>
            <text:p/>
            <text:p>This is a pass/fail KPI. It is met where all relevant parts of the Licence conditions are complied with (100%).</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Application Development <text:s/>for the Genesis IT Application Contract</text:p>
          </table:table-cell>
          <table:table-cell office:value-type="string" table:style-name="ce1">
            <text:p>Atos IT Services UK Ltd</text:p>
          </table:table-cell>
          <table:table-cell office:value-type="string" table:style-name="ce1">
            <text:p>Deployment incidents (Number of incidents arising from deployment of Change) - a) Zero Severity 1 Incidents, b) Zero Severity 2 Incidents</text:p>
          </table:table-cell>
          <table:table-cell office:value-type="string" table:style-name="ce1">
            <text:p>0 (zero) severity 1 and 2 <text:s/>incident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Water Environment Worker Apprenticeship Training</text:p>
          </table:table-cell>
          <table:table-cell office:value-type="string" table:style-name="ce1">
            <text:p>Bridgwater &amp; Taunton College</text:p>
          </table:table-cell>
          <table:table-cell office:value-type="string" table:style-name="ce1">
            <text:p>Off the Job</text:p>
            <text:p/>
            <text:p>This KPI measures the percentage of their time the apprentices have spent in ‘off the job’ training. It is an aggregate measure across the cohort of apprentices.<text:s/></text:p>
          </table:table-cell>
          <table:table-cell office:value-type="string" table:style-name="ce1">
            <text:p>greater than or equal to 2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Veterinary Delivery Partnership Services A-C Geographic Lot 4 - Western England</text:p>
          </table:table-cell>
          <table:table-cell office:value-type="string" table:style-name="ce1">
            <text:p>Farmcare West Ltd</text:p>
          </table:table-cell>
          <table:table-cell office:value-type="string" table:style-name="ce1">
            <text:p>Service A (Data Quality): All data input and submitted on Sam is accurate.</text:p>
          </table:table-cell>
          <table:table-cell office:value-type="string" table:style-name="ce1">
            <text:p>equal to or greater than 97%</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Veterinary Delivery Partnership Services A-C Geographic Lot 3 - Devon &amp; Cornwall</text:p>
          </table:table-cell>
          <table:table-cell office:value-type="string" table:style-name="ce1">
            <text:p>Farmcare Devon and Cornwall Ltd</text:p>
          </table:table-cell>
          <table:table-cell office:value-type="string" table:style-name="ce1">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string" table:style-name="ce1">
            <text:p>greater than or equal to 9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Thames Estuary Phase 1 Programme (TEP1)/TEAM2100 (Thames Estuary Asset Management 2100)</text:p>
          </table:table-cell>
          <table:table-cell office:value-type="string" table:style-name="ce1">
            <text:p>CH2M Hill</text:p>
          </table:table-cell>
          <table:table-cell office:value-type="string" table:style-name="ce1">
            <text:p>Delivering Efficiency Through Project (Annually)</text:p>
          </table:table-cell>
          <table:table-cell office:value-type="string" table:style-name="ce1">
            <text:p>25% efficiency savings</text:p>
          </table:table-cell>
          <table:table-cell office:value-type="string" table:style-name="ce1">
            <text:p>Inadequate</text:p>
          </table:table-cell>
          <table:table-cell office:value-type="string" table:style-name="ce1">
            <text:p>Comment to be confirmed</text:p>
          </table:table-cell>
          <table:table-cell table:number-columns-repeated="16375"/>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Provision of the Manufacture and Supply of Avian and Bovine Tuberculin</text:p>
          </table:table-cell>
          <table:table-cell office:value-type="string" table:style-name="ce1">
            <text:p>Prionics AG</text:p>
          </table:table-cell>
          <table:table-cell office:value-type="string" table:style-name="ce1">
            <text:p>The goods accepted as suitable by the authority</text:p>
          </table:table-cell>
          <table:table-cell office:value-type="string" table:style-name="ce1">
            <text:p>Equal to or greater than 97%</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The Enabling Contract</text:p>
          </table:table-cell>
          <table:table-cell office:value-type="string" table:style-name="ce1">
            <text:p>IBM United Kingdom Ltd</text:p>
          </table:table-cell>
          <table:table-cell office:value-type="string" table:style-name="ce1">
            <text:p>Security Breaches - (No security Breaches per month).</text:p>
            <text:p/>
            <text:p>Where no security breaches occur the KPI performance is recorded as 100% compliance with the contract. Where security breaches occur a lower percentage will be recorded.</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Provision of the Manufacture and Supply of Avian and Bovine Tuberculin</text:p>
          </table:table-cell>
          <table:table-cell office:value-type="string" table:style-name="ce1">
            <text:p>Prionics AG</text:p>
          </table:table-cell>
          <table:table-cell office:value-type="string" table:style-name="ce1">
            <text:p>Percentage of time that the goods suffer failure</text:p>
          </table:table-cell>
          <table:table-cell office:value-type="string" table:style-name="ce1">
            <text:p>96%-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Veterinary Delivery Partnership Services Lot 1 - North Wales</text:p>
          </table:table-cell>
          <table:table-cell office:value-type="string" table:style-name="ce1">
            <text:p>Menter a Busnes</text:p>
          </table:table-cell>
          <table:table-cell office:value-type="string" table:style-name="ce1">
            <text:p>Service A (Data Quality): All data input and submitted on Sam is accurate.</text:p>
          </table:table-cell>
          <table:table-cell office:value-type="string" table:style-name="ce1">
            <text:p>equal to or greater than 97%</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APPLIED R&amp;D SERVICES (Joint Venture with FERA Science Ltd)</text:p>
          </table:table-cell>
          <table:table-cell office:value-type="string" table:style-name="ce1">
            <text:p>Fera Science</text:p>
          </table:table-cell>
          <table:table-cell office:value-type="string" table:style-name="ce1">
            <text:p>Delivery of all current R&amp;D projects to a quality that reasonably meets customer expectations.</text:p>
          </table:table-cell>
          <table:table-cell office:value-type="string" table:style-name="ce1">
            <text:p>All R&amp;D projects being delivered to agreed quality standards within the last twelve month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Par St Blazey Construction ECC Contract Kier</text:p>
          </table:table-cell>
          <table:table-cell office:value-type="string" table:style-name="ce1">
            <text:p>Kier Integrated Services Ltd</text:p>
          </table:table-cell>
          <table:table-cell office:value-type="string" table:style-name="ce1">
            <text:p>Gateway (delivery of work) achievement - Forecast and actual gateway dates are compared to the baseline</text:p>
          </table:table-cell>
          <table:table-cell office:value-type="string" table:style-name="ce1">
            <text:p>90% of gateways achieved</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Project 28735 - Manufacture and Supply of Avian and Bovine PPD Tuberculin</text:p>
          </table:table-cell>
          <table:table-cell office:value-type="string" table:style-name="ce1">
            <text:p>ThermoFisher Scientific Prionic Lelystad B.V.</text:p>
          </table:table-cell>
          <table:table-cell office:value-type="string" table:style-name="ce1">
            <text:p>Percentage of time that the goods suffer failure</text:p>
          </table:table-cell>
          <table:table-cell office:value-type="string" table:style-name="ce1">
            <text:p>96%</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Mids - CDF Lot 2 - Colwick (Holme Sluices) Fish Pass Construction</text:p>
          </table:table-cell>
          <table:table-cell office:value-type="string" table:style-name="ce1">
            <text:p>Jackson Civil Engineering Group Ltd</text:p>
          </table:table-cell>
          <table:table-cell office:value-type="string" table:style-name="ce1">
            <text:p>Gateway (delivery of work) achievement - Forecast and actual gateway dates are compared to the baseline</text:p>
          </table:table-cell>
          <table:table-cell office:value-type="string" table:style-name="ce1">
            <text:p>90% of gateways achieved</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Mids - CDF Lot 2 - Colwick (Holme Sluices) Fish Pass Construction</text:p>
          </table:table-cell>
          <table:table-cell office:value-type="string" table:style-name="ce1">
            <text:p>Jackson Civil Engineering Group Ltd</text:p>
          </table:table-cell>
          <table:table-cell office:value-type="string" table:style-name="ce1">
            <text:p>Time Variance - Delivery of required project commission completions (work on the Flood alleviation scheme) achieved/or anticipated to be completed by the latest commission completion date</text:p>
          </table:table-cell>
          <table:table-cell office:value-type="string" table:style-name="ce1">
            <text:p>Within 1 month of the latest Completion Date</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Strategic Modelling Partner</text:p>
          </table:table-cell>
          <table:table-cell office:value-type="string" table:style-name="ce1">
            <text:p>Gutteridge, Haskins and Davey Ltd</text:p>
          </table:table-cell>
          <table:table-cell office:value-type="string" table:style-name="ce1">
            <text:p>Reporting - All fortnightly reports are submitted on time highlighting progress against Milestones and risks</text:p>
          </table:table-cell>
          <table:table-cell office:value-type="string" table:style-name="ce1">
            <text:p>greater than or equal to 9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Par St Blazey Construction ECC Contract Kier</text:p>
          </table:table-cell>
          <table:table-cell office:value-type="string" table:style-name="ce1">
            <text:p>Kier Integrated Services Ltd</text:p>
          </table:table-cell>
          <table:table-cell office:value-type="string" table:style-name="ce1">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1">
            <text:p>equal to or less than 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Veterinary Delivery Partnership Services A-C Geographic Lot 2 - South Wales</text:p>
          </table:table-cell>
          <table:table-cell office:value-type="string" table:style-name="ce1">
            <text:p>lechyd Da (Gwledig) Ltd</text:p>
          </table:table-cell>
          <table:table-cell office:value-type="string" table:style-name="ce1">
            <text:p>Service A (Data Quality): All data input and submitted on Sam is accurate.</text:p>
          </table:table-cell>
          <table:table-cell office:value-type="string" table:style-name="ce1">
            <text:p>equal to or greater than 97%</text:p>
          </table:table-cell>
          <table:table-cell office:value-type="string" table:style-name="ce1">
            <text:p>Approaching Target</text:p>
          </table:table-cell>
          <table:table-cell office:value-type="string" table:style-name="ce1">
            <text:p>contractmanagement@apha.gov.uk</text:p>
          </table:table-cell>
          <table:table-cell table:number-columns-repeated="16375"/>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Ouse Washes Reservoir - Section 10 Works - WEM Lot 4</text:p>
          </table:table-cell>
          <table:table-cell office:value-type="string" table:style-name="ce1">
            <text:p>JacksonHyder</text:p>
          </table:table-cell>
          <table:table-cell office:value-type="string" table:style-name="ce1">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1">
            <text:p>equal to or less than 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CAPD Platform Hosting and Support Services</text:p>
          </table:table-cell>
          <table:table-cell office:value-type="string" table:style-name="ce1">
            <text:p>Keep It Simple Ltd</text:p>
          </table:table-cell>
          <table:table-cell office:value-type="string" table:style-name="ce1">
            <text:p>Support Services - Response Times</text:p>
            <text:p>The number of incidents that are responded to within the contracted timeframes as a<text:s/></text:p>
            <text:p>percentage of the number of incidents that occurred within the period.</text:p>
          </table:table-cell>
          <table:table-cell office:value-type="string" table:style-name="ce1">
            <text:p>100%</text:p>
          </table:table-cell>
          <table:table-cell office:value-type="string" table:style-name="ce1">
            <text:p>Inadequate</text:p>
          </table:table-cell>
          <table:table-cell office:value-type="string" table:style-name="ce1">
            <text:p>18 raised, 2 breached SLA (1 x delay awaiting response from user, 1 x relating to process of password re-set incorrect)</text:p>
          </table:table-cell>
          <table:table-cell table:number-columns-repeated="16375"/>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SIMAR - Lot 2 - Commercial Vehicles</text:p>
          </table:table-cell>
          <table:table-cell office:value-type="string" table:style-name="ce1">
            <text:p>Rivus Fleet Solutions</text:p>
          </table:table-cell>
          <table:table-cell office:value-type="string" table:style-name="ce1">
            <text:p>Vehicle Off Road<text:s/></text:p>
            <text:p/>
            <text:p>Based on all maintenance jobs for scheduled events such as service and MOTs and unscheduled maintenance including breakdowns. Calculated by counting the days that the vehicle is off road from the point it arrives at the workshop to the point the job is completed. Average across all vehicles.</text:p>
          </table:table-cell>
          <table:table-cell office:value-type="string" table:style-name="ce1">
            <text:p>&lt;3 days<text:s/></text:p>
          </table:table-cell>
          <table:table-cell office:value-type="string" table:style-name="ce1">
            <text:p>Approaching Target</text:p>
          </table:table-cell>
          <table:table-cell office:value-type="string" table:style-name="ce1">
            <text:p>Some discrepencies in data during this period has meant double accounting has occured on VOR numbers. Should now be rectified.</text:p>
          </table:table-cell>
          <table:table-cell table:number-columns-repeated="16375"/>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Ouse Washes Reservoir - Section 10 Works - WEM Lot 4</text:p>
          </table:table-cell>
          <table:table-cell office:value-type="string" table:style-name="ce1">
            <text:p>JacksonHyder</text:p>
          </table:table-cell>
          <table:table-cell office:value-type="string" table:style-name="ce1">
            <text:p>Time Variance - Delivery of required project commission completions (work on the scheme) achieved/or anticipated to be completed by the latest commission completion date</text:p>
          </table:table-cell>
          <table:table-cell office:value-type="string" table:style-name="ce1">
            <text:p>Within 1 month of the latest Completion Date</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CAPD Platform Hosting and Support Services</text:p>
          </table:table-cell>
          <table:table-cell office:value-type="string" table:style-name="ce1">
            <text:p>Keep It Simple Ltd</text:p>
          </table:table-cell>
          <table:table-cell office:value-type="string" table:style-name="ce1">
            <text:p>Support Services - Fix Times</text:p>
            <text:p>The number of incidents that are fixed within the contracted timeframes as a percentage of the number of incidents that occurred within the period.</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The Enabling Contract</text:p>
          </table:table-cell>
          <table:table-cell office:value-type="string" table:style-name="ce1">
            <text:p>IBM United Kingdom Ltd</text:p>
          </table:table-cell>
          <table:table-cell office:value-type="string" table:style-name="ce1">
            <text:p>Incident Resolution <text:s/>(percentage of incidents resolved within target resolution time)</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Supply of IT Resources to the Defra Group</text:p>
          </table:table-cell>
          <table:table-cell office:value-type="string" table:style-name="ce1">
            <text:p>Hays Specialist Recruitment Ltd</text:p>
          </table:table-cell>
          <table:table-cell office:value-type="string" table:style-name="ce1">
            <text:p>Fulfilment of all roles requested by Defra</text:p>
          </table:table-cell>
          <table:table-cell office:value-type="string" table:style-name="ce1">
            <text:p>95% or greater fulfilment</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Par St Blazey Construction ECC Contract Kier</text:p>
          </table:table-cell>
          <table:table-cell office:value-type="string" table:style-name="ce1">
            <text:p>Kier Integrated Services Ltd</text:p>
          </table:table-cell>
          <table:table-cell office:value-type="string" table:style-name="ce1">
            <text:p>Time Variance - Delivery of required project commission completions (work on the Flood alleviation scheme) achieved/or anticipated to be completed by the latest commission completion date</text:p>
          </table:table-cell>
          <table:table-cell office:value-type="string" table:style-name="ce1">
            <text:p>Within 1 month of the latest Completion Date</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Veterinary Delivery Partnership Services Lot 1 - North Wales</text:p>
          </table:table-cell>
          <table:table-cell office:value-type="string" table:style-name="ce1">
            <text:p>Menter a Busnes</text:p>
          </table:table-cell>
          <table:table-cell office:value-type="string" table:style-name="ce1">
            <text:p>Service A (Bovine): All TB Test results for Bovines are submitted on SAM within five (5) Working Days of the TT2 date.</text:p>
          </table:table-cell>
          <table:table-cell office:value-type="string" table:style-name="ce1">
            <text:p>equal to or greater than 97%</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Project 28735 - Manufacture and Supply of Avian and Bovine PPD Tuberculin</text:p>
          </table:table-cell>
          <table:table-cell office:value-type="string" table:style-name="ce1">
            <text:p>ThermoFisher Scientific Prionic Lelystad B.V.</text:p>
          </table:table-cell>
          <table:table-cell office:value-type="string" table:style-name="ce1">
            <text:p>Goods delivery time, to timetable agreed on award of contract</text:p>
          </table:table-cell>
          <table:table-cell office:value-type="string" table:style-name="ce1">
            <text:p>9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Ouse Washes Reservoir - Section 10 Works - WEM Lot 4</text:p>
          </table:table-cell>
          <table:table-cell office:value-type="string" table:style-name="ce1">
            <text:p>JacksonHyder</text:p>
          </table:table-cell>
          <table:table-cell office:value-type="string" table:style-name="ce1">
            <text:p>Gateway (delivery of work) achievement - Forecast and actual gateway dates are compared to the baseline</text:p>
          </table:table-cell>
          <table:table-cell office:value-type="string" table:style-name="ce1">
            <text:p>90% of gateways achieved</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CAPD Platform Hosting and Support Services</text:p>
          </table:table-cell>
          <table:table-cell office:value-type="string" table:style-name="ce1">
            <text:p>Keep It Simple Ltd</text:p>
          </table:table-cell>
          <table:table-cell office:value-type="string" table:style-name="ce1">
            <text:p>Network availability</text:p>
          </table:table-cell>
          <table:table-cell office:value-type="string" table:style-name="ce1">
            <text:p>≥98.5%<text:line-break/></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The Enabling Contract</text:p>
          </table:table-cell>
          <table:table-cell office:value-type="string" table:style-name="ce1">
            <text:p>IBM United Kingdom Ltd</text:p>
          </table:table-cell>
          <table:table-cell office:value-type="string" table:style-name="ce1">
            <text:p>Application and Corporate System Availability (all Applications and Corporate Systems available to users (%) hours per month) - Please see notes for details of % hours per month</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Quantity Surveying Services</text:p>
          </table:table-cell>
          <table:table-cell office:value-type="string" table:style-name="ce1">
            <text:p>Rider Levett Bucknell</text:p>
          </table:table-cell>
          <table:table-cell office:value-type="string" table:style-name="ce1">
            <text:p>Quality of Service: customers’ satisfaction with the supplier’s quality of service, measured via a monthly feedback from Critical Works Senior Management Team</text:p>
            <text:p/>
            <text:p>The feedback is recorded as a percentage (higher percentage = higher satisfaction).<text:s/></text:p>
            <text:p/>
            <text:p/>
          </table:table-cell>
          <table:table-cell office:value-type="string" table:style-name="ce1">
            <text:p>9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European trade technical services - Technical Cloud Consultancy: Cloud support services</text:p>
          </table:table-cell>
          <table:table-cell office:value-type="string" table:style-name="ce1">
            <text:p>Keep It Simple Ltd</text:p>
          </table:table-cell>
          <table:table-cell office:value-type="string" table:style-name="ce1">
            <text:p>Response Times</text:p>
          </table:table-cell>
          <table:table-cell office:value-type="string" table:style-name="ce1">
            <text:p>100%</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European trade technical services - Technical Cloud Consultancy: Cloud support services</text:p>
          </table:table-cell>
          <table:table-cell office:value-type="string" table:style-name="ce1">
            <text:p>Keep It Simple Ltd</text:p>
          </table:table-cell>
          <table:table-cell office:value-type="string" table:style-name="ce1">
            <text:p>Availability</text:p>
          </table:table-cell>
          <table:table-cell office:value-type="string" table:style-name="ce1">
            <text:p>greater than or equal to 95%</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Supply of Lease Vehicle &amp; Fleet Management Services</text:p>
          </table:table-cell>
          <table:table-cell office:value-type="string" table:style-name="ce1">
            <text:p>Hitachi Capital (UK) Ltd</text:p>
          </table:table-cell>
          <table:table-cell office:value-type="string" table:style-name="ce1">
            <text:p>AFS Agent Call<text:s/></text:p>
            <text:p/>
            <text:p>Customer satisfaction with the quality of the support/service provided measured through a customer satisfaction survey with a target of a score of 4.25 or greater.<text:s/></text:p>
          </table:table-cell>
          <table:table-cell office:value-type="string" table:style-name="ce1">
            <text:p>4.25 out of 5.00 or greater</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Veterinary Delivery Partnership Services Lot 1 - North Wales</text:p>
          </table:table-cell>
          <table:table-cell office:value-type="string" table:style-name="ce1">
            <text:p>Menter a Busnes</text:p>
          </table:table-cell>
          <table:table-cell office:value-type="string" table:style-name="ce1">
            <text:p>Service A (Bovine): TB Test results for Bovines, where Reactors / IRs are disclosed, are submitted on SAM within one (1) Working Day of the TT2 date.<text:s/></text:p>
          </table:table-cell>
          <table:table-cell office:value-type="string" table:style-name="ce1">
            <text:p>greater than or equal to 95%</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Mids - CDF Lot 2 - Colwick (Holme Sluices) Fish Pass Construction</text:p>
          </table:table-cell>
          <table:table-cell office:value-type="string" table:style-name="ce1">
            <text:p>Jackson Civil Engineering Group Ltd</text:p>
          </table:table-cell>
          <table:table-cell office:value-type="string" table:style-name="ce1">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1">
            <text:p>anything 100% or less than 100%</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FM provision across Defra estate</text:p>
          </table:table-cell>
          <table:table-cell office:value-type="string" table:style-name="ce1">
            <text:p>Mitie FM Ltd</text:p>
          </table:table-cell>
          <table:table-cell office:value-type="string" table:style-name="ce1">
            <text:p>Priority 1 (Emergency) Reactive Work Completion</text:p>
          </table:table-cell>
          <table:table-cell office:value-type="string" table:style-name="ce1">
            <text:p>100%</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SIMAR - Lot 2 - Commercial Vehicles</text:p>
          </table:table-cell>
          <table:table-cell office:value-type="string" table:style-name="ce1">
            <text:p>Rivus Fleet Solutions</text:p>
          </table:table-cell>
          <table:table-cell office:value-type="string" table:style-name="ce1">
            <text:p>MOT pass rate<text:s/></text:p>
            <text:p/>
            <text:p>Percentage of all vehicles that passed their MOT the first time presented.</text:p>
          </table:table-cell>
          <table:table-cell office:value-type="string" table:style-name="ce1">
            <text:p>96%</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Provision of the Manufacture and Supply of Avian and Bovine Tuberculin</text:p>
          </table:table-cell>
          <table:table-cell office:value-type="string" table:style-name="ce1">
            <text:p>Prionics AG</text:p>
          </table:table-cell>
          <table:table-cell office:value-type="string" table:style-name="ce1">
            <text:p>Contractor delivers goods to timetable agreed on award of contract<text:s/></text:p>
          </table:table-cell>
          <table:table-cell office:value-type="string" table:style-name="ce1">
            <text:p>Equal to or greater than 97%</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Project 28735 - Manufacture and Supply of Avian and Bovine PPD Tuberculin</text:p>
          </table:table-cell>
          <table:table-cell office:value-type="string" table:style-name="ce1">
            <text:p>ThermoFisher Scientific Prionic Lelystad B.V.</text:p>
          </table:table-cell>
          <table:table-cell office:value-type="string" table:style-name="ce1">
            <text:p>The time it takes for the <text:s/>goods to be accepted as suitable by the authority</text:p>
          </table:table-cell>
          <table:table-cell office:value-type="string" table:style-name="ce1">
            <text:p>&lt;3 days for the <text:s/>goods to be accepted as suitable by the authority</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Provision of Laboratory Chemicals and Consumables</text:p>
          </table:table-cell>
          <table:table-cell office:value-type="string" table:style-name="ce1">
            <text:p>VWR International Ltd</text:p>
          </table:table-cell>
          <table:table-cell office:value-type="string" table:style-name="ce1">
            <text:p>Availability</text:p>
          </table:table-cell>
          <table:table-cell office:value-type="string" table:style-name="ce1">
            <text:p>95%</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Preston &amp; South Ribble FRMS (Phases 1 &amp; 2) ECC</text:p>
          </table:table-cell>
          <table:table-cell office:value-type="string" table:style-name="ce1">
            <text:p>Volkerstevin Ltd</text:p>
          </table:table-cell>
          <table:table-cell office:value-type="string" table:style-name="ce1">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1">
            <text:p>anything less than 100%</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Preston &amp; South Ribble FRMS (Phases 1 &amp; 2) ECC</text:p>
          </table:table-cell>
          <table:table-cell office:value-type="string" table:style-name="ce1">
            <text:p>Volkerstevin Ltd</text:p>
          </table:table-cell>
          <table:table-cell office:value-type="string" table:style-name="ce1">
            <text:p>Gateway (delivery of work) achievement - Forecast and actual gateway dates are compared to the baseline</text:p>
          </table:table-cell>
          <table:table-cell office:value-type="string" table:style-name="ce1">
            <text:p>90% of gateways achieved</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Preston &amp; South Ribble FRMS (Phases 1 &amp; 2) ECC</text:p>
          </table:table-cell>
          <table:table-cell office:value-type="string" table:style-name="ce1">
            <text:p>Volkerstevin Ltd</text:p>
          </table:table-cell>
          <table:table-cell office:value-type="string" table:style-name="ce1">
            <text:p>Time Variance - Delivery of required project commission completions (work on the scheme) achieved/or anticipated to be completed by the latest commission completion date</text:p>
          </table:table-cell>
          <table:table-cell office:value-type="string" table:style-name="ce1">
            <text:p>Within 1 month of the latest Completion Date</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Rochdale &amp; Littleborough Phase 1a ECC</text:p>
          </table:table-cell>
          <table:table-cell office:value-type="string" table:style-name="ce1">
            <text:p>Volkerstevin Ltd</text:p>
          </table:table-cell>
          <table:table-cell office:value-type="string" table:style-name="ce1">
            <text:p>IM28 Number of apprenticeship weeks delivered<text:s/></text:p>
          </table:table-cell>
          <table:table-cell office:value-type="string" table:style-name="ce1">
            <text:p>&gt;100weeks</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Construction Related Professional Services</text:p>
          </table:table-cell>
          <table:table-cell office:value-type="string" table:style-name="ce1">
            <text:p>WSP</text:p>
          </table:table-cell>
          <table:table-cell office:value-type="string" table:style-name="ce1">
            <text:p>Delivery Within</text:p>
          </table:table-cell>
          <table:table-cell office:value-type="string" table:style-name="ce1">
            <text:p>Within 1 month of the latest Completion Date</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Saltfleet to Gibraltar Point Strategy – Beach Management</text:p>
          </table:table-cell>
          <table:table-cell office:value-type="string" table:style-name="ce1">
            <text:p>Van Oord Ltd</text:p>
          </table:table-cell>
          <table:table-cell office:value-type="string" table:style-name="ce1">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1">
            <text:p>equal to or less than 100%</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Lydd Ranges Sea Defences</text:p>
          </table:table-cell>
          <table:table-cell office:value-type="string" table:style-name="ce1">
            <text:p>Van Oord Ltd</text:p>
          </table:table-cell>
          <table:table-cell office:value-type="string" table:style-name="ce1">
            <text:p>Gateway (delivery of work) achievement - Forecast and actual gateway dates are compared to the baseline</text:p>
          </table:table-cell>
          <table:table-cell office:value-type="string" table:style-name="ce1">
            <text:p>90% of gateways achieved</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Defra - UnITy Programme - Managed Print Service</text:p>
          </table:table-cell>
          <table:table-cell office:value-type="string" table:style-name="ce1">
            <text:p>Xerox (UK) Ltd</text:p>
          </table:table-cell>
          <table:table-cell office:value-type="string" table:style-name="ce1">
            <text:p>P2 Incident Resolution <text:s/>(incidents resolved within target resolution time)</text:p>
          </table:table-cell>
          <table:table-cell office:value-type="string" table:style-name="ce1">
            <text:p>anything taking less than or equal to <text:s/>4 hrs to resolve</text:p>
          </table:table-cell>
          <table:table-cell office:value-type="string" table:style-name="ce1">
            <text:p>Approaching Target</text:p>
          </table:table-cell>
          <table:table-cell office:value-type="string" table:style-name="ce1">
            <text:p>Taking 5 Hours 9 Minutes to resolve</text:p>
          </table:table-cell>
          <table:table-cell table:number-columns-repeated="16375"/>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Provision of Laboratory Chemicals and Consumables</text:p>
          </table:table-cell>
          <table:table-cell office:value-type="string" table:style-name="ce1">
            <text:p>VWR International Ltd</text:p>
          </table:table-cell>
          <table:table-cell office:value-type="string" table:style-name="ce1">
            <text:p>Complaint handling</text:p>
          </table:table-cell>
          <table:table-cell office:value-type="string" table:style-name="ce1">
            <text:p>9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Mobile Voice and Data Services</text:p>
          </table:table-cell>
          <table:table-cell office:value-type="string" table:style-name="ce1">
            <text:p>Vodafone UK Ltd</text:p>
          </table:table-cell>
          <table:table-cell office:value-type="string" table:style-name="ce1">
            <text:p>Order dispatch - 95% of orders received via email before 12pm shall be despatched within 24 Working Hours subject to a maximum of 25 orders per Working Day.<text:s/></text:p>
            <text:p>95% of orders received via email before 12pm shall be despatched within 72 Working Hours</text:p>
            <text:p/>
          </table:table-cell>
          <table:table-cell office:value-type="string" table:style-name="ce1">
            <text:p>greater than or equal to 9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UnITy Programme - <text:s/>Connectivity - WAN/LAN Call Off Contract</text:p>
          </table:table-cell>
          <table:table-cell office:value-type="string" table:style-name="ce1">
            <text:p>Vodafone UK Ltd</text:p>
          </table:table-cell>
          <table:table-cell office:value-type="string" table:style-name="ce1">
            <text:p>Network Performance Service Level Thresholds Round Trip Delay (Based on a 60 Byte packet Latency)</text:p>
          </table:table-cell>
          <table:table-cell office:value-type="string" table:style-name="ce1">
            <text:p>75ms or les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Rochdale &amp; Littleborough Phase 1a ECC</text:p>
          </table:table-cell>
          <table:table-cell office:value-type="string" table:style-name="ce1">
            <text:p>Volkerstevin Ltd</text:p>
          </table:table-cell>
          <table:table-cell office:value-type="string" table:style-name="ce1">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1">
            <text:p>anything less than 100%</text:p>
          </table:table-cell>
          <table:table-cell office:value-type="string" table:style-name="ce1">
            <text:p>Inadequate</text:p>
          </table:table-cell>
          <table:table-cell office:value-type="string" table:style-name="ce1">
            <text:p>Comment to be confirmed</text:p>
          </table:table-cell>
          <table:table-cell table:number-columns-repeated="16375"/>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Application Mgmt. and Support RPA's Land Management System and Customer Portal</text:p>
          </table:table-cell>
          <table:table-cell office:value-type="string" table:style-name="ce1">
            <text:p>Version 1 Solutions Ltd</text:p>
          </table:table-cell>
          <table:table-cell office:value-type="string" table:style-name="ce1">
            <text:p>Support Services - Fix Times</text:p>
            <text:p/>
            <text:p>The number of incidents that are fixed within the contracted timeframes as a percentage of the number of incidents that occurred within the period.</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Rother Tidal Walls East Construction</text:p>
          </table:table-cell>
          <table:table-cell office:value-type="string" table:style-name="ce1">
            <text:p>Volkerstevin Ltd</text:p>
          </table:table-cell>
          <table:table-cell office:value-type="string" table:style-name="ce1">
            <text:p>Completion of Project</text:p>
          </table:table-cell>
          <table:table-cell office:value-type="string" table:style-name="ce1">
            <text:p>Within 1 month of the latest Completion Date</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Preston &amp; South Ribble FRMS (Phases 1 &amp; 2) ECC</text:p>
          </table:table-cell>
          <table:table-cell office:value-type="string" table:style-name="ce1">
            <text:p>Volkerstevin Ltd</text:p>
          </table:table-cell>
          <table:table-cell office:value-type="string" table:style-name="ce1">
            <text:p>IM28 Number of apprenticeship weeks delivered<text:s/></text:p>
          </table:table-cell>
          <table:table-cell office:value-type="string" table:style-name="ce1">
            <text:p>&gt;100week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Rochdale &amp; Littleborough Phase 1a ECC</text:p>
          </table:table-cell>
          <table:table-cell office:value-type="string" table:style-name="ce1">
            <text:p>Volkerstevin Ltd</text:p>
          </table:table-cell>
          <table:table-cell office:value-type="string" table:style-name="ce1">
            <text:p>Time Variance - Delivery of required project commission completions (work on the scheme) achieved/or anticipated to be completed by the latest commission completion date</text:p>
          </table:table-cell>
          <table:table-cell office:value-type="string" table:style-name="ce1">
            <text:p>Within 1 month of the latest Completion Date</text:p>
          </table:table-cell>
          <table:table-cell office:value-type="string" table:style-name="ce1">
            <text:p>Inadequate</text:p>
          </table:table-cell>
          <table:table-cell office:value-type="string" table:style-name="ce1">
            <text:p>Comment to be confirmed</text:p>
          </table:table-cell>
          <table:table-cell table:number-columns-repeated="16375"/>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31446 - KSL - SE CDF Lot 2 - LEHES Mios</text:p>
          </table:table-cell>
          <table:table-cell office:value-type="string" table:style-name="ce1">
            <text:p>Volkerstevin Ltd</text:p>
          </table:table-cell>
          <table:table-cell office:value-type="string" table:style-name="ce1">
            <text:p>Time Variance - Delivery of required project commission completions (work on the Flood alleviation scheme) achieved/or anticipated to be completed by the latest commission completion date</text:p>
          </table:table-cell>
          <table:table-cell office:value-type="string" table:style-name="ce1">
            <text:p>Within 1 month of the latest Completion Date</text:p>
          </table:table-cell>
          <table:table-cell office:value-type="string" table:style-name="ce1">
            <text:p>Requires Improvement</text:p>
          </table:table-cell>
          <table:table-cell office:value-type="string" table:style-name="ce1">
            <text:p>Comment to be confirmed</text:p>
          </table:table-cell>
          <table:table-cell table:number-columns-repeated="16375"/>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Farm Business Survey - Provision of Agricultural Business Data Services</text:p>
          </table:table-cell>
          <table:table-cell office:value-type="string" table:style-name="ce1">
            <text:p>University of Nottingham</text:p>
          </table:table-cell>
          <table:table-cell office:value-type="string" table:style-name="ce1">
            <text:p>Delivery of optional additional services (where procured). Measured against the number of validated records (where the additional service is a received by the Authority on 31st October in each year of the contract).<text:s/></text:p>
          </table:table-cell>
          <table:table-cell office:value-type="string" table:style-name="ce1">
            <text:p>99% (validated records received on or prior to the deadline).</text:p>
          </table:table-cell>
          <table:table-cell office:value-type="string" table:style-name="ce1">
            <text:p>Other - Consider not returned</text:p>
          </table:table-cell>
          <table:table-cell office:value-type="string" table:style-name="ce1">
            <text:p>The KPIs are measured on an annual basis rather than quarterly and relate to a survey year. <text:s/>The response entered relates to the 2021/22 survey year. <text:s text:c="2"/>Data are collect via face to face interviews with farmers which continued to be impacted by the pandemic. <text:s/>Recognising this, a "best endeavours" approach was agreed with the contractor which effectively suspended the KPI requirement.<text:s/></text:p>
          </table:table-cell>
          <table:table-cell table:number-columns-repeated="16375"/>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Defra - UnITy Programme - Managed Print Service</text:p>
          </table:table-cell>
          <table:table-cell office:value-type="string" table:style-name="ce1">
            <text:p>Xerox (UK) Ltd</text:p>
          </table:table-cell>
          <table:table-cell office:value-type="string" table:style-name="ce1">
            <text:p>Service Availability</text:p>
          </table:table-cell>
          <table:table-cell office:value-type="string" table:style-name="ce1">
            <text:p>greater than or equal to 99.6%</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Mobile Voice and Data Services</text:p>
          </table:table-cell>
          <table:table-cell office:value-type="string" table:style-name="ce1">
            <text:p>Vodafone UK Ltd</text:p>
          </table:table-cell>
          <table:table-cell office:value-type="string" table:style-name="ce1">
            <text:p>Network Availability</text:p>
          </table:table-cell>
          <table:table-cell office:value-type="string" table:style-name="ce1">
            <text:p>greater than or equal to 99.99%</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Saltfleet to Gibraltar Point Strategy – Beach Management</text:p>
          </table:table-cell>
          <table:table-cell office:value-type="string" table:style-name="ce1">
            <text:p>Van Oord Ltd</text:p>
          </table:table-cell>
          <table:table-cell office:value-type="string" table:style-name="ce1">
            <text:p>Gateway (delivery of work) achievement - Forecast and actual gateway dates are compared to the baseline</text:p>
          </table:table-cell>
          <table:table-cell office:value-type="string" table:style-name="ce1">
            <text:p>90% of gateways achieved</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UnITy Programme - <text:s/>Connectivity - WAN/LAN Call Off Contract</text:p>
          </table:table-cell>
          <table:table-cell office:value-type="string" table:style-name="ce1">
            <text:p>Vodafone UK Ltd</text:p>
          </table:table-cell>
          <table:table-cell office:value-type="string" table:style-name="ce1">
            <text:p>Percentage of Service Requests Completed Per Month within "set time"</text:p>
          </table:table-cell>
          <table:table-cell office:value-type="string" table:style-name="ce1">
            <text:p>equal to or greater than 9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Rochdale &amp; Littleborough Phase 1a ECC</text:p>
          </table:table-cell>
          <table:table-cell office:value-type="string" table:style-name="ce1">
            <text:p>Volkerstevin Ltd</text:p>
          </table:table-cell>
          <table:table-cell office:value-type="string" table:style-name="ce1">
            <text:p>Gateway (delivery of work) achievement - Forecast and actual gateway dates are compared to the baseline</text:p>
          </table:table-cell>
          <table:table-cell office:value-type="string" table:style-name="ce1">
            <text:p>90% of gateways achieved</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Farm Business Survey - Provision of Agricultural Business Data Services</text:p>
          </table:table-cell>
          <table:table-cell office:value-type="string" table:style-name="ce1">
            <text:p>University of Nottingham</text:p>
          </table:table-cell>
          <table:table-cell office:value-type="string" table:style-name="ce1">
            <text:p>Sample coverage against the characteristic quotas as follows: <text:s/>farm type against quota. Geographical spread against quota</text:p>
          </table:table-cell>
          <table:table-cell office:value-type="string" table:style-name="ce1">
            <text:p>The count of the number of shaded cells in the Core data quota that are not achieved by 2 or less.</text:p>
          </table:table-cell>
          <table:table-cell office:value-type="string" table:style-name="ce1">
            <text:p>Other - Consider not returned</text:p>
          </table:table-cell>
          <table:table-cell office:value-type="string" table:style-name="ce1">
            <text:p>The KPIs are measured on an annual basis rather than quarterly and relate to a survey year. <text:s/>The response entered relates to the 2021/22 survey year. <text:s text:c="2"/>Data are collect via face to face interviews with farmers which continued to be impacted by the pandemic. <text:s/>Recognising this, a "best endeavours" approach was agreed with the contractor which effectively suspended the KPI requirement.<text:s/></text:p>
          </table:table-cell>
          <table:table-cell table:number-columns-repeated="16375"/>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Saltfleet to Gibraltar Point Strategy – Beach Management</text:p>
          </table:table-cell>
          <table:table-cell office:value-type="string" table:style-name="ce1">
            <text:p>Van Oord Ltd</text:p>
          </table:table-cell>
          <table:table-cell office:value-type="string" table:style-name="ce1">
            <text:p>Time Variance - Delivery of required project commission completions (work on the scheme) achieved/or anticipated to be completed by the latest commission completion date</text:p>
          </table:table-cell>
          <table:table-cell office:value-type="string" table:style-name="ce1">
            <text:p>Within 1 month of the latest Completion Date</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31446 - KSL - SE CDF Lot 2 - LEHES Mios</text:p>
          </table:table-cell>
          <table:table-cell office:value-type="string" table:style-name="ce1">
            <text:p>Volkerstevin Ltd</text:p>
          </table:table-cell>
          <table:table-cell office:value-type="string" table:style-name="ce1">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1">
            <text:p>equal to or &lt;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Application Mgmt. and Support RPA's Land Management System and Customer Portal</text:p>
          </table:table-cell>
          <table:table-cell office:value-type="string" table:style-name="ce1">
            <text:p>Version 1 Solutions Ltd</text:p>
          </table:table-cell>
          <table:table-cell office:value-type="string" table:style-name="ce1">
            <text:p>Support Services - Response Times</text:p>
            <text:p/>
            <text:p>The number of incidents that are responded to within the contracted timeframes as a percentage of the number of incidents that occurred within the period.</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Rother Tidal Walls East Construction</text:p>
          </table:table-cell>
          <table:table-cell office:value-type="string" table:style-name="ce1">
            <text:p>Volkerstevin Ltd</text:p>
          </table:table-cell>
          <table:table-cell office:value-type="string" table:style-name="ce1">
            <text:p>Completion of Project</text:p>
          </table:table-cell>
          <table:table-cell office:value-type="string" table:style-name="ce1">
            <text:p>&gt;100week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UnITy Programme - <text:s/>Connectivity - WAN/LAN Call Off Contract</text:p>
          </table:table-cell>
          <table:table-cell office:value-type="string" table:style-name="ce1">
            <text:p>Vodafone UK Ltd</text:p>
          </table:table-cell>
          <table:table-cell office:value-type="string" table:style-name="ce1">
            <text:p>Service Availability (Service Maintenance Tier 1)</text:p>
          </table:table-cell>
          <table:table-cell office:value-type="string" table:style-name="ce1">
            <text:p>99.99% or more</text:p>
          </table:table-cell>
          <table:table-cell office:value-type="string" table:style-name="ce1">
            <text:p>Requires Improvement</text:p>
          </table:table-cell>
          <table:table-cell office:value-type="string" table:style-name="ce1">
            <text:p>Comment to be confirmed</text:p>
          </table:table-cell>
          <table:table-cell table:number-columns-repeated="16375"/>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Strategic Modelling Partner</text:p>
          </table:table-cell>
          <table:table-cell office:value-type="string" table:style-name="ce1">
            <text:p>Gutteridge, Haskins and Davey Ltd</text:p>
          </table:table-cell>
          <table:table-cell office:value-type="string" table:style-name="ce1">
            <text:p>To maintain compliance with the annual reporting requirements contained within Section 54 of the Act 2015.</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Lydd Ranges Sea Defences</text:p>
          </table:table-cell>
          <table:table-cell office:value-type="string" table:style-name="ce1">
            <text:p>Van Oord Ltd</text:p>
          </table:table-cell>
          <table:table-cell office:value-type="string" table:style-name="ce1">
            <text:p>Gateway (delivery of work) achievement - Forecast and actual gateway dates are compared to the baseline</text:p>
          </table:table-cell>
          <table:table-cell office:value-type="string" table:style-name="ce1">
            <text:p>90% of gateways achieved</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Public <text:s/>Sector Resourcing</text:p>
          </table:table-cell>
          <table:table-cell office:value-type="string" table:style-name="ce1">
            <text:p>Alexander Mann Solutions Ltd</text:p>
          </table:table-cell>
          <table:table-cell office:value-type="string" table:style-name="ce1">
            <text:p>Rate Card Alignment: Temporary Workers starting (identified temporary workers commencing employment) <text:s/>within rates at or below the agreed Rate Card pricing model</text:p>
          </table:table-cell>
          <table:table-cell office:value-type="string" table:style-name="ce1">
            <text:p>equal to or greater than 85%</text:p>
          </table:table-cell>
          <table:table-cell office:value-type="string" table:style-name="ce1">
            <text:p>Inadequate</text:p>
          </table:table-cell>
          <table:table-cell office:value-type="string" table:style-name="ce1">
            <text:p>Comment to be confirmed</text:p>
          </table:table-cell>
          <table:table-cell table:number-columns-repeated="16375"/>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Defra - UnITy Programme - Managed Print Service</text:p>
          </table:table-cell>
          <table:table-cell office:value-type="string" table:style-name="ce1">
            <text:p>Xerox (UK) Ltd</text:p>
          </table:table-cell>
          <table:table-cell office:value-type="string" table:style-name="ce1">
            <text:p>P1 Incident Resolution <text:s/>(incidents resolved within target resolution time)</text:p>
          </table:table-cell>
          <table:table-cell office:value-type="string" table:style-name="ce1">
            <text:p>anything taking 2 hours or less to resolve</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Provision of Laboratory Chemicals and Consumables</text:p>
          </table:table-cell>
          <table:table-cell office:value-type="string" table:style-name="ce1">
            <text:p>VWR International Ltd</text:p>
          </table:table-cell>
          <table:table-cell office:value-type="string" table:style-name="ce1">
            <text:p>Delivery Within</text:p>
          </table:table-cell>
          <table:table-cell office:value-type="string" table:style-name="ce1">
            <text:p>9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31446 - KSL - SE CDF Lot 2 - LEHES Mios</text:p>
          </table:table-cell>
          <table:table-cell office:value-type="string" table:style-name="ce1">
            <text:p>Volkerstevin Ltd</text:p>
          </table:table-cell>
          <table:table-cell office:value-type="string" table:style-name="ce1">
            <text:p>Gateway (delivery of work) achievement - Forecast and actual gateway dates are compared to the baseline</text:p>
          </table:table-cell>
          <table:table-cell office:value-type="string" table:style-name="ce1">
            <text:p>90% of gateways achieved</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Application Mgmt. and Support RPA's Land Management System and Customer Portal</text:p>
          </table:table-cell>
          <table:table-cell office:value-type="string" table:style-name="ce1">
            <text:p>Version 1 Solutions Ltd</text:p>
          </table:table-cell>
          <table:table-cell office:value-type="string" table:style-name="ce1">
            <text:p>Network availability</text:p>
          </table:table-cell>
          <table:table-cell office:value-type="string" table:style-name="ce1">
            <text:p>greater than or equal to 98.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Strategic Modelling Partner</text:p>
          </table:table-cell>
          <table:table-cell office:value-type="string" table:style-name="ce1">
            <text:p>Gutteridge, Haskins and Davey Ltd</text:p>
          </table:table-cell>
          <table:table-cell office:value-type="string" table:style-name="ce1">
            <text:p>Data Input - Coding for modelling work undertaken and uploaded to GitHub repositories</text:p>
          </table:table-cell>
          <table:table-cell office:value-type="string" table:style-name="ce1">
            <text:p>greater than or equal to 9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Strategic Modelling Partner</text:p>
          </table:table-cell>
          <table:table-cell office:value-type="string" table:style-name="ce1">
            <text:p>Gutteridge, Haskins and Davey Ltd</text:p>
          </table:table-cell>
          <table:table-cell office:value-type="string" table:style-name="ce1">
            <text:p>Completion of Mobilisation with no more than 5% of the financial year 21/22 budget</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Lydd Ranges Sea Defences</text:p>
          </table:table-cell>
          <table:table-cell office:value-type="string" table:style-name="ce1">
            <text:p>Van Oord Ltd</text:p>
          </table:table-cell>
          <table:table-cell office:value-type="string" table:style-name="ce1">
            <text:p>Time Variance - Delivery of required project commission completions (work on the scheme) achieved/or anticipated to be completed by the latest commission completion date</text:p>
          </table:table-cell>
          <table:table-cell office:value-type="string" table:style-name="ce1">
            <text:p>Within 1 month of the latest Completion Date</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Construction Related Professional Services</text:p>
          </table:table-cell>
          <table:table-cell office:value-type="string" table:style-name="ce1">
            <text:p>WSP</text:p>
          </table:table-cell>
          <table:table-cell office:value-type="string" table:style-name="ce1">
            <text:p>Resource</text:p>
          </table:table-cell>
          <table:table-cell office:value-type="string" table:style-name="ce1">
            <text:p>Capacity in terms of resource in place</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Construction Related Professional Services</text:p>
          </table:table-cell>
          <table:table-cell office:value-type="string" table:style-name="ce1">
            <text:p>WSP</text:p>
          </table:table-cell>
          <table:table-cell office:value-type="string" table:style-name="ce1">
            <text:p>Respond to Requests from PM’s</text:p>
          </table:table-cell>
          <table:table-cell office:value-type="string" table:style-name="ce1">
            <text:p>Respond to Requests from PM’s within 1 Day</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Fuel Cards Contract Renewal</text:p>
          </table:table-cell>
          <table:table-cell office:value-type="string" table:style-name="ce1">
            <text:p>Allstar Business Solutions Ltd</text:p>
          </table:table-cell>
          <table:table-cell office:value-type="string" table:style-name="ce1">
            <text:p>Fuel card delivered within x number of working days of application via the online portal</text:p>
          </table:table-cell>
          <table:table-cell office:value-type="string" table:style-name="ce1">
            <text:p>Fuel card delivery within 10 working days of application via the online portal</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Fuel Cards Contract Renewal</text:p>
          </table:table-cell>
          <table:table-cell office:value-type="string" table:style-name="ce1">
            <text:p>Allstar Business Solutions Ltd</text:p>
          </table:table-cell>
          <table:table-cell office:value-type="string" table:style-name="ce1">
            <text:p>MI report received</text:p>
          </table:table-cell>
          <table:table-cell office:value-type="string" table:style-name="ce1">
            <text:p>MI report received by day 15 of each month</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Fuel Cards Contract Renewal</text:p>
          </table:table-cell>
          <table:table-cell office:value-type="string" table:style-name="ce1">
            <text:p>Allstar Business Solutions Ltd</text:p>
          </table:table-cell>
          <table:table-cell office:value-type="string" table:style-name="ce1">
            <text:p>Response time to complaints</text:p>
          </table:table-cell>
          <table:table-cell office:value-type="string" table:style-name="ce1">
            <text:p>Response to complaints within 3 working day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Automatic Urban and Rural Network Management (Central Management and Co-Ordination Unit (CMCU)) – Management of National AURN sites (Lot 1)</text:p>
          </table:table-cell>
          <table:table-cell office:value-type="string" table:style-name="ce1">
            <text:p>Bureau Veritas UK Ltd</text:p>
          </table:table-cell>
          <table:table-cell office:value-type="string" table:style-name="ce1">
            <text:p>CMCU (Central Management Co-ordination Unit) contribution to achieving data quality objectives</text:p>
          </table:table-cell>
          <table:table-cell office:value-type="string" table:style-name="ce1">
            <text:p>KPI mean ratified data capture rate' per pollutant is more than 8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Farm Business Survey - Provision of Agricultural Business Data Services</text:p>
          </table:table-cell>
          <table:table-cell office:value-type="string" table:style-name="ce1">
            <text:p>University of Nottingham</text:p>
          </table:table-cell>
          <table:table-cell office:value-type="string" table:style-name="ce1">
            <text:p>Delivery of eligible core FBS data on time. Measured by number of completed, reconciled and validated records received by the Authority on or before the 30 September in each year of the contract</text:p>
          </table:table-cell>
          <table:table-cell office:value-type="string" table:style-name="ce1">
            <text:p>1,745 farm records <text:s/>or over submitted</text:p>
          </table:table-cell>
          <table:table-cell office:value-type="string" table:style-name="ce1">
            <text:p>Other - Consider not returned</text:p>
          </table:table-cell>
          <table:table-cell office:value-type="string" table:style-name="ce1">
            <text:p>The KPIs are measured on an annual basis rather than quarterly and relate to a survey year. <text:s/>The response entered relates to the 2021/22 survey year. <text:s text:c="2"/>Data are collect via face to face interviews with farmers which continued to be impacted by the pandemic. <text:s/>Recognising this, a "best endeavours" approach was agreed with the contractor which effectively suspended the KPI requirement.<text:s/></text:p>
          </table:table-cell>
          <table:table-cell table:number-columns-repeated="16375"/>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Supply of IT Resources to the Defra Group</text:p>
          </table:table-cell>
          <table:table-cell office:value-type="string" table:style-name="ce1">
            <text:p>Hays Specialist Recruitment Ltd</text:p>
          </table:table-cell>
          <table:table-cell office:value-type="string" table:style-name="ce1">
            <text:p>Fill rate achieved within timescales specified and agreed with hiring manager.</text:p>
          </table:table-cell>
          <table:table-cell office:value-type="string" table:style-name="ce1">
            <text:p>100% fulfilment within 15 business days for standard roles and 20 business days for hard to fill/ niche role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A national people and nature survey (previously known as MENE) RM6018</text:p>
          </table:table-cell>
          <table:table-cell office:value-type="string" table:style-name="ce1">
            <text:p>Kantar UK Ltd</text:p>
          </table:table-cell>
          <table:table-cell office:value-type="string" table:style-name="ce1">
            <text:p>Contract management - Supplier to effectively manage requirements of all commissioned work. Supplier to provide attendance and secretariat duties at quarterly progress meetings. Progress meetings to take place on a mutually agreed date.</text:p>
          </table:table-cell>
          <table:table-cell office:value-type="string" table:style-name="ce1">
            <text:p>Meets Expectation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A national people and nature survey (previously known as MENE) RM6018</text:p>
          </table:table-cell>
          <table:table-cell office:value-type="string" table:style-name="ce1">
            <text:p>Kantar UK Ltd</text:p>
          </table:table-cell>
          <table:table-cell office:value-type="string" table:style-name="ce1">
            <text:p>Quality and Accuracy of deliverables -</text:p>
            <text:p>Quarterly Deliverables are produced to standard as specified in the Statement of Works, to time, quality and budget. The deliverables must be reviewed by both the supplier and Natural England to ensure accuracy this includes datasets and written deliverables.<text:s/></text:p>
          </table:table-cell>
          <table:table-cell office:value-type="string" table:style-name="ce1">
            <text:p>Meets expectations - accurate and delivered to a publishable standard. May require cosmetic errors but rectified within 3 working day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SIMAR - Lot 2 - Commercial Vehicles</text:p>
          </table:table-cell>
          <table:table-cell office:value-type="string" table:style-name="ce1">
            <text:p>Rivus Fleet Solutions</text:p>
          </table:table-cell>
          <table:table-cell office:value-type="string" table:style-name="ce1">
            <text:p>Fleet availability<text:s/></text:p>
            <text:p/>
            <text:p>Percentage of time that each vehicle is available to Defra to utilise. Calculated by available hours based on a standard working day, Monday – Friday 08:00-17:00, against off road hours during the same period. Calculation looks at the average availability across all vehicles.<text:s/></text:p>
          </table:table-cell>
          <table:table-cell office:value-type="string" table:style-name="ce1">
            <text:p>9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Public <text:s/>Sector Resourcing</text:p>
          </table:table-cell>
          <table:table-cell office:value-type="string" table:style-name="ce1">
            <text:p>Alexander Mann Solutions Ltd</text:p>
          </table:table-cell>
          <table:table-cell office:value-type="string" table:style-name="ce1">
            <text:p>Time to Offer: Calendar Days between role released date and offer made</text:p>
          </table:table-cell>
          <table:table-cell office:value-type="string" table:style-name="ce1">
            <text:p>12 calendar days or les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A national people and nature survey (previously known as MENE) RM6018</text:p>
          </table:table-cell>
          <table:table-cell office:value-type="string" table:style-name="ce1">
            <text:p>Kantar UK Ltd</text:p>
          </table:table-cell>
          <table:table-cell office:value-type="string" table:style-name="ce1">
            <text:p>Project Delivery - Quarterly Deliverables are presented by the Supplier to the Customer at the agreed date as detailed in the Contract, subsequent Statements of Work or as amended in writing by means of a Contract Change Note. Quarterly KPI meetings organised by the contractor to update NE on progress which informs payment.<text:s/></text:p>
          </table:table-cell>
          <table:table-cell office:value-type="string" table:style-name="ce1">
            <text:p>Delivered within 2 working days of the agreed timeline.</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Veterinary Delivery Partnership Services A-C Geographic Lot 6 - Northern England</text:p>
          </table:table-cell>
          <table:table-cell office:value-type="string" table:style-name="ce1">
            <text:p>Farmcare North Ltd</text:p>
          </table:table-cell>
          <table:table-cell office:value-type="string" table:style-name="ce1">
            <text:p>Service A (Bovine): All TB Test results for Bovines are submitted on Sam within five (5) Working Days of the TT2 date.</text:p>
          </table:table-cell>
          <table:table-cell office:value-type="string" table:style-name="ce1">
            <text:p>equal to or greater than 97%</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Veterinary Delivery Partnership Services A-C Geographic Lot 5 - South &amp; Eastern England</text:p>
          </table:table-cell>
          <table:table-cell office:value-type="string" table:style-name="ce1">
            <text:p>Farmcare Central Ltd</text:p>
          </table:table-cell>
          <table:table-cell office:value-type="string" table:style-name="ce1">
            <text:p>Service A (Data Quality): All data input and submitted on Sam is accurate.</text:p>
          </table:table-cell>
          <table:table-cell office:value-type="string" table:style-name="ce1">
            <text:p>equal to or greater than 97%</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Veterinary Delivery Partnership Services A-C Geographic Lot 2 - South Wales</text:p>
          </table:table-cell>
          <table:table-cell office:value-type="string" table:style-name="ce1">
            <text:p>lechyd Da (Gwledig) Ltd</text:p>
          </table:table-cell>
          <table:table-cell office:value-type="string" table:style-name="ce1">
            <text:p>Service A (Bovine): All TB Test results for Bovines are submitted on SAM within five (5) Working Days of the TT2 date.</text:p>
          </table:table-cell>
          <table:table-cell office:value-type="string" table:style-name="ce1">
            <text:p>equal to or greater than 97%</text:p>
          </table:table-cell>
          <table:table-cell office:value-type="string" table:style-name="ce1">
            <text:p>Approaching Target</text:p>
          </table:table-cell>
          <table:table-cell office:value-type="string" table:style-name="ce1">
            <text:p>contractmanagement@apha.gov.uk</text:p>
          </table:table-cell>
          <table:table-cell table:number-columns-repeated="16375"/>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Lydd Ranges Sea Defences</text:p>
          </table:table-cell>
          <table:table-cell office:value-type="string" table:style-name="ce1">
            <text:p>Van Oord Ltd</text:p>
          </table:table-cell>
          <table:table-cell office:value-type="string" table:style-name="ce1">
            <text:p>Time Variance - Delivery of required project commission completions (work on the scheme) achieved/or anticipated to be completed by the latest commission completion date</text:p>
          </table:table-cell>
          <table:table-cell office:value-type="string" table:style-name="ce1">
            <text:p>Within 1 month of the latest Completion Date</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Lydd Ranges Sea Defences</text:p>
          </table:table-cell>
          <table:table-cell office:value-type="string" table:style-name="ce1">
            <text:p>Van Oord Ltd</text:p>
          </table:table-cell>
          <table:table-cell office:value-type="string" table:style-name="ce1">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1">
            <text:p>equal to or less than 100%</text:p>
          </table:table-cell>
          <table:table-cell office:value-type="string" table:style-name="ce1">
            <text:p>Requires Improvement</text:p>
          </table:table-cell>
          <table:table-cell office:value-type="string" table:style-name="ce1">
            <text:p>Comment to be confirmed</text:p>
          </table:table-cell>
          <table:table-cell table:number-columns-repeated="16375"/>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Supply of Lease Vehicle &amp; Fleet Management Services</text:p>
          </table:table-cell>
          <table:table-cell office:value-type="string" table:style-name="ce1">
            <text:p>Hitachi Capital (UK) Ltd</text:p>
          </table:table-cell>
          <table:table-cell office:value-type="string" table:style-name="ce1">
            <text:p>Call Handling - Answering time<text:s/></text:p>
            <text:p/>
            <text:p>Calls answered – greater than 80% of calls to be answered in under 20 seconds.<text:s/></text:p>
          </table:table-cell>
          <table:table-cell office:value-type="string" table:style-name="ce1">
            <text:p>&gt;80% of calls answered &lt;20 seconds<text: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Automatic Urban and Rural Network Management (Central Management and Co-Ordination Unit (CMCU)) – Management of National AURN sites (Lot 1)</text:p>
          </table:table-cell>
          <table:table-cell office:value-type="string" table:style-name="ce1">
            <text:p>Bureau Veritas UK Ltd</text:p>
          </table:table-cell>
          <table:table-cell office:value-type="string" table:style-name="ce1">
            <text:p>Contractor Data Collection / Verification and Dissemination process operates effectively in real time</text:p>
          </table:table-cell>
          <table:table-cell office:value-type="string" table:style-name="ce1">
            <text:p>Contractor to issue less than 10 Data exception reports a month due to circumstances within their control as per Contract specification 5.19</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TSE Rapid Testing</text:p>
          </table:table-cell>
          <table:table-cell office:value-type="string" table:style-name="ce1">
            <text:p>Eurofins Forensic Services Ltd</text:p>
          </table:table-cell>
          <table:table-cell office:value-type="string" table:style-name="ce1">
            <text:p>Service Delivery - All correct reports submitted in accordance with Appendix 7 - Percentage of reports submitted, in correct format, without missing data and within specified timescales</text:p>
          </table:table-cell>
          <table:table-cell office:value-type="string" table:style-name="ce1">
            <text:p>9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EFRA</text:p>
          </table:table-cell>
          <table:table-cell office:value-type="string" table:style-name="ce1">
            <text:p>Defra</text:p>
          </table:table-cell>
          <table:table-cell office:value-type="string" table:style-name="ce1">
            <text:p>Mobile Voice and Data Services</text:p>
          </table:table-cell>
          <table:table-cell office:value-type="string" table:style-name="ce1">
            <text:p>Vodafone UK Ltd</text:p>
          </table:table-cell>
          <table:table-cell office:value-type="string" table:style-name="ce1">
            <text:p>Incident Resolution <text:s/>(percentage of incidents resolved within target resolution time)</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Ambition Institute)</text:p>
          </table:table-cell>
          <table:table-cell office:value-type="string" table:style-name="ce1">
            <text:p>Ambition Institute</text:p>
          </table:table-cell>
          <table:table-cell office:value-type="string" table:style-name="ce1">
            <text:p>Retention - A minimum of 75% of the Participants that start the training are retained by the end of year 2 of delivery.</text:p>
          </table:table-cell>
          <table:table-cell office:value-type="string" table:style-name="ce1">
            <text:p>Above 95%</text:p>
          </table:table-cell>
          <table:table-cell office:value-type="string" table:style-name="ce1">
            <text:p>Other - Consider returned</text:p>
          </table:table-cell>
          <table:table-cell office:value-type="string" table:style-name="ce1">
            <text:p>Due to be reported FY22-23 Q3</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High Potential Initial Teacher Training and Leadership Development Programme 2022/23 (con8379) _con 8477</text:p>
          </table:table-cell>
          <table:table-cell office:value-type="string" table:style-name="ce1">
            <text:p>Teach First</text:p>
          </table:table-cell>
          <table:table-cell office:value-type="string" table:style-name="ce1">
            <text:p>The supplier will ensure that 90% of Participants who start Year 1 of the Programme will achieve QTS by the end of the Programme<text:s text:c="2"/></text:p>
          </table:table-cell>
          <table:table-cell office:value-type="string" table:style-name="ce1">
            <text:p>90%</text:p>
          </table:table-cell>
          <table:table-cell office:value-type="string" table:style-name="ce1">
            <text:p>Other - Consider returned</text:p>
          </table:table-cell>
          <table:table-cell office:value-type="string" table:style-name="ce1">
            <text:p>Due to be reported FY24-25 Q4</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Fast-Track Social Work Programme - Frontline cohorts '20 through to 23'</text:p>
          </table:table-cell>
          <table:table-cell office:value-type="string" table:style-name="ce1">
            <text:p>The Frontline Organisation</text:p>
          </table:table-cell>
          <table:table-cell office:value-type="string" table:style-name="ce1">
            <text:p>Cohort 20 - Year 1 participant satisfaction: % of participants satisfied/very satisfied with the programme</text:p>
          </table:table-cell>
          <table:table-cell office:value-type="string" table:style-name="ce1">
            <text:p>&gt;7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Period Product provision to schools and post-16 education organisations across England</text:p>
          </table:table-cell>
          <table:table-cell office:value-type="string" table:style-name="ce1">
            <text:p>Personnel Hygiene Services Limited trading as PHS Group plc</text:p>
          </table:table-cell>
          <table:table-cell office:value-type="string" table:style-name="ce1">
            <text:p>KPI details required</text:p>
          </table:table-cell>
          <table:table-cell office:value-type="string" table:style-name="ce1">
            <text:p>Target not set</text:p>
          </table:table-cell>
          <table:table-cell office:value-type="string" table:style-name="ce1">
            <text:p>Other - Consider returned</text:p>
          </table:table-cell>
          <table:table-cell office:value-type="string" table:style-name="ce1">
            <text:p>Due to be reported FY22/23 Q4</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Microsoft Azure</text:p>
          </table:table-cell>
          <table:table-cell office:value-type="string" table:style-name="ce1">
            <text:p>Bytes Software Services LTD</text:p>
          </table:table-cell>
          <table:table-cell office:value-type="string" table:style-name="ce1">
            <text:p>Reseller Portal Availability. Target of 98% availability at all time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Data Science and Data Directorate DevOps Contract</text:p>
          </table:table-cell>
          <table:table-cell office:value-type="string" table:style-name="ce1">
            <text:p>Bramble Hub</text:p>
          </table:table-cell>
          <table:table-cell office:value-type="string" table:style-name="ce1">
            <text:p>Statement of Work (SOW) response rate - Duration between the Buyer issuing the Supplier with a SOW and the Supplier providing a returned SOW with section 3.3 &amp; 3.4 fully completed.<text:s/></text:p>
          </table:table-cell>
          <table:table-cell office:value-type="string" table:style-name="ce1">
            <text:p>Supplier response within 5 working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Data Science services – Development, Dev Ops, Architecture and Data Engineering</text:p>
          </table:table-cell>
          <table:table-cell office:value-type="string" table:style-name="ce1">
            <text:p>Cognizant Worldwide Limited</text:p>
          </table:table-cell>
          <table:table-cell office:value-type="string" table:style-name="ce1">
            <text:p>Service Timeliness</text:p>
          </table:table-cell>
          <table:table-cell office:value-type="string" table:style-name="ce1">
            <text:p>95% or above of services required commence work on agreed date.</text:p>
          </table:table-cell>
          <table:table-cell office:value-type="string" table:style-name="ce1">
            <text:p>Inadequate</text:p>
          </table:table-cell>
          <table:table-cell office:value-type="string" table:style-name="ce1">
            <text:p>Some specialised roles took longer than expected to fill.</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Professional Development Programme - Phase 3</text:p>
          </table:table-cell>
          <table:table-cell office:value-type="string" table:style-name="ce1">
            <text:p>Education Development Trust</text:p>
          </table:table-cell>
          <table:table-cell office:value-type="string" table:style-name="ce1">
            <text:p>A minimum of 95% of the total number of <text:s/>Early Years Practitioners (EYPs) have completed all required elements of PDP within a maximum of 12 months</text:p>
          </table:table-cell>
          <table:table-cell office:value-type="string" table:style-name="ce1">
            <text:p>Treshold required</text:p>
          </table:table-cell>
          <table:table-cell office:value-type="string" table:style-name="ce1">
            <text:p>Other - Consider returned</text:p>
          </table:table-cell>
          <table:table-cell office:value-type="string" table:style-name="ce1">
            <text:p>Due to be reported FY23/24 Q4</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con_16348 - General Qualifications Logistics Service</text:p>
          </table:table-cell>
          <table:table-cell office:value-type="string" table:style-name="ce1">
            <text:p>Parcelforce Worldwide</text:p>
          </table:table-cell>
          <table:table-cell office:value-type="string" table:style-name="ce1">
            <text:p>KPI details required</text:p>
          </table:table-cell>
          <table:table-cell office:value-type="string" table:style-name="ce1">
            <text:p>Target not set</text:p>
          </table:table-cell>
          <table:table-cell office:value-type="string" table:style-name="ce1">
            <text:p>Other - Consider returned</text:p>
          </table:table-cell>
          <table:table-cell office:value-type="string" table:style-name="ce1">
            <text:p>Due to be reported FY22-23 Q4</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Institute of Teaching - SLDT E&amp;M Call off contract</text:p>
          </table:table-cell>
          <table:table-cell office:value-type="string" table:style-name="ce1">
            <text:p>School-Led Development Trust</text:p>
          </table:table-cell>
          <table:table-cell office:value-type="string" table:style-name="ce1">
            <text:p>Number of full-time equivalent employment opportunities created under the contract, by UK region</text:p>
          </table:table-cell>
          <table:table-cell office:value-type="string" table:style-name="ce1">
            <text:p>120 and above</text:p>
          </table:table-cell>
          <table:table-cell office:value-type="string" table:style-name="ce1">
            <text:p>Other - Consider returned</text:p>
          </table:table-cell>
          <table:table-cell office:value-type="string" table:style-name="ce1">
            <text:p>Due to be reported FY23-24 Q3</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Apprenticeships Workforce Development</text:p>
          </table:table-cell>
          <table:table-cell office:value-type="string" table:style-name="ce1">
            <text:p>Education and Training Foundation</text:p>
          </table:table-cell>
          <table:table-cell office:value-type="string" table:style-name="ce1">
            <text:p>Social Value Question was on "New jobs and new skills’ (‘NJNS)</text:p>
            <text:p>1. NJNS toolkits produced and sent to providers during initial TNA. Toolkit topics will include: the importance of diversity in recruitment and tackling economic inequality by creating new jobs/training/volunteering opportunities.</text:p>
            <text:p>2. NJNS questions to be embedded within AWD annual survey to measure impact of our AWD SV plan(1)</text:p>
            <text:p>3. Creating apprenticeship and T Level Placements</text:p>
            <text:p><text:s/></text:p>
          </table:table-cell>
          <table:table-cell office:value-type="string" table:style-name="ce1">
            <text:p>M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Contact Centre Technology Services</text:p>
          </table:table-cell>
          <table:table-cell office:value-type="string" table:style-name="ce1">
            <text:p>Atos IT Services UK Ltd</text:p>
          </table:table-cell>
          <table:table-cell office:value-type="string" table:style-name="ce1">
            <text:p>Availability &gt; Core Services (CXone Platform)<text:s/></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Apprenticeships Workforce Development</text:p>
          </table:table-cell>
          <table:table-cell office:value-type="string" table:style-name="ce1">
            <text:p>Education and Training Foundation</text:p>
          </table:table-cell>
          <table:table-cell office:value-type="string" table:style-name="ce1">
            <text:p>Registration - The supplier has a communication and marketing plan in place to raise awareness of the AWD Programme and drive take-up.<text:s/></text:p>
          </table:table-cell>
          <table:table-cell office:value-type="string" table:style-name="ce1">
            <text:p>Outcomes m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DfE Condition Data Collection 2 (CDC2) - Surveying Organisation RLB</text:p>
          </table:table-cell>
          <table:table-cell office:value-type="string" table:style-name="ce1">
            <text:p>Rider Levett Bucknall</text:p>
          </table:table-cell>
          <table:table-cell office:value-type="string" table:style-name="ce1">
            <text:p>Percentage of Corrective Actions required to ensure Ready to Release Data Status</text:p>
          </table:table-cell>
          <table:table-cell office:value-type="string" table:style-name="ce1">
            <text:p>95%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Adoption Support Fund 2022</text:p>
          </table:table-cell>
          <table:table-cell office:value-type="string" table:style-name="ce1">
            <text:p>Mott MacDonald Ltd</text:p>
          </table:table-cell>
          <table:table-cell office:value-type="string" table:style-name="ce1">
            <text:p>We will ensure that the Fund is distributed in line with demand each financial year in line with government accounting rules by building on the existing GIAA audited process.<text:s/></text:p>
          </table:table-cell>
          <table:table-cell office:value-type="string" table:style-name="ce1">
            <text:p>100% to 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Adoption Support Fund 2022</text:p>
          </table:table-cell>
          <table:table-cell office:value-type="string" table:style-name="ce1">
            <text:p>Mott MacDonald Ltd</text:p>
          </table:table-cell>
          <table:table-cell office:value-type="string" table:style-name="ce1">
            <text:p>All correctly completed applications above the Fair Access Limits are assessed and sent to the Department for approval within 3 working days.</text:p>
          </table:table-cell>
          <table:table-cell office:value-type="string" table:style-name="ce1">
            <text:p>100% to 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High Potential Initial Teacher Training and Leadership Development Programme 2022/23 (con8379) _con 8477</text:p>
          </table:table-cell>
          <table:table-cell office:value-type="string" table:style-name="ce1">
            <text:p>Teach First</text:p>
          </table:table-cell>
          <table:table-cell office:value-type="string" table:style-name="ce1">
            <text:p>The supplier will ensure that 86% of Participants who start Year 1 of the Programme will complete Year 2 of the Programme</text:p>
          </table:table-cell>
          <table:table-cell office:value-type="string" table:style-name="ce1">
            <text:p>83% to 86%</text:p>
          </table:table-cell>
          <table:table-cell office:value-type="string" table:style-name="ce1">
            <text:p>Other - Consider returned</text:p>
          </table:table-cell>
          <table:table-cell office:value-type="string" table:style-name="ce1">
            <text:p>Due to be reported FY24-25 Q4</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Schools Business Professionals Service Delivery Portfolio</text:p>
          </table:table-cell>
          <table:table-cell office:value-type="string" table:style-name="ce1">
            <text:p>The Dextrous Web Ltd (trading as dxw)</text:p>
          </table:table-cell>
          <table:table-cell office:value-type="string" table:style-name="ce1">
            <text:p>Invoice accuracy<text:s/></text:p>
            <text:p>Invoices submitted in the Measurement Period are correc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TPS Administration Services Contract</text:p>
          </table:table-cell>
          <table:table-cell office:value-type="string" table:style-name="ce1">
            <text:p>Capita Business Services</text:p>
          </table:table-cell>
          <table:table-cell office:value-type="string" table:style-name="ce1">
            <text:p>SLA 1 (1) Retirement Benefit Payments:</text:p>
            <text:p>Target is 100% by payable date or if late application, 100% within 10 working days of receiving an application form. Volume actioned or any outstanding failed cases above 45 days</text:p>
          </table:table-cell>
          <table:table-cell office:value-type="string" table:style-name="ce1">
            <text:p>100% of volume actioned</text:p>
          </table:table-cell>
          <table:table-cell office:value-type="string" table:style-name="ce1">
            <text:p>Inadequate</text:p>
          </table:table-cell>
          <table:table-cell office:value-type="string" table:style-name="ce1">
            <text:p>The backlog of ill health retirement cases is still being worked through and this continues to impact performance in this area. This is not a Capita TP generated backlog, it is work that has been generated within the Ill Health casework under contract with another provider, however, impacts on Capita performance because of the link to TPS benefits. <text:s/>A remedial plan is in place and it is anticipated that this back log will be cleared by the end of February, which will see a positive impact on 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Teacher Services - User Centred Design Services</text:p>
          </table:table-cell>
          <table:table-cell office:value-type="string" table:style-name="ce1">
            <text:p>Engine Partners UK LLP</text:p>
          </table:table-cell>
          <table:table-cell office:value-type="string" table:style-name="ce1">
            <text:p>The Supplier shall successfully deliver all Key Service Deliverables required in Statements of Work to the required Acceptance Criteria.</text:p>
            <text:p/>
          </table:table-cell>
          <table:table-cell office:value-type="string" table:style-name="ce1">
            <text:p>The Supplier fails to deliver no more than two Key Service Deliverables or 10% which ever is fewest due against all live Statements of Work in the preceding month.</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DfE Condition Data Collection 2 (CDC2) - Surveying Organisation F+G</text:p>
          </table:table-cell>
          <table:table-cell office:value-type="string" table:style-name="ce1">
            <text:p>Faithful+Gould Limited</text:p>
          </table:table-cell>
          <table:table-cell office:value-type="string" table:style-name="ce1">
            <text:p>Percentage of Visits at SO Checked and Approved Data Status</text:p>
          </table:table-cell>
          <table:table-cell office:value-type="string" table:style-name="ce1">
            <text:p>85%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TPS Administration Services Contract</text:p>
          </table:table-cell>
          <table:table-cell office:value-type="string" table:style-name="ce1">
            <text:p>Capita Business Services</text:p>
          </table:table-cell>
          <table:table-cell office:value-type="string" table:style-name="ce1">
            <text:p>SLA 2 (2) Pension Payments</text:p>
            <text:p>Target is 100% on due Dat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T Levels PD</text:p>
          </table:table-cell>
          <table:table-cell office:value-type="string" table:style-name="ce1">
            <text:p>Education and Training Foundation</text:p>
          </table:table-cell>
          <table:table-cell office:value-type="string" table:style-name="ce1">
            <text:p>KPI 3- Teachers teaching T Levels can interact and collaborate with each other on a regional and/or subject specific basis so that they can reflect on and embed their professional development by 31st July 2021</text:p>
          </table:table-cell>
          <table:table-cell office:value-type="string" table:style-name="ce1">
            <text:p>On-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Test Operations Services (TOpS)</text:p>
          </table:table-cell>
          <table:table-cell office:value-type="string" table:style-name="ce1">
            <text:p>Capita Plc</text:p>
          </table:table-cell>
          <table:table-cell office:value-type="string" table:style-name="ce1">
            <text:p>Testing portal system availability: System availability of 99.8% for production</text:p>
          </table:table-cell>
          <table:table-cell office:value-type="string" table:style-name="ce1">
            <text:p>99.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Microsoft Azure</text:p>
          </table:table-cell>
          <table:table-cell office:value-type="string" table:style-name="ce1">
            <text:p>Bytes Software Services LTD</text:p>
          </table:table-cell>
          <table:table-cell office:value-type="string" table:style-name="ce1">
            <text:p>Response to account queries within one working day</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NCETM Mathematics Curriculum Support Programme</text:p>
          </table:table-cell>
          <table:table-cell office:value-type="string" table:style-name="ce1">
            <text:p>(NCETM) Tribal Education Ltd</text:p>
          </table:table-cell>
          <table:table-cell office:value-type="string" table:style-name="ce1">
            <text:p>Primary Teaching for Mastery programme - <text:s/>Work with the Maths Hubs to recruit primary schools across England to the primary Teaching for Mastery programme with the ambition to reach 75% of all primary schools by the end of academic year 2024/25.</text:p>
          </table:table-cell>
          <table:table-cell office:value-type="string" table:style-name="ce1">
            <text:p>Above 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UK NARIC/ENIC</text:p>
          </table:table-cell>
          <table:table-cell office:value-type="string" table:style-name="ce1">
            <text:p>ECCTIS Limited</text:p>
          </table:table-cell>
          <table:table-cell office:value-type="string" table:style-name="ce1">
            <text:p>1 - 99.9% of non-fast track cases dispatched to the applicant within 10-15 working days.</text:p>
          </table:table-cell>
          <table:table-cell office:value-type="string" table:style-name="ce1">
            <text:p>&gt;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Aggregated DevOps Services for Apprenticeship Service, Funding Service and T Levels</text:p>
          </table:table-cell>
          <table:table-cell office:value-type="string" table:style-name="ce1">
            <text:p>BAE Systems Applied Intelligence</text:p>
          </table:table-cell>
          <table:table-cell office:value-type="string" table:style-name="ce1">
            <text:p>Continuous Service Improvemen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2022 ECF Cohort Call-off Contract (Teach First)</text:p>
          </table:table-cell>
          <table:table-cell office:value-type="string" table:style-name="ce1">
            <text:p>Teach First</text:p>
          </table:table-cell>
          <table:table-cell office:value-type="string" table:style-name="ce1">
            <text:p>Retention</text:p>
            <text:p>The number of Participants that start the training retained at the end of year 2 of delivery.</text:p>
            <text:p>Performance reviewed monthly and reported at end of years 1 and 2 of the programme.</text:p>
          </table:table-cell>
          <table:table-cell office:value-type="string" table:style-name="ce1">
            <text:p>75% or above</text:p>
          </table:table-cell>
          <table:table-cell office:value-type="string" table:style-name="ce1">
            <text:p>Other - Consider returned</text:p>
          </table:table-cell>
          <table:table-cell office:value-type="string" table:style-name="ce1">
            <text:p>Due to be reported FY23-24 Q2</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DfE Condition Data Collection 2 (CDC2) - Surveying Organisation F+G</text:p>
          </table:table-cell>
          <table:table-cell office:value-type="string" table:style-name="ce1">
            <text:p>Faithful+Gould Limited</text:p>
          </table:table-cell>
          <table:table-cell office:value-type="string" table:style-name="ce1">
            <text:p>Percentage of Corrective Actions required to ensure Ready to Release Data Status</text:p>
          </table:table-cell>
          <table:table-cell office:value-type="string" table:style-name="ce1">
            <text:p>95%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Turing Scheme Administration Services (2021-2023)</text:p>
          </table:table-cell>
          <table:table-cell office:value-type="string" table:style-name="ce1">
            <text:p>Capita Business Services Limited</text:p>
          </table:table-cell>
          <table:table-cell office:value-type="string" table:style-name="ce1">
            <text:p>Website availability: For the IT Service to meet the required standards, the IT Service must deliver an average up time of 99.5% for the front and back end systems</text:p>
          </table:table-cell>
          <table:table-cell office:value-type="string" table:style-name="ce1">
            <text:p>Target m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Data Science and Data Directorate DevOps Contract</text:p>
          </table:table-cell>
          <table:table-cell office:value-type="string" table:style-name="ce1">
            <text:p>Bramble Hub</text:p>
          </table:table-cell>
          <table:table-cell office:value-type="string" table:style-name="ce1">
            <text:p>Timely replacement of departing personnel <text:s/>- Duration between departure of specialist team member and effective replacement at equivalent level<text:s/></text:p>
          </table:table-cell>
          <table:table-cell office:value-type="string" table:style-name="ce1">
            <text:p>100% of replacement personnel has been sourced before departing personnel ceases delivery</text:p>
          </table:table-cell>
          <table:table-cell office:value-type="string" table:style-name="ce1">
            <text:p>Inadequate</text:p>
          </table:table-cell>
          <table:table-cell office:value-type="string" table:style-name="ce1">
            <text:p>Replacements took over 10 days</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Queens Jubilee - Commemorative Book on the Queens Reign</text:p>
          </table:table-cell>
          <table:table-cell office:value-type="string" table:style-name="ce1">
            <text:p>Ambition Institute</text:p>
          </table:table-cell>
          <table:table-cell office:value-type="string" table:style-name="ce1">
            <text:p>To meet specified project milestones - (a) finalise print version of book by 15 March 2022; and (b) complete full print run by 20 June 2022.<text:s/></text:p>
          </table:table-cell>
          <table:table-cell office:value-type="string" table:style-name="ce1">
            <text:p>M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The National Centre for Computing Education (NCCE) Lot 1</text:p>
          </table:table-cell>
          <table:table-cell office:value-type="string" table:style-name="ce1">
            <text:p>STEM Learning Ltd.</text:p>
          </table:table-cell>
          <table:table-cell office:value-type="string" table:style-name="ce1">
            <text:p>Target percentage of 92% of Secondary priority schools that are engaged each year.</text:p>
          </table:table-cell>
          <table:table-cell office:value-type="string" table:style-name="ce1">
            <text:p>95% of KPI targ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National Pupil Data Achievement and Attainment Tables (NPDAAT) Service</text:p>
          </table:table-cell>
          <table:table-cell office:value-type="string" table:style-name="ce1">
            <text:p>RM Education Resources</text:p>
          </table:table-cell>
          <table:table-cell office:value-type="string" table:style-name="ce1">
            <text:p>The Supplier will meet of 100% of Key Milestones and Key Deliverables (for which it is responsible) to the agreed dates (as set out in Statement of Works).<text:s/></text:p>
            <text:p/>
            <text:p>A Key Milestone or Key Deliverable will not be defined as missed if an exception is agreed in advance or the Key Milestone or Key Deliverable is not the responsibility of the Supplier.</text:p>
            <text:p/>
          </table:table-cell>
          <table:table-cell office:value-type="string" table:style-name="ce1">
            <text:p>100% delivered 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Mandarin Excellence Programme</text:p>
          </table:table-cell>
          <table:table-cell office:value-type="string" table:style-name="ce1">
            <text:p>UCL Consultants Ltd</text:p>
          </table:table-cell>
          <table:table-cell office:value-type="string" table:style-name="ce1">
            <text:p>Recruitment of 2,000 participating pupils per Year 7 cohort from 2021-2024.</text:p>
          </table:table-cell>
          <table:table-cell office:value-type="string" table:style-name="ce1">
            <text:p>More than 2000</text:p>
          </table:table-cell>
          <table:table-cell office:value-type="string" table:style-name="ce1">
            <text:p>Other - Consider returned</text:p>
          </table:table-cell>
          <table:table-cell office:value-type="string" table:style-name="ce1">
            <text:p>Due to be reported FY22-23 Q3</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con_16348 - General Qualifications Logistics Service</text:p>
          </table:table-cell>
          <table:table-cell office:value-type="string" table:style-name="ce1">
            <text:p>Parcelforce Worldwide</text:p>
          </table:table-cell>
          <table:table-cell office:value-type="string" table:style-name="ce1">
            <text:p>KPI details required</text:p>
          </table:table-cell>
          <table:table-cell office:value-type="string" table:style-name="ce1">
            <text:p>Target not set</text:p>
          </table:table-cell>
          <table:table-cell office:value-type="string" table:style-name="ce1">
            <text:p>Other - Consider returned</text:p>
          </table:table-cell>
          <table:table-cell office:value-type="string" table:style-name="ce1">
            <text:p>Due to be reported FY22-23 Q4</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Fast-Track Social Work Programme - Frontline cohorts '20 through to 23'</text:p>
          </table:table-cell>
          <table:table-cell office:value-type="string" table:style-name="ce1">
            <text:p>The Frontline Organisation</text:p>
          </table:table-cell>
          <table:table-cell office:value-type="string" table:style-name="ce1">
            <text:p>Cohort 21 - Unique programme starters: Number of participants starting the programme</text:p>
          </table:table-cell>
          <table:table-cell office:value-type="string" table:style-name="ce1">
            <text:p>&gt;40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DfE Condition Data Collection 2 (CDC2) - Surveying Organisation AECOM</text:p>
          </table:table-cell>
          <table:table-cell office:value-type="string" table:style-name="ce1">
            <text:p>AECOM Limited</text:p>
          </table:table-cell>
          <table:table-cell office:value-type="string" table:style-name="ce1">
            <text:p>Percentage of Visits at Pre SO Checked and Approved Data Status</text:p>
          </table:table-cell>
          <table:table-cell office:value-type="string" table:style-name="ce1">
            <text:p>90%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Workday</text:p>
          </table:table-cell>
          <table:table-cell office:value-type="string" table:style-name="ce1">
            <text:p>WORKDAY</text:p>
          </table:table-cell>
          <table:table-cell office:value-type="string" table:style-name="ce1">
            <text:p>Workday HR system service availability commitment for a given calendar month is 99.7%</text:p>
          </table:table-cell>
          <table:table-cell office:value-type="string" table:style-name="ce1">
            <text:p>99.7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Setting Leadership Portfolio</text:p>
          </table:table-cell>
          <table:table-cell office:value-type="string" table:style-name="ce1">
            <text:p>ANDigital Ltd</text:p>
          </table:table-cell>
          <table:table-cell office:value-type="string" table:style-name="ce1">
            <text:p>Statement of Work response time</text:p>
          </table:table-cell>
          <table:table-cell office:value-type="string" table:style-name="ce1">
            <text:p>Supplier response within 6 working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The National Centre for Computing Education (NCCE) Lot 2</text:p>
          </table:table-cell>
          <table:table-cell office:value-type="string" table:style-name="ce1">
            <text:p>STEM Learning Ltd.</text:p>
          </table:table-cell>
          <table:table-cell office:value-type="string" table:style-name="ce1">
            <text:p>A target of 5260 teachers who have made positive start to their CSA journey.</text:p>
          </table:table-cell>
          <table:table-cell office:value-type="string" table:style-name="ce1">
            <text:p>95% of KPI targ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Data Science Services – Project Delivery and User Centred Design Services</text:p>
          </table:table-cell>
          <table:table-cell office:value-type="string" table:style-name="ce1">
            <text:p>Solirius LTD</text:p>
          </table:table-cell>
          <table:table-cell office:value-type="string" table:style-name="ce1">
            <text:p>Statement of work response rate<text:s/></text:p>
          </table:table-cell>
          <table:table-cell office:value-type="string" table:style-name="ce1">
            <text:p>100% successful response rate to SOW within 5 working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UK NARIC/ENIC</text:p>
          </table:table-cell>
          <table:table-cell office:value-type="string" table:style-name="ce1">
            <text:p>ECCTIS Limited</text:p>
          </table:table-cell>
          <table:table-cell office:value-type="string" table:style-name="ce1">
            <text:p>2 - 99% of fast-track cases dispatched to the applicant within 24-48 hours.</text:p>
          </table:table-cell>
          <table:table-cell office:value-type="string" table:style-name="ce1">
            <text:p>&gt;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2022 ECF Cohort Call-off Contract (Best Practice Network)</text:p>
          </table:table-cell>
          <table:table-cell office:value-type="string" table:style-name="ce1">
            <text:p>Best Practice Network</text:p>
          </table:table-cell>
          <table:table-cell office:value-type="string" table:style-name="ce1">
            <text:p>Retention</text:p>
            <text:p>The number of Participants that start the training retained at the end of year 2 of delivery.</text:p>
            <text:p>Performance reviewed monthly and reported at end of years 1 and 2 of the programme.</text:p>
          </table:table-cell>
          <table:table-cell office:value-type="string" table:style-name="ce1">
            <text:p>75% or above</text:p>
          </table:table-cell>
          <table:table-cell office:value-type="string" table:style-name="ce1">
            <text:p>Other - Consider returned</text:p>
          </table:table-cell>
          <table:table-cell office:value-type="string" table:style-name="ce1">
            <text:p>Due to be reported FY23-24 Q2</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Ambition Institute)</text:p>
          </table:table-cell>
          <table:table-cell office:value-type="string" table:style-name="ce1">
            <text:p>Ambition Institute</text:p>
          </table:table-cell>
          <table:table-cell office:value-type="string" table:style-name="ce1">
            <text:p>Recruitment - Recruit the target number of ECTs and their assigned Mentors onto the programme by the end of October 2021.</text:p>
          </table:table-cell>
          <table:table-cell office:value-type="string" table:style-name="ce1">
            <text:p>Above 95%</text:p>
          </table:table-cell>
          <table:table-cell office:value-type="string" table:style-name="ce1">
            <text:p>Other - Consider returned</text:p>
          </table:table-cell>
          <table:table-cell office:value-type="string" table:style-name="ce1">
            <text:p>Due to be reported FY22-23 Q4</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DfE Condition Data Collection 2 (CDC2) - Surveying Organisation RLB</text:p>
          </table:table-cell>
          <table:table-cell office:value-type="string" table:style-name="ce1">
            <text:p>Rider Levett Bucknall</text:p>
          </table:table-cell>
          <table:table-cell office:value-type="string" table:style-name="ce1">
            <text:p>Percentage of Visits at SO Checked and Approved Data Status</text:p>
          </table:table-cell>
          <table:table-cell office:value-type="string" table:style-name="ce1">
            <text:p>85%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T Levels PD</text:p>
          </table:table-cell>
          <table:table-cell office:value-type="string" table:style-name="ce1">
            <text:p>Education and Training Foundation</text:p>
          </table:table-cell>
          <table:table-cell office:value-type="string" table:style-name="ce1">
            <text:p>KPI 2 - Anyone who has a role in T Level delivery can access Understanding T Levels by 31st July 2021.</text:p>
          </table:table-cell>
          <table:table-cell office:value-type="string" table:style-name="ce1">
            <text:p>On-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The National Centre for Computing Education (NCCE) Lot 1</text:p>
          </table:table-cell>
          <table:table-cell office:value-type="string" table:style-name="ce1">
            <text:p>STEM Learning Ltd.</text:p>
          </table:table-cell>
          <table:table-cell office:value-type="string" table:style-name="ce1">
            <text:p>Target percentage of 60% non-priority schools that are engaged each year.<text:s/></text:p>
          </table:table-cell>
          <table:table-cell office:value-type="string" table:style-name="ce1">
            <text:p>95% of KPI targ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DfE Condition Data Collection 2 (CDC2) - Surveying Organisation RLB</text:p>
          </table:table-cell>
          <table:table-cell office:value-type="string" table:style-name="ce1">
            <text:p>Rider Levett Bucknall</text:p>
          </table:table-cell>
          <table:table-cell office:value-type="string" table:style-name="ce1">
            <text:p>Percentage of Visits at Pre SO Checked and Approved Data Status</text:p>
          </table:table-cell>
          <table:table-cell office:value-type="string" table:style-name="ce1">
            <text:p>90%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NCETM Mathematics Curriculum Support Programme</text:p>
          </table:table-cell>
          <table:table-cell office:value-type="string" table:style-name="ce1">
            <text:p>(NCETM) Tribal Education Ltd</text:p>
          </table:table-cell>
          <table:table-cell office:value-type="string" table:style-name="ce1">
            <text:p>Quality of Continued Professional Development (CPD): Teaching for Mastery - Provide directly or support the provision of high-quality mathematics training through the Teaching for Mastery programme to schools and teachers which has a positive impact on improving teachers’ skills and confidence in the teaching of mathematics.<text:s/></text:p>
          </table:table-cell>
          <table:table-cell office:value-type="string" table:style-name="ce1">
            <text:p>Above 80%</text:p>
          </table:table-cell>
          <table:table-cell office:value-type="string" table:style-name="ce1">
            <text:p>Other - Consider returned</text:p>
          </table:table-cell>
          <table:table-cell office:value-type="string" table:style-name="ce1">
            <text:p>Due to be reported FY23-24 Q2</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Data Science Services – Project Delivery and User Centred Design Services</text:p>
          </table:table-cell>
          <table:table-cell office:value-type="string" table:style-name="ce1">
            <text:p>Solirius LTD</text:p>
          </table:table-cell>
          <table:table-cell office:value-type="string" table:style-name="ce1">
            <text:p>Service Timeliness</text:p>
          </table:table-cell>
          <table:table-cell office:value-type="string" table:style-name="ce1">
            <text:p>95% or above of services required commence work on agreed date.</text:p>
          </table:table-cell>
          <table:table-cell office:value-type="string" table:style-name="ce1">
            <text:p>Inadequate</text:p>
          </table:table-cell>
          <table:table-cell office:value-type="string" table:style-name="ce1">
            <text:p>Delays in arranging signature and completing sows led to a delay in resources starting as agreed, should improve</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Centres for Excellence in Maths</text:p>
          </table:table-cell>
          <table:table-cell office:value-type="string" table:style-name="ce1">
            <text:p>The Education and Training Foundation</text:p>
          </table:table-cell>
          <table:table-cell office:value-type="string" table:style-name="ce1">
            <text:p>KPI9 Improvement in Attainment by the end of financial year 5 (by 31 March 2023) Centres will, on average, demonstrate an improvement.</text:p>
          </table:table-cell>
          <table:table-cell office:value-type="string" table:style-name="ce1">
            <text:p>Above 8</text:p>
          </table:table-cell>
          <table:table-cell office:value-type="string" table:style-name="ce1">
            <text:p>Other - Consider returned</text:p>
          </table:table-cell>
          <table:table-cell office:value-type="string" table:style-name="ce1">
            <text:p>Due to be reported FY24-25 Q1</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con_16348 - General Qualifications Logistics Service</text:p>
          </table:table-cell>
          <table:table-cell office:value-type="string" table:style-name="ce1">
            <text:p>Parcelforce Worldwide</text:p>
          </table:table-cell>
          <table:table-cell office:value-type="string" table:style-name="ce1">
            <text:p>KPI details required</text:p>
          </table:table-cell>
          <table:table-cell office:value-type="string" table:style-name="ce1">
            <text:p>Target not set</text:p>
          </table:table-cell>
          <table:table-cell office:value-type="string" table:style-name="ce1">
            <text:p>Other - Consider returned</text:p>
          </table:table-cell>
          <table:table-cell office:value-type="string" table:style-name="ce1">
            <text:p>Due to be reported FY22-23 Q4</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SEND Initial Training for Educational Psychologists - SEEL - 2019-25 Cohort</text:p>
          </table:table-cell>
          <table:table-cell office:value-type="string" table:style-name="ce1">
            <text:p>University College London</text:p>
          </table:table-cell>
          <table:table-cell office:value-type="string" table:style-name="ce1">
            <text:p>95% (228) of Graduates remain employed as Educational Psychologists by an English Local Authority for at least 2 years full time</text:p>
          </table:table-cell>
          <table:table-cell office:value-type="string" table:style-name="ce1">
            <text:p>225 to 228</text:p>
          </table:table-cell>
          <table:table-cell office:value-type="string" table:style-name="ce1">
            <text:p>Other - Consider returned</text:p>
          </table:table-cell>
          <table:table-cell office:value-type="string" table:style-name="ce1">
            <text:p>Due to be reported FY24-25 Q4</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Professional Development Programme - Phase 3</text:p>
          </table:table-cell>
          <table:table-cell office:value-type="string" table:style-name="ce1">
            <text:p>Education Development Trust</text:p>
          </table:table-cell>
          <table:table-cell office:value-type="string" table:style-name="ce1">
            <text:p>The number of Early Years Practitioners (EYPs) recruited per month shall be in line with the profile / forecast provided by the Supplier for the 8,000 target (Table 1 of the Forecast Tab of the Pricing Matrix document), in accordance with Schedule 2 - section 6. Targets considered on a cumulative basis.</text:p>
          </table:table-cell>
          <table:table-cell office:value-type="string" table:style-name="ce1">
            <text:p>Treshold required</text:p>
          </table:table-cell>
          <table:table-cell office:value-type="string" table:style-name="ce1">
            <text:p>Other - Consider returned</text:p>
          </table:table-cell>
          <table:table-cell office:value-type="string" table:style-name="ce1">
            <text:p>Due to be reported FY22/23 Q4</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2022 ECF Cohort Call-off Contract (Education Development Trust)</text:p>
          </table:table-cell>
          <table:table-cell office:value-type="string" table:style-name="ce1">
            <text:p>Education Development Trust</text:p>
          </table:table-cell>
          <table:table-cell office:value-type="string" table:style-name="ce1">
            <text:p>Satisfaction</text:p>
            <text:p>The number of participants who rate the FIP experience as ‘Good’ or better.</text:p>
            <text:p>The DfE will design a survey to be issued to participants via the Lead Provider. Minimum response rate of 40% required.</text:p>
            <text:p>Surveys will be issued and performance measured at the end of years 1 and 2 of the programme.</text:p>
          </table:table-cell>
          <table:table-cell office:value-type="string" table:style-name="ce1">
            <text:p>80% or above</text:p>
          </table:table-cell>
          <table:table-cell office:value-type="string" table:style-name="ce1">
            <text:p>Other - Consider returned</text:p>
          </table:table-cell>
          <table:table-cell office:value-type="string" table:style-name="ce1">
            <text:p>Due to be reported FY23-24 Q2</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The National Centre for Computing Education (NCCE) Lot 2</text:p>
          </table:table-cell>
          <table:table-cell office:value-type="string" table:style-name="ce1">
            <text:p>STEM Learning Ltd.</text:p>
          </table:table-cell>
          <table:table-cell office:value-type="string" table:style-name="ce1">
            <text:p>Target of 61% of engaged teachers that become upskilled.<text:s text:c="2"/></text:p>
          </table:table-cell>
          <table:table-cell office:value-type="string" table:style-name="ce1">
            <text:p>95% of KPI target</text:p>
          </table:table-cell>
          <table:table-cell office:value-type="string" table:style-name="ce1">
            <text:p>Approaching Target</text:p>
          </table:table-cell>
          <table:table-cell office:value-type="string" table:style-name="ce1">
            <text:p>An unprecedented high number of completions during the previous quarter saw demand brought forward. This has created a lag whilst new participants access CPD before being ready to take the test and become 'upskilled'.</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Customer Experience Engagement Centre</text:p>
          </table:table-cell>
          <table:table-cell office:value-type="string" table:style-name="ce1">
            <text:p>Arvato Limited</text:p>
          </table:table-cell>
          <table:table-cell office:value-type="string" table:style-name="ce1">
            <text:p>One touch tickets - enquiries to be resolved at the first point of contact.</text:p>
          </table:table-cell>
          <table:table-cell office:value-type="string" table:style-name="ce1">
            <text:p>&gt;=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T Levels PD</text:p>
          </table:table-cell>
          <table:table-cell office:value-type="string" table:style-name="ce1">
            <text:p>Education and Training Foundation</text:p>
          </table:table-cell>
          <table:table-cell office:value-type="string" table:style-name="ce1">
            <text:p>KPI 1 - Every teacher has timely access to high quality T Level Professional Development support they require by 31st July 2021</text:p>
          </table:table-cell>
          <table:table-cell office:value-type="string" table:style-name="ce1">
            <text:p>On-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GiTIS Contact Centre Solution/Advisory Service</text:p>
          </table:table-cell>
          <table:table-cell office:value-type="string" table:style-name="ce1">
            <text:p>Teleperformance Ltd</text:p>
          </table:table-cell>
          <table:table-cell office:value-type="string" table:style-name="ce1">
            <text:p>SLA8 - Percentage of actual Registrants supported by an Adviser that successfully apply to Initial Teacher against number of Registrants forecasted to apply to Initial Teacher Training.</text:p>
          </table:table-cell>
          <table:table-cell office:value-type="string" table:style-name="ce1">
            <text:p>99% to 100%</text:p>
          </table:table-cell>
          <table:table-cell office:value-type="string" table:style-name="ce1">
            <text:p>Approaching Target</text:p>
          </table:table-cell>
          <table:table-cell office:value-type="string" table:style-name="ce1">
            <text:p>Performance is being monitored to ensure service is improving</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Advanced Maths Support Programme 5986</text:p>
          </table:table-cell>
          <table:table-cell office:value-type="string" table:style-name="ce1">
            <text:p>Mathematics in Education and Industry</text:p>
          </table:table-cell>
          <table:table-cell office:value-type="string" table:style-name="ce1">
            <text:p>At least 33% of all schools/colleges engaging with AMSP activities/support are Priority Institutions (a third of all schools/colleges in local authorities with the highest rankings for deprivation and disadvantage), or at least 75% of Priority Institutions engage with AMSP activities/support.</text:p>
          </table:table-cell>
          <table:table-cell office:value-type="string" table:style-name="ce1">
            <text:p>100%</text:p>
          </table:table-cell>
          <table:table-cell office:value-type="string" table:style-name="ce1">
            <text:p>Other - Consider returned</text:p>
          </table:table-cell>
          <table:table-cell office:value-type="string" table:style-name="ce1">
            <text:p>Due to be reported FY23-24 Q3</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Teacher Services - User Centred Design Services</text:p>
          </table:table-cell>
          <table:table-cell office:value-type="string" table:style-name="ce1">
            <text:p>Engine Partners UK LLP</text:p>
          </table:table-cell>
          <table:table-cell office:value-type="string" table:style-name="ce1">
            <text:p>The supplier will report on promotion and commitment to Social Value in their delivery and way of operating to improve the economic, social and environmental wellbeing with the community as set out in their bid at the evaluation stage 2<text:s/></text:p>
          </table:table-cell>
          <table:table-cell office:value-type="string" table:style-name="ce1">
            <text:p>The Supplier's monthly report to DfE will evidence two steps taken in their ongoing approach to deliver diversity and inclusion, and the ability to improve the teams health and wellbeing.</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Aggregated DevOps Services for Apprenticeship Service, Funding Service and T Levels</text:p>
          </table:table-cell>
          <table:table-cell office:value-type="string" table:style-name="ce1">
            <text:p>BAE Systems Applied Intelligence</text:p>
          </table:table-cell>
          <table:table-cell office:value-type="string" table:style-name="ce1">
            <text:p>Change Managemen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Institute of Teaching - SLDT E&amp;M Call off contract</text:p>
          </table:table-cell>
          <table:table-cell office:value-type="string" table:style-name="ce1">
            <text:p>School-Led Development Trust</text:p>
          </table:table-cell>
          <table:table-cell office:value-type="string" table:style-name="ce1">
            <text:p>The number of ITT trainees who commence their training in each academic year.</text:p>
          </table:table-cell>
          <table:table-cell office:value-type="string" table:style-name="ce1">
            <text:p>100%</text:p>
          </table:table-cell>
          <table:table-cell office:value-type="string" table:style-name="ce1">
            <text:p>Other - Consider returned</text:p>
          </table:table-cell>
          <table:table-cell office:value-type="string" table:style-name="ce1">
            <text:p>Due to be reported FY23-24 Q4</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Advanced Maths Support Programme 5986</text:p>
          </table:table-cell>
          <table:table-cell office:value-type="string" table:style-name="ce1">
            <text:p>Mathematics in Education and Industry</text:p>
          </table:table-cell>
          <table:table-cell office:value-type="string" table:style-name="ce1">
            <text:p>Support at least 1250 students (including at least 250 from schools/colleges in priority areas) on a course providing a minimum of 20 hours' support for higher-level mathematics problem-solving and preparation for university mathematics entrance tests in the 2022-23 academic year</text:p>
          </table:table-cell>
          <table:table-cell office:value-type="string" table:style-name="ce1">
            <text:p>100%</text:p>
          </table:table-cell>
          <table:table-cell office:value-type="string" table:style-name="ce1">
            <text:p>Other - Consider returned</text:p>
          </table:table-cell>
          <table:table-cell office:value-type="string" table:style-name="ce1">
            <text:p>Due to be reported FY23-24 Q3</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Workday</text:p>
          </table:table-cell>
          <table:table-cell office:value-type="string" table:style-name="ce1">
            <text:p>WORKDAY</text:p>
          </table:table-cell>
          <table:table-cell office:value-type="string" table:style-name="ce1">
            <text:p>Workday’s Service Response commitment is: (i) not less than 50% of (online) transactions in one (1) second or less and (ii) not more than 10% in two and a half (2.5) seconds or more.</text:p>
          </table:table-cell>
          <table:table-cell office:value-type="string" table:style-name="ce1">
            <text:p>both measures are exceed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Advanced Maths Support Programme 5986</text:p>
          </table:table-cell>
          <table:table-cell office:value-type="string" table:style-name="ce1">
            <text:p>Mathematics in Education and Industry</text:p>
          </table:table-cell>
          <table:table-cell office:value-type="string" table:style-name="ce1">
            <text:p>Number of teachers completing sustained (? 6 months) professional development for A level further maths or A level maths (630)</text:p>
          </table:table-cell>
          <table:table-cell office:value-type="string" table:style-name="ce1">
            <text:p>100%</text:p>
          </table:table-cell>
          <table:table-cell office:value-type="string" table:style-name="ce1">
            <text:p>Other - Consider returned</text:p>
          </table:table-cell>
          <table:table-cell office:value-type="string" table:style-name="ce1">
            <text:p>Due to be reported FY23-24 Q3</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2022 ECF Cohort Call-off Contract (UCL Consultants)</text:p>
          </table:table-cell>
          <table:table-cell office:value-type="string" table:style-name="ce1">
            <text:p>UCL Consultants Ltd</text:p>
          </table:table-cell>
          <table:table-cell office:value-type="string" table:style-name="ce1">
            <text:p>Retention</text:p>
            <text:p>The number of Participants that start the training retained at the end of year 2 of delivery.</text:p>
            <text:p>Performance reviewed monthly and reported at end of years 1 and 2 of the programme.</text:p>
          </table:table-cell>
          <table:table-cell office:value-type="string" table:style-name="ce1">
            <text:p>75% or above</text:p>
          </table:table-cell>
          <table:table-cell office:value-type="string" table:style-name="ce1">
            <text:p>Other - Consider returned</text:p>
          </table:table-cell>
          <table:table-cell office:value-type="string" table:style-name="ce1">
            <text:p>Due to be reported FY23-24 Q2</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Contact Centre Technology Services</text:p>
          </table:table-cell>
          <table:table-cell office:value-type="string" table:style-name="ce1">
            <text:p>Atos IT Services UK Ltd</text:p>
          </table:table-cell>
          <table:table-cell office:value-type="string" table:style-name="ce1">
            <text:p>Incident Resolution</text:p>
          </table:table-cell>
          <table:table-cell office:value-type="string" table:style-name="ce1">
            <text:p>No more than 2 Incidents are Resolved in excess of the max Incident Resolution Times - 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Customer Experience Engagement Centre</text:p>
          </table:table-cell>
          <table:table-cell office:value-type="string" table:style-name="ce1">
            <text:p>Arvato Limited</text:p>
          </table:table-cell>
          <table:table-cell office:value-type="string" table:style-name="ce1">
            <text:p>Percentage of calls answered in 20 seconds</text:p>
          </table:table-cell>
          <table:table-cell office:value-type="string" table:style-name="ce1">
            <text:p>&gt;=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2022 ECF Cohort Call-off Contract (Best Practice Network)</text:p>
          </table:table-cell>
          <table:table-cell office:value-type="string" table:style-name="ce1">
            <text:p>Best Practice Network</text:p>
          </table:table-cell>
          <table:table-cell office:value-type="string" table:style-name="ce1">
            <text:p>Satisfaction</text:p>
            <text:p>The number of participants who rate the FIP experience as ‘Good’ or better.</text:p>
            <text:p>The DfE will design a survey to be issued to participants via the Lead Provider. Minimum response rate of 40% required.</text:p>
            <text:p>Surveys will be issued and performance measured at the end of years 1 and 2 of the programme.</text:p>
          </table:table-cell>
          <table:table-cell office:value-type="string" table:style-name="ce1">
            <text:p>80% or above</text:p>
          </table:table-cell>
          <table:table-cell office:value-type="string" table:style-name="ce1">
            <text:p>Other - Consider returned</text:p>
          </table:table-cell>
          <table:table-cell office:value-type="string" table:style-name="ce1">
            <text:p>Due to be reported FY23-24 Q2</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Turing Scheme Administration Services (2021-2023)</text:p>
          </table:table-cell>
          <table:table-cell office:value-type="string" table:style-name="ce1">
            <text:p>Capita Business Services Limited</text:p>
          </table:table-cell>
          <table:table-cell office:value-type="string" table:style-name="ce1">
            <text:p>Turing 1 2021/2022 Grant Award payments - the contractor beneficiaries continur to be paid accurately and on time and in accoradnce with the payment plan within the contract</text:p>
          </table:table-cell>
          <table:table-cell office:value-type="string" table:style-name="ce1">
            <text:p>Target m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DfE Condition Data Collection 2 (CDC2) - Surveying Organisation AECOM</text:p>
          </table:table-cell>
          <table:table-cell office:value-type="string" table:style-name="ce1">
            <text:p>AECOM Limited</text:p>
          </table:table-cell>
          <table:table-cell office:value-type="string" table:style-name="ce1">
            <text:p>Percentage of Visits at SO Checked and Approved Data Status</text:p>
          </table:table-cell>
          <table:table-cell office:value-type="string" table:style-name="ce1">
            <text:p>85%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National Pupil Data Achievement and Attainment Tables (NPDAAT) Service</text:p>
          </table:table-cell>
          <table:table-cell office:value-type="string" table:style-name="ce1">
            <text:p>RM Education Resources</text:p>
          </table:table-cell>
          <table:table-cell office:value-type="string" table:style-name="ce1">
            <text:p>Data collection platform availability: The Supplier’s online platform is available for 99.8% of the time (this is based upon 24/7 availability in the key collection periods which are outlined in the Department’s annual Data Submission specification).</text:p>
            <text:p/>
            <text:p>The term “available” in this KPI means that the platform is functioning so that users are able to upload the relevant data (this does however exclude any temporary issues with the Internet itself and/or connectivity, any periods of Agreed Downtime and any other issues that are beyond the control of the Supplier).</text:p>
            <text:p/>
          </table:table-cell>
          <table:table-cell office:value-type="string" table:style-name="ce1">
            <text:p>99.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Data Science Services – Project Delivery and User Centred Design Services</text:p>
          </table:table-cell>
          <table:table-cell office:value-type="string" table:style-name="ce1">
            <text:p>Solirius LTD</text:p>
          </table:table-cell>
          <table:table-cell office:value-type="string" table:style-name="ce1">
            <text:p>Quality of service / individuals provided to deliver outcomes agreed<text:s/></text:p>
          </table:table-cell>
          <table:table-cell office:value-type="string" table:style-name="ce1">
            <text:p><text:s/>0 personnel swap-outs across the SOW period.<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The National Centre for Computing Education (NCCE) Lot 1</text:p>
          </table:table-cell>
          <table:table-cell office:value-type="string" table:style-name="ce1">
            <text:p>STEM Learning Ltd.</text:p>
          </table:table-cell>
          <table:table-cell office:value-type="string" table:style-name="ce1">
            <text:p>Target percentage of 82% Primary priority schools that are engaged each year.<text:s/></text:p>
          </table:table-cell>
          <table:table-cell office:value-type="string" table:style-name="ce1">
            <text:p>95% of KPI targ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Customer Experience Engagement Centre</text:p>
          </table:table-cell>
          <table:table-cell office:value-type="string" table:style-name="ce1">
            <text:p>Arvato Limited</text:p>
          </table:table-cell>
          <table:table-cell office:value-type="string" table:style-name="ce1">
            <text:p>Percentage of calls answered.</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Setting Leadership Portfolio</text:p>
          </table:table-cell>
          <table:table-cell office:value-type="string" table:style-name="ce1">
            <text:p>ANDigital Ltd</text:p>
          </table:table-cell>
          <table:table-cell office:value-type="string" table:style-name="ce1">
            <text:p>Billing error resolution time</text:p>
          </table:table-cell>
          <table:table-cell office:value-type="string" table:style-name="ce1">
            <text:p>100% of errors resolved within 5 working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Schools Business Professionals Service Delivery Portfolio</text:p>
          </table:table-cell>
          <table:table-cell office:value-type="string" table:style-name="ce1">
            <text:p>The Dextrous Web Ltd (trading as dxw)</text:p>
          </table:table-cell>
          <table:table-cell office:value-type="string" table:style-name="ce1">
            <text:p>Quality of Servic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The National Centre for Computing Education (NCCE) Lot 2</text:p>
          </table:table-cell>
          <table:table-cell office:value-type="string" table:style-name="ce1">
            <text:p>STEM Learning Ltd.</text:p>
          </table:table-cell>
          <table:table-cell office:value-type="string" table:style-name="ce1">
            <text:p>A target of 3594 engaged teachers.</text:p>
          </table:table-cell>
          <table:table-cell office:value-type="string" table:style-name="ce1">
            <text:p>95% of KPI targ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Call Off Contract for the supply of the NLE Services under the Institute of Teaching Framework Agreement</text:p>
          </table:table-cell>
          <table:table-cell office:value-type="string" table:style-name="ce1">
            <text:p>School-Led Development Trust</text:p>
          </table:table-cell>
          <table:table-cell office:value-type="string" table:style-name="ce1">
            <text:p>The percentage of NLE Participants who attend Launch Conference in person</text:p>
          </table:table-cell>
          <table:table-cell office:value-type="string" table:style-name="ce1">
            <text:p>? 90%<text:s text:c="2"/></text:p>
          </table:table-cell>
          <table:table-cell office:value-type="string" table:style-name="ce1">
            <text:p>Other - Consider returned</text:p>
          </table:table-cell>
          <table:table-cell office:value-type="string" table:style-name="ce1">
            <text:p>Due to be reported FY23-24 Q3</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Apprenticeships Workforce Development</text:p>
          </table:table-cell>
          <table:table-cell office:value-type="string" table:style-name="ce1">
            <text:p>Education and Training Foundation</text:p>
          </table:table-cell>
          <table:table-cell office:value-type="string" table:style-name="ce1">
            <text:p>KPI Description reqiredRecruitment and retention - to document and provide Management Information (MI) data to showhow individual providers once they have registered for places, to support and encourage them to complete the programme</text:p>
            <text:p>- Data to show communications taken place to encourage recruitment once providers have registered</text:p>
            <text:p>- Data to show communication has taken place to encourage retention once providers have recruited<text:s/></text:p>
            <text:p>- MI data on which sectors/regions need more support with recruitment and which sectors are not as hard to recruit into.</text:p>
          </table:table-cell>
          <table:table-cell office:value-type="string" table:style-name="ce1">
            <text:p>Management information provided covering all 3 bullet points listed for the KPI<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SEND Initial Training for Educational Psychologists - SEEL - 2019-25 Cohort</text:p>
          </table:table-cell>
          <table:table-cell office:value-type="string" table:style-name="ce1">
            <text:p>University College London</text:p>
          </table:table-cell>
          <table:table-cell office:value-type="string" table:style-name="ce1">
            <text:p>100% (80) of all ITEP scheme places successfully filled by the Contractor for each early intake in each cohort.</text:p>
          </table:table-cell>
          <table:table-cell office:value-type="string" table:style-name="ce1">
            <text:p>75 to 80</text:p>
          </table:table-cell>
          <table:table-cell office:value-type="string" table:style-name="ce1">
            <text:p>Other - Consider returned</text:p>
          </table:table-cell>
          <table:table-cell office:value-type="string" table:style-name="ce1">
            <text:p>Due to be reported FY24-25 Q3</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GiTIS Contact Centre Solution/Advisory Service</text:p>
          </table:table-cell>
          <table:table-cell office:value-type="string" table:style-name="ce1">
            <text:p>Teleperformance Ltd</text:p>
          </table:table-cell>
          <table:table-cell office:value-type="string" table:style-name="ce1">
            <text:p>SLA2 - Percentage of Ineffective Calls, Abandoned Calls, Ineffective Webchat Sessions and Abandoned Webchat Sessions<text:s/></text:p>
          </table:table-cell>
          <table:table-cell office:value-type="string" table:style-name="ce1">
            <text:p>up to 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Best Practice Network)</text:p>
          </table:table-cell>
          <table:table-cell office:value-type="string" table:style-name="ce1">
            <text:p>Best Practice Network</text:p>
          </table:table-cell>
          <table:table-cell office:value-type="string" table:style-name="ce1">
            <text:p>Retention - A minimum of 75% of the Participants that start the training are retained by the end of year 2 of delivery.</text:p>
          </table:table-cell>
          <table:table-cell office:value-type="string" table:style-name="ce1">
            <text:p>Above 95%</text:p>
          </table:table-cell>
          <table:table-cell office:value-type="string" table:style-name="ce1">
            <text:p>Other - Consider returned</text:p>
          </table:table-cell>
          <table:table-cell office:value-type="string" table:style-name="ce1">
            <text:p>Due to be reported FY22-23 Q3</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Mandarin Excellence Programme</text:p>
          </table:table-cell>
          <table:table-cell office:value-type="string" table:style-name="ce1">
            <text:p>UCL Consultants Ltd</text:p>
          </table:table-cell>
          <table:table-cell office:value-type="string" table:style-name="ce1">
            <text:p>Increase the proportion of participating pupils from disadvantaged backgrounds over the length of the contract. Comment: disadvantaged pupil data is not yet available but will be available next quarter.</text:p>
          </table:table-cell>
          <table:table-cell office:value-type="string" table:style-name="ce1">
            <text:p>Target not set</text:p>
          </table:table-cell>
          <table:table-cell office:value-type="string" table:style-name="ce1">
            <text:p>Other - Consider returned</text:p>
          </table:table-cell>
          <table:table-cell office:value-type="string" table:style-name="ce1">
            <text:p>Due to be reported FY22-23 Q4</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Queens Jubilee - Commemorative Book on the Queens Reign</text:p>
          </table:table-cell>
          <table:table-cell office:value-type="string" table:style-name="ce1">
            <text:p>Ambition Institute</text:p>
          </table:table-cell>
          <table:table-cell office:value-type="string" table:style-name="ce1">
            <text:p>To meet 9 specified project milestones. Eight of these cover activities from securing raw materials and putting distribution arrangements in place to providing first drafts/manuscripts of the book for review by DfE and others (all due for completion between award of contract and 17 December 2021). The 9th relates to completion of translation of books (by Feb 2022) and of audio books (by May 2022) into specified languages.<text:s/></text:p>
          </table:table-cell>
          <table:table-cell office:value-type="string" table:style-name="ce1">
            <text:p>M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Institute of Teaching - SLDT E&amp;M Call off contract</text:p>
          </table:table-cell>
          <table:table-cell office:value-type="string" table:style-name="ce1">
            <text:p>School-Led Development Trust</text:p>
          </table:table-cell>
          <table:table-cell office:value-type="string" table:style-name="ce1">
            <text:p>The percentage of ITT trainees that are awarded a PGCE (or equivalent qualification).</text:p>
          </table:table-cell>
          <table:table-cell office:value-type="string" table:style-name="ce1">
            <text:p>?93%</text:p>
          </table:table-cell>
          <table:table-cell office:value-type="string" table:style-name="ce1">
            <text:p>Other - Consider returned</text:p>
          </table:table-cell>
          <table:table-cell office:value-type="string" table:style-name="ce1">
            <text:p>Due to be reported FY24-25 Q3</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Period Product provision to schools and post-16 education organisations across England</text:p>
          </table:table-cell>
          <table:table-cell office:value-type="string" table:style-name="ce1">
            <text:p>Personnel Hygiene Services Limited trading as PHS Group plc</text:p>
          </table:table-cell>
          <table:table-cell office:value-type="string" table:style-name="ce1">
            <text:p>KPI details required</text:p>
          </table:table-cell>
          <table:table-cell office:value-type="string" table:style-name="ce1">
            <text:p>Target not set</text:p>
          </table:table-cell>
          <table:table-cell office:value-type="string" table:style-name="ce1">
            <text:p>Other - Consider returned</text:p>
          </table:table-cell>
          <table:table-cell office:value-type="string" table:style-name="ce1">
            <text:p>Due to be reported FY22/23 Q4</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Ambition Institute)</text:p>
          </table:table-cell>
          <table:table-cell office:value-type="string" table:style-name="ce1">
            <text:p>Ambition Institute</text:p>
          </table:table-cell>
          <table:table-cell office:value-type="string" table:style-name="ce1">
            <text:p>Social Value KPI not set</text:p>
          </table:table-cell>
          <table:table-cell office:value-type="string" table:style-name="ce1">
            <text:p>Target not set</text:p>
          </table:table-cell>
          <table:table-cell office:value-type="string" table:style-name="ce1">
            <text:p>Other - Consider returned</text:p>
          </table:table-cell>
          <table:table-cell office:value-type="string" table:style-name="ce1">
            <text:p>Due to be reported FY22-23 Q3</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Teacher Services - User Centred Design Services</text:p>
          </table:table-cell>
          <table:table-cell office:value-type="string" table:style-name="ce1">
            <text:p>Engine Partners UK LLP</text:p>
          </table:table-cell>
          <table:table-cell office:value-type="string" table:style-name="ce1">
            <text:p>1) The Supplier shall successfully <text:s/>a) commence each SOW within the required time period specified in the SOW and b) ensure that all digital specialists working on the SOW are at the commensurate level of seniority for the role required and the fees being charged.</text:p>
            <text:p/>
            <text:p/>
            <text:p/>
          </table:table-cell>
          <table:table-cell office:value-type="string" table:style-name="ce1">
            <text:p>No more than one specialist is not recruited within the timeframes required in all Statements of Work due to be recruited within the preceding month.<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Test Operations Services (TOpS)</text:p>
          </table:table-cell>
          <table:table-cell office:value-type="string" table:style-name="ce1">
            <text:p>Capita Plc</text:p>
          </table:table-cell>
          <table:table-cell office:value-type="string" table:style-name="ce1">
            <text:p>Management of operational delivery for the annual testing cycle</text:p>
            <text:p/>
            <text:p>• <text:tab/>Progress of Goal 10 delivery milestones in the agreed Operational Delivery Plan, with KPI Service Thresholds of:<text:s/></text:p>
            <text:p>o<text:tab/> Green – delivery milestones have been met<text:s/></text:p>
            <text:p>o<text:tab/> Amber – some delivery milestones have been missed but these do not affect the critical path<text:s/></text:p>
            <text:p>o<text:tab/> Red – missed delivery milestones impact the critical path and contingency measures are required<text:s/></text:p>
            <text:p/>
            <text:p/>
          </table:table-cell>
          <table:table-cell office:value-type="string" table:style-name="ce1">
            <text:p>Delivery milestones have been m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Institute of Teaching - SLDT E&amp;M Call off contract</text:p>
          </table:table-cell>
          <table:table-cell office:value-type="string" table:style-name="ce1">
            <text:p>School-Led Development Trust</text:p>
          </table:table-cell>
          <table:table-cell office:value-type="string" table:style-name="ce1">
            <text:p>The percentage of ITT trainees that are surveyed rate their training as ‘good’ or above.<text:s/></text:p>
          </table:table-cell>
          <table:table-cell office:value-type="string" table:style-name="ce1">
            <text:p>?80%</text:p>
          </table:table-cell>
          <table:table-cell office:value-type="string" table:style-name="ce1">
            <text:p>Other - Consider returned</text:p>
          </table:table-cell>
          <table:table-cell office:value-type="string" table:style-name="ce1">
            <text:p>Due to be reported FY24-25 Q3</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Professional Development Programme - Phase 3</text:p>
          </table:table-cell>
          <table:table-cell office:value-type="string" table:style-name="ce1">
            <text:p>Education Development Trust</text:p>
          </table:table-cell>
          <table:table-cell office:value-type="string" table:style-name="ce1">
            <text:p>A minimum of 50% of training shall be delivered to settings with high levels of disadvantaged children aged 2 to 4, whose learning has been most affected by COVID-19 as specified in Schedule 2 - section 6.3. Targets considered on a cumulative basis.</text:p>
          </table:table-cell>
          <table:table-cell office:value-type="string" table:style-name="ce1">
            <text:p>Treshold required</text:p>
          </table:table-cell>
          <table:table-cell office:value-type="string" table:style-name="ce1">
            <text:p>Other - Consider returned</text:p>
          </table:table-cell>
          <table:table-cell office:value-type="string" table:style-name="ce1">
            <text:p>Due to be reported FY22/23 Q4</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Call Off Contract for the supply of the NLE Services under the Institute of Teaching Framework Agreement</text:p>
          </table:table-cell>
          <table:table-cell office:value-type="string" table:style-name="ce1">
            <text:p>School-Led Development Trust</text:p>
          </table:table-cell>
          <table:table-cell office:value-type="string" table:style-name="ce1">
            <text:p>Percentage of NLE participants successfully deployed to target schools who complete a case study of deployment<text:s/></text:p>
          </table:table-cell>
          <table:table-cell office:value-type="string" table:style-name="ce1">
            <text:p>? 90%<text:s text:c="2"/></text:p>
          </table:table-cell>
          <table:table-cell office:value-type="string" table:style-name="ce1">
            <text:p>Other - Consider returned</text:p>
          </table:table-cell>
          <table:table-cell office:value-type="string" table:style-name="ce1">
            <text:p>Due to be reported FY23-24 Q3</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UK NARIC/ENIC</text:p>
          </table:table-cell>
          <table:table-cell office:value-type="string" table:style-name="ce1">
            <text:p>ECCTIS Limited</text:p>
          </table:table-cell>
          <table:table-cell office:value-type="string" table:style-name="ce1">
            <text:p>3 - Less than 2% of applications result in complaints about the service provided.</text:p>
          </table:table-cell>
          <table:table-cell office:value-type="string" table:style-name="ce1">
            <text:p>&lt;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Workday</text:p>
          </table:table-cell>
          <table:table-cell office:value-type="string" table:style-name="ce1">
            <text:p>WORKDAY</text:p>
          </table:table-cell>
          <table:table-cell office:value-type="string" table:style-name="ce1">
            <text:p>Response to Severity Levels – Levels 1-5 (range from 30mins to 24 hours): <text:s/>Response to Severity Levels:</text:p>
            <text:p>•<text:tab/>Level 1 Supplier will respond within thirty (30) minutes of receipt of case and Supplier shall remain accessible for troubleshooting from the time a Severity 1 issue is logged until such time as it is resolved.<text:s/></text:p>
            <text:p>•<text:tab/>Level 2 Supplier will respond within one (1) hour of receipt of case and Supplier shall remain accessible for troubleshooting from the time a Severity 2 issue is logged until such time as it is resolved.<text:s/></text:p>
            <text:p>•<text:tab/>Level 3 Supplier will respond within four (4) hours of receipt of case.<text:s/></text:p>
            <text:p>•<text:tab/>Level 4 Supplier will respond within twenty-four (24) hours of receipt of case.<text:s/></text:p>
            <text:p>•<text:tab/>Level 5 Supplier will respond within twenty-four (24) hours of receipt of case.</text:p>
          </table:table-cell>
          <table:table-cell office:value-type="string" table:style-name="ce1">
            <text:p>All response levels have been m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Aggregated DevOps Services for Apprenticeship Service, Funding Service and T Levels</text:p>
          </table:table-cell>
          <table:table-cell office:value-type="string" table:style-name="ce1">
            <text:p>BAE Systems Applied Intelligence</text:p>
          </table:table-cell>
          <table:table-cell office:value-type="string" table:style-name="ce1">
            <text:p>Supporting Wider Education and Skills Agenda</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DfE Condition Data Collection 2 (CDC2) - Surveying Organisation AECOM</text:p>
          </table:table-cell>
          <table:table-cell office:value-type="string" table:style-name="ce1">
            <text:p>AECOM Limited</text:p>
          </table:table-cell>
          <table:table-cell office:value-type="string" table:style-name="ce1">
            <text:p>Percentage of Corrective Actions required to ensure Ready to Release Data Status</text:p>
          </table:table-cell>
          <table:table-cell office:value-type="string" table:style-name="ce1">
            <text:p>95%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Best Practice Network)</text:p>
          </table:table-cell>
          <table:table-cell office:value-type="string" table:style-name="ce1">
            <text:p>Best Practice Network</text:p>
          </table:table-cell>
          <table:table-cell office:value-type="string" table:style-name="ce1">
            <text:p>Satisfaction - A minimum of 80% of the Participants rate the training good or above at the end of year 1 and 2<text:s/></text:p>
          </table:table-cell>
          <table:table-cell office:value-type="string" table:style-name="ce1">
            <text:p>Above 95%</text:p>
          </table:table-cell>
          <table:table-cell office:value-type="string" table:style-name="ce1">
            <text:p>Other - Consider returned</text:p>
          </table:table-cell>
          <table:table-cell office:value-type="string" table:style-name="ce1">
            <text:p>Due to be reported FY22-23 Q3</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Adoption Support Fund 2022</text:p>
          </table:table-cell>
          <table:table-cell office:value-type="string" table:style-name="ce1">
            <text:p>Mott MacDonald Ltd</text:p>
          </table:table-cell>
          <table:table-cell office:value-type="string" table:style-name="ce1">
            <text:p>99% of all applications under the current Fair Access Limits (£5k for therapy and £2.5k for specialist assessment), correctly completed by LA/RAA, are processed within 25 working days.</text:p>
          </table:table-cell>
          <table:table-cell office:value-type="string" table:style-name="ce1">
            <text:p>100% to 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High Potential Initial Teacher Training and Leadership Development Programme (2021 cohort) - Original Contract ref: 6002</text:p>
          </table:table-cell>
          <table:table-cell office:value-type="string" table:style-name="ce1">
            <text:p>Teach First</text:p>
          </table:table-cell>
          <table:table-cell office:value-type="string" table:style-name="ce1">
            <text:p>The supplier will ensure that 86% of Participants who start Year 1 of the Programme will complete Year 2 of the Programme</text:p>
          </table:table-cell>
          <table:table-cell office:value-type="string" table:style-name="ce1">
            <text:p>94.00%</text:p>
          </table:table-cell>
          <table:table-cell office:value-type="string" table:style-name="ce1">
            <text:p>Other - Consider returned</text:p>
          </table:table-cell>
          <table:table-cell office:value-type="string" table:style-name="ce1">
            <text:p>Due to be reported FY 23/24 Q3</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2022 ECF Cohort Call-off Contract (Education Development Trust)</text:p>
          </table:table-cell>
          <table:table-cell office:value-type="string" table:style-name="ce1">
            <text:p>Education Development Trust</text:p>
          </table:table-cell>
          <table:table-cell office:value-type="string" table:style-name="ce1">
            <text:p>Retention</text:p>
            <text:p>The number of Participants that start the training retained at the end of year 2 of delivery.</text:p>
            <text:p>Performance reviewed monthly and reported at end of years 1 and 2 of the programme.</text:p>
          </table:table-cell>
          <table:table-cell office:value-type="string" table:style-name="ce1">
            <text:p>75% or above</text:p>
          </table:table-cell>
          <table:table-cell office:value-type="string" table:style-name="ce1">
            <text:p>Other - Consider returned</text:p>
          </table:table-cell>
          <table:table-cell office:value-type="string" table:style-name="ce1">
            <text:p>Due to be reported FY23-24 Q2</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SEND Initial Training for Educational Psychologists - NORMID - 2019-25 Cohort</text:p>
          </table:table-cell>
          <table:table-cell office:value-type="string" table:style-name="ce1">
            <text:p>The University of Manchester</text:p>
          </table:table-cell>
          <table:table-cell office:value-type="string" table:style-name="ce1">
            <text:p>At least 92% (339) of trainees will qualify upon completion of their respective course</text:p>
          </table:table-cell>
          <table:table-cell office:value-type="string" table:style-name="ce1">
            <text:p>330 to 339</text:p>
          </table:table-cell>
          <table:table-cell office:value-type="string" table:style-name="ce1">
            <text:p>Other - Consider returned</text:p>
          </table:table-cell>
          <table:table-cell office:value-type="string" table:style-name="ce1">
            <text:p>Due to be reported FY24-25 Q3</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2022 ECF Cohort Call-off Contract (Teach First)</text:p>
          </table:table-cell>
          <table:table-cell office:value-type="string" table:style-name="ce1">
            <text:p>Teach First</text:p>
          </table:table-cell>
          <table:table-cell office:value-type="string" table:style-name="ce1">
            <text:p>Satisfaction</text:p>
            <text:p>The number of participants who rate the FIP experience as ‘Good’ or better.</text:p>
            <text:p>The DfE will design a survey to be issued to participants via the Lead Provider. Minimum response rate of 40% required.</text:p>
            <text:p>Surveys will be issued and performance measured at the end of years 1 and 2 of the programme.</text:p>
          </table:table-cell>
          <table:table-cell office:value-type="string" table:style-name="ce1">
            <text:p>80% or above</text:p>
          </table:table-cell>
          <table:table-cell office:value-type="string" table:style-name="ce1">
            <text:p>Other - Consider returned</text:p>
          </table:table-cell>
          <table:table-cell office:value-type="string" table:style-name="ce1">
            <text:p>Due to be reported FY23-24 Q2</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con_16348 - General Qualifications Logistics Service</text:p>
          </table:table-cell>
          <table:table-cell office:value-type="string" table:style-name="ce1">
            <text:p>Parcelforce Worldwide</text:p>
          </table:table-cell>
          <table:table-cell office:value-type="string" table:style-name="ce1">
            <text:p>KPI details required</text:p>
          </table:table-cell>
          <table:table-cell office:value-type="string" table:style-name="ce1">
            <text:p>Target not set</text:p>
          </table:table-cell>
          <table:table-cell office:value-type="string" table:style-name="ce1">
            <text:p>Other - Consider returned</text:p>
          </table:table-cell>
          <table:table-cell office:value-type="string" table:style-name="ce1">
            <text:p>Due to be reported FY22-23 Q4</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Microsoft Azure</text:p>
          </table:table-cell>
          <table:table-cell office:value-type="string" table:style-name="ce1">
            <text:p>Bytes Software Services LTD</text:p>
          </table:table-cell>
          <table:table-cell office:value-type="string" table:style-name="ce1">
            <text:p>Delivery of monthly report by end of 10th working day of the following month</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Turing Scheme Administration Services (2021-2023)</text:p>
          </table:table-cell>
          <table:table-cell office:value-type="string" table:style-name="ce1">
            <text:p>Capita Business Services Limited</text:p>
          </table:table-cell>
          <table:table-cell office:value-type="string" table:style-name="ce1">
            <text:p>Turing 2 2022/2023 Grant award payments - the contractor beneficiaries continue to be paid accurately and on time and in accordance with the payment plan, within the contract</text:p>
          </table:table-cell>
          <table:table-cell office:value-type="string" table:style-name="ce1">
            <text:p>Target m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National Pupil Data Achievement and Attainment Tables (NPDAAT) Service</text:p>
          </table:table-cell>
          <table:table-cell office:value-type="string" table:style-name="ce1">
            <text:p>RM Education Resources</text:p>
          </table:table-cell>
          <table:table-cell office:value-type="string" table:style-name="ce1">
            <text:p>The Supplier will undertake 100% of agreed data matching activities on the data collected (including late results data and data received following the schools checking exercise) as defined by the Statement of Works (SoW).</text:p>
          </table:table-cell>
          <table:table-cell office:value-type="string" table:style-name="ce1">
            <text:p>100% delivered 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Test Operations Services (TOpS)</text:p>
          </table:table-cell>
          <table:table-cell office:value-type="string" table:style-name="ce1">
            <text:p>Capita Plc</text:p>
          </table:table-cell>
          <table:table-cell office:value-type="string" table:style-name="ce1">
            <text:p>Helpdesk response to calls, enquiries and complaints</text:p>
            <text:p/>
            <text:p>•<text:tab/> the abandoned call rate will not exceed 5% of the total calls each day<text:s/></text:p>
            <text:p>•<text:tab/> at least 99% of inbound queries and complaints will be resolved within 5 Business Days<text:s/></text:p>
            <text:p>•<text:tab/> 100% of inbound enquiries and complaints will be resolved within 8 Business Days.<text:s/></text:p>
            <text:p>•<text:tab/> 85% of all enquiries must be resolved at first point of contact<text:s/></text:p>
            <text:p>•<text:tab/> at least 99% of all complaints are acknowledged by email and forwarded (where appropriate) within 1 Business Day of receipt<text:s/></text:p>
            <text:p>•<text:tab/> at least 99% of all complaints to the Helpdesk must be resolved within 15 Business Days of receipt<text:s/></text:p>
            <text:p>•<text:tab/> 100% of emails, faxes, and letters and text enquiries must be acknowledged within 1 Business Day of receipt<text:s/></text:p>
            <text:p>•<text:tab/> availability of the Helpdesk as set out in Goal 12 in Schedule 4 (Services) Part 1 (Statement of Requirements)</text:p>
            <text:p/>
          </table:table-cell>
          <table:table-cell office:value-type="string" table:style-name="ce1">
            <text:p>All 8 measures achieved</text:p>
          </table:table-cell>
          <table:table-cell office:value-type="string" table:style-name="ce1">
            <text:p>Approaching Target</text:p>
          </table:table-cell>
          <table:table-cell office:value-type="string" table:style-name="ce1">
            <text:p>Performance being monitored</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Teacher Services - User Centred Design Services</text:p>
          </table:table-cell>
          <table:table-cell office:value-type="string" table:style-name="ce1">
            <text:p>Engine Partners UK LLP</text:p>
          </table:table-cell>
          <table:table-cell office:value-type="string" table:style-name="ce1">
            <text:p>The Supplier promotes positive collaborative working relationships within and across team/s by acting in a transparent manner. <text:s/>The Supplier shows commitment to Buyer goals through adding value over and above the provision of compensated skilled personnel.</text:p>
            <text:p/>
            <text:p/>
          </table:table-cell>
          <table:table-cell office:value-type="string" table:style-name="ce1">
            <text:p>The Supplier adapts agile ways of working to meet the needs of a dispersed team identifies opportunities to upskill DfE colleagues across the programme. <text:s text:c="2"/>Innovative cost saving ideas explor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Setting Leadership Portfolio</text:p>
          </table:table-cell>
          <table:table-cell office:value-type="string" table:style-name="ce1">
            <text:p>ANDigital Ltd</text:p>
          </table:table-cell>
          <table:table-cell office:value-type="string" table:style-name="ce1">
            <text:p>Service Timeliness</text:p>
          </table:table-cell>
          <table:table-cell office:value-type="string" table:style-name="ce1">
            <text:p>The full team is available at SOW start date 100% for all SOW’s across a 12-month perio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Data Science services – Development, Dev Ops, Architecture and Data Engineering</text:p>
          </table:table-cell>
          <table:table-cell office:value-type="string" table:style-name="ce1">
            <text:p>Cognizant Worldwide Limited</text:p>
          </table:table-cell>
          <table:table-cell office:value-type="string" table:style-name="ce1">
            <text:p>Statement of work response rate</text:p>
          </table:table-cell>
          <table:table-cell office:value-type="string" table:style-name="ce1">
            <text:p>100% successful response rate to SOW within 5 working days</text:p>
          </table:table-cell>
          <table:table-cell office:value-type="string" table:style-name="ce1">
            <text:p>Inadequate</text:p>
          </table:table-cell>
          <table:table-cell office:value-type="string" table:style-name="ce1">
            <text:p>The supplier was unaware of 5 day workaround, will be improved going forward</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Fast-Track Social Work Programme - Frontline cohorts '20 through to 23'</text:p>
          </table:table-cell>
          <table:table-cell office:value-type="string" table:style-name="ce1">
            <text:p>The Frontline Organisation</text:p>
          </table:table-cell>
          <table:table-cell office:value-type="string" table:style-name="ce1">
            <text:p>Cohort 20 - Year 1 Local Authority satisfaction: % of Local Authorities satisfied with their experience of partnering with Frontline</text:p>
          </table:table-cell>
          <table:table-cell office:value-type="string" table:style-name="ce1">
            <text:p>&gt;7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SEND Initial Training for Educational Psychologists - NORMID - 2019-25 Cohort</text:p>
          </table:table-cell>
          <table:table-cell office:value-type="string" table:style-name="ce1">
            <text:p>The University of Manchester</text:p>
          </table:table-cell>
          <table:table-cell office:value-type="string" table:style-name="ce1">
            <text:p>100% (123) of all ITEP scheme places successfully filled by the provider for each yearly intake in each cohort</text:p>
          </table:table-cell>
          <table:table-cell office:value-type="string" table:style-name="ce1">
            <text:p>120 to 123</text:p>
          </table:table-cell>
          <table:table-cell office:value-type="string" table:style-name="ce1">
            <text:p>Other - Consider returned</text:p>
          </table:table-cell>
          <table:table-cell office:value-type="string" table:style-name="ce1">
            <text:p>Due to be reported FY24-25 Q3</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GiTIS Contact Centre Solution/Advisory Service</text:p>
          </table:table-cell>
          <table:table-cell office:value-type="string" table:style-name="ce1">
            <text:p>Teleperformance Ltd</text:p>
          </table:table-cell>
          <table:table-cell office:value-type="string" table:style-name="ce1">
            <text:p>SLA7 - Percentage of actual Registrants supported by an Adviser that apply to Initial Teacher Training against number of Registrants forecasted to apply to Initial Teacher Training.</text:p>
          </table:table-cell>
          <table:table-cell office:value-type="string" table:style-name="ce1">
            <text:p>99% to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NCETM Mathematics Curriculum Support Programme</text:p>
          </table:table-cell>
          <table:table-cell office:value-type="string" table:style-name="ce1">
            <text:p>(NCETM) Tribal Education Ltd</text:p>
          </table:table-cell>
          <table:table-cell office:value-type="string" table:style-name="ce1">
            <text:p>Maintaining a high-quality Maths Hub network – Plan and monitor Maths Hub performance regularly against obligations set out in the Grant Funding Agreement, putting in place interventions and support to maintain a high-quality service for teachers and schools and report to DfE on progress.</text:p>
          </table:table-cell>
          <table:table-cell office:value-type="string" table:style-name="ce1">
            <text:p>Above 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Professional Development Programme - Phase 3</text:p>
          </table:table-cell>
          <table:table-cell office:value-type="string" table:style-name="ce1">
            <text:p>Education Development Trust</text:p>
          </table:table-cell>
          <table:table-cell office:value-type="string" table:style-name="ce1">
            <text:p>100% of contractor’s staff (and trainers) that require it accessing mental health and wellbeing support.</text:p>
          </table:table-cell>
          <table:table-cell office:value-type="string" table:style-name="ce1">
            <text:p>Treshold required</text:p>
          </table:table-cell>
          <table:table-cell office:value-type="string" table:style-name="ce1">
            <text:p>Other - Consider returned</text:p>
          </table:table-cell>
          <table:table-cell office:value-type="string" table:style-name="ce1">
            <text:p>Due to be reported FY23/24 Q1</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2022 ECF Cohort Call-off Contract (Ambition Institute)</text:p>
          </table:table-cell>
          <table:table-cell office:value-type="string" table:style-name="ce1">
            <text:p>Ambition Institute</text:p>
          </table:table-cell>
          <table:table-cell office:value-type="string" table:style-name="ce1">
            <text:p>Satisfaction</text:p>
            <text:p>The number of participants who rate the FIP experience as ‘Good’ or better.</text:p>
            <text:p>The DfE will design a survey to be issued to participants via the Lead Provider. Minimum response rate of 40% required.</text:p>
            <text:p>Surveys will be issued and performance measured at the end of years 1 and 2 of the programme.</text:p>
          </table:table-cell>
          <table:table-cell office:value-type="string" table:style-name="ce1">
            <text:p>80% or above</text:p>
          </table:table-cell>
          <table:table-cell office:value-type="string" table:style-name="ce1">
            <text:p>Other - Consider returned</text:p>
          </table:table-cell>
          <table:table-cell office:value-type="string" table:style-name="ce1">
            <text:p>Due to be reported FY23-24 Q2</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Apprenticeships Workforce Development</text:p>
          </table:table-cell>
          <table:table-cell office:value-type="string" table:style-name="ce1">
            <text:p>Education and Training Foundation</text:p>
          </table:table-cell>
          <table:table-cell office:value-type="string" table:style-name="ce1">
            <text:p>Satisfaction - 90% of providers that participate in AWD rate the quality of the offer and support from the supplier as satisfactory<text:s/></text:p>
          </table:table-cell>
          <table:table-cell office:value-type="string" table:style-name="ce1">
            <text:p>At least 90% of providers that participate in AWD rate the quality of the offer and support from the supplier as satisfactory<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Setting Leadership Portfolio</text:p>
          </table:table-cell>
          <table:table-cell office:value-type="string" table:style-name="ce1">
            <text:p>ANDigital Ltd</text:p>
          </table:table-cell>
          <table:table-cell office:value-type="string" table:style-name="ce1">
            <text:p>Invoice accuracy</text:p>
          </table:table-cell>
          <table:table-cell office:value-type="string" table:style-name="ce1">
            <text:p>100% of invoices accepted</text:p>
          </table:table-cell>
          <table:table-cell office:value-type="string" table:style-name="ce1">
            <text:p>Approaching Target</text:p>
          </table:table-cell>
          <table:table-cell office:value-type="string" table:style-name="ce1">
            <text:p>3 invoices rejected out of 52 received due to incorrect time sheets</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Period Product provision to schools and post-16 education organisations across England</text:p>
          </table:table-cell>
          <table:table-cell office:value-type="string" table:style-name="ce1">
            <text:p>Personnel Hygiene Services Limited trading as PHS Group plc</text:p>
          </table:table-cell>
          <table:table-cell office:value-type="string" table:style-name="ce1">
            <text:p>KPI details required</text:p>
          </table:table-cell>
          <table:table-cell office:value-type="string" table:style-name="ce1">
            <text:p>Target not set</text:p>
          </table:table-cell>
          <table:table-cell office:value-type="string" table:style-name="ce1">
            <text:p>Other - Consider returned</text:p>
          </table:table-cell>
          <table:table-cell office:value-type="string" table:style-name="ce1">
            <text:p>Due to be reported FY22/23 Q4</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SEND Initial Training for Educational Psychologists - NORMID - 2019-25 Cohort</text:p>
          </table:table-cell>
          <table:table-cell office:value-type="string" table:style-name="ce1">
            <text:p>The University of Manchester</text:p>
          </table:table-cell>
          <table:table-cell office:value-type="string" table:style-name="ce1">
            <text:p>95% (351) of Graduates remain employed as Educational Psychologists by an English Local Authority for at least 2 years full time</text:p>
          </table:table-cell>
          <table:table-cell office:value-type="string" table:style-name="ce1">
            <text:p>345 to 351</text:p>
          </table:table-cell>
          <table:table-cell office:value-type="string" table:style-name="ce1">
            <text:p>Other - Consider returned</text:p>
          </table:table-cell>
          <table:table-cell office:value-type="string" table:style-name="ce1">
            <text:p>Due to be reported FY24-25 Q3</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SEND Initial Training for Educational Psychologists - SEEL - 2019-25 Cohort</text:p>
          </table:table-cell>
          <table:table-cell office:value-type="string" table:style-name="ce1">
            <text:p>University College London</text:p>
          </table:table-cell>
          <table:table-cell office:value-type="string" table:style-name="ce1">
            <text:p>At least 92% (228) of trainees will qualify upon completion of their respective course.</text:p>
          </table:table-cell>
          <table:table-cell office:value-type="string" table:style-name="ce1">
            <text:p>225 to 228</text:p>
          </table:table-cell>
          <table:table-cell office:value-type="string" table:style-name="ce1">
            <text:p>Other - Consider returned</text:p>
          </table:table-cell>
          <table:table-cell office:value-type="string" table:style-name="ce1">
            <text:p>Due to be reported FY24-25 Q3</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Call Off Contract for the supply of the NLE Services under the Institute of Teaching Framework Agreement</text:p>
          </table:table-cell>
          <table:table-cell office:value-type="string" table:style-name="ce1">
            <text:p>School-Led Development Trust</text:p>
          </table:table-cell>
          <table:table-cell office:value-type="string" table:style-name="ce1">
            <text:p>Percentage of NLE Participants?who commence the development programme during the Contract Period and rate the course ‘good’ or above at the end of the programme</text:p>
          </table:table-cell>
          <table:table-cell office:value-type="string" table:style-name="ce1">
            <text:p>? 80%<text:s text:c="2"/></text:p>
          </table:table-cell>
          <table:table-cell office:value-type="string" table:style-name="ce1">
            <text:p>Other - Consider returned</text:p>
          </table:table-cell>
          <table:table-cell office:value-type="string" table:style-name="ce1">
            <text:p>Due to be reported FY23-24 Q3</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Queens Jubilee - Commemorative Book on the Queens Reign</text:p>
          </table:table-cell>
          <table:table-cell office:value-type="string" table:style-name="ce1">
            <text:p>Ambition Institute</text:p>
          </table:table-cell>
          <table:table-cell office:value-type="string" table:style-name="ce1">
            <text:p>To complete distribution of books to all eligible schools in each of Scotland, Northern Ireland, Wales and England by end of summer term 2022 [Note - this timetable had to be changed because of decisions made by the governments of Wales and Scotland, which meant delivery of their books was rescheduled to Sept/October 2022)</text:p>
          </table:table-cell>
          <table:table-cell office:value-type="string" table:style-name="ce1">
            <text:p>M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DfE Condition Data Collection 2 (CDC2) - Surveying Organisation F+G</text:p>
          </table:table-cell>
          <table:table-cell office:value-type="string" table:style-name="ce1">
            <text:p>Faithful+Gould Limited</text:p>
          </table:table-cell>
          <table:table-cell office:value-type="string" table:style-name="ce1">
            <text:p>Percentage of Visits at Pre SO Checked and Approved Data Status</text:p>
          </table:table-cell>
          <table:table-cell office:value-type="string" table:style-name="ce1">
            <text:p>90%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Aggregated DevOps Services for Apprenticeship Service, Funding Service and T Levels</text:p>
          </table:table-cell>
          <table:table-cell office:value-type="string" table:style-name="ce1">
            <text:p>BAE Systems Applied Intelligence</text:p>
          </table:table-cell>
          <table:table-cell office:value-type="string" table:style-name="ce1">
            <text:p>Operation Level Agreement - Incidents and requests reporting<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Best Practice Network)</text:p>
          </table:table-cell>
          <table:table-cell office:value-type="string" table:style-name="ce1">
            <text:p>Best Practice Network</text:p>
          </table:table-cell>
          <table:table-cell office:value-type="string" table:style-name="ce1">
            <text:p>Social Value KPI not set</text:p>
          </table:table-cell>
          <table:table-cell office:value-type="string" table:style-name="ce1">
            <text:p>Target not set</text:p>
          </table:table-cell>
          <table:table-cell office:value-type="string" table:style-name="ce1">
            <text:p>Other - Consider returned</text:p>
          </table:table-cell>
          <table:table-cell office:value-type="string" table:style-name="ce1">
            <text:p>Due to be reported FY22-23 Q4</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National Professional Qualifications NPQ Framework Call-Off Contract 02 (2021 Cohort) (Ambition Institute)</text:p>
          </table:table-cell>
          <table:table-cell office:value-type="string" table:style-name="ce1">
            <text:p>Ambition Institute</text:p>
          </table:table-cell>
          <table:table-cell office:value-type="string" table:style-name="ce1">
            <text:p>Satisfaction - A minimum of 80% of the Participants rate the training good or above at the end of year 1 and 2<text:s/></text:p>
          </table:table-cell>
          <table:table-cell office:value-type="string" table:style-name="ce1">
            <text:p>Above 95%</text:p>
          </table:table-cell>
          <table:table-cell office:value-type="string" table:style-name="ce1">
            <text:p>Other - Consider returned</text:p>
          </table:table-cell>
          <table:table-cell office:value-type="string" table:style-name="ce1">
            <text:p>Due to be reported FY22-23 Q3</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2022 ECF Cohort Call-off Contract (UCL Consultants)</text:p>
          </table:table-cell>
          <table:table-cell office:value-type="string" table:style-name="ce1">
            <text:p>UCL Consultants Ltd</text:p>
          </table:table-cell>
          <table:table-cell office:value-type="string" table:style-name="ce1">
            <text:p>Satisfaction</text:p>
            <text:p>The number of participants who rate the FIP experience as ‘Good’ or better.</text:p>
            <text:p>The DfE will design a survey to be issued to participants via the Lead Provider. Minimum response rate of 40% required.</text:p>
            <text:p>Surveys will be issued and performance measured at the end of years 1 and 2 of the programme.</text:p>
          </table:table-cell>
          <table:table-cell office:value-type="string" table:style-name="ce1">
            <text:p>80% or above</text:p>
          </table:table-cell>
          <table:table-cell office:value-type="string" table:style-name="ce1">
            <text:p>Other - Consider returned</text:p>
          </table:table-cell>
          <table:table-cell office:value-type="string" table:style-name="ce1">
            <text:p>Due to be reported FY23-24 Q2</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2022 ECF Cohort Call-off Contract (Ambition Institute)</text:p>
          </table:table-cell>
          <table:table-cell office:value-type="string" table:style-name="ce1">
            <text:p>Ambition Institute</text:p>
          </table:table-cell>
          <table:table-cell office:value-type="string" table:style-name="ce1">
            <text:p>Retention</text:p>
            <text:p>The number of Participants that start the training retained at the end of year 2 of delivery.</text:p>
            <text:p>Performance reviewed monthly and reported at end of years 1 and 2 of the programme.</text:p>
          </table:table-cell>
          <table:table-cell office:value-type="string" table:style-name="ce1">
            <text:p>75% or above</text:p>
          </table:table-cell>
          <table:table-cell office:value-type="string" table:style-name="ce1">
            <text:p>Other - Consider returned</text:p>
          </table:table-cell>
          <table:table-cell office:value-type="string" table:style-name="ce1">
            <text:p>Due to be reported FY23-24 Q2</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TPS Administration Services Contract</text:p>
          </table:table-cell>
          <table:table-cell office:value-type="string" table:style-name="ce1">
            <text:p>Capita Business Services</text:p>
          </table:table-cell>
          <table:table-cell office:value-type="string" table:style-name="ce1">
            <text:p>SLA 3 (4b) Death Benefit Payments (continuing entitlement)</text:p>
            <text:p>Target is 100% within 7 working days of receipt of the completed application form.</text:p>
          </table:table-cell>
          <table:table-cell office:value-type="string" table:style-name="ce1">
            <text:p>100% within 7 days of receipt of the completed application form.</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Data Science services – Development, Dev Ops, Architecture and Data Engineering</text:p>
          </table:table-cell>
          <table:table-cell office:value-type="string" table:style-name="ce1">
            <text:p>Cognizant Worldwide Limited</text:p>
          </table:table-cell>
          <table:table-cell office:value-type="string" table:style-name="ce1">
            <text:p>Customer Satisfaction</text:p>
          </table:table-cell>
          <table:table-cell office:value-type="string" table:style-name="ce1">
            <text:p>95% of services rated by the internal customers as good.<text:s/></text:p>
          </table:table-cell>
          <table:table-cell office:value-type="string" table:style-name="ce1">
            <text:p>Approaching Target</text:p>
          </table:table-cell>
          <table:table-cell office:value-type="string" table:style-name="ce1">
            <text:p>Contract started in Sept, soft landing approach</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Call Off Contract for the supply of the NLE Services under the Institute of Teaching Framework Agreement</text:p>
          </table:table-cell>
          <table:table-cell office:value-type="string" table:style-name="ce1">
            <text:p>School-Led Development Trust</text:p>
          </table:table-cell>
          <table:table-cell office:value-type="string" table:style-name="ce1">
            <text:p>The percentage of NLE Participants who commence the development programme during the Contract Period and complete all learning hours.<text:s/></text:p>
          </table:table-cell>
          <table:table-cell office:value-type="string" table:style-name="ce1">
            <text:p>? 80%<text:s text:c="2"/></text:p>
          </table:table-cell>
          <table:table-cell office:value-type="string" table:style-name="ce1">
            <text:p>Other - Consider returned</text:p>
          </table:table-cell>
          <table:table-cell office:value-type="string" table:style-name="ce1">
            <text:p>Due to be reported FY23-24 Q3</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Period Product provision to schools and post-16 education organisations across England</text:p>
          </table:table-cell>
          <table:table-cell office:value-type="string" table:style-name="ce1">
            <text:p>Personnel Hygiene Services Limited trading as PHS Group plc</text:p>
          </table:table-cell>
          <table:table-cell office:value-type="string" table:style-name="ce1">
            <text:p>KPI details required</text:p>
          </table:table-cell>
          <table:table-cell office:value-type="string" table:style-name="ce1">
            <text:p>Target not set</text:p>
          </table:table-cell>
          <table:table-cell office:value-type="string" table:style-name="ce1">
            <text:p>Other - Consider returned</text:p>
          </table:table-cell>
          <table:table-cell office:value-type="string" table:style-name="ce1">
            <text:p>Due to be reported FY22/23 Q4</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NCETM Mathematics Curriculum Support Programme</text:p>
          </table:table-cell>
          <table:table-cell office:value-type="string" table:style-name="ce1">
            <text:p>(NCETM) Tribal Education Ltd</text:p>
          </table:table-cell>
          <table:table-cell office:value-type="string" table:style-name="ce1">
            <text:p>Tackling economic inequality – Work with Maths Hubs to remove barriers to participation in CPD for schools and colleges with high proportion of disadvantaged pupils/students.</text:p>
          </table:table-cell>
          <table:table-cell office:value-type="string" table:style-name="ce1">
            <text:p>Above 80%</text:p>
          </table:table-cell>
          <table:table-cell office:value-type="string" table:style-name="ce1">
            <text:p>Other - Consider returned</text:p>
          </table:table-cell>
          <table:table-cell office:value-type="string" table:style-name="ce1">
            <text:p>Due to be reported FY23-24 Q2</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High Potential Initial Teacher Training and Leadership Development Programme 2022/23 (con8379) _con 8477</text:p>
          </table:table-cell>
          <table:table-cell office:value-type="string" table:style-name="ce1">
            <text:p>Teach First</text:p>
          </table:table-cell>
          <table:table-cell office:value-type="string" table:style-name="ce1">
            <text:p>The supplier will recruit at least 1750 Participants to Start Year 1 of the Programme</text:p>
          </table:table-cell>
          <table:table-cell office:value-type="string" table:style-name="ce1">
            <text:p>1750</text:p>
          </table:table-cell>
          <table:table-cell office:value-type="string" table:style-name="ce1">
            <text:p>Other - Consider returned</text:p>
          </table:table-cell>
          <table:table-cell office:value-type="string" table:style-name="ce1">
            <text:p>Due to be reported FY23/24 Q4</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Contact Centre Technology Services</text:p>
          </table:table-cell>
          <table:table-cell office:value-type="string" table:style-name="ce1">
            <text:p>Atos IT Services UK Ltd</text:p>
          </table:table-cell>
          <table:table-cell office:value-type="string" table:style-name="ce1">
            <text:p>Quality &gt; Service Desk (Email Responded to within one (1) Working Day)</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Queens Jubilee - Commemorative Book on the Queens Reign</text:p>
          </table:table-cell>
          <table:table-cell office:value-type="string" table:style-name="ce1">
            <text:p>Ambition Institute</text:p>
          </table:table-cell>
          <table:table-cell office:value-type="string" table:style-name="ce1">
            <text:p>The Supplier was required, in providing the Deliverables and performing its obligations under the Contract, to comply with the social value commitments - "The Supplier shall provide confirmation of the sourcing of raw materials, along with all certificates and documentation of these being ethical".</text:p>
          </table:table-cell>
          <table:table-cell office:value-type="string" table:style-name="ce1">
            <text:p>M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Advanced Maths Support Programme 5986</text:p>
          </table:table-cell>
          <table:table-cell office:value-type="string" table:style-name="ce1">
            <text:p>Mathematics in Education and Industry</text:p>
          </table:table-cell>
          <table:table-cell office:value-type="string" table:style-name="ce1">
            <text:p>Provide capacity for up to 500 students for AS/A level further maths tuition through the AMSP in the 2022-23 academic year</text:p>
          </table:table-cell>
          <table:table-cell office:value-type="string" table:style-name="ce1">
            <text:p>100%</text:p>
          </table:table-cell>
          <table:table-cell office:value-type="string" table:style-name="ce1">
            <text:p>Other - Consider returned</text:p>
          </table:table-cell>
          <table:table-cell office:value-type="string" table:style-name="ce1">
            <text:p>Due to be reported FY23-24 Q3</text:p>
          </table:table-cell>
          <table:table-cell table:number-columns-repeated="16375"/>
        </table:table-row>
        <table:table-row table:style-name="ro1">
          <table:table-cell office:value-type="string" table:style-name="ce1">
            <text:p>FY22-23 Q3 Oct-Nov-Dec</text:p>
          </table:table-cell>
          <table:table-cell office:value-type="string" table:style-name="ce1">
            <text:p>DFE</text:p>
          </table:table-cell>
          <table:table-cell office:value-type="string" table:style-name="ce1">
            <text:p>DfE</text:p>
          </table:table-cell>
          <table:table-cell office:value-type="string" table:style-name="ce1">
            <text:p>Schools Business Professionals Service Delivery Portfolio</text:p>
          </table:table-cell>
          <table:table-cell office:value-type="string" table:style-name="ce1">
            <text:p>The Dextrous Web Ltd (trading as dxw)</text:p>
          </table:table-cell>
          <table:table-cell office:value-type="string" table:style-name="ce1">
            <text:p>Service Timelines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Passenger Services</text:p>
          </table:table-cell>
          <table:table-cell office:value-type="string" table:style-name="ce1">
            <text:p>West Coast 2018 rail franchise agreement</text:p>
          </table:table-cell>
          <table:table-cell office:value-type="string" table:style-name="ce1">
            <text:p>Avanti West Coast</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Other - Consider returned</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Passenger Services</text:p>
          </table:table-cell>
          <table:table-cell office:value-type="string" table:style-name="ce1">
            <text:p>TransPennine Express 2015 rail franchise agreement</text:p>
          </table:table-cell>
          <table:table-cell office:value-type="string" table:style-name="ce1">
            <text:p>TransPennine Express</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Other - Consider returned</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Provision of Software Engineering Services</text:p>
          </table:table-cell>
          <table:table-cell office:value-type="string" table:style-name="ce1">
            <text:p>Made Tech Ltd</text:p>
          </table:table-cell>
          <table:table-cell office:value-type="string" table:style-name="ce1">
            <text:p>People (Resourcing)</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fTc</text:p>
          </table:table-cell>
          <table:table-cell office:value-type="string" table:style-name="ce1">
            <text:p>OLR Technical Advisors - (7 Work Packages) WP01</text:p>
          </table:table-cell>
          <table:table-cell office:value-type="string" table:style-name="ce1">
            <text:p>Ove Arup &amp; Partners Limited</text:p>
          </table:table-cell>
          <table:table-cell office:value-type="string" table:style-name="ce1">
            <text:p>Resource Competence</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Provision of Mainframe Services</text:p>
          </table:table-cell>
          <table:table-cell office:value-type="string" table:style-name="ce1">
            <text:p>IBM (UK) Limited</text:p>
          </table:table-cell>
          <table:table-cell office:value-type="string" table:style-name="ce1">
            <text:p>Completion of a Carbon Literacy Course</text:p>
          </table:table-cell>
          <table:table-cell office:value-type="string" table:style-name="ce1">
            <text:p>&gt;=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AWS Cloud Hosting</text:p>
          </table:table-cell>
          <table:table-cell office:value-type="string" table:style-name="ce1">
            <text:p>Amazon Web Services EMEA SARL</text:p>
          </table:table-cell>
          <table:table-cell office:value-type="string" table:style-name="ce1">
            <text:p>Amazon Compute Service Level Agreement - https://aws.amazon.com/compute/sla/ (see URL for description)</text:p>
          </table:table-cell>
          <table:table-cell office:value-type="string" table:style-name="ce1">
            <text:p>&gt;=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Provision of Merchant Acquirer Services</text:p>
          </table:table-cell>
          <table:table-cell office:value-type="string" table:style-name="ce1">
            <text:p>Barclays Bank Plc trading as Barclays Payments</text:p>
          </table:table-cell>
          <table:table-cell office:value-type="string" table:style-name="ce1">
            <text:p>4 - Net zero company by 2050</text:p>
          </table:table-cell>
          <table:table-cell office:value-type="string" table:style-name="ce1">
            <text:p>Reduced GHG to under 148 tonnes by the end of 2022 over scope 1, 2 and 3<text:s/></text:p>
          </table:table-cell>
          <table:table-cell office:value-type="string" table:style-name="ce1">
            <text:p>Other - Consider returned</text:p>
          </table:table-cell>
          <table:table-cell office:value-type="string" table:style-name="ce1">
            <text:p>As this KPI is measured annually, sufficient data does not yet exist to report on it at this time.</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Passenger Services</text:p>
          </table:table-cell>
          <table:table-cell office:value-type="string" table:style-name="ce1">
            <text:p>Thameslink, Southern and Great Northern franchise</text:p>
          </table:table-cell>
          <table:table-cell office:value-type="string" table:style-name="ce1">
            <text:p>Govia Thameslink Railway</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Other - Consider returned</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Passenger Services</text:p>
          </table:table-cell>
          <table:table-cell office:value-type="string" table:style-name="ce1">
            <text:p>Chiltern 2002 rail franchise agreement</text:p>
          </table:table-cell>
          <table:table-cell office:value-type="string" table:style-name="ce1">
            <text:p>Chiltern Railways (DB Regio or Arriva UK Trains)</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Other - Consider returned</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Passenger Services</text:p>
          </table:table-cell>
          <table:table-cell office:value-type="string" table:style-name="ce1">
            <text:p>East Midlands 2015 rail franchise agreement</text:p>
          </table:table-cell>
          <table:table-cell office:value-type="string" table:style-name="ce1">
            <text:p>East Midlands Railway</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Other - Consider returned</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Passenger Services</text:p>
          </table:table-cell>
          <table:table-cell office:value-type="string" table:style-name="ce1">
            <text:p>Essex Thameside 2014 rail franchise agreement</text:p>
          </table:table-cell>
          <table:table-cell office:value-type="string" table:style-name="ce1">
            <text:p>c2c (National Express)</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Other - Consider returned</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Provision of Personalised Registration Auction Services</text:p>
          </table:table-cell>
          <table:table-cell office:value-type="string" table:style-name="ce1">
            <text:p>British Car Auctions Limited</text:p>
          </table:table-cell>
          <table:table-cell office:value-type="string" table:style-name="ce1">
            <text:p>Percentage of transactions processed by the Contractor which do not contain errors</text:p>
          </table:table-cell>
          <table:table-cell office:value-type="string" table:style-name="ce1">
            <text:p>&gt;=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fTc</text:p>
          </table:table-cell>
          <table:table-cell office:value-type="string" table:style-name="ce1">
            <text:p>OLR Technical Advisors - (7 Work Packages) WP03</text:p>
          </table:table-cell>
          <table:table-cell office:value-type="string" table:style-name="ce1">
            <text:p>ATKINS LIMITED</text:p>
          </table:table-cell>
          <table:table-cell office:value-type="string" table:style-name="ce1">
            <text:p>Overall Project Deliverables</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Provision of Mainframe Services</text:p>
          </table:table-cell>
          <table:table-cell office:value-type="string" table:style-name="ce1">
            <text:p>IBM (UK) Limited</text:p>
          </table:table-cell>
          <table:table-cell office:value-type="string" table:style-name="ce1">
            <text:p>Response to the report of a Severity 2 Level 2 incident</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Agreement for the Provision of Front Office Counter Services</text:p>
          </table:table-cell>
          <table:table-cell office:value-type="string" table:style-name="ce1">
            <text:p>Post Office Ltd</text:p>
          </table:table-cell>
          <table:table-cell office:value-type="string" table:style-name="ce1">
            <text:p>Percentage of advertised hours during which the Contractor is able to process and complete Customer transactions across the agreed network</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fTc</text:p>
          </table:table-cell>
          <table:table-cell office:value-type="string" table:style-name="ce1">
            <text:p>OLR Technical Advisors - (7 Work Packages) WP03</text:p>
          </table:table-cell>
          <table:table-cell office:value-type="string" table:style-name="ce1">
            <text:p>ATKINS LIMITED</text:p>
          </table:table-cell>
          <table:table-cell office:value-type="string" table:style-name="ce1">
            <text:p>Resource Competence</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fTc</text:p>
          </table:table-cell>
          <table:table-cell office:value-type="string" table:style-name="ce1">
            <text:p>OLR Technical Advisors - (7 Work Packages) WP01</text:p>
          </table:table-cell>
          <table:table-cell office:value-type="string" table:style-name="ce1">
            <text:p>Ove Arup &amp; Partners Limited</text:p>
          </table:table-cell>
          <table:table-cell office:value-type="string" table:style-name="ce1">
            <text:p>Overall Project Deliverables</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Provision of Mainframe Services</text:p>
          </table:table-cell>
          <table:table-cell office:value-type="string" table:style-name="ce1">
            <text:p>IBM (UK) Limited</text:p>
          </table:table-cell>
          <table:table-cell office:value-type="string" table:style-name="ce1">
            <text:p>Response to the report of a Severity 1 Level 2 incident</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Provision of Media Buying</text:p>
          </table:table-cell>
          <table:table-cell office:value-type="string" table:style-name="ce1">
            <text:p>Manning Gottlieb OMD</text:p>
          </table:table-cell>
          <table:table-cell office:value-type="string" table:style-name="ce1">
            <text:p>Drive 800,000 clicks from the adverts for driving licence renewals and renewals at 70<text:s/></text:p>
          </table:table-cell>
          <table:table-cell office:value-type="string" table:style-name="ce1">
            <text:p>&gt;=87%<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Provision of Polycarbonate Card Personalisation and Output</text:p>
          </table:table-cell>
          <table:table-cell office:value-type="string" table:style-name="ce1">
            <text:p>Muhlbauer</text:p>
          </table:table-cell>
          <table:table-cell office:value-type="string" table:style-name="ce1">
            <text:p>The solution shall not fall below 98% in any rolling 8 week period</text:p>
          </table:table-cell>
          <table:table-cell office:value-type="string" table:style-name="ce1">
            <text:p>&gt;=98%<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Provision of Microsoft Enterprise Subscription Agreement</text:p>
          </table:table-cell>
          <table:table-cell office:value-type="string" table:style-name="ce1">
            <text:p>Phoenix Software Limited</text:p>
          </table:table-cell>
          <table:table-cell office:value-type="string" table:style-name="ce1">
            <text:p>24x7 Problem Resolution and Technical Support<text:s/></text:p>
          </table:table-cell>
          <table:table-cell office:value-type="string" table:style-name="ce1">
            <text:p>&gt;=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East West Rail Company Limited</text:p>
          </table:table-cell>
          <table:table-cell office:value-type="string" table:style-name="ce1">
            <text:p>Commercial Partner Call Off Order Form for Management Consultancy Services Framework 2 RM6008</text:p>
          </table:table-cell>
          <table:table-cell office:value-type="string" table:style-name="ce1">
            <text:p>Arcadis LLP</text:p>
          </table:table-cell>
          <table:table-cell office:value-type="string" table:style-name="ce1">
            <text:p>Collaborative Approach</text:p>
          </table:table-cell>
          <table:table-cell office:value-type="string" table:style-name="ce1">
            <text:p>Feedback from Customer and Partners. <text:s/>Average score equal to or greater that 3 (scale 0-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East West Rail Company Limited</text:p>
          </table:table-cell>
          <table:table-cell office:value-type="string" table:style-name="ce1">
            <text:p>Commercial Partner Call Off Order Form for Management Consultancy Services Framework 2 RM6008</text:p>
          </table:table-cell>
          <table:table-cell office:value-type="string" table:style-name="ce1">
            <text:p>Arcadis LLP</text:p>
          </table:table-cell>
          <table:table-cell office:value-type="string" table:style-name="ce1">
            <text:p>Key personnel retention</text:p>
          </table:table-cell>
          <table:table-cell office:value-type="string" table:style-name="ce1">
            <text:p>&lt;2.5% turnover of Key Personnel and/or replacement of Key Personnel with less that 1 month notice and 1 month handov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East West Rail Company Limited</text:p>
          </table:table-cell>
          <table:table-cell office:value-type="string" table:style-name="ce1">
            <text:p>Land &amp; Property Partner: estates management professional services pursuant to the ESPO Framework Agreement 2700-19</text:p>
          </table:table-cell>
          <table:table-cell office:value-type="string" table:style-name="ce1">
            <text:p>Ardent Management Ltd</text:p>
          </table:table-cell>
          <table:table-cell office:value-type="string" table:style-name="ce1">
            <text:p>Social Value KPI: Delivery of suppliers combined commitments aligned to promoting opportunities for small businesses and enterprises, social mobility and STEAM outreach.</text:p>
          </table:table-cell>
          <table:table-cell office:value-type="string" table:style-name="ce1">
            <text:p>Outcomes delivered to date and planned activities meet or exceed accrued commitments.</text:p>
          </table:table-cell>
          <table:table-cell office:value-type="string" table:style-name="ce1">
            <text:p>Good</text:p>
          </table:table-cell>
          <table:table-cell office:value-type="string" table:style-name="ce1">
            <text:p>Outcomes delivered to date and planned activities align with accrued commitments, <text:s/>noting that some plans depend on EWR's programme.</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East West Rail Company Limited</text:p>
          </table:table-cell>
          <table:table-cell office:value-type="string" table:style-name="ce1">
            <text:p>Programme Partner Call Off Order Form for Management Consultancy Services Framework 2 RM6008</text:p>
          </table:table-cell>
          <table:table-cell office:value-type="string" table:style-name="ce1">
            <text:p>Jacobs UK Ltd</text:p>
          </table:table-cell>
          <table:table-cell office:value-type="string" table:style-name="ce1">
            <text:p>Vacancies filled earlier than timetable</text:p>
          </table:table-cell>
          <table:table-cell office:value-type="string" table:style-name="ce1">
            <text:p>&gt;20% priority vacancies filled earlier that agreed lead timetable by at least 1 week</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MCA</text:p>
          </table:table-cell>
          <table:table-cell office:value-type="string" table:style-name="ce1">
            <text:p>Radio Network Infrastructure Replacement</text:p>
          </table:table-cell>
          <table:table-cell office:value-type="string" table:style-name="ce1">
            <text:p>Telent</text:p>
          </table:table-cell>
          <table:table-cell office:value-type="string" table:style-name="ce1">
            <text:p>RNIR RRS P0 sites connectivity</text:p>
          </table:table-cell>
          <table:table-cell office:value-type="string" table:style-name="ce1">
            <text:p>&gt;= 9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Passenger Services</text:p>
          </table:table-cell>
          <table:table-cell office:value-type="string" table:style-name="ce1">
            <text:p>Cross Country 2016 rail franchise agreement</text:p>
          </table:table-cell>
          <table:table-cell office:value-type="string" table:style-name="ce1">
            <text:p>CrossCountry</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Other - Consider returned</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fTc</text:p>
          </table:table-cell>
          <table:table-cell office:value-type="string" table:style-name="ce1">
            <text:p>Total Facilities Management Services</text:p>
          </table:table-cell>
          <table:table-cell office:value-type="string" table:style-name="ce1">
            <text:p>MITIE FM LIMITED</text:p>
          </table:table-cell>
          <table:table-cell office:value-type="string" table:style-name="ce1">
            <text:p>Provide a planned maintenance service in line with local schedules, a reactive service providing first time fix and respond to reactive breakdowns and in accordance with contractual requirement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Passenger Services</text:p>
          </table:table-cell>
          <table:table-cell office:value-type="string" table:style-name="ce1">
            <text:p>Chiltern 2002 rail franchise agreement</text:p>
          </table:table-cell>
          <table:table-cell office:value-type="string" table:style-name="ce1">
            <text:p>Chiltern Railways (DB Regio or Arriva UK Trains)</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Other - Consider returned</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fTc</text:p>
          </table:table-cell>
          <table:table-cell office:value-type="string" table:style-name="ce1">
            <text:p>National Security Science and Research Programme</text:p>
          </table:table-cell>
          <table:table-cell office:value-type="string" table:style-name="ce1">
            <text:p>PA CONSULTING SERVICES LIMITED</text:p>
          </table:table-cell>
          <table:table-cell office:value-type="string" table:style-name="ce1">
            <text:p>The Supplier is expected to Deliver against the indicative timetable outlined in Annex B of the call-off contract</text:p>
          </table:table-cell>
          <table:table-cell office:value-type="string" table:style-name="ce1">
            <text:p>&gt;=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Passenger Services</text:p>
          </table:table-cell>
          <table:table-cell office:value-type="string" table:style-name="ce1">
            <text:p>East Coast 2014 rail franchise agreement</text:p>
          </table:table-cell>
          <table:table-cell office:value-type="string" table:style-name="ce1">
            <text:p>London North Eastern Railway</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Other - Consider returned</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fTc</text:p>
          </table:table-cell>
          <table:table-cell office:value-type="string" table:style-name="ce1">
            <text:p>OLR Technical Advisors - (7 Work Packages) WP06</text:p>
          </table:table-cell>
          <table:table-cell office:value-type="string" table:style-name="ce1">
            <text:p>Ove Arup &amp; Partners Limited</text:p>
          </table:table-cell>
          <table:table-cell office:value-type="string" table:style-name="ce1">
            <text:p>Resource Competence</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Provision of Laboratory Services</text:p>
          </table:table-cell>
          <table:table-cell office:value-type="string" table:style-name="ce1">
            <text:p><text:s/>Synlab Laboratories Limited</text:p>
          </table:table-cell>
          <table:table-cell office:value-type="string" table:style-name="ce1">
            <text:p>Sample not tested correctly and/or sample not tested within 96-hour window</text:p>
          </table:table-cell>
          <table:table-cell office:value-type="string" table:style-name="ce1">
            <text:p>&gt;=99%<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fTc</text:p>
          </table:table-cell>
          <table:table-cell office:value-type="string" table:style-name="ce1">
            <text:p>OLR Technical Advisors - (7 Work Packages) WP04</text:p>
          </table:table-cell>
          <table:table-cell office:value-type="string" table:style-name="ce1">
            <text:p>Gutteridge, Haskins and Davey Limited</text:p>
          </table:table-cell>
          <table:table-cell office:value-type="string" table:style-name="ce1">
            <text:p>Overall Project Deliverables</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Agreement for the Provision of Vehicle Enforcement Services</text:p>
          </table:table-cell>
          <table:table-cell office:value-type="string" table:style-name="ce1">
            <text:p>NSL Limited</text:p>
          </table:table-cell>
          <table:table-cell office:value-type="string" table:style-name="ce1">
            <text:p>Failing to release an immobilised or impounded Category 1 Vehicle<text:s/></text:p>
          </table:table-cell>
          <table:table-cell office:value-type="string" table:style-name="ce1">
            <text:p>0 breach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AWS Cloud Hosting</text:p>
          </table:table-cell>
          <table:table-cell office:value-type="string" table:style-name="ce1">
            <text:p>Amazon Web Services EMEA SARL</text:p>
          </table:table-cell>
          <table:table-cell office:value-type="string" table:style-name="ce1">
            <text:p>Amazon S3 Service Level Agreement Amazon S3 Services: S3 Standard, S3 Glacier, S3 Glacier Deep Archive - https://aws.amazon.com/s3/sla/ (see URL for description)</text:p>
          </table:table-cell>
          <table:table-cell office:value-type="string" table:style-name="ce1">
            <text:p>&gt;=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fTc</text:p>
          </table:table-cell>
          <table:table-cell office:value-type="string" table:style-name="ce1">
            <text:p>TTWO0130 - Rail Station Accessibility Audit (National)</text:p>
          </table:table-cell>
          <table:table-cell office:value-type="string" table:style-name="ce1">
            <text:p>Atkins Limited</text:p>
          </table:table-cell>
          <table:table-cell office:value-type="string" table:style-name="ce1">
            <text:p>Mobilisation, and Delivery to<text:s/></text:p>
            <text:p>Programme / Project Deadlines</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Passenger Services</text:p>
          </table:table-cell>
          <table:table-cell office:value-type="string" table:style-name="ce1">
            <text:p>South Western Railways 2017 rail franchise agreement</text:p>
          </table:table-cell>
          <table:table-cell office:value-type="string" table:style-name="ce1">
            <text:p>South Western Railway</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Other - Consider returned</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Provision of Mainframe Services</text:p>
          </table:table-cell>
          <table:table-cell office:value-type="string" table:style-name="ce1">
            <text:p>IBM (UK) Limited</text:p>
          </table:table-cell>
          <table:table-cell office:value-type="string" table:style-name="ce1">
            <text:p>Mainframe Availability<text:s/></text:p>
          </table:table-cell>
          <table:table-cell office:value-type="string" table:style-name="ce1">
            <text:p>&gt;=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Provision of a Direct Debit solution</text:p>
          </table:table-cell>
          <table:table-cell office:value-type="string" table:style-name="ce1">
            <text:p>Target Group</text:p>
          </table:table-cell>
          <table:table-cell office:value-type="string" table:style-name="ce1">
            <text:p>2 – Submission of BACS on date scheduled for submission</text:p>
          </table:table-cell>
          <table:table-cell office:value-type="string" table:style-name="ce1">
            <text:p>&lt;=0</text:p>
          </table:table-cell>
          <table:table-cell office:value-type="string" table:style-name="ce1">
            <text:p>Inadequate</text:p>
          </table:table-cell>
          <table:table-cell office:value-type="string" table:style-name="ce1">
            <text:p>The Supplier failed to meet the KPI in December. The supplier has provided additional training and <text:s/>documentation introduced to resolve this incident and avoid future instances.<text:s/></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FTc</text:p>
          </table:table-cell>
          <table:table-cell office:value-type="string" table:style-name="ce1">
            <text:p>Dft Shared Services Extension</text:p>
          </table:table-cell>
          <table:table-cell office:value-type="string" table:style-name="ce1">
            <text:p>ARVATO LIMITED</text:p>
          </table:table-cell>
          <table:table-cell office:value-type="string" table:style-name="ce1">
            <text:p>The Contractor shall meet 100% all statutory, legal, government and accounting standards set out in this Framework Agreement and each Call-Off Agreement across all Service Towers</text:p>
          </table:table-cell>
          <table:table-cell office:value-type="string" table:style-name="ce1">
            <text:p>&gt;=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MCA</text:p>
          </table:table-cell>
          <table:table-cell office:value-type="string" table:style-name="ce1">
            <text:p>Civil Hydrography Programme (CHP)</text:p>
          </table:table-cell>
          <table:table-cell office:value-type="string" table:style-name="ce1">
            <text:p>A-2-Sea Solution Limited</text:p>
          </table:table-cell>
          <table:table-cell office:value-type="string" table:style-name="ce1">
            <text:p>CHP Lot 2 Medium: Data acquisition</text:p>
          </table:table-cell>
          <table:table-cell office:value-type="string" table:style-name="ce1">
            <text:p>100%</text:p>
          </table:table-cell>
          <table:table-cell office:value-type="string" table:style-name="ce1">
            <text:p>Approaching Target</text:p>
          </table:table-cell>
          <table:table-cell office:value-type="string" table:style-name="ce1">
            <text:p>Supplier is on schedule to complete work scope within required timescales.</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MCA</text:p>
          </table:table-cell>
          <table:table-cell office:value-type="string" table:style-name="ce1">
            <text:p>Radio Network Infrastructure Replacement</text:p>
          </table:table-cell>
          <table:table-cell office:value-type="string" table:style-name="ce1">
            <text:p>Telent</text:p>
          </table:table-cell>
          <table:table-cell office:value-type="string" table:style-name="ce1">
            <text:p>RNIR Datacentre connectivity</text:p>
            <text:p/>
          </table:table-cell>
          <table:table-cell office:value-type="string" table:style-name="ce1">
            <text:p>&gt;= 9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Agreement for the Provision of Front Office Counter Services</text:p>
          </table:table-cell>
          <table:table-cell office:value-type="string" table:style-name="ce1">
            <text:p>Post Office Ltd</text:p>
          </table:table-cell>
          <table:table-cell office:value-type="string" table:style-name="ce1">
            <text:p>Accuracy of transaction information contained within batch files<text:s text:c="2"/></text:p>
          </table:table-cell>
          <table:table-cell office:value-type="string" table:style-name="ce1">
            <text:p>&gt;=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Passenger Services</text:p>
          </table:table-cell>
          <table:table-cell office:value-type="string" table:style-name="ce1">
            <text:p>West Coast 2018 rail franchise agreement</text:p>
          </table:table-cell>
          <table:table-cell office:value-type="string" table:style-name="ce1">
            <text:p>Avanti West Coast</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Other - Consider returned</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Passenger Services</text:p>
          </table:table-cell>
          <table:table-cell office:value-type="string" table:style-name="ce1">
            <text:p>Cross Country 2016 rail franchise agreement</text:p>
          </table:table-cell>
          <table:table-cell office:value-type="string" table:style-name="ce1">
            <text:p>CrossCountry</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Other - Consider returned</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Passenger Services</text:p>
          </table:table-cell>
          <table:table-cell office:value-type="string" table:style-name="ce1">
            <text:p>East Midlands 2015 rail franchise agreement</text:p>
          </table:table-cell>
          <table:table-cell office:value-type="string" table:style-name="ce1">
            <text:p>East Midlands Railway</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Other - Consider returned</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Passenger Services</text:p>
          </table:table-cell>
          <table:table-cell office:value-type="string" table:style-name="ce1">
            <text:p>West Midlands 2016 rail franchise agreement</text:p>
          </table:table-cell>
          <table:table-cell office:value-type="string" table:style-name="ce1">
            <text:p>West Midlands Trains</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Other - Consider returned</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AWS Cloud Hosting</text:p>
          </table:table-cell>
          <table:table-cell office:value-type="string" table:style-name="ce1">
            <text:p>Amazon Web Services EMEA SARL</text:p>
          </table:table-cell>
          <table:table-cell office:value-type="string" table:style-name="ce1">
            <text:p>Amazon RDS: (2) a Single-DB Instance SLA - https://aws.amazon.com/rds/sla/?did=sla_card&amp;trk=sla_card (click URL for description)</text:p>
          </table:table-cell>
          <table:table-cell office:value-type="string" table:style-name="ce1">
            <text:p>&gt;=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Provision of a Direct Debit solution</text:p>
          </table:table-cell>
          <table:table-cell office:value-type="string" table:style-name="ce1">
            <text:p>Target Group</text:p>
          </table:table-cell>
          <table:table-cell office:value-type="string" table:style-name="ce1">
            <text:p>3 – Monthly average response time no greater than 3 seconds</text:p>
          </table:table-cell>
          <table:table-cell office:value-type="string" table:style-name="ce1">
            <text:p>&lt;=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Provision of a strategic telephony system</text:p>
          </table:table-cell>
          <table:table-cell office:value-type="string" table:style-name="ce1">
            <text:p>Wavenet</text:p>
          </table:table-cell>
          <table:table-cell office:value-type="string" table:style-name="ce1">
            <text:p>Availability - Back office</text:p>
            <text:p>The Service shall be “Available” when the Buyer’s end users are able to access and use all its functions at a level that enables them to carry out their normal duties within the back office environment.</text:p>
          </table:table-cell>
          <table:table-cell office:value-type="string" table:style-name="ce1">
            <text:p>&gt;=99.999%<text: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Provision of Merchant Acquirer Services</text:p>
          </table:table-cell>
          <table:table-cell office:value-type="string" table:style-name="ce1">
            <text:p>Barclays Bank Plc trading as Barclays Payments</text:p>
          </table:table-cell>
          <table:table-cell office:value-type="string" table:style-name="ce1">
            <text:p>1 - System fully available for processing transactions over all channels</text:p>
          </table:table-cell>
          <table:table-cell office:value-type="string" table:style-name="ce1">
            <text:p>&gt;=9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Passenger Services</text:p>
          </table:table-cell>
          <table:table-cell office:value-type="string" table:style-name="ce1">
            <text:p>Chiltern 2002 rail franchise agreement</text:p>
          </table:table-cell>
          <table:table-cell office:value-type="string" table:style-name="ce1">
            <text:p>Chiltern Railways (DB Regio or Arriva UK Trains)</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Other - Consider returned</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East West Rail Company Limited</text:p>
          </table:table-cell>
          <table:table-cell office:value-type="string" table:style-name="ce1">
            <text:p>Land &amp; Property Partner: estates management professional services pursuant to the ESPO Framework Agreement 2700-19</text:p>
          </table:table-cell>
          <table:table-cell office:value-type="string" table:style-name="ce1">
            <text:p>Ardent Management Ltd</text:p>
          </table:table-cell>
          <table:table-cell office:value-type="string" table:style-name="ce1">
            <text:p>Collaborative Approach</text:p>
          </table:table-cell>
          <table:table-cell office:value-type="string" table:style-name="ce1">
            <text:p>Feedback from Customer and Partners. <text:s/>Average score equal to or greater that 3 (scale 0-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East West Rail Company Limited</text:p>
          </table:table-cell>
          <table:table-cell office:value-type="string" table:style-name="ce1">
            <text:p>Land &amp; Property Partner: estates management professional services pursuant to the ESPO Framework Agreement 2700-19</text:p>
          </table:table-cell>
          <table:table-cell office:value-type="string" table:style-name="ce1">
            <text:p>Ardent Management Ltd</text:p>
          </table:table-cell>
          <table:table-cell office:value-type="string" table:style-name="ce1">
            <text:p>Task Order Delivery</text:p>
          </table:table-cell>
          <table:table-cell office:value-type="string" table:style-name="ce1">
            <text:p>Meeting 100% of the deliverables as defined within the Task Orde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East West Rail Company Limited</text:p>
          </table:table-cell>
          <table:table-cell office:value-type="string" table:style-name="ce1">
            <text:p>Commercial Partner Call Off Order Form for Management Consultancy Services Framework 2 RM6008</text:p>
          </table:table-cell>
          <table:table-cell office:value-type="string" table:style-name="ce1">
            <text:p>Arcadis LLP</text:p>
          </table:table-cell>
          <table:table-cell office:value-type="string" table:style-name="ce1">
            <text:p>Vacancies filled earlier than timetable</text:p>
          </table:table-cell>
          <table:table-cell office:value-type="string" table:style-name="ce1">
            <text:p>&gt;20% priority vacancies filled earlier that agreed lead timetable by at least 1 week</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Provision of Personalised Registration Auction Services</text:p>
          </table:table-cell>
          <table:table-cell office:value-type="string" table:style-name="ce1">
            <text:p>British Car Auctions Limited</text:p>
          </table:table-cell>
          <table:table-cell office:value-type="string" table:style-name="ce1">
            <text:p>Uninterrupted Physical Auction service provided over the full 3-day duration of each Physical Auction.</text:p>
            <text:p>Limited to the extent availability is within the control of the Contractor.</text:p>
          </table:table-cell>
          <table:table-cell office:value-type="string" table:style-name="ce1">
            <text:p>&gt;=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East West Rail Company Limited</text:p>
          </table:table-cell>
          <table:table-cell office:value-type="string" table:style-name="ce1">
            <text:p>Programme Partner Call Off Order Form for Management Consultancy Services Framework 2 RM6008</text:p>
          </table:table-cell>
          <table:table-cell office:value-type="string" table:style-name="ce1">
            <text:p>Jacobs UK Ltd</text:p>
          </table:table-cell>
          <table:table-cell office:value-type="string" table:style-name="ce1">
            <text:p>Collaborative Approach</text:p>
          </table:table-cell>
          <table:table-cell office:value-type="string" table:style-name="ce1">
            <text:p>Feedback from Customer and Partners. <text:s/>Average score equal to or greater that 3 (scale 0-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Passenger Services</text:p>
          </table:table-cell>
          <table:table-cell office:value-type="string" table:style-name="ce1">
            <text:p>Thameslink, Southern and Great Northern franchise</text:p>
          </table:table-cell>
          <table:table-cell office:value-type="string" table:style-name="ce1">
            <text:p>Govia Thameslink Railway</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Other - Consider returned</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Provision of Card Product Management (Consumables and associated Services)</text:p>
          </table:table-cell>
          <table:table-cell office:value-type="string" table:style-name="ce1">
            <text:p>Thales DIS UK Ltd</text:p>
          </table:table-cell>
          <table:table-cell office:value-type="string" table:style-name="ce1">
            <text:p>Each Product unit will meet the Acceptable Quality Limits (AQL) set out at 6.41 in the specification, and those set out in the latest applicable Standard Quality Acceptance Catalogue</text:p>
          </table:table-cell>
          <table:table-cell office:value-type="string" table:style-name="ce1">
            <text:p>&gt;=98%<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Passenger Services</text:p>
          </table:table-cell>
          <table:table-cell office:value-type="string" table:style-name="ce1">
            <text:p>West Midlands 2016 rail franchise agreement</text:p>
          </table:table-cell>
          <table:table-cell office:value-type="string" table:style-name="ce1">
            <text:p>West Midlands Trains</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Other - Consider returned</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Agreement for the Provision of Vehicle Enforcement Services</text:p>
          </table:table-cell>
          <table:table-cell office:value-type="string" table:style-name="ce1">
            <text:p>NSL Limited</text:p>
          </table:table-cell>
          <table:table-cell office:value-type="string" table:style-name="ce1">
            <text:p>Clean Enforcement Actions and Non-Compliant Vehicles issued with a Warning Notice (i.e. an immobilisation or instant removal or the issue of an enforcement notice (being a notice provided by the DVLA to the supplier which to be placed on the window of a vehicle) in respect of a vehicle which is required to have vehicle excise duty paid in respect of it).</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Passenger Services</text:p>
          </table:table-cell>
          <table:table-cell office:value-type="string" table:style-name="ce1">
            <text:p>Essex Thameside 2014 rail franchise agreement</text:p>
          </table:table-cell>
          <table:table-cell office:value-type="string" table:style-name="ce1">
            <text:p>c2c (National Express)</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Other - Consider returned</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Provision of Payment Gateway Services</text:p>
          </table:table-cell>
          <table:table-cell office:value-type="string" table:style-name="ce1">
            <text:p>Barclays Bank Plc trading as Barclays Payments</text:p>
          </table:table-cell>
          <table:table-cell office:value-type="string" table:style-name="ce1">
            <text:p>2 - Service Availability in Test Environment</text:p>
          </table:table-cell>
          <table:table-cell office:value-type="string" table:style-name="ce1">
            <text:p>&gt;=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Provision of Payment Gateway Services</text:p>
          </table:table-cell>
          <table:table-cell office:value-type="string" table:style-name="ce1">
            <text:p>Barclays Bank Plc trading as Barclays Payments</text:p>
          </table:table-cell>
          <table:table-cell office:value-type="string" table:style-name="ce1">
            <text:p>1 - Service Availability in Production Environment</text:p>
          </table:table-cell>
          <table:table-cell office:value-type="string" table:style-name="ce1">
            <text:p>&gt;=9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Passenger Services</text:p>
          </table:table-cell>
          <table:table-cell office:value-type="string" table:style-name="ce1">
            <text:p>Great Western 2015 rail franchise agreement</text:p>
          </table:table-cell>
          <table:table-cell office:value-type="string" table:style-name="ce1">
            <text:p>Great Western Railway</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Other - Consider returned</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Provision of a strategic telephony system</text:p>
          </table:table-cell>
          <table:table-cell office:value-type="string" table:style-name="ce1">
            <text:p>Wavenet</text:p>
          </table:table-cell>
          <table:table-cell office:value-type="string" table:style-name="ce1">
            <text:p>Availability - Contact Centre</text:p>
            <text:p>The Service shall be “Available” when the Buyer’s end users are able to access and use all its functions at a level that enables them to carry out their normal duties within the Contact Centre</text:p>
          </table:table-cell>
          <table:table-cell office:value-type="string" table:style-name="ce1">
            <text:p>&gt;=99.999%<text: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East West Rail Company Limited</text:p>
          </table:table-cell>
          <table:table-cell office:value-type="string" table:style-name="ce1">
            <text:p>Programme Partner Call Off Order Form for Management Consultancy Services Framework 2 RM6008</text:p>
          </table:table-cell>
          <table:table-cell office:value-type="string" table:style-name="ce1">
            <text:p>Jacobs UK Ltd</text:p>
          </table:table-cell>
          <table:table-cell office:value-type="string" table:style-name="ce1">
            <text:p>Social Value KPI: Delivery of suppliers combined commitments aligned to promoting opportunities for small businesses and enterprises, social mobility and STEAM outreach.</text:p>
          </table:table-cell>
          <table:table-cell office:value-type="string" table:style-name="ce1">
            <text:p>Outcomes delivered to date and planned activities meet or exceed accrued commitments.</text:p>
          </table:table-cell>
          <table:table-cell office:value-type="string" table:style-name="ce1">
            <text:p>Good</text:p>
          </table:table-cell>
          <table:table-cell office:value-type="string" table:style-name="ce1">
            <text:p>Outcomes delivered to date and planned activities align with accrued commitments, <text:s/>noting that some plans depend on EWR's programme.</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MCA</text:p>
          </table:table-cell>
          <table:table-cell office:value-type="string" table:style-name="ce1">
            <text:p>Civil Hydrography Programme (CHP)</text:p>
          </table:table-cell>
          <table:table-cell office:value-type="string" table:style-name="ce1">
            <text:p>A-2-Sea Solution Limited</text:p>
          </table:table-cell>
          <table:table-cell office:value-type="string" table:style-name="ce1">
            <text:p>CHP Lot 3 Routine Resurvey: Data acquisitio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Passenger Services</text:p>
          </table:table-cell>
          <table:table-cell office:value-type="string" table:style-name="ce1">
            <text:p>Northern 2015 rail franchise agreement</text:p>
          </table:table-cell>
          <table:table-cell office:value-type="string" table:style-name="ce1">
            <text:p>Northern Trains</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Other - Consider returned</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Provision of Merchant Acquirer Services</text:p>
          </table:table-cell>
          <table:table-cell office:value-type="string" table:style-name="ce1">
            <text:p>Barclays Bank Plc trading as Barclays Payments</text:p>
          </table:table-cell>
          <table:table-cell office:value-type="string" table:style-name="ce1">
            <text:p>3 - Gross Settlements Received</text:p>
          </table:table-cell>
          <table:table-cell office:value-type="string" table:style-name="ce1">
            <text:p>&gt;=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Passenger Services</text:p>
          </table:table-cell>
          <table:table-cell office:value-type="string" table:style-name="ce1">
            <text:p>East Coast 2014 rail franchise agreement</text:p>
          </table:table-cell>
          <table:table-cell office:value-type="string" table:style-name="ce1">
            <text:p>London North Eastern Railway</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Other - Consider returned</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Passenger Services</text:p>
          </table:table-cell>
          <table:table-cell office:value-type="string" table:style-name="ce1">
            <text:p>East Anglia 2016 rail franchise agreement</text:p>
          </table:table-cell>
          <table:table-cell office:value-type="string" table:style-name="ce1">
            <text:p>(Abellio) Greater Anglia</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Other - Consider returned</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Agreement for the Provision of Vehicle Enforcement Services</text:p>
          </table:table-cell>
          <table:table-cell office:value-type="string" table:style-name="ce1">
            <text:p>NSL Limited</text:p>
          </table:table-cell>
          <table:table-cell office:value-type="string" table:style-name="ce1">
            <text:p>Time taken to pay over any monies owed to the DVLA</text:p>
          </table:table-cell>
          <table:table-cell office:value-type="string" table:style-name="ce1">
            <text:p>0 breach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Provision of Personalised Registration Auction Services</text:p>
          </table:table-cell>
          <table:table-cell office:value-type="string" table:style-name="ce1">
            <text:p>British Car Auctions Limited</text:p>
          </table:table-cell>
          <table:table-cell office:value-type="string" table:style-name="ce1">
            <text:p>Continuous availability of the Online Timed Auction service throughout the duration of the event.</text:p>
          </table:table-cell>
          <table:table-cell office:value-type="string" table:style-name="ce1">
            <text:p>&gt;=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Provision of a Direct Debit solution</text:p>
          </table:table-cell>
          <table:table-cell office:value-type="string" table:style-name="ce1">
            <text:p>Target Group</text:p>
          </table:table-cell>
          <table:table-cell office:value-type="string" table:style-name="ce1">
            <text:p>1 – Availability of 99.5%</text:p>
          </table:table-cell>
          <table:table-cell office:value-type="string" table:style-name="ce1">
            <text:p>&gt;=95.5 %</text:p>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Provision of Laboratory Services</text:p>
          </table:table-cell>
          <table:table-cell office:value-type="string" table:style-name="ce1">
            <text:p><text:s/>Synlab Laboratories Limited</text:p>
          </table:table-cell>
          <table:table-cell office:value-type="string" table:style-name="ce1">
            <text:p>No Kit available for appointment</text:p>
          </table:table-cell>
          <table:table-cell office:value-type="string" table:style-name="ce1">
            <text:p>&gt;=98%<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Passenger Services</text:p>
          </table:table-cell>
          <table:table-cell office:value-type="string" table:style-name="ce1">
            <text:p>West Midlands 2016 rail franchise agreement</text:p>
          </table:table-cell>
          <table:table-cell office:value-type="string" table:style-name="ce1">
            <text:p>West Midlands Trains</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Other - Consider returned</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Provision of Laboratory Testing Services</text:p>
          </table:table-cell>
          <table:table-cell office:value-type="string" table:style-name="ce1">
            <text:p>The Royal Wolverhampton NHS Trust<text:s/></text:p>
          </table:table-cell>
          <table:table-cell office:value-type="string" table:style-name="ce1">
            <text:p>Reports not sent with the 24 hours (from completion of analysis) timeframe</text:p>
          </table:table-cell>
          <table:table-cell office:value-type="string" table:style-name="ce1">
            <text:p>&gt;=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Passenger Services</text:p>
          </table:table-cell>
          <table:table-cell office:value-type="string" table:style-name="ce1">
            <text:p>Northern 2015 rail franchise agreement</text:p>
          </table:table-cell>
          <table:table-cell office:value-type="string" table:style-name="ce1">
            <text:p>Northern Trains</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Other - Consider returned</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fTc</text:p>
          </table:table-cell>
          <table:table-cell office:value-type="string" table:style-name="ce1">
            <text:p>TTWO0130 - Rail Station Accessibility Audit (National)</text:p>
          </table:table-cell>
          <table:table-cell office:value-type="string" table:style-name="ce1">
            <text:p>Atkins Limited</text:p>
          </table:table-cell>
          <table:table-cell office:value-type="string" table:style-name="ce1">
            <text:p>Overall Project Deliverables</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Passenger Services</text:p>
          </table:table-cell>
          <table:table-cell office:value-type="string" table:style-name="ce1">
            <text:p>TransPennine Express 2015 rail franchise agreement</text:p>
          </table:table-cell>
          <table:table-cell office:value-type="string" table:style-name="ce1">
            <text:p>TransPennine Express</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Other - Consider returned</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Provision of Software Engineering Services</text:p>
          </table:table-cell>
          <table:table-cell office:value-type="string" table:style-name="ce1">
            <text:p>Made Tech Ltd</text:p>
          </table:table-cell>
          <table:table-cell office:value-type="string" table:style-name="ce1">
            <text:p>People in Place (Delivery)</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Passenger Services</text:p>
          </table:table-cell>
          <table:table-cell office:value-type="string" table:style-name="ce1">
            <text:p>South Eastern 2014 rail franchise agreement</text:p>
          </table:table-cell>
          <table:table-cell office:value-type="string" table:style-name="ce1">
            <text:p>Southeastern</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Other - Consider returned</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East West Rail Company Limited</text:p>
          </table:table-cell>
          <table:table-cell office:value-type="string" table:style-name="ce1">
            <text:p>Commercial Partner Call Off Order Form for Management Consultancy Services Framework 2 RM6008</text:p>
          </table:table-cell>
          <table:table-cell office:value-type="string" table:style-name="ce1">
            <text:p>Arcadis LLP</text:p>
          </table:table-cell>
          <table:table-cell office:value-type="string" table:style-name="ce1">
            <text:p>Social Value KPI: Delivery of suppliers combined commitments aligned to promoting opportunities for small businesses and enterprises, social mobility and STEAM outreach.</text:p>
          </table:table-cell>
          <table:table-cell office:value-type="string" table:style-name="ce1">
            <text:p>Outcomes delivered to date and planned activities meet or exceed accrued commitments.</text:p>
          </table:table-cell>
          <table:table-cell office:value-type="string" table:style-name="ce1">
            <text:p>Good</text:p>
          </table:table-cell>
          <table:table-cell office:value-type="string" table:style-name="ce1">
            <text:p>Outcomes delivered to date and planned activities align with accrued commitments, <text:s/>noting that some plans depend on EWR's programme.</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Agreement for the Provision of Front Office Counter Services</text:p>
          </table:table-cell>
          <table:table-cell office:value-type="string" table:style-name="ce1">
            <text:p>Post Office Ltd</text:p>
          </table:table-cell>
          <table:table-cell office:value-type="string" table:style-name="ce1">
            <text:p>Percentage of transactions or processes undertaken by the Contractor which do not contain Errors</text:p>
          </table:table-cell>
          <table:table-cell office:value-type="string" table:style-name="ce1">
            <text:p>&gt;=99.2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Passenger Services</text:p>
          </table:table-cell>
          <table:table-cell office:value-type="string" table:style-name="ce1">
            <text:p>East Coast 2014 rail franchise agreement</text:p>
          </table:table-cell>
          <table:table-cell office:value-type="string" table:style-name="ce1">
            <text:p>London North Eastern Railway</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Other - Consider returned</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Passenger Services</text:p>
          </table:table-cell>
          <table:table-cell office:value-type="string" table:style-name="ce1">
            <text:p>East Midlands 2015 rail franchise agreement</text:p>
          </table:table-cell>
          <table:table-cell office:value-type="string" table:style-name="ce1">
            <text:p>East Midlands Railway</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Other - Consider returned</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Clean Air Zone Technical Delivery and Support Provider</text:p>
          </table:table-cell>
          <table:table-cell office:value-type="string" table:style-name="ce1">
            <text:p>Informed Solutions Ltd</text:p>
          </table:table-cell>
          <table:table-cell office:value-type="string" table:style-name="ce1">
            <text:p>Number of full-time equivalent (FTE) employment opportunities created under the contract, by UK region</text:p>
          </table:table-cell>
          <table:table-cell office:value-type="string" table:style-name="ce1">
            <text:p>&gt;=3</text:p>
          </table:table-cell>
          <table:table-cell office:value-type="string" table:style-name="ce1">
            <text:p>Other - Consider returned</text:p>
          </table:table-cell>
          <table:table-cell office:value-type="string" table:style-name="ce1">
            <text:p>As this KPI is measured annually, sufficient data does not yet exist to report on it at this time.</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Provision of Debt Market Integrator Services</text:p>
          </table:table-cell>
          <table:table-cell office:value-type="string" table:style-name="ce1">
            <text:p>INTEGRATED DEBT SERVICES LTD</text:p>
          </table:table-cell>
          <table:table-cell office:value-type="string" table:style-name="ce1">
            <text:p>Debtor upheld complaints relating to Selected Services should not exceed 0.1% of the total volume of Accounts under management by the Supplier for the Customer.</text:p>
            <text:p>"Upheld complaints", for the purposes of this KPI, means any complaint by a Debtor which following application of the Complaints Process is upheld as a valid complaint provided that it shall not include: (i) any complaints related to credit bureau searches performed by the Supplier; or (ii) <text:s/>any complaints where the root cause is found to be the responsibility of the Customer.<text:s/></text:p>
          </table:table-cell>
          <table:table-cell office:value-type="string" table:style-name="ce1">
            <text:p>&gt;=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Provision of Laboratory Testing Services</text:p>
          </table:table-cell>
          <table:table-cell office:value-type="string" table:style-name="ce1">
            <text:p>The Royal Wolverhampton NHS Trust<text:s/></text:p>
          </table:table-cell>
          <table:table-cell office:value-type="string" table:style-name="ce1">
            <text:p>Sample not tested correctly and/or sample not tested within 2/5 working day window</text:p>
          </table:table-cell>
          <table:table-cell office:value-type="string" table:style-name="ce1">
            <text:p>&gt;=95%<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Private Finance Initiative - Project Agreement</text:p>
          </table:table-cell>
          <table:table-cell office:value-type="string" table:style-name="ce1">
            <text:p>Telereal Trillium<text:s/></text:p>
          </table:table-cell>
          <table:table-cell office:value-type="string" table:style-name="ce1">
            <text:p>M&amp;E Long Stop Rectify Times</text:p>
          </table:table-cell>
          <table:table-cell office:value-type="string" table:style-name="ce1">
            <text:p>&gt;=98%</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fTc</text:p>
          </table:table-cell>
          <table:table-cell office:value-type="string" table:style-name="ce1">
            <text:p>OLR Technical Advisors - (7 Work Packages) WP04</text:p>
          </table:table-cell>
          <table:table-cell office:value-type="string" table:style-name="ce1">
            <text:p>Gutteridge, Haskins and Davey Limited</text:p>
          </table:table-cell>
          <table:table-cell office:value-type="string" table:style-name="ce1">
            <text:p>Resource Competence</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Provision of Polycarbonate Card Output (Mailing)<text:s/></text:p>
          </table:table-cell>
          <table:table-cell office:value-type="string" table:style-name="ce1">
            <text:p>BOWE</text:p>
          </table:table-cell>
          <table:table-cell office:value-type="string" table:style-name="ce1">
            <text:p>The overall availability for the proposed solution shall not fall below 98% in any rolling 8week period, in the working hours stipulated at 6.4 Monday to Friday (excluding Public and Bank Holidays).</text:p>
          </table:table-cell>
          <table:table-cell office:value-type="string" table:style-name="ce1">
            <text:p>&gt;=98%<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fTc</text:p>
          </table:table-cell>
          <table:table-cell office:value-type="string" table:style-name="ce1">
            <text:p>End User Computing devices and a fully managed service desk</text:p>
          </table:table-cell>
          <table:table-cell office:value-type="string" table:style-name="ce1">
            <text:p>XMA LTD</text:p>
          </table:table-cell>
          <table:table-cell office:value-type="string" table:style-name="ce1">
            <text:p>End users are satisfied that assets/services have been delivered to contracted scope and quality. Score out of 10.</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Passenger Services</text:p>
          </table:table-cell>
          <table:table-cell office:value-type="string" table:style-name="ce1">
            <text:p>South Eastern 2014 rail franchise agreement</text:p>
          </table:table-cell>
          <table:table-cell office:value-type="string" table:style-name="ce1">
            <text:p>Southeastern</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Other - Consider returned</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fTc</text:p>
          </table:table-cell>
          <table:table-cell office:value-type="string" table:style-name="ce1">
            <text:p>OLR Technical Advisors - (7 Work Packages) WP06</text:p>
          </table:table-cell>
          <table:table-cell office:value-type="string" table:style-name="ce1">
            <text:p>Ove Arup &amp; Partners Limited</text:p>
          </table:table-cell>
          <table:table-cell office:value-type="string" table:style-name="ce1">
            <text:p>Mobilisation, and Delivery to<text:s/></text:p>
            <text:p>Programme / Project Deadlines</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fTc</text:p>
          </table:table-cell>
          <table:table-cell office:value-type="string" table:style-name="ce1">
            <text:p>National Security Science and Research Programme</text:p>
          </table:table-cell>
          <table:table-cell office:value-type="string" table:style-name="ce1">
            <text:p>PA CONSULTING SERVICES LIMITED</text:p>
          </table:table-cell>
          <table:table-cell office:value-type="string" table:style-name="ce1">
            <text:p>The Supllier is expected to provide DfT with regular progress updates and attend regular briefing meetings</text:p>
          </table:table-cell>
          <table:table-cell office:value-type="string" table:style-name="ce1">
            <text:p>&gt;=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MCA</text:p>
          </table:table-cell>
          <table:table-cell office:value-type="string" table:style-name="ce1">
            <text:p>Radio Network Infrastructure Replacement</text:p>
          </table:table-cell>
          <table:table-cell office:value-type="string" table:style-name="ce1">
            <text:p>Telent</text:p>
          </table:table-cell>
          <table:table-cell office:value-type="string" table:style-name="ce1">
            <text:p>RNIR RRS P1 sites connectivity</text:p>
          </table:table-cell>
          <table:table-cell office:value-type="string" table:style-name="ce1">
            <text:p>&gt;= 99.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fTc</text:p>
          </table:table-cell>
          <table:table-cell office:value-type="string" table:style-name="ce1">
            <text:p>Total Facilities Management Services</text:p>
          </table:table-cell>
          <table:table-cell office:value-type="string" table:style-name="ce1">
            <text:p>MITIE FM LIMITED</text:p>
          </table:table-cell>
          <table:table-cell office:value-type="string" table:style-name="ce1">
            <text:p>Provide a fully functioning and always available Helpdesk/CAFM system and answer all phone calls within 6 ring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FTc</text:p>
          </table:table-cell>
          <table:table-cell office:value-type="string" table:style-name="ce1">
            <text:p>Dft Shared Services Extension</text:p>
          </table:table-cell>
          <table:table-cell office:value-type="string" table:style-name="ce1">
            <text:p>ARVATO LIMITED</text:p>
          </table:table-cell>
          <table:table-cell office:value-type="string" table:style-name="ce1">
            <text:p>System Availability-The Contractor shall ensure that 99% of all Core Systems are available</text:p>
          </table:table-cell>
          <table:table-cell office:value-type="string" table:style-name="ce1">
            <text:p>&gt;=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Passenger Services</text:p>
          </table:table-cell>
          <table:table-cell office:value-type="string" table:style-name="ce1">
            <text:p>East Anglia 2016 rail franchise agreement</text:p>
          </table:table-cell>
          <table:table-cell office:value-type="string" table:style-name="ce1">
            <text:p>(Abellio) Greater Anglia</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Other - Consider returned</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East West Rail Company Limited</text:p>
          </table:table-cell>
          <table:table-cell office:value-type="string" table:style-name="ce1">
            <text:p>Programme Partner Call Off Order Form for Management Consultancy Services Framework 2 RM6008</text:p>
          </table:table-cell>
          <table:table-cell office:value-type="string" table:style-name="ce1">
            <text:p>Jacobs UK Ltd</text:p>
          </table:table-cell>
          <table:table-cell office:value-type="string" table:style-name="ce1">
            <text:p>Key personnel retention</text:p>
          </table:table-cell>
          <table:table-cell office:value-type="string" table:style-name="ce1">
            <text:p>&lt;2.5% turnover of Key Personnel and/or replacement of Key Personnel with less that 1 month notice and 1 month handov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Passenger Services</text:p>
          </table:table-cell>
          <table:table-cell office:value-type="string" table:style-name="ce1">
            <text:p>Northern 2015 rail franchise agreement</text:p>
          </table:table-cell>
          <table:table-cell office:value-type="string" table:style-name="ce1">
            <text:p>Northern Trains</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Other - Consider returned</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fTc</text:p>
          </table:table-cell>
          <table:table-cell office:value-type="string" table:style-name="ce1">
            <text:p>End User Computing devices and a fully managed service desk</text:p>
          </table:table-cell>
          <table:table-cell office:value-type="string" table:style-name="ce1">
            <text:p>XMA LTD</text:p>
          </table:table-cell>
          <table:table-cell office:value-type="string" table:style-name="ce1">
            <text:p>Services Delivered to the specified service levels/quality. Scored out of 10.</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fTc</text:p>
          </table:table-cell>
          <table:table-cell office:value-type="string" table:style-name="ce1">
            <text:p>OLR Technical Advisors - (7 Work Packages) WP04</text:p>
          </table:table-cell>
          <table:table-cell office:value-type="string" table:style-name="ce1">
            <text:p>Gutteridge, Haskins and Davey Limited</text:p>
          </table:table-cell>
          <table:table-cell office:value-type="string" table:style-name="ce1">
            <text:p>Mobilisation, and Delivery to<text:s/></text:p>
            <text:p>Programme / Project Deadlines</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Provision of Debt Market Integrator Services</text:p>
          </table:table-cell>
          <table:table-cell office:value-type="string" table:style-name="ce1">
            <text:p>INTEGRATED DEBT SERVICES LTD</text:p>
          </table:table-cell>
          <table:table-cell office:value-type="string" table:style-name="ce1">
            <text:p>The Supplier shall report a Breach of Security to the Customer Representative or such other person notified to the Supplier from time to time through the incident reporting process as set out in the DMI RMADS immediately and no later than 12 hours (24/7) after discovery.<text:s/></text:p>
          </table:table-cell>
          <table:table-cell office:value-type="string" table:style-name="ce1">
            <text:p>0 Breach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Private Finance Initiative - Project Agreement</text:p>
          </table:table-cell>
          <table:table-cell office:value-type="string" table:style-name="ce1">
            <text:p>Telereal Trillium<text:s/></text:p>
          </table:table-cell>
          <table:table-cell office:value-type="string" table:style-name="ce1">
            <text:p>Accommodation Helpdesk - Helpdesk Performance</text:p>
          </table:table-cell>
          <table:table-cell office:value-type="string" table:style-name="ce1">
            <text:p>&gt;=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Passenger Services</text:p>
          </table:table-cell>
          <table:table-cell office:value-type="string" table:style-name="ce1">
            <text:p>South Western Railways 2017 rail franchise agreement</text:p>
          </table:table-cell>
          <table:table-cell office:value-type="string" table:style-name="ce1">
            <text:p>South Western Railway</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Other - Consider returned</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Passenger Services</text:p>
          </table:table-cell>
          <table:table-cell office:value-type="string" table:style-name="ce1">
            <text:p>Great Western 2015 rail franchise agreement</text:p>
          </table:table-cell>
          <table:table-cell office:value-type="string" table:style-name="ce1">
            <text:p>Great Western Railway</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Other - Consider returned</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Provision of Media Buying</text:p>
          </table:table-cell>
          <table:table-cell office:value-type="string" table:style-name="ce1">
            <text:p>Manning Gottlieb OMD</text:p>
          </table:table-cell>
          <table:table-cell office:value-type="string" table:style-name="ce1">
            <text:p>Generate at least 3m clicks on the adverts during the whole campaign period</text:p>
          </table:table-cell>
          <table:table-cell office:value-type="string" table:style-name="ce1">
            <text:p>&gt;=3,000,0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Clean Air Zone Technical Delivery and Support Provider</text:p>
          </table:table-cell>
          <table:table-cell office:value-type="string" table:style-name="ce1">
            <text:p>Informed Solutions Ltd</text:p>
          </table:table-cell>
          <table:table-cell office:value-type="string" table:style-name="ce1">
            <text:p>Service Availability - Payments, Settlement and Reconciliation</text:p>
            <text:p/>
            <text:p>To provide a service to allow secure online payments for non compliant vehicles that have travelled into or through a Clean Air Zone.</text:p>
          </table:table-cell>
          <table:table-cell office:value-type="string" table:style-name="ce1">
            <text:p/>
            <text:p/>
            <text:p>&gt;=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Provision of Debt Market Integrator Services</text:p>
          </table:table-cell>
          <table:table-cell office:value-type="string" table:style-name="ce1">
            <text:p>INTEGRATED DEBT SERVICES LTD</text:p>
          </table:table-cell>
          <table:table-cell office:value-type="string" table:style-name="ce1">
            <text:p>Accurate money transfers sent to the Customer in accordance with the Customer's payment schedule and payment instructions as set out in the Operations Manual with any inaccuracies corrected within 24 hours of notification from the Customer.<text:s/></text:p>
            <text:p>"Accurate", for the purpose of this KPI, means the money transfer is for the right amount, sent to the right Customer, at the right time.<text:s/></text:p>
            <text:p>This KPI is subject to the Customer requiring weekly remittance only.</text:p>
          </table:table-cell>
          <table:table-cell office:value-type="string" table:style-name="ce1">
            <text:p>0 Breach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Clean Air Zone Technical Delivery and Support Provider</text:p>
          </table:table-cell>
          <table:table-cell office:value-type="string" table:style-name="ce1">
            <text:p>Informed Solutions Ltd</text:p>
          </table:table-cell>
          <table:table-cell office:value-type="string" table:style-name="ce1">
            <text:p>Service Availability : Fleet Accounts</text:p>
            <text:p/>
            <text:p>To provide functionality for customers to manage multiple vehicles, including ability to check and pay for multiple visits and vehicles in one transaction</text:p>
            <text:p/>
            <text:p/>
            <text:p/>
            <text:p/>
          </table:table-cell>
          <table:table-cell office:value-type="string" table:style-name="ce1">
            <text:p/>
            <text:p/>
            <text:p>&gt;=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Provision of Payment Gateway Services</text:p>
          </table:table-cell>
          <table:table-cell office:value-type="string" table:style-name="ce1">
            <text:p>Barclays Bank Plc trading as Barclays Payments</text:p>
          </table:table-cell>
          <table:table-cell office:value-type="string" table:style-name="ce1">
            <text:p>4 - Net zero company by 2050</text:p>
          </table:table-cell>
          <table:table-cell office:value-type="string" table:style-name="ce1">
            <text:p>Reduced GHG to under 148 tonnes by the end of 2022 over scope 1, 2 and 3<text:s/></text:p>
          </table:table-cell>
          <table:table-cell office:value-type="string" table:style-name="ce1">
            <text:p>Other - Consider returned</text:p>
          </table:table-cell>
          <table:table-cell office:value-type="string" table:style-name="ce1">
            <text:p>As this KPI is measured annually, sufficient data does not yet exist to report on it at this time.</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Passenger Services</text:p>
          </table:table-cell>
          <table:table-cell office:value-type="string" table:style-name="ce1">
            <text:p>Cross Country 2016 rail franchise agreement</text:p>
          </table:table-cell>
          <table:table-cell office:value-type="string" table:style-name="ce1">
            <text:p>CrossCountry</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Other - Consider returned</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Private Finance Initiative - Project Agreement</text:p>
          </table:table-cell>
          <table:table-cell office:value-type="string" table:style-name="ce1">
            <text:p>Telereal Trillium<text:s/></text:p>
          </table:table-cell>
          <table:table-cell office:value-type="string" table:style-name="ce1">
            <text:p>CCTV- Service Response Times</text:p>
          </table:table-cell>
          <table:table-cell office:value-type="string" table:style-name="ce1">
            <text:p>&gt;=9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Provision of a strategic telephony system</text:p>
          </table:table-cell>
          <table:table-cell office:value-type="string" table:style-name="ce1">
            <text:p>Wavenet</text:p>
          </table:table-cell>
          <table:table-cell office:value-type="string" table:style-name="ce1">
            <text:p>Incident Resolution</text:p>
            <text:p>Time taken to resolve an unplanned incident or interruption to Services, which could affect the Services in the future.</text:p>
            <text:p/>
          </table:table-cell>
          <table:table-cell office:value-type="string" table:style-name="ce1">
            <text:p>&gt;=95%<text: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Passenger Services</text:p>
          </table:table-cell>
          <table:table-cell office:value-type="string" table:style-name="ce1">
            <text:p>TransPennine Express 2015 rail franchise agreement</text:p>
          </table:table-cell>
          <table:table-cell office:value-type="string" table:style-name="ce1">
            <text:p>TransPennine Express</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Other - Consider returned</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fTc</text:p>
          </table:table-cell>
          <table:table-cell office:value-type="string" table:style-name="ce1">
            <text:p>OLR Technical Advisors - (7 Work Packages) WP01</text:p>
          </table:table-cell>
          <table:table-cell office:value-type="string" table:style-name="ce1">
            <text:p>Ove Arup &amp; Partners Limited</text:p>
          </table:table-cell>
          <table:table-cell office:value-type="string" table:style-name="ce1">
            <text:p>Mobilisation, and Delivery to<text:s/></text:p>
            <text:p>Programme / Project Deadlines</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Provision of Laboratory Testing Services</text:p>
          </table:table-cell>
          <table:table-cell office:value-type="string" table:style-name="ce1">
            <text:p>The Royal Wolverhampton NHS Trust<text:s/></text:p>
          </table:table-cell>
          <table:table-cell office:value-type="string" table:style-name="ce1">
            <text:p>No kit available for appointment</text:p>
          </table:table-cell>
          <table:table-cell office:value-type="string" table:style-name="ce1">
            <text:p>&gt;=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Provision of Media Buying</text:p>
          </table:table-cell>
          <table:table-cell office:value-type="string" table:style-name="ce1">
            <text:p>Manning Gottlieb OMD</text:p>
          </table:table-cell>
          <table:table-cell office:value-type="string" table:style-name="ce1">
            <text:p>Increase spontaneous awareness of the campaign by 10%</text:p>
          </table:table-cell>
          <table:table-cell office:value-type="string" table:style-name="ce1">
            <text:p>&gt;=41%</text:p>
          </table:table-cell>
          <table:table-cell office:value-type="string" table:style-name="ce1">
            <text:p>Other - Consider returned</text:p>
          </table:table-cell>
          <table:table-cell office:value-type="string" table:style-name="ce1">
            <text:p>Quarterly insight on this KPI is not available as this KPI is measured at the end of each campaign</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fTc</text:p>
          </table:table-cell>
          <table:table-cell office:value-type="string" table:style-name="ce1">
            <text:p>National Security Science and Research Programme</text:p>
          </table:table-cell>
          <table:table-cell office:value-type="string" table:style-name="ce1">
            <text:p>PA CONSULTING SERVICES LIMITED</text:p>
          </table:table-cell>
          <table:table-cell office:value-type="string" table:style-name="ce1">
            <text:p>The timescales and purpose of this proogramme will require addequate resource and skills levels to be provided</text:p>
          </table:table-cell>
          <table:table-cell office:value-type="string" table:style-name="ce1">
            <text:p>&gt;=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Passenger Services</text:p>
          </table:table-cell>
          <table:table-cell office:value-type="string" table:style-name="ce1">
            <text:p>South Eastern 2014 rail franchise agreement</text:p>
          </table:table-cell>
          <table:table-cell office:value-type="string" table:style-name="ce1">
            <text:p>Southeastern</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Other - Consider returned</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Passenger Services</text:p>
          </table:table-cell>
          <table:table-cell office:value-type="string" table:style-name="ce1">
            <text:p>Essex Thameside 2014 rail franchise agreement</text:p>
          </table:table-cell>
          <table:table-cell office:value-type="string" table:style-name="ce1">
            <text:p>c2c (National Express)</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Other - Consider returned</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Provision of Merchant Acquirer Services</text:p>
          </table:table-cell>
          <table:table-cell office:value-type="string" table:style-name="ce1">
            <text:p>Barclays Bank Plc trading as Barclays Payments</text:p>
          </table:table-cell>
          <table:table-cell office:value-type="string" table:style-name="ce1">
            <text:p>2 - System failure results in 'No Data Loss'</text:p>
          </table:table-cell>
          <table:table-cell office:value-type="string" table:style-name="ce1">
            <text:p>&gt;=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Passenger Services</text:p>
          </table:table-cell>
          <table:table-cell office:value-type="string" table:style-name="ce1">
            <text:p>Thameslink, Southern and Great Northern franchise</text:p>
          </table:table-cell>
          <table:table-cell office:value-type="string" table:style-name="ce1">
            <text:p>Govia Thameslink Railway</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Other - Consider returned</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Provision of Software Engineering Services</text:p>
          </table:table-cell>
          <table:table-cell office:value-type="string" table:style-name="ce1">
            <text:p>Made Tech Ltd</text:p>
          </table:table-cell>
          <table:table-cell office:value-type="string" table:style-name="ce1">
            <text:p>Partnering Behaviour and Added Value</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Passenger Services</text:p>
          </table:table-cell>
          <table:table-cell office:value-type="string" table:style-name="ce1">
            <text:p>East Anglia 2016 rail franchise agreement</text:p>
          </table:table-cell>
          <table:table-cell office:value-type="string" table:style-name="ce1">
            <text:p>(Abellio) Greater Anglia</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Other - Consider returned</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East West Rail Company Limited</text:p>
          </table:table-cell>
          <table:table-cell office:value-type="string" table:style-name="ce1">
            <text:p>Land &amp; Property Partner: estates management professional services pursuant to the ESPO Framework Agreement 2700-19</text:p>
          </table:table-cell>
          <table:table-cell office:value-type="string" table:style-name="ce1">
            <text:p>Ardent Management Ltd</text:p>
          </table:table-cell>
          <table:table-cell office:value-type="string" table:style-name="ce1">
            <text:p>Key personnel retention</text:p>
          </table:table-cell>
          <table:table-cell office:value-type="string" table:style-name="ce1">
            <text:p>&lt;10% turnover of Key Personnel and/or replacement of Key Personnel with less that 1 month notice and 1 month handov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Provision of Card Product Management (Consumables and associated Services)</text:p>
          </table:table-cell>
          <table:table-cell office:value-type="string" table:style-name="ce1">
            <text:p>Thales DIS UK Ltd</text:p>
          </table:table-cell>
          <table:table-cell office:value-type="string" table:style-name="ce1">
            <text:p>Where ordered Product quantities are within the indicated volumes of a shared 12 Week Forecast and the Order has been raised with at least 12 Weeks notice, deliver the requested quantity to the Authority within 10 Days of the Requested Delivery Date.<text:s/></text:p>
          </table:table-cell>
          <table:table-cell office:value-type="string" table:style-name="ce1">
            <text:p>&gt;=90%<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Clean Air Zone Technical Delivery and Support Provider</text:p>
          </table:table-cell>
          <table:table-cell office:value-type="string" table:style-name="ce1">
            <text:p>Informed Solutions Ltd</text:p>
          </table:table-cell>
          <table:table-cell office:value-type="string" table:style-name="ce1">
            <text:p>Service Availability : Public facing website as an entry point</text:p>
            <text:p/>
            <text:p>To assess vehicle compliance in line with the Clean Air Zone framework, accessed via a Gov.UK webpage.</text:p>
            <text:p/>
            <text:p/>
          </table:table-cell>
          <table:table-cell office:value-type="string" table:style-name="ce1">
            <text:p/>
            <text:p/>
            <text:p>&gt;=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Passenger Services</text:p>
          </table:table-cell>
          <table:table-cell office:value-type="string" table:style-name="ce1">
            <text:p>South Western Railways 2017 rail franchise agreement</text:p>
          </table:table-cell>
          <table:table-cell office:value-type="string" table:style-name="ce1">
            <text:p>South Western Railway</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Other - Consider returned</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Provision of Laboratory Services</text:p>
          </table:table-cell>
          <table:table-cell office:value-type="string" table:style-name="ce1">
            <text:p><text:s/>Synlab Laboratories Limited</text:p>
          </table:table-cell>
          <table:table-cell office:value-type="string" table:style-name="ce1">
            <text:p>Inaccurate reports and/or reports not sent with the 24 hours timeframe</text:p>
          </table:table-cell>
          <table:table-cell office:value-type="string" table:style-name="ce1">
            <text:p>&gt;=98%<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fTc</text:p>
          </table:table-cell>
          <table:table-cell office:value-type="string" table:style-name="ce1">
            <text:p>OLR Technical Advisors - (7 Work Packages) WP06</text:p>
          </table:table-cell>
          <table:table-cell office:value-type="string" table:style-name="ce1">
            <text:p>Ove Arup &amp; Partners Limited</text:p>
          </table:table-cell>
          <table:table-cell office:value-type="string" table:style-name="ce1">
            <text:p>Overall Project Deliverables</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fTc</text:p>
          </table:table-cell>
          <table:table-cell office:value-type="string" table:style-name="ce1">
            <text:p>OLR Technical Advisors - (7 Work Packages) WP03</text:p>
          </table:table-cell>
          <table:table-cell office:value-type="string" table:style-name="ce1">
            <text:p>ATKINS LIMITED</text:p>
          </table:table-cell>
          <table:table-cell office:value-type="string" table:style-name="ce1">
            <text:p>Mobilisation, and Delivery to<text:s/></text:p>
            <text:p>Programme / Project Deadlines</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fTc</text:p>
          </table:table-cell>
          <table:table-cell office:value-type="string" table:style-name="ce1">
            <text:p>End User Computing devices and a fully managed service desk</text:p>
          </table:table-cell>
          <table:table-cell office:value-type="string" table:style-name="ce1">
            <text:p>XMA LTD</text:p>
          </table:table-cell>
          <table:table-cell office:value-type="string" table:style-name="ce1">
            <text:p>Supplier complies with the contracted budget management &amp; reporting requirements regarding resource use and transparency. Scored out of 10.</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Passenger Services</text:p>
          </table:table-cell>
          <table:table-cell office:value-type="string" table:style-name="ce1">
            <text:p>West Coast 2018 rail franchise agreement</text:p>
          </table:table-cell>
          <table:table-cell office:value-type="string" table:style-name="ce1">
            <text:p>Avanti West Coast</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Other - Consider returned</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FTc</text:p>
          </table:table-cell>
          <table:table-cell office:value-type="string" table:style-name="ce1">
            <text:p>Dft Shared Services Extension</text:p>
          </table:table-cell>
          <table:table-cell office:value-type="string" table:style-name="ce1">
            <text:p>ARVATO LIMITED</text:p>
          </table:table-cell>
          <table:table-cell office:value-type="string" table:style-name="ce1">
            <text:p>The Contractor shall ensure that each audit carried out in accordance with Clause 15 (including audits under the Audit Plan, Type 2 Reports, regulatory audits and Exceptional Audits) identifies no material weakness in any key controls in respect of any services</text:p>
          </table:table-cell>
          <table:table-cell office:value-type="string" table:style-name="ce1">
            <text:p>&gt;=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fTc</text:p>
          </table:table-cell>
          <table:table-cell office:value-type="string" table:style-name="ce1">
            <text:p>TTWO0130 - Rail Station Accessibility Audit (National)</text:p>
          </table:table-cell>
          <table:table-cell office:value-type="string" table:style-name="ce1">
            <text:p>Atkins Limited</text:p>
          </table:table-cell>
          <table:table-cell office:value-type="string" table:style-name="ce1">
            <text:p>Resource Competence</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Passenger Services</text:p>
          </table:table-cell>
          <table:table-cell office:value-type="string" table:style-name="ce1">
            <text:p>Great Western 2015 rail franchise agreement</text:p>
          </table:table-cell>
          <table:table-cell office:value-type="string" table:style-name="ce1">
            <text:p>Great Western Railway</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Other - Consider returned</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VLA</text:p>
          </table:table-cell>
          <table:table-cell office:value-type="string" table:style-name="ce1">
            <text:p>Provision of Payment Gateway Services</text:p>
          </table:table-cell>
          <table:table-cell office:value-type="string" table:style-name="ce1">
            <text:p>Barclays Bank Plc trading as Barclays Payments</text:p>
          </table:table-cell>
          <table:table-cell office:value-type="string" table:style-name="ce1">
            <text:p>3 - Client Satisfaction Index<text:s text:c="2"/></text:p>
            <text:p>This Index covers not only the Performance of the Service but also the performance of the service in both Production and Testing environments and also includes Incident Support and Change management process.<text:s/></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FT</text:p>
          </table:table-cell>
          <table:table-cell office:value-type="string" table:style-name="ce1">
            <text:p>DfTc</text:p>
          </table:table-cell>
          <table:table-cell office:value-type="string" table:style-name="ce1">
            <text:p>Total Facilities Management Services</text:p>
          </table:table-cell>
          <table:table-cell office:value-type="string" table:style-name="ce1">
            <text:p>MITIE FM LIMITED</text:p>
          </table:table-cell>
          <table:table-cell office:value-type="string" table:style-name="ce1">
            <text:p>All areas of the routine and reactive Cleaning Service Requirements to be satisfied to the required standard as detailed within the SLR's and Service Standards and <text:s/>in accordance with contractual requirement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NHS Jobs</text:p>
          </table:table-cell>
          <table:table-cell office:value-type="string" table:style-name="ce1">
            <text:p>Methods Business &amp; Digital Technology Ltd</text:p>
          </table:table-cell>
          <table:table-cell office:value-type="string" table:style-name="ce1">
            <text:p>NHS Jobs Availability - 24/7 Availability 99.9% of the time</text:p>
          </table:table-cell>
          <table:table-cell office:value-type="string" table:style-name="ce1">
            <text:p>99.9%</text:p>
          </table:table-cell>
          <table:table-cell office:value-type="string" table:style-name="ce1">
            <text:p>Good</text:p>
          </table:table-cell>
          <table:table-cell office:value-type="string" table:style-name="ce1">
            <text:p>No comment</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Managed Infrastructure Services</text:p>
          </table:table-cell>
          <table:table-cell office:value-type="string" table:style-name="ce1">
            <text:p>Agilisys Limited</text:p>
          </table:table-cell>
          <table:table-cell office:value-type="string" table:style-name="ce1">
            <text:p>Resolution Time for Severity 1 Service Incidents (Maximum Resolution Time = 2 hours)</text:p>
          </table:table-cell>
          <table:table-cell office:value-type="string" table:style-name="ce1">
            <text:p>Zero Severity 1 Service Incidents not resolved in Maximum Resolution Time</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GP IT Futures (GPITF)</text:p>
          </table:table-cell>
          <table:table-cell office:value-type="string" table:style-name="ce1">
            <text:p>TPP</text:p>
          </table:table-cell>
          <table:table-cell office:value-type="string" table:style-name="ce1">
            <text:p>Number of High Severity Service Incident's opened and closed in reporting period</text:p>
          </table:table-cell>
          <table:table-cell office:value-type="string" table:style-name="ce1">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PHE_Corporate_Patent Attorney Services</text:p>
          </table:table-cell>
          <table:table-cell office:value-type="string" table:style-name="ce1">
            <text:p>MATHYS &amp; SQUIRE LLP</text:p>
          </table:table-cell>
          <table:table-cell office:value-type="string" table:style-name="ce1">
            <text:p>Publication of new Notice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DHSC International Freight and Logistics Solutions - B (Sea Freight)</text:p>
          </table:table-cell>
          <table:table-cell office:value-type="string" table:style-name="ce1">
            <text:p>CEVA FREIGHT (UK) LIMITED</text:p>
          </table:table-cell>
          <table:table-cell office:value-type="string" table:style-name="ce1">
            <text:p>Origin departure performance - shipments missing booked departure due to late presentation of freight</text:p>
          </table:table-cell>
          <table:table-cell office:value-type="string" table:style-name="ce1">
            <text:p>99.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DHSC: OHID - PHE Corporate Communications Contact Centre Services</text:p>
          </table:table-cell>
          <table:table-cell office:value-type="string" table:style-name="ce1">
            <text:p>SERCO LIMITED</text:p>
          </table:table-cell>
          <table:table-cell office:value-type="string" table:style-name="ce1">
            <text:p>85% Voice and Webchats received answered within 10 seconds</text:p>
          </table:table-cell>
          <table:table-cell office:value-type="string" table:style-name="ce1">
            <text:p>85% and over</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DHSC Facilities Management</text:p>
          </table:table-cell>
          <table:table-cell office:value-type="string" table:style-name="ce1">
            <text:p>EMCOR Group UK (plc)</text:p>
          </table:table-cell>
          <table:table-cell office:value-type="string" table:style-name="ce1">
            <text:p>Maintenance Services - Develop, implement and maintain a Planned Maintenance Schedule in accordance with the contractual requirements</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DHSC International Freight and Logistics Solutions - B (Sea Freight)</text:p>
          </table:table-cell>
          <table:table-cell office:value-type="string" table:style-name="ce1">
            <text:p>CEVA FREIGHT (UK) LIMITED</text:p>
          </table:table-cell>
          <table:table-cell office:value-type="string" table:style-name="ce1">
            <text:p>Delivery performance - delivery of goods on the day to the agreed booking slot</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Contract for the Provison of Sea Freight Management Services</text:p>
          </table:table-cell>
          <table:table-cell office:value-type="string" table:style-name="ce1">
            <text:p>CEVA FREIGHT (UK) LIMITED</text:p>
          </table:table-cell>
          <table:table-cell office:value-type="string" table:style-name="ce1">
            <text:p>Origin departure performance - shipments missing booked departure due to late presentation of freight</text:p>
          </table:table-cell>
          <table:table-cell office:value-type="string" table:style-name="ce1">
            <text:p>99.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DHSC Facilities Management</text:p>
          </table:table-cell>
          <table:table-cell office:value-type="string" table:style-name="ce1">
            <text:p>EMCOR Group UK (plc)</text:p>
          </table:table-cell>
          <table:table-cell office:value-type="string" table:style-name="ce1">
            <text:p>CAFM/Helpdesk Services - Provide a fully functioning and always available Helpdesk system in accordance with the contractual requiremen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DHSC International Freight and Logistics Solutions - D (Warehousing Solutions)</text:p>
          </table:table-cell>
          <table:table-cell office:value-type="string" table:style-name="ce1">
            <text:p>KUEHNE + NAGEL LIMITED</text:p>
          </table:table-cell>
          <table:table-cell office:value-type="string" table:style-name="ce1">
            <text:p>despatch performance - total stock presented ready for despatch across all orders</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DHSC: OHID - PHE Corporate Communications Contact Centre Services</text:p>
          </table:table-cell>
          <table:table-cell office:value-type="string" table:style-name="ce1">
            <text:p>SERCO LIMITED</text:p>
          </table:table-cell>
          <table:table-cell office:value-type="string" table:style-name="ce1">
            <text:p>95% Emails cleared within 24 hrs</text:p>
          </table:table-cell>
          <table:table-cell office:value-type="string" table:style-name="ce1">
            <text:p>95% and ov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e-PCR Machines and Reagents</text:p>
          </table:table-cell>
          <table:table-cell office:value-type="string" table:style-name="ce1">
            <text:p>LGC GENOMICS LIMITED</text:p>
          </table:table-cell>
          <table:table-cell office:value-type="string" table:style-name="ce1">
            <text:p>Maintenance of Buffer Stock of Materials to 100% of agreed level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Provision of P2 Large Scale Sequencing Research</text:p>
          </table:table-cell>
          <table:table-cell office:value-type="string" table:style-name="ce1">
            <text:p>GENOME RESEARCH LIMITED</text:p>
          </table:table-cell>
          <table:table-cell office:value-type="string" table:style-name="ce1">
            <text:p>Capacity - weekly<text:s/></text:p>
          </table:table-cell>
          <table:table-cell office:value-type="string" table:style-name="ce1">
            <text:p>32000 p/w</text:p>
          </table:table-cell>
          <table:table-cell office:value-type="string" table:style-name="ce1">
            <text:p>Good</text:p>
          </table:table-cell>
          <table:table-cell office:value-type="string" table:style-name="ce1">
            <text:p>Representative of 2 months data only - due Service Line requirements</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Single Service Centre - HGS</text:p>
            <text:p>(119 VBS)</text:p>
          </table:table-cell>
          <table:table-cell office:value-type="string" table:style-name="ce1">
            <text:p>HINDUJA GLOBAL SOLUTIONS UK LIMITED</text:p>
          </table:table-cell>
          <table:table-cell office:value-type="string" table:style-name="ce1">
            <text:p>Delivery of 98% of the bid Net Available Hours during the Service Period</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Deep Storage Warehousing</text:p>
          </table:table-cell>
          <table:table-cell office:value-type="string" table:style-name="ce1">
            <text:p>LIGENTIA GROUP HOLDINGS LIMITED</text:p>
          </table:table-cell>
          <table:table-cell office:value-type="string" table:style-name="ce1">
            <text:p>Pick accuracy - Any identified errors against the volume throughput<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Lab Workforce</text:p>
          </table:table-cell>
          <table:table-cell office:value-type="string" table:style-name="ce1">
            <text:p>MEDACS HEALTHCARE PLC</text:p>
          </table:table-cell>
          <table:table-cell office:value-type="string" table:style-name="ce1">
            <text:p>"Ongoing" roles filled by Supplier within the agreed timeframe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5217 AMS PSR Call-off Agreement</text:p>
          </table:table-cell>
          <table:table-cell office:value-type="string" table:style-name="ce1">
            <text:p>ALEXANDER MANN SOLUTIONS LIMITED</text:p>
          </table:table-cell>
          <table:table-cell office:value-type="string" table:style-name="ce1">
            <text:p>Time to Offer – Number of Days between approved requirement in FG to offer made</text:p>
          </table:table-cell>
          <table:table-cell office:value-type="string" table:style-name="ce1">
            <text:p>12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Single Service Centre - Serco</text:p>
            <text:p>BSA</text:p>
          </table:table-cell>
          <table:table-cell office:value-type="string" table:style-name="ce1">
            <text:p>SERCO LIMITED</text:p>
          </table:table-cell>
          <table:table-cell office:value-type="string" table:style-name="ce1">
            <text:p>99.99% Availability of telephony platform</text:p>
          </table:table-cell>
          <table:table-cell office:value-type="string" table:style-name="ce1">
            <text:p>&gt;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Total FM for Megalabs</text:p>
          </table:table-cell>
          <table:table-cell office:value-type="string" table:style-name="ce1">
            <text:p>SODEXO LIMITED</text:p>
          </table:table-cell>
          <table:table-cell office:value-type="string" table:style-name="ce1">
            <text:p>To ensure waste is removed from site within timely manner</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Covid-19 Home Testing Fulfilment Services</text:p>
          </table:table-cell>
          <table:table-cell office:value-type="string" table:style-name="ce1">
            <text:p>ROYAL MAIL GROUP LIMITED</text:p>
          </table:table-cell>
          <table:table-cell office:value-type="string" table:style-name="ce1">
            <text:p>Quality of Service - Delivery</text:p>
          </table:table-cell>
          <table:table-cell office:value-type="string" table:style-name="ce1">
            <text:p>98%</text:p>
          </table:table-cell>
          <table:table-cell office:value-type="string" table:style-name="ce1">
            <text:p>Inadequate</text:p>
          </table:table-cell>
          <table:table-cell office:value-type="string" table:style-name="ce1">
            <text:p>Mitigations were put in place successfully for UKHSA during this time however Industrial action in Dec did have a significant impact on Q3 performance.<text:s/></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PHE_Corporate_Patent Attorney Services</text:p>
          </table:table-cell>
          <table:table-cell office:value-type="string" table:style-name="ce1">
            <text:p>MATHYS &amp; SQUIRE LLP</text:p>
          </table:table-cell>
          <table:table-cell office:value-type="string" table:style-name="ce1">
            <text:p>Publication of new Notice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Fast-Track Mental Health Social Work Graduate Programme</text:p>
          </table:table-cell>
          <table:table-cell office:value-type="string" table:style-name="ce1">
            <text:p>Think Ahead</text:p>
          </table:table-cell>
          <table:table-cell office:value-type="string" table:style-name="ce1">
            <text:p>Think Ahead to ensure delivery of teaching <text:s/>within the financial year- a quarterly assurance to show scheduled teaching is on track to meet 100% during the financial year.</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Fast-Track Mental Health Social Work Graduate Programme</text:p>
          </table:table-cell>
          <table:table-cell office:value-type="string" table:style-name="ce1">
            <text:p>Think Ahead</text:p>
          </table:table-cell>
          <table:table-cell office:value-type="string" table:style-name="ce1">
            <text:p>Think Ahead to maintain and provide financial reporting within three weeks of quarter end i.e January, April, July and October for the whole of the contractual period.</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COVID-19: ONS - Uni of Glasgow</text:p>
          </table:table-cell>
          <table:table-cell office:value-type="string" table:style-name="ce1">
            <text:p>University Of Glasgow Court</text:p>
          </table:table-cell>
          <table:table-cell office:value-type="string" table:style-name="ce1">
            <text:p>Turnaround Time (TAT): ≥ 80% of tests - TAT ≤48 hours</text:p>
          </table:table-cell>
          <table:table-cell office:value-type="string" table:style-name="ce1">
            <text:p>&gt;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Deep Storage Warehousing</text:p>
          </table:table-cell>
          <table:table-cell office:value-type="string" table:style-name="ce1">
            <text:p>LIGENTIA GROUP HOLDINGS LIMITED</text:p>
          </table:table-cell>
          <table:table-cell office:value-type="string" table:style-name="ce1">
            <text:p>Stock discrepancies - Resolve any stock queries within 24 hours<text: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Single Service Centre - Serco</text:p>
            <text:p>119 Surge</text:p>
          </table:table-cell>
          <table:table-cell office:value-type="string" table:style-name="ce1">
            <text:p>SERCO LIMITED</text:p>
          </table:table-cell>
          <table:table-cell office:value-type="string" table:style-name="ce1">
            <text:p>99.99% Availability of telephony platform</text:p>
          </table:table-cell>
          <table:table-cell office:value-type="string" table:style-name="ce1">
            <text:p>&gt;99.99%</text:p>
          </table:table-cell>
          <table:table-cell office:value-type="string" table:style-name="ce1">
            <text:p>Good</text:p>
          </table:table-cell>
          <table:table-cell office:value-type="string" table:style-name="ce1">
            <text:p>Representative of 2 months data only - due Service Line requirements</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Single Service Centre - HGS</text:p>
            <text:p>(119 Test)</text:p>
          </table:table-cell>
          <table:table-cell office:value-type="string" table:style-name="ce1">
            <text:p>HINDUJA GLOBAL SOLUTIONS UK LIMITED</text:p>
          </table:table-cell>
          <table:table-cell office:value-type="string" table:style-name="ce1">
            <text:p>Delivery of 98% of the bid Net Available Hours during the Service Period</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PHE_Scientific_Provision of General and Chromogenic Media</text:p>
          </table:table-cell>
          <table:table-cell office:value-type="string" table:style-name="ce1">
            <text:p>E&amp;O LABORATORIES LIMITED</text:p>
          </table:table-cell>
          <table:table-cell office:value-type="string" table:style-name="ce1">
            <text:p>Field notice alerts<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Lab Workforce</text:p>
          </table:table-cell>
          <table:table-cell office:value-type="string" table:style-name="ce1">
            <text:p>MEDACS HEALTHCARE PLC</text:p>
          </table:table-cell>
          <table:table-cell office:value-type="string" table:style-name="ce1">
            <text:p>Workers start on start date as agreed in contract - Band 5 &amp; Below</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Provision of P2 Large Scale Sequencing Research</text:p>
          </table:table-cell>
          <table:table-cell office:value-type="string" table:style-name="ce1">
            <text:p>GENOME RESEARCH LIMITED</text:p>
          </table:table-cell>
          <table:table-cell office:value-type="string" table:style-name="ce1">
            <text:p>Sequence success rate<text:s/></text:p>
          </table:table-cell>
          <table:table-cell office:value-type="string" table:style-name="ce1">
            <text:p>&gt;80%<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Wincanton Holdings Ltd</text:p>
          </table:table-cell>
          <table:table-cell office:value-type="string" table:style-name="ce1">
            <text:p>WINCANTON HOLDINGS LIMITED</text:p>
          </table:table-cell>
          <table:table-cell office:value-type="string" table:style-name="ce1">
            <text:p>On time despatch</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Single Service Centre - HGS</text:p>
            <text:p>(119 VBS)</text:p>
          </table:table-cell>
          <table:table-cell office:value-type="string" table:style-name="ce1">
            <text:p>HINDUJA GLOBAL SOLUTIONS UK LIMITED</text:p>
          </table:table-cell>
          <table:table-cell office:value-type="string" table:style-name="ce1">
            <text:p>99.99% Availability of telephony platform</text:p>
          </table:table-cell>
          <table:table-cell office:value-type="string" table:style-name="ce1">
            <text:p>&gt;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PHE_Corporate_Managed Print and Digital Solutions</text:p>
          </table:table-cell>
          <table:table-cell office:value-type="string" table:style-name="ce1">
            <text:p>ALLIED PUBLICITY SERVICES (MANCHESTER) LIMITED T/A APS GROUP</text:p>
          </table:table-cell>
          <table:table-cell office:value-type="string" table:style-name="ce1">
            <text:p>Availability Office Hour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5217 AMS PSR Call-off Agreement</text:p>
          </table:table-cell>
          <table:table-cell office:value-type="string" table:style-name="ce1">
            <text:p>ALEXANDER MANN SOLUTIONS LIMITED</text:p>
          </table:table-cell>
          <table:table-cell office:value-type="string" table:style-name="ce1">
            <text:p>CV to Interview – Number of CVs submitted for each interview arranged</text:p>
          </table:table-cell>
          <table:table-cell office:value-type="string" table:style-name="ce1">
            <text:p>3 to 1</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PHE_Corporate_Managed Print and Digital Solutions</text:p>
          </table:table-cell>
          <table:table-cell office:value-type="string" table:style-name="ce1">
            <text:p>ALLIED PUBLICITY SERVICES (MANCHESTER) LIMITED T/A APS GROUP</text:p>
          </table:table-cell>
          <table:table-cell office:value-type="string" table:style-name="ce1">
            <text:p>Print Quality</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COVID-19: ONS - Uni of Glasgow</text:p>
          </table:table-cell>
          <table:table-cell office:value-type="string" table:style-name="ce1">
            <text:p>University Of Glasgow Court</text:p>
          </table:table-cell>
          <table:table-cell office:value-type="string" table:style-name="ce1">
            <text:p>Turnaround Time (TAT): ≥ 60% of tests - TAT ≤24 hours</text:p>
          </table:table-cell>
          <table:table-cell office:value-type="string" table:style-name="ce1">
            <text:p>&gt;6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Single Service Centre - HGS</text:p>
            <text:p>(119 Test)</text:p>
          </table:table-cell>
          <table:table-cell office:value-type="string" table:style-name="ce1">
            <text:p>HINDUJA GLOBAL SOLUTIONS UK LIMITED</text:p>
          </table:table-cell>
          <table:table-cell office:value-type="string" table:style-name="ce1">
            <text:p>90% of Agents call meeting agreed quality standard (measured against 100% of monitored calls)</text:p>
          </table:table-cell>
          <table:table-cell office:value-type="string" table:style-name="ce1">
            <text:p>90%</text:p>
          </table:table-cell>
          <table:table-cell office:value-type="string" table:style-name="ce1">
            <text:p>Good</text:p>
          </table:table-cell>
          <table:table-cell office:value-type="string" table:style-name="ce1">
            <text:p>KPI represenative of 'blended NAH' across 3 service lines</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DRW Samba Reagent</text:p>
          </table:table-cell>
          <table:table-cell office:value-type="string" table:style-name="ce1">
            <text:p>DIAGNOSTICS FOR THE REAL WORLD (EUROPE) LIMITED</text:p>
          </table:table-cell>
          <table:table-cell office:value-type="string" table:style-name="ce1">
            <text:p>Quality Management - Customer Satisfaction Survey</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Provision of P2 Large Scale Sequencing Research</text:p>
          </table:table-cell>
          <table:table-cell office:value-type="string" table:style-name="ce1">
            <text:p>GENOME RESEARCH LIMITED</text:p>
          </table:table-cell>
          <table:table-cell office:value-type="string" table:style-name="ce1">
            <text:p>Turnaround time<text:s/></text:p>
          </table:table-cell>
          <table:table-cell office:value-type="string" table:style-name="ce1">
            <text:p>&gt;80%<text:s/></text:p>
          </table:table-cell>
          <table:table-cell office:value-type="string" table:style-name="ce1">
            <text:p>Good</text:p>
          </table:table-cell>
          <table:table-cell office:value-type="string" table:style-name="ce1">
            <text:p>Representative of 1 month of data only - due Service Line requirements, SL agreements</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Deep Storage Warehousing</text:p>
          </table:table-cell>
          <table:table-cell office:value-type="string" table:style-name="ce1">
            <text:p>LIGENTIA GROUP HOLDINGS LIMITED</text:p>
          </table:table-cell>
          <table:table-cell office:value-type="string" table:style-name="ce1">
            <text:p>Warehousing Environment - All products stored within temperature range of 2-30 C<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Single Service Centre - HGS</text:p>
            <text:p>(119 Covid Pass)</text:p>
          </table:table-cell>
          <table:table-cell office:value-type="string" table:style-name="ce1">
            <text:p>HINDUJA GLOBAL SOLUTIONS UK LIMITED</text:p>
          </table:table-cell>
          <table:table-cell office:value-type="string" table:style-name="ce1">
            <text:p>Delivery of 98% of the bid Net Available Hours during the Service Period</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PHE_Corporate_Patent Attorney Services</text:p>
          </table:table-cell>
          <table:table-cell office:value-type="string" table:style-name="ce1">
            <text:p>MATHYS &amp; SQUIRE LLP</text:p>
          </table:table-cell>
          <table:table-cell office:value-type="string" table:style-name="ce1">
            <text:p>Publication of new Notice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Mailway - Provision of Outsourced Kitting Production</text:p>
          </table:table-cell>
          <table:table-cell office:value-type="string" table:style-name="ce1">
            <text:p>MAILWAY PACKAGING SOLUTIONS GROUP LIMITED</text:p>
          </table:table-cell>
          <table:table-cell office:value-type="string" table:style-name="ce1">
            <text:p>Production versus pla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Single Service Centre - Serco</text:p>
            <text:p>Avian Flu</text:p>
          </table:table-cell>
          <table:table-cell office:value-type="string" table:style-name="ce1">
            <text:p>SERCO LIMITED</text:p>
          </table:table-cell>
          <table:table-cell office:value-type="string" table:style-name="ce1">
            <text:p>99.99% Availability of telephony platform</text:p>
          </table:table-cell>
          <table:table-cell office:value-type="string" table:style-name="ce1">
            <text:p>&gt;99.99%</text:p>
          </table:table-cell>
          <table:table-cell office:value-type="string" table:style-name="ce1">
            <text:p>Good</text:p>
          </table:table-cell>
          <table:table-cell office:value-type="string" table:style-name="ce1">
            <text:p>Representative of 2 months data only - due Service Line requirements</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COVID-19: S&amp;I - CIS - Oxford</text:p>
          </table:table-cell>
          <table:table-cell office:value-type="string" table:style-name="ce1">
            <text:p>University of Oxford</text:p>
          </table:table-cell>
          <table:table-cell office:value-type="string" table:style-name="ce1">
            <text:p>Tests complete on 95% of Valid Samples within 5 Business Days of receipt up to 4000 tests samples per day, to be measured on a weekly basis.</text:p>
          </table:table-cell>
          <table:table-cell office:value-type="string" table:style-name="ce1">
            <text:p>&gt;95%</text:p>
          </table:table-cell>
          <table:table-cell office:value-type="string" table:style-name="ce1">
            <text:p>Inadequate</text:p>
          </table:table-cell>
          <table:table-cell office:value-type="string" table:style-name="ce1">
            <text:p>Octobers performance was impacted by internal factors. This has now been rectified<text:s/></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Total FM for Megalabs</text:p>
          </table:table-cell>
          <table:table-cell office:value-type="string" table:style-name="ce1">
            <text:p>SODEXO LIMITED</text:p>
          </table:table-cell>
          <table:table-cell office:value-type="string" table:style-name="ce1">
            <text:p>To ensure site is cleaned to required standard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Single Service Centre - Serco</text:p>
            <text:p>Vaccines Booking Service</text:p>
            <text:p/>
          </table:table-cell>
          <table:table-cell office:value-type="string" table:style-name="ce1">
            <text:p>SERCO LIMITED</text:p>
          </table:table-cell>
          <table:table-cell office:value-type="string" table:style-name="ce1">
            <text:p>90% of Agents call meeting agreed quality standard (measured against 100% of monitored calls)</text:p>
          </table:table-cell>
          <table:table-cell office:value-type="string" table:style-name="ce1">
            <text:p>90%</text:p>
          </table:table-cell>
          <table:table-cell office:value-type="string" table:style-name="ce1">
            <text:p>Good</text:p>
          </table:table-cell>
          <table:table-cell office:value-type="string" table:style-name="ce1">
            <text:p>Representative of 2 months data only - due Service Line requirements</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PHE_Corporate_Managed Print and Digital Solutions</text:p>
          </table:table-cell>
          <table:table-cell office:value-type="string" table:style-name="ce1">
            <text:p>ALLIED PUBLICITY SERVICES (MANCHESTER) LIMITED T/A APS GROUP</text:p>
          </table:table-cell>
          <table:table-cell office:value-type="string" table:style-name="ce1">
            <text:p>Total Quote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PHE_Scientific_Provision of General and Chromogenic Media</text:p>
          </table:table-cell>
          <table:table-cell office:value-type="string" table:style-name="ce1">
            <text:p>E&amp;O LABORATORIES LIMITED</text:p>
          </table:table-cell>
          <table:table-cell office:value-type="string" table:style-name="ce1">
            <text:p>Delivery on time in full (OTIF)<text:s/></text:p>
          </table:table-cell>
          <table:table-cell office:value-type="string" table:style-name="ce1">
            <text:p>&gt;95%</text:p>
          </table:table-cell>
          <table:table-cell office:value-type="string" table:style-name="ce1">
            <text:p>Requires Improvement</text:p>
          </table:table-cell>
          <table:table-cell office:value-type="string" table:style-name="ce1">
            <text:p>Novembers performance was impacted as a result of a new system deployment during this month.<text:s/></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Total FM for Megalabs</text:p>
          </table:table-cell>
          <table:table-cell office:value-type="string" table:style-name="ce1">
            <text:p>SODEXO LIMITED</text:p>
          </table:table-cell>
          <table:table-cell office:value-type="string" table:style-name="ce1">
            <text:p>Site is kept secure</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Collection, Transport and Delivery of Test Samples and supporting material</text:p>
          </table:table-cell>
          <table:table-cell office:value-type="string" table:style-name="ce1">
            <text:p>ROYAL MAIL GROUP LIMITED</text:p>
          </table:table-cell>
          <table:table-cell office:value-type="string" table:style-name="ce1">
            <text:p>On Time Collection from Satellites</text:p>
          </table:table-cell>
          <table:table-cell office:value-type="string" table:style-name="ce1">
            <text:p>98%</text:p>
          </table:table-cell>
          <table:table-cell office:value-type="string" table:style-name="ce1">
            <text:p>Inadequate</text:p>
          </table:table-cell>
          <table:table-cell office:value-type="string" table:style-name="ce1">
            <text:p>Performance impacted significantly by external factors i.e weather during 9-16 Dec.</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Mailway - Provision of Outsourced Kitting Production</text:p>
          </table:table-cell>
          <table:table-cell office:value-type="string" table:style-name="ce1">
            <text:p>MAILWAY PACKAGING SOLUTIONS GROUP LIMITED</text:p>
          </table:table-cell>
          <table:table-cell office:value-type="string" table:style-name="ce1">
            <text:p>Change Managemen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Samba Reagents<text:s/></text:p>
          </table:table-cell>
          <table:table-cell office:value-type="string" table:style-name="ce1">
            <text:p>DRW (Diagnostics for Real World)</text:p>
          </table:table-cell>
          <table:table-cell office:value-type="string" table:style-name="ce1">
            <text:p>Customer Satisfaction<text:s/></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PHE_Scientific_Provision of General and Chromogenic Media</text:p>
          </table:table-cell>
          <table:table-cell office:value-type="string" table:style-name="ce1">
            <text:p>E&amp;O LABORATORIES LIMITED</text:p>
          </table:table-cell>
          <table:table-cell office:value-type="string" table:style-name="ce1">
            <text:p>Helpdesk Response Time</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Collection, Transport and Delivery of Test Samples and supporting material</text:p>
          </table:table-cell>
          <table:table-cell office:value-type="string" table:style-name="ce1">
            <text:p>ROYAL MAIL GROUP LIMITED</text:p>
          </table:table-cell>
          <table:table-cell office:value-type="string" table:style-name="ce1">
            <text:p>On Time Delivery (amalgamated)</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DRW Samba Reagent</text:p>
          </table:table-cell>
          <table:table-cell office:value-type="string" table:style-name="ce1">
            <text:p>DIAGNOSTICS FOR THE REAL WORLD (EUROPE) LIMITED</text:p>
          </table:table-cell>
          <table:table-cell office:value-type="string" table:style-name="ce1">
            <text:p>Invoicing Quality</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Single Service Centre - Serco</text:p>
            <text:p>Avian Flu</text:p>
          </table:table-cell>
          <table:table-cell office:value-type="string" table:style-name="ce1">
            <text:p>SERCO LIMITED</text:p>
          </table:table-cell>
          <table:table-cell office:value-type="string" table:style-name="ce1">
            <text:p>90% of Agents call meeting agreed quality standard (measured against 100% of monitored calls)</text:p>
          </table:table-cell>
          <table:table-cell office:value-type="string" table:style-name="ce1">
            <text:p>90%</text:p>
          </table:table-cell>
          <table:table-cell office:value-type="string" table:style-name="ce1">
            <text:p>Inadequate</text:p>
          </table:table-cell>
          <table:table-cell office:value-type="string" table:style-name="ce1">
            <text:p>Representative of 1 month of data only - due to Service Line requirements</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e-PCR Machines and Reagents</text:p>
          </table:table-cell>
          <table:table-cell office:value-type="string" table:style-name="ce1">
            <text:p>LGC GENOMICS LIMITED</text:p>
          </table:table-cell>
          <table:table-cell office:value-type="string" table:style-name="ce1">
            <text:p>100% Instrument Delivery to specified site by specified dat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Single Service Centre - Serco</text:p>
            <text:p>119 Surge</text:p>
          </table:table-cell>
          <table:table-cell office:value-type="string" table:style-name="ce1">
            <text:p>SERCO LIMITED</text:p>
          </table:table-cell>
          <table:table-cell office:value-type="string" table:style-name="ce1">
            <text:p>90% of Agents call meeting agreed quality standard (measured against 100% of monitored calls)</text:p>
          </table:table-cell>
          <table:table-cell office:value-type="string" table:style-name="ce1">
            <text:p>90%</text:p>
          </table:table-cell>
          <table:table-cell office:value-type="string" table:style-name="ce1">
            <text:p>Inadequate</text:p>
          </table:table-cell>
          <table:table-cell office:value-type="string" table:style-name="ce1">
            <text:p>Quality scores impacted due to responding to various health emergencies and incidents during this period. e.g. Strep A, Avian &amp; 119 Surge</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e-PCR Machines and Reagents</text:p>
          </table:table-cell>
          <table:table-cell office:value-type="string" table:style-name="ce1">
            <text:p>LGC GENOMICS LIMITED</text:p>
          </table:table-cell>
          <table:table-cell office:value-type="string" table:style-name="ce1">
            <text:p>Maintenance of instrument and consumable levels to enable 100% completion of tes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Wincanton Holdings Ltd</text:p>
          </table:table-cell>
          <table:table-cell office:value-type="string" table:style-name="ce1">
            <text:p>WINCANTON HOLDINGS LIMITED</text:p>
          </table:table-cell>
          <table:table-cell office:value-type="string" table:style-name="ce1">
            <text:p>Pick accuracy</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Covid-19 Home Testing Fulfilment Services</text:p>
          </table:table-cell>
          <table:table-cell office:value-type="string" table:style-name="ce1">
            <text:p>ROYAL MAIL GROUP LIMITED</text:p>
          </table:table-cell>
          <table:table-cell office:value-type="string" table:style-name="ce1">
            <text:p>Capacity - refers to the amount of stock i.e. test kits that the supplier holds</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Lab Workforce</text:p>
          </table:table-cell>
          <table:table-cell office:value-type="string" table:style-name="ce1">
            <text:p>MEDACS HEALTHCARE PLC</text:p>
          </table:table-cell>
          <table:table-cell office:value-type="string" table:style-name="ce1">
            <text:p>Workers start on start date as agreed in contract - Band 6 &amp; Above</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Single Service Centre - HGS</text:p>
            <text:p>(119 Covid Pass)</text:p>
          </table:table-cell>
          <table:table-cell office:value-type="string" table:style-name="ce1">
            <text:p>HINDUJA GLOBAL SOLUTIONS UK LIMITED</text:p>
          </table:table-cell>
          <table:table-cell office:value-type="string" table:style-name="ce1">
            <text:p>90% of Agents call meeting agreed quality standard (measured against 100% of monitored call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Covid-19 Home Testing Fulfilment Services</text:p>
          </table:table-cell>
          <table:table-cell office:value-type="string" table:style-name="ce1">
            <text:p>ROYAL MAIL GROUP LIMITED</text:p>
          </table:table-cell>
          <table:table-cell office:value-type="string" table:style-name="ce1">
            <text:p>Stock Availability</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Single Service Centre - HGS</text:p>
            <text:p>(119 VBS)</text:p>
          </table:table-cell>
          <table:table-cell office:value-type="string" table:style-name="ce1">
            <text:p>HINDUJA GLOBAL SOLUTIONS UK LIMITED</text:p>
          </table:table-cell>
          <table:table-cell office:value-type="string" table:style-name="ce1">
            <text:p>90% of Agents call meeting agreed quality standard (measured against 100% of monitored call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Drop Off Points, Collection and Delivery of Completed Tests</text:p>
          </table:table-cell>
          <table:table-cell office:value-type="string" table:style-name="ce1">
            <text:p>ROYAL MAIL GROUP LIMITED</text:p>
          </table:table-cell>
          <table:table-cell office:value-type="string" table:style-name="ce1">
            <text:p>Drop Off Points, Collection and Delivery of Completed Tests</text:p>
          </table:table-cell>
          <table:table-cell office:value-type="string" table:style-name="ce1">
            <text:p>97.90%</text:p>
          </table:table-cell>
          <table:table-cell office:value-type="string" table:style-name="ce1">
            <text:p>Inadequate</text:p>
          </table:table-cell>
          <table:table-cell office:value-type="string" table:style-name="ce1">
            <text:p>Mitigations were put in place successfully for UKHSA during this time however Industrial action in Dec did have a significant impact on Q3 performance.<text:s/></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Lab Workforce</text:p>
          </table:table-cell>
          <table:table-cell office:value-type="string" table:style-name="ce1">
            <text:p>MEDACS HEALTHCARE PLC</text:p>
          </table:table-cell>
          <table:table-cell office:value-type="string" table:style-name="ce1">
            <text:p>Workers start on start date as agreed in contract - Band 5 &amp; Below</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Mailway - Provision of Outsourced Kitting Production</text:p>
          </table:table-cell>
          <table:table-cell office:value-type="string" table:style-name="ce1">
            <text:p>MAILWAY PACKAGING SOLUTIONS GROUP LIMITED</text:p>
          </table:table-cell>
          <table:table-cell office:value-type="string" table:style-name="ce1">
            <text:p>QUALITY Output</text:p>
          </table:table-cell>
          <table:table-cell office:value-type="string" table:style-name="ce1">
            <text:p>100%</text:p>
          </table:table-cell>
          <table:table-cell office:value-type="string" table:style-name="ce1">
            <text:p>Inadequate</text:p>
          </table:table-cell>
          <table:table-cell office:value-type="string" table:style-name="ce1">
            <text:p>Operational factors impacted performance during this quarter, which have now been rectified.</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Lab Workforce</text:p>
          </table:table-cell>
          <table:table-cell office:value-type="string" table:style-name="ce1">
            <text:p>MEDACS HEALTHCARE PLC</text:p>
          </table:table-cell>
          <table:table-cell office:value-type="string" table:style-name="ce1">
            <text:p>"Ongoing" roles filled by Supplier within the agreed timeframe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Lab Workforce</text:p>
          </table:table-cell>
          <table:table-cell office:value-type="string" table:style-name="ce1">
            <text:p>MEDACS HEALTHCARE PLC</text:p>
          </table:table-cell>
          <table:table-cell office:value-type="string" table:style-name="ce1">
            <text:p>Workers start on start date as agreed in contract - Band 6 &amp; Above</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Single Service Centre - Serco</text:p>
            <text:p>Vaccine Booking Service</text:p>
            <text:p/>
          </table:table-cell>
          <table:table-cell office:value-type="string" table:style-name="ce1">
            <text:p>SERCO LIMITED</text:p>
          </table:table-cell>
          <table:table-cell office:value-type="string" table:style-name="ce1">
            <text:p>Delivery of 98% of the bid Net Available Hours during the Service Period</text:p>
          </table:table-cell>
          <table:table-cell office:value-type="string" table:style-name="ce1">
            <text:p>98%</text:p>
          </table:table-cell>
          <table:table-cell office:value-type="string" table:style-name="ce1">
            <text:p>Inadequate</text:p>
          </table:table-cell>
          <table:table-cell office:value-type="string" table:style-name="ce1">
            <text:p>Representative of 2 months data only - due Service Line requirements</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Wincanton Holdings Ltd</text:p>
          </table:table-cell>
          <table:table-cell office:value-type="string" table:style-name="ce1">
            <text:p>WINCANTON HOLDINGS LIMITED</text:p>
          </table:table-cell>
          <table:table-cell office:value-type="string" table:style-name="ce1">
            <text:p>On time delivery</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DRW Samba Reagent</text:p>
          </table:table-cell>
          <table:table-cell office:value-type="string" table:style-name="ce1">
            <text:p>DIAGNOSTICS FOR THE REAL WORLD (EUROPE) LIMITED</text:p>
          </table:table-cell>
          <table:table-cell office:value-type="string" table:style-name="ce1">
            <text:p>Delivery on time and in full</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COVID-19: S&amp;I - CIS - Oxford</text:p>
          </table:table-cell>
          <table:table-cell office:value-type="string" table:style-name="ce1">
            <text:p>University of Oxford</text:p>
          </table:table-cell>
          <table:table-cell office:value-type="string" table:style-name="ce1">
            <text:p>The Contractor shall transfer 95% of tests results to the Office for National Statistics via the secure file transfer process within one Business Day of result generation, in accordance with Schedule 6 (Reporting Process to be measured on a monthly basis.</text:p>
          </table:table-cell>
          <table:table-cell office:value-type="string" table:style-name="ce1">
            <text:p>&gt;95%</text:p>
          </table:table-cell>
          <table:table-cell office:value-type="string" table:style-name="ce1">
            <text:p>Inadequate</text:p>
          </table:table-cell>
          <table:table-cell office:value-type="string" table:style-name="ce1">
            <text:p>Octobers performance was impacted by internal factors. This has now been rectified<text:s/></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COVID-19: S&amp;I - CIS - Oxford</text:p>
          </table:table-cell>
          <table:table-cell office:value-type="string" table:style-name="ce1">
            <text:p>University of Oxford</text:p>
          </table:table-cell>
          <table:table-cell office:value-type="string" table:style-name="ce1">
            <text:p>The Contractor shall deliver the Management Information to the Authority on a weekly basis.</text:p>
          </table:table-cell>
          <table:table-cell office:value-type="string" table:style-name="ce1">
            <text:p>&gt;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5217 AMS PSR Call-off Agreement</text:p>
          </table:table-cell>
          <table:table-cell office:value-type="string" table:style-name="ce1">
            <text:p>ALEXANDER MANN SOLUTIONS LIMITED</text:p>
          </table:table-cell>
          <table:table-cell office:value-type="string" table:style-name="ce1">
            <text:p>Time from Offer to Onboard – Time from offer extended to a completed on-board (issue of verification record) made for all roles closed within the previous month</text:p>
          </table:table-cell>
          <table:table-cell office:value-type="string" table:style-name="ce1">
            <text:p>10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Enterprise wide Work Management Solution</text:p>
          </table:table-cell>
          <table:table-cell office:value-type="string" table:style-name="ce1">
            <text:p>Verint Systems UK Limited</text:p>
          </table:table-cell>
          <table:table-cell office:value-type="string" table:style-name="ce1">
            <text:p>Uptime Percentage: Workforce Management</text:p>
          </table:table-cell>
          <table:table-cell office:value-type="string" table:style-name="ce1">
            <text:p>99.5% or above</text:p>
          </table:table-cell>
          <table:table-cell office:value-type="string" table:style-name="ce1">
            <text:p>Good</text:p>
          </table:table-cell>
          <table:table-cell office:value-type="string" table:style-name="ce1">
            <text:p>None</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COVID-19: ONS - Uni of Glasgow</text:p>
          </table:table-cell>
          <table:table-cell office:value-type="string" table:style-name="ce1">
            <text:p>University Of Glasgow Court</text:p>
          </table:table-cell>
          <table:table-cell office:value-type="string" table:style-name="ce1">
            <text:p>Turnaround Time (TAT): <text:s/>≥ 100% of tests - TAT ≤72 hour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Single Service Centre - Serco</text:p>
            <text:p>Surge/Avian Flu/Strep A</text:p>
          </table:table-cell>
          <table:table-cell office:value-type="string" table:style-name="ce1">
            <text:p>SERCO LIMITED</text:p>
          </table:table-cell>
          <table:table-cell office:value-type="string" table:style-name="ce1">
            <text:p>Delivery of 98% of the bid Net Available Hours during the service period</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Single Service Centre - Serco</text:p>
            <text:p>BSA</text:p>
          </table:table-cell>
          <table:table-cell office:value-type="string" table:style-name="ce1">
            <text:p>SERCO LIMITED</text:p>
          </table:table-cell>
          <table:table-cell office:value-type="string" table:style-name="ce1">
            <text:p>Delivery of 98% of the bid Net Available Hours during the Service Period</text:p>
          </table:table-cell>
          <table:table-cell office:value-type="string" table:style-name="ce1">
            <text:p>98%</text:p>
          </table:table-cell>
          <table:table-cell office:value-type="string" table:style-name="ce1">
            <text:p>Inadequate</text:p>
          </table:table-cell>
          <table:table-cell office:value-type="string" table:style-name="ce1">
            <text:p>Performance impacted by operational and technical factors during October, impacting overall scores for the quarter.</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Single Service Centre - HGS</text:p>
            <text:p>(119 Covid Pass)</text:p>
          </table:table-cell>
          <table:table-cell office:value-type="string" table:style-name="ce1">
            <text:p>HINDUJA GLOBAL SOLUTIONS UK LIMITED</text:p>
          </table:table-cell>
          <table:table-cell office:value-type="string" table:style-name="ce1">
            <text:p>99.99% Availability of telephony platform</text:p>
          </table:table-cell>
          <table:table-cell office:value-type="string" table:style-name="ce1">
            <text:p>&gt;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Single Service Centre - Serco</text:p>
            <text:p>BSA</text:p>
          </table:table-cell>
          <table:table-cell office:value-type="string" table:style-name="ce1">
            <text:p>SERCO LIMITED</text:p>
          </table:table-cell>
          <table:table-cell office:value-type="string" table:style-name="ce1">
            <text:p>90% of Agents call meeting agreed quality standard (measured against 100% of monitored calls)</text:p>
          </table:table-cell>
          <table:table-cell office:value-type="string" table:style-name="ce1">
            <text:p>90%</text:p>
          </table:table-cell>
          <table:table-cell office:value-type="string" table:style-name="ce1">
            <text:p>Inadequate</text:p>
          </table:table-cell>
          <table:table-cell office:value-type="string" table:style-name="ce1">
            <text:p>Performance impacted by operational and technical factors during October, impacting overall scores for the quarter.</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Single Service Centre - Serco</text:p>
            <text:p>Vaccines Booking Service</text:p>
            <text:p/>
          </table:table-cell>
          <table:table-cell office:value-type="string" table:style-name="ce1">
            <text:p>SERCO LIMITED</text:p>
          </table:table-cell>
          <table:table-cell office:value-type="string" table:style-name="ce1">
            <text:p>99.99% Availability of telephony platform</text:p>
          </table:table-cell>
          <table:table-cell office:value-type="string" table:style-name="ce1">
            <text:p>&gt;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UKHSA</text:p>
          </table:table-cell>
          <table:table-cell office:value-type="string" table:style-name="ce1">
            <text:p>Single Service Centre - HGS</text:p>
            <text:p>(119 Test)</text:p>
          </table:table-cell>
          <table:table-cell office:value-type="string" table:style-name="ce1">
            <text:p>HINDUJA GLOBAL SOLUTIONS UK LIMITED</text:p>
          </table:table-cell>
          <table:table-cell office:value-type="string" table:style-name="ce1">
            <text:p>99.99% Availability of telephony platform</text:p>
          </table:table-cell>
          <table:table-cell office:value-type="string" table:style-name="ce1">
            <text:p>&gt;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England</text:p>
          </table:table-cell>
          <table:table-cell office:value-type="string" table:style-name="ce1">
            <text:p>Capita Learning and Development Framework</text:p>
          </table:table-cell>
          <table:table-cell office:value-type="string" table:style-name="ce1">
            <text:p>CAPITA LEARNING LIMITED</text:p>
          </table:table-cell>
          <table:table-cell office:value-type="string" table:style-name="ce1">
            <text:p>full resolution of email enquiri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England</text:p>
          </table:table-cell>
          <table:table-cell office:value-type="string" table:style-name="ce1">
            <text:p>Product Development, digital and analytical support services for NHS England</text:p>
          </table:table-cell>
          <table:table-cell office:value-type="string" table:style-name="ce1">
            <text:p>NTT DATA UK LIMITED</text:p>
          </table:table-cell>
          <table:table-cell office:value-type="string" table:style-name="ce1">
            <text:p>Complete the <text:s/>Design work</text:p>
            <text:p>for Knowledge centre and<text:s/></text:p>
            <text:p>Notofications centre by 11 Oct 22</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Managed Infrastructure Services</text:p>
          </table:table-cell>
          <table:table-cell office:value-type="string" table:style-name="ce1">
            <text:p>Agilisys Limited</text:p>
          </table:table-cell>
          <table:table-cell office:value-type="string" table:style-name="ce1">
            <text:p>Service Availability of Infrastructure that support Business Services</text:p>
          </table:table-cell>
          <table:table-cell office:value-type="string" table:style-name="ce1">
            <text:p>0.995</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NHS Jobs</text:p>
          </table:table-cell>
          <table:table-cell office:value-type="string" table:style-name="ce1">
            <text:p>Methods Business &amp; Digital Technology Ltd</text:p>
          </table:table-cell>
          <table:table-cell office:value-type="string" table:style-name="ce1">
            <text:p>Display Web Page - Within 10 Seconds 99.5% of the time</text:p>
          </table:table-cell>
          <table:table-cell office:value-type="string" table:style-name="ce1">
            <text:p>99.50%</text:p>
          </table:table-cell>
          <table:table-cell office:value-type="string" table:style-name="ce1">
            <text:p>Good</text:p>
          </table:table-cell>
          <table:table-cell office:value-type="string" table:style-name="ce1">
            <text:p>No comment</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Clinical advice regarding applications for early access to pensions benefits</text:p>
          </table:table-cell>
          <table:table-cell office:value-type="string" table:style-name="ce1">
            <text:p>Medigold Health Consultancy Limited</text:p>
          </table:table-cell>
          <table:table-cell office:value-type="string" table:style-name="ce1">
            <text:p>KPI1 Ill Health Retirement Benefit/Allocations, Incapacitated Child and Widowers measured by % of these type of cases where the supplier has provided a decision within the required time period.</text:p>
          </table:table-cell>
          <table:table-cell office:value-type="string" table:style-name="ce1">
            <text:p>100%</text:p>
          </table:table-cell>
          <table:table-cell office:value-type="string" table:style-name="ce1">
            <text:p>Inadequate</text:p>
          </table:table-cell>
          <table:table-cell office:value-type="string" table:style-name="ce1">
            <text:p>Service improvement plan submitted in October 2022 - as of January 2023 KPI1 was back to 100%</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Healthy Start Vitamins - Women's</text:p>
          </table:table-cell>
          <table:table-cell office:value-type="string" table:style-name="ce1">
            <text:p>IVC Brunel</text:p>
          </table:table-cell>
          <table:table-cell office:value-type="string" table:style-name="ce1">
            <text:p>Product Quality measured by provision of testing reports</text:p>
          </table:table-cell>
          <table:table-cell office:value-type="string" table:style-name="ce1">
            <text:p>100.00%</text:p>
          </table:table-cell>
          <table:table-cell office:value-type="string" table:style-name="ce1">
            <text:p>Good</text:p>
          </table:table-cell>
          <table:table-cell office:value-type="string" table:style-name="ce1">
            <text:p>No comment</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Healthy Start Vitamins - Women's</text:p>
          </table:table-cell>
          <table:table-cell office:value-type="string" table:style-name="ce1">
            <text:p>IVC Brunel</text:p>
          </table:table-cell>
          <table:table-cell office:value-type="string" table:style-name="ce1">
            <text:p>On time delivery of stock</text:p>
          </table:table-cell>
          <table:table-cell office:value-type="string" table:style-name="ce1">
            <text:p>100.00%</text:p>
          </table:table-cell>
          <table:table-cell office:value-type="string" table:style-name="ce1">
            <text:p>Good</text:p>
          </table:table-cell>
          <table:table-cell office:value-type="string" table:style-name="ce1">
            <text:p>No comment</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Facilities Management Services</text:p>
          </table:table-cell>
          <table:table-cell office:value-type="string" table:style-name="ce1">
            <text:p>Robertson Facilities<text:s/></text:p>
            <text:p>Management Ltd</text:p>
          </table:table-cell>
          <table:table-cell office:value-type="string" table:style-name="ce1">
            <text:p>Maintenance Services<text:s/></text:p>
            <text:p>Maint M2<text:s/></text:p>
            <text:p/>
            <text:p>The Supplier shall ensure that all Statutory PPM deliverables contained within Work Package E scheduled within the Service Period are completed by the dates set out in the PPM Schedule on the CAFM system.</text:p>
          </table:table-cell>
          <table:table-cell office:value-type="string" table:style-name="ce1">
            <text:p>&gt;100%</text:p>
          </table:table-cell>
          <table:table-cell office:value-type="string" table:style-name="ce1">
            <text:p>Requires Improvement</text:p>
          </table:table-cell>
          <table:table-cell office:value-type="string" table:style-name="ce1">
            <text:p>MAINT M2– RFM continue to carry out detailed monthly analysis of PPM performance and there continues to be improvement. Remaining failures relate to subcontractor or internal resource availability within the 72-hour window requirement</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Facilities Management Services</text:p>
          </table:table-cell>
          <table:table-cell office:value-type="string" table:style-name="ce1">
            <text:p>Robertson Facilities<text:s/></text:p>
            <text:p>Management Ltd</text:p>
          </table:table-cell>
          <table:table-cell office:value-type="string" table:style-name="ce1">
            <text:p>Maintenance Services<text:s/></text:p>
            <text:p>Maint M6<text:s/></text:p>
            <text:p/>
            <text:p>Respond and Rectify Category C (Urgent) Service Requests in accordance with the times set out in Table's A &amp; B of Specification Attachment 3 Annex B for Initial Attendance, Interim Solution (if applicable) and Completion</text:p>
          </table:table-cell>
          <table:table-cell office:value-type="string" table:style-name="ce1">
            <text:p>96% - 100%</text:p>
          </table:table-cell>
          <table:table-cell office:value-type="string" table:style-name="ce1">
            <text:p>Good</text:p>
          </table:table-cell>
          <table:table-cell office:value-type="string" table:style-name="ce1">
            <text:p>MAINT M2 &amp; M6 – strong improvement from 85% to 96% for M2 and M6 now good – this is due in part removal of one remote facility which was removed by Jan 2023. Further work planned to address closing out of jobs on systems.</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Facilities Management Services</text:p>
          </table:table-cell>
          <table:table-cell office:value-type="string" table:style-name="ce1">
            <text:p>Robertson Facilities<text:s/></text:p>
            <text:p>Management Ltd</text:p>
          </table:table-cell>
          <table:table-cell office:value-type="string" table:style-name="ce1">
            <text:p>Sustainability &amp; Social Value<text:s/></text:p>
            <text:p>SSV M4</text:p>
            <text:p/>
            <text:p>Supplier to ensure 50% of all sub-contracted works are let to Small and Medium Sized Enterprises (SME's)</text:p>
          </table:table-cell>
          <table:table-cell office:value-type="string" table:style-name="ce1">
            <text:p>95%-100%</text:p>
          </table:table-cell>
          <table:table-cell office:value-type="string" table:style-name="ce1">
            <text:p>Good</text:p>
          </table:table-cell>
          <table:table-cell office:value-type="string" table:style-name="ce1">
            <text:p>‘Within the performance period the buyer and supplier commenced Strategic Supplier Relationship Management (SSRM) to build upon the partnership working objectives’</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Facilities Management Services</text:p>
          </table:table-cell>
          <table:table-cell office:value-type="string" table:style-name="ce1">
            <text:p>Robertson Facilities<text:s/></text:p>
            <text:p>Management Ltd</text:p>
          </table:table-cell>
          <table:table-cell office:value-type="string" table:style-name="ce1">
            <text:p>CAFM &amp; Helpdesk Services<text:s/></text:p>
            <text:p>CFM M2<text:s/></text:p>
            <text:p/>
            <text:p>All Service Requests logged by the Supplier onto the CAFM system in accordance with Helpdesk response times</text:p>
          </table:table-cell>
          <table:table-cell office:value-type="string" table:style-name="ce1">
            <text:p>&gt;99%</text:p>
          </table:table-cell>
          <table:table-cell office:value-type="string" table:style-name="ce1">
            <text:p>Good</text:p>
          </table:table-cell>
          <table:table-cell office:value-type="string" table:style-name="ce1">
            <text:p>CFM M2– Performance improved from 97.3% to 99% - further work planned to review logging processes.</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CP3/4 COTS4</text:p>
          </table:table-cell>
          <table:table-cell office:value-type="string" table:style-name="ce1">
            <text:p>Insight</text:p>
          </table:table-cell>
          <table:table-cell office:value-type="string" table:style-name="ce1">
            <text:p>Invoice accuracy</text:p>
          </table:table-cell>
          <table:table-cell office:value-type="string" table:style-name="ce1">
            <text:p>&gt;=99.98%</text:p>
          </table:table-cell>
          <table:table-cell office:value-type="string" table:style-name="ce1">
            <text:p>Good</text:p>
          </table:table-cell>
          <table:table-cell office:value-type="string" table:style-name="ce1">
            <text:p>See above</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Crown Hosting Data Centres -17/22</text:p>
          </table:table-cell>
          <table:table-cell office:value-type="string" table:style-name="ce1">
            <text:p>Crown Hosting</text:p>
          </table:table-cell>
          <table:table-cell office:value-type="string" table:style-name="ce1">
            <text:p>Severity 2 response to datacentre incidents</text:p>
          </table:table-cell>
          <table:table-cell office:value-type="string" table:style-name="ce1">
            <text:p>&gt;=99.99%</text:p>
          </table:table-cell>
          <table:table-cell office:value-type="string" table:style-name="ce1">
            <text:p>Good</text:p>
          </table:table-cell>
          <table:table-cell office:value-type="string" table:style-name="ce1">
            <text:p>See above</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Core Network &amp; Management</text:p>
          </table:table-cell>
          <table:table-cell office:value-type="string" table:style-name="ce1">
            <text:p>Vysiion</text:p>
          </table:table-cell>
          <table:table-cell office:value-type="string" table:style-name="ce1">
            <text:p>Network Availability - All Services</text:p>
          </table:table-cell>
          <table:table-cell office:value-type="string" table:style-name="ce1">
            <text:p>&gt;=99.98%</text:p>
          </table:table-cell>
          <table:table-cell office:value-type="string" table:style-name="ce1">
            <text:p>Good</text:p>
          </table:table-cell>
          <table:table-cell office:value-type="string" table:style-name="ce1">
            <text:p>Presented and accepted during Service Review Board 22/12/2022 - minutes accepted 23/12/2022</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Crown Hosting Data Centres -17/22</text:p>
          </table:table-cell>
          <table:table-cell office:value-type="string" table:style-name="ce1">
            <text:p>Crown Hosting</text:p>
          </table:table-cell>
          <table:table-cell office:value-type="string" table:style-name="ce1">
            <text:p>Severity 1 resolution to datacentre incidents</text:p>
          </table:table-cell>
          <table:table-cell office:value-type="string" table:style-name="ce1">
            <text:p>&gt;=99.99%</text:p>
          </table:table-cell>
          <table:table-cell office:value-type="string" table:style-name="ce1">
            <text:p>Good</text:p>
          </table:table-cell>
          <table:table-cell office:value-type="string" table:style-name="ce1">
            <text:p>See above</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Ambulance Radio Services (ARP)</text:p>
          </table:table-cell>
          <table:table-cell office:value-type="string" table:style-name="ce1">
            <text:p>Airwave Solutions Ltd</text:p>
          </table:table-cell>
          <table:table-cell office:value-type="string" table:style-name="ce1">
            <text:p>Average ICCS (Integrated Communication Control System) Availability (Central Equipment)</text:p>
          </table:table-cell>
          <table:table-cell office:value-type="string" table:style-name="ce1">
            <text:p>&gt;=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Core Network &amp; Management</text:p>
          </table:table-cell>
          <table:table-cell office:value-type="string" table:style-name="ce1">
            <text:p>Vysiion</text:p>
          </table:table-cell>
          <table:table-cell office:value-type="string" table:style-name="ce1">
            <text:p>Individual Service Recipient Availability</text:p>
          </table:table-cell>
          <table:table-cell office:value-type="string" table:style-name="ce1">
            <text:p>&gt;=99.98%</text:p>
          </table:table-cell>
          <table:table-cell office:value-type="string" table:style-name="ce1">
            <text:p>Good</text:p>
          </table:table-cell>
          <table:table-cell office:value-type="string" table:style-name="ce1">
            <text:p>Presented and accepted during Service Review Board 22/12/2022 - minutes accepted 23/12/2022</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Ambulance Radio Services (ARP)</text:p>
          </table:table-cell>
          <table:table-cell office:value-type="string" table:style-name="ce1">
            <text:p>Airwave Solutions Ltd</text:p>
          </table:table-cell>
          <table:table-cell office:value-type="string" table:style-name="ce1">
            <text:p>Average Network Availability (Availability of Component Systems providing Voice Call Service for those calls involving direct access to the network )</text:p>
          </table:table-cell>
          <table:table-cell office:value-type="string" table:style-name="ce1">
            <text:p>&gt;=99.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Core Network &amp; Management</text:p>
          </table:table-cell>
          <table:table-cell office:value-type="string" table:style-name="ce1">
            <text:p>Vysiion</text:p>
          </table:table-cell>
          <table:table-cell office:value-type="string" table:style-name="ce1">
            <text:p>Fix Times</text:p>
          </table:table-cell>
          <table:table-cell office:value-type="string" table:style-name="ce1">
            <text:p>Severity 1 &amp; 2 -100%;<text:s/></text:p>
            <text:p>Severity 3 &amp; 4 - 95%;<text:s/></text:p>
            <text:p>Success of all other Change Categories - 100%</text:p>
          </table:table-cell>
          <table:table-cell office:value-type="string" table:style-name="ce1">
            <text:p>Inadequate</text:p>
          </table:table-cell>
          <table:table-cell office:value-type="string" table:style-name="ce1">
            <text:p>Presented and accepted during Service Review Board 22/12/2022 - minutes accepted 23/12/2022</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NHS Jobs</text:p>
          </table:table-cell>
          <table:table-cell office:value-type="string" table:style-name="ce1">
            <text:p>Methods Business &amp; Digital Technology Ltd</text:p>
          </table:table-cell>
          <table:table-cell office:value-type="string" table:style-name="ce1">
            <text:p>Display Search Results - Within 20 Seconds 99.5% of the time</text:p>
          </table:table-cell>
          <table:table-cell office:value-type="string" table:style-name="ce1">
            <text:p>99.50%</text:p>
          </table:table-cell>
          <table:table-cell office:value-type="string" table:style-name="ce1">
            <text:p>Good</text:p>
          </table:table-cell>
          <table:table-cell office:value-type="string" table:style-name="ce1">
            <text:p>No comment</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Building &amp; Construction Works for all Sites</text:p>
          </table:table-cell>
          <table:table-cell office:value-type="string" table:style-name="ce1">
            <text:p>Integrated Health Projects - Expired</text:p>
          </table:table-cell>
          <table:table-cell office:value-type="string" table:style-name="ce1">
            <text:p>Number of RIDDOR reportable accidents</text:p>
          </table:table-cell>
          <table:table-cell office:value-type="string" table:style-name="ce1">
            <text:p>0 incidents</text:p>
          </table:table-cell>
          <table:table-cell office:value-type="string" table:style-name="ce1">
            <text:p>Good</text:p>
          </table:table-cell>
          <table:table-cell office:value-type="string" table:style-name="ce1">
            <text:p>Note Task Order extends beyond Contract Expiry</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Nursery Milk Reimbursement</text:p>
          </table:table-cell>
          <table:table-cell office:value-type="string" table:style-name="ce1">
            <text:p>Wider Plan Limited</text:p>
          </table:table-cell>
          <table:table-cell office:value-type="string" table:style-name="ce1">
            <text:p>Portal to be available to new settings 99% of the time, except for downtime agreed with BSA, within the Service Period</text:p>
          </table:table-cell>
          <table:table-cell office:value-type="string" table:style-name="ce1">
            <text:p>99%</text:p>
          </table:table-cell>
          <table:table-cell office:value-type="string" table:style-name="ce1">
            <text:p>Good</text:p>
          </table:table-cell>
          <table:table-cell office:value-type="string" table:style-name="ce1">
            <text:p>Excellent KPI performance for the quarter.</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Care Quality Commission</text:p>
          </table:table-cell>
          <table:table-cell office:value-type="string" table:style-name="ce1">
            <text:p>Experts by Experience - helping CQC to hear experiences of care from people who use services to assist in judgements about quality and safety</text:p>
          </table:table-cell>
          <table:table-cell office:value-type="string" table:style-name="ce1">
            <text:p>Choice Support</text:p>
          </table:table-cell>
          <table:table-cell office:value-type="string" table:style-name="ce1">
            <text:p>Timeliness: Identification of a suitable ExE 5<text:s/></text:p>
            <text:p>working days prior to event commencement</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Provision of Electronic Staff Record</text:p>
          </table:table-cell>
          <table:table-cell office:value-type="string" table:style-name="ce1">
            <text:p>IBM Ltd</text:p>
          </table:table-cell>
          <table:table-cell office:value-type="string" table:style-name="ce1">
            <text:p>HSCN eBusiness Availability – Core Hours</text:p>
          </table:table-cell>
          <table:table-cell office:value-type="string" table:style-name="ce1">
            <text:p>0.996</text:p>
          </table:table-cell>
          <table:table-cell office:value-type="string" table:style-name="ce1">
            <text:p>Good</text:p>
          </table:table-cell>
          <table:table-cell office:value-type="string" table:style-name="ce1">
            <text:p>None</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Managed Infrastructure Services</text:p>
          </table:table-cell>
          <table:table-cell office:value-type="string" table:style-name="ce1">
            <text:p>Agilisys Limited</text:p>
          </table:table-cell>
          <table:table-cell office:value-type="string" table:style-name="ce1">
            <text:p>Resolution Time for Severity 2 Service Incidents (Maximum Resolution Time = 4 hours)</text:p>
          </table:table-cell>
          <table:table-cell office:value-type="string" table:style-name="ce1">
            <text:p>Zero Severity 2 Service Incidents not resolved in Maximum Resolution Time</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GP IT Futures (GPITF)</text:p>
          </table:table-cell>
          <table:table-cell office:value-type="string" table:style-name="ce1">
            <text:p>EMIS</text:p>
          </table:table-cell>
          <table:table-cell office:value-type="string" table:style-name="ce1">
            <text:p>Availability of the Catalogue Solution, i.e. GP Foundation Clinical Systems</text:p>
          </table:table-cell>
          <table:table-cell office:value-type="string" table:style-name="ce1">
            <text:p>&gt;=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England</text:p>
          </table:table-cell>
          <table:table-cell office:value-type="string" table:style-name="ce1">
            <text:p>Capita Learning and Development Framework</text:p>
          </table:table-cell>
          <table:table-cell office:value-type="string" table:style-name="ce1">
            <text:p>CAPITA LEARNING LIMITED</text:p>
          </table:table-cell>
          <table:table-cell office:value-type="string" table:style-name="ce1">
            <text:p>course objectives</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D365 Service Support, Maintenance and Application Development</text:p>
          </table:table-cell>
          <table:table-cell office:value-type="string" table:style-name="ce1">
            <text:p>Hitachi Solutions Europe LTD</text:p>
          </table:table-cell>
          <table:table-cell office:value-type="string" table:style-name="ce1">
            <text:p>P3 - Incident Resolution within 3 days</text:p>
          </table:table-cell>
          <table:table-cell office:value-type="string" table:style-name="ce1">
            <text:p>90% Incident Resolution within 3 days (24 work hou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Postal Services</text:p>
          </table:table-cell>
          <table:table-cell office:value-type="string" table:style-name="ce1">
            <text:p>Royal Mail Group Ltd</text:p>
          </table:table-cell>
          <table:table-cell office:value-type="string" table:style-name="ce1">
            <text:p>On time delivery of mailing materials and equipment</text:p>
          </table:table-cell>
          <table:table-cell office:value-type="string" table:style-name="ce1">
            <text:p>1</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National Institute for Health Research Support Services: The NIHR Dissemination Centre; and, The NIHR Co-ordination Centre for Patient and Public Involvement, Participation and Engagement in Research</text:p>
          </table:table-cell>
          <table:table-cell office:value-type="string" table:style-name="ce1">
            <text:p>LGC Ltd</text:p>
          </table:table-cell>
          <table:table-cell office:value-type="string" table:style-name="ce1">
            <text:p>Delivery of ‘Alerts’ - summaries of the latest health research presented in plain English: 25 per quarter</text:p>
          </table:table-cell>
          <table:table-cell office:value-type="string" table:style-name="ce1">
            <text:p>≥2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Postal Services</text:p>
          </table:table-cell>
          <table:table-cell office:value-type="string" table:style-name="ce1">
            <text:p>Royal Mail Group Ltd</text:p>
          </table:table-cell>
          <table:table-cell office:value-type="string" table:style-name="ce1">
            <text:p>Availability of online business management information</text:p>
          </table:table-cell>
          <table:table-cell office:value-type="string" table:style-name="ce1">
            <text:p>97%</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NHS Jobs Digital Capability</text:p>
          </table:table-cell>
          <table:table-cell office:value-type="string" table:style-name="ce1">
            <text:p>Difrent Ltd</text:p>
          </table:table-cell>
          <table:table-cell office:value-type="string" table:style-name="ce1">
            <text:p>KPI 3 - Timely Onboarding of new starters on Contract/SOW.</text:p>
          </table:table-cell>
          <table:table-cell office:value-type="string" table:style-name="ce1">
            <text:p>90%</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Healthy Start Vitamins - Children's</text:p>
          </table:table-cell>
          <table:table-cell office:value-type="string" table:style-name="ce1">
            <text:p>Cuttlefish</text:p>
          </table:table-cell>
          <table:table-cell office:value-type="string" table:style-name="ce1">
            <text:p>On time delivery of stock</text:p>
          </table:table-cell>
          <table:table-cell office:value-type="string" table:style-name="ce1">
            <text:p>100.00%</text:p>
          </table:table-cell>
          <table:table-cell office:value-type="string" table:style-name="ce1">
            <text:p>Good</text:p>
          </table:table-cell>
          <table:table-cell office:value-type="string" table:style-name="ce1">
            <text:p>No comments. All seems good.</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Insight Cloud Services</text:p>
          </table:table-cell>
          <table:table-cell office:value-type="string" table:style-name="ce1">
            <text:p>Oracle</text:p>
          </table:table-cell>
          <table:table-cell office:value-type="string" table:style-name="ce1">
            <text:p>Social Value - Performance against Oracle's 2025 target for Water and Waste</text:p>
          </table:table-cell>
          <table:table-cell office:value-type="string" table:style-name="ce1">
            <text:p>100%</text:p>
          </table:table-cell>
          <table:table-cell office:value-type="string" table:style-name="ce1">
            <text:p>Good</text:p>
          </table:table-cell>
          <table:table-cell office:value-type="string" table:style-name="ce1">
            <text:p>None</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Clinical advice regarding applications for early access to pensions benefits</text:p>
          </table:table-cell>
          <table:table-cell office:value-type="string" table:style-name="ce1">
            <text:p>Medigold Health Consultancy Limited</text:p>
          </table:table-cell>
          <table:table-cell office:value-type="string" table:style-name="ce1">
            <text:p>KPI6 Quality measured by % of audited Decisions and/or Advice provided by supplier which are compliant with agreed quality plans</text:p>
          </table:table-cell>
          <table:table-cell office:value-type="string" table:style-name="ce1">
            <text:p>100%</text:p>
          </table:table-cell>
          <table:table-cell office:value-type="string" table:style-name="ce1">
            <text:p>Approaching Target</text:p>
          </table:table-cell>
          <table:table-cell office:value-type="string" table:style-name="ce1">
            <text:p>Service improvement plan submitted in October 2022 - as of December 2022 KPI6 was back to 100%</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Crown Hosting Data Centres -17/22</text:p>
          </table:table-cell>
          <table:table-cell office:value-type="string" table:style-name="ce1">
            <text:p>Crown Hosting</text:p>
          </table:table-cell>
          <table:table-cell office:value-type="string" table:style-name="ce1">
            <text:p>Severity 1 response to datacentre incidents</text:p>
          </table:table-cell>
          <table:table-cell office:value-type="string" table:style-name="ce1">
            <text:p>&gt;=99.99%</text:p>
          </table:table-cell>
          <table:table-cell office:value-type="string" table:style-name="ce1">
            <text:p>Good</text:p>
          </table:table-cell>
          <table:table-cell office:value-type="string" table:style-name="ce1">
            <text:p>Good performance over the last quarter</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Healthy Start Vitamins - Women's</text:p>
          </table:table-cell>
          <table:table-cell office:value-type="string" table:style-name="ce1">
            <text:p>IVC Brunel</text:p>
          </table:table-cell>
          <table:table-cell office:value-type="string" table:style-name="ce1">
            <text:p>12 Week Contingency Stock</text:p>
          </table:table-cell>
          <table:table-cell office:value-type="string" table:style-name="ce1">
            <text:p>12 weeks</text:p>
          </table:table-cell>
          <table:table-cell office:value-type="string" table:style-name="ce1">
            <text:p>Good</text:p>
          </table:table-cell>
          <table:table-cell office:value-type="string" table:style-name="ce1">
            <text:p>No comment</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D365 Service Support, Maintenance and Application Development</text:p>
          </table:table-cell>
          <table:table-cell office:value-type="string" table:style-name="ce1">
            <text:p>Hitachi Solutions Europe LTD</text:p>
          </table:table-cell>
          <table:table-cell office:value-type="string" table:style-name="ce1">
            <text:p>User Admin Requests</text:p>
          </table:table-cell>
          <table:table-cell office:value-type="string" table:style-name="ce1">
            <text:p>90% within 1 day (same da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Provision of Electronic Staff Record</text:p>
          </table:table-cell>
          <table:table-cell office:value-type="string" table:style-name="ce1">
            <text:p>IBM Ltd</text:p>
          </table:table-cell>
          <table:table-cell office:value-type="string" table:style-name="ce1">
            <text:p>HSCN Portal Availability – Core Hours</text:p>
          </table:table-cell>
          <table:table-cell office:value-type="string" table:style-name="ce1">
            <text:p>0.996</text:p>
          </table:table-cell>
          <table:table-cell office:value-type="string" table:style-name="ce1">
            <text:p>Good</text:p>
          </table:table-cell>
          <table:table-cell office:value-type="string" table:style-name="ce1">
            <text:p>None</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IMS3 Open Service</text:p>
          </table:table-cell>
          <table:table-cell office:value-type="string" table:style-name="ce1">
            <text:p>Atos IT Services UK Limited</text:p>
          </table:table-cell>
          <table:table-cell office:value-type="string" table:style-name="ce1">
            <text:p>B1H - Incident Resolution P3</text:p>
            <text:p>within 24 Core Hour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Health Family e-commercial System</text:p>
          </table:table-cell>
          <table:table-cell office:value-type="string" table:style-name="ce1">
            <text:p>Atamis</text:p>
          </table:table-cell>
          <table:table-cell office:value-type="string" table:style-name="ce1">
            <text:p>95% of PL4 issues resolved within 36 working hours</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Nursery Milk Reimbursement</text:p>
          </table:table-cell>
          <table:table-cell office:value-type="string" table:style-name="ce1">
            <text:p>Wider Plan Limited</text:p>
          </table:table-cell>
          <table:table-cell office:value-type="string" table:style-name="ce1">
            <text:p>75 claims per month will be identified for Post-Payment Validation and will be contacted to request evidence to support the claim during the Service Period</text:p>
          </table:table-cell>
          <table:table-cell office:value-type="string" table:style-name="ce1">
            <text:p>75</text:p>
          </table:table-cell>
          <table:table-cell office:value-type="string" table:style-name="ce1">
            <text:p>Good</text:p>
          </table:table-cell>
          <table:table-cell office:value-type="string" table:style-name="ce1">
            <text:p>Excellent KPI performance for the quarter.</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Food Standards Agency</text:p>
          </table:table-cell>
          <table:table-cell office:value-type="string" table:style-name="ce1">
            <text:p>FS101227 - Lot 1 to 6 FSA Delivered Official Controls in England and Wales</text:p>
          </table:table-cell>
          <table:table-cell office:value-type="string" table:style-name="ce1">
            <text:p>Eville &amp; Jones (GB) Ltd</text:p>
          </table:table-cell>
          <table:table-cell office:value-type="string" table:style-name="ce1">
            <text:p>Assessment of supplier delivery of official controls in line with legislation, guidance and contract specification. <text:s/>This includes following Manual for Official Controls instructions, completion of all required reporting, undertaking all inspection duties and following other policies and procedures (T1)</text:p>
          </table:table-cell>
          <table:table-cell office:value-type="string" table:style-name="ce1">
            <text:p>&gt;99%</text:p>
          </table:table-cell>
          <table:table-cell office:value-type="string" table:style-name="ce1">
            <text:p>Inadequate</text:p>
          </table:table-cell>
          <table:table-cell office:value-type="string" table:style-name="ce1">
            <text:p>Impact of EU Exit resulting in higher proportion of less experienced front line staff. Supplier action plan in place.</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Care Quality Commission</text:p>
          </table:table-cell>
          <table:table-cell office:value-type="string" table:style-name="ce1">
            <text:p>Operations Centre and Digital Workplace</text:p>
          </table:table-cell>
          <table:table-cell office:value-type="string" table:style-name="ce1">
            <text:p>Littlefish</text:p>
          </table:table-cell>
          <table:table-cell office:value-type="string" table:style-name="ce1">
            <text:p>First Time Fix - Service desk first time fix (FTF) of resolvable calls</text:p>
          </table:table-cell>
          <table:table-cell office:value-type="string" table:style-name="ce1">
            <text:p>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Clinical Research Network Coordinating Centre (CRNCC)</text:p>
          </table:table-cell>
          <table:table-cell office:value-type="string" table:style-name="ce1">
            <text:p>The University of Leeds</text:p>
          </table:table-cell>
          <table:table-cell office:value-type="string" table:style-name="ce1">
            <text:p>Satisfaction of the annual CRN ‘satisfaction surveys’ (LCRN Partner, and CRN Customer)</text:p>
          </table:table-cell>
          <table:table-cell office:value-type="string" table:style-name="ce1">
            <text:p>Any percentage figure between 90% and 100% of feedback reports from annual CRN satisfaction surveys being “good” or “very good</text:p>
          </table:table-cell>
          <table:table-cell office:value-type="string" table:style-name="ce1">
            <text:p>Other - Consider not returned</text:p>
          </table:table-cell>
          <table:table-cell office:value-type="string" table:style-name="ce1">
            <text:p>The CRN Customer Satisfaction Survey is not planned for 22/23 nor 23/24 and therefore the results cannot be reported. The LCRN Partner Satisfaction Survey is currently live and will be reported following Q4.</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England</text:p>
          </table:table-cell>
          <table:table-cell office:value-type="string" table:style-name="ce1">
            <text:p>Management and development function for the National Clinical Audit and Patient</text:p>
          </table:table-cell>
          <table:table-cell office:value-type="string" table:style-name="ce1">
            <text:p>HEALTHCARE QUALITY IMPROVEMENT PARTNERSHIP (HQIP)</text:p>
          </table:table-cell>
          <table:table-cell office:value-type="string" table:style-name="ce1">
            <text:p>KPI 1: <text:s/>% number of NCAPOP providers with QI plans to stimulate local improvement</text:p>
            <text:p>(N.B. NCAPOP providers do not deliver ‘hands-on’ QI)</text:p>
          </table:table-cell>
          <table:table-cell office:value-type="string" table:style-name="ce1">
            <text:p>Good: <text:s/>the supplier is meeting or exceeding the KPI targets that are set out within the contrac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England</text:p>
          </table:table-cell>
          <table:table-cell office:value-type="string" table:style-name="ce1">
            <text:p>Individual Placement Support (IPS) Support Contract</text:p>
          </table:table-cell>
          <table:table-cell office:value-type="string" table:style-name="ce1">
            <text:p>Social Finance Limited</text:p>
          </table:table-cell>
          <table:table-cell office:value-type="string" table:style-name="ce1">
            <text:p>Delivery and expansion of communities of practice/learning communities, and the reach of these across IPS SMI, IPS DA and HLES service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Insight Cloud Services</text:p>
          </table:table-cell>
          <table:table-cell office:value-type="string" table:style-name="ce1">
            <text:p>Oracle</text:p>
          </table:table-cell>
          <table:table-cell office:value-type="string" table:style-name="ce1">
            <text:p>Availability of the system</text:p>
          </table:table-cell>
          <table:table-cell office:value-type="string" table:style-name="ce1">
            <text:p>&gt;=99.95%</text:p>
          </table:table-cell>
          <table:table-cell office:value-type="string" table:style-name="ce1">
            <text:p>Good</text:p>
          </table:table-cell>
          <table:table-cell office:value-type="string" table:style-name="ce1">
            <text:p>None</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GP IT Futures (GPITF)</text:p>
          </table:table-cell>
          <table:table-cell office:value-type="string" table:style-name="ce1">
            <text:p>EMIS</text:p>
          </table:table-cell>
          <table:table-cell office:value-type="string" table:style-name="ce1">
            <text:p>Overall Service Availability Percentage 24/7/365 minus any agreed down time for scheduled maintenance as required.</text:p>
          </table:table-cell>
          <table:table-cell office:value-type="string" table:style-name="ce1">
            <text:p>&gt;=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England</text:p>
          </table:table-cell>
          <table:table-cell office:value-type="string" table:style-name="ce1">
            <text:p>Provision of Subject Matter Experts for Procurement <text:s/>Services for NECS CSU</text:p>
          </table:table-cell>
          <table:table-cell office:value-type="string" table:style-name="ce1">
            <text:p>Hygeian Consulting Ltd</text:p>
          </table:table-cell>
          <table:table-cell office:value-type="string" table:style-name="ce1">
            <text:p>Customer Requirement</text:p>
          </table:table-cell>
          <table:table-cell office:value-type="string" table:style-name="ce1">
            <text:p>Fully understands customer requirement and has delivered to specificatio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England</text:p>
          </table:table-cell>
          <table:table-cell office:value-type="string" table:style-name="ce1">
            <text:p>Capita Learning and Development Framework</text:p>
          </table:table-cell>
          <table:table-cell office:value-type="string" table:style-name="ce1">
            <text:p>CAPITA LEARNING LIMITED</text:p>
          </table:table-cell>
          <table:table-cell office:value-type="string" table:style-name="ce1">
            <text:p>booking on process -delegate</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NHS Jobs Digital Capability</text:p>
          </table:table-cell>
          <table:table-cell office:value-type="string" table:style-name="ce1">
            <text:p>Difrent Ltd</text:p>
          </table:table-cell>
          <table:table-cell office:value-type="string" table:style-name="ce1">
            <text:p>KPI 1 - Achievement of Fixed Price or Capped Time &amp; Materials SOW within agreed time/cost.</text:p>
          </table:table-cell>
          <table:table-cell office:value-type="string" table:style-name="ce1">
            <text:p>90%</text:p>
          </table:table-cell>
          <table:table-cell office:value-type="string" table:style-name="ce1">
            <text:p>Good</text:p>
          </table:table-cell>
          <table:table-cell office:value-type="string" table:style-name="ce1">
            <text:p>No Capped/Fixed SOWs during period</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IMS3 Open Service</text:p>
          </table:table-cell>
          <table:table-cell office:value-type="string" table:style-name="ce1">
            <text:p>Atos IT Services UK Limited</text:p>
          </table:table-cell>
          <table:table-cell office:value-type="string" table:style-name="ce1">
            <text:p>B1G - Incident Resolution P2</text:p>
            <text:p>within 8 Core Hour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Digital Capability</text:p>
          </table:table-cell>
          <table:table-cell office:value-type="string" table:style-name="ce1">
            <text:p>Mastek UK Ltd</text:p>
          </table:table-cell>
          <table:table-cell office:value-type="string" table:style-name="ce1">
            <text:p>KPI 1 - Achievement of Fixed Price or Capped Time &amp; Materials SOW within agreed time/cost.</text:p>
          </table:table-cell>
          <table:table-cell office:value-type="string" table:style-name="ce1">
            <text:p>90%</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GP IT Futures (GPITF)</text:p>
          </table:table-cell>
          <table:table-cell office:value-type="string" table:style-name="ce1">
            <text:p>EMIS</text:p>
          </table:table-cell>
          <table:table-cell office:value-type="string" table:style-name="ce1">
            <text:p>Percentage of all Service Desk calls for Severity-3 incidents resolved within 16 hours</text:p>
          </table:table-cell>
          <table:table-cell office:value-type="string" table:style-name="ce1">
            <text:p>&gt;=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THE NIHR EVALUATIONS, TRIALS &amp; STUDIES COORDINATING CENTRE (NETSCC)</text:p>
          </table:table-cell>
          <table:table-cell office:value-type="string" table:style-name="ce1">
            <text:p>UNIVERSITY OF SOUTHAMPTON</text:p>
          </table:table-cell>
          <table:table-cell office:value-type="string" table:style-name="ce1">
            <text:p>Scheme Spend. (Actual spend for period plus any reconciliation/accruals adjustments. Measured cumultatively throughout the financial year, e.g. Q3 reports on Q1-3).</text:p>
          </table:table-cell>
          <table:table-cell office:value-type="string" table:style-name="ce1">
            <text:p>Total programme and infrastructure outturn spend is within ± 1% of the annually agreed budget (taking into account DHSC requirements of reconciliation and accrual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Debt Recovery</text:p>
          </table:table-cell>
          <table:table-cell office:value-type="string" table:style-name="ce1">
            <text:p>Indesser</text:p>
          </table:table-cell>
          <table:table-cell office:value-type="string" table:style-name="ce1">
            <text:p>Collections Service Line - Accurate electronic data files detailing individual payments sent to the Customer in accordance with the Customer's schedule</text:p>
          </table:table-cell>
          <table:table-cell office:value-type="string" table:style-name="ce1">
            <text:p>Zero Failures</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England</text:p>
          </table:table-cell>
          <table:table-cell office:value-type="string" table:style-name="ce1">
            <text:p>Individual Placement Support (IPS) Support Contract</text:p>
          </table:table-cell>
          <table:table-cell office:value-type="string" table:style-name="ce1">
            <text:p>Social Finance Limited</text:p>
          </table:table-cell>
          <table:table-cell office:value-type="string" table:style-name="ce1">
            <text:p>Development of reporting tools and effective use by IPS teams, NHS England and DWP.</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Insight Cloud Services</text:p>
          </table:table-cell>
          <table:table-cell office:value-type="string" table:style-name="ce1">
            <text:p>Oracle</text:p>
          </table:table-cell>
          <table:table-cell office:value-type="string" table:style-name="ce1">
            <text:p>Social Value - Performance against Oracle's 2025 target for Energy and Emissions</text:p>
          </table:table-cell>
          <table:table-cell office:value-type="string" table:style-name="ce1">
            <text:p>100%</text:p>
          </table:table-cell>
          <table:table-cell office:value-type="string" table:style-name="ce1">
            <text:p>Good</text:p>
          </table:table-cell>
          <table:table-cell office:value-type="string" table:style-name="ce1">
            <text:p>None</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Healthy Start Vitamins - Children's</text:p>
          </table:table-cell>
          <table:table-cell office:value-type="string" table:style-name="ce1">
            <text:p>Cuttlefish</text:p>
          </table:table-cell>
          <table:table-cell office:value-type="string" table:style-name="ce1">
            <text:p>12 Week Contingency Stock</text:p>
          </table:table-cell>
          <table:table-cell office:value-type="string" table:style-name="ce1">
            <text:p>12 weeks</text:p>
          </table:table-cell>
          <table:table-cell office:value-type="string" table:style-name="ce1">
            <text:p>Good</text:p>
          </table:table-cell>
          <table:table-cell office:value-type="string" table:style-name="ce1">
            <text:p>No comments. All seems good.</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Digital Capability</text:p>
          </table:table-cell>
          <table:table-cell office:value-type="string" table:style-name="ce1">
            <text:p>Mastek UK Ltd</text:p>
          </table:table-cell>
          <table:table-cell office:value-type="string" table:style-name="ce1">
            <text:p>KPI 3 - Achievement of NHSBSA quality and delivery standards.</text:p>
          </table:table-cell>
          <table:table-cell office:value-type="string" table:style-name="ce1">
            <text:p>95%</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NHS Jobs Digital Capability</text:p>
          </table:table-cell>
          <table:table-cell office:value-type="string" table:style-name="ce1">
            <text:p>Difrent Ltd</text:p>
          </table:table-cell>
          <table:table-cell office:value-type="string" table:style-name="ce1">
            <text:p>KPI 2 - Achievement of Sprint Points agreed / recorded at start of each Sprint.</text:p>
          </table:table-cell>
          <table:table-cell office:value-type="string" table:style-name="ce1">
            <text:p>90%</text:p>
          </table:table-cell>
          <table:table-cell office:value-type="string" table:style-name="ce1">
            <text:p>Good</text:p>
          </table:table-cell>
          <table:table-cell office:value-type="string" table:style-name="ce1">
            <text:p>KPI not applicable to SOWs in the period - Cappe T&amp;M rather than Sprint Points.</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England</text:p>
          </table:table-cell>
          <table:table-cell office:value-type="string" table:style-name="ce1">
            <text:p>Product Development, digital and analytical support services for NHS England</text:p>
          </table:table-cell>
          <table:table-cell office:value-type="string" table:style-name="ce1">
            <text:p>NTT DATA UK LIMITED</text:p>
          </table:table-cell>
          <table:table-cell office:value-type="string" table:style-name="ce1">
            <text:p>Support for progressive mobile web apps - Introduce the app via the applications portal by 5 Oct 22</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To be confirmed</text:p>
          </table:table-cell>
          <table:table-cell office:value-type="string" table:style-name="ce1">
            <text:p>Think ahead</text:p>
          </table:table-cell>
          <table:table-cell office:value-type="string" table:style-name="ce1">
            <text:p>TA participants to have regular contact with Practice Specialists <text:s/>made up of a variety of interactions i.e group case consultation meetings and individual placement learning agreement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Care Quality Commission</text:p>
          </table:table-cell>
          <table:table-cell office:value-type="string" table:style-name="ce1">
            <text:p>Security Operations Centre</text:p>
          </table:table-cell>
          <table:table-cell office:value-type="string" table:style-name="ce1">
            <text:p>Cap Gemini</text:p>
          </table:table-cell>
          <table:table-cell office:value-type="string" table:style-name="ce1">
            <text:p>Incident Notification - The number of Priority 3 Incidents that are Notified to the Customer within 4 hour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Building &amp; Construction Works for all Sites</text:p>
          </table:table-cell>
          <table:table-cell office:value-type="string" table:style-name="ce1">
            <text:p>Integrated Health Projects - Expired</text:p>
          </table:table-cell>
          <table:table-cell office:value-type="string" table:style-name="ce1">
            <text:p>Percentage of defects at Client Handover upon completion of projects</text:p>
          </table:table-cell>
          <table:table-cell office:value-type="string" table:style-name="ce1">
            <text:p>0 defects</text:p>
          </table:table-cell>
          <table:table-cell office:value-type="string" table:style-name="ce1">
            <text:p>Good</text:p>
          </table:table-cell>
          <table:table-cell office:value-type="string" table:style-name="ce1">
            <text:p>Note Task Order extends beyond Contract Expiry</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Building &amp; Construction Works for all Sites</text:p>
          </table:table-cell>
          <table:table-cell office:value-type="string" table:style-name="ce1">
            <text:p>Integrated Health Projects - Expired</text:p>
          </table:table-cell>
          <table:table-cell office:value-type="string" table:style-name="ce1">
            <text:p>Client Satisfaction for management and approach to construction supervision</text:p>
          </table:table-cell>
          <table:table-cell office:value-type="string" table:style-name="ce1">
            <text:p>&gt;98%</text:p>
          </table:table-cell>
          <table:table-cell office:value-type="string" table:style-name="ce1">
            <text:p>Approaching Target</text:p>
          </table:table-cell>
          <table:table-cell office:value-type="string" table:style-name="ce1">
            <text:p>Note Task Order extends beyond Contract Expiry</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Clinical Research Network Coordinating Centre (CRNCC)</text:p>
          </table:table-cell>
          <table:table-cell office:value-type="string" table:style-name="ce1">
            <text:p>The University of Leeds</text:p>
          </table:table-cell>
          <table:table-cell office:value-type="string" table:style-name="ce1">
            <text:p>CRNCC FTE posts funded through the DHSC contract that are in post (excluding NIHR offices)</text:p>
          </table:table-cell>
          <table:table-cell office:value-type="string" table:style-name="ce1">
            <text:p>Any percentage figure between (but excluding) 95% and 100% of such FTE posts filled with such personnel in such posts</text:p>
          </table:table-cell>
          <table:table-cell office:value-type="string" table:style-name="ce1">
            <text:p>Requires Improvement</text:p>
          </table:table-cell>
          <table:table-cell office:value-type="string" table:style-name="ce1">
            <text:p>The figures used to calculate the % reported include the number of current CRNCC staff, plus vacant posts, as at 31 December 2022. The number of posts is based on the actual number of roles, rather than the FTE of the mmebers of staff. Both full time and part time roles are included. Split funded roles have been counted as one post. Roles that are currently filled by two people e.g. handover periods or maternity cover have been counted as one post.</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England</text:p>
          </table:table-cell>
          <table:table-cell office:value-type="string" table:style-name="ce1">
            <text:p>Product Development, digital and analytical support services for NHS England</text:p>
          </table:table-cell>
          <table:table-cell office:value-type="string" table:style-name="ce1">
            <text:p>NTT DATA UK LIMITED</text:p>
          </table:table-cell>
          <table:table-cell office:value-type="string" table:style-name="ce1">
            <text:p>Support for progressive mobile web apps - Successfully support the QA testing of the app by 11 Oct 22</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IMS3 Open Service</text:p>
          </table:table-cell>
          <table:table-cell office:value-type="string" table:style-name="ce1">
            <text:p>Atos IT Services UK Limited</text:p>
          </table:table-cell>
          <table:table-cell office:value-type="string" table:style-name="ce1">
            <text:p>B1F - Incident Resolution P1</text:p>
            <text:p>within 4 Core Hour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Contract for the Provison of Sea Freight Management Services</text:p>
          </table:table-cell>
          <table:table-cell office:value-type="string" table:style-name="ce1">
            <text:p>CEVA FREIGHT (UK) LIMITED</text:p>
          </table:table-cell>
          <table:table-cell office:value-type="string" table:style-name="ce1">
            <text:p>UK Customs clearance performance - shipments having cleared customs within 12 hours of arrival</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THE NIHR EVALUATIONS, TRIALS &amp; STUDIES COORDINATING CENTRE (NETSCC)</text:p>
          </table:table-cell>
          <table:table-cell office:value-type="string" table:style-name="ce1">
            <text:p>UNIVERSITY OF SOUTHAMPTON</text:p>
          </table:table-cell>
          <table:table-cell office:value-type="string" table:style-name="ce1">
            <text:p>Time to funding recommendation. (Time between date of last Funding Committee to have reviewed the application and the date of submission to DHSC for ratification. Excluding applications deliberately held up by Programme Committee or Lead or at DHSC request).</text:p>
          </table:table-cell>
          <table:table-cell office:value-type="string" table:style-name="ce1">
            <text:p>Average &lt;1 month</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Health Family e-commercial System</text:p>
          </table:table-cell>
          <table:table-cell office:value-type="string" table:style-name="ce1">
            <text:p>Atamis</text:p>
          </table:table-cell>
          <table:table-cell office:value-type="string" table:style-name="ce1">
            <text:p>95% of initial responses provided within the following: • PL1: 30 mins • PL2: 1 hour • PL3: 2 hours • PL4: 4 hours</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England</text:p>
          </table:table-cell>
          <table:table-cell office:value-type="string" table:style-name="ce1">
            <text:p>National Clinical Audit and Patient Outcome Programme (NCAPOP)</text:p>
          </table:table-cell>
          <table:table-cell office:value-type="string" table:style-name="ce1">
            <text:p>HEALTHCARE QUALITY IMPROVEMENT PARTNERSHIP (HQIP)</text:p>
          </table:table-cell>
          <table:table-cell office:value-type="string" table:style-name="ce1">
            <text:p>KPI 2 audit: <text:s/>% number of NCAPOP audit providers who integrate datasets based upon routinely / automated data sources rather than bespoke</text:p>
          </table:table-cell>
          <table:table-cell office:value-type="string" table:style-name="ce1">
            <text:p>Good: <text:s/>the supplier is meeting or exceeding the KPI targets that are set out within the contrac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Clinical Research Network Coordinating Centre (CRNCC)</text:p>
          </table:table-cell>
          <table:table-cell office:value-type="string" table:style-name="ce1">
            <text:p>The University of Leeds</text:p>
          </table:table-cell>
          <table:table-cell office:value-type="string" table:style-name="ce1">
            <text:p>Key projects (as set out and agreed in the Annual Business Plan) met to agreed targets and deliverables*</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England</text:p>
          </table:table-cell>
          <table:table-cell office:value-type="string" table:style-name="ce1">
            <text:p>National Clinical Audit and Patient Outcome Programme (NCAPOP)</text:p>
          </table:table-cell>
          <table:table-cell office:value-type="string" table:style-name="ce1">
            <text:p>HEALTHCARE QUALITY IMPROVEMENT PARTNERSHIP (HQIP)</text:p>
          </table:table-cell>
          <table:table-cell office:value-type="string" table:style-name="ce1">
            <text:p>KPI 5: <text:s/>% number of NCAPOP providers who align work with NICE guidance?</text:p>
          </table:table-cell>
          <table:table-cell office:value-type="string" table:style-name="ce1">
            <text:p>Good: <text:s/>the supplier is meeting or exceeding the KPI targets that are set out within the contrac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Care Quality Commission</text:p>
          </table:table-cell>
          <table:table-cell office:value-type="string" table:style-name="ce1">
            <text:p>Operations Centre and Digital Workplace</text:p>
          </table:table-cell>
          <table:table-cell office:value-type="string" table:style-name="ce1">
            <text:p>Littlefish</text:p>
          </table:table-cell>
          <table:table-cell office:value-type="string" table:style-name="ce1">
            <text:p>Service Desk Availability - % availability of service desk</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Food Standards Agency</text:p>
          </table:table-cell>
          <table:table-cell office:value-type="string" table:style-name="ce1">
            <text:p>FS101227 - Lot 1 to 6 FSA Delivered Official Controls in England and Wales</text:p>
          </table:table-cell>
          <table:table-cell office:value-type="string" table:style-name="ce1">
            <text:p>Eville &amp; Jones (GB) Ltd</text:p>
          </table:table-cell>
          <table:table-cell office:value-type="string" table:style-name="ce1">
            <text:p>Assessment of supplier performance at stage of resource requests including flexibility to change requests such as plant openings and religious festivals. <text:s/>To include all contracted services including unannounced inspections, dairy hygiene inspections and Food Business Operator Audits (BA1)</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Care Quality Commission</text:p>
          </table:table-cell>
          <table:table-cell office:value-type="string" table:style-name="ce1">
            <text:p>Experts by Experience - helping CQC to hear experiences of care from people who use services to assist in judgements about quality and safety</text:p>
          </table:table-cell>
          <table:table-cell office:value-type="string" table:style-name="ce1">
            <text:p>Choice Support</text:p>
          </table:table-cell>
          <table:table-cell office:value-type="string" table:style-name="ce1">
            <text:p>Fulfilment: Deployment of ExE to events requested</text:p>
          </table:table-cell>
          <table:table-cell office:value-type="string" table:style-name="ce1">
            <text:p>9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Care Quality Commission</text:p>
          </table:table-cell>
          <table:table-cell office:value-type="string" table:style-name="ce1">
            <text:p>Operations Centre and Digital Workplace</text:p>
          </table:table-cell>
          <table:table-cell office:value-type="string" table:style-name="ce1">
            <text:p>Littlefish</text:p>
          </table:table-cell>
          <table:table-cell office:value-type="string" table:style-name="ce1">
            <text:p>Customer Satisfaction - Service desk customer satisfaction score</text:p>
          </table:table-cell>
          <table:table-cell office:value-type="string" table:style-name="ce1">
            <text:p>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Network Services Telephony</text:p>
          </table:table-cell>
          <table:table-cell office:value-type="string" table:style-name="ce1">
            <text:p>Nasstar</text:p>
          </table:table-cell>
          <table:table-cell office:value-type="string" table:style-name="ce1">
            <text:p>Number of Incidents Resolved within Maximum Resolution Time (where 39 or less incidents raised in Service Period): - Severity 1 &amp; 2 Maximum Resolution Time = 6 hours - Severity 3 Maximum Resolution Time = End of next Working Day</text:p>
          </table:table-cell>
          <table:table-cell office:value-type="string" table:style-name="ce1">
            <text:p>No more than two Incidents are Resolved in excess of the Maximum Resolution Time</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Provision of Electronic Staff Record</text:p>
          </table:table-cell>
          <table:table-cell office:value-type="string" table:style-name="ce1">
            <text:p>IBM Ltd</text:p>
          </table:table-cell>
          <table:table-cell office:value-type="string" table:style-name="ce1">
            <text:p>W3/www (Access via the Internet) Availability – ALL</text:p>
          </table:table-cell>
          <table:table-cell office:value-type="string" table:style-name="ce1">
            <text:p>0.996</text:p>
          </table:table-cell>
          <table:table-cell office:value-type="string" table:style-name="ce1">
            <text:p>Good</text:p>
          </table:table-cell>
          <table:table-cell office:value-type="string" table:style-name="ce1">
            <text:p>None</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Debt Recovery</text:p>
          </table:table-cell>
          <table:table-cell office:value-type="string" table:style-name="ce1">
            <text:p>Indesser</text:p>
          </table:table-cell>
          <table:table-cell office:value-type="string" table:style-name="ce1">
            <text:p>Collections Service Line - Supplier shall conduct a minimum of 10 Call Audits per DCA, per month, per Customer</text:p>
          </table:table-cell>
          <table:table-cell office:value-type="string" table:style-name="ce1">
            <text:p>95%</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Health Family e-commercial System</text:p>
          </table:table-cell>
          <table:table-cell office:value-type="string" table:style-name="ce1">
            <text:p>Atamis</text:p>
          </table:table-cell>
          <table:table-cell office:value-type="string" table:style-name="ce1">
            <text:p>95% of support tickets acknowledged within 2 hours, including a tracking number.</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CONTRACT FOR THE PROVISION OF<text:s/></text:p>
            <text:p>CENTRAL COMMISIONING FACILITY (CCF)</text:p>
          </table:table-cell>
          <table:table-cell office:value-type="string" table:style-name="ce1">
            <text:p>LGC LIMITED</text:p>
          </table:table-cell>
          <table:table-cell office:value-type="string" table:style-name="ce1">
            <text:p>Time to funding recommendation</text:p>
            <text:p>(Time between date of last Funding Committee to have reviewed the application and the date of submission to DHSC for ratification. Excluding applications deliberately held up by Programme Committee or Lead or at DHSC request)</text:p>
          </table:table-cell>
          <table:table-cell office:value-type="string" table:style-name="ce1">
            <text:p>Average &lt;1 month</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CONTRACT FOR THE PROVISION OF<text:s/></text:p>
            <text:p>CENTRAL COMMISIONING FACILITY (CCF)</text:p>
          </table:table-cell>
          <table:table-cell office:value-type="string" table:style-name="ce1">
            <text:p>LGC LIMITED</text:p>
          </table:table-cell>
          <table:table-cell office:value-type="string" table:style-name="ce1">
            <text:p>Process Audit results</text:p>
            <text:p/>
            <text:p>(Inspection of live contracts and associated variations based on DHSC-provided sample)</text:p>
          </table:table-cell>
          <table:table-cell office:value-type="string" table:style-name="ce1">
            <text:p>Time taken to carry out recommended actions from audit &lt; 2 month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England</text:p>
          </table:table-cell>
          <table:table-cell office:value-type="string" table:style-name="ce1">
            <text:p>Provision of Subject Matter Experts for Procurement <text:s/>Services for NECS CSU</text:p>
          </table:table-cell>
          <table:table-cell office:value-type="string" table:style-name="ce1">
            <text:p>Hygeian Consulting Ltd</text:p>
          </table:table-cell>
          <table:table-cell office:value-type="string" table:style-name="ce1">
            <text:p>VFM - Delivery on time</text:p>
          </table:table-cell>
          <table:table-cell office:value-type="string" table:style-name="ce1">
            <text:p>Delivered in accordance with Work Packag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To be confirmed</text:p>
          </table:table-cell>
          <table:table-cell office:value-type="string" table:style-name="ce1">
            <text:p>Think ahead</text:p>
          </table:table-cell>
          <table:table-cell office:value-type="string" table:style-name="ce1">
            <text:p>Think Ahead to ensure delivery of teaching <text:s/>within the financial year- a quarterly assurance to show scheduled teaching is on track to meet 100% during the financial year.</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CONTRACT FOR THE PROVISION OF<text:s/></text:p>
            <text:p>CENTRAL COMMISIONING FACILITY (CCF)</text:p>
          </table:table-cell>
          <table:table-cell office:value-type="string" table:style-name="ce1">
            <text:p>LGC LIMITED</text:p>
          </table:table-cell>
          <table:table-cell office:value-type="string" table:style-name="ce1">
            <text:p>Scheme Spend</text:p>
            <text:p/>
            <text:p/>
            <text:p>(Actual spend for period plus any reconciliation/accruals adjustments)</text:p>
          </table:table-cell>
          <table:table-cell office:value-type="string" table:style-name="ce1">
            <text:p>Total programme and infrastructure outturn spend is within ± 1% of the annually agreed budget (taking into account DHSC requirements of reconciliation and accruals)</text:p>
          </table:table-cell>
          <table:table-cell office:value-type="string" table:style-name="ce1">
            <text:p>Requires Improvement</text:p>
          </table:table-cell>
          <table:table-cell office:value-type="string" table:style-name="ce1">
            <text:p>The quarter three Scheme Spend forecast was 5.6% below budget, due to reported ASTOX underspend in several areas being higher than originally forecasted. The cause of the slippage had been investigated and found to be largely due to COVID-19, inability to recruit participants and reset. The risk of the impact of COVID-19 and the restarting of research had been discussed at Board meetings and it had been agreed that LGC would not be penalised for the budget variation where this was the cause.</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England</text:p>
          </table:table-cell>
          <table:table-cell office:value-type="string" table:style-name="ce1">
            <text:p>Individual Placement Support (IPS) Support Contract</text:p>
          </table:table-cell>
          <table:table-cell office:value-type="string" table:style-name="ce1">
            <text:p>Social Finance Limited</text:p>
          </table:table-cell>
          <table:table-cell office:value-type="string" table:style-name="ce1">
            <text:p>Quarterly formal feedback (e.g. surveys) from support programme users (Providers, commissioners, Employment adviser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DHSC International Freight and Logistics Solutions - D (Warehousing Solutions)</text:p>
          </table:table-cell>
          <table:table-cell office:value-type="string" table:style-name="ce1">
            <text:p>KUEHNE + NAGEL LIMITED</text:p>
          </table:table-cell>
          <table:table-cell office:value-type="string" table:style-name="ce1">
            <text:p>Stock loss - accuracy of stock at month end (SKU/Lot) compared to the net stock adjustments for the month</text:p>
          </table:table-cell>
          <table:table-cell office:value-type="string" table:style-name="ce1">
            <text:p>9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GP IT Futures (GPITF)</text:p>
          </table:table-cell>
          <table:table-cell office:value-type="string" table:style-name="ce1">
            <text:p>TPP</text:p>
          </table:table-cell>
          <table:table-cell office:value-type="string" table:style-name="ce1">
            <text:p>Percentage of all Service Desk calls answered in &lt;180s</text:p>
          </table:table-cell>
          <table:table-cell office:value-type="string" table:style-name="ce1">
            <text:p>&gt;=97.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Care Quality Commission</text:p>
          </table:table-cell>
          <table:table-cell office:value-type="string" table:style-name="ce1">
            <text:p>Security Operations Centre</text:p>
          </table:table-cell>
          <table:table-cell office:value-type="string" table:style-name="ce1">
            <text:p>Cap Gemini</text:p>
          </table:table-cell>
          <table:table-cell office:value-type="string" table:style-name="ce1">
            <text:p>Incident Notification - The number of Priority 1 Incidents that are Notified to the Customer within 30 minut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Care Quality Commission</text:p>
          </table:table-cell>
          <table:table-cell office:value-type="string" table:style-name="ce1">
            <text:p>Experts by Experience - helping CQC to hear experiences of care from people who use services to assist in judgements about quality and safety</text:p>
          </table:table-cell>
          <table:table-cell office:value-type="string" table:style-name="ce1">
            <text:p>Choice Support</text:p>
          </table:table-cell>
          <table:table-cell office:value-type="string" table:style-name="ce1">
            <text:p>Urgent events: Provide ExE for all Events requested 2 working days or more in advance of the first day of the Event</text:p>
          </table:table-cell>
          <table:table-cell office:value-type="string" table:style-name="ce1">
            <text:p>8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Clinical advice regarding applications for early access to pensions benefits</text:p>
          </table:table-cell>
          <table:table-cell office:value-type="string" table:style-name="ce1">
            <text:p>Medigold Health Consultancy Limited</text:p>
          </table:table-cell>
          <table:table-cell office:value-type="string" table:style-name="ce1">
            <text:p>KPI2 Early Payment of Deferred Benefit</text:p>
          </table:table-cell>
          <table:table-cell office:value-type="string" table:style-name="ce1">
            <text:p>100%</text:p>
          </table:table-cell>
          <table:table-cell office:value-type="string" table:style-name="ce1">
            <text:p>Inadequate</text:p>
          </table:table-cell>
          <table:table-cell office:value-type="string" table:style-name="ce1">
            <text:p>Service improvement plan submitted in October 2022 - as of December 2022 KPI2 was back to 100%</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Care Quality Commission</text:p>
          </table:table-cell>
          <table:table-cell office:value-type="string" table:style-name="ce1">
            <text:p>Security Operations Centre</text:p>
          </table:table-cell>
          <table:table-cell office:value-type="string" table:style-name="ce1">
            <text:p>Cap Gemini</text:p>
          </table:table-cell>
          <table:table-cell office:value-type="string" table:style-name="ce1">
            <text:p>Incident Notification - The number of Priority 2 Incidents that are Notified to the Customer within 1 hour.</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DHSC Facilities Management</text:p>
          </table:table-cell>
          <table:table-cell office:value-type="string" table:style-name="ce1">
            <text:p>EMCOR Group UK (plc)</text:p>
          </table:table-cell>
          <table:table-cell office:value-type="string" table:style-name="ce1">
            <text:p>Security Services - Provide a CCTV Monitoring Service in accordance with the contract (and SLR requirements if applicabl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DHSC: OHID - PHE Corporate Communications Contact Centre Services</text:p>
          </table:table-cell>
          <table:table-cell office:value-type="string" table:style-name="ce1">
            <text:p>SERCO LIMITED</text:p>
          </table:table-cell>
          <table:table-cell office:value-type="string" table:style-name="ce1">
            <text:p>100% Emails cleared within 48 hr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DHSC International Freight and Logistics Solutions - D (Warehousing Solutions)</text:p>
          </table:table-cell>
          <table:table-cell office:value-type="string" table:style-name="ce1">
            <text:p>KUEHNE + NAGEL LIMITED</text:p>
          </table:table-cell>
          <table:table-cell office:value-type="string" table:style-name="ce1">
            <text:p>Collection performance ex works - pre-booked collection failures on the day, where the vendor factory has reported a non-collection</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Healthy Start Vitamins - Children's</text:p>
          </table:table-cell>
          <table:table-cell office:value-type="string" table:style-name="ce1">
            <text:p>Cuttlefish</text:p>
          </table:table-cell>
          <table:table-cell office:value-type="string" table:style-name="ce1">
            <text:p>Product Quality measured by provision of testing reports</text:p>
          </table:table-cell>
          <table:table-cell office:value-type="string" table:style-name="ce1">
            <text:p>100.00%</text:p>
          </table:table-cell>
          <table:table-cell office:value-type="string" table:style-name="ce1">
            <text:p>Good</text:p>
          </table:table-cell>
          <table:table-cell office:value-type="string" table:style-name="ce1">
            <text:p>No comments. All seems good.</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Network Services Telephony</text:p>
          </table:table-cell>
          <table:table-cell office:value-type="string" table:style-name="ce1">
            <text:p>Nasstar</text:p>
          </table:table-cell>
          <table:table-cell office:value-type="string" table:style-name="ce1">
            <text:p>Service Availability of Network Services</text:p>
          </table:table-cell>
          <table:table-cell office:value-type="string" table:style-name="ce1">
            <text:p>0.99</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CP3/4 COTS2</text:p>
          </table:table-cell>
          <table:table-cell office:value-type="string" table:style-name="ce1">
            <text:p>Insight</text:p>
          </table:table-cell>
          <table:table-cell office:value-type="string" table:style-name="ce1">
            <text:p>Timely and accurate delivery and/or replacement of all goods, equipment and software, in each case in line with the timescales.</text:p>
          </table:table-cell>
          <table:table-cell office:value-type="string" table:style-name="ce1">
            <text:p>&gt;=99.98%</text:p>
          </table:table-cell>
          <table:table-cell office:value-type="string" table:style-name="ce1">
            <text:p>Inadequate</text:p>
          </table:table-cell>
          <table:table-cell office:value-type="string" table:style-name="ce1">
            <text:p>Due to the semiconductor shortage and various supply chain issues there have been delays to 3 PODDNs over this quarter. It has been agreed that this KPI remains relaxed due to global supply chain issues.</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D365 Service Support, Maintenance and Application Development</text:p>
          </table:table-cell>
          <table:table-cell office:value-type="string" table:style-name="ce1">
            <text:p>Hitachi Solutions Europe LTD</text:p>
          </table:table-cell>
          <table:table-cell office:value-type="string" table:style-name="ce1">
            <text:p>P3 - Incident Response within 4 hours</text:p>
          </table:table-cell>
          <table:table-cell office:value-type="string" table:style-name="ce1">
            <text:p>&gt;90% of cases responsed to within 4 hou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Digital Capability</text:p>
          </table:table-cell>
          <table:table-cell office:value-type="string" table:style-name="ce1">
            <text:p>Mastek UK Ltd</text:p>
          </table:table-cell>
          <table:table-cell office:value-type="string" table:style-name="ce1">
            <text:p>KPI 4 - Sourcing &amp; placing individuals/team within 20 working days</text:p>
          </table:table-cell>
          <table:table-cell office:value-type="string" table:style-name="ce1">
            <text:p>90%</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Nursery Milk Reimbursement</text:p>
          </table:table-cell>
          <table:table-cell office:value-type="string" table:style-name="ce1">
            <text:p>Wider Plan Limited</text:p>
          </table:table-cell>
          <table:table-cell office:value-type="string" table:style-name="ce1">
            <text:p>(Social Value) -Number of work experience days offered to people in minority groups, reported per quarter.</text:p>
          </table:table-cell>
          <table:table-cell office:value-type="string" table:style-name="ce1">
            <text:p>3</text:p>
          </table:table-cell>
          <table:table-cell office:value-type="string" table:style-name="ce1">
            <text:p>Good</text:p>
          </table:table-cell>
          <table:table-cell office:value-type="string" table:style-name="ce1">
            <text:p>Excellent KPI performance for the quarter.</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GP IT Futures (GPITF)</text:p>
          </table:table-cell>
          <table:table-cell office:value-type="string" table:style-name="ce1">
            <text:p>TPP</text:p>
          </table:table-cell>
          <table:table-cell office:value-type="string" table:style-name="ce1">
            <text:p>Overall Service Availability Percentage 24/7/365 minus any agreed down time for scheduled maintenance as required.</text:p>
          </table:table-cell>
          <table:table-cell office:value-type="string" table:style-name="ce1">
            <text:p>&gt;=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National Institute for Health Research Support Services: The NIHR Dissemination Centre; and, The NIHR Co-ordination Centre for Patient and Public Involvement, Participation and Engagement in Research</text:p>
          </table:table-cell>
          <table:table-cell office:value-type="string" table:style-name="ce1">
            <text:p>LGC Ltd</text:p>
          </table:table-cell>
          <table:table-cell office:value-type="string" table:style-name="ce1">
            <text:p>Delivery of Thematic Summaries - overview of research topics or themes that have been highlighted as being of interest by members of the community: 3 per quarter</text:p>
          </table:table-cell>
          <table:table-cell office:value-type="string" table:style-name="ce1">
            <text:p>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Enterprise wide Work Management Solution</text:p>
          </table:table-cell>
          <table:table-cell office:value-type="string" table:style-name="ce1">
            <text:p>Verint Systems UK Limited</text:p>
          </table:table-cell>
          <table:table-cell office:value-type="string" table:style-name="ce1">
            <text:p>Uptime Percentage: Work Manager - Pensions</text:p>
          </table:table-cell>
          <table:table-cell office:value-type="string" table:style-name="ce1">
            <text:p>99.5% or above</text:p>
          </table:table-cell>
          <table:table-cell office:value-type="string" table:style-name="ce1">
            <text:p>Good</text:p>
          </table:table-cell>
          <table:table-cell office:value-type="string" table:style-name="ce1">
            <text:p>None</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CP3/4 COTS3</text:p>
          </table:table-cell>
          <table:table-cell office:value-type="string" table:style-name="ce1">
            <text:p>Insight</text:p>
          </table:table-cell>
          <table:table-cell office:value-type="string" table:style-name="ce1">
            <text:p>Quotations to be provided within a timely period.</text:p>
          </table:table-cell>
          <table:table-cell office:value-type="string" table:style-name="ce1">
            <text:p>&gt;=99.98%</text:p>
          </table:table-cell>
          <table:table-cell office:value-type="string" table:style-name="ce1">
            <text:p>Good</text:p>
          </table:table-cell>
          <table:table-cell office:value-type="string" table:style-name="ce1">
            <text:p>Good performance over the quarter.</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Food Standards Agency</text:p>
          </table:table-cell>
          <table:table-cell office:value-type="string" table:style-name="ce1">
            <text:p>FS101227 - Lot 1 to 6 FSA Delivered Official Controls in England and Wales</text:p>
          </table:table-cell>
          <table:table-cell office:value-type="string" table:style-name="ce1">
            <text:p>Eville &amp; Jones (GB) Ltd</text:p>
          </table:table-cell>
          <table:table-cell office:value-type="string" table:style-name="ce1">
            <text:p>Assessment of supplier management systems to deliver required level of service such as current and accurate system to match staff competency vs plant complexity and effective information cascade process. <text:s/>This is an assessment of supplier corporate management activity at a local level (BA3)</text:p>
          </table:table-cell>
          <table:table-cell office:value-type="string" table:style-name="ce1">
            <text:p>99%</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Nursery Milk Reimbursement</text:p>
          </table:table-cell>
          <table:table-cell office:value-type="string" table:style-name="ce1">
            <text:p>Wider Plan Limited</text:p>
          </table:table-cell>
          <table:table-cell office:value-type="string" table:style-name="ce1">
            <text:p>100% of validated claims to be issued to BACS for payment one working day, within the reporting Service Period</text:p>
          </table:table-cell>
          <table:table-cell office:value-type="string" table:style-name="ce1">
            <text:p>100%</text:p>
          </table:table-cell>
          <table:table-cell office:value-type="string" table:style-name="ce1">
            <text:p>Good</text:p>
          </table:table-cell>
          <table:table-cell office:value-type="string" table:style-name="ce1">
            <text:p>Excellent KPI performance for the quarter.</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Enterprise wide Work Management Solution</text:p>
          </table:table-cell>
          <table:table-cell office:value-type="string" table:style-name="ce1">
            <text:p>Verint Systems UK Limited</text:p>
          </table:table-cell>
          <table:table-cell office:value-type="string" table:style-name="ce1">
            <text:p>Uptime Percentage: Work Manager - Other</text:p>
          </table:table-cell>
          <table:table-cell office:value-type="string" table:style-name="ce1">
            <text:p>99.5% or above</text:p>
          </table:table-cell>
          <table:table-cell office:value-type="string" table:style-name="ce1">
            <text:p>Good</text:p>
          </table:table-cell>
          <table:table-cell office:value-type="string" table:style-name="ce1">
            <text:p>None</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DHSC International Freight and Logistics Solutions - B (Sea Freight)</text:p>
          </table:table-cell>
          <table:table-cell office:value-type="string" table:style-name="ce1">
            <text:p>CEVA FREIGHT (UK) LIMITED</text:p>
          </table:table-cell>
          <table:table-cell office:value-type="string" table:style-name="ce1">
            <text:p>UK Customs clearance performance - shipments having cleared customs within 12 hours of arrival</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National Institute for Health Research Support Services: The NIHR Dissemination Centre; and, The NIHR Co-ordination Centre for Patient and Public Involvement, Participation and Engagement in Research</text:p>
          </table:table-cell>
          <table:table-cell office:value-type="string" table:style-name="ce1">
            <text:p>LGC Ltd</text:p>
          </table:table-cell>
          <table:table-cell office:value-type="string" table:style-name="ce1">
            <text:p>Public Partnerships: Stakeholder engagement events (3 per quarter)</text:p>
          </table:table-cell>
          <table:table-cell office:value-type="string" table:style-name="ce1">
            <text:p>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Contract for the Provison of Sea Freight Management Services</text:p>
          </table:table-cell>
          <table:table-cell office:value-type="string" table:style-name="ce1">
            <text:p>CEVA FREIGHT (UK) LIMITED</text:p>
          </table:table-cell>
          <table:table-cell office:value-type="string" table:style-name="ce1">
            <text:p>Delivery performance - delivery of goods on the day to the agreed booking slot</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England</text:p>
          </table:table-cell>
          <table:table-cell office:value-type="string" table:style-name="ce1">
            <text:p>Provision of Subject Matter Experts for Procurement <text:s/>Services for NECS CSU</text:p>
          </table:table-cell>
          <table:table-cell office:value-type="string" table:style-name="ce1">
            <text:p>Hygeian Consulting Ltd</text:p>
          </table:table-cell>
          <table:table-cell office:value-type="string" table:style-name="ce1">
            <text:p>VFM - Benefits Realisation</text:p>
          </table:table-cell>
          <table:table-cell office:value-type="string" table:style-name="ce1">
            <text:p>Benefits delivered as agreed in proposal</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Fast-Track Mental Health Social Work Graduate Programme</text:p>
          </table:table-cell>
          <table:table-cell office:value-type="string" table:style-name="ce1">
            <text:p>Think Ahead</text:p>
          </table:table-cell>
          <table:table-cell office:value-type="string" table:style-name="ce1">
            <text:p>TA participants to have regular contact with Practice Specialists <text:s/>made up of a variety of interactions i.e group case consultation meetings and individual placement learning agreement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Postal Services</text:p>
          </table:table-cell>
          <table:table-cell office:value-type="string" table:style-name="ce1">
            <text:p>Royal Mail Group Ltd</text:p>
          </table:table-cell>
          <table:table-cell office:value-type="string" table:style-name="ce1">
            <text:p>On time Mailing collection</text:p>
          </table:table-cell>
          <table:table-cell office:value-type="string" table:style-name="ce1">
            <text:p>1</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NHS Business Services Authority</text:p>
          </table:table-cell>
          <table:table-cell office:value-type="string" table:style-name="ce1">
            <text:p>Debt Recovery</text:p>
          </table:table-cell>
          <table:table-cell office:value-type="string" table:style-name="ce1">
            <text:p>Indesser</text:p>
          </table:table-cell>
          <table:table-cell office:value-type="string" table:style-name="ce1">
            <text:p>Collections Service Line - The Supplier will provide Process Integrity metrics across all qualifying accounts monthly</text:p>
          </table:table-cell>
          <table:table-cell office:value-type="string" table:style-name="ce1">
            <text:p>Zero Failures</text:p>
          </table:table-cell>
          <table:table-cell office:value-type="string" table:style-name="ce1">
            <text:p>Good</text:p>
          </table:table-cell>
          <table:table-cell office:value-type="string" table:style-name="ce1">
            <text:p>No Comments</text:p>
          </table:table-cell>
          <table:table-cell table:number-columns-repeated="16375"/>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THE NIHR EVALUATIONS, TRIALS &amp; STUDIES COORDINATING CENTRE (NETSCC)</text:p>
          </table:table-cell>
          <table:table-cell office:value-type="string" table:style-name="ce1">
            <text:p>UNIVERSITY OF SOUTHAMPTON</text:p>
          </table:table-cell>
          <table:table-cell office:value-type="string" table:style-name="ce1">
            <text:p>Process audit results - hard or electronic signed contracts. (Inspection of live contracts and associated variations based on DHSC-provided sample, and implementation of actions following audit).</text:p>
          </table:table-cell>
          <table:table-cell office:value-type="string" table:style-name="ce1">
            <text:p>a) Live contracts and associated variations made available for inspection within agreed timescales. (Q1 and Q3 only)</text:p>
            <text:p>b) Time taken to carry out recommended actions from audit &lt; 2 months (Q2 and Q4 onl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HSC</text:p>
          </table:table-cell>
          <table:table-cell office:value-type="string" table:style-name="ce1">
            <text:p>DHSC</text:p>
          </table:table-cell>
          <table:table-cell office:value-type="string" table:style-name="ce1">
            <text:p>To be confirmed</text:p>
          </table:table-cell>
          <table:table-cell office:value-type="string" table:style-name="ce1">
            <text:p>Think ahead</text:p>
          </table:table-cell>
          <table:table-cell office:value-type="string" table:style-name="ce1">
            <text:p>Think Ahead to maintain and provide financial reporting within three weeks of quarter end i.e January, April, July and October for the whole of the contractual period.</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IT</text:p>
          </table:table-cell>
          <table:table-cell office:value-type="string" table:style-name="ce1">
            <text:p>DIT</text:p>
          </table:table-cell>
          <table:table-cell office:value-type="string" table:style-name="ce1">
            <text:p>ESIF Internationalisation Fund Administration</text:p>
          </table:table-cell>
          <table:table-cell office:value-type="string" table:style-name="ce1">
            <text:p>Capita Business Service Ltd</text:p>
          </table:table-cell>
          <table:table-cell office:value-type="string" table:style-name="ce1">
            <text:p>Timely issuing of offer letters within 2 working days of grant award approval</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IT</text:p>
          </table:table-cell>
          <table:table-cell office:value-type="string" table:style-name="ce1">
            <text:p>DIT</text:p>
          </table:table-cell>
          <table:table-cell office:value-type="string" table:style-name="ce1">
            <text:p>Provision of Temporary Workers and Associated Services</text:p>
          </table:table-cell>
          <table:table-cell office:value-type="string" table:style-name="ce1">
            <text:p>Hays</text:p>
          </table:table-cell>
          <table:table-cell office:value-type="string" table:style-name="ce1">
            <text:p>Recruitment Process Specialists: The Provider shall identify at least two suitable candidates per Specialist temporary role and submit their CVs to the hiring manager within 15 Working Days of the briefing call with the hiring manager. The suitability of the candidates shall be determined by the Contracting Authority (acting reasonably), having regard to the criteria specified in the assignment details.</text:p>
          </table:table-cell>
          <table:table-cell office:value-type="string" table:style-name="ce1">
            <text:p>0-4 occurrenc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IT</text:p>
          </table:table-cell>
          <table:table-cell office:value-type="string" table:style-name="ce1">
            <text:p>DIT</text:p>
          </table:table-cell>
          <table:table-cell office:value-type="string" table:style-name="ce1">
            <text:p>Provision of Temporary Workers and Associated Services</text:p>
          </table:table-cell>
          <table:table-cell office:value-type="string" table:style-name="ce1">
            <text:p>Hays</text:p>
          </table:table-cell>
          <table:table-cell office:value-type="string" table:style-name="ce1">
            <text:p>Customer Service<text:tab/> -The Provider and/or sub contractors shall maintain a high-quality service throughout the Term, minimising the number of complaints received from end users regarding the quality of service provided. This will be measured using number of complaints received noting that the Contracting Authority will have final say on upholding any complaint raised.</text:p>
          </table:table-cell>
          <table:table-cell office:value-type="string" table:style-name="ce1">
            <text:p>0-5 complain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IT</text:p>
          </table:table-cell>
          <table:table-cell office:value-type="string" table:style-name="ce1">
            <text:p>DIT</text:p>
          </table:table-cell>
          <table:table-cell office:value-type="string" table:style-name="ce1">
            <text:p>Legal services in relation to CPTPP, Canada and Mexico trade negotiations<text:s/></text:p>
          </table:table-cell>
          <table:table-cell office:value-type="string" table:style-name="ce1">
            <text:p>TLT LLP</text:p>
          </table:table-cell>
          <table:table-cell office:value-type="string" table:style-name="ce1">
            <text:p>Variance in cost estimates and actual costs submitted lower than 10%.</text:p>
          </table:table-cell>
          <table:table-cell office:value-type="string" table:style-name="ce1">
            <text:p>100%</text:p>
          </table:table-cell>
          <table:table-cell office:value-type="string" table:style-name="ce1">
            <text:p>Inadequate</text:p>
          </table:table-cell>
          <table:table-cell office:value-type="string" table:style-name="ce1">
            <text:p>The supplier has not hit this contractual KPI as they have come in under their cost estimates, DBT are requesting a rectification plan from TLT<text:s/></text:p>
          </table:table-cell>
          <table:table-cell table:number-columns-repeated="16375"/>
        </table:table-row>
        <table:table-row table:style-name="ro1">
          <table:table-cell office:value-type="string" table:style-name="ce1">
            <text:p>FY22-23 Q3 Oct-Nov-Dec</text:p>
          </table:table-cell>
          <table:table-cell office:value-type="string" table:style-name="ce1">
            <text:p>DIT</text:p>
          </table:table-cell>
          <table:table-cell office:value-type="string" table:style-name="ce1">
            <text:p>DIT</text:p>
          </table:table-cell>
          <table:table-cell office:value-type="string" table:style-name="ce1">
            <text:p>Travel Service</text:p>
          </table:table-cell>
          <table:table-cell office:value-type="string" table:style-name="ce1">
            <text:p>Clarity Travel Limited</text:p>
          </table:table-cell>
          <table:table-cell office:value-type="string" table:style-name="ce1">
            <text:p>Telephone answering times; Core hours: 95% of user calls answered within 180 seconds by a person. Non-core hours: 90% of user calls answered.</text:p>
          </table:table-cell>
          <table:table-cell office:value-type="string" table:style-name="ce1">
            <text:p>&gt;95%</text:p>
          </table:table-cell>
          <table:table-cell office:value-type="string" table:style-name="ce1">
            <text:p>Inadequate</text:p>
          </table:table-cell>
          <table:table-cell office:value-type="string" table:style-name="ce1">
            <text:p>Performance for this KPI continued to be impacted by priority reallocation of resource to support the Queen's funeral, and the industry in general continues to experience the impact of covid, related to recruitment in the sector.  Whilst the rating given fall under 'Requires Improvement' we feel that this isn't necessarily a fair reflection of the situation. The supplier engaged with us on these resource issues in advance, so this drop in performance was expected.  We have worked with the supplier and have seen performance levels increase in subsequent quarters, and are hopeful that this improvement will be reflected in the next KPI publication.<text:s/></text:p>
          </table:table-cell>
          <table:table-cell table:number-columns-repeated="16375"/>
        </table:table-row>
        <table:table-row table:style-name="ro1">
          <table:table-cell office:value-type="string" table:style-name="ce1">
            <text:p>FY22-23 Q3 Oct-Nov-Dec</text:p>
          </table:table-cell>
          <table:table-cell office:value-type="string" table:style-name="ce1">
            <text:p>DIT</text:p>
          </table:table-cell>
          <table:table-cell office:value-type="string" table:style-name="ce1">
            <text:p>DIT</text:p>
          </table:table-cell>
          <table:table-cell office:value-type="string" table:style-name="ce1">
            <text:p>ESIF Internationalisation Fund Administration</text:p>
          </table:table-cell>
          <table:table-cell office:value-type="string" table:style-name="ce1">
            <text:p>Capita Business Service Ltd</text:p>
          </table:table-cell>
          <table:table-cell office:value-type="string" table:style-name="ce1">
            <text:p>Timely processing of SME Applications - following receipt of a completed application confirmation of decision to be received within 3 working day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IT</text:p>
          </table:table-cell>
          <table:table-cell office:value-type="string" table:style-name="ce1">
            <text:p>DIT</text:p>
          </table:table-cell>
          <table:table-cell office:value-type="string" table:style-name="ce1">
            <text:p>DIT Marketing: Strategic &amp; Specialist Services</text:p>
          </table:table-cell>
          <table:table-cell office:value-type="string" table:style-name="ce1">
            <text:p>M&amp;C Saatchi (UK) Ltd</text:p>
          </table:table-cell>
          <table:table-cell office:value-type="string" table:style-name="ce1">
            <text:p>% of projects delivered to agreed final budgets and agreed final schedule</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IT</text:p>
          </table:table-cell>
          <table:table-cell office:value-type="string" table:style-name="ce1">
            <text:p>DIT</text:p>
          </table:table-cell>
          <table:table-cell office:value-type="string" table:style-name="ce1">
            <text:p>DIT Marketing: Strategic &amp; Specialist Services</text:p>
          </table:table-cell>
          <table:table-cell office:value-type="string" table:style-name="ce1">
            <text:p>M&amp;C Saatchi (UK) Ltd</text:p>
          </table:table-cell>
          <table:table-cell office:value-type="string" table:style-name="ce1">
            <text:p>Payment to Subcontractors of any undisputed invoices within 30 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IT</text:p>
          </table:table-cell>
          <table:table-cell office:value-type="string" table:style-name="ce1">
            <text:p>DIT</text:p>
          </table:table-cell>
          <table:table-cell office:value-type="string" table:style-name="ce1">
            <text:p>Core Events (Lots 2-7) - Event Management Services</text:p>
          </table:table-cell>
          <table:table-cell office:value-type="string" table:style-name="ce1">
            <text:p>Bray Leino</text:p>
          </table:table-cell>
          <table:table-cell office:value-type="string" table:style-name="ce1">
            <text:p>Stakeholder Event Quality Rating encompassing 3 measures – meeting project milestones, all documentation complete within timeframe, fit for purpose design of in-event DIT stand.</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IT</text:p>
          </table:table-cell>
          <table:table-cell table:style-name="ce1"/>
          <table:table-cell office:value-type="string" table:style-name="ce1">
            <text:p>Specialist Live Events</text:p>
          </table:table-cell>
          <table:table-cell office:value-type="string" table:style-name="ce1">
            <text:p>Bray Leino</text:p>
          </table:table-cell>
          <table:table-cell office:value-type="string" table:style-name="ce1">
            <text:p>Stakeholder Event Quality Rating encompassing 3 measures – meeting project milestones, all documentation complete within timeframe, fit for purpose design of in-event DIT stand.</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IT</text:p>
          </table:table-cell>
          <table:table-cell office:value-type="string" table:style-name="ce1">
            <text:p>DIT</text:p>
          </table:table-cell>
          <table:table-cell office:value-type="string" table:style-name="ce1">
            <text:p>Specialist Live Events</text:p>
          </table:table-cell>
          <table:table-cell office:value-type="string" table:style-name="ce1">
            <text:p>Bray Leino</text:p>
          </table:table-cell>
          <table:table-cell office:value-type="string" table:style-name="ce1">
            <text:p>Events delivered within 5% of agreed final event charge</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IT</text:p>
          </table:table-cell>
          <table:table-cell office:value-type="string" table:style-name="ce1">
            <text:p>DIT</text:p>
          </table:table-cell>
          <table:table-cell office:value-type="string" table:style-name="ce1">
            <text:p>Enhanced international support service North America</text:p>
          </table:table-cell>
          <table:table-cell office:value-type="string" table:style-name="ce1">
            <text:p>OCO Global</text:p>
          </table:table-cell>
          <table:table-cell office:value-type="string" table:style-name="ce1">
            <text:p>Follow up on the in-market service - % of clients that received a follow up from EISS adviser within 2 months after ORN introduction</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IT</text:p>
          </table:table-cell>
          <table:table-cell office:value-type="string" table:style-name="ce1">
            <text:p>DIT</text:p>
          </table:table-cell>
          <table:table-cell office:value-type="string" table:style-name="ce1">
            <text:p>Media Buying DIT 2022-2025</text:p>
          </table:table-cell>
          <table:table-cell office:value-type="string" table:style-name="ce1">
            <text:p>Manning Gottlieb OMD</text:p>
          </table:table-cell>
          <table:table-cell office:value-type="string" table:style-name="ce1">
            <text:p>Post Campaign Analysis - Provision of all post-campaign analysis requirements for the relevant campaign type, with reference to the contract.<text:s/></text:p>
          </table:table-cell>
          <table:table-cell office:value-type="string" table:style-name="ce1">
            <text:p>=&gt;85%</text:p>
          </table:table-cell>
          <table:table-cell office:value-type="string" table:style-name="ce1">
            <text:p>Good</text:p>
          </table:table-cell>
          <table:table-cell office:value-type="string" table:style-name="ce1">
            <text:p>Campaign PCA's have been agreed for end of year, scored high due to proactiveness of the team to get this booked in with us.<text:s text:c="2"/></text:p>
          </table:table-cell>
          <table:table-cell table:number-columns-repeated="16375"/>
        </table:table-row>
        <table:table-row table:style-name="ro1">
          <table:table-cell office:value-type="string" table:style-name="ce1">
            <text:p>FY22-23 Q3 Oct-Nov-Dec</text:p>
          </table:table-cell>
          <table:table-cell office:value-type="string" table:style-name="ce1">
            <text:p>DIT</text:p>
          </table:table-cell>
          <table:table-cell office:value-type="string" table:style-name="ce1">
            <text:p>DIT</text:p>
          </table:table-cell>
          <table:table-cell office:value-type="string" table:style-name="ce1">
            <text:p>Media Buying DIT 2022-2025</text:p>
          </table:table-cell>
          <table:table-cell office:value-type="string" table:style-name="ce1">
            <text:p>Manning Gottlieb OMD</text:p>
          </table:table-cell>
          <table:table-cell office:value-type="string" table:style-name="ce1">
            <text:p>Social Responsibility - The Agency must promote diversity, inclusion &amp; social mobility in attraction and recruitment</text:p>
          </table:table-cell>
          <table:table-cell office:value-type="string" table:style-name="ce1">
            <text:p>=&gt;85%</text:p>
          </table:table-cell>
          <table:table-cell office:value-type="string" table:style-name="ce1">
            <text:p>Good</text:p>
          </table:table-cell>
          <table:table-cell office:value-type="string" table:style-name="ce1">
            <text:p>Over achieving on this KPI.<text:s/></text:p>
          </table:table-cell>
          <table:table-cell table:number-columns-repeated="16375"/>
        </table:table-row>
        <table:table-row table:style-name="ro1">
          <table:table-cell office:value-type="string" table:style-name="ce1">
            <text:p>FY22-23 Q3 Oct-Nov-Dec</text:p>
          </table:table-cell>
          <table:table-cell office:value-type="string" table:style-name="ce1">
            <text:p>DIT</text:p>
          </table:table-cell>
          <table:table-cell office:value-type="string" table:style-name="ce1">
            <text:p>DIT</text:p>
          </table:table-cell>
          <table:table-cell office:value-type="string" table:style-name="ce1">
            <text:p>Core Events (Lots 2-7) - Event Management Services</text:p>
          </table:table-cell>
          <table:table-cell office:value-type="string" table:style-name="ce1">
            <text:p>Bray Leino</text:p>
          </table:table-cell>
          <table:table-cell office:value-type="string" table:style-name="ce1">
            <text:p>Events delivered within 5% of agreed final event charge</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IT</text:p>
          </table:table-cell>
          <table:table-cell office:value-type="string" table:style-name="ce1">
            <text:p>DIT</text:p>
          </table:table-cell>
          <table:table-cell office:value-type="string" table:style-name="ce1">
            <text:p>Provision of Temporary Workers and Associated Services</text:p>
          </table:table-cell>
          <table:table-cell office:value-type="string" table:style-name="ce1">
            <text:p>Hays</text:p>
          </table:table-cell>
          <table:table-cell office:value-type="string" table:style-name="ce1">
            <text:p>Recruitment process Generalist: The Provider shall identify at least two suitable candidates per Generalist temporary role and submit their CVs to the hiring manager within 5 Working Days of the briefing call with the hiring manager. The suitability of the candidates shall be determined by the Contracting Authority (acting reasonably), having regard to the criteria specified in the assignment details.</text:p>
          </table:table-cell>
          <table:table-cell office:value-type="string" table:style-name="ce1">
            <text:p>0-5 occurrenc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IT</text:p>
          </table:table-cell>
          <table:table-cell office:value-type="string" table:style-name="ce1">
            <text:p>DIT</text:p>
          </table:table-cell>
          <table:table-cell office:value-type="string" table:style-name="ce1">
            <text:p>Core Events (Lots 2-7) - Event Management Services</text:p>
          </table:table-cell>
          <table:table-cell office:value-type="string" table:style-name="ce1">
            <text:p>Bray Leino</text:p>
          </table:table-cell>
          <table:table-cell office:value-type="string" table:style-name="ce1">
            <text:p>Clear and accurate linking of monthly and quarterly invoices and associated report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IT</text:p>
          </table:table-cell>
          <table:table-cell office:value-type="string" table:style-name="ce1">
            <text:p>DIT</text:p>
          </table:table-cell>
          <table:table-cell office:value-type="string" table:style-name="ce1">
            <text:p>Legal services in relation to CPTPP, Canada and Mexico trade negotiations<text:s/></text:p>
          </table:table-cell>
          <table:table-cell office:value-type="string" table:style-name="ce1">
            <text:p>TLT LLP</text:p>
          </table:table-cell>
          <table:table-cell office:value-type="string" table:style-name="ce1">
            <text:p>Delivery and Support: 100% of legal advice received within agreed timescal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IT</text:p>
          </table:table-cell>
          <table:table-cell office:value-type="string" table:style-name="ce1">
            <text:p>DIT</text:p>
          </table:table-cell>
          <table:table-cell office:value-type="string" table:style-name="ce1">
            <text:p>Enhanced international support service China</text:p>
          </table:table-cell>
          <table:table-cell office:value-type="string" table:style-name="ce1">
            <text:p>Grant Thornton</text:p>
          </table:table-cell>
          <table:table-cell office:value-type="string" table:style-name="ce1">
            <text:p>The Supplier shall make reasonable endeavours to support the Buyer in the resolution of complaints within 20 days of the Supplier being made aware of the complain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IT</text:p>
          </table:table-cell>
          <table:table-cell office:value-type="string" table:style-name="ce1">
            <text:p>DIT</text:p>
          </table:table-cell>
          <table:table-cell office:value-type="string" table:style-name="ce1">
            <text:p>Export Support Service (ESS) Contact Centre</text:p>
          </table:table-cell>
          <table:table-cell office:value-type="string" table:style-name="ce1">
            <text:p>HGS UK</text:p>
          </table:table-cell>
          <table:table-cell office:value-type="string" table:style-name="ce1">
            <text:p>The percentage of calls answered by the helpline within 30 seconds (after users selects to speak to an agent).<text:s/></text:p>
          </table:table-cell>
          <table:table-cell office:value-type="string" table:style-name="ce1">
            <text:p/>
            <text:p>=&gt;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IT</text:p>
          </table:table-cell>
          <table:table-cell office:value-type="string" table:style-name="ce1">
            <text:p>DIT</text:p>
          </table:table-cell>
          <table:table-cell office:value-type="string" table:style-name="ce1">
            <text:p>Export Support Service (ESS) Contact Centre</text:p>
          </table:table-cell>
          <table:table-cell office:value-type="string" table:style-name="ce1">
            <text:p>HGS UK</text:p>
          </table:table-cell>
          <table:table-cell office:value-type="string" table:style-name="ce1">
            <text:p>The percentage of customers which responded positively to a customer satisfaction survey following an interaction with the helpline.</text:p>
          </table:table-cell>
          <table:table-cell office:value-type="string" table:style-name="ce1">
            <text:p>&gt;9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IT</text:p>
          </table:table-cell>
          <table:table-cell office:value-type="string" table:style-name="ce1">
            <text:p>DIT</text:p>
          </table:table-cell>
          <table:table-cell office:value-type="string" table:style-name="ce1">
            <text:p>Legal Services in relation to the UK - Gulf Cooperation Council Trade Negotiations</text:p>
          </table:table-cell>
          <table:table-cell office:value-type="string" table:style-name="ce1">
            <text:p>TLT LLP</text:p>
          </table:table-cell>
          <table:table-cell office:value-type="string" table:style-name="ce1">
            <text:p>Delivery and Support: 100% of legal advice received within agreed timescal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IT</text:p>
          </table:table-cell>
          <table:table-cell office:value-type="string" table:style-name="ce1">
            <text:p>DIT</text:p>
          </table:table-cell>
          <table:table-cell office:value-type="string" table:style-name="ce1">
            <text:p>Travel Service</text:p>
          </table:table-cell>
          <table:table-cell office:value-type="string" table:style-name="ce1">
            <text:p>Clarity Travel Limited</text:p>
          </table:table-cell>
          <table:table-cell office:value-type="string" table:style-name="ce1">
            <text:p>Ratio of complaints against bookings made; Number of upheld complaints against the Supplier shall not exceed 0.3% of total bookings made aggregated across all transaction types<text:s/></text:p>
          </table:table-cell>
          <table:table-cell office:value-type="string" table:style-name="ce1">
            <text:p>&gt;0.3%</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IT</text:p>
          </table:table-cell>
          <table:table-cell office:value-type="string" table:style-name="ce1">
            <text:p>DIT</text:p>
          </table:table-cell>
          <table:table-cell office:value-type="string" table:style-name="ce1">
            <text:p>ESIF Internationalisation Fund Administration</text:p>
          </table:table-cell>
          <table:table-cell office:value-type="string" table:style-name="ce1">
            <text:p>Capita Business Service Ltd</text:p>
          </table:table-cell>
          <table:table-cell office:value-type="string" table:style-name="ce1">
            <text:p>Timely processing of SME Claims - Approval or Error notifications sent to SME Applicants within five (5) days</text:p>
          </table:table-cell>
          <table:table-cell office:value-type="string" table:style-name="ce1">
            <text:p>&gt;95%</text:p>
          </table:table-cell>
          <table:table-cell office:value-type="string" table:style-name="ce1">
            <text:p>Inadequate</text:p>
          </table:table-cell>
          <table:table-cell office:value-type="string" table:style-name="ce1">
            <text:p>An issue came to light that a process introduced to manually acknowledge claims received had an unintentional effect of affecting the KPI measurement. This was thouroughly investigated by Capita and the process rectified immediately however it means that historically the KPIs have not been met. December KPI would have been met if historic cases hadn't been included. The appropriate penalties have been calculated and due to be applied and we are satisfied the issue is addressed for future.</text:p>
          </table:table-cell>
          <table:table-cell table:number-columns-repeated="16375"/>
        </table:table-row>
        <table:table-row table:style-name="ro1">
          <table:table-cell office:value-type="string" table:style-name="ce1">
            <text:p>FY22-23 Q3 Oct-Nov-Dec</text:p>
          </table:table-cell>
          <table:table-cell office:value-type="string" table:style-name="ce1">
            <text:p>DIT</text:p>
          </table:table-cell>
          <table:table-cell office:value-type="string" table:style-name="ce1">
            <text:p>DIT</text:p>
          </table:table-cell>
          <table:table-cell office:value-type="string" table:style-name="ce1">
            <text:p>Legal Services in relation to the UK - Gulf Cooperation Council Trade Negotiations</text:p>
          </table:table-cell>
          <table:table-cell office:value-type="string" table:style-name="ce1">
            <text:p>TLT LLP</text:p>
          </table:table-cell>
          <table:table-cell office:value-type="string" table:style-name="ce1">
            <text:p>Variance in cost estimates and actual costs submitted lower than 10%.</text:p>
          </table:table-cell>
          <table:table-cell office:value-type="string" table:style-name="ce1">
            <text:p>100%</text:p>
          </table:table-cell>
          <table:table-cell office:value-type="string" table:style-name="ce1">
            <text:p>Inadequate</text:p>
          </table:table-cell>
          <table:table-cell office:value-type="string" table:style-name="ce1">
            <text:p>The supplier has not hit this contractual KPI as they have come in under their cost estimates, DBT are requesting a rectification plan from TLT<text:s/></text:p>
          </table:table-cell>
          <table:table-cell table:number-columns-repeated="16375"/>
        </table:table-row>
        <table:table-row table:style-name="ro1">
          <table:table-cell office:value-type="string" table:style-name="ce1">
            <text:p>FY22-23 Q3 Oct-Nov-Dec</text:p>
          </table:table-cell>
          <table:table-cell office:value-type="string" table:style-name="ce1">
            <text:p>DIT</text:p>
          </table:table-cell>
          <table:table-cell office:value-type="string" table:style-name="ce1">
            <text:p>DIT</text:p>
          </table:table-cell>
          <table:table-cell office:value-type="string" table:style-name="ce1">
            <text:p>DIT Marketing: Strategic &amp; Specialist Services</text:p>
          </table:table-cell>
          <table:table-cell office:value-type="string" table:style-name="ce1">
            <text:p>M&amp;C Saatchi (UK) Ltd</text:p>
          </table:table-cell>
          <table:table-cell office:value-type="string" table:style-name="ce1">
            <text:p>Brief Response - Full Proposal delivered to the client within 5 working days, unless otherwise agreed by the client</text:p>
          </table:table-cell>
          <table:table-cell office:value-type="string" table:style-name="ce1">
            <text:p>&gt;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IT</text:p>
          </table:table-cell>
          <table:table-cell office:value-type="string" table:style-name="ce1">
            <text:p>DIT</text:p>
          </table:table-cell>
          <table:table-cell office:value-type="string" table:style-name="ce1">
            <text:p>Specialist Live Events</text:p>
          </table:table-cell>
          <table:table-cell office:value-type="string" table:style-name="ce1">
            <text:p>Bray Leino</text:p>
          </table:table-cell>
          <table:table-cell office:value-type="string" table:style-name="ce1">
            <text:p>Recruitment against Target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IT</text:p>
          </table:table-cell>
          <table:table-cell office:value-type="string" table:style-name="ce1">
            <text:p>DIT</text:p>
          </table:table-cell>
          <table:table-cell office:value-type="string" table:style-name="ce1">
            <text:p>Enhanced international support service China</text:p>
          </table:table-cell>
          <table:table-cell office:value-type="string" table:style-name="ce1">
            <text:p>Grant Thornton</text:p>
          </table:table-cell>
          <table:table-cell office:value-type="string" table:style-name="ce1">
            <text:p>Timely engagement with client - % of clients which received the arrangements for a follow-up appointment within five Local Working Days of the referral from Post, provided the Client agreed to the appointment, in order to diagnose market entry issues and offer advic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IT</text:p>
          </table:table-cell>
          <table:table-cell office:value-type="string" table:style-name="ce1">
            <text:p>DIT</text:p>
          </table:table-cell>
          <table:table-cell office:value-type="string" table:style-name="ce1">
            <text:p>Media Buying DIT 2022-2025</text:p>
          </table:table-cell>
          <table:table-cell office:value-type="string" table:style-name="ce1">
            <text:p>Manning Gottlieb OMD</text:p>
          </table:table-cell>
          <table:table-cell office:value-type="string" table:style-name="ce1">
            <text:p>Finance - The Agency must invoice right first time with invoice queries resolved within 7 days first time. The monthly invoice reports must be received within 5 days of end of month.<text:s/></text:p>
          </table:table-cell>
          <table:table-cell office:value-type="string" table:style-name="ce1">
            <text:p>=&gt;85%</text:p>
          </table:table-cell>
          <table:table-cell office:value-type="string" table:style-name="ce1">
            <text:p>Good</text:p>
          </table:table-cell>
          <table:table-cell office:value-type="string" table:style-name="ce1">
            <text:p>For our domestic team: Issue with none of the invoices being sent to UK SBS uncovered. <text:s/>Colleague did an excellent job with a new PO tracker to help manage what has been invoiced and what is expected when to help resolve this for forecasting purposes. For international: not currently aware of any issues with invoicing , however we have recently picked up some discrepancy and we are working on finding out why this is the case.<text:s/></text:p>
          </table:table-cell>
          <table:table-cell table:number-columns-repeated="16375"/>
        </table:table-row>
        <table:table-row table:style-name="ro1">
          <table:table-cell office:value-type="string" table:style-name="ce1">
            <text:p>FY22-23 Q3 Oct-Nov-Dec</text:p>
          </table:table-cell>
          <table:table-cell office:value-type="string" table:style-name="ce1">
            <text:p>DIT</text:p>
          </table:table-cell>
          <table:table-cell office:value-type="string" table:style-name="ce1">
            <text:p>DIT</text:p>
          </table:table-cell>
          <table:table-cell office:value-type="string" table:style-name="ce1">
            <text:p>Provision of Temporary Workers and Associated Services</text:p>
          </table:table-cell>
          <table:table-cell office:value-type="string" table:style-name="ce1">
            <text:p>Hays</text:p>
          </table:table-cell>
          <table:table-cell office:value-type="string" table:style-name="ce1">
            <text:p>One FTE apprenticeship linked to this contract. <text:s/>Measurement through the life of the contract will be based on progress towards 1. Progress toward recruitment and onboarding 2. A development plan put in place and monitored to ensure apprentice has the required support to reach key development milestones 3. Apprentice to achieve qualification towards the end of the contract.</text:p>
          </table:table-cell>
          <table:table-cell office:value-type="string" table:style-name="ce1">
            <text:p>= &gt;95%<text: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IT</text:p>
          </table:table-cell>
          <table:table-cell office:value-type="string" table:style-name="ce1">
            <text:p>DIT</text:p>
          </table:table-cell>
          <table:table-cell office:value-type="string" table:style-name="ce1">
            <text:p>Media Buying DIT 2022-2025</text:p>
          </table:table-cell>
          <table:table-cell office:value-type="string" table:style-name="ce1">
            <text:p>Manning Gottlieb OMD</text:p>
          </table:table-cell>
          <table:table-cell office:value-type="string" table:style-name="ce1">
            <text:p>Campaign Planning - The Agency will work to agreed timelines at beginning of campaign for planning. Working to these timescales.<text:s/></text:p>
          </table:table-cell>
          <table:table-cell office:value-type="string" table:style-name="ce1">
            <text:p>=&gt;85%</text:p>
          </table:table-cell>
          <table:table-cell office:value-type="string" table:style-name="ce1">
            <text:p>Good</text:p>
          </table:table-cell>
          <table:table-cell office:value-type="string" table:style-name="ce1">
            <text:p>For the domestic team: All plans and written rationale fully in line with expectations and met the brief given for Q4. For the international teams: We've been very impressed with RTBs from the team and emailed rationale is always provided. However our colleagues at post have had some issues with planning including not being satisfied with the response provided, lack of detail around campaign planning due to staff leaving and handing over to others who didn't do as detailed of a job as their predecessor also the teams are finding that they're being played back what they sent as suggestions to the agency. Improvements in staffing have been noted in Q4 and we are working with OMB on a plan to use regional knowledge and resource to improve planning.<text:s/></text:p>
          </table:table-cell>
          <table:table-cell table:number-columns-repeated="16375"/>
        </table:table-row>
        <table:table-row table:style-name="ro1">
          <table:table-cell office:value-type="string" table:style-name="ce1">
            <text:p>FY22-23 Q3 Oct-Nov-Dec</text:p>
          </table:table-cell>
          <table:table-cell office:value-type="string" table:style-name="ce1">
            <text:p>DIT</text:p>
          </table:table-cell>
          <table:table-cell office:value-type="string" table:style-name="ce1">
            <text:p>DIT</text:p>
          </table:table-cell>
          <table:table-cell office:value-type="string" table:style-name="ce1">
            <text:p>Enhanced international support service North America</text:p>
          </table:table-cell>
          <table:table-cell office:value-type="string" table:style-name="ce1">
            <text:p>OCO Global</text:p>
          </table:table-cell>
          <table:table-cell office:value-type="string" table:style-name="ce1">
            <text:p>% of Clients introduced to the selected provider(s) from the Overseas Referral Network within five local working days of the request from the client being received<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IT</text:p>
          </table:table-cell>
          <table:table-cell office:value-type="string" table:style-name="ce1">
            <text:p>DIT</text:p>
          </table:table-cell>
          <table:table-cell office:value-type="string" table:style-name="ce1">
            <text:p>Enhanced international support service North America</text:p>
          </table:table-cell>
          <table:table-cell office:value-type="string" table:style-name="ce1">
            <text:p>OCO Global</text:p>
          </table:table-cell>
          <table:table-cell office:value-type="string" table:style-name="ce1">
            <text:p>Timely engagement with client - 1) % of client which received a receipt confirmation of enquiry or referral via email within 2 working days 2) received arrangements for a follow-up appointment within 5 local working 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IT</text:p>
          </table:table-cell>
          <table:table-cell office:value-type="string" table:style-name="ce1">
            <text:p>DIT</text:p>
          </table:table-cell>
          <table:table-cell office:value-type="string" table:style-name="ce1">
            <text:p>Enhanced international support service China</text:p>
          </table:table-cell>
          <table:table-cell office:value-type="string" table:style-name="ce1">
            <text:p>Grant Thornton</text:p>
          </table:table-cell>
          <table:table-cell office:value-type="string" table:style-name="ce1">
            <text:p>% of Clients introduced to the selected provider(s) from the Overseas Referral Network within five local working days of the request from the client being received<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IT</text:p>
          </table:table-cell>
          <table:table-cell office:value-type="string" table:style-name="ce1">
            <text:p>DIT</text:p>
          </table:table-cell>
          <table:table-cell office:value-type="string" table:style-name="ce1">
            <text:p>Travel Service</text:p>
          </table:table-cell>
          <table:table-cell office:value-type="string" table:style-name="ce1">
            <text:p>Clarity Travel Limited</text:p>
          </table:table-cell>
          <table:table-cell office:value-type="string" table:style-name="ce1">
            <text:p>Booking completion time; 100% of online bookings to be completed and confirmed instantly. Exceptions are transactions that don’t have live availability/inventory. 90% of offline phone bookings and email bookings, itineraries to be confirmed to Traveller and/or booked within 2 hours, allowing 4 hours for long haul (6+ hours) and multi sector (4+ sector) itineraries</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IT</text:p>
          </table:table-cell>
          <table:table-cell office:value-type="string" table:style-name="ce1">
            <text:p>DIT</text:p>
          </table:table-cell>
          <table:table-cell office:value-type="string" table:style-name="ce1">
            <text:p>Export Support Service (ESS) Contact Centre</text:p>
          </table:table-cell>
          <table:table-cell office:value-type="string" table:style-name="ce1">
            <text:p>HGS UK</text:p>
          </table:table-cell>
          <table:table-cell office:value-type="string" table:style-name="ce1">
            <text:p>The percentage of calls that are offered which are answered by the helpline on a monthly basi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IT</text:p>
          </table:table-cell>
          <table:table-cell office:value-type="string" table:style-name="ce1">
            <text:p>DIT</text:p>
          </table:table-cell>
          <table:table-cell office:value-type="string" table:style-name="ce1">
            <text:p>Legal services in relation to CPTPP, Canada and Mexico trade negotiations<text:s/></text:p>
          </table:table-cell>
          <table:table-cell office:value-type="string" table:style-name="ce1">
            <text:p>TLT LLP</text:p>
          </table:table-cell>
          <table:table-cell office:value-type="string" table:style-name="ce1">
            <text:p>Quality of Advice: Thoroughness of research, clarity of written work alongside clear and frequent communications methods. <text:s/>A 100% score indicates that the work successfully meets all specifications set out by the team and fulfils the business need within cost cap.<text:s text:c="2"/></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IT</text:p>
          </table:table-cell>
          <table:table-cell office:value-type="string" table:style-name="ce1">
            <text:p>DIT</text:p>
          </table:table-cell>
          <table:table-cell office:value-type="string" table:style-name="ce1">
            <text:p>Legal Services in relation to the UK - Gulf Cooperation Council Trade Negotiations</text:p>
          </table:table-cell>
          <table:table-cell office:value-type="string" table:style-name="ce1">
            <text:p>TLT LLP</text:p>
          </table:table-cell>
          <table:table-cell office:value-type="string" table:style-name="ce1">
            <text:p>Quality of Advice: Thoroughness of research, clarity of written work alongside clear and frequent communications methods. <text:s/>A 100% score indicates that the work successfully meets all specifications set out by the team and fulfils the business need within cost cap.<text:s text:c="2"/></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LUHC</text:p>
          </table:table-cell>
          <table:table-cell office:value-type="string" table:style-name="ce1">
            <text:p>Commercial</text:p>
          </table:table-cell>
          <table:table-cell office:value-type="string" table:style-name="ce1">
            <text:p>Legal Support to MHCLG/DLUHC</text:p>
          </table:table-cell>
          <table:table-cell office:value-type="string" table:style-name="ce1">
            <text:p>MILLS &amp; REEVE LLP</text:p>
          </table:table-cell>
          <table:table-cell office:value-type="string" table:style-name="ce1">
            <text:p>Quality - Client feedback - Advice is proactive risk based and focus on supporting decision making (from Policy teams and whether positive)</text:p>
          </table:table-cell>
          <table:table-cell office:value-type="string" table:style-name="ce1">
            <text:p>≥ 95% Positi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LUHC</text:p>
          </table:table-cell>
          <table:table-cell office:value-type="string" table:style-name="ce1">
            <text:p>Commercial</text:p>
          </table:table-cell>
          <table:table-cell office:value-type="string" table:style-name="ce1">
            <text:p>Legal Support to MHCLG/DLUHC</text:p>
          </table:table-cell>
          <table:table-cell office:value-type="string" table:style-name="ce1">
            <text:p>MILLS &amp; REEVE LLP</text:p>
          </table:table-cell>
          <table:table-cell office:value-type="string" table:style-name="ce1">
            <text:p>Quality - Legal Competence - advice is legally sound and passes quality control by GLD</text:p>
          </table:table-cell>
          <table:table-cell office:value-type="string" table:style-name="ce1">
            <text:p>≥ 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LUHC</text:p>
          </table:table-cell>
          <table:table-cell office:value-type="string" table:style-name="ce1">
            <text:p>Commercial</text:p>
          </table:table-cell>
          <table:table-cell office:value-type="string" table:style-name="ce1">
            <text:p>Legal Support to MHCLG/DLUHC</text:p>
          </table:table-cell>
          <table:table-cell office:value-type="string" table:style-name="ce1">
            <text:p>MILLS &amp; REEVE LLP</text:p>
          </table:table-cell>
          <table:table-cell office:value-type="string" table:style-name="ce1">
            <text:p>Delivery Timescales - Advice in accordance with client requirements as agreed (in scope and on time)</text:p>
          </table:table-cell>
          <table:table-cell office:value-type="string" table:style-name="ce1">
            <text:p>≥ 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LUHC</text:p>
          </table:table-cell>
          <table:table-cell office:value-type="string" table:style-name="ce1">
            <text:p>Digital</text:p>
          </table:table-cell>
          <table:table-cell office:value-type="string" table:style-name="ce1">
            <text:p>Amazon Web Services (AWS) Managed Application Platform Services</text:p>
          </table:table-cell>
          <table:table-cell office:value-type="string" table:style-name="ce1">
            <text:p>Arcus Cloud Services Ltd</text:p>
          </table:table-cell>
          <table:table-cell office:value-type="string" table:style-name="ce1">
            <text:p>Key customer service satisfaction: The supplier will undertake customer satisfaction surveys for work undertaken, achieving a rating of Good or higher</text:p>
          </table:table-cell>
          <table:table-cell office:value-type="string" table:style-name="ce1">
            <text:p>80% of surveys rate supplier performance as Good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LUHC</text:p>
          </table:table-cell>
          <table:table-cell office:value-type="string" table:style-name="ce1">
            <text:p>LEASEHOLD &amp; PRIVATE RENTED SECTOR</text:p>
          </table:table-cell>
          <table:table-cell office:value-type="string" table:style-name="ce1">
            <text:p>Service Concession Agreement relating to the Administration of the Custodial Tenancy Deposit Scheme - New Business</text:p>
          </table:table-cell>
          <table:table-cell office:value-type="string" table:style-name="ce1">
            <text:p>The Dispute Service (TDS)</text:p>
          </table:table-cell>
          <table:table-cell office:value-type="string" table:style-name="ce1">
            <text:p>Substantive Response to written, email or web-based enquiries (Target within 3 business days (BD)).The score for the KPI has been taken as an "average".</text:p>
          </table:table-cell>
          <table:table-cell office:value-type="string" table:style-name="ce1">
            <text:p>3 B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LUHC</text:p>
          </table:table-cell>
          <table:table-cell office:value-type="string" table:style-name="ce1">
            <text:p>LEASEHOLD &amp; PRIVATE RENTED SECTOR</text:p>
          </table:table-cell>
          <table:table-cell office:value-type="string" table:style-name="ce1">
            <text:p>Insurance- based Tenancy Deposit Protection Scheme</text:p>
          </table:table-cell>
          <table:table-cell office:value-type="string" table:style-name="ce1">
            <text:p>Tenancy Deposit Solutions Ltd (MyDeposits)</text:p>
          </table:table-cell>
          <table:table-cell office:value-type="string" table:style-name="ce1">
            <text:p>Substantive Response to written, email or web-based enquiries (Target within 3 business days (BD)).The score for the KPI has been taken as an "average".</text:p>
          </table:table-cell>
          <table:table-cell office:value-type="string" table:style-name="ce1">
            <text:p>3 B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LUHC</text:p>
          </table:table-cell>
          <table:table-cell office:value-type="string" table:style-name="ce1">
            <text:p>Digital</text:p>
          </table:table-cell>
          <table:table-cell office:value-type="string" table:style-name="ce1">
            <text:p>Amazon Web Services (AWS) Managed Application Platform Services</text:p>
          </table:table-cell>
          <table:table-cell office:value-type="string" table:style-name="ce1">
            <text:p>Arcus Cloud Services Ltd</text:p>
          </table:table-cell>
          <table:table-cell office:value-type="string" table:style-name="ce1">
            <text:p>Provide quote to new requirements within 10 days (responsive and accurate with estimates)</text:p>
          </table:table-cell>
          <table:table-cell office:value-type="string" table:style-name="ce1">
            <text:p>&lt;60 second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LUHC</text:p>
          </table:table-cell>
          <table:table-cell office:value-type="string" table:style-name="ce1">
            <text:p>Analysis &amp; Data</text:p>
          </table:table-cell>
          <table:table-cell office:value-type="string" table:style-name="ce1">
            <text:p>English Housing Survey</text:p>
          </table:table-cell>
          <table:table-cell office:value-type="string" table:style-name="ce1">
            <text:p>National Centre for Social Research</text:p>
          </table:table-cell>
          <table:table-cell office:value-type="string" table:style-name="ce1">
            <text:p>EPLS response: Achieved sample of 10,000 or more responses from landlords and agents per wave of survey</text:p>
          </table:table-cell>
          <table:table-cell office:value-type="string" table:style-name="ce1">
            <text:p>10,000 or more</text:p>
          </table:table-cell>
          <table:table-cell office:value-type="string" table:style-name="ce1">
            <text:p>Other - Consider returned</text:p>
          </table:table-cell>
          <table:table-cell office:value-type="string" table:style-name="ce1">
            <text:p>EPLS was not running in Q3 2022-23, so this KPI cannot be measured.</text:p>
          </table:table-cell>
          <table:table-cell table:number-columns-repeated="16375"/>
        </table:table-row>
        <table:table-row table:style-name="ro1">
          <table:table-cell office:value-type="string" table:style-name="ce1">
            <text:p>FY22-23 Q3 Oct-Nov-Dec</text:p>
          </table:table-cell>
          <table:table-cell office:value-type="string" table:style-name="ce1">
            <text:p>DLUHC</text:p>
          </table:table-cell>
          <table:table-cell office:value-type="string" table:style-name="ce1">
            <text:p>LEASEHOLD &amp; PRIVATE RENTED SECTOR</text:p>
          </table:table-cell>
          <table:table-cell office:value-type="string" table:style-name="ce1">
            <text:p>Service Concession Agreement relating to the Administration of the Custodial Tenancy Deposit Scheme - New Business</text:p>
          </table:table-cell>
          <table:table-cell office:value-type="string" table:style-name="ce1">
            <text:p>The Dispute Service (TDS)</text:p>
          </table:table-cell>
          <table:table-cell office:value-type="string" table:style-name="ce1">
            <text:p>Initial response to helpline calls within the defined hours of operations (Target within 60 seconds). The score for the KPI has been taken as an "average"</text:p>
          </table:table-cell>
          <table:table-cell office:value-type="string" table:style-name="ce1">
            <text:p>&lt;60 second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LUHC</text:p>
          </table:table-cell>
          <table:table-cell office:value-type="string" table:style-name="ce1">
            <text:p>LEASEHOLD &amp; PRIVATE RENTED SECTOR</text:p>
          </table:table-cell>
          <table:table-cell office:value-type="string" table:style-name="ce1">
            <text:p>Insurance- based Tenancy Deposit Protection Scheme</text:p>
          </table:table-cell>
          <table:table-cell office:value-type="string" table:style-name="ce1">
            <text:p>The Dispute Service (TDS)</text:p>
          </table:table-cell>
          <table:table-cell office:value-type="string" table:style-name="ce1">
            <text:p>Substantive Response to written, email or web-based enquiries (Target within 3 business days (BD)).The score for the KPI has been taken as an "average".</text:p>
          </table:table-cell>
          <table:table-cell office:value-type="string" table:style-name="ce1">
            <text:p>3 B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LUHC</text:p>
          </table:table-cell>
          <table:table-cell office:value-type="string" table:style-name="ce1">
            <text:p>LEASEHOLD &amp; PRIVATE RENTED SECTOR</text:p>
          </table:table-cell>
          <table:table-cell office:value-type="string" table:style-name="ce1">
            <text:p>Insurance- based Tenancy Deposit Protection Scheme</text:p>
          </table:table-cell>
          <table:table-cell office:value-type="string" table:style-name="ce1">
            <text:p>The Dispute Service (TDS)</text:p>
          </table:table-cell>
          <table:table-cell office:value-type="string" table:style-name="ce1">
            <text:p>Resolution of disputes by ADR measured by day adjudicator receives papers (Target within 28 calendar days)</text:p>
          </table:table-cell>
          <table:table-cell office:value-type="string" table:style-name="ce1">
            <text:p>&lt;28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LUHC</text:p>
          </table:table-cell>
          <table:table-cell office:value-type="string" table:style-name="ce1">
            <text:p>LEASEHOLD &amp; PRIVATE RENTED SECTOR</text:p>
          </table:table-cell>
          <table:table-cell office:value-type="string" table:style-name="ce1">
            <text:p>Insurance- based Tenancy Deposit Protection Scheme</text:p>
          </table:table-cell>
          <table:table-cell office:value-type="string" table:style-name="ce1">
            <text:p>Computershare Investor Services PLC</text:p>
          </table:table-cell>
          <table:table-cell office:value-type="string" table:style-name="ce1">
            <text:p>Resolution of disputes by ADR measured by day adjudicator receives papers (Target within 28 calendar days)</text:p>
          </table:table-cell>
          <table:table-cell office:value-type="string" table:style-name="ce1">
            <text:p>&lt;28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LUHC</text:p>
          </table:table-cell>
          <table:table-cell office:value-type="string" table:style-name="ce1">
            <text:p>LEASEHOLD &amp; PRIVATE RENTED SECTOR</text:p>
          </table:table-cell>
          <table:table-cell office:value-type="string" table:style-name="ce1">
            <text:p>Service Concession Agreement relating to the Administration of the Custodial Tenancy Deposit Scheme - New Business</text:p>
          </table:table-cell>
          <table:table-cell office:value-type="string" table:style-name="ce1">
            <text:p>The Dispute Service (TDS)</text:p>
          </table:table-cell>
          <table:table-cell office:value-type="string" table:style-name="ce1">
            <text:p>Resolution of disputes by ADR measured by day adjudicator receives papers (Target within 28 calendar days)</text:p>
          </table:table-cell>
          <table:table-cell office:value-type="string" table:style-name="ce1">
            <text:p>&lt;28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LUHC</text:p>
          </table:table-cell>
          <table:table-cell office:value-type="string" table:style-name="ce1">
            <text:p>LEASEHOLD &amp; PRIVATE RENTED SECTOR</text:p>
          </table:table-cell>
          <table:table-cell office:value-type="string" table:style-name="ce1">
            <text:p>Service Concession Agreement relating to the Administration of the Custodial Tenancy Deposit Scheme - New Business</text:p>
          </table:table-cell>
          <table:table-cell office:value-type="string" table:style-name="ce1">
            <text:p>Tenancy Deposit Solutions Ltd (MyDeposits)</text:p>
          </table:table-cell>
          <table:table-cell office:value-type="string" table:style-name="ce1">
            <text:p>Resolution of disputes by ADR measured by day adjudicator receives papers (Target within 28 calendar days)</text:p>
          </table:table-cell>
          <table:table-cell office:value-type="string" table:style-name="ce1">
            <text:p>&lt;28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LUHC</text:p>
          </table:table-cell>
          <table:table-cell office:value-type="string" table:style-name="ce1">
            <text:p>LEASEHOLD &amp; PRIVATE RENTED SECTOR</text:p>
          </table:table-cell>
          <table:table-cell office:value-type="string" table:style-name="ce1">
            <text:p>Service Concession Agreement relating to the Administration of the Custodial Tenancy Deposit Scheme - legacy Pool</text:p>
          </table:table-cell>
          <table:table-cell office:value-type="string" table:style-name="ce1">
            <text:p>Computershare Investor Services PLC</text:p>
          </table:table-cell>
          <table:table-cell office:value-type="string" table:style-name="ce1">
            <text:p>Resolution of disputes by Alternative Dispute resolution (ADR) measured by day adjudicator receives papers (Target within 28 calendar days)</text:p>
          </table:table-cell>
          <table:table-cell office:value-type="string" table:style-name="ce1">
            <text:p>&lt;28 day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LUHC</text:p>
          </table:table-cell>
          <table:table-cell office:value-type="string" table:style-name="ce1">
            <text:p>LEASEHOLD &amp; PRIVATE RENTED SECTOR</text:p>
          </table:table-cell>
          <table:table-cell office:value-type="string" table:style-name="ce1">
            <text:p>Insurance- based Tenancy Deposit Protection Scheme</text:p>
          </table:table-cell>
          <table:table-cell office:value-type="string" table:style-name="ce1">
            <text:p>The Dispute Service (TDS)</text:p>
          </table:table-cell>
          <table:table-cell office:value-type="string" table:style-name="ce1">
            <text:p>Initial response to helpline calls within the defined hours of operations (Target within 60 seconds). The score for the KPI has been taken as an "average"</text:p>
          </table:table-cell>
          <table:table-cell office:value-type="string" table:style-name="ce1">
            <text:p>&lt;60 second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LUHC</text:p>
          </table:table-cell>
          <table:table-cell office:value-type="string" table:style-name="ce1">
            <text:p>LEASEHOLD &amp; PRIVATE RENTED SECTOR</text:p>
          </table:table-cell>
          <table:table-cell office:value-type="string" table:style-name="ce1">
            <text:p>Insurance- based Tenancy Deposit Protection Scheme</text:p>
          </table:table-cell>
          <table:table-cell office:value-type="string" table:style-name="ce1">
            <text:p>Tenancy Deposit Solutions Ltd (MyDeposits)</text:p>
          </table:table-cell>
          <table:table-cell office:value-type="string" table:style-name="ce1">
            <text:p>Resolution of disputes by ADR measured by day adjudicator receives papers (Target within 28 calendar days)</text:p>
          </table:table-cell>
          <table:table-cell office:value-type="string" table:style-name="ce1">
            <text:p>&lt;28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LUHC</text:p>
          </table:table-cell>
          <table:table-cell office:value-type="string" table:style-name="ce1">
            <text:p>LEASEHOLD &amp; PRIVATE RENTED SECTOR</text:p>
          </table:table-cell>
          <table:table-cell office:value-type="string" table:style-name="ce1">
            <text:p>Insurance- based Tenancy Deposit Protection Scheme</text:p>
          </table:table-cell>
          <table:table-cell office:value-type="string" table:style-name="ce1">
            <text:p>Tenancy Deposit Solutions Ltd (MyDeposits)</text:p>
          </table:table-cell>
          <table:table-cell office:value-type="string" table:style-name="ce1">
            <text:p>Initial response to helpline calls within the defined hours of operations (Target within 60 seconds). The score for the KPI has been taken as an "average"</text:p>
          </table:table-cell>
          <table:table-cell office:value-type="string" table:style-name="ce1">
            <text:p>&lt;60 second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LUHC</text:p>
          </table:table-cell>
          <table:table-cell office:value-type="string" table:style-name="ce1">
            <text:p>LEASEHOLD &amp; PRIVATE RENTED SECTOR</text:p>
          </table:table-cell>
          <table:table-cell office:value-type="string" table:style-name="ce1">
            <text:p>Insurance- based Tenancy Deposit Protection Scheme</text:p>
          </table:table-cell>
          <table:table-cell office:value-type="string" table:style-name="ce1">
            <text:p>Computershare Investor Services PLC</text:p>
          </table:table-cell>
          <table:table-cell office:value-type="string" table:style-name="ce1">
            <text:p>Substantive Response to written, email or web-based enquiries (Target within 3 business days (BD)).The score for the KPI has been taken as an "average".</text:p>
          </table:table-cell>
          <table:table-cell office:value-type="string" table:style-name="ce1">
            <text:p>3 B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LUHC</text:p>
          </table:table-cell>
          <table:table-cell office:value-type="string" table:style-name="ce1">
            <text:p>Planning</text:p>
          </table:table-cell>
          <table:table-cell office:value-type="string" table:style-name="ce1">
            <text:p>Neighbourhood Planning Support Services 2018 - 2022</text:p>
          </table:table-cell>
          <table:table-cell office:value-type="string" table:style-name="ce1">
            <text:p>Locality</text:p>
          </table:table-cell>
          <table:table-cell office:value-type="string" table:style-name="ce1">
            <text:p>Customer Queries responded to within 2 working days</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LUHC</text:p>
          </table:table-cell>
          <table:table-cell office:value-type="string" table:style-name="ce1">
            <text:p>Digital</text:p>
          </table:table-cell>
          <table:table-cell office:value-type="string" table:style-name="ce1">
            <text:p>VoIP Telephony &amp; Video Service (DLUHC &amp; PINS)</text:p>
          </table:table-cell>
          <table:table-cell office:value-type="string" table:style-name="ce1">
            <text:p>Daisy Corporate Service Trading LTD</text:p>
          </table:table-cell>
          <table:table-cell office:value-type="string" table:style-name="ce1">
            <text:p>Service desk availability (This measures the availability of Service Providers service desk) - 95% of offered calls answered within 20 seconds and no more than 1% of offered calls abandoned (&gt;10 secs) Incidents or information requests logged through the Service Portal should be receipted within 15 minutes of being received.</text:p>
          </table:table-cell>
          <table:table-cell office:value-type="string" table:style-name="ce1">
            <text:p>95%</text:p>
          </table:table-cell>
          <table:table-cell office:value-type="string" table:style-name="ce1">
            <text:p>Approaching Target</text:p>
          </table:table-cell>
          <table:table-cell office:value-type="string" table:style-name="ce1">
            <text:p>This task is on the service improvement plan. The service provider has employed new staff.</text:p>
          </table:table-cell>
          <table:table-cell table:number-columns-repeated="16375"/>
        </table:table-row>
        <table:table-row table:style-name="ro1">
          <table:table-cell office:value-type="string" table:style-name="ce1">
            <text:p>FY22-23 Q3 Oct-Nov-Dec</text:p>
          </table:table-cell>
          <table:table-cell office:value-type="string" table:style-name="ce1">
            <text:p>DLUHC</text:p>
          </table:table-cell>
          <table:table-cell office:value-type="string" table:style-name="ce1">
            <text:p>Analysis &amp; Data</text:p>
          </table:table-cell>
          <table:table-cell office:value-type="string" table:style-name="ce1">
            <text:p>English Housing Survey</text:p>
          </table:table-cell>
          <table:table-cell office:value-type="string" table:style-name="ce1">
            <text:p>National Centre for Social Research</text:p>
          </table:table-cell>
          <table:table-cell office:value-type="string" table:style-name="ce1">
            <text:p>Delivery of EHS data and annual reports: Number of analysis datasets and the final draft of the reports delivered by the scheduled or, where applicable, the revised delivery date.</text:p>
          </table:table-cell>
          <table:table-cell office:value-type="string" table:style-name="ce1">
            <text:p>all</text:p>
          </table:table-cell>
          <table:table-cell office:value-type="string" table:style-name="ce1">
            <text:p>Other - Consider returned</text:p>
          </table:table-cell>
          <table:table-cell office:value-type="string" table:style-name="ce1">
            <text:p>This KPI cannot be measured becasue no deliveries of data or reports were due in this quarter</text:p>
          </table:table-cell>
          <table:table-cell table:number-columns-repeated="16375"/>
        </table:table-row>
        <table:table-row table:style-name="ro1">
          <table:table-cell office:value-type="string" table:style-name="ce1">
            <text:p>FY22-23 Q3 Oct-Nov-Dec</text:p>
          </table:table-cell>
          <table:table-cell office:value-type="string" table:style-name="ce1">
            <text:p>DLUHC</text:p>
          </table:table-cell>
          <table:table-cell office:value-type="string" table:style-name="ce1">
            <text:p>Community Investment &amp; Funding Services</text:p>
          </table:table-cell>
          <table:table-cell office:value-type="string" table:style-name="ce1">
            <text:p>Support to the UK Freeports Programme</text:p>
          </table:table-cell>
          <table:table-cell office:value-type="string" table:style-name="ce1">
            <text:p>PA CONSULTING SERVICES LIMITED</text:p>
          </table:table-cell>
          <table:table-cell office:value-type="string" table:style-name="ce1">
            <text:p>Outcome KPI: Number of evidenced contributions (issue, action, outcome, and value added) to the delivery of Freeport programme outcomes through the support provided by the Freeports Hub.</text:p>
          </table:table-cell>
          <table:table-cell office:value-type="string" table:style-name="ce1">
            <text:p>6 or ov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LUHC</text:p>
          </table:table-cell>
          <table:table-cell office:value-type="string" table:style-name="ce1">
            <text:p>Community Investment &amp; Funding Services</text:p>
          </table:table-cell>
          <table:table-cell office:value-type="string" table:style-name="ce1">
            <text:p>Support to the UK Freeports Programme</text:p>
          </table:table-cell>
          <table:table-cell office:value-type="string" table:style-name="ce1">
            <text:p>PA CONSULTING SERVICES LIMITED</text:p>
          </table:table-cell>
          <table:table-cell office:value-type="string" table:style-name="ce1">
            <text:p>Activity / input KPI: Number of Freeports receiving support each</text:p>
            <text:p>month in the form of Strategic Advice (one-to-one consultancy support to help with the establishment or delivery of the Freeport's plans).</text:p>
          </table:table-cell>
          <table:table-cell office:value-type="string" table:style-name="ce1">
            <text:p>6 or ov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LUHC</text:p>
          </table:table-cell>
          <table:table-cell office:value-type="string" table:style-name="ce1">
            <text:p>LEASEHOLD &amp; PRIVATE RENTED SECTOR</text:p>
          </table:table-cell>
          <table:table-cell office:value-type="string" table:style-name="ce1">
            <text:p>Service Concession Agreement relating to the Administration of the Custodial Tenancy Deposit Scheme - New Business</text:p>
          </table:table-cell>
          <table:table-cell office:value-type="string" table:style-name="ce1">
            <text:p>Tenancy Deposit Solutions Ltd (MyDeposits)</text:p>
          </table:table-cell>
          <table:table-cell office:value-type="string" table:style-name="ce1">
            <text:p>Substantive Response to written, email or web-based enquiries (Target within 3 business days (BD)).The score for the KPI has been taken as an "average".</text:p>
          </table:table-cell>
          <table:table-cell office:value-type="string" table:style-name="ce1">
            <text:p>3 B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LUHC</text:p>
          </table:table-cell>
          <table:table-cell office:value-type="string" table:style-name="ce1">
            <text:p>LEASEHOLD &amp; PRIVATE RENTED SECTOR</text:p>
          </table:table-cell>
          <table:table-cell office:value-type="string" table:style-name="ce1">
            <text:p>Service Concession Agreement relating to the Administration of the Custodial Tenancy Deposit Scheme - legacy Pool</text:p>
          </table:table-cell>
          <table:table-cell office:value-type="string" table:style-name="ce1">
            <text:p>Tenancy Deposit Solutions Ltd (MyDeposits)</text:p>
          </table:table-cell>
          <table:table-cell office:value-type="string" table:style-name="ce1">
            <text:p>Initial response to helpline calls within the defined hours of operations (Target within 60 seconds). The score for the KPI has been taken as an "average"</text:p>
          </table:table-cell>
          <table:table-cell office:value-type="string" table:style-name="ce1">
            <text:p>&lt;60 second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LUHC</text:p>
          </table:table-cell>
          <table:table-cell office:value-type="string" table:style-name="ce1">
            <text:p>LEASEHOLD &amp; PRIVATE RENTED SECTOR</text:p>
          </table:table-cell>
          <table:table-cell office:value-type="string" table:style-name="ce1">
            <text:p>Service Concession Agreement relating to the Administration of the Custodial Tenancy Deposit Scheme - legacy Pool</text:p>
          </table:table-cell>
          <table:table-cell office:value-type="string" table:style-name="ce1">
            <text:p>Computershare Investor Services PLC</text:p>
          </table:table-cell>
          <table:table-cell office:value-type="string" table:style-name="ce1">
            <text:p>Substantive Response to written, email or web-based enquiries ((Target within 3 business days (BD)).The score for the KPI has been taken as an "average".</text:p>
          </table:table-cell>
          <table:table-cell office:value-type="string" table:style-name="ce1">
            <text:p>3 B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LUHC</text:p>
          </table:table-cell>
          <table:table-cell office:value-type="string" table:style-name="ce1">
            <text:p>Planning</text:p>
          </table:table-cell>
          <table:table-cell office:value-type="string" table:style-name="ce1">
            <text:p>Neighbourhood Planning Support Services 2018 - 2022</text:p>
          </table:table-cell>
          <table:table-cell office:value-type="string" table:style-name="ce1">
            <text:p>Locality</text:p>
          </table:table-cell>
          <table:table-cell office:value-type="string" table:style-name="ce1">
            <text:p>% of Grant applications processed within 15 day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LUHC</text:p>
          </table:table-cell>
          <table:table-cell office:value-type="string" table:style-name="ce1">
            <text:p>Community Investment &amp; Funding Services</text:p>
          </table:table-cell>
          <table:table-cell office:value-type="string" table:style-name="ce1">
            <text:p>Support to the UK Freeports Programme</text:p>
          </table:table-cell>
          <table:table-cell office:value-type="string" table:style-name="ce1">
            <text:p>PA CONSULTING SERVICES LIMITED</text:p>
          </table:table-cell>
          <table:table-cell office:value-type="string" table:style-name="ce1">
            <text:p>Output KPI: Average time (working days) to mobilise team following request for support from a Freeport or DLUHC.</text:p>
          </table:table-cell>
          <table:table-cell office:value-type="string" table:style-name="ce1">
            <text:p>3 or und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LUHC</text:p>
          </table:table-cell>
          <table:table-cell office:value-type="string" table:style-name="ce1">
            <text:p>LEASEHOLD &amp; PRIVATE RENTED SECTOR</text:p>
          </table:table-cell>
          <table:table-cell office:value-type="string" table:style-name="ce1">
            <text:p>Insurance- based Tenancy Deposit Protection Scheme</text:p>
          </table:table-cell>
          <table:table-cell office:value-type="string" table:style-name="ce1">
            <text:p>Computershare Investor Services PLC</text:p>
          </table:table-cell>
          <table:table-cell office:value-type="string" table:style-name="ce1">
            <text:p>Initial response to helpline calls within the defined hours of operations (Target within 60 seconds). The score for the KPI has been taken as an "average"</text:p>
          </table:table-cell>
          <table:table-cell office:value-type="string" table:style-name="ce1">
            <text:p>&lt;60 second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LUHC</text:p>
          </table:table-cell>
          <table:table-cell office:value-type="string" table:style-name="ce1">
            <text:p>Planning</text:p>
          </table:table-cell>
          <table:table-cell office:value-type="string" table:style-name="ce1">
            <text:p>Neighbourhood Planning Support Services 2018 - 2022</text:p>
          </table:table-cell>
          <table:table-cell office:value-type="string" table:style-name="ce1">
            <text:p>Locality</text:p>
          </table:table-cell>
          <table:table-cell office:value-type="string" table:style-name="ce1">
            <text:p>Technical Support assessment decisions made, in conjunction with MHCLG, and communicated to the Customer within 35 (thirty five) working days from receipt of a completed application</text:p>
          </table:table-cell>
          <table:table-cell office:value-type="string" table:style-name="ce1">
            <text:p>80.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LUHC</text:p>
          </table:table-cell>
          <table:table-cell office:value-type="string" table:style-name="ce1">
            <text:p>Digital</text:p>
          </table:table-cell>
          <table:table-cell office:value-type="string" table:style-name="ce1">
            <text:p>Amazon Web Services (AWS) Managed Application Platform Services</text:p>
          </table:table-cell>
          <table:table-cell office:value-type="string" table:style-name="ce1">
            <text:p>Arcus Cloud Services Ltd</text:p>
          </table:table-cell>
          <table:table-cell office:value-type="string" table:style-name="ce1">
            <text:p>Datamart issue resolution against Service Levels: The supplier shall resolve any identified issues within specified times dependent on the severity of the issue. Critical issues &lt;2 hours, High Priority issues &lt;4 hours, Moderate priority issues &lt;8 hours and Low priority issues &lt;16 hours</text:p>
          </table:table-cell>
          <table:table-cell office:value-type="string" table:style-name="ce1">
            <text:p>95% of all issues resolved within service level</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LUHC</text:p>
          </table:table-cell>
          <table:table-cell office:value-type="string" table:style-name="ce1">
            <text:p>Digital</text:p>
          </table:table-cell>
          <table:table-cell office:value-type="string" table:style-name="ce1">
            <text:p>VoIP Telephony &amp; Video Service (DLUHC &amp; PINS)</text:p>
          </table:table-cell>
          <table:table-cell office:value-type="string" table:style-name="ce1">
            <text:p>Daisy Corporate Service Trading LTD</text:p>
          </table:table-cell>
          <table:table-cell office:value-type="string" table:style-name="ce1">
            <text:p>Telephone orders are fulfilled by the Service Provider within the timescales specified in the service catalogue - 95% of orders to be fulfilled</text:p>
          </table:table-cell>
          <table:table-cell office:value-type="string" table:style-name="ce1">
            <text:p>95%</text:p>
          </table:table-cell>
          <table:table-cell office:value-type="string" table:style-name="ce1">
            <text:p>Requires Improvement</text:p>
          </table:table-cell>
          <table:table-cell office:value-type="string" table:style-name="ce1">
            <text:p>During this quarter the service provider experienced a shortage of staff. The provider was also asked to complete Team calling actitivies related to the department's project to transfer all staff to Teams. This SLA is on the service improvement plan and is being reviewed. The service provder has employed new staff. DLUHC has discussed with the provider to review and amend the SLA's for the mentioned areas. Following this SLA performance for December 2022 has seen a marked improvement and achieved 100%.</text:p>
          </table:table-cell>
          <table:table-cell table:number-columns-repeated="16375"/>
        </table:table-row>
        <table:table-row table:style-name="ro1">
          <table:table-cell office:value-type="string" table:style-name="ce1">
            <text:p>FY22-23 Q3 Oct-Nov-Dec</text:p>
          </table:table-cell>
          <table:table-cell office:value-type="string" table:style-name="ce1">
            <text:p>DLUHC</text:p>
          </table:table-cell>
          <table:table-cell office:value-type="string" table:style-name="ce1">
            <text:p>Digital</text:p>
          </table:table-cell>
          <table:table-cell office:value-type="string" table:style-name="ce1">
            <text:p>VoIP Telephony &amp; Video Service (DLUHC &amp; PINS)</text:p>
          </table:table-cell>
          <table:table-cell office:value-type="string" table:style-name="ce1">
            <text:p>Daisy Corporate Service Trading LTD</text:p>
          </table:table-cell>
          <table:table-cell office:value-type="string" table:style-name="ce1">
            <text:p>Management and the resolution of security breaches and prevention of their occurrence - 99% of security breaches reported or discovered will be investigated by the Service Provider and an interim report delivered to the DLUHC security manager within the timescales of a P2 incident.</text:p>
          </table:table-cell>
          <table:table-cell office:value-type="string" table:style-name="ce1">
            <text:p>99%</text:p>
          </table:table-cell>
          <table:table-cell office:value-type="string" table:style-name="ce1">
            <text:p>Requires Improvement</text:p>
          </table:table-cell>
          <table:table-cell office:value-type="string" table:style-name="ce1">
            <text:p>No Security Breaches</text:p>
          </table:table-cell>
          <table:table-cell table:number-columns-repeated="16375"/>
        </table:table-row>
        <table:table-row table:style-name="ro1">
          <table:table-cell office:value-type="string" table:style-name="ce1">
            <text:p>FY22-23 Q3 Oct-Nov-Dec</text:p>
          </table:table-cell>
          <table:table-cell office:value-type="string" table:style-name="ce1">
            <text:p>DLUHC</text:p>
          </table:table-cell>
          <table:table-cell office:value-type="string" table:style-name="ce1">
            <text:p>LEASEHOLD &amp; PRIVATE RENTED SECTOR</text:p>
          </table:table-cell>
          <table:table-cell office:value-type="string" table:style-name="ce1">
            <text:p>Service Concession Agreement relating to the Administration of the Custodial Tenancy Deposit Scheme - legacy Pool</text:p>
          </table:table-cell>
          <table:table-cell office:value-type="string" table:style-name="ce1">
            <text:p>Computershare Investor Services PLC</text:p>
          </table:table-cell>
          <table:table-cell office:value-type="string" table:style-name="ce1">
            <text:p>Initial response to helpline calls within the defined hours of operations (Target within 60 seconds). The score for the KPI has been taken as an "average"</text:p>
          </table:table-cell>
          <table:table-cell office:value-type="string" table:style-name="ce1">
            <text:p>&lt;60 second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states &amp; HR Services</text:p>
          </table:table-cell>
          <table:table-cell office:value-type="string" table:style-name="ce1">
            <text:p>Life System Services 2</text:p>
          </table:table-cell>
          <table:table-cell office:value-type="string" table:style-name="ce1">
            <text:p>Mitie Limited</text:p>
          </table:table-cell>
          <table:table-cell office:value-type="string" table:style-name="ce1">
            <text:p>Remedial Work Completion</text:p>
          </table:table-cell>
          <table:table-cell office:value-type="string" table:style-name="ce1">
            <text:p>100.00% - 95.00%</text:p>
          </table:table-cell>
          <table:table-cell office:value-type="string" table:style-name="ce1">
            <text:p>Inadequate</text:p>
          </table:table-cell>
          <table:table-cell office:value-type="string" table:style-name="ce1">
            <text:p>Working with supplier to rectify 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Job Entry: Targeted Support (JETS) Scotland</text:p>
          </table:table-cell>
          <table:table-cell office:value-type="string" table:style-name="ce1">
            <text:p>Capita Group PLC</text:p>
          </table:table-cell>
          <table:table-cell office:value-type="string" table:style-name="ce1">
            <text:p>Participant Start - The initial appointment will take place within 15 (fifteen) Working Days of the Provider receiving the Referral.</text:p>
          </table:table-cell>
          <table:table-cell office:value-type="string" table:style-name="ce1">
            <text:p>99% or mor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Digital &amp; Professional Services</text:p>
          </table:table-cell>
          <table:table-cell office:value-type="string" table:style-name="ce1">
            <text:p>PCI Pal - Secure Card Payment System (SCPS)</text:p>
          </table:table-cell>
          <table:table-cell office:value-type="string" table:style-name="ce1">
            <text:p>PCI-PAL (UK) Limited</text:p>
          </table:table-cell>
          <table:table-cell office:value-type="string" table:style-name="ce1">
            <text:p>Customer Payment Service Availability</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Digital &amp; Professional Services</text:p>
          </table:table-cell>
          <table:table-cell office:value-type="string" table:style-name="ce1">
            <text:p>Intranet 2022</text:p>
          </table:table-cell>
          <table:table-cell office:value-type="string" table:style-name="ce1">
            <text:p>Invotra Limited</text:p>
          </table:table-cell>
          <table:table-cell office:value-type="string" table:style-name="ce1">
            <text:p>Service Availability</text:p>
          </table:table-cell>
          <table:table-cell office:value-type="string" table:style-name="ce1">
            <text:p>99.00 - 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Language Services</text:p>
          </table:table-cell>
          <table:table-cell office:value-type="string" table:style-name="ce1">
            <text:p>D A Languages Limited</text:p>
          </table:table-cell>
          <table:table-cell office:value-type="string" table:style-name="ce1">
            <text:p>Telephony Translation - 95% of all calls received will be connected to a suitably qualified interpreter within 60 seconds</text:p>
          </table:table-cell>
          <table:table-cell office:value-type="string" table:style-name="ce1">
            <text:p>100-95%</text:p>
          </table:table-cell>
          <table:table-cell office:value-type="string" table:style-name="ce1">
            <text:p>Requires Improvement</text:p>
          </table:table-cell>
          <table:table-cell office:value-type="string" table:style-name="ce1">
            <text:p>Working with supplier to rectify 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Courier Service</text:p>
          </table:table-cell>
          <table:table-cell office:value-type="string" table:style-name="ce1">
            <text:p>Royal Mail Group</text:p>
          </table:table-cell>
          <table:table-cell office:value-type="string" table:style-name="ce1">
            <text:p>On-line Portal Uptime - 100% of business hour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Health &amp; Assessment Services</text:p>
          </table:table-cell>
          <table:table-cell office:value-type="string" table:style-name="ce1">
            <text:p>Personal Independence Payment (PIP) Lot 3: London, South<text:s/></text:p>
          </table:table-cell>
          <table:table-cell office:value-type="string" table:style-name="ce1">
            <text:p>Atos IT Services UK Limited</text:p>
          </table:table-cell>
          <table:table-cell office:value-type="string" table:style-name="ce1">
            <text:p>Unacceptable grade Personal Independence Payment assessment following audit</text:p>
          </table:table-cell>
          <table:table-cell office:value-type="string" table:style-name="ce1">
            <text:p>Less than 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Digital &amp; Professional Services</text:p>
          </table:table-cell>
          <table:table-cell office:value-type="string" table:style-name="ce1">
            <text:p>Order form_Microsoft ESA 2020</text:p>
          </table:table-cell>
          <table:table-cell office:value-type="string" table:style-name="ce1">
            <text:p>Softcat Limited</text:p>
          </table:table-cell>
          <table:table-cell office:value-type="string" table:style-name="ce1">
            <text:p>Exchange Online - Users able to send and receive emails utilising Outlook Web Access 24/7.<text:s/></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Digital &amp; Professional Services</text:p>
          </table:table-cell>
          <table:table-cell office:value-type="string" table:style-name="ce1">
            <text:p>Managed LAN and On-site Support Services (MLOSS)</text:p>
          </table:table-cell>
          <table:table-cell office:value-type="string" table:style-name="ce1">
            <text:p>BT PLC</text:p>
          </table:table-cell>
          <table:table-cell office:value-type="string" table:style-name="ce1">
            <text:p>On Site Incident Resolution - On Site Incidents assigned to the Supplier that are Resolved within eight (8) hours after being Assigned.</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New Payment Exception Service NPES</text:p>
          </table:table-cell>
          <table:table-cell office:value-type="string" table:style-name="ce1">
            <text:p>i-movo</text:p>
          </table:table-cell>
          <table:table-cell office:value-type="string" table:style-name="ce1">
            <text:p>Payments via the FPS availability to Authorised Customer</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Digital &amp; Professional Services</text:p>
          </table:table-cell>
          <table:table-cell office:value-type="string" table:style-name="ce1">
            <text:p>Network Services (RM1045) Lot 4 - Inbound Calls Non-Geographic Numbers</text:p>
          </table:table-cell>
          <table:table-cell office:value-type="string" table:style-name="ce1">
            <text:p>Vodafone Limited</text:p>
          </table:table-cell>
          <table:table-cell office:value-type="string" table:style-name="ce1">
            <text:p>Incident Resolution</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Digital &amp; Professional Services</text:p>
          </table:table-cell>
          <table:table-cell office:value-type="string" table:style-name="ce1">
            <text:p>Application Deployment Services - Lot 3</text:p>
          </table:table-cell>
          <table:table-cell office:value-type="string" table:style-name="ce1">
            <text:p>IBM UK Limited</text:p>
          </table:table-cell>
          <table:table-cell office:value-type="string" table:style-name="ce1">
            <text:p>Priority Incident Resolution</text:p>
          </table:table-cell>
          <table:table-cell office:value-type="string" table:style-name="ce1">
            <text:p>95% or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Digital &amp; Professional Services</text:p>
          </table:table-cell>
          <table:table-cell office:value-type="string" table:style-name="ce1">
            <text:p>Application Deployment Services - Lot 3</text:p>
          </table:table-cell>
          <table:table-cell office:value-type="string" table:style-name="ce1">
            <text:p>IBM UK Limited</text:p>
          </table:table-cell>
          <table:table-cell office:value-type="string" table:style-name="ce1">
            <text:p>Urgent Systems Repair</text:p>
          </table:table-cell>
          <table:table-cell office:value-type="string" table:style-name="ce1">
            <text:p>95% or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Access to Work Holistic Assessments</text:p>
          </table:table-cell>
          <table:table-cell office:value-type="string" table:style-name="ce1">
            <text:p>Royal British Legion Industries</text:p>
          </table:table-cell>
          <table:table-cell office:value-type="string" table:style-name="ce1">
            <text:p>Return of Needs Assessment Report to Required Quality - 90% of Needs Assessment reports to be with the specified AtW Adviser within eight (8) Working Days of initial referral by the Authority to the required quality.</text:p>
          </table:table-cell>
          <table:table-cell office:value-type="string" table:style-name="ce1">
            <text:p>90% and above</text:p>
          </table:table-cell>
          <table:table-cell office:value-type="string" table:style-name="ce1">
            <text:p>Inadequate</text:p>
          </table:table-cell>
          <table:table-cell office:value-type="string" table:style-name="ce1">
            <text:p>Working with supplier to rectify 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DWP Records Management Services</text:p>
          </table:table-cell>
          <table:table-cell office:value-type="string" table:style-name="ce1">
            <text:p>Restore Plc Document Management Services Division</text:p>
          </table:table-cell>
          <table:table-cell office:value-type="string" table:style-name="ce1">
            <text:p>Destruction - The Supplier shall ensure all Items are prepared for Destruction within 30 calendar days of the scheduled Destruction date or as agreed by both parti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Digital &amp; Professional Services</text:p>
          </table:table-cell>
          <table:table-cell office:value-type="string" table:style-name="ce1">
            <text:p>Telephony Services PSN</text:p>
          </table:table-cell>
          <table:table-cell office:value-type="string" table:style-name="ce1">
            <text:p>Vodaphone Ltd</text:p>
          </table:table-cell>
          <table:table-cell office:value-type="string" table:style-name="ce1">
            <text:p>Availability of public access telephony service - The Availability of the Public Telephony Access Services within a Service Measurement Period (SMP).</text:p>
          </table:table-cell>
          <table:table-cell office:value-type="string" table:style-name="ce1">
            <text:p>99.99% -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Shared Services (Provision of HR, IT, Payroll and finance and accounting services)</text:p>
          </table:table-cell>
          <table:table-cell office:value-type="string" table:style-name="ce1">
            <text:p>Shared Services Connected Limited</text:p>
          </table:table-cell>
          <table:table-cell office:value-type="string" table:style-name="ce1">
            <text:p>Qualifications to total payroll required each month</text:p>
          </table:table-cell>
          <table:table-cell office:value-type="string" table:style-name="ce1">
            <text:p>100% - Less than 200 erro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Job Entry: Targeted Support (JETS) Scotland</text:p>
          </table:table-cell>
          <table:table-cell office:value-type="string" table:style-name="ce1">
            <text:p>Capita Group PLC</text:p>
          </table:table-cell>
          <table:table-cell office:value-type="string" table:style-name="ce1">
            <text:p>Prompt Payment - Performance against the Providers compliance to pay any undisputed sums which are due from it to a Sub-contractor within 30 days from the receipt of a valid invoice.</text:p>
          </table:table-cell>
          <table:table-cell office:value-type="string" table:style-name="ce1">
            <text:p>99.5% or mor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states &amp; HR Services</text:p>
          </table:table-cell>
          <table:table-cell office:value-type="string" table:style-name="ce1">
            <text:p>Estates Security Services</text:p>
          </table:table-cell>
          <table:table-cell office:value-type="string" table:style-name="ce1">
            <text:p>G4S Secure Solutions (UK) Limited</text:p>
          </table:table-cell>
          <table:table-cell office:value-type="string" table:style-name="ce1">
            <text:p>Notification to the Authority via the Supply Chain Integrator's Helpdesk of any Serious Inciden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Shared Services (Provision of HR, IT, Payroll and finance and accounting services)</text:p>
          </table:table-cell>
          <table:table-cell office:value-type="string" table:style-name="ce1">
            <text:p>Shared Services Connected Limited</text:p>
          </table:table-cell>
          <table:table-cell office:value-type="string" table:style-name="ce1">
            <text:p>Payment accuracy</text:p>
          </table:table-cell>
          <table:table-cell office:value-type="string" table:style-name="ce1">
            <text:p>99.5% or, 5 or less payment errors or any number or errors totalling over œ5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Digital &amp; Professional Services</text:p>
          </table:table-cell>
          <table:table-cell office:value-type="string" table:style-name="ce1">
            <text:p>Telephony Services PSN</text:p>
          </table:table-cell>
          <table:table-cell office:value-type="string" table:style-name="ce1">
            <text:p>Vodaphone Ltd</text:p>
          </table:table-cell>
          <table:table-cell office:value-type="string" table:style-name="ce1">
            <text:p>Availability of the Voice Service - A measure of the percentage Availability of the Voice Service within a Service Measurement Period (SMP).</text:p>
          </table:table-cell>
          <table:table-cell office:value-type="string" table:style-name="ce1">
            <text:p>99.99% -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Digital &amp; Professional Services</text:p>
          </table:table-cell>
          <table:table-cell office:value-type="string" table:style-name="ce1">
            <text:p>Teams Direct Routing</text:p>
          </table:table-cell>
          <table:table-cell office:value-type="string" table:style-name="ce1">
            <text:p>Gamma</text:p>
          </table:table-cell>
          <table:table-cell office:value-type="string" table:style-name="ce1">
            <text:p>Access to Telephony Solution</text:p>
          </table:table-cell>
          <table:table-cell office:value-type="string" table:style-name="ce1">
            <text:p>99.99 -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Digital &amp; Professional Services</text:p>
          </table:table-cell>
          <table:table-cell office:value-type="string" table:style-name="ce1">
            <text:p>Teams Direct Routing</text:p>
          </table:table-cell>
          <table:table-cell office:value-type="string" table:style-name="ce1">
            <text:p>Gamma</text:p>
          </table:table-cell>
          <table:table-cell office:value-type="string" table:style-name="ce1">
            <text:p>Resolution of Severity One Incidents</text:p>
          </table:table-cell>
          <table:table-cell office:value-type="string" table:style-name="ce1">
            <text:p>95.00 -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Digital &amp; Professional Services</text:p>
          </table:table-cell>
          <table:table-cell office:value-type="string" table:style-name="ce1">
            <text:p>Managed LAN and On-site Support Services (MLOSS)</text:p>
          </table:table-cell>
          <table:table-cell office:value-type="string" table:style-name="ce1">
            <text:p>BT PLC</text:p>
          </table:table-cell>
          <table:table-cell office:value-type="string" table:style-name="ce1">
            <text:p>Local Area Network Service - Availability - A measure of the percentage Availability of the Local Area Network Services within an SMP for each Site receiving the Local Area Network Services</text:p>
          </table:table-cell>
          <table:table-cell office:value-type="string" table:style-name="ce1">
            <text:p>Over 99.6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Work + Health Programme Contract Package Area 4</text:p>
          </table:table-cell>
          <table:table-cell office:value-type="string" table:style-name="ce1">
            <text:p>Seetec Plus ltd</text:p>
          </table:table-cell>
          <table:table-cell office:value-type="string" table:style-name="ce1">
            <text:p>Participant Start Customer Service Standard - Work Health Programme Job Entry Targeted Support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Digital &amp; Professional Services</text:p>
          </table:table-cell>
          <table:table-cell office:value-type="string" table:style-name="ce1">
            <text:p>Public Sector Resourcing</text:p>
          </table:table-cell>
          <table:table-cell office:value-type="string" table:style-name="ce1">
            <text:p>Alexander Mann Solutions Limited</text:p>
          </table:table-cell>
          <table:table-cell office:value-type="string" table:style-name="ce1">
            <text:p>The average time from job offer extended to the completion of verification checks (issue of verification record)</text:p>
          </table:table-cell>
          <table:table-cell office:value-type="string" table:style-name="ce1">
            <text:p>0 - 10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Work + Health Programme Contract Package Area 5</text:p>
          </table:table-cell>
          <table:table-cell office:value-type="string" table:style-name="ce1">
            <text:p>Shaw Trust</text:p>
          </table:table-cell>
          <table:table-cell office:value-type="string" table:style-name="ce1">
            <text:p>Participant Start Customer Service Standard - Work + Health Programme Job Entry Targeted Support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Digital &amp; Professional Services</text:p>
          </table:table-cell>
          <table:table-cell office:value-type="string" table:style-name="ce1">
            <text:p>PCI Pal - Secure Card Payment System (SCPS)</text:p>
          </table:table-cell>
          <table:table-cell office:value-type="string" table:style-name="ce1">
            <text:p>PCI-PAL (UK) Limited</text:p>
          </table:table-cell>
          <table:table-cell office:value-type="string" table:style-name="ce1">
            <text:p>Voice Agents Availability - Inbound</text:p>
          </table:table-cell>
          <table:table-cell office:value-type="string" table:style-name="ce1">
            <text:p>99.99%</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states &amp; HR Services</text:p>
          </table:table-cell>
          <table:table-cell office:value-type="string" table:style-name="ce1">
            <text:p>Life System Services 2</text:p>
          </table:table-cell>
          <table:table-cell office:value-type="string" table:style-name="ce1">
            <text:p>Mitie Limited</text:p>
          </table:table-cell>
          <table:table-cell office:value-type="string" table:style-name="ce1">
            <text:p>Complete PPMs as per the PPM Plan</text:p>
          </table:table-cell>
          <table:table-cell office:value-type="string" table:style-name="ce1">
            <text:p>100% - 98.00%</text:p>
          </table:table-cell>
          <table:table-cell office:value-type="string" table:style-name="ce1">
            <text:p>Inadequate</text:p>
          </table:table-cell>
          <table:table-cell office:value-type="string" table:style-name="ce1">
            <text:p>Working with supplier to rectify 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states &amp; HR Services</text:p>
          </table:table-cell>
          <table:table-cell office:value-type="string" table:style-name="ce1">
            <text:p>Life System Services 2</text:p>
          </table:table-cell>
          <table:table-cell office:value-type="string" table:style-name="ce1">
            <text:p>Mitie Limited</text:p>
          </table:table-cell>
          <table:table-cell office:value-type="string" table:style-name="ce1">
            <text:p>Documentation upload</text:p>
          </table:table-cell>
          <table:table-cell office:value-type="string" table:style-name="ce1">
            <text:p>100%</text:p>
          </table:table-cell>
          <table:table-cell office:value-type="string" table:style-name="ce1">
            <text:p>Inadequate</text:p>
          </table:table-cell>
          <table:table-cell office:value-type="string" table:style-name="ce1">
            <text:p>Working with supplier to rectify 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Work + Health Programme Contract Package Area 6</text:p>
          </table:table-cell>
          <table:table-cell office:value-type="string" table:style-name="ce1">
            <text:p>Maximus UK Services Limited</text:p>
          </table:table-cell>
          <table:table-cell office:value-type="string" table:style-name="ce1">
            <text:p>Prompt Payment - Performance against the Provider's compliance to pay any undisputed sums which are due from it to a Sub-contractor within 30 days from the receipt of a valid invoice.</text:p>
          </table:table-cell>
          <table:table-cell office:value-type="string" table:style-name="ce1">
            <text:p>Above 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Digital &amp; Professional Services</text:p>
          </table:table-cell>
          <table:table-cell office:value-type="string" table:style-name="ce1">
            <text:p>Application Deployment Services (ADep) - Lot 1 (Customer Facing Systems)</text:p>
          </table:table-cell>
          <table:table-cell office:value-type="string" table:style-name="ce1">
            <text:p>Accenture (UK) LImited</text:p>
          </table:table-cell>
          <table:table-cell office:value-type="string" table:style-name="ce1">
            <text:p>Priority Incidents Resolution</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Work + Health Programme Contract Package Area 4</text:p>
          </table:table-cell>
          <table:table-cell office:value-type="string" table:style-name="ce1">
            <text:p>Seetec Plus ltd</text:p>
          </table:table-cell>
          <table:table-cell office:value-type="string" table:style-name="ce1">
            <text:p>Participant Start Customer Service Standard - Work + Health Programme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Intensive Personalised Employment Support Contract Package Area CPA4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1">
            <text:p>Fedcap Employment Limited</text:p>
          </table:table-cell>
          <table:table-cell office:value-type="string" table:style-name="ce1">
            <text:p>Number of Higher Threshold Outcomes Against Profile -<text:s/></text:p>
            <text:p>"A higher threshold Outcome Payment will be</text:p>
            <text:p>achieved when the Participant?s earnings reach an earnings threshold</text:p>
            <text:p>equivalent to the Participant working at the National Living Wage NWL for the over 25s for 16 hours</text:p>
            <text:p>per week for 182 days. "</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Digital &amp; Professional Services</text:p>
          </table:table-cell>
          <table:table-cell office:value-type="string" table:style-name="ce1">
            <text:p>Order form_Microsoft ESA 2020</text:p>
          </table:table-cell>
          <table:table-cell office:value-type="string" table:style-name="ce1">
            <text:p>Softcat Limited</text:p>
          </table:table-cell>
          <table:table-cell office:value-type="string" table:style-name="ce1">
            <text:p>Office 365 Business - Users able to access and utilise Office 365 applications 24/7.<text:s/></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Contact Centre Services ? Package A <text:s text:c="21"/>(Contact Centre Services for Pensions, winter fuel, and job seeker allowance claims)</text:p>
          </table:table-cell>
          <table:table-cell office:value-type="string" table:style-name="ce1">
            <text:p>G4S</text:p>
          </table:table-cell>
          <table:table-cell office:value-type="string" table:style-name="ce1">
            <text:p>Supplier Telephony Infrastructure available during DWP operational hours</text:p>
          </table:table-cell>
          <table:table-cell office:value-type="string" table:style-name="ce1">
            <text:p>99.96% to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Contact Centre Services ? Package B <text:s text:c="16"/>(Contact Centre Services for carers allowance, disabled living allowance, attendance allowance, national benefit fraud hotline, national insurance number appointments, job centre enquiry line and, universal credit national telephone service as result of COVID-19)</text:p>
          </table:table-cell>
          <table:table-cell office:value-type="string" table:style-name="ce1">
            <text:p>Serco Limited</text:p>
          </table:table-cell>
          <table:table-cell office:value-type="string" table:style-name="ce1">
            <text:p>Quality of calls (2 x live calls per agent are checked per month against DWP script/checklist)</text:p>
          </table:table-cell>
          <table:table-cell office:value-type="string" table:style-name="ce1">
            <text:p>9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Health &amp; Assessment Services</text:p>
          </table:table-cell>
          <table:table-cell office:value-type="string" table:style-name="ce1">
            <text:p>Personal Independence Payment (PIP) Lot 1: North West, North East and England<text:s/></text:p>
          </table:table-cell>
          <table:table-cell office:value-type="string" table:style-name="ce1">
            <text:p>Atos IT Services UK Limited</text:p>
          </table:table-cell>
          <table:table-cell office:value-type="string" table:style-name="ce1">
            <text:p>The claimant satisfaction rate</text:p>
          </table:table-cell>
          <table:table-cell office:value-type="string" table:style-name="ce1">
            <text:p>More than 90% via telephone surve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Managed Print Service</text:p>
          </table:table-cell>
          <table:table-cell office:value-type="string" table:style-name="ce1">
            <text:p>HH Global</text:p>
          </table:table-cell>
          <table:table-cell office:value-type="string" table:style-name="ce1">
            <text:p>Claim Pack Fulfillment - Fulfilled and despatched within 48 hrs from receipt of clean data file by the contractor.</text:p>
          </table:table-cell>
          <table:table-cell office:value-type="string" table:style-name="ce1">
            <text:p>99% -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Document and Data Management Service (Provision of mail opening, scanning and indexing/filing services)</text:p>
          </table:table-cell>
          <table:table-cell office:value-type="string" table:style-name="ce1">
            <text:p>Engie</text:p>
          </table:table-cell>
          <table:table-cell office:value-type="string" table:style-name="ce1">
            <text:p>Scanned and indexed images shall be issued to the Authority?s appropriate systems</text:p>
          </table:table-cell>
          <table:table-cell office:value-type="string" table:style-name="ce1">
            <text:p>100% of the agreed daily flow <text:s/>and 100% of the resulting scanned and indexed images shall be issued to the Authority?s appropriate systems by 17:00 dail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New Payment Exception Service NPES</text:p>
          </table:table-cell>
          <table:table-cell office:value-type="string" table:style-name="ce1">
            <text:p>i-movo</text:p>
          </table:table-cell>
          <table:table-cell office:value-type="string" table:style-name="ce1">
            <text:p>Hi Priority System Failure Inability to issue or redeem</text:p>
          </table:table-cell>
          <table:table-cell office:value-type="string" table:style-name="ce1">
            <text:p>99.5%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Access to Work Holistic Assessments</text:p>
          </table:table-cell>
          <table:table-cell office:value-type="string" table:style-name="ce1">
            <text:p>People Plus Group</text:p>
          </table:table-cell>
          <table:table-cell office:value-type="string" table:style-name="ce1">
            <text:p>Initial contact made - 96% of initial contact and appointment made within two (2) Working Days of referral by DWP and is recorded on PRaP within two (2) Working Days of the initial referral</text:p>
          </table:table-cell>
          <table:table-cell office:value-type="string" table:style-name="ce1">
            <text:p>96% and above</text:p>
          </table:table-cell>
          <table:table-cell office:value-type="string" table:style-name="ce1">
            <text:p>Requires Improvement</text:p>
          </table:table-cell>
          <table:table-cell office:value-type="string" table:style-name="ce1">
            <text:p>Working with supplier to rectify 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Digital &amp; Professional Services</text:p>
          </table:table-cell>
          <table:table-cell office:value-type="string" table:style-name="ce1">
            <text:p>Network Support Service</text:p>
          </table:table-cell>
          <table:table-cell office:value-type="string" table:style-name="ce1">
            <text:p>UBDS IT Consulting Limited</text:p>
          </table:table-cell>
          <table:table-cell office:value-type="string" table:style-name="ce1">
            <text:p>Change Requests - New requirements raised by DWP will be acknowledged by UBDS, reviewed in collaboration with DWP and once there is a mutually agreed set of requirements a response will be provided within 5 working days.</text:p>
          </table:table-cell>
          <table:table-cell office:value-type="string" table:style-name="ce1">
            <text:p>Response time 5 Days or less =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Health &amp; Assessment Services</text:p>
          </table:table-cell>
          <table:table-cell office:value-type="string" table:style-name="ce1">
            <text:p>Personal Independence Payment (PIP) Lot 3: London, South<text:s/></text:p>
          </table:table-cell>
          <table:table-cell office:value-type="string" table:style-name="ce1">
            <text:p>Atos IT Services UK Limited</text:p>
          </table:table-cell>
          <table:table-cell office:value-type="string" table:style-name="ce1">
            <text:p>The claimant satisfaction rate</text:p>
          </table:table-cell>
          <table:table-cell office:value-type="string" table:style-name="ce1">
            <text:p>More than 90% via telephone surve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Digital &amp; Professional Services</text:p>
          </table:table-cell>
          <table:table-cell office:value-type="string" table:style-name="ce1">
            <text:p>Public Sector Resourcing</text:p>
          </table:table-cell>
          <table:table-cell office:value-type="string" table:style-name="ce1">
            <text:p>Alexander Mann Solutions Limited</text:p>
          </table:table-cell>
          <table:table-cell office:value-type="string" table:style-name="ce1">
            <text:p>The average time for a job offer made to a worker from requirement approval.</text:p>
          </table:table-cell>
          <table:table-cell office:value-type="string" table:style-name="ce1">
            <text:p>0 - 12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Work + Health Programme Contract Package Area 3</text:p>
          </table:table-cell>
          <table:table-cell office:value-type="string" table:style-name="ce1">
            <text:p>Ingeus UK Ltd</text:p>
          </table:table-cell>
          <table:table-cell office:value-type="string" table:style-name="ce1">
            <text:p>Participant Start Customer Service Standard - Work + Health Programme Job Entry Targeted Support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Access to Work Mental Health Support Services</text:p>
          </table:table-cell>
          <table:table-cell office:value-type="string" table:style-name="ce1">
            <text:p>Ingeus UK Ltd</text:p>
          </table:table-cell>
          <table:table-cell office:value-type="string" table:style-name="ce1">
            <text:p>Submission of MHSS Support Plan - 90% of reports to be returned within 1 calendar month of referral by the Authority to the designated AtW Adviser to the required quality standard the required standard.</text:p>
          </table:table-cell>
          <table:table-cell office:value-type="string" table:style-name="ce1">
            <text:p>90%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Health &amp; Assessment Services</text:p>
          </table:table-cell>
          <table:table-cell office:value-type="string" table:style-name="ce1">
            <text:p>Personal Independence Payment (PIP) Lot 1: North West, North East and England<text:s/></text:p>
          </table:table-cell>
          <table:table-cell office:value-type="string" table:style-name="ce1">
            <text:p>Atos IT Services UK Limited</text:p>
          </table:table-cell>
          <table:table-cell office:value-type="string" table:style-name="ce1">
            <text:p>Unacceptable grade Personal Independence Payment assessment following audit</text:p>
          </table:table-cell>
          <table:table-cell office:value-type="string" table:style-name="ce1">
            <text:p>Less than 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Major Change</text:p>
          </table:table-cell>
          <table:table-cell office:value-type="string" table:style-name="ce1">
            <text:p>AS IS Contract (Assessment Services Information System) (Provision of managed IT services for new health assessments)</text:p>
          </table:table-cell>
          <table:table-cell office:value-type="string" table:style-name="ce1">
            <text:p>Atos IT Services UK Limited</text:p>
          </table:table-cell>
          <table:table-cell office:value-type="string" table:style-name="ce1">
            <text:p>System Usability (transaction response time)</text:p>
          </table:table-cell>
          <table:table-cell office:value-type="string" table:style-name="ce1">
            <text:p>Within 2 second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Courier Service</text:p>
          </table:table-cell>
          <table:table-cell office:value-type="string" table:style-name="ce1">
            <text:p>Royal Mail Group</text:p>
          </table:table-cell>
          <table:table-cell office:value-type="string" table:style-name="ce1">
            <text:p>On time visit for on time collection and/or delivery - On time visits within +/- 30 minutes of agreed time.</text:p>
          </table:table-cell>
          <table:table-cell office:value-type="string" table:style-name="ce1">
            <text:p>99.5% - 100%</text:p>
          </table:table-cell>
          <table:table-cell office:value-type="string" table:style-name="ce1">
            <text:p>Requires Improvement</text:p>
          </table:table-cell>
          <table:table-cell office:value-type="string" table:style-name="ce1">
            <text:p>Working with supplier to rectify 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Contact Centre Services ? Package A <text:s text:c="21"/>(Contact Centre Services for Pensions, winter fuel, and job seeker allowance claims)</text:p>
          </table:table-cell>
          <table:table-cell office:value-type="string" table:style-name="ce1">
            <text:p>G4S</text:p>
          </table:table-cell>
          <table:table-cell office:value-type="string" table:style-name="ce1">
            <text:p>Quality of calls (2 x live calls per agent are checked per month against DWP script/checklist)</text:p>
          </table:table-cell>
          <table:table-cell office:value-type="string" table:style-name="ce1">
            <text:p>9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states &amp; HR Services</text:p>
          </table:table-cell>
          <table:table-cell office:value-type="string" table:style-name="ce1">
            <text:p>Provision of Total Facilities Management Services (Provision of building and asset management)</text:p>
          </table:table-cell>
          <table:table-cell office:value-type="string" table:style-name="ce1">
            <text:p>Mitie FM Ltd</text:p>
          </table:table-cell>
          <table:table-cell office:value-type="string" table:style-name="ce1">
            <text:p>Response and completion times for reactive calls responded to within timescales</text:p>
          </table:table-cell>
          <table:table-cell office:value-type="string" table:style-name="ce1">
            <text:p>93.00%</text:p>
          </table:table-cell>
          <table:table-cell office:value-type="string" table:style-name="ce1">
            <text:p>Requires Improvement</text:p>
          </table:table-cell>
          <table:table-cell office:value-type="string" table:style-name="ce1">
            <text:p>Working with supplier to rectify 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The Provision of Travel Solutions for DWP</text:p>
          </table:table-cell>
          <table:table-cell office:value-type="string" table:style-name="ce1">
            <text:p>Corporate Travel Management</text:p>
          </table:table-cell>
          <table:table-cell office:value-type="string" table:style-name="ce1">
            <text:p>Executive summary report - Supplier shall make available the Executive summary to the Customer by the 7th working day of each subsequent month</text:p>
          </table:table-cell>
          <table:table-cell office:value-type="string" table:style-name="ce1">
            <text:p>100%</text:p>
          </table:table-cell>
          <table:table-cell office:value-type="string" table:style-name="ce1">
            <text:p>Requires Improvement</text:p>
          </table:table-cell>
          <table:table-cell office:value-type="string" table:style-name="ce1">
            <text:p>Working with supplier to rectify 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24904 Media Buying</text:p>
          </table:table-cell>
          <table:table-cell office:value-type="string" table:style-name="ce1">
            <text:p>Manning Gottlieb OMD</text:p>
          </table:table-cell>
          <table:table-cell office:value-type="string" table:style-name="ce1">
            <text:p>Service Requirements and Evaluation</text:p>
          </table:table-cell>
          <table:table-cell office:value-type="string" table:style-name="ce1">
            <text:p>97%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Digital &amp; Professional Services</text:p>
          </table:table-cell>
          <table:table-cell office:value-type="string" table:style-name="ce1">
            <text:p><text:s/>Microsoft Azure - Strategic Contract</text:p>
          </table:table-cell>
          <table:table-cell office:value-type="string" table:style-name="ce1">
            <text:p>Softcat Limited</text:p>
          </table:table-cell>
          <table:table-cell office:value-type="string" table:style-name="ce1">
            <text:p>Virtual Machines Single Instance Monthly uptime availability for Customer use of Single-Instance Virtual Machin</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Work + Health Programme Contract Package Area 3</text:p>
          </table:table-cell>
          <table:table-cell office:value-type="string" table:style-name="ce1">
            <text:p>Ingeus UK Ltd</text:p>
          </table:table-cell>
          <table:table-cell office:value-type="string" table:style-name="ce1">
            <text:p>Prompt Payment - Performance against the Provider's compliance to pay any undisputed sums which are due from it to a Sub-contractor within 30 days from the receipt of a valid invoice.</text:p>
          </table:table-cell>
          <table:table-cell office:value-type="string" table:style-name="ce1">
            <text:p>Above 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PSN contact centre services (Public Services Network)</text:p>
          </table:table-cell>
          <table:table-cell office:value-type="string" table:style-name="ce1">
            <text:p>BT plc</text:p>
          </table:table-cell>
          <table:table-cell office:value-type="string" table:style-name="ce1">
            <text:p>Contact Centre Service Availability - Outbound Agents (Service shall be measured 07:00 - 21:00 Monday - Friday (excluding Bank Holidays), 07:00 - 17:15 Saturdays, Sundays and Bank Holidays)</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Digital &amp; Professional Services</text:p>
          </table:table-cell>
          <table:table-cell office:value-type="string" table:style-name="ce1">
            <text:p>Intranet 2022</text:p>
          </table:table-cell>
          <table:table-cell office:value-type="string" table:style-name="ce1">
            <text:p>Invotra Limited</text:p>
          </table:table-cell>
          <table:table-cell office:value-type="string" table:style-name="ce1">
            <text:p>Digital &amp; Security</text:p>
          </table:table-cell>
          <table:table-cell office:value-type="string" table:style-name="ce1">
            <text:p>100.00 - 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Digital &amp; Professional Services</text:p>
          </table:table-cell>
          <table:table-cell office:value-type="string" table:style-name="ce1">
            <text:p>PCI Pal - Secure Card Payment System (SCPS)</text:p>
          </table:table-cell>
          <table:table-cell office:value-type="string" table:style-name="ce1">
            <text:p>PCI-PAL (UK) Limited</text:p>
          </table:table-cell>
          <table:table-cell office:value-type="string" table:style-name="ce1">
            <text:p>Voice Agents Availability - Outbound</text:p>
          </table:table-cell>
          <table:table-cell office:value-type="string" table:style-name="ce1">
            <text:p>99.99%</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Transition to GBS Money Transmission Services Lot 2</text:p>
          </table:table-cell>
          <table:table-cell office:value-type="string" table:style-name="ce1">
            <text:p>Royal Bank of Scotland</text:p>
          </table:table-cell>
          <table:table-cell office:value-type="string" table:style-name="ce1">
            <text:p>Calls answered within 3 rings between 08.00 hours to 18.00 hours Monday to Friday</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Intensive Personalised Employment Support Contract Package Area CPA5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1">
            <text:p>Shaw Trust</text:p>
          </table:table-cell>
          <table:table-cell office:value-type="string" table:style-name="ce1">
            <text:p>Number of Lower Threshold Outcomes Against Profile -<text:s/></text:p>
            <text:p>"For those in employment, a lower threshold Outcome Payment will be achieved</text:p>
            <text:p>when a Participant?s earnings reach an earnings threshold equivalent to the</text:p>
            <text:p>Participant working at the National Living Wage NLW for the over 25s for 8</text:p>
            <text:p>hours per week for 182 days."</text:p>
          </table:table-cell>
          <table:table-cell office:value-type="string" table:style-name="ce1">
            <text:p>100%</text:p>
          </table:table-cell>
          <table:table-cell office:value-type="string" table:style-name="ce1">
            <text:p>Inadequate</text:p>
          </table:table-cell>
          <table:table-cell office:value-type="string" table:style-name="ce1">
            <text:p>Working with supplier to rectify 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Health &amp; Assessment Services</text:p>
          </table:table-cell>
          <table:table-cell office:value-type="string" table:style-name="ce1">
            <text:p>Personal Independence Payment (PIP) Assessment Service Lot 2: Central England and Wales<text:s/></text:p>
          </table:table-cell>
          <table:table-cell office:value-type="string" table:style-name="ce1">
            <text:p>Capita Business Services Ltd</text:p>
          </table:table-cell>
          <table:table-cell office:value-type="string" table:style-name="ce1">
            <text:p>Assessments Completed</text:p>
          </table:table-cell>
          <table:table-cell office:value-type="string" table:style-name="ce1">
            <text:p>&lt; 35.05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Job Entry: Targeted Support (JETS) Scotland</text:p>
          </table:table-cell>
          <table:table-cell office:value-type="string" table:style-name="ce1">
            <text:p>Capita Group PLC</text:p>
          </table:table-cell>
          <table:table-cell office:value-type="string" table:style-name="ce1">
            <text:p>Minimum Performance Levels - this is the headline job outcome performance target; a Contract Package Area (CPA) -level % conversion rate taken from the tender offers, set at 20% of profiled starts. Performance will be measured and managed on a cohort and cohort profile basis.</text:p>
          </table:table-cell>
          <table:table-cell office:value-type="string" table:style-name="ce1">
            <text:p>100% or mor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Digital &amp; Professional Services</text:p>
          </table:table-cell>
          <table:table-cell office:value-type="string" table:style-name="ce1">
            <text:p>Application Deployment Services (ADep) - Lot 1 (Customer Facing Systems)</text:p>
          </table:table-cell>
          <table:table-cell office:value-type="string" table:style-name="ce1">
            <text:p>Accenture (UK) Limited</text:p>
          </table:table-cell>
          <table:table-cell office:value-type="string" table:style-name="ce1">
            <text:p>Availability of Business Critical Application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Family Resources Survey 2019 - 2023</text:p>
          </table:table-cell>
          <table:table-cell office:value-type="string" table:style-name="ce1">
            <text:p>Office for National Statistics</text:p>
          </table:table-cell>
          <table:table-cell office:value-type="string" table:style-name="ce1">
            <text:p>FRS data deliveries are on schedule - Measures the timeliness of data processing. Good: Data deliveries are being made on the scheduled date, or within 2 working days of that date, as agreed between ONS and DWP primary contact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Work + Health Programme Contract Package Area 3</text:p>
          </table:table-cell>
          <table:table-cell office:value-type="string" table:style-name="ce1">
            <text:p>Ingeus UK Ltd</text:p>
          </table:table-cell>
          <table:table-cell office:value-type="string" table:style-name="ce1">
            <text:p>Participant Start Customer Service Standard - Work + Health Programme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Work + Health Programme Contract Package Area 1</text:p>
          </table:table-cell>
          <table:table-cell office:value-type="string" table:style-name="ce1">
            <text:p>Shaw Trust</text:p>
          </table:table-cell>
          <table:table-cell office:value-type="string" table:style-name="ce1">
            <text:p>Participant Start Customer Service Standard - Work + Health Programme Job Entry Targeted Support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office:value-type="string" table:style-name="ce1">
            <text:p>KPI3 Final</text:p>
          </table:table-cell>
          <table:table-cell table:number-columns-repeated="16375"/>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Intensive Personalised Employment Support Contract Package Area CPA5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1">
            <text:p>Shaw Trust</text:p>
          </table:table-cell>
          <table:table-cell office:value-type="string" table:style-name="ce1">
            <text:p>Participant Start Customer Service Standard - For 95% of Participants, the Contractor must, within 15 Working Days of the date the Referral was made by the Authority: (i) hold the initial meeting, and (ii) record on DWP ICT System the date of the initial meeting, and the relevant outcome; i.e. Start, Did Not Start, or Did Not Attend."</text:p>
          </table:table-cell>
          <table:table-cell office:value-type="string" table:style-name="ce1">
            <text:p>95% or mor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Off-Site Records Management Services</text:p>
          </table:table-cell>
          <table:table-cell office:value-type="string" table:style-name="ce1">
            <text:p>Restore Plc Document Management Services Division<text:s/></text:p>
          </table:table-cell>
          <table:table-cell office:value-type="string" table:style-name="ce1">
            <text:p>Item Retrieval</text:p>
          </table:table-cell>
          <table:table-cell office:value-type="string" table:style-name="ce1">
            <text:p>99.9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Family Resources Survey 2019 - 2023</text:p>
          </table:table-cell>
          <table:table-cell office:value-type="string" table:style-name="ce1">
            <text:p>Office for National Statistics</text:p>
          </table:table-cell>
          <table:table-cell office:value-type="string" table:style-name="ce1">
            <text:p>FRS achieved sample is at desired target - Measures the number of interviews achieved, versus target. From October 2021, ONS are ramping the issued sample up, to a level from April 2022 which will see 45,000 UK households in the achieved sample. Good: This is the target as agreed between DWP and ONS. The target is monitored monthly, in terms of interviews achieved.</text:p>
          </table:table-cell>
          <table:table-cell office:value-type="string" table:style-name="ce1">
            <text:p>98%</text:p>
          </table:table-cell>
          <table:table-cell office:value-type="string" table:style-name="ce1">
            <text:p>Inadequate</text:p>
          </table:table-cell>
          <table:table-cell office:value-type="string" table:style-name="ce1">
            <text:p>Working with supplier to rectify 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DWP Call off From Debt Market Integrator (DMI) Framework</text:p>
          </table:table-cell>
          <table:table-cell office:value-type="string" table:style-name="ce1">
            <text:p>Indesser</text:p>
          </table:table-cell>
          <table:table-cell office:value-type="string" table:style-name="ce1">
            <text:p>Urgent Cases - Percentage of urgent cases, over a 12 month rolling period, where recovery action is ceased by the Supplier by the end of the following Working Day after 3pm receipt of <text:s text:c="2"/>DWP notification to stop/suspend recovery.</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Digital &amp; Professional Services</text:p>
          </table:table-cell>
          <table:table-cell office:value-type="string" table:style-name="ce1">
            <text:p>Network Access Service (NAS)</text:p>
          </table:table-cell>
          <table:table-cell office:value-type="string" table:style-name="ce1">
            <text:p>BT plc</text:p>
          </table:table-cell>
          <table:table-cell office:value-type="string" table:style-name="ce1">
            <text:p>Network Access Service - Jitter - The Jitter Test measurement shall comprise of a series of readings that shall be collated, as a single representative value, every 15 minutes during the Agreed Service Measurement Time.</text:p>
          </table:table-cell>
          <table:table-cell office:value-type="string" table:style-name="ce1">
            <text:p>95% less than or equal to 10m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states &amp; HR Services</text:p>
          </table:table-cell>
          <table:table-cell office:value-type="string" table:style-name="ce1">
            <text:p>Provision of Total Facilities Management Services (Provision of building and asset management)</text:p>
          </table:table-cell>
          <table:table-cell office:value-type="string" table:style-name="ce1">
            <text:p>Mitie FM Ltd</text:p>
          </table:table-cell>
          <table:table-cell office:value-type="string" table:style-name="ce1">
            <text:p>Reactive response and completion times for cleaning and pest control</text:p>
          </table:table-cell>
          <table:table-cell office:value-type="string" table:style-name="ce1">
            <text:p>93.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Intensive Personalised Employment Support Contract Package Area CPA2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1">
            <text:p>Reed in Partnership</text:p>
          </table:table-cell>
          <table:table-cell office:value-type="string" table:style-name="ce1">
            <text:p>Participant Start Customer Service Standard - For 95% of Participants, the Contractor must, within 15 Working Days of the date the Referral was made by the Authority: (i) hold the initial meeting, and (ii) record on DWP ICT System the date of the initial meeting, and the relevant outcome; i.e. Start, Did Not Start, or Did Not Attend."</text:p>
          </table:table-cell>
          <table:table-cell office:value-type="string" table:style-name="ce1">
            <text:p>95% or mor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Work + Health Programme Contract Package Area 1</text:p>
          </table:table-cell>
          <table:table-cell office:value-type="string" table:style-name="ce1">
            <text:p>Shaw Trust</text:p>
          </table:table-cell>
          <table:table-cell office:value-type="string" table:style-name="ce1">
            <text:p>Prompt Payment - Performance against the Provider's compliance to pay any undisputed sums which are due from it to a Sub-contractor within 30 days from the receipt of a valid invoice.</text:p>
          </table:table-cell>
          <table:table-cell office:value-type="string" table:style-name="ce1">
            <text:p>Above 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states &amp; HR Services</text:p>
          </table:table-cell>
          <table:table-cell office:value-type="string" table:style-name="ce1">
            <text:p>Estates Security Services</text:p>
          </table:table-cell>
          <table:table-cell office:value-type="string" table:style-name="ce1">
            <text:p>G4S Secure Solutions (UK) Limited</text:p>
          </table:table-cell>
          <table:table-cell office:value-type="string" table:style-name="ce1">
            <text:p>Security Officer Posts delivered in accordance with the relevant Security Plan</text:p>
          </table:table-cell>
          <table:table-cell office:value-type="string" table:style-name="ce1">
            <text:p>99.79% - 100%</text:p>
          </table:table-cell>
          <table:table-cell office:value-type="string" table:style-name="ce1">
            <text:p>Inadequate</text:p>
          </table:table-cell>
          <table:table-cell office:value-type="string" table:style-name="ce1">
            <text:p>Working with supplier to rectify 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Contact Centre Services ? Package A <text:s text:c="21"/>(Contact Centre Services for Pensions, winter fuel, and job seeker allowance claims)</text:p>
          </table:table-cell>
          <table:table-cell office:value-type="string" table:style-name="ce1">
            <text:p>G4S</text:p>
          </table:table-cell>
          <table:table-cell office:value-type="string" table:style-name="ce1">
            <text:p>Percentage of all calls answered that are offered to the queue (Refer to annex 1 service level 2 of the contract)</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Health &amp; Assessment Services</text:p>
          </table:table-cell>
          <table:table-cell office:value-type="string" table:style-name="ce1">
            <text:p>Health &amp; Disability Assessment Services (Provision of health and disability assessments)</text:p>
          </table:table-cell>
          <table:table-cell office:value-type="string" table:style-name="ce1">
            <text:p>Maximus UK Services Limited</text:p>
          </table:table-cell>
          <table:table-cell office:value-type="string" table:style-name="ce1">
            <text:p>Claimant Satisfaction Rate</text:p>
          </table:table-cell>
          <table:table-cell office:value-type="string" table:style-name="ce1">
            <text:p>92% or great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Transition to GBS Money Transmission Services Lot 2</text:p>
          </table:table-cell>
          <table:table-cell office:value-type="string" table:style-name="ce1">
            <text:p>Royal Bank of Scotland</text:p>
          </table:table-cell>
          <table:table-cell office:value-type="string" table:style-name="ce1">
            <text:p>Electronic Banking System available between 06.30 and 18.00 hours on working days</text:p>
          </table:table-cell>
          <table:table-cell office:value-type="string" table:style-name="ce1">
            <text:p>99.6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Digital &amp; Professional Services</text:p>
          </table:table-cell>
          <table:table-cell office:value-type="string" table:style-name="ce1">
            <text:p>Application Deployment Services - Lot 3</text:p>
          </table:table-cell>
          <table:table-cell office:value-type="string" table:style-name="ce1">
            <text:p>IBM UK Limited</text:p>
          </table:table-cell>
          <table:table-cell office:value-type="string" table:style-name="ce1">
            <text:p>Availability of Business Critical Applications</text:p>
          </table:table-cell>
          <table:table-cell office:value-type="string" table:style-name="ce1">
            <text:p>99% or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states &amp; HR Services</text:p>
          </table:table-cell>
          <table:table-cell office:value-type="string" table:style-name="ce1">
            <text:p>Provision of Total Facilities Management Services (Provision of building and asset management)</text:p>
          </table:table-cell>
          <table:table-cell office:value-type="string" table:style-name="ce1">
            <text:p>Mitie FM Ltd</text:p>
          </table:table-cell>
          <table:table-cell office:value-type="string" table:style-name="ce1">
            <text:p>Planned Preventative Maintenance tasks delivered to scheduled dates (Plan agreed with DWP)</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Intensive Personalised Employment Support Contract Package Area CPA4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1">
            <text:p>Fedcap Employment Limited</text:p>
          </table:table-cell>
          <table:table-cell office:value-type="string" table:style-name="ce1">
            <text:p>Participant Start Customer Service Standard - For 95% of Participants, the Contractor must, within 15 Working Days of the date the Referral was made by the Authority: (i) hold the initial meeting, and (ii) record on DWP ICT System the date of the initial meeting, and the relevant outcome; i.e. Start, Did Not Start, or Did Not Attend."</text:p>
          </table:table-cell>
          <table:table-cell office:value-type="string" table:style-name="ce1">
            <text:p>95% or mor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Language Services</text:p>
          </table:table-cell>
          <table:table-cell office:value-type="string" table:style-name="ce1">
            <text:p>D A Languages Limited</text:p>
          </table:table-cell>
          <table:table-cell office:value-type="string" table:style-name="ce1">
            <text:p>BSL and non-spoken language interpreters - Where the relevant notice is given, assignments must be successfully fulfilled</text:p>
          </table:table-cell>
          <table:table-cell office:value-type="string" table:style-name="ce1">
            <text:p>100-99%</text:p>
          </table:table-cell>
          <table:table-cell office:value-type="string" table:style-name="ce1">
            <text:p>Inadequate</text:p>
          </table:table-cell>
          <table:table-cell office:value-type="string" table:style-name="ce1">
            <text:p>Working with supplier to rectify 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Work + Health Programme Contract Package Area 2</text:p>
          </table:table-cell>
          <table:table-cell office:value-type="string" table:style-name="ce1">
            <text:p>Reed in Partnership</text:p>
          </table:table-cell>
          <table:table-cell office:value-type="string" table:style-name="ce1">
            <text:p>Prompt Payment - Performance against the Provider's compliance to pay any undisputed sums which are due from it to a Sub-contractor within 30 days from the receipt of a valid invoice.</text:p>
          </table:table-cell>
          <table:table-cell office:value-type="string" table:style-name="ce1">
            <text:p>Above 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Digital &amp; Professional Services</text:p>
          </table:table-cell>
          <table:table-cell office:value-type="string" table:style-name="ce1">
            <text:p><text:s/>Microsoft Azure - Strategic Contract</text:p>
          </table:table-cell>
          <table:table-cell office:value-type="string" table:style-name="ce1">
            <text:p>Softcat Limited</text:p>
          </table:table-cell>
          <table:table-cell office:value-type="string" table:style-name="ce1">
            <text:p>Virtual Machines Availability - Monthly uptime availability for Customers use of Virtual Machines in an Availability Set, or same Dedicated Host Group</text:p>
          </table:table-cell>
          <table:table-cell office:value-type="string" table:style-name="ce1">
            <text:p>9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Health &amp; Assessment Services</text:p>
          </table:table-cell>
          <table:table-cell office:value-type="string" table:style-name="ce1">
            <text:p>Personal Independence Payment (PIP) Lot 1: North West, North East and England<text:s/></text:p>
          </table:table-cell>
          <table:table-cell office:value-type="string" table:style-name="ce1">
            <text:p>Atos IT Services UK Limited</text:p>
          </table:table-cell>
          <table:table-cell office:value-type="string" table:style-name="ce1">
            <text:p>Compared to set target, number of Normal Rules clearances per month<text:s/></text:p>
          </table:table-cell>
          <table:table-cell office:value-type="string" table:style-name="ce1">
            <text:p>Above 99.9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The Provision of Travel Solutions for DWP</text:p>
          </table:table-cell>
          <table:table-cell office:value-type="string" table:style-name="ce1">
            <text:p>Corporate Travel Management</text:p>
          </table:table-cell>
          <table:table-cell office:value-type="string" table:style-name="ce1">
            <text:p>Rail, Coach, Air and Ferry MI - Supplier shall make available all Rail, coach, Air &amp; Ferry MI to the Customer by the 7th working day of each subsequent month</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Intensive Personalised Employment Support Contract Package Area CPA3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1">
            <text:p>The Growth Company Limited</text:p>
          </table:table-cell>
          <table:table-cell office:value-type="string" table:style-name="ce1">
            <text:p>Number of Higher Threshold Outcomes Against Profile -<text:s/></text:p>
            <text:p>"A higher threshold Outcome Payment will be</text:p>
            <text:p>achieved when the Participant?s earnings reach an earnings threshold equivalent to the Participant working at the National Living Wage NWL for the over 25s for 16 hours</text:p>
            <text:p>per week for 182 days. "</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Digital &amp; Professional Services</text:p>
          </table:table-cell>
          <table:table-cell office:value-type="string" table:style-name="ce1">
            <text:p>Teams Direct Routing</text:p>
          </table:table-cell>
          <table:table-cell office:value-type="string" table:style-name="ce1">
            <text:p>Gamma</text:p>
          </table:table-cell>
          <table:table-cell office:value-type="string" table:style-name="ce1">
            <text:p>Availability of DWP Portal</text:p>
          </table:table-cell>
          <table:table-cell office:value-type="string" table:style-name="ce1">
            <text:p>99.75 -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24904 Media Buying</text:p>
          </table:table-cell>
          <table:table-cell office:value-type="string" table:style-name="ce1">
            <text:p>Manning Gottlieb OMD</text:p>
          </table:table-cell>
          <table:table-cell office:value-type="string" table:style-name="ce1">
            <text:p>Media Plan</text:p>
          </table:table-cell>
          <table:table-cell office:value-type="string" table:style-name="ce1">
            <text:p>97%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The Provision of Travel Solutions for DWP</text:p>
          </table:table-cell>
          <table:table-cell office:value-type="string" table:style-name="ce1">
            <text:p>Corporate Travel Management</text:p>
          </table:table-cell>
          <table:table-cell office:value-type="string" table:style-name="ce1">
            <text:p>Accommodation MI - Supplier shall make available the Accommodation MI to the Customer by the 7th working day of each subsequent month.</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Access to Work Holistic Assessments</text:p>
          </table:table-cell>
          <table:table-cell office:value-type="string" table:style-name="ce1">
            <text:p>Royal British Legion Industries</text:p>
          </table:table-cell>
          <table:table-cell office:value-type="string" table:style-name="ce1">
            <text:p>Initial contact made - 96% of initial contact and appointment made within two (2) Working Days of referral by DWP and is recorded on PRaP within two (2) Working Days of the initial referral</text:p>
          </table:table-cell>
          <table:table-cell office:value-type="string" table:style-name="ce1">
            <text:p>96% and above</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Digital &amp; Professional Services</text:p>
          </table:table-cell>
          <table:table-cell office:value-type="string" table:style-name="ce1">
            <text:p>Multi-Functional Device &amp; Reprographic Service</text:p>
          </table:table-cell>
          <table:table-cell office:value-type="string" table:style-name="ce1">
            <text:p>Xerox UK Limited</text:p>
          </table:table-cell>
          <table:table-cell office:value-type="string" table:style-name="ce1">
            <text:p>Reprographic jobs completed and dispatched within 24 hours / 72 hours <text:s/>from receipt of job by the Contractor (2 KPIs combined for Reprographics)</text:p>
          </table:table-cell>
          <table:table-cell office:value-type="string" table:style-name="ce1">
            <text:p>99.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Off-Site Records Management Services</text:p>
          </table:table-cell>
          <table:table-cell office:value-type="string" table:style-name="ce1">
            <text:p>Restore Plc Document Management Services Division<text:s/></text:p>
          </table:table-cell>
          <table:table-cell office:value-type="string" table:style-name="ce1">
            <text:p>Item Intake - Indexed &amp; Non-Indexed (incl Rtns)</text:p>
          </table:table-cell>
          <table:table-cell office:value-type="string" table:style-name="ce1">
            <text:p>99.75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Digital &amp; Professional Services</text:p>
          </table:table-cell>
          <table:table-cell office:value-type="string" table:style-name="ce1">
            <text:p>Network Services (RM1045) Lot 4 - Inbound Calls Non-Geographic Numbers</text:p>
          </table:table-cell>
          <table:table-cell office:value-type="string" table:style-name="ce1">
            <text:p>Vodafone Limited</text:p>
          </table:table-cell>
          <table:table-cell office:value-type="string" table:style-name="ce1">
            <text:p>Service availability (excluding service desk)</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Access to Work Holistic Assessments</text:p>
          </table:table-cell>
          <table:table-cell office:value-type="string" table:style-name="ce1">
            <text:p>Royal British Legion Industries</text:p>
          </table:table-cell>
          <table:table-cell office:value-type="string" table:style-name="ce1">
            <text:p>Return of Needs Assessment Report with 8 Days - 90% of Needs Assessment reports to be sent and received by the specified AtW Adviser within eight (8) Working Days of referral by the Authority and recorded on PRaP within 15 Working Days.</text:p>
          </table:table-cell>
          <table:table-cell office:value-type="string" table:style-name="ce1">
            <text:p>90% and above</text:p>
          </table:table-cell>
          <table:table-cell office:value-type="string" table:style-name="ce1">
            <text:p>Inadequate</text:p>
          </table:table-cell>
          <table:table-cell office:value-type="string" table:style-name="ce1">
            <text:p>Working with supplier to rectify 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PSN contact centre services (Public Services Network)</text:p>
          </table:table-cell>
          <table:table-cell office:value-type="string" table:style-name="ce1">
            <text:p>BT plc</text:p>
          </table:table-cell>
          <table:table-cell office:value-type="string" table:style-name="ce1">
            <text:p>Customer Interaction Service Availability</text:p>
          </table:table-cell>
          <table:table-cell office:value-type="string" table:style-name="ce1">
            <text:p>99.99% availabilit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Major Change</text:p>
          </table:table-cell>
          <table:table-cell office:value-type="string" table:style-name="ce1">
            <text:p>AS IS Contract (Assessment Services Information System) (Provision of managed IT services for new health assessments)</text:p>
          </table:table-cell>
          <table:table-cell office:value-type="string" table:style-name="ce1">
            <text:p>Atos IT Services UK Limited</text:p>
          </table:table-cell>
          <table:table-cell office:value-type="string" table:style-name="ce1">
            <text:p>Severity 1 - Incident Fix resolution time</text:p>
          </table:table-cell>
          <table:table-cell office:value-type="string" table:style-name="ce1">
            <text:p>Less than 4 hou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Work + Health Programme Contract Package Area 5</text:p>
          </table:table-cell>
          <table:table-cell office:value-type="string" table:style-name="ce1">
            <text:p>Shaw Trust</text:p>
          </table:table-cell>
          <table:table-cell office:value-type="string" table:style-name="ce1">
            <text:p>Prompt Payment - Performance against the Provider's compliance to pay any undisputed sums which are due from it to a Sub-contractor within 30 days from the receipt of a valid invoice.</text:p>
          </table:table-cell>
          <table:table-cell office:value-type="string" table:style-name="ce1">
            <text:p>Above 99.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Intensive Personalised Employment Support Contract Package Area CPA2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1">
            <text:p>Reed in Partnership</text:p>
          </table:table-cell>
          <table:table-cell office:value-type="string" table:style-name="ce1">
            <text:p>Number of Higher Threshold Outcomes Against Profile -<text:s/></text:p>
            <text:p>"A higher threshold Outcome Payment will be</text:p>
            <text:p>achieved when the Participant?s earnings reach an earnings threshold</text:p>
            <text:p>equivalent to the Participant working at the National Living Wage NWL for the over 25s for 16 hours</text:p>
            <text:p>per week for 182 days. "</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Intensive Personalised Employment Support Contract Package Area CPA5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1">
            <text:p>Shaw Trust</text:p>
          </table:table-cell>
          <table:table-cell office:value-type="string" table:style-name="ce1">
            <text:p>Number of Higher Threshold Outcomes Against Profile -<text:s/></text:p>
            <text:p>"A higher threshold Outcome Payment will be</text:p>
            <text:p>achieved when the Participant?s earnings reach an earnings threshold</text:p>
            <text:p>equivalent to the Participant working at the National Living Wage NWL for the over 25s for 16 hours</text:p>
            <text:p>per week for 182 days. "</text:p>
          </table:table-cell>
          <table:table-cell office:value-type="string" table:style-name="ce1">
            <text:p>100%</text:p>
          </table:table-cell>
          <table:table-cell office:value-type="string" table:style-name="ce1">
            <text:p>Inadequate</text:p>
          </table:table-cell>
          <table:table-cell office:value-type="string" table:style-name="ce1">
            <text:p>Working with supplier to rectify 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Health &amp; Assessment Services</text:p>
          </table:table-cell>
          <table:table-cell office:value-type="string" table:style-name="ce1">
            <text:p>Health &amp; Disability Assessment Services (Provision of health and disability assessments)</text:p>
          </table:table-cell>
          <table:table-cell office:value-type="string" table:style-name="ce1">
            <text:p>Maximus UK Services Limited</text:p>
          </table:table-cell>
          <table:table-cell office:value-type="string" table:style-name="ce1">
            <text:p>Work Capability Assessment reports for each rolling 3 month period</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Digital &amp; Professional Services</text:p>
          </table:table-cell>
          <table:table-cell office:value-type="string" table:style-name="ce1">
            <text:p>Network Access Service (NAS)</text:p>
          </table:table-cell>
          <table:table-cell office:value-type="string" table:style-name="ce1">
            <text:p>BT plc</text:p>
          </table:table-cell>
          <table:table-cell office:value-type="string" table:style-name="ce1">
            <text:p>Severity Level 2 Incidents Assigned to the Supplier for resolution within eight (8) hours</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Language Services</text:p>
          </table:table-cell>
          <table:table-cell office:value-type="string" table:style-name="ce1">
            <text:p>D A Languages Limited</text:p>
          </table:table-cell>
          <table:table-cell office:value-type="string" table:style-name="ce1">
            <text:p>Face to Face Translation - Where the relevant notice is given, assignments must be successfully fulfilled</text:p>
          </table:table-cell>
          <table:table-cell office:value-type="string" table:style-name="ce1">
            <text:p>100-99%</text:p>
          </table:table-cell>
          <table:table-cell office:value-type="string" table:style-name="ce1">
            <text:p>Inadequate</text:p>
          </table:table-cell>
          <table:table-cell office:value-type="string" table:style-name="ce1">
            <text:p>Working with supplier to rectify 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Digital &amp; Professional Services</text:p>
          </table:table-cell>
          <table:table-cell office:value-type="string" table:style-name="ce1">
            <text:p>Managed LAN and On-site Support Services (MLOSS)</text:p>
          </table:table-cell>
          <table:table-cell office:value-type="string" table:style-name="ce1">
            <text:p>BT PLC</text:p>
          </table:table-cell>
          <table:table-cell office:value-type="string" table:style-name="ce1">
            <text:p>Managed Incident Resolution</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Digital &amp; Professional Services</text:p>
          </table:table-cell>
          <table:table-cell office:value-type="string" table:style-name="ce1">
            <text:p>Telephony Services PSN</text:p>
          </table:table-cell>
          <table:table-cell office:value-type="string" table:style-name="ce1">
            <text:p>Vodaphone Ltd</text:p>
          </table:table-cell>
          <table:table-cell office:value-type="string" table:style-name="ce1">
            <text:p>Service Requests Implemented - A measure of the percentage of Service Requests for Telephony Services implemented in accordance with the Request Categorisation And Lead Time Matrix in Appendix 1 of Schedule 6.11 (Service Requests, Projects and Consultancy) within a Service Measurement Period (SMP).vice Request Implemented -</text:p>
          </table:table-cell>
          <table:table-cell office:value-type="string" table:style-name="ce1">
            <text:p>95% - 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Intensive Personalised Employment Support Contract Package Area CPA2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1">
            <text:p>Reed in Partnership</text:p>
          </table:table-cell>
          <table:table-cell office:value-type="string" table:style-name="ce1">
            <text:p>Number of Lower Threshold Outcomes Against Profile -<text:s/></text:p>
            <text:p>"For those in employment, a lower threshold Outcome Payment will be achieved</text:p>
            <text:p>when a Participant?s earnings reach an earnings threshold equivalent to the</text:p>
            <text:p>Participant working at the National Living Wage NLW for the over 25s for 8</text:p>
            <text:p>hours per week for 182 days."</text:p>
          </table:table-cell>
          <table:table-cell office:value-type="string" table:style-name="ce1">
            <text:p>100%</text:p>
          </table:table-cell>
          <table:table-cell office:value-type="string" table:style-name="ce1">
            <text:p>Requires Improvement</text:p>
          </table:table-cell>
          <table:table-cell office:value-type="string" table:style-name="ce1">
            <text:p>Working with supplier to rectify 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DWP Call off From Debt Market Integrator (DMI) Framework</text:p>
          </table:table-cell>
          <table:table-cell office:value-type="string" table:style-name="ce1">
            <text:p>Indesser</text:p>
          </table:table-cell>
          <table:table-cell office:value-type="string" table:style-name="ce1">
            <text:p>Accurate Financial Processing - Money transfers from the Supplier to DWP are processed at the right time and for the correct amount.</text:p>
          </table:table-cell>
          <table:table-cell office:value-type="string" table:style-name="ce1">
            <text:p>Zero failur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Work + Health Programme Contract Package Area 6</text:p>
          </table:table-cell>
          <table:table-cell office:value-type="string" table:style-name="ce1">
            <text:p>Maximus UK Services Limited</text:p>
          </table:table-cell>
          <table:table-cell office:value-type="string" table:style-name="ce1">
            <text:p>Participant Start Customer Service Standard - Work + Health Programme Job Entry Targeted Support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DWP Records Management Services</text:p>
          </table:table-cell>
          <table:table-cell office:value-type="string" table:style-name="ce1">
            <text:p>Restore Plc Document Management Services Division</text:p>
          </table:table-cell>
          <table:table-cell office:value-type="string" table:style-name="ce1">
            <text:p>Item Retrieval - The Supplier shall Retrieve Items from the File Store upon request of a User. The Supplier shall ensure each requested Item(s) will be made available for collection by the Courier on the day after the request was made. The Supplier shall ensure that the RM System is updated in Real Time to reflect the movement of the File during the Retrieval proces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Managed Print Service</text:p>
          </table:table-cell>
          <table:table-cell office:value-type="string" table:style-name="ce1">
            <text:p>HH Global</text:p>
          </table:table-cell>
          <table:table-cell office:value-type="string" table:style-name="ce1">
            <text:p>Print Catalogue - External , BRE and Secure Print product orders will be processed within 5 working days.</text:p>
          </table:table-cell>
          <table:table-cell office:value-type="string" table:style-name="ce1">
            <text:p>99% -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Access to Work Mental Health Support Services</text:p>
          </table:table-cell>
          <table:table-cell office:value-type="string" table:style-name="ce1">
            <text:p>Ingeus UK Ltd</text:p>
          </table:table-cell>
          <table:table-cell office:value-type="string" table:style-name="ce1">
            <text:p>Submission of MHSS 6 Month Report - 90% of reports to be returned to the designated AtW Adviser within 10 working days of the end of the 6 month support period to the required quality standard with confirmation that the Customer is still in employment.</text:p>
          </table:table-cell>
          <table:table-cell office:value-type="string" table:style-name="ce1">
            <text:p>90%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Work + Health Programme Contract Package Area 5</text:p>
          </table:table-cell>
          <table:table-cell office:value-type="string" table:style-name="ce1">
            <text:p>Shaw Trust</text:p>
          </table:table-cell>
          <table:table-cell office:value-type="string" table:style-name="ce1">
            <text:p>Participant Start Customer Service Standard - Work + Health Programme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New Payment Exception Service NPES</text:p>
          </table:table-cell>
          <table:table-cell office:value-type="string" table:style-name="ce1">
            <text:p>i-movo</text:p>
          </table:table-cell>
          <table:table-cell office:value-type="string" table:style-name="ce1">
            <text:p>Payments via BACS - availability to Authorised Customer</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Document and Data Management Service (Provision of mail opening, scanning and indexing/filing services)</text:p>
          </table:table-cell>
          <table:table-cell office:value-type="string" table:style-name="ce1">
            <text:p>Engie</text:p>
          </table:table-cell>
          <table:table-cell office:value-type="string" table:style-name="ce1">
            <text:p>Bankable documents processed on the day of receipt for banking and are ready for collection by the Authority's nominated carrier.</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Intensive Personalised Employment Support Contract Package Area CPA1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1">
            <text:p>Shaw Trust</text:p>
          </table:table-cell>
          <table:table-cell office:value-type="string" table:style-name="ce1">
            <text:p>Participant Start Customer Service Standard - For 95% of Participants, the Contractor must, within 15 Working Days of the date the Referral was made by the Authority: (i) hold the initial meeting, and (ii) record on DWP ICT System the date of the initial meeting, and the relevant outcome; i.e. Start, Did Not Start, or Did Not Attend."</text:p>
          </table:table-cell>
          <table:table-cell office:value-type="string" table:style-name="ce1">
            <text:p>95% or mor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Digital &amp; Professional Services</text:p>
          </table:table-cell>
          <table:table-cell office:value-type="string" table:style-name="ce1">
            <text:p><text:s/>Microsoft Azure - Strategic Contract</text:p>
          </table:table-cell>
          <table:table-cell office:value-type="string" table:style-name="ce1">
            <text:p>Softcat Limited</text:p>
          </table:table-cell>
          <table:table-cell office:value-type="string" table:style-name="ce1">
            <text:p>Virtual Machines Uptime - Monthly uptime availability for Customers use of Virtual Machines, deployed across two or more Availability Zones in the same region:</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Intensive Personalised Employment Support Contract Package Area CPA1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1">
            <text:p>Shaw Trust</text:p>
          </table:table-cell>
          <table:table-cell office:value-type="string" table:style-name="ce1">
            <text:p>Number of Lower Threshold Outcomes Against Profile -<text:s/></text:p>
            <text:p>"For those in employment, a lower threshold Outcome Payment will be achieved</text:p>
            <text:p>when a Participant?s earnings reach an earnings threshold equivalent to the</text:p>
            <text:p>Participant working at the National Living Wage NLW for the over 25s for 8</text:p>
            <text:p>hours per week for 182 days."</text:p>
          </table:table-cell>
          <table:table-cell office:value-type="string" table:style-name="ce1">
            <text:p>100%</text:p>
          </table:table-cell>
          <table:table-cell office:value-type="string" table:style-name="ce1">
            <text:p>Inadequate</text:p>
          </table:table-cell>
          <table:table-cell office:value-type="string" table:style-name="ce1">
            <text:p>Working with supplier to rectify 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Intensive Personalised Employment Support Contract Package Area CPA4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1">
            <text:p>Fedcap Employment Limited</text:p>
          </table:table-cell>
          <table:table-cell office:value-type="string" table:style-name="ce1">
            <text:p>Number of Lower Threshold Outcomes Against Profile -<text:s/></text:p>
            <text:p>"For those in employment, a lower threshold Outcome Payment will be achieved</text:p>
            <text:p>when a Participant?s earnings reach an earnings threshold equivalent to the</text:p>
            <text:p>Participant working at the National Living Wage NLW for the over 25s for 8</text:p>
            <text:p>hours per week for 182 days."</text:p>
          </table:table-cell>
          <table:table-cell office:value-type="string" table:style-name="ce1">
            <text:p>100%</text:p>
          </table:table-cell>
          <table:table-cell office:value-type="string" table:style-name="ce1">
            <text:p>Requires Improvement</text:p>
          </table:table-cell>
          <table:table-cell office:value-type="string" table:style-name="ce1">
            <text:p>Working with supplier to rectify 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Major Change</text:p>
          </table:table-cell>
          <table:table-cell office:value-type="string" table:style-name="ce1">
            <text:p>AS IS Contract (Assessment Services Information System) (Provision of managed IT services for new health assessments)</text:p>
          </table:table-cell>
          <table:table-cell office:value-type="string" table:style-name="ce1">
            <text:p>Atos IT Services UK Limited</text:p>
          </table:table-cell>
          <table:table-cell office:value-type="string" table:style-name="ce1">
            <text:p>System availability (24/7)</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Digital &amp; Professional Services</text:p>
          </table:table-cell>
          <table:table-cell office:value-type="string" table:style-name="ce1">
            <text:p>Network Support Service</text:p>
          </table:table-cell>
          <table:table-cell office:value-type="string" table:style-name="ce1">
            <text:p>UBDS IT Consulting Limited</text:p>
          </table:table-cell>
          <table:table-cell office:value-type="string" table:style-name="ce1">
            <text:p>Customer Satisfaction Survey - Every quarter as part of the planned UBDS Service Reviews with DWP, a customer satisfaction survey will be requested to be completed and an NPS score published. This will be used to measure the service provided to date and feedback for future improvement.</text:p>
          </table:table-cell>
          <table:table-cell office:value-type="string" table:style-name="ce1">
            <text:p>NPS score of 8 to 10 =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Digital &amp; Professional Services</text:p>
          </table:table-cell>
          <table:table-cell office:value-type="string" table:style-name="ce1">
            <text:p>Public Sector Resourcing</text:p>
          </table:table-cell>
          <table:table-cell office:value-type="string" table:style-name="ce1">
            <text:p>Alexander Mann Solutions Limited</text:p>
          </table:table-cell>
          <table:table-cell office:value-type="string" table:style-name="ce1">
            <text:p>Candidates at or below the rate set out on the rate card. The Public Sector Resourcing rate card is owned by Crown Commercial Service and details the Maximum rates for each of the 700 roles contained within.<text:s/></text:p>
          </table:table-cell>
          <table:table-cell office:value-type="string" table:style-name="ce1">
            <text:p>85% -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Digital &amp; Professional Services</text:p>
          </table:table-cell>
          <table:table-cell office:value-type="string" table:style-name="ce1">
            <text:p>Multi-Functional Device &amp; Reprographic Service</text:p>
          </table:table-cell>
          <table:table-cell office:value-type="string" table:style-name="ce1">
            <text:p>Xerox UK Limited</text:p>
          </table:table-cell>
          <table:table-cell office:value-type="string" table:style-name="ce1">
            <text:p>Reprographic jobs to meet quality standard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Contact Centre Services ? Package B <text:s text:c="16"/>(Contact Centre Services for carers allowance, disabled living allowance, attendance allowance, national benefit fraud hotline, national insurance number appointments, job centre enquiry line and, universal credit national telephone service as result of COVID-19)</text:p>
          </table:table-cell>
          <table:table-cell office:value-type="string" table:style-name="ce1">
            <text:p>Serco Limited</text:p>
          </table:table-cell>
          <table:table-cell office:value-type="string" table:style-name="ce1">
            <text:p>Percentage of all calls answered that are offered to the queue (Refer to annex 1 service level 2 of the contract)</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Post Office Card Account</text:p>
          </table:table-cell>
          <table:table-cell office:value-type="string" table:style-name="ce1">
            <text:p>Post Office Limited</text:p>
          </table:table-cell>
          <table:table-cell office:value-type="string" table:style-name="ce1">
            <text:p>The general Helpline shall be available to Account Holders to enable them to make enquiries/requests 100% between 08.15 and 18.00 (UK time) Monday to Friday and between 08.30 and 19.15 (UK time) on Saturday.</text:p>
          </table:table-cell>
          <table:table-cell office:value-type="string" table:style-name="ce1">
            <text:p>80% or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The Provision of Vehicle Leasing and Fleet Management</text:p>
          </table:table-cell>
          <table:table-cell office:value-type="string" table:style-name="ce1">
            <text:p>Kinto Uk Limited</text:p>
          </table:table-cell>
          <table:table-cell office:value-type="string" table:style-name="ce1">
            <text:p>Monthly MI Reports - Agreed Monthly reports provided on time, accurate and distributed correctly. Within 10 working days.</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Intensive Personalised Employment Support Contract Package Area CPA3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1">
            <text:p>The Growth Company Limited</text:p>
          </table:table-cell>
          <table:table-cell office:value-type="string" table:style-name="ce1">
            <text:p>Number of Lower Threshold Outcomes Against Profile -<text:s/></text:p>
            <text:p>"For those in employment, a lower threshold Outcome Payment will be achieved when a Participant?s earnings reach an earnings threshold equivalent to the</text:p>
            <text:p>Participant working at the National Living Wage NLW for the over 25s for 8</text:p>
            <text:p>hours per week for 182 days."</text:p>
          </table:table-cell>
          <table:table-cell office:value-type="string" table:style-name="ce1">
            <text:p>100%</text:p>
          </table:table-cell>
          <table:table-cell office:value-type="string" table:style-name="ce1">
            <text:p>Requires Improvement</text:p>
          </table:table-cell>
          <table:table-cell office:value-type="string" table:style-name="ce1">
            <text:p>Working with supplier to rectify 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Postal Services - Bulk Mail</text:p>
          </table:table-cell>
          <table:table-cell office:value-type="string" table:style-name="ce1">
            <text:p>DHL Parcel UK Limited</text:p>
          </table:table-cell>
          <table:table-cell office:value-type="string" table:style-name="ce1">
            <text:p>On time and accurate mailing collectio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Managed Print Service</text:p>
          </table:table-cell>
          <table:table-cell office:value-type="string" table:style-name="ce1">
            <text:p>HH Global</text:p>
          </table:table-cell>
          <table:table-cell office:value-type="string" table:style-name="ce1">
            <text:p>Alternative Formats - Processed and despatched within agreed timescales.</text:p>
          </table:table-cell>
          <table:table-cell office:value-type="string" table:style-name="ce1">
            <text:p>99% -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Work + Health Programme Contract Package Area 4</text:p>
          </table:table-cell>
          <table:table-cell office:value-type="string" table:style-name="ce1">
            <text:p>Seetec Plus ltd</text:p>
          </table:table-cell>
          <table:table-cell office:value-type="string" table:style-name="ce1">
            <text:p>Prompt Payment - Performance against the Provider's compliance to pay any undisputed sums which are due from it to a Sub-contractor within 30 days from the receipt of a valid invoice.</text:p>
          </table:table-cell>
          <table:table-cell office:value-type="string" table:style-name="ce1">
            <text:p>Above 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Digital &amp; Professional Services</text:p>
          </table:table-cell>
          <table:table-cell office:value-type="string" table:style-name="ce1">
            <text:p>Network Services (RM1045) Lot 4 - Inbound Calls Non-Geographic Numbers</text:p>
          </table:table-cell>
          <table:table-cell office:value-type="string" table:style-name="ce1">
            <text:p>Vodafone Limited</text:p>
          </table:table-cell>
          <table:table-cell office:value-type="string" table:style-name="ce1">
            <text:p>Service Desk Availability</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Health &amp; Assessment Services</text:p>
          </table:table-cell>
          <table:table-cell office:value-type="string" table:style-name="ce1">
            <text:p>Personal Independence Payment (PIP) Assessment Service Lot 2: Central England and Wales<text:s/></text:p>
          </table:table-cell>
          <table:table-cell office:value-type="string" table:style-name="ce1">
            <text:p>Capita Business Services Ltd</text:p>
          </table:table-cell>
          <table:table-cell office:value-type="string" table:style-name="ce1">
            <text:p>Unacceptable grade Personal Independence Payment assessment following audit</text:p>
          </table:table-cell>
          <table:table-cell office:value-type="string" table:style-name="ce1">
            <text:p>Less than 3%</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Work + Health Programme Contract Package Area 2</text:p>
          </table:table-cell>
          <table:table-cell office:value-type="string" table:style-name="ce1">
            <text:p>Reed in Partnership</text:p>
          </table:table-cell>
          <table:table-cell office:value-type="string" table:style-name="ce1">
            <text:p>Participant Start Work + Health Programme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Intensive Personalised Employment Support Contract Package Area CPA3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1">
            <text:p>The Growth Company Limited</text:p>
          </table:table-cell>
          <table:table-cell office:value-type="string" table:style-name="ce1">
            <text:p>Participant Start Customer Service Standard - For 95% of Participants, the Contractor must, within 15 Working Days of the date the Referral was made by the Authority: (i) hold the initial meeting, and (ii) record on DWP ICT System the date of the initial meeting, and the relevant outcome; i.e. Start, Did Not Start, or Did Not Attend."</text:p>
          </table:table-cell>
          <table:table-cell office:value-type="string" table:style-name="ce1">
            <text:p>95% or more</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Access to Work Mental Health Support Services</text:p>
          </table:table-cell>
          <table:table-cell office:value-type="string" table:style-name="ce1">
            <text:p>Maximus UK Services Limited</text:p>
          </table:table-cell>
          <table:table-cell office:value-type="string" table:style-name="ce1">
            <text:p>Submission of MHSS Support Plan - 90% of reports to be returned within 1 calendar month of referral by the Authority to the designated AtW Adviser to the required quality standard the required standard.</text:p>
          </table:table-cell>
          <table:table-cell office:value-type="string" table:style-name="ce1">
            <text:p>90% and above</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Digital &amp; Professional Services</text:p>
          </table:table-cell>
          <table:table-cell office:value-type="string" table:style-name="ce1">
            <text:p>Network Access Service (NAS)</text:p>
          </table:table-cell>
          <table:table-cell office:value-type="string" table:style-name="ce1">
            <text:p>BT plc</text:p>
          </table:table-cell>
          <table:table-cell office:value-type="string" table:style-name="ce1">
            <text:p>Network Access Service - Availability</text:p>
          </table:table-cell>
          <table:table-cell office:value-type="string" table:style-name="ce1">
            <text:p>99.99%</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Access to Work Mental Health Support Services</text:p>
          </table:table-cell>
          <table:table-cell office:value-type="string" table:style-name="ce1">
            <text:p>Ingeus UK Ltd</text:p>
          </table:table-cell>
          <table:table-cell office:value-type="string" table:style-name="ce1">
            <text:p>Submission of MHSS Exit Report - 90% of reports to be returned to the designated AtW Adviser within 10 working days of the end of the 3 month sustainment period with confirmation that the Customer is still in employment.</text:p>
          </table:table-cell>
          <table:table-cell office:value-type="string" table:style-name="ce1">
            <text:p>90% and above</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Digital &amp; Professional Services</text:p>
          </table:table-cell>
          <table:table-cell office:value-type="string" table:style-name="ce1">
            <text:p>Application Deployment Services (ADep) - Lot 1 (Customer Facing Systems)</text:p>
          </table:table-cell>
          <table:table-cell office:value-type="string" table:style-name="ce1">
            <text:p>Accenture (UK) Limited</text:p>
          </table:table-cell>
          <table:table-cell office:value-type="string" table:style-name="ce1">
            <text:p>Urgent System Repairs</text:p>
          </table:table-cell>
          <table:table-cell office:value-type="string" table:style-name="ce1">
            <text:p>95%</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DWP Call off From Debt Market Integrator (DMI) Framework</text:p>
          </table:table-cell>
          <table:table-cell office:value-type="string" table:style-name="ce1">
            <text:p>Indesser</text:p>
          </table:table-cell>
          <table:table-cell office:value-type="string" table:style-name="ce1">
            <text:p>Media or Parliamentary Interest - Case reports provided by the Supplier within 24 hours of DWP request (or longer if specified by DWP). KPI subject to 10 requests for a case report per service period.</text:p>
          </table:table-cell>
          <table:table-cell office:value-type="string" table:style-name="ce1">
            <text:p>Zero failures</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Digital &amp; Professional Services</text:p>
          </table:table-cell>
          <table:table-cell office:value-type="string" table:style-name="ce1">
            <text:p>Order form_Microsoft ESA 2020</text:p>
          </table:table-cell>
          <table:table-cell office:value-type="string" table:style-name="ce1">
            <text:p>Softcat Limited</text:p>
          </table:table-cell>
          <table:table-cell office:value-type="string" table:style-name="ce1">
            <text:p>Cloud Services - Two Data Centres online 24/7</text:p>
          </table:table-cell>
          <table:table-cell office:value-type="string" table:style-name="ce1">
            <text:p>99.99%</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Work + Health Programme Contract Package Area 2</text:p>
          </table:table-cell>
          <table:table-cell office:value-type="string" table:style-name="ce1">
            <text:p>Reed in Partnership</text:p>
          </table:table-cell>
          <table:table-cell office:value-type="string" table:style-name="ce1">
            <text:p>Participant Start Customer Service Standard - Work + Health Programme Job Entry Targeted Support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Post Office Card Account</text:p>
          </table:table-cell>
          <table:table-cell office:value-type="string" table:style-name="ce1">
            <text:p>Post Office Limited</text:p>
          </table:table-cell>
          <table:table-cell office:value-type="string" table:style-name="ce1">
            <text:p>Unapplied credits - Unapplied credits from processing the BACS data file are returned to the departments sponsor bank without deduction.</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Document and Data Management Service (Provision of mail opening, scanning and indexing/filing services)</text:p>
          </table:table-cell>
          <table:table-cell office:value-type="string" table:style-name="ce1">
            <text:p>Engie</text:p>
          </table:table-cell>
          <table:table-cell office:value-type="string" table:style-name="ce1">
            <text:p>Accurately index all scanned documents with the National Insurance Number or other relevant reference</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Access to Work Mental Health Support Services</text:p>
          </table:table-cell>
          <table:table-cell office:value-type="string" table:style-name="ce1">
            <text:p>Maximus UK Services Limited</text:p>
          </table:table-cell>
          <table:table-cell office:value-type="string" table:style-name="ce1">
            <text:p>Submission of MHSS Exit Report - 90% of reports to be returned to the designated AtW Adviser within 10 working days of the end of the 3 month sustainment period with confirmation that the Customer is still in employment.</text:p>
          </table:table-cell>
          <table:table-cell office:value-type="string" table:style-name="ce1">
            <text:p>90% and above</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DWP Records Management Services</text:p>
          </table:table-cell>
          <table:table-cell office:value-type="string" table:style-name="ce1">
            <text:p>Restore Plc Document Management Services Division</text:p>
          </table:table-cell>
          <table:table-cell office:value-type="string" table:style-name="ce1">
            <text:p>Item Intake - Indexed &amp; Non-Indexed (includes Returns) - The Supplier shall ensure that all Items received into File Store are individually Receipted (within 6hrs), Indexed where required, Put Away in a Unique Location and entered into the RM System within 24hrs of Receipt by the Supplier.</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Work + Health Programme Contract Package Area 6</text:p>
          </table:table-cell>
          <table:table-cell office:value-type="string" table:style-name="ce1">
            <text:p>Maximus UK Services Limited</text:p>
          </table:table-cell>
          <table:table-cell office:value-type="string" table:style-name="ce1">
            <text:p>Participant Start Customer Service Standard - Work Health Programme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Access to Work Holistic Assessments</text:p>
          </table:table-cell>
          <table:table-cell office:value-type="string" table:style-name="ce1">
            <text:p>People Plus Group</text:p>
          </table:table-cell>
          <table:table-cell office:value-type="string" table:style-name="ce1">
            <text:p>Return of Needs Assessment Report within 8 Days</text:p>
          </table:table-cell>
          <table:table-cell office:value-type="string" table:style-name="ce1">
            <text:p>90% and above</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Contact Centre Services ? Package B <text:s text:c="16"/>(Contact Centre Services for carers allowance, disabled living allowance, attendance allowance, national benefit fraud hotline, national insurance number appointments, job centre enquiry line and, universal credit national telephone service as result of COVID-19)</text:p>
          </table:table-cell>
          <table:table-cell office:value-type="string" table:style-name="ce1">
            <text:p>Serco Limited</text:p>
          </table:table-cell>
          <table:table-cell office:value-type="string" table:style-name="ce1">
            <text:p>Supplier Telephony Infrastructure available during DWP operational hours</text:p>
          </table:table-cell>
          <table:table-cell office:value-type="string" table:style-name="ce1">
            <text:p>99.96% to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Digital &amp; Professional Services</text:p>
          </table:table-cell>
          <table:table-cell office:value-type="string" table:style-name="ce1">
            <text:p>Multi-Functional Device &amp; Reprographic Service</text:p>
          </table:table-cell>
          <table:table-cell office:value-type="string" table:style-name="ce1">
            <text:p>Xerox UK Limited</text:p>
          </table:table-cell>
          <table:table-cell office:value-type="string" table:style-name="ce1">
            <text:p>Prioritised incidents (SEV1/2/3/4) resolved within contractual timescales (severity ratings are scored independently)</text:p>
          </table:table-cell>
          <table:table-cell office:value-type="string" table:style-name="ce1">
            <text:p>99%</text:p>
          </table:table-cell>
          <table:table-cell office:value-type="string" table:style-name="ce1">
            <text:p>Inadequate</text:p>
          </table:table-cell>
          <table:table-cell office:value-type="string" table:style-name="ce1">
            <text:p>Working with supplier to rectify 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Access to Work Holistic Assessments</text:p>
          </table:table-cell>
          <table:table-cell office:value-type="string" table:style-name="ce1">
            <text:p>People Plus Group</text:p>
          </table:table-cell>
          <table:table-cell office:value-type="string" table:style-name="ce1">
            <text:p>Return of Needs Assessment Report to Required Quality</text:p>
          </table:table-cell>
          <table:table-cell office:value-type="string" table:style-name="ce1">
            <text:p>90%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Intensive Personalised Employment Support Contract Package Area CPA1 - IPES is a voluntary provision that will provide personalised, intensive support for people who are disabled and have complex barriers to work. The aim of the provision is to move participants closer to the labour market and into employment. Referral will be by JCP Work Coaches who consider potential candidates to be further than 12 months from the labour market.</text:p>
          </table:table-cell>
          <table:table-cell office:value-type="string" table:style-name="ce1">
            <text:p>Shaw Trust</text:p>
          </table:table-cell>
          <table:table-cell office:value-type="string" table:style-name="ce1">
            <text:p>Number of Higher Threshold Outcomes Against Profile -<text:s/></text:p>
            <text:p>"A higher threshold Outcome Payment will be</text:p>
            <text:p>achieved when the Participant?s earnings reach an earnings threshold</text:p>
            <text:p>equivalent to the Participant working at the National Living Wage NWL for the over 25s for 16 hours</text:p>
            <text:p>per week for 182 days. "</text:p>
          </table:table-cell>
          <table:table-cell office:value-type="string" table:style-name="ce1">
            <text:p>100%</text:p>
          </table:table-cell>
          <table:table-cell office:value-type="string" table:style-name="ce1">
            <text:p>Inadequate</text:p>
          </table:table-cell>
          <table:table-cell office:value-type="string" table:style-name="ce1">
            <text:p>Working with supplier to rectify 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Digital &amp; Professional Services</text:p>
          </table:table-cell>
          <table:table-cell office:value-type="string" table:style-name="ce1">
            <text:p>Network Support Service</text:p>
          </table:table-cell>
          <table:table-cell office:value-type="string" table:style-name="ce1">
            <text:p>UBDS IT Consulting Limited</text:p>
          </table:table-cell>
          <table:table-cell office:value-type="string" table:style-name="ce1">
            <text:p>Milestone Delivery - Milestones will be delivered to the contract dates by UBDS, except where events which impact the delivery are not within the reasonable control of UBDS ? this will be notified to the Department within 7 working days of a milestone due date. For example, due to the error or omission of either the Department or a third-party supplier. This will be across all live work packages at the time of reporting.</text:p>
          </table:table-cell>
          <table:table-cell office:value-type="string" table:style-name="ce1">
            <text:p>All milestones delivered on contract date = 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Health &amp; Assessment Services</text:p>
          </table:table-cell>
          <table:table-cell office:value-type="string" table:style-name="ce1">
            <text:p>Personal Independence Payment (PIP) Lot 3: London, South<text:s/></text:p>
          </table:table-cell>
          <table:table-cell office:value-type="string" table:style-name="ce1">
            <text:p>Atos IT Services UK Limited</text:p>
          </table:table-cell>
          <table:table-cell office:value-type="string" table:style-name="ce1">
            <text:p>Compared to set target, number of Normal Rules clearances per month</text:p>
          </table:table-cell>
          <table:table-cell office:value-type="string" table:style-name="ce1">
            <text:p>Above 9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24904 Media Buying</text:p>
          </table:table-cell>
          <table:table-cell office:value-type="string" table:style-name="ce1">
            <text:p>Manning Gottlieb OMD</text:p>
          </table:table-cell>
          <table:table-cell office:value-type="string" table:style-name="ce1">
            <text:p>Buying Proposal for Media Briefings</text:p>
          </table:table-cell>
          <table:table-cell office:value-type="string" table:style-name="ce1">
            <text:p>99%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The Provision of Vehicle Leasing and Fleet Management</text:p>
          </table:table-cell>
          <table:table-cell office:value-type="string" table:style-name="ce1">
            <text:p>Kinto Uk Limited</text:p>
          </table:table-cell>
          <table:table-cell office:value-type="string" table:style-name="ce1">
            <text:p>Consolidated Invoices - Monthly Consolidated Invoice is provided on time with full data support. Within 10 working days.</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Digital &amp; Professional Services</text:p>
          </table:table-cell>
          <table:table-cell office:value-type="string" table:style-name="ce1">
            <text:p>AWS CO OGVA Hyperscale Cloud Call-Off</text:p>
            <text:p/>
          </table:table-cell>
          <table:table-cell office:value-type="string" table:style-name="ce1">
            <text:p>Amazon Web Services, Inc</text:p>
          </table:table-cell>
          <table:table-cell office:value-type="string" table:style-name="ce1">
            <text:p>Service Availability</text:p>
          </table:table-cell>
          <table:table-cell office:value-type="string" table:style-name="ce1">
            <text:p>Above 9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states &amp; HR Services</text:p>
          </table:table-cell>
          <table:table-cell office:value-type="string" table:style-name="ce1">
            <text:p>Estates Security Services</text:p>
          </table:table-cell>
          <table:table-cell office:value-type="string" table:style-name="ce1">
            <text:p>G4S Secure Solutions (UK) Limited</text:p>
          </table:table-cell>
          <table:table-cell office:value-type="string" table:style-name="ce1">
            <text:p>In line with the relevant security plan and statement of requirements, all Critical Security Systems failures to be rectified within 16 hours.</text:p>
            <text:p/>
            <text:p/>
          </table:table-cell>
          <table:table-cell office:value-type="string" table:style-name="ce1">
            <text:p>16 hours or l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PSN contact centre services (Public Services Network)</text:p>
          </table:table-cell>
          <table:table-cell office:value-type="string" table:style-name="ce1">
            <text:p>BT plc</text:p>
          </table:table-cell>
          <table:table-cell office:value-type="string" table:style-name="ce1">
            <text:p>Contact Centre service availability of voice agent (Service shall be measured 07:00 - 21:00 Monday - Friday (excluding Bank Holidays), 07:00 - 17:15 Saturdays, Sundays and Bank Holi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Work + Health Programme Contract Package Area 1</text:p>
          </table:table-cell>
          <table:table-cell office:value-type="string" table:style-name="ce1">
            <text:p>Shaw Trust</text:p>
          </table:table-cell>
          <table:table-cell office:value-type="string" table:style-name="ce1">
            <text:p>Participant Start Customer Service Standard - Work + Health Programme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Employment Services</text:p>
          </table:table-cell>
          <table:table-cell office:value-type="string" table:style-name="ce1">
            <text:p>Access to Work Mental Health Support Services</text:p>
          </table:table-cell>
          <table:table-cell office:value-type="string" table:style-name="ce1">
            <text:p>Maximus UK Services Limited</text:p>
          </table:table-cell>
          <table:table-cell office:value-type="string" table:style-name="ce1">
            <text:p>Submission of MHSS 6 Month Report - 90% of reports to be returned to the designated AtW Adviser within 10 working days of the end of the 6 month support period to the required quality standard with confirmation that the Customer is still in employment.</text:p>
          </table:table-cell>
          <table:table-cell office:value-type="string" table:style-name="ce1">
            <text:p>90%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Courier Service</text:p>
          </table:table-cell>
          <table:table-cell office:value-type="string" table:style-name="ce1">
            <text:p>Royal Mail Group</text:p>
          </table:table-cell>
          <table:table-cell office:value-type="string" table:style-name="ce1">
            <text:p>Ad-Hoc On time visit for on time collection and/or delivery - On time visit within +/- 30 minutes of agreed tim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Post Office Card Account</text:p>
          </table:table-cell>
          <table:table-cell office:value-type="string" table:style-name="ce1">
            <text:p>Post Office Limited</text:p>
          </table:table-cell>
          <table:table-cell office:value-type="string" table:style-name="ce1">
            <text:p>BACS Processing - BACS processed enabling customers payments to be available in their accoun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Health &amp; Assessment Services</text:p>
          </table:table-cell>
          <table:table-cell office:value-type="string" table:style-name="ce1">
            <text:p>Personal Independence Payment (PIP) Assessment Service Lot 2: Central England and Wales<text:s/></text:p>
          </table:table-cell>
          <table:table-cell office:value-type="string" table:style-name="ce1">
            <text:p>Capita Business Services Ltd</text:p>
          </table:table-cell>
          <table:table-cell office:value-type="string" table:style-name="ce1">
            <text:p>The claimant satisfaction rate</text:p>
          </table:table-cell>
          <table:table-cell office:value-type="string" table:style-name="ce1">
            <text:p>More than 90% via telephone surve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Off-Site Records Management Services</text:p>
          </table:table-cell>
          <table:table-cell office:value-type="string" table:style-name="ce1">
            <text:p>Restore Plc Document Management Services Division<text:s/></text:p>
          </table:table-cell>
          <table:table-cell office:value-type="string" table:style-name="ce1">
            <text:p>Destruction</text:p>
          </table:table-cell>
          <table:table-cell office:value-type="string" table:style-name="ce1">
            <text:p>99.25 and above</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Family Resources Survey 2019 - 2023</text:p>
          </table:table-cell>
          <table:table-cell office:value-type="string" table:style-name="ce1">
            <text:p>Office for National Statistics</text:p>
          </table:table-cell>
          <table:table-cell office:value-type="string" table:style-name="ce1">
            <text:p>FRS interview timings remain within the allowed corridor - Measures the length of FRS interviews. Good: Mean interview timings should remain inside the 55-65 minute window. This is monitored on a monthly basis.</text:p>
          </table:table-cell>
          <table:table-cell office:value-type="string" table:style-name="ce1">
            <text:p>92%</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The Provision of Vehicle Leasing and Fleet Management</text:p>
          </table:table-cell>
          <table:table-cell office:value-type="string" table:style-name="ce1">
            <text:p>Kinto Uk Limited</text:p>
          </table:table-cell>
          <table:table-cell office:value-type="string" table:style-name="ce1">
            <text:p>Weekly MI Reports - Agreed Weekly reports provided on time, accurate and distributed correctly. Within 2 working days.</text:p>
          </table:table-cell>
          <table:table-cell office:value-type="string" table:style-name="ce1">
            <text:p>100%</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DWP</text:p>
          </table:table-cell>
          <table:table-cell office:value-type="string" table:style-name="ce1">
            <text:p>Service Delivery</text:p>
          </table:table-cell>
          <table:table-cell office:value-type="string" table:style-name="ce1">
            <text:p>Transition to GBS Money Transmission Services Lot 2</text:p>
          </table:table-cell>
          <table:table-cell office:value-type="string" table:style-name="ce1">
            <text:p>Royal Bank of Scotland</text:p>
          </table:table-cell>
          <table:table-cell office:value-type="string" table:style-name="ce1">
            <text:p>End of day data provided to customers</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upport to Africa-Led Movements to End Female Genital Mutilation (FGM): Technical Support</text:p>
          </table:table-cell>
          <table:table-cell office:value-type="string" table:style-name="ce1">
            <text:p>Options Consultancy</text:p>
          </table:table-cell>
          <table:table-cell office:value-type="string" table:style-name="ce1">
            <text:p>Responsiveness: Degree to which the supply partner's management team quickly responds and adopts to changing contexts or results</text:p>
          </table:table-cell>
          <table:table-cell office:value-type="string" table:style-name="ce1">
            <text:p>5 and above</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Girls Education Challenge Fund Manager</text:p>
          </table:table-cell>
          <table:table-cell office:value-type="string" table:style-name="ce1">
            <text:p>Pricewaterhousecoopers</text:p>
          </table:table-cell>
          <table:table-cell office:value-type="string" table:style-name="ce1">
            <text:p>FM performance Satisfaction rating</text:p>
          </table:table-cell>
          <table:table-cell office:value-type="string" table:style-name="ce1">
            <text:p>83%</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UK Aid Match II</text:p>
          </table:table-cell>
          <table:table-cell office:value-type="string" table:style-name="ce1">
            <text:p>Mannion Daniels Limited</text:p>
          </table:table-cell>
          <table:table-cell office:value-type="string" table:style-name="ce1">
            <text:p>Effective sharing of lessons across the fund: 80% of grant holder participants agree or strongly agree that learning sessions run by the fund are useful</text:p>
          </table:table-cell>
          <table:table-cell office:value-type="string" table:style-name="ce1">
            <text:p>&gt;=8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Manufacturing Africa</text:p>
          </table:table-cell>
          <table:table-cell office:value-type="string" table:style-name="ce1">
            <text:p>McKinsey Development Partners</text:p>
          </table:table-cell>
          <table:table-cell office:value-type="string" table:style-name="ce1">
            <text:p>Effectiveness - A+ performance attributed to the consortium as part of the FCDO annual review.</text:p>
          </table:table-cell>
          <table:table-cell office:value-type="string" table:style-name="ce1">
            <text:p>A+</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artnership for Learning for All in Nigeria (PLANE)</text:p>
          </table:table-cell>
          <table:table-cell office:value-type="string" table:style-name="ce1">
            <text:p>DAI</text:p>
          </table:table-cell>
          <table:table-cell office:value-type="string" table:style-name="ce1">
            <text:p>Monitoring being used to improve programme with good quality of quarterly reporting and VfM considerations being factored into the Programme.</text:p>
          </table:table-cell>
          <table:table-cell office:value-type="string" table:style-name="ce1">
            <text:p>&gt;80%</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Health Pool Fund 3</text:p>
          </table:table-cell>
          <table:table-cell office:value-type="string" table:style-name="ce1">
            <text:p>Crown Agents Bank Limited</text:p>
          </table:table-cell>
          <table:table-cell office:value-type="string" table:style-name="ce1">
            <text:p>3. Number of children vaccinated with 3 doses of pentavalent vaccine</text:p>
            <text:p><text:s text:c="3"/></text:p>
            <text:p><text:s text:c="3"/>Scoring: Over the performance period, has the supply partner demonstrated that they are providing value (through efficiency and effectiveness) and innovation (by presenting new ideas or solutions to existing problems) in their delivery? (Wording from FCDO Supplier Scorecard)</text:p>
          </table:table-cell>
          <table:table-cell office:value-type="string" table:style-name="ce1">
            <text:p>69813</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Women's Integrated Sexual Health (WISH) Lot 1</text:p>
          </table:table-cell>
          <table:table-cell office:value-type="string" table:style-name="ce1">
            <text:p>MSI Reproductive Choices (MSI)</text:p>
          </table:table-cell>
          <table:table-cell office:value-type="string" table:style-name="ce1">
            <text:p>Number of WISH countries that have improved the enabling environment for SRH/FP through the achievement of the sustainability annual indicator in: <text:s/>Lot 1 – at least 2 pathways in countries which have more than one enabling environment pathway</text:p>
          </table:table-cell>
          <table:table-cell office:value-type="string" table:style-name="ce1">
            <text:p>2 pathways</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Health Pool Fund 3</text:p>
          </table:table-cell>
          <table:table-cell office:value-type="string" table:style-name="ce1">
            <text:p>Crown Agents Bank Limited</text:p>
          </table:table-cell>
          <table:table-cell office:value-type="string" table:style-name="ce1">
            <text:p>2. Percentage of health facilities receiving commodities within a defined time period</text:p>
            <text:p><text:s text:c="3"/></text:p>
            <text:p><text:s text:c="3"/>Scoring: In the last 6 months has the supplier achieved the agreed deliverables to the agreed timescale? (Wording from FCDO Supplier Scorecard)</text:p>
          </table:table-cell>
          <table:table-cell office:value-type="string" table:style-name="ce1">
            <text:p>9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DFID DRC Decision Support Unit</text:p>
          </table:table-cell>
          <table:table-cell office:value-type="string" table:style-name="ce1">
            <text:p>Oxford Policy Management</text:p>
          </table:table-cell>
          <table:table-cell office:value-type="string" table:style-name="ce1">
            <text:p>Accurate and timely submission of financial forecasting. Percentage is calculated by the variance in actual expenditure compared to forecast,<text:s/></text:p>
            <text:p><text:s text:c="3"/>&gt;20% variance = Inadequate</text:p>
            <text:p><text:s text:c="3"/>&lt;20% variance <text:s/>=Good.</text:p>
          </table:table-cell>
          <table:table-cell office:value-type="string" table:style-name="ce1">
            <text:p>Less than 20% variance of the forecas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UK Aid Direct - Fund Manager</text:p>
          </table:table-cell>
          <table:table-cell office:value-type="string" table:style-name="ce1">
            <text:p>Mannion Daniels Limited</text:p>
          </table:table-cell>
          <table:table-cell office:value-type="string" table:style-name="ce1">
            <text:p>Grant Performance to Deliver Results: 70% of grants are demonstrating effective progress towards their outcomes by being assessed as ‘on track’/’A’ or above in quarterly/annual reporting</text:p>
          </table:table-cell>
          <table:table-cell office:value-type="string" table:style-name="ce1">
            <text:p>&gt;=7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Delivery - Fund Manager</text:p>
          </table:table-cell>
          <table:table-cell office:value-type="string" table:style-name="ce1">
            <text:p>Mott Macdonald Ltd</text:p>
          </table:table-cell>
          <table:table-cell office:value-type="string" table:style-name="ce1">
            <text:p>3. Results delivery</text:p>
            <text:p><text:s text:c="3"/></text:p>
            <text:p><text:s text:c="3"/>• Implementation of planned activities on track. <text:s text:c="193"/>• Establishment of coherent approaches that support long-term operation and maintenance of programme initiatives. <text:s text:c="242"/>• Identification and proactive implementation of community engagement activities aimed at fostering greater acceptance and participation by SDF2 stakeholders including local communities.</text:p>
          </table:table-cell>
          <table:table-cell office:value-type="string" table:style-name="ce1">
            <text:p>5 to 7</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ublic Sector Accountability and Governance Programme - Lot 2 - Engaged Citizens Programme</text:p>
          </table:table-cell>
          <table:table-cell office:value-type="string" table:style-name="ce1">
            <text:p>Palladium</text:p>
          </table:table-cell>
          <table:table-cell office:value-type="string" table:style-name="ce1">
            <text:p>Six-monthly and quarterly reports are of high quality and submitted timely.<text:s/></text:p>
            <text:p>Yes - Reports submitted within 20 days after the Quarter and in the agreed template.<text:s/></text:p>
            <text:p>No - Report submitted after 20 days and not in the agreed template</text:p>
          </table:table-cell>
          <table:table-cell office:value-type="string" table:style-name="ce1">
            <text:p>Yes</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United Kingdom Nigeria Infrastructure Advisory Facility (UKNIAF) infrastructure improvement works</text:p>
          </table:table-cell>
          <table:table-cell office:value-type="string" table:style-name="ce1">
            <text:p>Tetratech</text:p>
          </table:table-cell>
          <table:table-cell office:value-type="string" table:style-name="ce1">
            <text:p>Value and Innovation Satisfaction Rating - Over the previous 6 month period how well has the supplier demonstrate that they are providing value (through efficiency and effectiveness) and innovation (by presenting new ideas or solutions to existing problems) in their delivery. Scored 1-5</text:p>
          </table:table-cell>
          <table:table-cell office:value-type="string" table:style-name="ce1">
            <text:p>3</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upport to Africa-Led Movements to End Female Genital Mutilation (FGM): Technical Support</text:p>
          </table:table-cell>
          <table:table-cell office:value-type="string" table:style-name="ce1">
            <text:p>Options Consultancy</text:p>
          </table:table-cell>
          <table:table-cell office:value-type="string" table:style-name="ce1">
            <text:p>Adherence to Schedule: Degree to which deliverables are completed within agreed schedule</text:p>
          </table:table-cell>
          <table:table-cell office:value-type="string" table:style-name="ce1">
            <text:p>5 and above (to 7)</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Accelerating Private and Public Investment and Infrastructure in Nepal - (AIIN)</text:p>
          </table:table-cell>
          <table:table-cell office:value-type="string" table:style-name="ce1">
            <text:p>IMC Worldwide Ltd</text:p>
          </table:table-cell>
          <table:table-cell office:value-type="string" table:style-name="ce1">
            <text:p>2. Quarterly milestones submitted/delivered within agreed timeframe and quality standard<text:s/></text:p>
            <text:p><text:s text:c="3"/>Scoring: In the last 3 months has the supplier achieved the agreed deliverables to the agreed timescale?<text:s/></text:p>
            <text:p><text:s text:c="3"/>Yes/No scoring is determined on the basis of supplier performance in FCDO's Annual Supplier Scorecards which has a 5 point scoring system. Scores of 3-5 inclusive will incur a 'good' rating, whilst scores of 1 or 2 will incur an 'inadequate' rating.</text:p>
          </table:table-cell>
          <table:table-cell office:value-type="string" table:style-name="ce1">
            <text:p>3 to 5</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Investments in Forests and Sustainable Land Use <text:s/>("Partnerships for Forests")</text:p>
          </table:table-cell>
          <table:table-cell office:value-type="string" table:style-name="ce1">
            <text:p>Palladium</text:p>
          </table:table-cell>
          <table:table-cell office:value-type="string" table:style-name="ce1">
            <text:p>Results being achieved against project logframe indicators (measured by Annual Review performance and scoring).</text:p>
          </table:table-cell>
          <table:table-cell office:value-type="string" table:style-name="ce1">
            <text:p>A</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Comprehensive Sexual and Reproductive Health and Rights Programme</text:p>
          </table:table-cell>
          <table:table-cell office:value-type="string" table:style-name="ce1">
            <text:p>EngenderHealth International</text:p>
          </table:table-cell>
          <table:table-cell office:value-type="string" table:style-name="ce1">
            <text:p>Quarterly updates on how the programme has successfully reached the most marginalised with SRHR services including young people before having children, refugees and the poorest</text:p>
          </table:table-cell>
          <table:table-cell office:value-type="string" table:style-name="ce1">
            <text:p>Quarterly report including progress on reaching the most marginalised</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UK Aid Match II</text:p>
          </table:table-cell>
          <table:table-cell office:value-type="string" table:style-name="ce1">
            <text:p>Mannion Daniels Limited</text:p>
          </table:table-cell>
          <table:table-cell office:value-type="string" table:style-name="ce1">
            <text:p>Effective and Efficient Grant Management: 90% of eligible disbursements to grant holders completed within five working days of receiving funds from the FCDO, enabling projects to continue planned implementation</text:p>
          </table:table-cell>
          <table:table-cell office:value-type="string" table:style-name="ce1">
            <text:p>&gt;=9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Women's Integrated Sexual Health (WISH) Lot 2</text:p>
          </table:table-cell>
          <table:table-cell office:value-type="string" table:style-name="ce1">
            <text:p>International Planned Parenthood Federation</text:p>
          </table:table-cell>
          <table:table-cell office:value-type="string" table:style-name="ce1">
            <text:p>Accurate and timely submission of partner financial and narrative reporting</text:p>
          </table:table-cell>
          <table:table-cell office:value-type="string" table:style-name="ce1">
            <text:p>&lt;2% unexpected financial variance (excluding variances previously flagged to FCDO); reporting meets deadline; report is well structured and narrative is easy to read;</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Manufacturing Africa</text:p>
          </table:table-cell>
          <table:table-cell office:value-type="string" table:style-name="ce1">
            <text:p>McKinsey Development Partners</text:p>
          </table:table-cell>
          <table:table-cell office:value-type="string" table:style-name="ce1">
            <text:p>Efficiency - 75% of investment deals submitted to the Support Approval Committee are approved.</text:p>
          </table:table-cell>
          <table:table-cell office:value-type="string" table:style-name="ce1">
            <text:p>&gt;=75%</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United Kingdom Nigeria Infrastructure Advisory Facility (UKNIAF) infrastructure improvement works</text:p>
          </table:table-cell>
          <table:table-cell office:value-type="string" table:style-name="ce1">
            <text:p>Tetratech</text:p>
          </table:table-cell>
          <table:table-cell office:value-type="string" table:style-name="ce1">
            <text:p>Delivery Satisfaction Rating - Timeliness of Milestone delivery over the previous 6 month period scored 1-5</text:p>
          </table:table-cell>
          <table:table-cell office:value-type="string" table:style-name="ce1">
            <text:p>3</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Humanitarian Emergency Response Operations and Stabilisation Programme (HEROS)</text:p>
          </table:table-cell>
          <table:table-cell office:value-type="string" table:style-name="ce1">
            <text:p>Palladium International Limited</text:p>
          </table:table-cell>
          <table:table-cell office:value-type="string" table:style-name="ce1">
            <text:p>Deliverable quality: Agreed and defined deliverables are completed with a high level of quality, professionalism, and attention to detail</text:p>
          </table:table-cell>
          <table:table-cell office:value-type="string" table:style-name="ce1">
            <text:p>Score of 4 or higher on KPI scoring matrix</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Girls’ Education South Sudan phase 2 (GESS2)</text:p>
          </table:table-cell>
          <table:table-cell office:value-type="string" table:style-name="ce1">
            <text:p>Mott Macdonald Ltd</text:p>
          </table:table-cell>
          <table:table-cell office:value-type="string" table:style-name="ce1">
            <text:p>Number of girls reached with cash transfers<text:s/></text:p>
            <text:p><text:s text:c="3"/>Scoring is determined on the basis of supplier performance in FCDO's KPI agreed assessment and as a percentage of meeting the logframe goals for the 1st KPI</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DFID DRC Decision Support Unit</text:p>
          </table:table-cell>
          <table:table-cell office:value-type="string" table:style-name="ce1">
            <text:p>Oxford Policy Management</text:p>
          </table:table-cell>
          <table:table-cell office:value-type="string" table:style-name="ce1">
            <text:p>The supplier achieved the agreed deliverables to the agreed timescale.<text:s/></text:p>
            <text:p><text:s text:c="3"/>Eligible outputs/deliverables were completed and accepted by FCDO within ten working days of agreed due date, allowing projects to continue within the planned project plan.</text:p>
          </table:table-cell>
          <table:table-cell office:value-type="string" table:style-name="ce1">
            <text:p>100% products submitted within agreed timeframe</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Facility for Oil sector Transparency and Reform - Phase II</text:p>
          </table:table-cell>
          <table:table-cell office:value-type="string" table:style-name="ce1">
            <text:p>Oxford Policy Management</text:p>
          </table:table-cell>
          <table:table-cell office:value-type="string" table:style-name="ce1">
            <text:p>KPI 3</text:p>
            <text:p><text:s text:c="3"/>Strategies developed by MDAs and other stakeholders</text:p>
            <text:p><text:s text:c="3"/>Progress towards no. of strategies committed to as per logframe milestones (1=good, 2=approaching target, 3=requires improvement, inadequate)</text:p>
          </table:table-cell>
          <table:table-cell office:value-type="string" table:style-name="ce1">
            <text:p>1</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rogramme Directorate for the Effective Education Systems Research Programme (RISE)</text:p>
          </table:table-cell>
          <table:table-cell office:value-type="string" table:style-name="ce1">
            <text:p>Oxford Policy Management</text:p>
          </table:table-cell>
          <table:table-cell office:value-type="string" table:style-name="ce1">
            <text:p>1.Quality of deliverables and alignment of project outputs to project need.<text:s/></text:p>
            <text:p><text:s text:c="3"/></text:p>
            <text:p><text:s text:c="3"/>Scoring: In the last 6 months, supplier has completed deliverables to a high standard and aligned with project need?</text:p>
            <text:p><text:s text:c="3"/>Yes/No scoring is determined on the basis of supplier performance in FCDO's Annual Supplier Scorecards which has a 5 point scoring system. Scores of 3-5 inclusive will incur a 'good' rating, whilst scores of 1 or 2 will incur an 'inadequate' rating.</text:p>
          </table:table-cell>
          <table:table-cell office:value-type="string" table:style-name="ce1">
            <text:p>3 to 5</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UK Aid Direct - Fund Manager</text:p>
          </table:table-cell>
          <table:table-cell office:value-type="string" table:style-name="ce1">
            <text:p>Mannion Daniels Limited</text:p>
          </table:table-cell>
          <table:table-cell office:value-type="string" table:style-name="ce1">
            <text:p>Effective and Efficient Grant Management: 90% of eligible disbursements to grant holders completed within five working days of receiving funds from the FCDO, enabling projects to continue planned implementation</text:p>
          </table:table-cell>
          <table:table-cell office:value-type="string" table:style-name="ce1">
            <text:p>&gt;=9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One HMG Healthcare Contract</text:p>
          </table:table-cell>
          <table:table-cell office:value-type="string" table:style-name="ce1">
            <text:p>Healix International Limited</text:p>
          </table:table-cell>
          <table:table-cell office:value-type="string" table:style-name="ce1">
            <text:p>Complaints Process (% of complaints handled in accordance with agreed process and timings).</text:p>
          </table:table-cell>
          <table:table-cell office:value-type="string" table:style-name="ce1">
            <text:p>95%</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Women's Integrated Sexual Health (WISH) Lot 2</text:p>
          </table:table-cell>
          <table:table-cell office:value-type="string" table:style-name="ce1">
            <text:p>International Planned Parenthood Federation</text:p>
          </table:table-cell>
          <table:table-cell office:value-type="string" table:style-name="ce1">
            <text:p>Number of WISH2ACTION countries that have improved the enabling environment for SRH/FP through the achievement of the sustainability annual indicator in: <text:s/>Lot 2 - at least 2 of the 4 enabling environment path-ways to change</text:p>
          </table:table-cell>
          <table:table-cell office:value-type="string" table:style-name="ce1">
            <text:p>2 pathw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Delivery - Fund Manager</text:p>
          </table:table-cell>
          <table:table-cell office:value-type="string" table:style-name="ce1">
            <text:p>Mott Macdonald Ltd</text:p>
          </table:table-cell>
          <table:table-cell office:value-type="string" table:style-name="ce1">
            <text:p>2.Compliance and risk management:</text:p>
            <text:p><text:s text:c="3"/></text:p>
            <text:p><text:s text:c="3"/>• Risk Management (including appropriate escalation of issues and risks) <text:s text:c="246"/>• Compliance with FCDO terms and conditions, including fraud reporting, safeguarding, audit and information security requirements etc.</text:p>
          </table:table-cell>
          <table:table-cell office:value-type="string" table:style-name="ce1">
            <text:p>5 to 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United Kingdom Nigeria Infrastructure Advisory Facility (UKNIAF) infrastructure improvement works</text:p>
          </table:table-cell>
          <table:table-cell office:value-type="string" table:style-name="ce1">
            <text:p>Tetratech</text:p>
          </table:table-cell>
          <table:table-cell office:value-type="string" table:style-name="ce1">
            <text:p>Quality Satisfaction rating - Quality of deliverables and alignment of project outputs to project need scored 1-5</text:p>
          </table:table-cell>
          <table:table-cell office:value-type="string" table:style-name="ce1">
            <text:p>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LINKS – Powering Economic Growth in Northern Nigeria</text:p>
          </table:table-cell>
          <table:table-cell office:value-type="string" table:style-name="ce1">
            <text:p>Tetratech</text:p>
          </table:table-cell>
          <table:table-cell office:value-type="string" table:style-name="ce1">
            <text:p>Achievement against target set of delivering 3 advisory / capacity building events provided to Investment Promotion Agencies (IPAs) - Percentage based on number of events provided to IPA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Improved Governance and Accountability in the Education Sector in Democratic Republic of Congo</text:p>
          </table:table-cell>
          <table:table-cell office:value-type="string" table:style-name="ce1">
            <text:p>Mott Macdonald Ltd</text:p>
          </table:table-cell>
          <table:table-cell office:value-type="string" table:style-name="ce1">
            <text:p>Quarterly Report submitted and approved by FCDO</text:p>
            <text:p><text:s text:c="3"/>95% of all milestones related to this KPI have been completed on time. The Report is submitted and approved by FCDO within the agreed time.</text:p>
          </table:table-cell>
          <table:table-cell office:value-type="string" table:style-name="ce1">
            <text:p>9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Investments in Forests and Sustainable Land Use <text:s/>("Partnerships for Forests")</text:p>
          </table:table-cell>
          <table:table-cell office:value-type="string" table:style-name="ce1">
            <text:p>Palladium</text:p>
          </table:table-cell>
          <table:table-cell office:value-type="string" table:style-name="ce1">
            <text:p>Area of land under improved (sustainable land use) management (measured through reporting against programme logframe outcome-level KPI)</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Comprehensive Sexual and Reproductive Health and Rights Programme</text:p>
          </table:table-cell>
          <table:table-cell office:value-type="string" table:style-name="ce1">
            <text:p>MSI Reproductive Choices</text:p>
          </table:table-cell>
          <table:table-cell office:value-type="string" table:style-name="ce1">
            <text:p>Accurate and timely submission of financial forecasting</text:p>
          </table:table-cell>
          <table:table-cell office:value-type="string" table:style-name="ce1">
            <text:p>Less than 10% variance of the forecas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ublic Sector Accountability and Governance Programme-</text:p>
          </table:table-cell>
          <table:table-cell office:value-type="string" table:style-name="ce1">
            <text:p>DAI</text:p>
          </table:table-cell>
          <table:table-cell office:value-type="string" table:style-name="ce1">
            <text:p>Use of learning and adaptation tools to influence programme adaption and communicate results.</text:p>
            <text:p><text:s text:c="3"/>Yes - Report (Evidence of learning and reflection sessions with programme beneficiaries and staff).<text:s text:c="2"/></text:p>
            <text:p><text:s text:c="3"/>No – No report or evidence of learning and reflection sessions.</text:p>
          </table:table-cell>
          <table:table-cell office:value-type="string" table:style-name="ce1">
            <text:p>Y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Facilities Management Asia Pacific</text:p>
          </table:table-cell>
          <table:table-cell office:value-type="string" table:style-name="ce1">
            <text:p>Jones Lang LaSalle Property Consultants Pte Ltd</text:p>
          </table:table-cell>
          <table:table-cell office:value-type="string" table:style-name="ce1">
            <text:p>MAN 01</text:p>
            <text:p><text:s text:c="3"/>The Service Provider will provide Reporting and Quality Management. These Monthly reports will contain the information in compliance with the Contract Requirements and Service Specification.<text:s/></text:p>
            <text:p><text:s text:c="3"/>% Reports/reportable items provided on time, complete and accurate against those due in month</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International Growth Centre Phase 3</text:p>
          </table:table-cell>
          <table:table-cell office:value-type="string" table:style-name="ce1">
            <text:p>London School of Economics</text:p>
          </table:table-cell>
          <table:table-cell office:value-type="string" table:style-name="ce1">
            <text:p>% of impact cases achieved relative to annually agreed target, where impact case refers to instances of policy influenced by IGC research and analysis</text:p>
          </table:table-cell>
          <table:table-cell office:value-type="string" table:style-name="ce1">
            <text:p>&gt;=95%</text:p>
          </table:table-cell>
          <table:table-cell office:value-type="string" table:style-name="ce1">
            <text:p>Other - Consider returned</text:p>
          </table:table-cell>
          <table:table-cell office:value-type="string" table:style-name="ce1">
            <text:p>Reported Yearly in May</text:p>
          </table:table-cell>
          <table:table-cell table:number-columns-repeated="16375"/>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Investments in Forests and Sustainable Land Use <text:s/>("Partnerships for Forests")</text:p>
          </table:table-cell>
          <table:table-cell office:value-type="string" table:style-name="ce1">
            <text:p>Palladium</text:p>
          </table:table-cell>
          <table:table-cell office:value-type="string" table:style-name="ce1">
            <text:p>Level of private investment mobilised (measured through reporting against programme logframe outcome-level KPI).</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Accelerating Private and Public Investment and Infrastructure in Nepal - (AIIN)</text:p>
          </table:table-cell>
          <table:table-cell office:value-type="string" table:style-name="ce1">
            <text:p>IMC Worldwide Ltd</text:p>
          </table:table-cell>
          <table:table-cell office:value-type="string" table:style-name="ce1">
            <text:p>1.Quarterly progress on institutional strengthening of IBN<text:s/></text:p>
            <text:p><text:s text:c="3"/>Scoring: In the last 3 months, supplier has completed deliverables to a high standard and aligned with project need?</text:p>
            <text:p><text:s text:c="3"/>Yes/No scoring is determined on the basis of supplier performance in FCDO's Annual Supplier Scorecards which has a 5 point scoring system. Scores of 3-5 inclusive will incur a 'good' rating, whilst scores of 1 or 2 will incur an 'inadequate' rating.</text:p>
          </table:table-cell>
          <table:table-cell office:value-type="string" table:style-name="ce1">
            <text:p>3 to 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ublic Sector Accountability and Governance Programme-</text:p>
          </table:table-cell>
          <table:table-cell office:value-type="string" table:style-name="ce1">
            <text:p>DAI</text:p>
          </table:table-cell>
          <table:table-cell office:value-type="string" table:style-name="ce1">
            <text:p>Six-monthly and quarterly reports are of high quality and submitted timely.<text:s/></text:p>
            <text:p>Yes - Reports submitted within 20 days after the Quarter and in the agreed template.<text:s/></text:p>
            <text:p>No - Report submitted after 20 days and not in the agreed template</text:p>
          </table:table-cell>
          <table:table-cell office:value-type="string" table:style-name="ce1">
            <text:p>Y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Health Pool Fund 3</text:p>
          </table:table-cell>
          <table:table-cell office:value-type="string" table:style-name="ce1">
            <text:p>Crown Agents Bank Limited</text:p>
          </table:table-cell>
          <table:table-cell office:value-type="string" table:style-name="ce1">
            <text:p>1. Number of new users of modern family planning methods</text:p>
            <text:p><text:s text:c="3"/></text:p>
            <text:p><text:s text:c="3"/>Scoring: In the last 6 months, supplier has completed deliverables to a high standard and aligned with project need?</text:p>
          </table:table-cell>
          <table:table-cell office:value-type="string" table:style-name="ce1">
            <text:p>15,989.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Women's Integrated Sexual Health (WISH) Lot 1</text:p>
          </table:table-cell>
          <table:table-cell office:value-type="string" table:style-name="ce1">
            <text:p>MSI Reproductive Choices (MSI)</text:p>
          </table:table-cell>
          <table:table-cell office:value-type="string" table:style-name="ce1">
            <text:p>Number of couple years' of protection (CYPs) generated by WISH family planning services</text:p>
          </table:table-cell>
          <table:table-cell office:value-type="string" table:style-name="ce1">
            <text:p>95-100% of targ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artnership for Learning for All in Nigeria (PLANE)</text:p>
          </table:table-cell>
          <table:table-cell office:value-type="string" table:style-name="ce1">
            <text:p>DAI</text:p>
          </table:table-cell>
          <table:table-cell office:value-type="string" table:style-name="ce1">
            <text:p>Agreed ways of working established and maintained and positive working relationships demonstrated with FCDO, other PLANE components and external partners.</text:p>
          </table:table-cell>
          <table:table-cell office:value-type="string" table:style-name="ce1">
            <text:p>&gt;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ublic Sector Accountability and Governance Programme - Lot 2 - Engaged Citizens Programme</text:p>
          </table:table-cell>
          <table:table-cell office:value-type="string" table:style-name="ce1">
            <text:p>Palladium</text:p>
          </table:table-cell>
          <table:table-cell office:value-type="string" table:style-name="ce1">
            <text:p>Accurate invoice to forecast at variance of within 5% in quarters 1-3 and 2% in Q4.</text:p>
            <text:p><text:s text:c="3"/>Yes- variance between <text:s/>agreed limits<text:s/></text:p>
            <text:p><text:s text:c="3"/>No - Variance Above agreed limits</text:p>
          </table:table-cell>
          <table:table-cell office:value-type="string" table:style-name="ce1">
            <text:p>Y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Delivery - Fund Manager</text:p>
          </table:table-cell>
          <table:table-cell office:value-type="string" table:style-name="ce1">
            <text:p>Mott Macdonald Ltd</text:p>
          </table:table-cell>
          <table:table-cell office:value-type="string" table:style-name="ce1">
            <text:p>1.Programme leadership and delivery <text:s text:c="141"/>• Flexibility in responding to and adapting to changing operational contexts. <text:s text:c="246"/>• <text:s/>Quality of deliverables. <text:s text:c="277"/>• Personnel <text:s text:c="341"/>• Financial management</text:p>
          </table:table-cell>
          <table:table-cell office:value-type="string" table:style-name="ce1">
            <text:p>5 to 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LINKS – Powering Economic Growth in Northern Nigeria</text:p>
          </table:table-cell>
          <table:table-cell office:value-type="string" table:style-name="ce1">
            <text:p>Tetratech</text:p>
          </table:table-cell>
          <table:table-cell office:value-type="string" table:style-name="ce1">
            <text:p>Achievement against target set of delivering 3 awareness raising/market sensitization/knowledge products on climate smart agriculture work. Percentage based on total number of produc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UK Aid Direct - Fund Manager</text:p>
          </table:table-cell>
          <table:table-cell office:value-type="string" table:style-name="ce1">
            <text:p>Mannion Daniels Limited</text:p>
          </table:table-cell>
          <table:table-cell office:value-type="string" table:style-name="ce1">
            <text:p>Effective capacity development and learning across the fund: 80% of grant holder participants agree or strongly agree that learning and capacity building sessions run by the fund are useful</text:p>
          </table:table-cell>
          <table:table-cell office:value-type="string" table:style-name="ce1">
            <text:p>&gt;=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Lafiya Contract: UK Support for Health in Nigeria</text:p>
          </table:table-cell>
          <table:table-cell office:value-type="string" table:style-name="ce1">
            <text:p>Palladium</text:p>
          </table:table-cell>
          <table:table-cell office:value-type="string" table:style-name="ce1">
            <text:p>1. Establishment and Functionality of the RMNCAH coordination committee at State level</text:p>
            <text:p><text:s text:c="3"/></text:p>
            <text:p><text:s text:c="3"/>Scoring: Based on average scores of 5 States. Lafiya is investing technical and financial resources in close collaboration with the National Family Health Department to put in place and ensure RMNCAH+N coordination committees in all LGAs and the 5 focus States.</text:p>
            <text:p><text:s text:c="3"/>Scoring is determined on the basis of supplier performance in FCDO's Annual Supplier Scorecards which has a percentage scoring system will incur a 'good' rating if more than 80%, whilst scores of 50-79% approaching target; 30-49% will require improvement and &lt;30% will incur an 'inadequate' rating.</text:p>
          </table:table-cell>
          <table:table-cell office:value-type="string" table:style-name="ce1">
            <text:p>&gt;=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rogramme Directorate for the Effective Education Systems Research Programme (RISE)</text:p>
          </table:table-cell>
          <table:table-cell office:value-type="string" table:style-name="ce1">
            <text:p>Oxford Policy Management</text:p>
          </table:table-cell>
          <table:table-cell office:value-type="string" table:style-name="ce1">
            <text:p>3. Supplier proactively promotes innovation in programme</text:p>
            <text:p><text:s text:c="3"/></text:p>
            <text:p><text:s text:c="3"/>Scoring: Over the performance period, has the supply partner demonstrated that they are providing value (through efficiency and effectiveness) and innovation (by presenting new ideas or solutions to existing problems) in their delivery? (Wording from FCDO Supplier Scorecard)<text:s/></text:p>
            <text:p><text:s text:c="3"/>Yes/No scoring is determined on the basis of supplier performance in FCDO's Annual Supplier Scorecards which has a 5 point scoring system. Scores of 3-5 inclusive will incur a 'good' rating, whilst scores of 1 or 2 will incur an 'inadequate' rating.</text:p>
          </table:table-cell>
          <table:table-cell office:value-type="string" table:style-name="ce1">
            <text:p>3 to 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Comprehensive Sexual and Reproductive Health and Rights Programme</text:p>
          </table:table-cell>
          <table:table-cell office:value-type="string" table:style-name="ce1">
            <text:p>MSI Reproductive Choices</text:p>
          </table:table-cell>
          <table:table-cell office:value-type="string" table:style-name="ce1">
            <text:p>Total number of Couple years of protection (CYPs) delivered by the programme outreach activities</text:p>
          </table:table-cell>
          <table:table-cell office:value-type="string" table:style-name="ce1">
            <text:p>&gt;=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Women's Integrated Sexual Health (WISH) Lot 1</text:p>
          </table:table-cell>
          <table:table-cell office:value-type="string" table:style-name="ce1">
            <text:p>MSI Reproductive Choices (MSI)</text:p>
          </table:table-cell>
          <table:table-cell office:value-type="string" table:style-name="ce1">
            <text:p>Accurate and timely submission of partner financial and narrative reporting</text:p>
          </table:table-cell>
          <table:table-cell office:value-type="string" table:style-name="ce1">
            <text:p>&lt;2% unexpected financial variance (excluding variances previously flagged to FCDO); reporting meets deadline; report is well structured and narrative is easy to rea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Invest Salone</text:p>
          </table:table-cell>
          <table:table-cell office:value-type="string" table:style-name="ce1">
            <text:p>Nathan Associates</text:p>
          </table:table-cell>
          <table:table-cell office:value-type="string" table:style-name="ce1">
            <text:p>Substantive working relationships generated between ISL and international or domestic buyers or investors (percentage against agreed logframe number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Facilities Management - UK Europe</text:p>
          </table:table-cell>
          <table:table-cell office:value-type="string" table:style-name="ce1">
            <text:p>Mitie</text:p>
          </table:table-cell>
          <table:table-cell office:value-type="string" table:style-name="ce1">
            <text:p>SRCS M7</text:p>
            <text:p><text:s text:c="3"/>Contractor Labour and Management Turnover</text:p>
            <text:p><text:s text:c="3"/>Measures turnover on a 12 month rolling average basis.</text:p>
          </table:table-cell>
          <table:table-cell office:value-type="string" table:style-name="ce1">
            <text:p>&lt;9%</text:p>
          </table:table-cell>
          <table:table-cell office:value-type="string" table:style-name="ce1">
            <text:p>Approaching Target</text:p>
          </table:table-cell>
          <table:table-cell office:value-type="string" table:style-name="ce1">
            <text:p>SRCS M7 - recent resignations from the management team will have a continuing effect over the 12 month period. <text:s/>New staff are being sought by Mitie.</text:p>
          </table:table-cell>
          <table:table-cell table:number-columns-repeated="16375"/>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ublic Sector Accountability and Governance Programme - Lot 2 - Engaged Citizens Programme</text:p>
          </table:table-cell>
          <table:table-cell office:value-type="string" table:style-name="ce1">
            <text:p>Palladium</text:p>
          </table:table-cell>
          <table:table-cell office:value-type="string" table:style-name="ce1">
            <text:p>Use of learning and adaptation tools to influence programme adaption and communicate results.</text:p>
            <text:p><text:s text:c="3"/>Yes - Report (Evidence of learning and reflection sessions with programme beneficiaries and staff).<text:s text:c="2"/></text:p>
            <text:p><text:s text:c="3"/>No – No report or evidence of learning and reflection sessions.</text:p>
          </table:table-cell>
          <table:table-cell office:value-type="string" table:style-name="ce1">
            <text:p>Y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LINKS – Powering Economic Growth in Northern Nigeria</text:p>
          </table:table-cell>
          <table:table-cell office:value-type="string" table:style-name="ce1">
            <text:p>Tetratech</text:p>
          </table:table-cell>
          <table:table-cell office:value-type="string" table:style-name="ce1">
            <text:p>Achievement against target set of 6 firms to be provided investment facilitation support. Percentage based on number of firms that received investment facilitation suppor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rogramme Directorate for the Effective Education Systems Research Programme (RISE)</text:p>
          </table:table-cell>
          <table:table-cell office:value-type="string" table:style-name="ce1">
            <text:p>Oxford Policy Management</text:p>
          </table:table-cell>
          <table:table-cell office:value-type="string" table:style-name="ce1">
            <text:p>2. Timeliness of milestone deliverables of the RISE Directorate<text:s/></text:p>
            <text:p><text:s text:c="3"/></text:p>
            <text:p><text:s text:c="3"/>Scoring: In the last 6 months has the supplier achieved the agreed deliverables to the agreed timescale? (Wording from FCDO Supplier Scorecard)<text:s/></text:p>
            <text:p><text:s text:c="3"/>Yes/No scoring is determined on the basis of supplier performance in FCDO's Annual Supplier Scorecards which has a 5 point scoring system. Scores of 3-5 inclusive will incur a 'good' rating, whilst scores of 1 or 2 will incur an 'inadequate' rating.</text:p>
          </table:table-cell>
          <table:table-cell office:value-type="string" table:style-name="ce1">
            <text:p>3 to 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Women's Integrated Sexual Health (WISH) Lot 2</text:p>
          </table:table-cell>
          <table:table-cell office:value-type="string" table:style-name="ce1">
            <text:p>International Planned Parenthood Federation</text:p>
          </table:table-cell>
          <table:table-cell office:value-type="string" table:style-name="ce1">
            <text:p>Number of couple years' of protection (CYPs) generated by WISH family planning services</text:p>
          </table:table-cell>
          <table:table-cell office:value-type="string" table:style-name="ce1">
            <text:p>95-100% of targ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Accelerating Private and Public Investment and Infrastructure in Nepal - (AIIN)</text:p>
          </table:table-cell>
          <table:table-cell office:value-type="string" table:style-name="ce1">
            <text:p>IMC Worldwide Ltd</text:p>
          </table:table-cell>
          <table:table-cell office:value-type="string" table:style-name="ce1">
            <text:p>3. Monthly Submission of accurate invoicing and forecast variance within 10%<text:s/></text:p>
            <text:p><text:s text:c="3"/>Scoring: In the last 3 months has the supplier achieved the agreed deliverables to the agreed timescale?<text:s/></text:p>
            <text:p><text:s text:c="3"/>Yes/No scoring is determined on the basis of supplier performance in FCDO's Annual Supplier Scorecards which has a 5 point scoring system. Scores of 3-5 inclusive will incur a 'good' rating, whilst scores of 1 or 2 will incur an 'inadequate' rating.</text:p>
          </table:table-cell>
          <table:table-cell office:value-type="string" table:style-name="ce1">
            <text:p>3 to 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upport to Africa-Led Movements to End Female Genital Mutilation (FGM): Technical Support</text:p>
          </table:table-cell>
          <table:table-cell office:value-type="string" table:style-name="ce1">
            <text:p>Options Consultancy</text:p>
          </table:table-cell>
          <table:table-cell office:value-type="string" table:style-name="ce1">
            <text:p>Deliverable quality: Agreed and defined deliverables are completed with a high level of quality, professionalism, and attention to detail</text:p>
          </table:table-cell>
          <table:table-cell office:value-type="string" table:style-name="ce1">
            <text:p>5 and above (out of 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Invest Salone</text:p>
          </table:table-cell>
          <table:table-cell office:value-type="string" table:style-name="ce1">
            <text:p>Nathan Associates</text:p>
          </table:table-cell>
          <table:table-cell office:value-type="string" table:style-name="ce1">
            <text:p>Reform-oriented products developed and used to inform investment climate activity <text:s/>such as policy recommendations, public-private dialogue, media engagement, accountability strengthening, etc. (percentage against agreed logframe number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ublic Sector Accountability and Governance Programme-</text:p>
          </table:table-cell>
          <table:table-cell office:value-type="string" table:style-name="ce1">
            <text:p>DAI</text:p>
          </table:table-cell>
          <table:table-cell office:value-type="string" table:style-name="ce1">
            <text:p>Accurate invoice to forecast at variance of within 5% in quarters 1-3 and 2% in Q4.</text:p>
            <text:p><text:s text:c="3"/>Yes- variance between <text:s/>agreed limits<text:s/></text:p>
            <text:p><text:s text:c="3"/>No - Variance Above agreed limits</text:p>
          </table:table-cell>
          <table:table-cell office:value-type="string" table:style-name="ce1">
            <text:p>Y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Girls’ Education South Sudan phase 2 (GESS2)</text:p>
          </table:table-cell>
          <table:table-cell office:value-type="string" table:style-name="ce1">
            <text:p>Mott Macdonald Ltd</text:p>
          </table:table-cell>
          <table:table-cell office:value-type="string" table:style-name="ce1">
            <text:p>Management of the Quarterly Steering Committee meetings<text:s/></text:p>
            <text:p><text:s text:c="3"/>Scoring is determined on the basis of supplier performance in FCDO's KPI agreed assessment and as a percentage of meeting the logframe goals for the 1st KPI</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Lafiya Contract: UK Support for Health in Nigeria</text:p>
          </table:table-cell>
          <table:table-cell office:value-type="string" table:style-name="ce1">
            <text:p>Palladium</text:p>
          </table:table-cell>
          <table:table-cell office:value-type="string" table:style-name="ce1">
            <text:p>3. Proportion of States with adequately trained PHC master trainers for Community Health Influencers Promoters and Services (CHIPS).<text:s/></text:p>
            <text:p><text:s text:c="3"/></text:p>
            <text:p><text:s text:c="3"/></text:p>
            <text:p><text:s text:c="3"/>Scoring: A community health influencer and provider is considered active within a period if they produce and submit to the LGA health authority, a verified and approved report on mobilization and health prevention actions or activities they have conducted in their catchment area</text:p>
            <text:p><text:s text:c="3"/>Scoring is determined on the basis of supplier performance in FCDO's Annual Supplier Scorecards which has a percentage scoring system will incur a 'good' rating if more than 80%, whilst scores of 50-79% approaching target; 30-49% will require improvement and &lt;30% will incur an 'inadequate' rating.</text:p>
          </table:table-cell>
          <table:table-cell office:value-type="string" table:style-name="ce1">
            <text:p>&gt;=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artnership Fund for a Resilient Ukraine</text:p>
          </table:table-cell>
          <table:table-cell office:value-type="string" table:style-name="ce1">
            <text:p>Chemonics International Inc</text:p>
          </table:table-cell>
          <table:table-cell office:value-type="string" table:style-name="ce1">
            <text:p>Continuous improvement, learning &amp; knowledge sharing</text:p>
          </table:table-cell>
          <table:table-cell office:value-type="string" table:style-name="ce1">
            <text:p>75% or more of the bullet points have been met and some positive examples of supplier performance at activity level are provided.</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International Growth Centre Phase 3</text:p>
          </table:table-cell>
          <table:table-cell office:value-type="string" table:style-name="ce1">
            <text:p>London School of Economics</text:p>
          </table:table-cell>
          <table:table-cell office:value-type="string" table:style-name="ce1">
            <text:p>Quarterly reports delivered in a timely fashion that demonstrate progress is on track and that regular risk reviews are taking place and feeding back into strategic decisions</text:p>
          </table:table-cell>
          <table:table-cell office:value-type="string" table:style-name="ce1">
            <text:p>Pa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Health RPC Lot 1 Leeds Unit</text:p>
          </table:table-cell>
          <table:table-cell office:value-type="string" table:style-name="ce1">
            <text:p>University Of Leeds</text:p>
          </table:table-cell>
          <table:table-cell office:value-type="string" table:style-name="ce1">
            <text:p>Accurate submission of financial forecasts</text:p>
          </table:table-cell>
          <table:table-cell office:value-type="string" table:style-name="ce1">
            <text:p>&lt;10% variance</text:p>
          </table:table-cell>
          <table:table-cell office:value-type="string" table:style-name="ce1">
            <text:p>Inadequate</text:p>
          </table:table-cell>
          <table:table-cell office:value-type="string" table:style-name="ce1">
            <text:p>FCDO have stressed the importance of accurate forecasting</text:p>
          </table:table-cell>
          <table:table-cell table:number-columns-repeated="16375"/>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F - South Africa - Global Trade Capacity Building Programme</text:p>
          </table:table-cell>
          <table:table-cell office:value-type="string" table:style-name="ce1">
            <text:p>DAI Global UK Ltd</text:p>
          </table:table-cell>
          <table:table-cell office:value-type="string" table:style-name="ce1">
            <text:p>Monthly report on KPIs and indicators with detailed financial report delivered to Authority in the first 10 days following end on the month reported</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UK Partnering for Accelerated Climate Transitions (“UK PACT”) Lot 1 Programme Projects Fund"</text:p>
          </table:table-cell>
          <table:table-cell office:value-type="string" table:style-name="ce1">
            <text:p>Palladium Int Ltd – UKPACT</text:p>
          </table:table-cell>
          <table:table-cell office:value-type="string" table:style-name="ce1">
            <text:p>Timeliness: Deliverables provided by the agreed timelin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Manufacturing Africa</text:p>
          </table:table-cell>
          <table:table-cell office:value-type="string" table:style-name="ce1">
            <text:p>McKinsey Development Partners</text:p>
          </table:table-cell>
          <table:table-cell office:value-type="string" table:style-name="ce1">
            <text:p>85% of final outputs, including quarterly reports, receive an 'A' grading from FCDO country and central advisers.</text:p>
          </table:table-cell>
          <table:table-cell office:value-type="string" table:style-name="ce1">
            <text:p>&gt;=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UK Aid Match II</text:p>
          </table:table-cell>
          <table:table-cell office:value-type="string" table:style-name="ce1">
            <text:p>Mannion Daniels Limited</text:p>
          </table:table-cell>
          <table:table-cell office:value-type="string" table:style-name="ce1">
            <text:p>Grant Performance to Deliver Results: 60% of grants are demonstrating effective progress towards their outcomes by being assessed as ‘on track’/’A’ or above in quarterly/annual/final reporting</text:p>
          </table:table-cell>
          <table:table-cell office:value-type="string" table:style-name="ce1">
            <text:p>&gt;=6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Comprehensive Sexual and Reproductive Health and Rights Programme</text:p>
          </table:table-cell>
          <table:table-cell office:value-type="string" table:style-name="ce1">
            <text:p>EngenderHealth International</text:p>
          </table:table-cell>
          <table:table-cell office:value-type="string" table:style-name="ce1">
            <text:p>Accurate and timely submission of financial forecasting</text:p>
          </table:table-cell>
          <table:table-cell office:value-type="string" table:style-name="ce1">
            <text:p>Less than 10% variance of the forecas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Global Girls Research Initiative</text:p>
          </table:table-cell>
          <table:table-cell office:value-type="string" table:style-name="ce1">
            <text:p>ODI</text:p>
          </table:table-cell>
          <table:table-cell office:value-type="string" table:style-name="ce1">
            <text:p>3 citations of peer-reviewed journal articles per quarter</text:p>
          </table:table-cell>
          <table:table-cell office:value-type="string" table:style-name="ce1">
            <text:p>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Lafiya Contract: UK Support for Health in Nigeria</text:p>
          </table:table-cell>
          <table:table-cell office:value-type="string" table:style-name="ce1">
            <text:p>Palladium</text:p>
          </table:table-cell>
          <table:table-cell office:value-type="string" table:style-name="ce1">
            <text:p>2. Proportion of States with Functional Logistics Management Coordinating Units (LMCU)<text:s/></text:p>
            <text:p><text:s text:c="3"/></text:p>
            <text:p><text:s text:c="3"/>Scoring: LMCUs are considered to be operational if they are regularly performing their roles and responsibilities as outlined in the National Health Product Supply Chain Strategic Development and Implementation Plan (2021-2025). At the state level, LMCUs are expected to develop and implement an integrated health commodity forecasting and distribution plan and to cascade the LMCU structures at LGA level.</text:p>
            <text:p><text:s text:c="3"/>Scoring is determined on the basis of supplier performance in FCDO's Annual Supplier Scorecards which has a percentage scoring system will incur a 'good' rating if more than 80%, whilst scores of 50-79% approaching target; 30-49% will require improvement and &lt;30% will incur an 'inadequate' rating.</text:p>
          </table:table-cell>
          <table:table-cell office:value-type="string" table:style-name="ce1">
            <text:p>&gt;=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Girls’ Education South Sudan phase 2 (GESS2)</text:p>
          </table:table-cell>
          <table:table-cell office:value-type="string" table:style-name="ce1">
            <text:p>Mott Macdonald Ltd</text:p>
          </table:table-cell>
          <table:table-cell office:value-type="string" table:style-name="ce1">
            <text:p>Completeness and timeliness of quarterly narrative reporting from Fund Manager</text:p>
            <text:p><text:s text:c="3"/></text:p>
            <text:p><text:s text:c="3"/>Scoring: In the last 6 months, supplier has completed the deliverables to a high standard and aligned with project need</text:p>
            <text:p><text:s text:c="3"/>Scoring is determined on the basis of supplier performance in FCDO's KPI agreed assessment and as a percentage of meeting the logframe goals for the 1st KPI</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International Growth Centre Phase 3</text:p>
          </table:table-cell>
          <table:table-cell office:value-type="string" table:style-name="ce1">
            <text:p>London School of Economics</text:p>
          </table:table-cell>
          <table:table-cell office:value-type="string" table:style-name="ce1">
            <text:p>% of quarterly budget forecast spent on delivering programme objectives</text:p>
          </table:table-cell>
          <table:table-cell office:value-type="string" table:style-name="ce1">
            <text:p>9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Improved Governance and Accountability in the Education Sector in Democratic Republic of Congo</text:p>
          </table:table-cell>
          <table:table-cell office:value-type="string" table:style-name="ce1">
            <text:p>Mott Macdonald Ltd</text:p>
          </table:table-cell>
          <table:table-cell office:value-type="string" table:style-name="ce1">
            <text:p>Pilot launching study report submitted and approved by FCDO.</text:p>
            <text:p><text:s text:c="4"/>95% of all activities and milestones related to the KPI have been completed on time.</text:p>
          </table:table-cell>
          <table:table-cell office:value-type="string" table:style-name="ce1">
            <text:p>95%</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Facility for Oil sector Transparency and Reform - Phase II</text:p>
          </table:table-cell>
          <table:table-cell office:value-type="string" table:style-name="ce1">
            <text:p>Oxford Policy Management</text:p>
          </table:table-cell>
          <table:table-cell office:value-type="string" table:style-name="ce1">
            <text:p>KPI 1</text:p>
            <text:p><text:s text:c="3"/>Policy analysis products</text:p>
            <text:p><text:s text:c="3"/>Progress towards no. of products as per logframe milestones (1=good, 2=approaching target, 3=requires improvement, inadequate)</text:p>
          </table:table-cell>
          <table:table-cell office:value-type="string" table:style-name="ce1">
            <text:p>1</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Improved Governance and Accountability in the Education Sector in Democratic Republic of Congo</text:p>
          </table:table-cell>
          <table:table-cell office:value-type="string" table:style-name="ce1">
            <text:p>Mott Macdonald Ltd</text:p>
          </table:table-cell>
          <table:table-cell office:value-type="string" table:style-name="ce1">
            <text:p>Annual Report submitted and approved by FCDO. Average good rate: 85% of activities related to this KPI are completed on time</text:p>
          </table:table-cell>
          <table:table-cell office:value-type="string" table:style-name="ce1">
            <text:p>95%</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Invest Salone</text:p>
          </table:table-cell>
          <table:table-cell office:value-type="string" table:style-name="ce1">
            <text:p>Nathan Associates</text:p>
          </table:table-cell>
          <table:table-cell office:value-type="string" table:style-name="ce1">
            <text:p>Firms receiving support to either become export and/or investment ready, or achieve accelerated growth (percentage against agreed logframe numbers)</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Comprehensive Sexual and Reproductive Health and Rights Programme</text:p>
          </table:table-cell>
          <table:table-cell office:value-type="string" table:style-name="ce1">
            <text:p>EngenderHealth International</text:p>
          </table:table-cell>
          <table:table-cell office:value-type="string" table:style-name="ce1">
            <text:p>Total number of Couple years of protection (CYPs) delivered by the programme outreach activities</text:p>
          </table:table-cell>
          <table:table-cell office:value-type="string" table:style-name="ce1">
            <text:p>75%</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Humanitarian Emergency Response Operations and Stabilisation Programme (HEROS)</text:p>
          </table:table-cell>
          <table:table-cell office:value-type="string" table:style-name="ce1">
            <text:p>Palladium International Limited</text:p>
          </table:table-cell>
          <table:table-cell office:value-type="string" table:style-name="ce1">
            <text:p>Adherence to schedule:</text:p>
            <text:p><text:s text:c="3"/>i) CHASE: Provision of capability to deploy right resources and expertise within agreed timeframe to Country Offices.</text:p>
            <text:p><text:s text:c="3"/>ii) Stabilisation Unit: Efficiency of Deployments. Measured as number of deployments delayed by factors within Palladium control.</text:p>
          </table:table-cell>
          <table:table-cell office:value-type="string" table:style-name="ce1">
            <text:p>Score of 4 or higher on KPI scoring matrix</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Girls Education Challenge Fund Manager</text:p>
          </table:table-cell>
          <table:table-cell office:value-type="string" table:style-name="ce1">
            <text:p>Pricewaterhousecoopers</text:p>
          </table:table-cell>
          <table:table-cell office:value-type="string" table:style-name="ce1">
            <text:p>Project risk management Satisfaction rating</text:p>
          </table:table-cell>
          <table:table-cell office:value-type="string" table:style-name="ce1">
            <text:p>83%</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Comprehensive Sexual and Reproductive Health and Rights Programme</text:p>
          </table:table-cell>
          <table:table-cell office:value-type="string" table:style-name="ce1">
            <text:p>MSI Reproductive Choices</text:p>
          </table:table-cell>
          <table:table-cell office:value-type="string" table:style-name="ce1">
            <text:p>Quarterly updates on how the programme has successfully reach the most marginalised with SRHR services including young people before having children, refugees and the poorest</text:p>
          </table:table-cell>
          <table:table-cell office:value-type="string" table:style-name="ce1">
            <text:p>Quarterly report including progress on reaching the most marginalised</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Girls Education Challenge Fund Manager</text:p>
          </table:table-cell>
          <table:table-cell office:value-type="string" table:style-name="ce1">
            <text:p>Pricewaterhousecoopers</text:p>
          </table:table-cell>
          <table:table-cell office:value-type="string" table:style-name="ce1">
            <text:p>Fund financial management satisfaction rating</text:p>
          </table:table-cell>
          <table:table-cell office:value-type="string" table:style-name="ce1">
            <text:p>83%</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DFID DRC Decision Support Unit</text:p>
          </table:table-cell>
          <table:table-cell office:value-type="string" table:style-name="ce1">
            <text:p>Oxford Policy Management</text:p>
          </table:table-cell>
          <table:table-cell office:value-type="string" table:style-name="ce1">
            <text:p>Results being achieved against project logframe indicators.<text:s/></text:p>
            <text:p><text:s text:c="3"/>A-<text:tab/>For results achieved &gt;95% of targets expected up to quality/standards set it contract<text:s/></text:p>
            <text:p><text:s text:c="3"/>B-<text:tab/>Results achieved 85% of targets, with opportunity areas in quality or standards<text:s/></text:p>
            <text:p><text:s text:c="3"/>C-<text:tab/>Results achieved &lt;85% of targets, with serious concerns over quality or standards</text:p>
          </table:table-cell>
          <table:table-cell office:value-type="string" table:style-name="ce1">
            <text:p>A</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artnership for Learning for All in Nigeria (PLANE)</text:p>
          </table:table-cell>
          <table:table-cell office:value-type="string" table:style-name="ce1">
            <text:p>DAI</text:p>
          </table:table-cell>
          <table:table-cell office:value-type="string" table:style-name="ce1">
            <text:p>Demonstrated progress/achievement of agreed programme Progress KPIs and Outcome KPIs as appropriate for the quarter which support the achievement of the PLANE outcome of ‘More inclusive and effective education systems deliver foundational skills, whereby state and non-state basic education providers enable better learning outcomes, including for marginalised groups of children.’</text:p>
          </table:table-cell>
          <table:table-cell office:value-type="string" table:style-name="ce1">
            <text:p>&gt;80%</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Humanitarian Emergency Response Operations and Stabilisation Programme (HEROS)</text:p>
          </table:table-cell>
          <table:table-cell office:value-type="string" table:style-name="ce1">
            <text:p>Palladium International Limited</text:p>
          </table:table-cell>
          <table:table-cell office:value-type="string" table:style-name="ce1">
            <text:p>Responsiveness: Degree to which the supply partner's management team quickly responds and adapts to changing contexts or requests</text:p>
          </table:table-cell>
          <table:table-cell office:value-type="string" table:style-name="ce1">
            <text:p>Score of 4 or higher on KPI scoring matrix</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Manufacturing Africa</text:p>
          </table:table-cell>
          <table:table-cell office:value-type="string" table:style-name="ce1">
            <text:p>McKinsey Development Partners</text:p>
          </table:table-cell>
          <table:table-cell office:value-type="string" table:style-name="ce1">
            <text:p>Number of deals supported which qualify as "highly economically transformative"</text:p>
          </table:table-cell>
          <table:table-cell office:value-type="string" table:style-name="ce1">
            <text:p>&gt;=5</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Facility for Oil sector Transparency and Reform - Phase II</text:p>
          </table:table-cell>
          <table:table-cell office:value-type="string" table:style-name="ce1">
            <text:p>Oxford Policy Management</text:p>
          </table:table-cell>
          <table:table-cell office:value-type="string" table:style-name="ce1">
            <text:p>KPI 2</text:p>
            <text:p><text:s text:c="3"/>Improved understanding in relevant stakeholders</text:p>
            <text:p><text:s text:c="3"/>Progress towards no. of advocacy events etc. as per logframe milestones (1=good, 2=approaching target, 3=requires improvement, inadequate)</text:p>
          </table:table-cell>
          <table:table-cell office:value-type="string" table:style-name="ce1">
            <text:p>1</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Financial Sector Stability Programme - Nepal</text:p>
          </table:table-cell>
          <table:table-cell office:value-type="string" table:style-name="ce1">
            <text:p>PricewaterhouseCoopers Private Limited</text:p>
          </table:table-cell>
          <table:table-cell office:value-type="string" table:style-name="ce1">
            <text:p>3. Monthly Submission of accurate invoicing and forecast variance within 10%<text:s/></text:p>
            <text:p><text:s text:c="3"/>Scoring: In the last 3 months has the supplier achieved the agreed deliverables to the agreed timescale?</text:p>
          </table:table-cell>
          <table:table-cell office:value-type="string" table:style-name="ce1">
            <text:p>9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tructural Change and Economic Growth (STEG)</text:p>
          </table:table-cell>
          <table:table-cell office:value-type="string" table:style-name="ce1">
            <text:p>CENTRE FOR ECONOMIC POLICY RESEARCH</text:p>
          </table:table-cell>
          <table:table-cell office:value-type="string" table:style-name="ce1">
            <text:p>Meeting or exceeding the cumulative low logframe targets for Small Research Grants, PhD Grants and Large Research Grants funded</text:p>
          </table:table-cell>
          <table:table-cell office:value-type="string" table:style-name="ce1">
            <text:p>95% or over</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Applied health research programme (Applied)</text:p>
          </table:table-cell>
          <table:table-cell office:value-type="string" table:style-name="ce1">
            <text:p>London School Of Hygiene And Tropical Medicine</text:p>
          </table:table-cell>
          <table:table-cell office:value-type="string" table:style-name="ce1">
            <text:p>Regular maintenance and update of overall Programme Annual Work pla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Business Case, Design and Implement Accountability in Tanzania (AcT2) Programme</text:p>
          </table:table-cell>
          <table:table-cell office:value-type="string" table:style-name="ce1">
            <text:p>KPMG Advisory Limited</text:p>
          </table:table-cell>
          <table:table-cell office:value-type="string" table:style-name="ce1">
            <text:p>Management Quality: Quality and timeliness of reporting, planning and meeting documentation</text:p>
          </table:table-cell>
          <table:table-cell office:value-type="string" table:style-name="ce1">
            <text:p>90% or more of agreed quarterly deliverables are completed to a high standard meeting contractual expectation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EXPANDING SOCIAL PROTECTION PHASE II</text:p>
          </table:table-cell>
          <table:table-cell office:value-type="string" table:style-name="ce1">
            <text:p>DAI Global UK Ltd</text:p>
          </table:table-cell>
          <table:table-cell office:value-type="string" table:style-name="ce1">
            <text:p>Correct Social Citizens Grant (SCG) are made on tim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ustainable Manufacturing and Environmental Pollution (SMEP) Programme – Programme Manager Component</text:p>
          </table:table-cell>
          <table:table-cell office:value-type="string" table:style-name="ce1">
            <text:p>Pegasys Limited</text:p>
          </table:table-cell>
          <table:table-cell office:value-type="string" table:style-name="ce1">
            <text:p>Grants performance towards achieving their outcomes</text:p>
          </table:table-cell>
          <table:table-cell office:value-type="string" table:style-name="ce1">
            <text:p>7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Health RPC Lot 2 - Vulnerable Groups</text:p>
          </table:table-cell>
          <table:table-cell office:value-type="string" table:style-name="ce1">
            <text:p>London School Of Hygiene And Tropical Medicine</text:p>
          </table:table-cell>
          <table:table-cell office:value-type="string" table:style-name="ce1">
            <text:p>Accurate submission of financial forecasts</text:p>
          </table:table-cell>
          <table:table-cell office:value-type="string" table:style-name="ce1">
            <text:p>10% varianc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Health RPC Lot 1 Leeds Unit</text:p>
          </table:table-cell>
          <table:table-cell office:value-type="string" table:style-name="ce1">
            <text:p>University Of Leeds</text:p>
          </table:table-cell>
          <table:table-cell office:value-type="string" table:style-name="ce1">
            <text:p>Respond to recommendations in FCDO programme annual reviews and provide a summary of outcomes via quarterly progress reports and the following year’s annual programme report</text:p>
          </table:table-cell>
          <table:table-cell office:value-type="string" table:style-name="ce1">
            <text:p>a response to each recommendation is received in accordance with any terms specified in the FCDO annual review, and outcomes reported in full in the next annual programme repor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ECHO1 Global WAN, Voice and Video Framework Contract</text:p>
          </table:table-cell>
          <table:table-cell office:value-type="string" table:style-name="ce1">
            <text:p>Vodafone</text:p>
          </table:table-cell>
          <table:table-cell office:value-type="string" table:style-name="ce1">
            <text:p>Service availability - Gold (WAN) - Availability - Availability is calculated as a percentage based on Agreed Service Time, Planned Downtime and Unplanned Downtime, as follows: (100 x minutes in (Agreed Service Time excluding Planned Downtime and Unplanned Downtime periods)) / minutes in (Agreed Service Time excluding Planned Downtime)</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Framework Agreement for the provision of Desktop Infrastructure Services</text:p>
          </table:table-cell>
          <table:table-cell office:value-type="string" table:style-name="ce1">
            <text:p>Computacenter (UK) Limited</text:p>
          </table:table-cell>
          <table:table-cell office:value-type="string" table:style-name="ce1">
            <text:p>Incidents - Severity level 1 - Critical impact on Authority business, a fault or Problem that results in a complete system or Service Failure in a Core Service Group, which affects more than 20% of End Users at any of the main UK End User Sites; or 1 or more of the top 20 Posts; or 1 or more of the Temporary High Priority Posts</text:p>
          </table:table-cell>
          <table:table-cell office:value-type="string" table:style-name="ce1">
            <text:p>2.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Global Travel Programme</text:p>
          </table:table-cell>
          <table:table-cell office:value-type="string" table:style-name="ce1">
            <text:p>Flight Centre UK Ltd</text:p>
          </table:table-cell>
          <table:table-cell office:value-type="string" table:style-name="ce1">
            <text:p>Core Hours: 80% of user calls answered within 20 seconds by a person</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Framework Agreement for the provision of Service Management and Integration Services</text:p>
          </table:table-cell>
          <table:table-cell office:value-type="string" table:style-name="ce1">
            <text:p>BAE Applied Intelligence</text:p>
          </table:table-cell>
          <table:table-cell office:value-type="string" table:style-name="ce1">
            <text:p>CO11 001 Service Desk<text:s/></text:p>
            <text:p><text:s text:c="3"/>call handling % of Service Desk calls answered within 30 seconds Equals B/C x 100% where B = Number of Calls answered within 30 seconds in the Service Period C = Number of Calls answered in the Service Period</text:p>
          </table:table-cell>
          <table:table-cell office:value-type="string" table:style-name="ce1">
            <text:p>6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CSSF Lebanon: British Policing Support Programme</text:p>
          </table:table-cell>
          <table:table-cell office:value-type="string" table:style-name="ce1">
            <text:p>Siren Associates Ltd</text:p>
          </table:table-cell>
          <table:table-cell office:value-type="string" table:style-name="ce1">
            <text:p># of ISF Personnel who receive the command course training <text:s/>by BPSP SME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Facilities Management - UK Europe</text:p>
          </table:table-cell>
          <table:table-cell office:value-type="string" table:style-name="ce1">
            <text:p>Mitie</text:p>
          </table:table-cell>
          <table:table-cell office:value-type="string" table:style-name="ce1">
            <text:p>SRCS M6</text:p>
            <text:p><text:s text:c="3"/>The Contractor will provide Reporting and Quality Management. These Monthly reports will contain the information in compliance with the Contract Requirements and Service information.</text:p>
            <text:p><text:s text:c="3"/>No failure by the Contractor to provide an accurate monthly report to the customer. <text:s/>Report is not to miss any information that would lead to an incorrect reporting of performance.</text:p>
            <text:p><text:s text:c="3"/>Reporting calendar % complete and in time</text:p>
          </table:table-cell>
          <table:table-cell office:value-type="string" table:style-name="ce1">
            <text:p>98%</text:p>
          </table:table-cell>
          <table:table-cell office:value-type="string" table:style-name="ce1">
            <text:p>Inadequate</text:p>
          </table:table-cell>
          <table:table-cell office:value-type="string" table:style-name="ce1">
            <text:p>SRCS M6 under-performance is being reviewed as part of BAU performance management activities, but has not been helped by lack of supplier management staff on the contract. <text:s/>Audit rectifications are being raised to ensure omissions are corrected.</text:p>
          </table:table-cell>
          <table:table-cell table:number-columns-repeated="16375"/>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artnership Fund for a Resilient Ukraine</text:p>
          </table:table-cell>
          <table:table-cell office:value-type="string" table:style-name="ce1">
            <text:p>Chemonics International Inc</text:p>
          </table:table-cell>
          <table:table-cell office:value-type="string" table:style-name="ce1">
            <text:p>Appropriate and effective identification and management of risks</text:p>
          </table:table-cell>
          <table:table-cell office:value-type="string" table:style-name="ce1">
            <text:p>75% or more of the bullet points have been met and some positive examples of supplier performance at activity level are provid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Facilities Management Asia Pacific</text:p>
          </table:table-cell>
          <table:table-cell office:value-type="string" table:style-name="ce1">
            <text:p>Jones Lang LaSalle Property Consultants Pte Ltd</text:p>
          </table:table-cell>
          <table:table-cell office:value-type="string" table:style-name="ce1">
            <text:p>OP 02</text:p>
            <text:p><text:s text:c="3"/>Percentage of actual Planned Services tasks undertaken vs scheduled to be undertaken as per agreed 52 week planner</text:p>
          </table:table-cell>
          <table:table-cell office:value-type="string" table:style-name="ce1">
            <text:p>99%</text:p>
          </table:table-cell>
          <table:table-cell office:value-type="string" table:style-name="ce1">
            <text:p>Inadequate</text:p>
          </table:table-cell>
          <table:table-cell office:value-type="string" table:style-name="ce1">
            <text:p>OP 02 is currently subject to BAU governance discussions and activities to drive improvement form part of the Year 2 Innovation Plan. <text:s/>We continue to see a gradual increase in scores. <text:s/>Dips are due to known issues in 1 or 2 locations out of 26 in total. <text:s/>It should be noted that the target is a demanding one and the supplier is still delivering 96% of all PPM within schedule. <text:s/>Overdue PPM delivery is measured as a separate KPI.</text:p>
          </table:table-cell>
          <table:table-cell table:number-columns-repeated="16375"/>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CSSF Lebanon: British Policing Support Programme</text:p>
          </table:table-cell>
          <table:table-cell office:value-type="string" table:style-name="ce1">
            <text:p>Siren Associates Ltd</text:p>
          </table:table-cell>
          <table:table-cell office:value-type="string" table:style-name="ce1">
            <text:p># of thematic sessions delivered by BPSP experts to senior leadership group.</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Facilities Management Asia Pacific</text:p>
          </table:table-cell>
          <table:table-cell office:value-type="string" table:style-name="ce1">
            <text:p>Jones Lang LaSalle Property Consultants Pte Ltd</text:p>
          </table:table-cell>
          <table:table-cell office:value-type="string" table:style-name="ce1">
            <text:p>MAN 05</text:p>
            <text:p><text:s text:c="3"/>Service Provider provision of Key Personnel</text:p>
            <text:p><text:s text:c="3"/>% of Key Personnel Positions filled in period</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Global Travel Programme</text:p>
          </table:table-cell>
          <table:table-cell office:value-type="string" table:style-name="ce1">
            <text:p>Flight Centre UK Ltd</text:p>
          </table:table-cell>
          <table:table-cell office:value-type="string" table:style-name="ce1">
            <text:p>100% of online bookings to be completed and confirmed instantly.</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Framework Agreement for the provision of Service Management and Integration Services</text:p>
          </table:table-cell>
          <table:table-cell office:value-type="string" table:style-name="ce1">
            <text:p>BAE Applied Intelligence</text:p>
          </table:table-cell>
          <table:table-cell office:value-type="string" table:style-name="ce1">
            <text:p>CO11-016 Incident Sev 1 supplier management (Aggregate of Managed Suppliers view):<text:s/></text:p>
            <text:p><text:s text:c="3"/>% of Sev 1 Incident tasks assigned to Managed Suppliers with SLAs that were resolved in the relevant Managed Supplier target time (If Managed Supplier targets or clock roles are miss-aligned, can only be reported if using ITSM System or using Managed Supplier reports) Equals A/B x 100%. Where : A = Number of Sev 1 Incident tasks assigned to Managed Suppliers with SLAs (that are not shorter than the overall target) that were resolved in the target time in the Service Period; <text:s/>B = Number of Sev 1 Incident tasks assigned to Managed Suppliers with SLAs (that are not shorter than the overall target) and are resolved in the Service Period</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Facilities Management - UK Europe</text:p>
          </table:table-cell>
          <table:table-cell office:value-type="string" table:style-name="ce1">
            <text:p>Mitie</text:p>
          </table:table-cell>
          <table:table-cell office:value-type="string" table:style-name="ce1">
            <text:p>BM M2</text:p>
            <text:p><text:s text:c="3"/>Provide a planned maintenance service in line with local schedules to achieve required standard of accommodation across the estate.<text:s/></text:p>
            <text:p><text:s text:c="3"/>Number of activities completed in target against those planned in month.</text:p>
            <text:p><text:s text:c="3"/>From SQL report drawn from CAFM system</text:p>
          </table:table-cell>
          <table:table-cell office:value-type="string" table:style-name="ce1">
            <text:p>99%</text:p>
          </table:table-cell>
          <table:table-cell office:value-type="string" table:style-name="ce1">
            <text:p>Requires Improvement</text:p>
          </table:table-cell>
          <table:table-cell office:value-type="string" table:style-name="ce1">
            <text:p>BM M2 has reached target in 1 out of the 3 months and we are monitoring closely as part of BAU activities. <text:s/>A lack of supplier management staff on the contract is having an impact. <text:s/>Slow lead in times due to clearance and upcoming contract exit do not help. <text:s text:c="2"/>It should be noted that the target is a demanding one and the supplier is still delivering 97% of all PPM within schedule. <text:s/>Overdue PPM delivery is measured as a separate KPI.</text:p>
          </table:table-cell>
          <table:table-cell table:number-columns-repeated="16375"/>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Framework Agreement for the provision of Service Management and Integration Services</text:p>
          </table:table-cell>
          <table:table-cell office:value-type="string" table:style-name="ce1">
            <text:p>BAE Applied Intelligence</text:p>
          </table:table-cell>
          <table:table-cell office:value-type="string" table:style-name="ce1">
            <text:p>CO10 001 Problem Resolution :</text:p>
            <text:p><text:s text:c="3"/>% of Problem investigations complete within 91 Days (All suppliers)) Equals R/P x 100% where<text:s/></text:p>
            <text:p><text:s text:c="3"/>P = Number of Problem records resolved or diagnosed in the Service Period.<text:s/></text:p>
            <text:p><text:s text:c="3"/>R = Number of Problem records resolved or diagnosed within 91 days in the Service Period</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artnership Fund for a Resilient Ukraine</text:p>
          </table:table-cell>
          <table:table-cell office:value-type="string" table:style-name="ce1">
            <text:p>Chemonics International Inc</text:p>
          </table:table-cell>
          <table:table-cell office:value-type="string" table:style-name="ce1">
            <text:p>Quality &amp; timeliness of reporting (narrative and financials)</text:p>
          </table:table-cell>
          <table:table-cell office:value-type="string" table:style-name="ce1">
            <text:p>75% or more of the bullet points have been met and some positive examples of supplier performance at activity level are provided.</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artnership Fund for a Resilient Ukraine</text:p>
          </table:table-cell>
          <table:table-cell office:value-type="string" table:style-name="ce1">
            <text:p>Chemonics International Inc</text:p>
          </table:table-cell>
          <table:table-cell office:value-type="string" table:style-name="ce1">
            <text:p>All projects will be scored at least Category B according to GESI markers or have action plans in place to get to at least B marker.</text:p>
          </table:table-cell>
          <table:table-cell office:value-type="string" table:style-name="ce1">
            <text:p>75% or more of the bullet points have been met and some positive examples of supplier performance at activity level are provid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Facilities Management Asia Pacific</text:p>
          </table:table-cell>
          <table:table-cell office:value-type="string" table:style-name="ce1">
            <text:p>Jones Lang LaSalle Property Consultants Pte Ltd</text:p>
          </table:table-cell>
          <table:table-cell office:value-type="string" table:style-name="ce1">
            <text:p>OP 01</text:p>
            <text:p><text:s text:c="3"/>The Service Provider will provide the services in compliance with Security requirements</text:p>
            <text:p><text:s text:c="3"/>Zero instances of any of the following:</text:p>
            <text:p><text:s text:c="3"/>1. Failure to comply with Security Requirements.</text:p>
            <text:p><text:s text:c="3"/>2. The Authority being issued a notice, adverse finding, penalty or found by a relevant authority to be in breach of Health and Safety and/or Environmental legislation, regulation and/or codes of practice.<text:s/></text:p>
            <text:p><text:s text:c="4"/>3. The Service Provider or any Service Provider Party failing to meet Authority requirements in relation to business continuity or disaster recovery in a live or test situation as measured against the agreed Business Continuity and Disaster Recovery Plan.</text:p>
            <text:p><text:s text:c="3"/>4. Loss, theft and/or fraud in relation to Authority monies/property as a result of the Service Providers (including their staff and Contracting Associates) actions or omissions.<text:s/></text:p>
            <text:p><text:s text:c="4"/>5. Service Provider acts or omissions resulting in the unavailability of Authority Buildings.</text:p>
          </table:table-cell>
          <table:table-cell office:value-type="string" table:style-name="ce1">
            <text:p>100.00%</text:p>
          </table:table-cell>
          <table:table-cell office:value-type="string" table:style-name="ce1">
            <text:p>Inadequate</text:p>
          </table:table-cell>
          <table:table-cell office:value-type="string" table:style-name="ce1">
            <text:p>Performance continues to improve as does confidence in the integrity of the data provided. <text:s text:c="2"/>OP 01 failed this quarter due to a single failure on one of the 26 locations. <text:s/>This was fully investigated, lessons learned &amp; corrective action taken. <text:s/>There have been no further incidents and the FCDO is satisfied that measures have been taken to avoid a repeat.</text:p>
          </table:table-cell>
          <table:table-cell table:number-columns-repeated="16375"/>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One HMG Healthcare Contract</text:p>
          </table:table-cell>
          <table:table-cell office:value-type="string" table:style-name="ce1">
            <text:p>Healix International Limited</text:p>
          </table:table-cell>
          <table:table-cell office:value-type="string" table:style-name="ce1">
            <text:p>Critical Care &amp; Complex Casework (critical cases notified to relevant PAG within 24 hours, onward referrals actioned within 72 working hours, users receiving regular updates on referral progress as per agreed timeline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Framework Agreement for the provision of Desktop Infrastructure Services</text:p>
          </table:table-cell>
          <table:table-cell office:value-type="string" table:style-name="ce1">
            <text:p>Computacenter (UK) Limited</text:p>
          </table:table-cell>
          <table:table-cell office:value-type="string" table:style-name="ce1">
            <text:p>Catalogue item completion (%) within agreed timeframes - A/B x 100</text:p>
            <text:p><text:s text:c="3"/>A = Number of Catalogue Items completed within timeframe</text:p>
            <text:p><text:s text:c="3"/>B = Number of Catalogue Items scheduled to be completed within timeframe</text:p>
          </table:table-cell>
          <table:table-cell office:value-type="string" table:style-name="ce1">
            <text:p>&gt;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Facilities Management - UK Europe</text:p>
          </table:table-cell>
          <table:table-cell office:value-type="string" table:style-name="ce1">
            <text:p>Mitie</text:p>
          </table:table-cell>
          <table:table-cell office:value-type="string" table:style-name="ce1">
            <text:p>SY M1<text:s text:c="2"/></text:p>
            <text:p><text:s text:c="3"/>The Contractor will provide the services in compliance with Security requirements and as defined and set out in the Contract Agreement (including the Service Information)<text:s/></text:p>
            <text:p><text:s text:c="3"/>No Material failure of the Service Provider or any Contracting Associates to comply with the Authority security requirements as set out in the Contract Agreement (inc the Service Information).</text:p>
            <text:p><text:s text:c="3"/>Information confirmed by Estate Operations Team</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ECHO1 Global WAN, Voice and Video Framework Contract</text:p>
          </table:table-cell>
          <table:table-cell office:value-type="string" table:style-name="ce1">
            <text:p>Vodafone</text:p>
          </table:table-cell>
          <table:table-cell office:value-type="string" table:style-name="ce1">
            <text:p>Service availability - Gold (Video) - Availability - Availability is calculated as a percentage based on Agreed Service Time, Planned Downtime and Unplanned Downtime, as follows: (100 x minutes in (Agreed Service Time excluding Planned Downtime and Unplanned Downtime periods)) / minutes in (Agreed Service Time excluding Planned Downtime)</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One HMG Healthcare Contract</text:p>
          </table:table-cell>
          <table:table-cell office:value-type="string" table:style-name="ce1">
            <text:p>Healix International Limited</text:p>
          </table:table-cell>
          <table:table-cell office:value-type="string" table:style-name="ce1">
            <text:p>Medical Intelligence - % of reviews are carried out and reports issued in accordance with the programme that has been agreed between the Contractor and the Authority, Contractor maintaining a Database of provider information, <text:s/>Requests from the Authority or Users for information on approved medical providers will be responded to within 10 working day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Framework Agreement for the provision of Desktop Infrastructure Services</text:p>
          </table:table-cell>
          <table:table-cell office:value-type="string" table:style-name="ce1">
            <text:p>Computacenter (UK) Limited</text:p>
          </table:table-cell>
          <table:table-cell office:value-type="string" table:style-name="ce1">
            <text:p>Incidents - Severity level 2 - Significant impact or disruption to Authority business, a fault or Problem that results in complete system or Service Failure of any Service Group which affects more than 20% of End Users at the main UK End User sites; 1 or more of the top 20 Posts; 1 or more of the Temporary High Priority Posts, a UK site (non-major), a department, or a Post (of more than 10 End Users).</text:p>
          </table:table-cell>
          <table:table-cell office:value-type="string" table:style-name="ce1">
            <text:p>2.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ECHO1 Global WAN, Voice and Video Framework Contract</text:p>
          </table:table-cell>
          <table:table-cell office:value-type="string" table:style-name="ce1">
            <text:p>Vodafone</text:p>
          </table:table-cell>
          <table:table-cell office:value-type="string" table:style-name="ce1">
            <text:p>Service availability - Gold (LAN) - Availability - Availability is calculated as a percentage based on Agreed Service Time, Planned Downtime and Unplanned Downtime, as follows: (100 x minutes in (Agreed Service Time excluding Planned Downtime and Unplanned Downtime periods)) / minutes in (Agreed Service Time excluding Planned Downtime)</text:p>
          </table:table-cell>
          <table:table-cell office:value-type="string" table:style-name="ce1">
            <text:p>98.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F - South Africa - Global Future Cities Programme</text:p>
          </table:table-cell>
          <table:table-cell office:value-type="string" table:style-name="ce1">
            <text:p>PricewaterhouseCoopers LLP</text:p>
          </table:table-cell>
          <table:table-cell office:value-type="string" table:style-name="ce1">
            <text:p>Implementation Activities are completed to the required quality</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UK Partnering for Accelerated Climate Transitions (“UK PACT”) Lot 1 Programme Projects Fund"</text:p>
          </table:table-cell>
          <table:table-cell office:value-type="string" table:style-name="ce1">
            <text:p>Palladium Int Ltd – UKPACT</text:p>
          </table:table-cell>
          <table:table-cell office:value-type="string" table:style-name="ce1">
            <text:p>Palladium provides formal monthly updates to BEIS on project progress and flags poor performance, unless otherwise agreed with BEIS</text:p>
          </table:table-cell>
          <table:table-cell office:value-type="string" table:style-name="ce1">
            <text:p>Meet with ≥80% of IPs 2 times per quart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F - South Africa - Global Future Cities Programme</text:p>
          </table:table-cell>
          <table:table-cell office:value-type="string" table:style-name="ce1">
            <text:p>PricewaterhouseCoopers LLP</text:p>
          </table:table-cell>
          <table:table-cell office:value-type="string" table:style-name="ce1">
            <text:p>Scheduled activities completed per quarter on time</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Global Travel Programme</text:p>
          </table:table-cell>
          <table:table-cell office:value-type="string" table:style-name="ce1">
            <text:p>Flight Centre UK Ltd</text:p>
          </table:table-cell>
          <table:table-cell office:value-type="string" table:style-name="ce1">
            <text:p>Online Booking System and mobile booking app shall be available 100% of the available minut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CSSF Lebanon: British Policing Support Programme</text:p>
          </table:table-cell>
          <table:table-cell office:value-type="string" table:style-name="ce1">
            <text:p>Siren Associates Ltd</text:p>
          </table:table-cell>
          <table:table-cell office:value-type="string" table:style-name="ce1">
            <text:p># of liaison meetings between Public Order Unit for Management <text:s/>and Subject Matter Experts.</text:p>
          </table:table-cell>
          <table:table-cell office:value-type="string" table:style-name="ce1">
            <text:p>9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ROJ 10147: TA Facility to strengthen Rwanda's Social Protection Sector:EPR Programme</text:p>
          </table:table-cell>
          <table:table-cell office:value-type="string" table:style-name="ce1">
            <text:p>Cowatersogema International Inc</text:p>
          </table:table-cell>
          <table:table-cell office:value-type="string" table:style-name="ce1">
            <text:p>The supplier demonstrates that they have provided sustainable capacity building initiatives and effective risk management practices for the SP financial aid by identifying appropriate risks, mitigation measures and management processes</text:p>
          </table:table-cell>
          <table:table-cell office:value-type="string" table:style-name="ce1">
            <text:p>100% achievement against quarterly deliverabl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UK Partnering for Accelerated Climate Transitions (“UK PACT”) Lot 3</text:p>
          </table:table-cell>
          <table:table-cell office:value-type="string" table:style-name="ce1">
            <text:p>PA CONSULTING SERVICES LIMITED</text:p>
          </table:table-cell>
          <table:table-cell office:value-type="string" table:style-name="ce1">
            <text:p>Efficiency of Deployments: <text:s/>number of deployments delayed by 1 week or more from finalised start date due to activities that are the direct responsibility of PA Consulting</text:p>
          </table:table-cell>
          <table:table-cell office:value-type="string" table:style-name="ce1">
            <text:p>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O10070: Research and Innovation Systems for Africa (RISA) Fund (SRIA &amp; ATIP)</text:p>
          </table:table-cell>
          <table:table-cell office:value-type="string" table:style-name="ce1">
            <text:p>Chemonics</text:p>
          </table:table-cell>
          <table:table-cell office:value-type="string" table:style-name="ce1">
            <text:p>Quality of Monitoring and Reporting</text:p>
          </table:table-cell>
          <table:table-cell office:value-type="string" table:style-name="ce1">
            <text:p>&lt;85% of planned deliverables for the quart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ROJ10132 TA for Strengthening Climate Resilient Systems for Sustainable Delivery of SCRS-WASH</text:p>
          </table:table-cell>
          <table:table-cell office:value-type="string" table:style-name="ce1">
            <text:p>LTS International Ltd</text:p>
          </table:table-cell>
          <table:table-cell office:value-type="string" table:style-name="ce1">
            <text:p>KPI 3. <text:s/>Increase number of women and youth led SMEs established ; Achievements against the target set for increasing the number of SMEs established.</text:p>
          </table:table-cell>
          <table:table-cell office:value-type="string" table:style-name="ce1">
            <text:p>Good &gt;= 90%</text:p>
          </table:table-cell>
          <table:table-cell office:value-type="string" table:style-name="ce1">
            <text:p>Other - Consider returned</text:p>
          </table:table-cell>
          <table:table-cell office:value-type="string" table:style-name="ce1">
            <text:p>No milestone set for the period</text:p>
          </table:table-cell>
          <table:table-cell table:number-columns-repeated="16375"/>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Cities and Infrastructure for Growth (CIG) - Uganda</text:p>
          </table:table-cell>
          <table:table-cell office:value-type="string" table:style-name="ce1">
            <text:p>Cardno Emerging Markets (UK) Ltd</text:p>
          </table:table-cell>
          <table:table-cell office:value-type="string" table:style-name="ce1">
            <text:p>(3) Overall progress of agreed work plan activities/deliverables, with considerations for delays that are outside the project team’s control (Quarterly reporting includes clear and concise narrative on areas on and off-track; reasons for delays (within and outside project team control) and assessment of effects on project outputs and outcomes)</text:p>
          </table:table-cell>
          <table:table-cell office:value-type="string" table:style-name="ce1">
            <text:p>Regular Quarterly Reporting which provides complete and clear narrative on progres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O10070: Research and Innovation Systems for Africa (RISA) Fund (SRIA &amp; ATIP)</text:p>
          </table:table-cell>
          <table:table-cell office:value-type="string" table:style-name="ce1">
            <text:p>Chemonics</text:p>
          </table:table-cell>
          <table:table-cell office:value-type="string" table:style-name="ce1">
            <text:p>Knowledge sharing and Lessons learned</text:p>
          </table:table-cell>
          <table:table-cell office:value-type="string" table:style-name="ce1">
            <text:p>&gt;85% RISA incorporates learning and knowledge sharing <text:s/>for all gran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Cross Border Conflict Research Programme <text:s/>- Lot 1</text:p>
          </table:table-cell>
          <table:table-cell office:value-type="string" table:style-name="ce1">
            <text:p>Chemonics</text:p>
          </table:table-cell>
          <table:table-cell office:value-type="string" table:style-name="ce1">
            <text:p>KPI 1</text:p>
            <text:p><text:s text:c="3"/>Quarterly progress reports appropriately highlight impact and achievements of the research and uptake, as well as any significant management issues or developments.</text:p>
            <text:p><text:s text:c="3"/></text:p>
            <text:p><text:s text:c="3"/>Criteria</text:p>
            <text:p><text:s text:c="3"/>1. Progress reports submitted to FCDO for review on a quarterly basis</text:p>
            <text:p><text:s text:c="3"/>2. Reports demonstrate impact and achievements of the research and uptake</text:p>
            <text:p><text:s text:c="3"/>3. Reports proactively highlight significant management issues or challenges when relevant</text:p>
          </table:table-cell>
          <table:table-cell office:value-type="string" table:style-name="ce1">
            <text:p>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F - <text:s/>South Africa - Global Health Programme</text:p>
          </table:table-cell>
          <table:table-cell office:value-type="string" table:style-name="ce1">
            <text:p>Mott MacDonald</text:p>
          </table:table-cell>
          <table:table-cell office:value-type="string" table:style-name="ce1">
            <text:p>MREL: Report on milestone and output indicator progress to the Authority within Monthly Report submitted 2nd Monday of the respective quarterly reporting period.<text:s/></text:p>
            <text:p><text:s text:c="3"/>Report on lessons learned to the Authority within Monthly Report submitted 2nd Monday of the respective quarterly reporting period.</text:p>
          </table:table-cell>
          <table:table-cell office:value-type="string" table:style-name="ce1">
            <text:p>Submitted 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Leave no one behind: Mental Health &amp; Disability (MH&amp;D) Ghana</text:p>
          </table:table-cell>
          <table:table-cell office:value-type="string" table:style-name="ce1">
            <text:p>Options Consultancy Services Limited</text:p>
          </table:table-cell>
          <table:table-cell office:value-type="string" table:style-name="ce1">
            <text:p>Proportion of log frame indicator targets met</text:p>
          </table:table-cell>
          <table:table-cell office:value-type="string" table:style-name="ce1">
            <text:p>At least 90% of log frame indicator targets m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Extreme Poverty - Building Evidence for Effective Action</text:p>
          </table:table-cell>
          <table:table-cell office:value-type="string" table:style-name="ce1">
            <text:p>Oxford Policy Management</text:p>
          </table:table-cell>
          <table:table-cell office:value-type="string" table:style-name="ce1">
            <text:p>Programme coordination (research partners and client):</text:p>
            <text:p><text:s text:c="3"/>1. Programme coordination - Quarterly meetings between consortium lead (OPM) and partners (Cornell, Southampton, Cornell) planned in consultation with FCDO; World Bank trust fund TTL invited to attend.<text:s/></text:p>
            <text:p><text:s text:c="3"/>2. Regular updates to FCDO on activities, at a minimum through quarterly meeting but more often as needed). <text:s/>Documentation to include concise quarterly progress reports and forward work plans in advance and minutes / summary of agreed actions following.</text:p>
            <text:p><text:s text:c="3"/>3. Programme governance - Quarterly meetings planned in consultation with FCDO.</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ROJ10011 Independent evaluation contract for the Girls’ Education Challenge Fund Phase II (GEC II)</text:p>
          </table:table-cell>
          <table:table-cell office:value-type="string" table:style-name="ce1">
            <text:p>Tetra Tech International Development</text:p>
          </table:table-cell>
          <table:table-cell office:value-type="string" table:style-name="ce1">
            <text:p>Extent to which supplier is responsive and flexible to FCDO and other stakeholder needs.</text:p>
            <text:p><text:s text:c="3"/>Percentage of KPI is measured by taking in consideration supplier’s achievement in quarterly scoring system done by FCDO:<text:s/></text:p>
            <text:p><text:s text:c="3"/>• <text:s text:c="11"/>6 = 100% Outstanding delivery with innovation and outstanding execution, well exceeding contractual requirements.</text:p>
            <text:p><text:s text:c="3"/>• <text:s text:c="11"/>5 = 83% Proactive supplier delivering efficiently and effectively above contractual expectations.</text:p>
            <text:p><text:s text:c="3"/>• <text:s text:c="11"/>4 = 66% Supplier delivering efficiently and effectively. Very few or no improvements needed.</text:p>
            <text:p><text:s text:c="3"/>• <text:s text:c="11"/>3 = 50% Most responsibilities are delivered efficiently and effectively. Some improvements should be made.</text:p>
            <text:p><text:s text:c="3"/>• <text:s text:c="11"/>2 = 33% Some criteria met but significant improvements needed.</text:p>
            <text:p><text:s text:c="3"/>• <text:s text:c="11"/>1 = 16% Serious under performance. Not meeting requirements. Immediate and major changes needed</text:p>
            <text:p><text:s text:c="3"/>– KPI description is a summarised version of a more detailed indicator embedded in the contract</text:p>
          </table:table-cell>
          <table:table-cell office:value-type="string" table:style-name="ce1">
            <text:p>8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Green Growth Equity Fund (GGEF)</text:p>
          </table:table-cell>
          <table:table-cell office:value-type="string" table:style-name="ce1">
            <text:p>Oxford Policy Management</text:p>
          </table:table-cell>
          <table:table-cell office:value-type="string" table:style-name="ce1">
            <text:p>KPI 1: Quality of monitoring and reporting</text:p>
            <text:p><text:s text:c="3"/></text:p>
            <text:p><text:s text:c="3"/>•<text:tab/>Timely quarterly technical and financial reports have been submitted to FCDO, with progress and lessons elaborated</text:p>
            <text:p><text:s text:c="3"/>•<text:tab/>Milestone setting and reporting as per schedule has been done</text:p>
            <text:p><text:s text:c="3"/>•<text:tab/>An updated logframe has been included in quarterly reports</text:p>
          </table:table-cell>
          <table:table-cell office:value-type="string" table:style-name="ce1">
            <text:p>90% of the Technical &amp; Financial reports and milestones are delivered on time and of good qualit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Good Governance Fund (GGF) Technical Assistance Facility (TAF): Eastern Partnership</text:p>
          </table:table-cell>
          <table:table-cell office:value-type="string" table:style-name="ce1">
            <text:p>Abt Britain Ltd</text:p>
          </table:table-cell>
          <table:table-cell office:value-type="string" table:style-name="ce1">
            <text:p>Project Approvals Achieved: A pipeline of project concept notes and ToRs which respond to identified beneficiary needs and to British Embassy priorities is developed; Terms of References are further developed into high-quality proposals by Technical Assistance Facility for Eastern Partnership on a timely basis. At least 80% of costed proposals approved.</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Delivering Accelerated Family Planning in Pakistan - Behaviour Change Communication</text:p>
          </table:table-cell>
          <table:table-cell office:value-type="string" table:style-name="ce1">
            <text:p>M&amp;C Saatchi World Services</text:p>
          </table:table-cell>
          <table:table-cell office:value-type="string" table:style-name="ce1">
            <text:p>Budgets expended as planned and quarterly variances from forecasts kept to 3%(+,-) or below.</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ROJ10009 Yemen Peacebuilding</text:p>
          </table:table-cell>
          <table:table-cell office:value-type="string" table:style-name="ce1">
            <text:p>Chemonics</text:p>
          </table:table-cell>
          <table:table-cell office:value-type="string" table:style-name="ce1">
            <text:p>Outcome Indicator 4.1 - # Josoor project initiatives that successfully leverage wider support from private sector, local authorities, or other donors. (This is our measure on how Josoor delivers VfM)</text:p>
          </table:table-cell>
          <table:table-cell office:value-type="string" table:style-name="ce1">
            <text:p>4</text:p>
          </table:table-cell>
          <table:table-cell office:value-type="string" table:style-name="ce1">
            <text:p>Other - Consider not returned</text:p>
          </table:table-cell>
          <table:table-cell office:value-type="string" table:style-name="ce1">
            <text:p>Partner has reduced activities this quarter as new phases of grant award are on pause due to joint discussions on scope reductions that relate to this KPI.</text:p>
          </table:table-cell>
          <table:table-cell table:number-columns-repeated="16375"/>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Health RPC Lot 3 - Infectious Diseases</text:p>
          </table:table-cell>
          <table:table-cell office:value-type="string" table:style-name="ce1">
            <text:p>Liverpool School of Tropical Medicine</text:p>
          </table:table-cell>
          <table:table-cell office:value-type="string" table:style-name="ce1">
            <text:p>Accurate submission of financial forecasts</text:p>
          </table:table-cell>
          <table:table-cell office:value-type="string" table:style-name="ce1">
            <text:p>&lt;10% varianc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Health RPC Lot 2 - Vulnerable Groups</text:p>
          </table:table-cell>
          <table:table-cell office:value-type="string" table:style-name="ce1">
            <text:p>The Population Council</text:p>
          </table:table-cell>
          <table:table-cell office:value-type="string" table:style-name="ce1">
            <text:p>Number of peer reviewed publications – milestone figures will be individual to each RPC (and align with their logframes).</text:p>
          </table:table-cell>
          <table:table-cell office:value-type="string" table:style-name="ce1">
            <text:p>≥95% of the number of peer reviewed publications specified in the logframe as being due by the end of the programme year are delivered on time, complying with provisions and quality standards set by FCDO.</text:p>
          </table:table-cell>
          <table:table-cell office:value-type="string" table:style-name="ce1">
            <text:p>Other - Consider returned</text:p>
          </table:table-cell>
          <table:table-cell office:value-type="string" table:style-name="ce1">
            <text:p>Annual KPI Information will be available for the first time next Quarter</text:p>
          </table:table-cell>
          <table:table-cell table:number-columns-repeated="16375"/>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Health RPC Lot 1 - Health Systems</text:p>
          </table:table-cell>
          <table:table-cell office:value-type="string" table:style-name="ce1">
            <text:p>Liverpool School of Tropical Medicine</text:p>
          </table:table-cell>
          <table:table-cell office:value-type="string" table:style-name="ce1">
            <text:p>Accurate submission of financial forecasts</text:p>
          </table:table-cell>
          <table:table-cell office:value-type="string" table:style-name="ce1">
            <text:p>&lt; 10% varianc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CSSF:Global Monitoring, Evaluation and Learning</text:p>
          </table:table-cell>
          <table:table-cell office:value-type="string" table:style-name="ce1">
            <text:p>Integrity Research And Consultancy</text:p>
          </table:table-cell>
          <table:table-cell office:value-type="string" table:style-name="ce1">
            <text:p>% applicable GMEL interventions achieving expected target for delivery of MEL standards or standardised approaches that are being used by the network. <text:s text:c="2"/>KPI % is measured by assessing planned and completed deliverables and resultant network uptake, using intervention delivery scorecard.</text:p>
          </table:table-cell>
          <table:table-cell office:value-type="string" table:style-name="ce1">
            <text:p>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Health RPC Lot 2 - Vulnerable Groups</text:p>
          </table:table-cell>
          <table:table-cell office:value-type="string" table:style-name="ce1">
            <text:p>London School Of Hygiene And Tropical Medicine</text:p>
          </table:table-cell>
          <table:table-cell office:value-type="string" table:style-name="ce1">
            <text:p>Respond to recommendations in FCDO programme annual reviews and provide a summary of outcomes via quarterly progress reports and the following year’s annual programme report</text:p>
          </table:table-cell>
          <table:table-cell office:value-type="string" table:style-name="ce1">
            <text:p>a response to each recommendation is received in accordance with any terms specified in the FCDO annual review, and outcomes reported in full in the next annual programme repor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Civil Society Support Programme Phase II</text:p>
          </table:table-cell>
          <table:table-cell office:value-type="string" table:style-name="ce1">
            <text:p>The British Council</text:p>
          </table:table-cell>
          <table:table-cell office:value-type="string" table:style-name="ce1">
            <text:p>CSSP2 team delivers against their work plan for the quarter on relationship building support (through grants, capacity development, federal level engagement): % of planned activities delivered.</text:p>
          </table:table-cell>
          <table:table-cell office:value-type="string" table:style-name="ce1">
            <text:p>&gt;=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topping Abuse and Female Exploitation (SAFE) Programme: Zimbabwe</text:p>
          </table:table-cell>
          <table:table-cell office:value-type="string" table:style-name="ce1">
            <text:p>Ecorys UK Ltd</text:p>
          </table:table-cell>
          <table:table-cell office:value-type="string" table:style-name="ce1">
            <text:p>All SAFE Technical and Implementing Partners execute their responsibilities as per agreed contracts and deliver required outputs/intended results, as well as lesson learning to feed into adaptation</text:p>
          </table:table-cell>
          <table:table-cell office:value-type="string" table:style-name="ce1">
            <text:p>90% of logframe indicators and milestones are delivered on time and of good qualit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Tackling Deadly Diseases in Africa Programme (TDDAP)</text:p>
          </table:table-cell>
          <table:table-cell office:value-type="string" table:style-name="ce1">
            <text:p>DAI Global UK Ltd</text:p>
          </table:table-cell>
          <table:table-cell office:value-type="string" table:style-name="ce1">
            <text:p>Variance in actual spend for each quarter against quarterly forecast spend is within 5%</text:p>
          </table:table-cell>
          <table:table-cell office:value-type="string" table:style-name="ce1">
            <text:p>4 to 6</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Tax Systems Transformation Programme</text:p>
          </table:table-cell>
          <table:table-cell office:value-type="string" table:style-name="ce1">
            <text:p>Cowatersogema International Inc</text:p>
          </table:table-cell>
          <table:table-cell office:value-type="string" table:style-name="ce1">
            <text:p>KPI1 Quality timeliness of reporting, including financial reporting<text:s/></text:p>
            <text:p><text:s text:c="3"/>Pass - Reports provided to FCDO (including financial reports) are timely, concise, and receive broadly positive feedback.<text:s/></text:p>
            <text:p><text:s text:c="3"/>Fail - Reports provided to the FCDO (including financial reports) are not timely, concise, and receive broadly negative feedback.</text:p>
          </table:table-cell>
          <table:table-cell office:value-type="string" table:style-name="ce1">
            <text:p>Pa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ROJ10079, What Works to Prevent Violence: Impact at Scale</text:p>
          </table:table-cell>
          <table:table-cell office:value-type="string" table:style-name="ce1">
            <text:p>International Rescue Committee Inc</text:p>
          </table:table-cell>
          <table:table-cell office:value-type="string" table:style-name="ce1">
            <text:p>Quality of published outputs (reports, briefs, etc.)</text:p>
          </table:table-cell>
          <table:table-cell office:value-type="string" table:style-name="ce1">
            <text:p>See Comments</text:p>
          </table:table-cell>
          <table:table-cell office:value-type="string" table:style-name="ce1">
            <text:p>Other - Consider returned</text:p>
          </table:table-cell>
          <table:table-cell office:value-type="string" table:style-name="ce1">
            <text:p>Following the finalisation of the FCDO-IRC contract amendment in mid-November 2022, FCDO and the IRC has formalised the PBR approaches and associated Key Performance Indicators (KPIs) for the Implementation phase of the programme. PBR and associated KPIs commence in Q6 (Jan-Mar 2023).</text:p>
          </table:table-cell>
          <table:table-cell table:number-columns-repeated="16375"/>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ROJ10078 Social Protection Technical Assistance Facility</text:p>
          </table:table-cell>
          <table:table-cell office:value-type="string" table:style-name="ce1">
            <text:p>DAI Global UK Ltd</text:p>
          </table:table-cell>
          <table:table-cell office:value-type="string" table:style-name="ce1">
            <text:p>Timeliness of outputs: Submission of approach <text:s/>papers within <text:s/>10 working <text:s/>days of finalised ToR submission to Facility</text:p>
          </table:table-cell>
          <table:table-cell office:value-type="string" table:style-name="ce1">
            <text:p>For 90% of requests at least one response is provided within 10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Commercial Agriculture for Smallholders and Agriculture (CASA) Lot 1</text:p>
          </table:table-cell>
          <table:table-cell office:value-type="string" table:style-name="ce1">
            <text:p>NIRAS A/S</text:p>
          </table:table-cell>
          <table:table-cell office:value-type="string" table:style-name="ce1">
            <text:p>Number of smallholders reached by new and/or strengthened aggregation / sourcing arrangements by the producer organisation interventions (cumulative). Disaggregated by those living under $1.90 per day and by gender of participant and household head. Percentage is calculated comparing the expected number of smallholders reached for the period against actual number of smallholders reached by the programme</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ROJ 10147: TA Facility to strengthen Rwanda's Social Protection Sector:EPR Programme</text:p>
          </table:table-cell>
          <table:table-cell office:value-type="string" table:style-name="ce1">
            <text:p>Cowatersogema International Inc</text:p>
          </table:table-cell>
          <table:table-cell office:value-type="string" table:style-name="ce1">
            <text:p>The supplier demonstrates that they are delivering innovation in SP delivery through new ideas, solutions, policy papers, SP tools in their delivery</text:p>
          </table:table-cell>
          <table:table-cell office:value-type="string" table:style-name="ce1">
            <text:p>100% achievement against quarterly deliverabl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Jobs and Economic Transformation Programme Ghana (JET)</text:p>
          </table:table-cell>
          <table:table-cell office:value-type="string" table:style-name="ce1">
            <text:p>Palladium International Limited</text:p>
          </table:table-cell>
          <table:table-cell office:value-type="string" table:style-name="ce1">
            <text:p>Managing relationships to deliver programme</text:p>
            <text:p><text:s text:c="3"/>outputs. Ensuring programme build and keeps very productive relationships with key partners in Government of Ghana, private sector and other key stakeholders</text:p>
          </table:table-cell>
          <table:table-cell office:value-type="string" table:style-name="ce1">
            <text:p>90% of log frame indicator targets m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Enterprise and Innovation Programme (EIP) Kyrgyzstan and Tajikistan</text:p>
          </table:table-cell>
          <table:table-cell office:value-type="string" table:style-name="ce1">
            <text:p>DAI Global UK Ltd</text:p>
          </table:table-cell>
          <table:table-cell office:value-type="string" table:style-name="ce1">
            <text:p>Cumulative number of mentors providing services through BIC programmes to start-ups and MSMEs on a pro-bono basis for the quarter. Percentage calculation is based on Quarterly achievements to the expected targets according to the logframe objective for the term being measured</text:p>
          </table:table-cell>
          <table:table-cell office:value-type="string" table:style-name="ce1">
            <text:p>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African Cities Research</text:p>
          </table:table-cell>
          <table:table-cell office:value-type="string" table:style-name="ce1">
            <text:p>University of Manchester Research</text:p>
          </table:table-cell>
          <table:table-cell office:value-type="string" table:style-name="ce1">
            <text:p>Client and Network Consultations - Programme coordination (research partners and client)</text:p>
            <text:p><text:s text:c="3"/>Criteria</text:p>
            <text:p><text:s text:c="3"/>1. Regular updates to FCDO on consortium activities, at a minimum through fortnightly meetings</text:p>
            <text:p><text:s text:c="3"/>2. Programme coordination – Senior management team meets at least monthly to drive forward progress</text:p>
            <text:p><text:s text:c="3"/>3. Communication across the ACRP network – Monthly updates to consortium members and/or non-members with research and uptake responsibilities</text:p>
          </table:table-cell>
          <table:table-cell office:value-type="string" table:style-name="ce1">
            <text:p>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F – Brazil - Trade (bilateral)</text:p>
          </table:table-cell>
          <table:table-cell office:value-type="string" table:style-name="ce1">
            <text:p>Palladium International Ltd</text:p>
          </table:table-cell>
          <table:table-cell office:value-type="string" table:style-name="ce1">
            <text:p>Number of Brazilian MSMEs directly engaged with the programme adopting new or improved export-related business practices. Annual Target = 335</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Better Aid in Conflict Programme, South Sudan</text:p>
          </table:table-cell>
          <table:table-cell office:value-type="string" table:style-name="ce1">
            <text:p>Saferworld</text:p>
          </table:table-cell>
          <table:table-cell office:value-type="string" table:style-name="ce1">
            <text:p>Timely submission of narrative and financial quarterly reporting</text:p>
          </table:table-cell>
          <table:table-cell office:value-type="string" table:style-name="ce1">
            <text:p>reports submitted on agreed upon date</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Technical Assistance for Implementation of DFID Nepal's National Health Sector Programme 3</text:p>
          </table:table-cell>
          <table:table-cell office:value-type="string" table:style-name="ce1">
            <text:p>Options Consultancy Services Limited</text:p>
          </table:table-cell>
          <table:table-cell office:value-type="string" table:style-name="ce1">
            <text:p>KPI2: NHSSP completed the payment deliverables fully as defined in the Terms of Reference and in the agreed timeline.</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Good Governance Fund (GGF) Programme Management Unit (PMU)</text:p>
          </table:table-cell>
          <table:table-cell office:value-type="string" table:style-name="ce1">
            <text:p>Alinea International Ltd.</text:p>
          </table:table-cell>
          <table:table-cell office:value-type="string" table:style-name="ce1">
            <text:p>Project Milestones/Outputs Achieved: 80% milestones/outputs from approved projects are delivered successfully by the Technical Assistance Facility for Eastern Partnership with minor changes or risks addressed by Portfolio Management <text:s/>Unit (PMU).</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Implementation of the Multi-stakeholder Forestry Programme Phase 4 (MFP4)</text:p>
          </table:table-cell>
          <table:table-cell office:value-type="string" table:style-name="ce1">
            <text:p>Palladium International Limited</text:p>
          </table:table-cell>
          <table:table-cell office:value-type="string" table:style-name="ce1">
            <text:p>KPI3 (Transparency and Delivery Chain Management): Personnel: Demonstrated strong level of quality assurance.</text:p>
          </table:table-cell>
          <table:table-cell office:value-type="string" table:style-name="ce1">
            <text:p>Pa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rogramme Management Unit for an Applied Research Programme in High Volume Transport</text:p>
          </table:table-cell>
          <table:table-cell office:value-type="string" table:style-name="ce1">
            <text:p>IMC Worldwide Ltd</text:p>
          </table:table-cell>
          <table:table-cell office:value-type="string" table:style-name="ce1">
            <text:p>Effective Programme management: Monthly expenditure forecasts are submitted to FCDO, in an agreed format, before the 24th of each month. the quarterly forecasts are accurate within 95% of spending for the following quarter</text:p>
          </table:table-cell>
          <table:table-cell office:value-type="string" table:style-name="ce1">
            <text:p>95%</text:p>
          </table:table-cell>
          <table:table-cell office:value-type="string" table:style-name="ce1">
            <text:p>Requires Improvement</text:p>
          </table:table-cell>
          <table:table-cell office:value-type="string" table:style-name="ce1">
            <text:p>Although the target has been missed this is mainly to do with invoices being slightly late from the downstream partner and the full year spend target is on track. We are working with the supplier to identify ways to improve this percentage</text:p>
          </table:table-cell>
          <table:table-cell table:number-columns-repeated="16375"/>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Transparency and Accountability for Inclusive Development (TAcID) in Mozambique</text:p>
          </table:table-cell>
          <table:table-cell office:value-type="string" table:style-name="ce1">
            <text:p>Chemonics</text:p>
          </table:table-cell>
          <table:table-cell office:value-type="string" table:style-name="ce1">
            <text:p>Quality of pro-accountability initiatives (PAI) design and implementation. PAIs are identified, designed, implemented and adapted in a timely and inclusive manner based on evidence generated through research, monitoring and learning mechanisms. Quality is defined as: (i) a variety of actors engaged in solving the issue; (ii) inclusion of marginalised voices; (iii) ownership by PAI actors; (iv) PAIs adapted through learning events/activities. Percentage of KPI is measured by taking in consideration supplier’s achievement in quarterly scoring system done by FCDO:<text:s/></text:p>
            <text:p><text:s text:c="3"/>5: Outstanding Performance. Consistently to a higher than required standard. No fee deduction;<text:s/></text:p>
            <text:p><text:s text:c="3"/>4: Exceeding Performance. Consistently to the required standard but above this at least once. No fee deduction;</text:p>
            <text:p><text:s text:c="3"/>3: Satisfactory Performance. Consistently to the required standard. No fee deduction;</text:p>
            <text:p><text:s text:c="3"/>2: Less than Satisfactory Performance. Generally to the required standard, but below what is expected at least once. Deduction of 50% of fees;</text:p>
            <text:p><text:s text:c="3"/>1: Serious Underperformance. Consistently below the expected standard. Deduction of 100% of fees.</text:p>
          </table:table-cell>
          <table:table-cell office:value-type="string" table:style-name="ce1">
            <text:p>Scores 3/4: The supplier meets all contractual requirements, and, for a score of 4, provides some evidence of exceeding FCDO expectation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Improving Water Security for Poor People – Research (IWSP)</text:p>
          </table:table-cell>
          <table:table-cell office:value-type="string" table:style-name="ce1">
            <text:p>Oxford University</text:p>
          </table:table-cell>
          <table:table-cell office:value-type="string" table:style-name="ce1">
            <text:p>Number of Peer Reviewed Publications</text:p>
          </table:table-cell>
          <table:table-cell office:value-type="string" table:style-name="ce1">
            <text:p>4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Work and Opportunities for Women(WOW)</text:p>
          </table:table-cell>
          <table:table-cell office:value-type="string" table:style-name="ce1">
            <text:p>Pricewaterhousecoopers</text:p>
          </table:table-cell>
          <table:table-cell office:value-type="string" table:style-name="ce1">
            <text:p>% of WOW products or partnerships delivered receiving positive feedback from the support recipient (regarding satisfaction, responsiveness and timeliness). The target is 80% of queries score 4 or and above. Where 5 is very satisfied and 1 is very unsatisfied. Reported on annually.</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trengthening Host and Refugee Populations in Ethiopia (SHARPE)</text:p>
          </table:table-cell>
          <table:table-cell office:value-type="string" table:style-name="ce1">
            <text:p>DAI Global UK Ltd</text:p>
          </table:table-cell>
          <table:table-cell office:value-type="string" table:style-name="ce1">
            <text:p>Robust procedures for the reporting of suspected misconduct, illegal acts or failures to investigate in place</text:p>
          </table:table-cell>
          <table:table-cell office:value-type="string" table:style-name="ce1">
            <text:p>Reporting 100%: Statement on SHARPE’s ethics training; DAI’s code of conduct and ethic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Directorate for a Research and Innovation Hub on Technology for Education</text:p>
          </table:table-cell>
          <table:table-cell office:value-type="string" table:style-name="ce1">
            <text:p>Results for Development Institute</text:p>
          </table:table-cell>
          <table:table-cell office:value-type="string" table:style-name="ce1">
            <text:p>Percentage of variance from the forecasted financial values</text:p>
          </table:table-cell>
          <table:table-cell office:value-type="string" table:style-name="ce1">
            <text:p>&lt;3%</text:p>
          </table:table-cell>
          <table:table-cell office:value-type="string" table:style-name="ce1">
            <text:p>Requires Improvement</text:p>
          </table:table-cell>
          <table:table-cell office:value-type="string" table:style-name="ce1">
            <text:p>A range of factors influenced the ability to forecast accurately in 2021, including 1) Receiving the annual budget settlement towards the end of Q1 and not before / at the start of the financial year; 2) The longer than anticipated time to agree the research portfolio; 3) Delays from partners in negotiating the ASR work plans; 4) Lack of adequate capacity within the Central Services and technical teams to appropriately scope and budget work; 5) The introduction of output-based budgeting which required a cultural change. The Hub now has a new Finance Manager in place, has developed new budgeting and reporting tools, is providing greater support and guidance to technical teams in scoping and budgeting, and has moved to monthly (not quarterly) forecasting.</text:p>
          </table:table-cell>
          <table:table-cell table:number-columns-repeated="16375"/>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Transparency and Accountability to Improve Economic Development and Service Delivery (Traction) — Ma</text:p>
          </table:table-cell>
          <table:table-cell office:value-type="string" table:style-name="ce1">
            <text:p>Palladium International Ltd</text:p>
          </table:table-cell>
          <table:table-cell office:value-type="string" table:style-name="ce1">
            <text:p>Palladium responds to 100% of FCDO priorities demonstrated through the quarterly progress report which is submitted not later than 15 days after the end of each quarter. Regular communication on progress of activities through 100% bi-weekly catch-up meetings and other forums. Team changes are communicated with FCDO before they are made and any change in key personnel is not implemented before agreeing with FCDO. This will also include Palladium's responsiveness to FCDO's request to change personnel demonstrated through quarterly progress reports which are submitted not later than the 15th of the following month of the reporting period.</text:p>
          </table:table-cell>
          <table:table-cell office:value-type="string" table:style-name="ce1">
            <text:p>Within 2 weeks / no remedial action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UK Partnering for Accelerated Climate Transitions (“UK PACT”) Lot 1 Programme Projects Fund"</text:p>
          </table:table-cell>
          <table:table-cell office:value-type="string" table:style-name="ce1">
            <text:p>Palladium Int Ltd – UKPACT</text:p>
          </table:table-cell>
          <table:table-cell office:value-type="string" table:style-name="ce1">
            <text:p>Reporting - provided in a timely, accurate, concise manner: Quarterly narrative/risk/performance management reports submitted on time, unless otherwise agreed with BEIS in advance</text:p>
          </table:table-cell>
          <table:table-cell office:value-type="string" table:style-name="ce1">
            <text:p>100% of reports submitted 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P for implementing GEGP for Papua Provinces in Indonesia</text:p>
          </table:table-cell>
          <table:table-cell office:value-type="string" table:style-name="ce1">
            <text:p>LTS International Ltd</text:p>
          </table:table-cell>
          <table:table-cell office:value-type="string" table:style-name="ce1">
            <text:p>Private Funds Leveraged to Support Targeted Value Chains</text:p>
          </table:table-cell>
          <table:table-cell office:value-type="string" table:style-name="ce1">
            <text:p>IDR 1,157,225,000.00</text:p>
          </table:table-cell>
          <table:table-cell office:value-type="string" table:style-name="ce1">
            <text:p>Other - Consider returned</text:p>
          </table:table-cell>
          <table:table-cell office:value-type="string" table:style-name="ce1">
            <text:p>The programme has been able to achieve and exceeded the overall target of the entire programme lifetime in Q4 21/22; hence, no further efforts/works have been conducted afterwards.</text:p>
          </table:table-cell>
          <table:table-cell table:number-columns-repeated="16375"/>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Financial Sector Stability Programme - Nepal</text:p>
          </table:table-cell>
          <table:table-cell office:value-type="string" table:style-name="ce1">
            <text:p>PricewaterhouseCoopers Private Limited</text:p>
          </table:table-cell>
          <table:table-cell office:value-type="string" table:style-name="ce1">
            <text:p>2. Monthly/Quarterly milestones submitted/delivered within agreed timeframe and quality standard<text:s/></text:p>
            <text:p><text:s text:c="3"/></text:p>
            <text:p><text:s text:c="3"/>Scoring: In the last 3 months has the supplier achieved the agreed deliverables to the agreed timescale?</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DFID Nepal Skills for Employment Programme (SEP)</text:p>
          </table:table-cell>
          <table:table-cell office:value-type="string" table:style-name="ce1">
            <text:p>WSP USA Solutions Inc.</text:p>
          </table:table-cell>
          <table:table-cell office:value-type="string" table:style-name="ce1">
            <text:p>Quarterly progress on beneficiary outreach related to employment creation and migration support<text:s/></text:p>
            <text:p><text:s text:c="3"/>Scoring: In the last 3 months, supplier has completed activity to a high standard and aligned with project need?</text:p>
          </table:table-cell>
          <table:table-cell office:value-type="string" table:style-name="ce1">
            <text:p>Scores of 3-5 inclusive will incur a 'good' rating</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ROJ10013: Skills for Prosperity - Lot 2: Delivery Partner Mexico</text:p>
          </table:table-cell>
          <table:table-cell office:value-type="string" table:style-name="ce1">
            <text:p>DAI Global UK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310/documents</text:p>
          </table:table-cell>
          <table:table-cell table:number-columns-repeated="16375"/>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ROJ10011 Independent evaluation contract for the Girls’ Education Challenge Fund Phase II (GEC II)</text:p>
          </table:table-cell>
          <table:table-cell office:value-type="string" table:style-name="ce1">
            <text:p>Tetra Tech International Development</text:p>
          </table:table-cell>
          <table:table-cell office:value-type="string" table:style-name="ce1">
            <text:p>Quality of programme deliverables and activities, and alignment of project outputs to target stakeholders’ learning and evidence needs. Percentage of KPI is measured by taking in consideration supplier’s achievement in quarterly scoring system done by FCDO:<text:s/></text:p>
            <text:p><text:s text:c="3"/>• 6 = 100% Outstanding delivery with innovation and outstanding execution, well exceeding contractual requirements.</text:p>
            <text:p><text:s text:c="3"/>• 5 = 83% Proactive supplier delivering efficiently and effectively above contractual expectations.</text:p>
            <text:p><text:s text:c="3"/>• 4 = 66% Supplier delivering efficiently and effectively. Very few or no improvements needed.</text:p>
            <text:p><text:s text:c="3"/>• 3 = 50% Most responsibilities are delivered efficiently and effectively. Some improvements should be made.</text:p>
            <text:p><text:s text:c="3"/>• 2 = 33% Some criteria met but significant improvements needed.</text:p>
            <text:p><text:s text:c="3"/>• 1 = 16% Serious under performance. Not meeting requirements. Immediate and major changes needed</text:p>
            <text:p><text:s text:c="3"/>– KPI description is a summarised version of a more detailed indicator embedded in the contract</text:p>
          </table:table-cell>
          <table:table-cell office:value-type="string" table:style-name="ce1">
            <text:p>83%</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F – Brazil - Trade (bilateral)</text:p>
          </table:table-cell>
          <table:table-cell office:value-type="string" table:style-name="ce1">
            <text:p>Palladium International Ltd</text:p>
          </table:table-cell>
          <table:table-cell office:value-type="string" table:style-name="ce1">
            <text:p>Number of women, men and companies helped to export through the Prosperity Fund. Annual Target = 101</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Reducing high fertility rates and Improving Sexual reproductive health outcomes in Uganda (RISE)</text:p>
          </table:table-cell>
          <table:table-cell office:value-type="string" table:style-name="ce1">
            <text:p>MSI Reproductive Choices (MSI)</text:p>
          </table:table-cell>
          <table:table-cell office:value-type="string" table:style-name="ce1">
            <text:p>Number of adults 15+ in targeted regions reached by a peer or community health worker with family planning information</text:p>
          </table:table-cell>
          <table:table-cell office:value-type="string" table:style-name="ce1">
            <text:p>18,72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F - Indonesia - Renewable Energy Programme</text:p>
          </table:table-cell>
          <table:table-cell office:value-type="string" table:style-name="ce1">
            <text:p>Palladium International Ltd</text:p>
          </table:table-cell>
          <table:table-cell office:value-type="string" table:style-name="ce1">
            <text:p>Number of small-scale off-grid low carbon energy facilities established - 2 by Year 3 (1 x 60kwp + 1 x 35kwp in Mata Redi and Mata Woga, Sumba). Qualitative score based on assessment of progress.</text:p>
          </table:table-cell>
          <table:table-cell office:value-type="string" table:style-name="ce1">
            <text:p>4</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Tax Systems Transformation Programme</text:p>
          </table:table-cell>
          <table:table-cell office:value-type="string" table:style-name="ce1">
            <text:p>Cowatersogema International Inc</text:p>
          </table:table-cell>
          <table:table-cell office:value-type="string" table:style-name="ce1">
            <text:p>KPI3 Overall progress of agreed work plan activities<text:s/></text:p>
            <text:p><text:s text:c="3"/>Pass - The trajectory of overall progress of the work plan is stable in the least, and positive in the best case. Quarterly reporting includes clear and concise narrative on areas on and off-track; reasons for delays (within and outside project team control) and assessment of effects on project outputs and outcomes.<text:s/></text:p>
            <text:p><text:s text:c="3"/>Fail - The trajectory of overall progress of the work plan is not stable and not progressing. Quarterly reporting does not include clear and concise narrative on areas on and off-track; reasons for delays (within and outside project team control) and assessment of effects on project outputs and outcomes.</text:p>
          </table:table-cell>
          <table:table-cell office:value-type="string" table:style-name="ce1">
            <text:p>Pa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Health RPC Lot 3 - Infectious Diseases</text:p>
          </table:table-cell>
          <table:table-cell office:value-type="string" table:style-name="ce1">
            <text:p>Liverpool School of Tropical Medicine</text:p>
          </table:table-cell>
          <table:table-cell office:value-type="string" table:style-name="ce1">
            <text:p>Respond to recommendations in FCDO programme annual reviews and provide a summary of outcomes via quarterly progress reports and the following year’s annual programme report</text:p>
          </table:table-cell>
          <table:table-cell office:value-type="string" table:style-name="ce1">
            <text:p>a response to each recommendation is received in accordance with any terms specified in the FCDO annual review, and outcomes reported in full in the next annual programme repor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trengthening Education Systems for Improved Learning</text:p>
          </table:table-cell>
          <table:table-cell office:value-type="string" table:style-name="ce1">
            <text:p>Mott Macdonald Ltd</text:p>
          </table:table-cell>
          <table:table-cell office:value-type="string" table:style-name="ce1">
            <text:p>60% of Cohort 4 LGs have commenced CLL roll out activities in target communities.</text:p>
          </table:table-cell>
          <table:table-cell office:value-type="string" table:style-name="ce1">
            <text:p>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Cross Border Conflict Research Programme Lot 2</text:p>
          </table:table-cell>
          <table:table-cell office:value-type="string" table:style-name="ce1">
            <text:p>Chemonics</text:p>
          </table:table-cell>
          <table:table-cell office:value-type="string" table:style-name="ce1">
            <text:p>KPI 1</text:p>
            <text:p><text:s text:c="3"/>Quarterly progress reports appropriately highlight impact and achievements of the research and uptake, as well as any significant management issues or developments.</text:p>
            <text:p><text:s text:c="3"/></text:p>
            <text:p><text:s text:c="3"/>Criteria</text:p>
            <text:p><text:s text:c="3"/>1. Progress reports submitted to FCDO for review on a quarterly basis</text:p>
            <text:p><text:s text:c="3"/>2. Reports demonstrate impact and achievements of the research and uptake</text:p>
            <text:p><text:s text:c="3"/>3. Reports proactively highlight significant management issues or challenges when relevant</text:p>
          </table:table-cell>
          <table:table-cell office:value-type="string" table:style-name="ce1">
            <text:p>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upport to the facilitation of forest governance reforms in Guyana, Liberia, Ghana, Republic of Cong</text:p>
          </table:table-cell>
          <table:table-cell office:value-type="string" table:style-name="ce1">
            <text:p>Palladium International Limited</text:p>
          </table:table-cell>
          <table:table-cell office:value-type="string" table:style-name="ce1">
            <text:p>Effectiveness in delivery of the facilitation support (10% of Fee) <text:s text:c="2"/>-<text:s/></text:p>
            <text:p><text:s text:c="3"/>Timely and effective support provided to all 5 countries fostering dynamic stakeholder processes.</text:p>
            <text:p><text:s text:c="3"/></text:p>
            <text:p><text:s text:c="3"/>The country-specific work plans have targets for key tasks relative to the baselines, confirmed during Inception period. The quarterly reports will report progress to these targets and present evidence that activities are contributing to (i) active dialogue between VPA stakeholders; (ii) functioning of stakeholder structures, (iii) an understanding of VPA progress. This progress will be verified periodically through monitoring visits of the PMST and independent review.</text:p>
          </table:table-cell>
          <table:table-cell office:value-type="string" table:style-name="ce1">
            <text:p>100%</text:p>
            <text:p><text:s text:c="3"/>Support services enabling multi-stakeholder engagement in all 5 countries are meeting the expectations set out in country-specific work plan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rogramme addressing unsafe irregular migration</text:p>
          </table:table-cell>
          <table:table-cell office:value-type="string" table:style-name="ce1">
            <text:p>DANISH REFUGEE COUNCIL</text:p>
          </table:table-cell>
          <table:table-cell office:value-type="string" table:style-name="ce1">
            <text:p>Policies and practices for the management of delivery chain partners and affiliates aligned to the FCDO Supply Partner Code of Conduct</text:p>
          </table:table-cell>
          <table:table-cell office:value-type="string" table:style-name="ce1">
            <text:p>Updated documentation submitted once annuall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Good Governance Fund (GGF) Technical Assistance Facility (TAF): Eastern Partnership</text:p>
          </table:table-cell>
          <table:table-cell office:value-type="string" table:style-name="ce1">
            <text:p>Abt Britain Ltd</text:p>
          </table:table-cell>
          <table:table-cell office:value-type="string" table:style-name="ce1">
            <text:p>Reporting: Consolidated, high-quality 3 x quarterly reports and 1 annual report annually covering both programme and country levels are received by the agreed deadline without major revisions being made and without omissions; FCDO assesses that these reflect in full the elements as per agreed reporting structure.</text:p>
          </table:table-cell>
          <table:table-cell office:value-type="string" table:style-name="ce1">
            <text:p>8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DFID Nepal Skills for Employment Programme (SEP)</text:p>
          </table:table-cell>
          <table:table-cell office:value-type="string" table:style-name="ce1">
            <text:p>WSP USA Solutions Inc.</text:p>
          </table:table-cell>
          <table:table-cell office:value-type="string" table:style-name="ce1">
            <text:p>Monthly Submission of invoicing and forecast variance which is accurate and within 10%<text:s/></text:p>
            <text:p><text:s text:c="3"/>Scoring: In the last 3 months has the supplier achieved the agreed the required invoicing and forecasting to the agreed timescale?</text:p>
          </table:table-cell>
          <table:table-cell office:value-type="string" table:style-name="ce1">
            <text:p>Scores of 3-5 inclusive will incur a 'good' rating</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Health RPC Lot 3 - Infectious Diseases</text:p>
          </table:table-cell>
          <table:table-cell office:value-type="string" table:style-name="ce1">
            <text:p>London School Of Hygiene And Tropical Medicine</text:p>
          </table:table-cell>
          <table:table-cell office:value-type="string" table:style-name="ce1">
            <text:p>Number of peer reviewed publications – milestone figures will be individual to each RPC (and align with their logframes).</text:p>
          </table:table-cell>
          <table:table-cell office:value-type="string" table:style-name="ce1">
            <text:p>a response to each recommendation is received in accordance with any terms specified in the FCDO annual review, and outcomes reported in full in the next annual programme report.</text:p>
          </table:table-cell>
          <table:table-cell office:value-type="string" table:style-name="ce1">
            <text:p>Other - Consider not returned</text:p>
          </table:table-cell>
          <table:table-cell office:value-type="string" table:style-name="ce1">
            <text:p>Annual KPI Information will be available for the first time next Quarter</text:p>
          </table:table-cell>
          <table:table-cell table:number-columns-repeated="16375"/>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trengthening Public Financial Management in Tanzania</text:p>
          </table:table-cell>
          <table:table-cell office:value-type="string" table:style-name="ce1">
            <text:p>Ecorys UK Ltd</text:p>
          </table:table-cell>
          <table:table-cell office:value-type="string" table:style-name="ce1">
            <text:p>Quarterly reporting includes clear and concise narrative on areas on- and off-track; reasons for delays (within and outside project team control) and assessment of effects on project outputs and outcomes</text:p>
          </table:table-cell>
          <table:table-cell office:value-type="string" table:style-name="ce1">
            <text:p>Quarterly reporting includes clear and concise narrative on areas on- and off-track; <text:s/>reasons for delays (within and outside project team control) and assessment of effects on project outputs and outcomes clearly articulated meeting contractual expectation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Good Governance Fund (GGF) Technical Assistance Facility (TAF): Eastern Partnership</text:p>
          </table:table-cell>
          <table:table-cell office:value-type="string" table:style-name="ce1">
            <text:p>Abt Britain Ltd</text:p>
          </table:table-cell>
          <table:table-cell office:value-type="string" table:style-name="ce1">
            <text:p>Project Milestones/Outputs Achieved: 80% milestones/outputs from approved projects are delivered successfully by the Technical Assistance Facility for Eastern Partnership with minor changes or risks addressed by Portfolio Management <text:s/>Unit (PMU).</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Jobs and Economic Transformation Programme Ghana (JET)</text:p>
          </table:table-cell>
          <table:table-cell office:value-type="string" table:style-name="ce1">
            <text:p>Palladium International Limited</text:p>
          </table:table-cell>
          <table:table-cell office:value-type="string" table:style-name="ce1">
            <text:p>Financial risk and programme management to</text:p>
            <text:p><text:s text:c="3"/>ensure VFM ensuring programme constantly delivers within budget and presents good VFM at all times</text:p>
          </table:table-cell>
          <table:table-cell office:value-type="string" table:style-name="ce1">
            <text:p>90% of payment milestones are delivered on time and of good qualit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Management Agent for Building Resilience in Ethiopia (BRE)</text:p>
          </table:table-cell>
          <table:table-cell office:value-type="string" table:style-name="ce1">
            <text:p>Oxford Policy Management</text:p>
          </table:table-cell>
          <table:table-cell office:value-type="string" table:style-name="ce1">
            <text:p>KPI3: Personnel: Team performance (full OPM team), including quality of delivery, team coherence and responsiveness to requests</text:p>
          </table:table-cell>
          <table:table-cell office:value-type="string" table:style-name="ce1">
            <text:p>4, 5, and 6- meet requirements, good performance and exceeding performance respectivel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upport to tax reform in Mozambique under the tax and economic governance programme (TEG)</text:p>
          </table:table-cell>
          <table:table-cell office:value-type="string" table:style-name="ce1">
            <text:p>Cowatersogema International Inc</text:p>
          </table:table-cell>
          <table:table-cell office:value-type="string" table:style-name="ce1">
            <text:p>Implementation of the work-plan October-December 2021: <text:s/>The overall progress of the work plan meets or exceeds at least 90% of its milestones for the period. When any milestone is not met, quarterly reporting includes clear and concise narrative on areas on- and off-track; reasons for delays (within and outside project team control) and assessment of effects on project outputs and outcomes.</text:p>
          </table:table-cell>
          <table:table-cell office:value-type="string" table:style-name="ce1">
            <text:p>9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F - <text:s/>South Africa - Global Health Programme</text:p>
          </table:table-cell>
          <table:table-cell office:value-type="string" table:style-name="ce1">
            <text:p>Mott MacDonald</text:p>
          </table:table-cell>
          <table:table-cell office:value-type="string" table:style-name="ce1">
            <text:p>Budget Monthly Variance: All costs not to exceed +/-10% of the monthly budget of the Call Off Contract Charges for any given month against the rolling monthly forecast. <text:s text:c="2"/>Where agreed scope changes have led to changes in the costs the KPI will measure against the revised Cost plan for the month.</text:p>
          </table:table-cell>
          <table:table-cell office:value-type="string" table:style-name="ce1">
            <text:p>&gt;1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Health RPC Lot 1 - Health Systems</text:p>
          </table:table-cell>
          <table:table-cell office:value-type="string" table:style-name="ce1">
            <text:p>Liverpool School of Tropical Medicine</text:p>
          </table:table-cell>
          <table:table-cell office:value-type="string" table:style-name="ce1">
            <text:p>Number of peer reviewed publications – milestone figures will be individual to each RPC (and align with their logframes).</text:p>
          </table:table-cell>
          <table:table-cell office:value-type="string" table:style-name="ce1">
            <text:p>≥95% of the number of peer reviewed publications specified in the logframe as being due by the end of the programme year are delivered on time, complying with provisions and quality standards set by FCDO.</text:p>
          </table:table-cell>
          <table:table-cell office:value-type="string" table:style-name="ce1">
            <text:p>Other - Consider returned</text:p>
          </table:table-cell>
          <table:table-cell office:value-type="string" table:style-name="ce1">
            <text:p>Annual KPI Information will be available for the first time next Quarter</text:p>
          </table:table-cell>
          <table:table-cell table:number-columns-repeated="16375"/>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Disability Inclusive Development Programme (DID)</text:p>
          </table:table-cell>
          <table:table-cell office:value-type="string" table:style-name="ce1">
            <text:p>Sightsavers</text:p>
          </table:table-cell>
          <table:table-cell office:value-type="string" table:style-name="ce1">
            <text:p>The DID programme meets its Key Performance Indicator evidence requirements met measured as the proportion of the prices components of invoices paid during the quarter (90% is the maximum that can be paid as 10% are withheld as a retention until the task order is completed)</text:p>
          </table:table-cell>
          <table:table-cell office:value-type="string" table:style-name="ce1">
            <text:p>&gt;=85%&lt;=90% of prices claim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ROJ10028: Better Assistance in Crises (BASIC) Research</text:p>
          </table:table-cell>
          <table:table-cell office:value-type="string" table:style-name="ce1">
            <text:p>The Institute Of Development Studies</text:p>
          </table:table-cell>
          <table:table-cell office:value-type="string" table:style-name="ce1">
            <text:p>Quality of products</text:p>
            <text:p><text:s text:c="3"/>Products are delivered following relevant IDS quality assurance and signed off by FCDO SRO. Four criteria:</text:p>
            <text:p><text:s text:c="3"/>1) BASIC Research has submitted evidence of responses to:</text:p>
            <text:p><text:s text:c="3"/>a. 2 internal reviews of products (at least 1 reviewer with 10+ years experience)</text:p>
            <text:p><text:s text:c="3"/>b. 1 external review of products (at least 5+ years experience, but preferably more)</text:p>
            <text:p><text:s text:c="3"/>Product then submitted to FCDO as part of quarterly report usually on the final day of the quarter.<text:s/></text:p>
            <text:p><text:s text:c="3"/>Steps 2, 3 and 4 to occur after that deadline.</text:p>
            <text:p><text:s text:c="3"/>2) BASIC Research has responded to FCDO reviews</text:p>
            <text:p><text:s text:c="3"/>3) FCDO deems the product to be within the agreed* scope in terms of planned purpose and content</text:p>
            <text:p><text:s text:c="3"/>4) FCDO signs off the product</text:p>
          </table:table-cell>
          <table:table-cell office:value-type="string" table:style-name="ce1">
            <text:p>When FCDO signs off the product the full amount of funds linked to that product will be releas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Transparency and Accountability for Inclusive Development (TAcID) in Mozambique</text:p>
          </table:table-cell>
          <table:table-cell office:value-type="string" table:style-name="ce1">
            <text:p>Chemonics</text:p>
          </table:table-cell>
          <table:table-cell office:value-type="string" table:style-name="ce1">
            <text:p>Quality of deliverables. All deliverables meet contractual requirements and utilise evidence to demonstrate progress against work plans and logframes and capture lessons learned. Quarterly and annual reports include updates on activities and work plan targets, logframe results and other monitoring frameworks, and financial reporting. Percentage of KPI is measured by taking in consideration supplier’s achievement in quarterly scoring system done by FCDO:<text:s/></text:p>
            <text:p><text:s text:c="3"/>5: Outstanding Performance. Consistently to a higher than required standard. No fee deduction;<text:s/></text:p>
            <text:p><text:s text:c="3"/>4: Exceeding Performance. Consistently to the required standard but above this at least once. No fee deduction;</text:p>
            <text:p><text:s text:c="3"/>3: Satisfactory Performance. Consistently to the required standard. No fee deduction;</text:p>
            <text:p><text:s text:c="3"/>2: Less than Satisfactory Performance. Generally to the required standard, but below what is expected at least once. Deduction of 50% of fees;</text:p>
            <text:p><text:s text:c="3"/>1: Serious Underperformance. Consistently below the expected standard. Deduction of 100% of fees.</text:p>
          </table:table-cell>
          <table:table-cell office:value-type="string" table:style-name="ce1">
            <text:p>Scores 3/4: The supplier meets all contractual requirements, and, for a score of 4, provides some evidence of exceeding FCDO expectation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African Cities Research</text:p>
          </table:table-cell>
          <table:table-cell office:value-type="string" table:style-name="ce1">
            <text:p>University of Manchester Research</text:p>
          </table:table-cell>
          <table:table-cell office:value-type="string" table:style-name="ce1">
            <text:p>Quarterly progress reports appropriately highlight impact and achievements of the research and uptake, as well as any significant management issues or developments.</text:p>
            <text:p><text:s text:c="3"/>Criteria</text:p>
            <text:p><text:s text:c="3"/>1. Progress reports submitted to FCDO for review on a quarterly basis</text:p>
            <text:p><text:s text:c="3"/>2. Reports demonstrate impact and achievements of the research and uptake</text:p>
            <text:p><text:s text:c="3"/>3. Reports proactively highlight significant management issues or challenges when relevant</text:p>
          </table:table-cell>
          <table:table-cell office:value-type="string" table:style-name="ce1">
            <text:p>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Cities and Infrastructure for Growth (CIG) - Uganda</text:p>
          </table:table-cell>
          <table:table-cell office:value-type="string" table:style-name="ce1">
            <text:p>Cardno Emerging Markets (UK) Ltd</text:p>
          </table:table-cell>
          <table:table-cell office:value-type="string" table:style-name="ce1">
            <text:p>(2) Effective financial and VfM management, including accuracy of forecasting and invoicing and evidence of VfM guided decision-making (Financial forecasts (covering both PMU and TAF) are submitted to FCDO on or by 20th calendar day of each month; forecasts are in the agreed format and are accurate to within 1% spend);</text:p>
          </table:table-cell>
          <table:table-cell office:value-type="string" table:style-name="ce1">
            <text:p>Financial Forecasts submitted by 20th Calendar day and are accurate to within 1% tolerance.</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Financial Sector Stability Programme - Nepal</text:p>
          </table:table-cell>
          <table:table-cell office:value-type="string" table:style-name="ce1">
            <text:p>PricewaterhouseCoopers Private Limited</text:p>
          </table:table-cell>
          <table:table-cell office:value-type="string" table:style-name="ce1">
            <text:p>1.Appropriately challenging set of work streams delivered to financial sector stakeholders to reduce vulnerabilities and enhance stability in the financial sector</text:p>
            <text:p/>
            <text:p>Scoring: In the last 3 months, supplier has completed deliverables to a high standard to stakeholder expectation and aligned with project need?</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Good Governance Fund (GGF) Programme Management Unit (PMU)</text:p>
          </table:table-cell>
          <table:table-cell office:value-type="string" table:style-name="ce1">
            <text:p>Alinea International Ltd.</text:p>
          </table:table-cell>
          <table:table-cell office:value-type="string" table:style-name="ce1">
            <text:p>Project Approvals Achieved: A pipeline of project concept notes and Terms of References (ToRS) which respond to identified beneficiary needs and to British Embassy priorities is developed; ToRs are further developed into high-quality proposals by Technical Assistance Facility for Eastern Partnership on a timely basis. At least 80% of costed proposals approved.</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ROJ10079, What Works to Prevent Violence: Impact at Scale</text:p>
          </table:table-cell>
          <table:table-cell office:value-type="string" table:style-name="ce1">
            <text:p>International Rescue Committee Inc</text:p>
          </table:table-cell>
          <table:table-cell office:value-type="string" table:style-name="ce1">
            <text:p>Timeliness of milestone delivery</text:p>
          </table:table-cell>
          <table:table-cell office:value-type="string" table:style-name="ce1">
            <text:p>See Comments</text:p>
          </table:table-cell>
          <table:table-cell office:value-type="string" table:style-name="ce1">
            <text:p>Other - Consider returned</text:p>
          </table:table-cell>
          <table:table-cell office:value-type="string" table:style-name="ce1">
            <text:p>Following the finalisation of the FCDO-IRC contract amendment in mid-November 2022, FCDO and the IRC has formalised the PBR approaches and associated Key Performance Indicators (KPIs) for the Implementation phase of the programme. PBR and associated KPIs commence in Q6 (Jan-Mar 2023).</text:p>
          </table:table-cell>
          <table:table-cell table:number-columns-repeated="16375"/>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Green Growth Equity Fund (GGEF)</text:p>
          </table:table-cell>
          <table:table-cell office:value-type="string" table:style-name="ce1">
            <text:p>Oxford Policy Management</text:p>
          </table:table-cell>
          <table:table-cell office:value-type="string" table:style-name="ce1">
            <text:p>Financial management and forecasting:</text:p>
            <text:p><text:s text:c="3"/></text:p>
            <text:p><text:s text:c="3"/>•<text:tab/>Regular annual and quarterly budget forecast updates to FCDO, with timely invoicing as per FCDO requirements</text:p>
          </table:table-cell>
          <table:table-cell office:value-type="string" table:style-name="ce1">
            <text:p>When FCDO signs off the product the full amount of funds linked to that product is releas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ROJ10132 TA for Strengthening Climate Resilient Systems for Sustainable Delivery of SCRS-WASH</text:p>
          </table:table-cell>
          <table:table-cell office:value-type="string" table:style-name="ce1">
            <text:p>LTS International Ltd</text:p>
          </table:table-cell>
          <table:table-cell office:value-type="string" table:style-name="ce1">
            <text:p>KPI 4; Forecast variance within 5% tolerance; a) Forecast variance within 5% tolerance b) Payment invoice submitted within the agreed period in the payment timeline</text:p>
          </table:table-cell>
          <table:table-cell office:value-type="string" table:style-name="ce1">
            <text:p>Good: Forecast variance &lt;5%, Invoice submission &lt;5 working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O10054 - Improving Trade Facilitation and Customs in the Occupied Palestinian Territories</text:p>
          </table:table-cell>
          <table:table-cell office:value-type="string" table:style-name="ce1">
            <text:p>Cowatersogema International Inc</text:p>
          </table:table-cell>
          <table:table-cell office:value-type="string" table:style-name="ce1">
            <text:p>KP2: <text:s/>Tasdeer is delivering on time against work plan Green: Intervention on track, Amber: Course correction required or has taken place (Tasdeer provides written explanation), Red: Significant risk to intervention / intervention failing. <text:s/>Target 75% of interventions are "green", anything below this requires update to FCDO and correction.</text:p>
          </table:table-cell>
          <table:table-cell office:value-type="string" table:style-name="ce1">
            <text:p>75% and mor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Networks 2 Direct Award RFI</text:p>
          </table:table-cell>
          <table:table-cell office:value-type="string" table:style-name="ce1">
            <text:p>Mitel Networks Limited</text:p>
          </table:table-cell>
          <table:table-cell office:value-type="string" table:style-name="ce1">
            <text:p>Successful completion of changes without causing impact</text:p>
          </table:table-cell>
          <table:table-cell office:value-type="string" table:style-name="ce1">
            <text:p>100% of changes implemented successfull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ROJ10009 Yemen Peacebuilding</text:p>
          </table:table-cell>
          <table:table-cell office:value-type="string" table:style-name="ce1">
            <text:p>Chemonics</text:p>
          </table:table-cell>
          <table:table-cell office:value-type="string" table:style-name="ce1">
            <text:p>Outcome Indicator 3.2 - % of Josoor-supported peacebuilding initiatives responsive to needs/ demands of women, and marginalised groups participating in Josoor's community-authority initiatives. (This is our measure on how responsive Josoor is to Gender Equality and Social Inclusion. Which also applies to Social Value consideration.)</text:p>
          </table:table-cell>
          <table:table-cell office:value-type="string" table:style-name="ce1">
            <text:p>30%</text:p>
          </table:table-cell>
          <table:table-cell office:value-type="string" table:style-name="ce1">
            <text:p>Other - Consider not returned</text:p>
          </table:table-cell>
          <table:table-cell office:value-type="string" table:style-name="ce1">
            <text:p>Partner has reduced activities this quarter as new phases of grant award are on pause due to joint discussions on scope reductions that relate to this KPI.</text:p>
          </table:table-cell>
          <table:table-cell table:number-columns-repeated="16375"/>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upport to tax reform in Mozambique under the tax and economic governance programme (TEG)</text:p>
          </table:table-cell>
          <table:table-cell office:value-type="string" table:style-name="ce1">
            <text:p>Cowatersogema International Inc</text:p>
          </table:table-cell>
          <table:table-cell office:value-type="string" table:style-name="ce1">
            <text:p>Accuracy of timely forecasting and invoice: Quarterly reported spend is within 5% variance of forecast and monthly deviations do not exceed 10% - both based on the monthly forecast review submitted by the 25th every month. Invoices are submitted in line with agreed invoicing calendar.</text:p>
          </table:table-cell>
          <table:table-cell office:value-type="string" table:style-name="ce1">
            <text:p>&lt;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topping Abuse and Female Exploitation (SAFE) Programme: Zimbabwe</text:p>
          </table:table-cell>
          <table:table-cell office:value-type="string" table:style-name="ce1">
            <text:p>Ecorys UK Ltd</text:p>
          </table:table-cell>
          <table:table-cell office:value-type="string" table:style-name="ce1">
            <text:p>The SAFE programme team actively engages with FCDO throughout implementation ensuring coherence, agreement on key-decisions (particularly in light of adaptation) and accountability</text:p>
          </table:table-cell>
          <table:table-cell office:value-type="string" table:style-name="ce1">
            <text:p>90% of planned meetings occur and &lt;25% of key decisions are made without FCDO engagement</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Cross Border Conflict Research Programme <text:s/>- Lot 1</text:p>
          </table:table-cell>
          <table:table-cell office:value-type="string" table:style-name="ce1">
            <text:p>Chemonics</text:p>
          </table:table-cell>
          <table:table-cell office:value-type="string" table:style-name="ce1">
            <text:p>KPI2</text:p>
            <text:p><text:s text:c="3"/>Appropriate and effective identification and management of risks including proposed mitigation measures</text:p>
            <text:p><text:s text:c="3"/></text:p>
            <text:p><text:s text:c="3"/>Criteria</text:p>
            <text:p><text:s text:c="3"/>1.<text:tab/>Risk Matrix submitted to FCDO for review on a quarterly basis</text:p>
            <text:p><text:s text:c="3"/>2.<text:tab/>Demonstrate steps taken to proactively detect and mitigate risks<text:s/></text:p>
            <text:p><text:s text:c="3"/>3.<text:tab/>Significant changes to the risk assessment and project delivery are reported to FCDO as soon as supplier becomes aware of them</text:p>
          </table:table-cell>
          <table:table-cell office:value-type="string" table:style-name="ce1">
            <text:p>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Better Aid in Conflict Programme, South Sudan</text:p>
          </table:table-cell>
          <table:table-cell office:value-type="string" table:style-name="ce1">
            <text:p>Saferworld</text:p>
          </table:table-cell>
          <table:table-cell office:value-type="string" table:style-name="ce1">
            <text:p>80% submission of all quarterly deliverables</text:p>
          </table:table-cell>
          <table:table-cell office:value-type="string" table:style-name="ce1">
            <text:p>80% quarterly deliverables submitt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trengthening the teaching of primary school mathematics in Malawi</text:p>
          </table:table-cell>
          <table:table-cell office:value-type="string" table:style-name="ce1">
            <text:p>Mott Macdonald Ltd</text:p>
          </table:table-cell>
          <table:table-cell office:value-type="string" table:style-name="ce1">
            <text:p>KPI3</text:p>
            <text:p><text:s text:c="4"/>Financial management- Accuracy of timely forecasting and invoice Dec-Feb 2022:</text:p>
            <text:p><text:s text:c="3"/>•<text:tab/>Accurate and timely submission of forecasting and reporting of monthly spend within 10% variance to FCDO by 26th of each month with justification for variances above 10%.<text:s/></text:p>
            <text:p><text:s text:c="3"/>•<text:tab/>Supplier provides timely (within 72 hours) initial response to any FCDO questions concerning the financial deliverables including invoices.<text:s/></text:p>
            <text:p><text:s text:c="3"/>•<text:tab/>Ensure supplier invoice includes all the required information accurately and is submitted together with the quarterly narrative report two weeks after end of quarter.</text:p>
            <text:p><text:s text:c="3"/>Good: Variance &lt;10%<text:s/></text:p>
            <text:p><text:s text:c="3"/>Approaching target: Variance &lt;15%</text:p>
            <text:p><text:s text:c="3"/>Requires improvement: Variance &gt;15%</text:p>
            <text:p><text:s text:c="3"/>Inadequate: Variance &gt;20%</text:p>
          </table:table-cell>
          <table:table-cell office:value-type="string" table:style-name="ce1">
            <text:p>Variance &lt; 1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ROJ10004 - Education Research In Conflict and Protracted Crisis (ERICC)</text:p>
          </table:table-cell>
          <table:table-cell office:value-type="string" table:style-name="ce1">
            <text:p>International Rescue Committee Inc</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405/documents</text:p>
          </table:table-cell>
          <table:table-cell table:number-columns-repeated="16375"/>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Commercial Agriculture for Smallholders and Agriculture (CASA) Lot 1</text:p>
          </table:table-cell>
          <table:table-cell office:value-type="string" table:style-name="ce1">
            <text:p>NIRAS A/S</text:p>
          </table:table-cell>
          <table:table-cell office:value-type="string" table:style-name="ce1">
            <text:p>Number of concept notes approved for technical assistance focused on enabling environment reform. Percentage is calculated comparing the expected number of concept notes approved for technical assistance for the period against actual number of concept notes approved for technical assistance delivered.</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Implementation of the Multi-stakeholder Forestry Programme Phase 4 (MFP4)</text:p>
          </table:table-cell>
          <table:table-cell office:value-type="string" table:style-name="ce1">
            <text:p>Palladium International Limited</text:p>
          </table:table-cell>
          <table:table-cell office:value-type="string" table:style-name="ce1">
            <text:p>KPI2 (Ethical Behaviour): Customer relationship: Good relationship management with the Government of Indonesia especially the MoEF.</text:p>
          </table:table-cell>
          <table:table-cell office:value-type="string" table:style-name="ce1">
            <text:p>Pa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trengthening Host and Refugee Populations in Ethiopia (SHARPE)</text:p>
          </table:table-cell>
          <table:table-cell office:value-type="string" table:style-name="ce1">
            <text:p>DAI Global UK Ltd</text:p>
          </table:table-cell>
          <table:table-cell office:value-type="string" table:style-name="ce1">
            <text:p>Policies and practices for the management of delivery chain partners and affiliates aligned to the FCDO Supply Partner Code of Conduct</text:p>
          </table:table-cell>
          <table:table-cell office:value-type="string" table:style-name="ce1">
            <text:p>Reporting 100%: Delivery chain map (shared quarterly); DAI Vetting and DD policy<text:s/></text:p>
            <text:p><text:s text:c="3"/>SHARPE relevant Vetting and DD (in partnership guid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Enterprise and Innovation Programme (EIP) Kyrgyzstan and Tajikistan</text:p>
          </table:table-cell>
          <table:table-cell office:value-type="string" table:style-name="ce1">
            <text:p>DAI Global UK Ltd</text:p>
          </table:table-cell>
          <table:table-cell office:value-type="string" table:style-name="ce1">
            <text:p>Percentage of incubated start-ups and MSMEs demonstrating an increase in knowledge in areas relevant to EIP for the quarter. Percentage calculation is based on Quarterly achievements to the expected targets according to the logframe objective for the term being measured:</text:p>
          </table:table-cell>
          <table:table-cell office:value-type="string" table:style-name="ce1">
            <text:p>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F - <text:s/>South East Asia - Global Health Programme</text:p>
          </table:table-cell>
          <table:table-cell office:value-type="string" table:style-name="ce1">
            <text:p>PricewaterhouseCoopers LLP</text:p>
          </table:table-cell>
          <table:table-cell office:value-type="string" table:style-name="ce1">
            <text:p>Annual forecasting versus actual spend: 2% target variance or less - <text:s/>All costs not to exceed +2% of the staff fee budget in the costed annual work plan budget for any given year</text:p>
          </table:table-cell>
          <table:table-cell office:value-type="string" table:style-name="ce1">
            <text:p>&lt;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Delivering Accelerated Family Planning in Pakistan Public Sector Service Delivery</text:p>
          </table:table-cell>
          <table:table-cell office:value-type="string" table:style-name="ce1">
            <text:p>Palladium International Ltd</text:p>
          </table:table-cell>
          <table:table-cell office:value-type="string" table:style-name="ce1">
            <text:p>Budgets expended as planned and quarterly variances from forecasts kept to 3%(+,-) or below.</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ROJ10132 TA for Strengthening Climate Resilient Systems for Sustainable Delivery of SCRS-WASH</text:p>
          </table:table-cell>
          <table:table-cell office:value-type="string" table:style-name="ce1">
            <text:p>LTS International Ltd</text:p>
          </table:table-cell>
          <table:table-cell office:value-type="string" table:style-name="ce1">
            <text:p>KPI 2. Quality Reports delivered on time: <text:s text:c="2"/>Quality Reports delivered within 10 working days from the end of the quarter;</text:p>
          </table:table-cell>
          <table:table-cell office:value-type="string" table:style-name="ce1">
            <text:p>Good &lt;10 working day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Multi-stakeholder Forest Governance and Accountability Project (MFGAP), Liberia</text:p>
          </table:table-cell>
          <table:table-cell office:value-type="string" table:style-name="ce1">
            <text:p>Palladium International Limited</text:p>
          </table:table-cell>
          <table:table-cell office:value-type="string" table:style-name="ce1">
            <text:p>Civil society and community organisations participate in VPA governance structures using evidence provided by Independent Forest Monitors (3% of fee)</text:p>
            <text:p><text:s text:c="3"/></text:p>
            <text:p><text:s text:c="3"/>Indicator:</text:p>
            <text:p><text:s text:c="3"/>Actions taken by civil society and community organisations based on information generated through CS-IFM (meeting minutes, advocacy actions e.g. letters citing briefing, etc.)</text:p>
          </table:table-cell>
          <table:table-cell office:value-type="string" table:style-name="ce1">
            <text:p>100%</text:p>
            <text:p><text:s text:c="3"/>Strong evidence of participation, drawing from up-to date- evidence in the review perio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Technical Assistance for Implementation of DFID Nepal's National Health Sector Programme 3</text:p>
          </table:table-cell>
          <table:table-cell office:value-type="string" table:style-name="ce1">
            <text:p>Options Consultancy Services Limited</text:p>
          </table:table-cell>
          <table:table-cell office:value-type="string" table:style-name="ce1">
            <text:p>KPI1: a) Improved budget allocations and expenditure at sub-national levels (38 local governments NHSSP provides technical assistance).<text:s/></text:p>
            <text:p><text:s text:c="3"/>b) Three provincial governments (NHSSP supported) developed financial management improvement plan (FMIP) and procurement improvement plan (PIP) under the broader Public Financial Management Strategic Framework (PFMSF) and Public Procurement Strategic Framework (PPSF) by November 2022.</text:p>
          </table:table-cell>
          <table:table-cell office:value-type="string" table:style-name="ce1">
            <text:p>&gt;6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Leave no one behind: Mental Health &amp; Disability (MH&amp;D) Ghana</text:p>
          </table:table-cell>
          <table:table-cell office:value-type="string" table:style-name="ce1">
            <text:p>Options Consultancy Services Limited</text:p>
          </table:table-cell>
          <table:table-cell office:value-type="string" table:style-name="ce1">
            <text:p>Quality and proportion of payment deliverables delivered on agreed schedule and budget</text:p>
          </table:table-cell>
          <table:table-cell office:value-type="string" table:style-name="ce1">
            <text:p>90% of payment milestones are delivered on time and of good qualit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Health RPC Lot 2 - Vulnerable Groups</text:p>
          </table:table-cell>
          <table:table-cell office:value-type="string" table:style-name="ce1">
            <text:p>International Rescue Committee Inc</text:p>
          </table:table-cell>
          <table:table-cell office:value-type="string" table:style-name="ce1">
            <text:p>Respond to recommendations in FCDO programme annual reviews and provide a summary of outcomes via quarterly progress reports and the following year’s annual programme report</text:p>
          </table:table-cell>
          <table:table-cell office:value-type="string" table:style-name="ce1">
            <text:p>a response to each recommendation is received in accordance with any terms specified in the FCDO annual review, and outcomes reported in full in the next annual programme repor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CSSF:Global Monitoring, Evaluation and Learning</text:p>
          </table:table-cell>
          <table:table-cell office:value-type="string" table:style-name="ce1">
            <text:p>Integrity Research And Consultancy</text:p>
          </table:table-cell>
          <table:table-cell office:value-type="string" table:style-name="ce1">
            <text:p>% GMEL interventions achieving target engagement level with the CSSF network. KPI % is measured by assessing planned and delivered engagement activities, including results, <text:s/>using intervention engagement scorecard.</text:p>
          </table:table-cell>
          <table:table-cell office:value-type="string" table:style-name="ce1">
            <text:p>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SRP- Support to the Palestinian Authority to Build Stability, Deliver Services, Promote Reform in OPT</text:p>
          </table:table-cell>
          <table:table-cell office:value-type="string" table:style-name="ce1">
            <text:p>Tetra Tech International Development</text:p>
          </table:table-cell>
          <table:table-cell office:value-type="string" table:style-name="ce1">
            <text:p>Effective Risk management: Risks proactively identified, treated and managed during the quarter under review. Programme risk register is updated and submitted to the programme team on a quarterly basis. Scoring is done as follows: if at least 90% of the programme risk are managed with effective mitigation, the KPI is scored 6, if at least 60% and less than 90% (non inclusive) of programme risks are managed with effective mitigation the KPI scores 3. If less that 60% of risks are managed with effective mitigation, the KPI scores 0</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ustainable Manufacturing and Environmental Pollution (SMEP) Programme – Programme Manager Component</text:p>
          </table:table-cell>
          <table:table-cell office:value-type="string" table:style-name="ce1">
            <text:p>Pegasys Limited</text:p>
          </table:table-cell>
          <table:table-cell office:value-type="string" table:style-name="ce1">
            <text:p>Programme milestones for quarter delivered to time and quality</text:p>
          </table:table-cell>
          <table:table-cell office:value-type="string" table:style-name="ce1">
            <text:p>7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Applied health research programme (Applied)</text:p>
          </table:table-cell>
          <table:table-cell office:value-type="string" table:style-name="ce1">
            <text:p>London School Of Hygiene And Tropical Medicine</text:p>
          </table:table-cell>
          <table:table-cell office:value-type="string" table:style-name="ce1">
            <text:p>Measure and maintain action plan to address all recommendations raised in the FCDO Annual Review</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BRILHO - Energy Africa Mozambique</text:p>
          </table:table-cell>
          <table:table-cell office:value-type="string" table:style-name="ce1">
            <text:p>SNV Netherlands Development Organisation</text:p>
          </table:table-cell>
          <table:table-cell office:value-type="string" table:style-name="ce1">
            <text:p>By the end of the calendar year at least 4 of the indicators (4/13) that define VfM (Economy, Efficiency, Effectiveness and Equity) have improved. When there is no improvement of one or more indicators, the quarterly and annual reports to be submitted will include a narrative on the reasons for the absence of improvement.</text:p>
          </table:table-cell>
          <table:table-cell office:value-type="string" table:style-name="ce1">
            <text:p>4</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trengthening Education Systems for Improved Learning</text:p>
          </table:table-cell>
          <table:table-cell office:value-type="string" table:style-name="ce1">
            <text:p>Mott Macdonald Ltd</text:p>
          </table:table-cell>
          <table:table-cell office:value-type="string" table:style-name="ce1">
            <text:p>78% of Community Learning Facilitators in cohort 2 have completed all 48 literacy and all 48 numeric lessons in the CLL curriculum.</text:p>
          </table:table-cell>
          <table:table-cell office:value-type="string" table:style-name="ce1">
            <text:p>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Transparency and Accountability to Improve Economic Development and Service Delivery (Traction) — Ma</text:p>
          </table:table-cell>
          <table:table-cell office:value-type="string" table:style-name="ce1">
            <text:p>Palladium International Ltd</text:p>
          </table:table-cell>
          <table:table-cell office:value-type="string" table:style-name="ce1">
            <text:p>Monthly spend within 5% of forecast. Accurate invoices submitted by the 15th day of every month. Annual forecast submitted by the due date. Forecaster updated submitted by the 15th day of every month covering a period of 3 months (and revised/updated by 28th of each month). 90% of annual budget spent by December billing covering up to November spend (ODA target) not accounting for accruals.</text:p>
            <text:p><text:s text:c="3"/>Cumulative quarterly variance &gt; ±15% <text:s/>with accurate invoices submitted after the 15th day of each month. Forecast for the next 3 months submitted on monthly basis.<text:tab/></text:p>
            <text:p><text:s text:c="3"/>Cumulative quarterly variance &gt; ±10% of forecast with accurate invoices submitted by the 15th day of each month. Forecast for the next 3 months submitted on monthly basis.<text:tab/><text:s/></text:p>
            <text:p><text:s text:c="3"/>Cumulative quarterly variance between ±5% of forecast with accurate invoices submitted by the 15th day of each month. Forecast for the next 3 months submitted on monthly basis.<text:tab/></text:p>
            <text:p><text:s text:c="3"/>Cumulative quarterly variance ≤ ±5% of forecast with accurate invoices submitted by the 15th day of each month. Forecast for the next 3 months submitted on monthly basis.</text:p>
          </table:table-cell>
          <table:table-cell office:value-type="string" table:style-name="ce1">
            <text:p>≤ ±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hule Bora (Quality Education)</text:p>
          </table:table-cell>
          <table:table-cell office:value-type="string" table:style-name="ce1">
            <text:p>Mott Macdonald Ltd</text:p>
          </table:table-cell>
          <table:table-cell office:value-type="string" table:style-name="ce1">
            <text:p>Positive deviance case studies review of performing head teachers and schools conducted, and key findings disseminated through presentation to government (national and 9 regions) and Education Development Partners Group, and distribution of information brief.</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Delivering Accelerated Family Planning in Pakistan - Behaviour Change Communication</text:p>
          </table:table-cell>
          <table:table-cell office:value-type="string" table:style-name="ce1">
            <text:p>M&amp;C Saatchi World Services</text:p>
          </table:table-cell>
          <table:table-cell office:value-type="string" table:style-name="ce1">
            <text:p>Comprehensive <text:s/>quarterly progress report submitted <text:s/>45 days after the end of each quarter. Target +/- 2 days</text:p>
          </table:table-cell>
          <table:table-cell office:value-type="string" table:style-name="ce1">
            <text:p>1-2 days’ delay from target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upport to the facilitation of forest governance reforms in Guyana, Liberia, Ghana, Republic of Cong</text:p>
          </table:table-cell>
          <table:table-cell office:value-type="string" table:style-name="ce1">
            <text:p>Palladium International Limited</text:p>
          </table:table-cell>
          <table:table-cell office:value-type="string" table:style-name="ce1">
            <text:p>Management Quality (10% of Fee)</text:p>
            <text:p><text:s text:c="3"/>Draft quarterly and other project reports are clear, concise and timely.</text:p>
          </table:table-cell>
          <table:table-cell office:value-type="string" table:style-name="ce1">
            <text:p>100%</text:p>
            <text:p><text:s text:c="3"/>Support services enabling multi-stakeholder engagement in all 5 countries are meeting the expectations set out in country-specific work plan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Health RPC Lot 3 - Infectious Diseases</text:p>
          </table:table-cell>
          <table:table-cell office:value-type="string" table:style-name="ce1">
            <text:p>London School Of Hygiene And Tropical Medicine</text:p>
          </table:table-cell>
          <table:table-cell office:value-type="string" table:style-name="ce1">
            <text:p>Respond to recommendations in FCDO programme annual reviews and provide a summary of outcomes via quarterly progress reports and the following year’s annual programme report</text:p>
          </table:table-cell>
          <table:table-cell office:value-type="string" table:style-name="ce1">
            <text:p>a response to each recommendation is received in accordance with any terms specified in the FCDO annual review, and outcomes reported in full in the next annual programme report.</text:p>
          </table:table-cell>
          <table:table-cell office:value-type="string" table:style-name="ce1">
            <text:p>Inadequate</text:p>
          </table:table-cell>
          <table:table-cell office:value-type="string" table:style-name="ce1">
            <text:p>FCDO and LSHTM (the partner) have discussed the recommendations, agreed revised timelines and that significant progress is being made, however, they have not met the timelines set out in the annual review, or responded sufficiently.</text:p>
          </table:table-cell>
          <table:table-cell table:number-columns-repeated="16375"/>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Economic Policy Incubator in Nepal</text:p>
          </table:table-cell>
          <table:table-cell office:value-type="string" table:style-name="ce1">
            <text:p>Palladium International Limited</text:p>
          </table:table-cell>
          <table:table-cell office:value-type="string" table:style-name="ce1">
            <text:p>2. Quarterly milestones submitted/delivered within agreed timeframe and quality standard<text:s/></text:p>
            <text:p><text:s text:c="3"/></text:p>
            <text:p><text:s text:c="3"/>Scoring: In the last 3 months has the supplier achieved the agreed deliverables to the agreed timescale?</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upporting Pastoralism &amp; Agriculture in Recurrent &amp; Protracted Crises (SPARC)</text:p>
          </table:table-cell>
          <table:table-cell office:value-type="string" table:style-name="ce1">
            <text:p>Cowatersogema International Inc</text:p>
          </table:table-cell>
          <table:table-cell office:value-type="string" table:style-name="ce1">
            <text:p>2 SPARC-led evaluations commissioned, on innovative approaches and solutions, focused on what works and in which context</text:p>
          </table:table-cell>
          <table:table-cell office:value-type="string" table:style-name="ce1">
            <text:p>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Health RPC Lot 1 Leeds Unit</text:p>
          </table:table-cell>
          <table:table-cell office:value-type="string" table:style-name="ce1">
            <text:p>University Of Leeds</text:p>
          </table:table-cell>
          <table:table-cell office:value-type="string" table:style-name="ce1">
            <text:p>Number of peer reviewed publications – milestone figures will be individual to each RPC (and align with their logframes).</text:p>
          </table:table-cell>
          <table:table-cell office:value-type="string" table:style-name="ce1">
            <text:p>a response to each recommendation is received in accordance with any terms specified in the FCDO annual review, and outcomes reported in full in the next annual programme report.</text:p>
          </table:table-cell>
          <table:table-cell office:value-type="string" table:style-name="ce1">
            <text:p>Other - Consider not returned</text:p>
          </table:table-cell>
          <table:table-cell office:value-type="string" table:style-name="ce1">
            <text:p>yearly target - data available from Q4</text:p>
          </table:table-cell>
          <table:table-cell table:number-columns-repeated="16375"/>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Reducing Insecurity and Violent extremism in Northern and Coastal regions of Kenya (RE-INVENT) Prog</text:p>
          </table:table-cell>
          <table:table-cell office:value-type="string" table:style-name="ce1">
            <text:p>Tetra Tech International Development</text:p>
          </table:table-cell>
          <table:table-cell office:value-type="string" table:style-name="ce1">
            <text:p>Programme deliverables (connected to logframe outputs) delivered on time</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F - South Africa - Global Future Cities Programme</text:p>
          </table:table-cell>
          <table:table-cell office:value-type="string" table:style-name="ce1">
            <text:p>PricewaterhouseCoopers LLP</text:p>
          </table:table-cell>
          <table:table-cell office:value-type="string" table:style-name="ce1">
            <text:p>Timely Resolution of Service Requests and Risk management</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AAWAZ II Pakistan - Inclusion, Accountability and</text:p>
          </table:table-cell>
          <table:table-cell office:value-type="string" table:style-name="ce1">
            <text:p>British Council (UK)</text:p>
          </table:table-cell>
          <table:table-cell office:value-type="string" table:style-name="ce1">
            <text:p>Improve the number of risks identified, effective management of the identified and unidentified risks and its implications for the programme during the quarterly reporting period.</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UK Partnering for Accelerated Climate Transitions (“UK PACT”) Lot 3</text:p>
          </table:table-cell>
          <table:table-cell office:value-type="string" table:style-name="ce1">
            <text:p>PA CONSULTING SERVICES LIMITED</text:p>
          </table:table-cell>
          <table:table-cell office:value-type="string" table:style-name="ce1">
            <text:p>Programme Reporting: provided in a timely, accurate and concise manner: Monthly and Quarterly Reports to be submitted on time, 100% within second full week of each month and agreed quarter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trengthening Public Financial Management in Tanzania</text:p>
          </table:table-cell>
          <table:table-cell office:value-type="string" table:style-name="ce1">
            <text:p>Ecorys UK Ltd</text:p>
          </table:table-cell>
          <table:table-cell office:value-type="string" table:style-name="ce1">
            <text:p>Project team regularly and effectively communicates and engages with stakeholders at FCDO and PO-RALG.</text:p>
          </table:table-cell>
          <table:table-cell office:value-type="string" table:style-name="ce1">
            <text:p>Project team regularly engages with FCDO and PO-RALG within 2 days from having received a request and maintains good quality engagement with stakeholde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tructural Change and Economic Growth (STEG)</text:p>
          </table:table-cell>
          <table:table-cell office:value-type="string" table:style-name="ce1">
            <text:p>CENTRE FOR ECONOMIC POLICY RESEARCH</text:p>
          </table:table-cell>
          <table:table-cell office:value-type="string" table:style-name="ce1">
            <text:p>Meeting or exceeding the low logframe target for projects engaging with policy makers</text:p>
          </table:table-cell>
          <table:table-cell office:value-type="string" table:style-name="ce1">
            <text:p>95% or ov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O10054 - Improving Trade Facilitation and Customs in the Occupied Palestinian Territories</text:p>
          </table:table-cell>
          <table:table-cell office:value-type="string" table:style-name="ce1">
            <text:p>Cowatersogema International Inc</text:p>
          </table:table-cell>
          <table:table-cell office:value-type="string" table:style-name="ce1">
            <text:p>KPI 1: <text:s text:c="3"/>Average quarterly variance (based on a forecast provided at the start of the quarter, this indicator measures the total quarterly spend against the total quarterly forecast)<text:s/></text:p>
            <text:p><text:s text:c="3"/>Good: <text:s/>5% or less<text:s/></text:p>
            <text:p><text:s text:c="3"/>Approaching target: &gt;5% (Tasdeer provides written explanation)</text:p>
            <text:p><text:s text:c="3"/>Needs improvement: 10%+ (Tasdeer provides written explanation)</text:p>
          </table:table-cell>
          <table:table-cell office:value-type="string" table:style-name="ce1">
            <text:p>5% or l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Reducing high fertility rates and Improving Sexual reproductive health outcomes in Uganda (RISE)</text:p>
          </table:table-cell>
          <table:table-cell office:value-type="string" table:style-name="ce1">
            <text:p>MSI Reproductive Choices (MSI)</text:p>
          </table:table-cell>
          <table:table-cell office:value-type="string" table:style-name="ce1">
            <text:p>Couple Years of Protection</text:p>
          </table:table-cell>
          <table:table-cell office:value-type="string" table:style-name="ce1">
            <text:p>301,092</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Green Growth Equity Fund (GGEF)</text:p>
          </table:table-cell>
          <table:table-cell office:value-type="string" table:style-name="ce1">
            <text:p>Oxford Policy Management</text:p>
          </table:table-cell>
          <table:table-cell office:value-type="string" table:style-name="ce1">
            <text:p>Performance of team:</text:p>
            <text:p><text:s text:c="3"/>•<text:tab/>The team has been flexible, planning and delivering high quality technical work within tight timelines.</text:p>
            <text:p><text:s text:c="3"/>•<text:tab/>Despite budget cuts the team has maintained focus, engagement and expertise</text:p>
          </table:table-cell>
          <table:table-cell office:value-type="string" table:style-name="ce1">
            <text:p>Continued regular interaction with FCDO to bring flexibility to effectively manage the deliverabl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F - Indonesia - Renewable Energy Programme</text:p>
          </table:table-cell>
          <table:table-cell office:value-type="string" table:style-name="ce1">
            <text:p>Palladium International Ltd</text:p>
          </table:table-cell>
          <table:table-cell office:value-type="string" table:style-name="ce1">
            <text:p>Number of policy recommendations on low carbon energy produced - 6 by end of programme. Qualitative score based on assessment of progress.</text:p>
          </table:table-cell>
          <table:table-cell office:value-type="string" table:style-name="ce1">
            <text:p>4</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rogramme addressing unsafe irregular migration</text:p>
          </table:table-cell>
          <table:table-cell office:value-type="string" table:style-name="ce1">
            <text:p>DANISH REFUGEE COUNCIL</text:p>
          </table:table-cell>
          <table:table-cell office:value-type="string" table:style-name="ce1">
            <text:p>Extent to which decisions have been made based on VfM considerations.</text:p>
          </table:table-cell>
          <table:table-cell office:value-type="string" table:style-name="ce1">
            <text:p>7 strategic or operational decisions made using Vfm considerations in Contract Year 3 (FY21-2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Health RPC Lot 2 - Vulnerable Groups</text:p>
          </table:table-cell>
          <table:table-cell office:value-type="string" table:style-name="ce1">
            <text:p>International Rescue Committee Inc</text:p>
          </table:table-cell>
          <table:table-cell office:value-type="string" table:style-name="ce1">
            <text:p>Number of peer reviewed publications – milestone figures will be individual to each RPC (and align with their logframes).</text:p>
          </table:table-cell>
          <table:table-cell office:value-type="string" table:style-name="ce1">
            <text:p>≥95% of the number of peer reviewed publications specified in the logframe as being due by the end of the programme year are delivered on time, complying with provisions and quality standards set by FCDO.</text:p>
          </table:table-cell>
          <table:table-cell office:value-type="string" table:style-name="ce1">
            <text:p>Other - Consider returned</text:p>
          </table:table-cell>
          <table:table-cell office:value-type="string" table:style-name="ce1">
            <text:p>Annual KPI Information will be available for the first time next Quarter</text:p>
          </table:table-cell>
          <table:table-cell table:number-columns-repeated="16375"/>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hule Bora (Quality Education)</text:p>
          </table:table-cell>
          <table:table-cell office:value-type="string" table:style-name="ce1">
            <text:p>Mott Macdonald Ltd</text:p>
          </table:table-cell>
          <table:table-cell office:value-type="string" table:style-name="ce1">
            <text:p>Accurate forecasting achieved within 5% quarterly average variance of actuals to forecast, and anticipated variance to monthly forecast communicated to FCDO by the 25th of preceding month.</text:p>
          </table:table-cell>
          <table:table-cell office:value-type="string" table:style-name="ce1">
            <text:p>≤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1</text:p>
          </table:table-cell>
          <table:table-cell office:value-type="string" table:style-name="ce1">
            <text:p>Pricewaterhousecoopers</text:p>
          </table:table-cell>
          <table:table-cell office:value-type="string" table:style-name="ce1">
            <text:p>% of quarterly budget forecast <text:s/>met</text:p>
          </table:table-cell>
          <table:table-cell office:value-type="string" table:style-name="ce1">
            <text:p>92%</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P for CSD&amp;UR for Nepal, Lot 2 – NREP</text:p>
          </table:table-cell>
          <table:table-cell office:value-type="string" table:style-name="ce1">
            <text:p>DAI Global UK Ltd</text:p>
          </table:table-cell>
          <table:table-cell office:value-type="string" table:style-name="ce1">
            <text:p>Timely submission of Quarterly Progress Report, financial forecasts for next quarter, accurate invoicing and forecast variance within 10% and other deliverables in agreed template on time</text:p>
          </table:table-cell>
          <table:table-cell office:value-type="string" table:style-name="ce1">
            <text:p>&gt;=8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Cities and Infrastructure for Growth (CIG) - Uganda</text:p>
          </table:table-cell>
          <table:table-cell office:value-type="string" table:style-name="ce1">
            <text:p>Cardno Emerging Markets (UK) Ltd</text:p>
          </table:table-cell>
          <table:table-cell office:value-type="string" table:style-name="ce1">
            <text:p>(1) Quality and Timeliness of Reporting: Reports are received on or within 14 calendar days of the end of the agreed reporting period;</text:p>
          </table:table-cell>
          <table:table-cell office:value-type="string" table:style-name="ce1">
            <text:p>Reports are received on or within 14 days</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Centre for Disaster Protection</text:p>
          </table:table-cell>
          <table:table-cell office:value-type="string" table:style-name="ce1">
            <text:p>DAI Global UK Ltd</text:p>
          </table:table-cell>
          <table:table-cell office:value-type="string" table:style-name="ce1">
            <text:p>Evidence that quality of team and value add offered in the bid is being delivered with continuity of support and expertise</text:p>
          </table:table-cell>
          <table:table-cell office:value-type="string" table:style-name="ce1">
            <text:p>Above 60% of specified priority activities rated as On Track (by comparison with planned progress foreseen for the period in Quarterly Work plan). <text:s/>Report provides evidence of adaptive and effective management that has delivered good progress across a broad base of activity, with 50-59% of projects overall rates as On Track and examples of response to new opportunities and/or effective management of emerging risks.</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ROJ 10147: TA Facility to strengthen Rwanda's Social Protection Sector:EPR Programme</text:p>
          </table:table-cell>
          <table:table-cell office:value-type="string" table:style-name="ce1">
            <text:p>Cowatersogema International Inc</text:p>
          </table:table-cell>
          <table:table-cell office:value-type="string" table:style-name="ce1">
            <text:p>The supplier achieves “good performance” i.e. a score of 50-64 against the contract management KPIs and achieves the deliverables as per the agreed work plan and timetable.</text:p>
          </table:table-cell>
          <table:table-cell office:value-type="string" table:style-name="ce1">
            <text:p>100% achievement against quarterly deliverables</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Improved Provincial Economic and Urban Development Planning in KPK (Pakistan) (SEED)</text:p>
          </table:table-cell>
          <table:table-cell office:value-type="string" table:style-name="ce1">
            <text:p>Adam Smith International Ltd</text:p>
          </table:table-cell>
          <table:table-cell office:value-type="string" table:style-name="ce1">
            <text:p>Innovation, Adaption and Continuous improvements. Ability to respond quickly and adapt to the changing contexts or requests within the agreed timeline</text:p>
          </table:table-cell>
          <table:table-cell office:value-type="string" table:style-name="ce1">
            <text:p>8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Cities and Infrastructure for Growth (CIG) - Zambia</text:p>
          </table:table-cell>
          <table:table-cell office:value-type="string" table:style-name="ce1">
            <text:p>Cowater UK</text:p>
          </table:table-cell>
          <table:table-cell office:value-type="string" table:style-name="ce1">
            <text:p>(3) Overall progress of agreed work plan activities/deliverables, with considerations for delays that are outside the project team’s control (Quarterly reporting includes clear and concise narrative on areas on and off-track; reasons for delays (within and outside project team control) and assessment of effects on project outputs and outcomes)</text:p>
          </table:table-cell>
          <table:table-cell office:value-type="string" table:style-name="ce1">
            <text:p>Regular Quarterly Reporting which provides complete and clear narrative on progress</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O10054 - Improving Trade Facilitation and Customs in the Occupied Palestinian Territories</text:p>
          </table:table-cell>
          <table:table-cell office:value-type="string" table:style-name="ce1">
            <text:p>Cowatersogema International Inc</text:p>
          </table:table-cell>
          <table:table-cell office:value-type="string" table:style-name="ce1">
            <text:p>KP3: <text:s/>Tasdeer is delivering on time against work plan for interventions supporting women empowerment. <text:s text:c="2"/>Green: Intervention on track, Amber: Course correction required or has taken place (Tasdeer provides written explanation), Red: Significant risk to intervention / intervention failing. <text:s/>Target 75% of interventions are "green", anything below this requires update to FCDO and correction.</text:p>
          </table:table-cell>
          <table:table-cell office:value-type="string" table:style-name="ce1">
            <text:p>75% and more</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Civil Society Support Programme Phase II</text:p>
          </table:table-cell>
          <table:table-cell office:value-type="string" table:style-name="ce1">
            <text:p>The British Council</text:p>
          </table:table-cell>
          <table:table-cell office:value-type="string" table:style-name="ce1">
            <text:p>CSSP2 team delivers against their work plan for the quarter on capacity building: % of planned capacity building activities delivered.</text:p>
          </table:table-cell>
          <table:table-cell office:value-type="string" table:style-name="ce1">
            <text:p>&gt;=85%</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Tackling Deadly Diseases in Africa Programme (TDDAP)</text:p>
          </table:table-cell>
          <table:table-cell office:value-type="string" table:style-name="ce1">
            <text:p>DAI Global UK Ltd</text:p>
          </table:table-cell>
          <table:table-cell office:value-type="string" table:style-name="ce1">
            <text:p>Quality of narrative reporting</text:p>
            <text:p><text:s text:c="3"/></text:p>
            <text:p><text:s text:c="3"/>This indicator assesses the quality of the quarterly narrative programme report to DFID, based on the specified criteria:</text:p>
            <text:p><text:s text:c="3"/>1. <text:s/>Reports are submitted by the agreed deadline and in the correct template<text:s text:c="127"/></text:p>
            <text:p><text:s text:c="3"/>2. Report answers the key 'exam questions' without superfluous or duplicative content ; reports are well-structured in a logical and coherent order, written in "one voice", with effective use of headings and sub-headings no longer than 40 pages for main body of report<text:s text:c="97"/></text:p>
            <text:p><text:s text:c="3"/>3. Conclusions are supported by data, high-level analysis and evidence as can be expected in a concise report<text:s text:c="301"/></text:p>
            <text:p><text:s text:c="3"/>4. Use of plain English with very few spelling and grammatical errors, avoidance of jargon and no use of acronyms without written in full when first used<text:s text:c="121"/></text:p>
            <text:p><text:s text:c="3"/>5. Effective use of diagrams, graphs and tables to illustrate</text:p>
            <text:p><text:s text:c="3"/>6. Response to feedback on written deliverables is submitted on time: usually 2 weeks for quarterly reporting and 1 week for other products, unless otherwise agreed and as recorded in the deliverable tracker.</text:p>
          </table:table-cell>
          <table:table-cell office:value-type="string" table:style-name="ce1">
            <text:p>4 to 6</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Cross Border Conflict Research Programme <text:s/>- Lot 1</text:p>
          </table:table-cell>
          <table:table-cell office:value-type="string" table:style-name="ce1">
            <text:p>Chemonics</text:p>
          </table:table-cell>
          <table:table-cell office:value-type="string" table:style-name="ce1">
            <text:p>KPI3</text:p>
            <text:p><text:s text:c="3"/>Programme coordination (research partners and client)</text:p>
            <text:p><text:s text:c="3"/></text:p>
            <text:p><text:s text:c="3"/>Criteria</text:p>
            <text:p><text:s text:c="3"/>1.<text:tab/>Regular updates to FCDO on consortium activities, at a minimum through fortnightly meeting.</text:p>
            <text:p><text:s text:c="3"/>2.<text:tab/>Programme coordination - Quarterly meetings (Cross-component) planned in consultation with FCDO.<text:s/></text:p>
            <text:p><text:s text:c="3"/>3. Programme governance - Quarterly meetings (XHAG) planned in consultation with FCDO.</text:p>
          </table:table-cell>
          <table:table-cell office:value-type="string" table:style-name="ce1">
            <text:p>3</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Directorate for a Research and Innovation Hub on Technology for Education</text:p>
          </table:table-cell>
          <table:table-cell office:value-type="string" table:style-name="ce1">
            <text:p>Results for Development Institute</text:p>
          </table:table-cell>
          <table:table-cell office:value-type="string" table:style-name="ce1">
            <text:p>Average views of EdTech Hub knowledge products on their website Evidence Library</text:p>
          </table:table-cell>
          <table:table-cell office:value-type="string" table:style-name="ce1">
            <text:p>9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Disability Inclusive Development Research Programme - Research Component</text:p>
          </table:table-cell>
          <table:table-cell office:value-type="string" table:style-name="ce1">
            <text:p>London School Of Hygiene And Tropical Medicine</text:p>
          </table:table-cell>
          <table:table-cell office:value-type="string" table:style-name="ce1">
            <text:p>Client consultations - Programme coordination (research partners and client): <text:s text:c="20"/>1. Regular updates to FCDO on consortium activities, at a minimum through fortnightly meeting - documented via summary emails and action points post bi-weekly meetings.</text:p>
            <text:p><text:s text:c="3"/>2. Programme coordination - Quarterly meetings planned in consultation with FCDO.<text:s/></text:p>
            <text:p><text:s text:c="3"/>3. Programme governance - Quarterly meetings planned in consultation with FCDO.</text:p>
          </table:table-cell>
          <table:table-cell office:value-type="string" table:style-name="ce1">
            <text:p>3</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Delivering Accelerated Family Planning in Pakistan Public Sector Service Delivery</text:p>
          </table:table-cell>
          <table:table-cell office:value-type="string" table:style-name="ce1">
            <text:p>Palladium International Ltd</text:p>
          </table:table-cell>
          <table:table-cell office:value-type="string" table:style-name="ce1">
            <text:p>Detailed financials along with updated risk and asset registers submitted within 45 days following the end of each quarter.</text:p>
          </table:table-cell>
          <table:table-cell office:value-type="string" table:style-name="ce1">
            <text:p>1-2 days’ delay from target date.</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Extreme Poverty - Building Evidence for Effective Action</text:p>
          </table:table-cell>
          <table:table-cell office:value-type="string" table:style-name="ce1">
            <text:p>Oxford Policy Management</text:p>
          </table:table-cell>
          <table:table-cell office:value-type="string" table:style-name="ce1">
            <text:p>Quarterly progress reports submitted within 6 weeks of end of quarter appropriately highlight impact and achievements of the research and uptake, as well as any significant management issues or developments.</text:p>
            <text:p><text:s text:c="3"/>1. Progress reports submitted to FCDO for review on a quarterly basis</text:p>
            <text:p><text:s text:c="3"/>2. Quarterly reports demonstrate impact and achievements of the research and uptake. <text:s/>Every fourth quarterly report (which is annual report, input to Annual Review) provides citation data on publications.</text:p>
            <text:p><text:s text:c="3"/>3. Reports proactively highlight significant management issues or challenges when relevant.</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Transparency and Accountability to Improve Economic Development and Service Delivery (Traction) — Ma</text:p>
          </table:table-cell>
          <table:table-cell office:value-type="string" table:style-name="ce1">
            <text:p>Palladium International Ltd</text:p>
          </table:table-cell>
          <table:table-cell office:value-type="string" table:style-name="ce1">
            <text:p>Delivery of milestones aligns to the project outputs and in accordance with agreed work plan. At least 100% of these milestones delivered on or before the due date. Where a milestone is expected to miss a deadline, there should be a clear explanation of the reasons for any such delays and how Palladium intends to remedy for such delays.<text:s/></text:p>
            <text:p><text:s text:c="3"/>≤90% of milestones delivered on or before the due date. Explanation on reasons for milestones missing the due date sent not sent in advance with no explanation on remedies<text:tab/></text:p>
            <text:p><text:s text:c="3"/>&gt;90% of milestones delivered on or before the due date. Explanation on reasons for milestones missing the due date sent not sent in advance with no explanation on remedies.<text:tab/></text:p>
            <text:p><text:s text:c="3"/>&gt;95% of milestones delivered on or before the due date. Explanation on reasons for milestones missing the due date provided in advance with a clear action plan. Some remedial work required on milestones.<text:tab/></text:p>
            <text:p><text:s text:c="3"/>100% of milestones delivered on or before the due date. Explanation on reasons for milestones missing the due date provided in advance with a clear action plan. <text:s/>Annual indicative Milestones ratified and fully defined 3 months before delivery.</text:p>
          </table:table-cell>
          <table:table-cell office:value-type="string" table:style-name="ce1">
            <text:p>100%</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trengthening Host and Refugee Populations in Ethiopia (SHARPE)</text:p>
          </table:table-cell>
          <table:table-cell office:value-type="string" table:style-name="ce1">
            <text:p>DAI Global UK Ltd</text:p>
          </table:table-cell>
          <table:table-cell office:value-type="string" table:style-name="ce1">
            <text:p>VfM maximised over the life of a contract by: confirmation of annual profit level fluctuations since tender submittal; timely identification and resolution of issues; ensuring lessons learned are shared</text:p>
          </table:table-cell>
          <table:table-cell office:value-type="string" table:style-name="ce1">
            <text:p>Reporting 100%: •Profit statement- signpost to PCD submission; Updated statement in next quarterly report on identification and resolution of issues; Updated section in quarterly report on how SHARPE have shared lesson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Reducing high fertility rates and Improving Sexual reproductive health outcomes in Uganda (RISE)</text:p>
          </table:table-cell>
          <table:table-cell office:value-type="string" table:style-name="ce1">
            <text:p>MSI Reproductive Choices (MSI)</text:p>
          </table:table-cell>
          <table:table-cell office:value-type="string" table:style-name="ce1">
            <text:p>Number of family planning services provided in public facilities benefitting from RISE capacity enhancement</text:p>
          </table:table-cell>
          <table:table-cell office:value-type="string" table:style-name="ce1">
            <text:p>87,56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Networks 2 Direct Award RFI</text:p>
          </table:table-cell>
          <table:table-cell office:value-type="string" table:style-name="ce1">
            <text:p>Mitel Networks Limited</text:p>
          </table:table-cell>
          <table:table-cell office:value-type="string" table:style-name="ce1">
            <text:p>Completion of service requests within SLA</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Disability Inclusive Development Programme (DID)</text:p>
          </table:table-cell>
          <table:table-cell office:value-type="string" table:style-name="ce1">
            <text:p>Sightsavers</text:p>
          </table:table-cell>
          <table:table-cell office:value-type="string" table:style-name="ce1">
            <text:p>DID Programme’s quarterly report and work plan meets FCDO’s format and standard.</text:p>
          </table:table-cell>
          <table:table-cell office:value-type="string" table:style-name="ce1">
            <text:p>FCDO rated quarterly programme report or work plan as approv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Commercial Agriculture for Smallholders and Agribusiness Lot 2 (CASA)</text:p>
          </table:table-cell>
          <table:table-cell office:value-type="string" table:style-name="ce1">
            <text:p>TechnoServe Incorporated</text:p>
          </table:table-cell>
          <table:table-cell office:value-type="string" table:style-name="ce1">
            <text:p>No. of investors that partner with the CASA TAF. Percentage is calculated comparing the expected number of investors for the period against actual number of investor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DFID Nepal Skills for Employment Programme (SEP)</text:p>
          </table:table-cell>
          <table:table-cell office:value-type="string" table:style-name="ce1">
            <text:p>WSP USA Solutions Inc.</text:p>
          </table:table-cell>
          <table:table-cell office:value-type="string" table:style-name="ce1">
            <text:p>Deliverables submitted/delivered within the agreed timeframe and to the required standard</text:p>
            <text:p><text:s text:c="3"/>Scoring: In the last 3 months has the supplier achieved the agreed deliverables to the agreed timescale?</text:p>
          </table:table-cell>
          <table:table-cell office:value-type="string" table:style-name="ce1">
            <text:p>Scores of 3-5 inclusive will incur a 'good' rating</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ROJ10028: Better Assistance in Crises (BASIC) Research</text:p>
          </table:table-cell>
          <table:table-cell office:value-type="string" table:style-name="ce1">
            <text:p>The Institute Of Development Studies</text:p>
          </table:table-cell>
          <table:table-cell office:value-type="string" table:style-name="ce1">
            <text:p>Accuracy of financial forecasts (within 5% of forecast provided in previous report).</text:p>
            <text:p><text:s text:c="3"/>5 - Quarterly expenditure within 5% accuracy of forecast provided in first month of quarter</text:p>
            <text:p><text:s text:c="3"/>4 – Quarterly expenditure between 6 and 10% accuracy of forecast provided in first month of the<text:s/></text:p>
            <text:p><text:s text:c="3"/>quarter</text:p>
            <text:p><text:s text:c="3"/>3 – Quarterly expenditure between 11 and 15% accuracy of forecast provided in first month of the<text:s/></text:p>
            <text:p><text:s text:c="3"/>quarter</text:p>
            <text:p><text:s text:c="3"/>3 An Act of God is an act of nature that couldn't have been foreseen or avoided. It describes an event where no blame can be<text:s/></text:p>
            <text:p><text:s text:c="3"/>assigned to a person, that couldn't have realistically been prevented, brought about as a direct result of natural causes.</text:p>
            <text:p><text:s text:c="3"/>25</text:p>
            <text:p><text:s text:c="3"/>2 – Quarterly expenditure between 16 and 25% accuracy of forecast provided in previous quarterly<text:s/></text:p>
            <text:p><text:s text:c="3"/>report.<text:s/></text:p>
            <text:p><text:s text:c="3"/>1 – Quarterly expenditure with over 25% variance of forecast provided in previous quarterly report.</text:p>
          </table:table-cell>
          <table:table-cell office:value-type="string" table:style-name="ce1">
            <text:p>Quarterly expenditure within 5% accuracy of forecast provided in first month of quart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upporting Pastoralism &amp; Agriculture in Recurrent &amp; Protracted Crises (SPARC)</text:p>
          </table:table-cell>
          <table:table-cell office:value-type="string" table:style-name="ce1">
            <text:p>Cowatersogema International Inc</text:p>
          </table:table-cell>
          <table:table-cell office:value-type="string" table:style-name="ce1">
            <text:p>14 research products published by SPARC (including those delivered through technical assistance)</text:p>
          </table:table-cell>
          <table:table-cell office:value-type="string" table:style-name="ce1">
            <text:p>4</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trengthening the teaching of primary school mathematics in Malawi</text:p>
          </table:table-cell>
          <table:table-cell office:value-type="string" table:style-name="ce1">
            <text:p>Mott Macdonald Ltd</text:p>
          </table:table-cell>
          <table:table-cell office:value-type="string" table:style-name="ce1">
            <text:p>KPI2</text:p>
            <text:p><text:s text:c="3"/>Set of <text:s/>submitted quarterly milestones are of good quality as gauged by the Education Adviser (Technical criterion, weight at 50%) and by the Ministry of Education Director of Quality Assurance (government embedding and sustainability criterion, weight at 50%)</text:p>
            <text:p><text:s text:c="3"/>The milestones are of good quality- i.e., technically strong and well embedded into government systems, facilitating government take-up and sustainability”</text:p>
            <text:p><text:s text:c="3"/>1. Technical criterion- The Education Adviser will gauge the quality of submitted milestones as a whole (the set of milestones as a proxy for progress in implementation, not one by one) based on national and international evidence and given analysis of constraints and opportunities; it will also consider Value for Money and innovation. The Adviser will write a short memo accompanying the score (good/approaching target/requires improvement/inadequate).<text:s text:c="2"/></text:p>
            <text:p><text:s text:c="4"/>2. Government embedding and sustainability criterion: the Director of Quality Assurance, who is the government coordinator for the programme, will have a quarterly meeting with FCDO which will be minuted, and score whether the set of milestones are embedding the programme in government systems and are considering sustainability (good/approaching target/requires improvement/inadequate).<text:s text:c="2"/></text:p>
            <text:p><text:s text:c="3"/>Good: both technical and government embedding scores are good or one is good and one is approaching target</text:p>
            <text:p><text:s text:c="3"/>Approaching target: both scores are approaching target or one is approaching target and one requires improvement.</text:p>
            <text:p><text:s text:c="3"/>Requires improvement: both scores require improvement or one is requiring improvement and one is inadequate<text:s text:c="2"/></text:p>
            <text:p><text:s text:c="3"/>Inadequate: Both scores are inadequate</text:p>
          </table:table-cell>
          <table:table-cell office:value-type="string" table:style-name="ce1">
            <text:p>Both technical and government embedding scores are good or one is good and one is approaching target</text:p>
          </table:table-cell>
          <table:table-cell office:value-type="string" table:style-name="ce1">
            <text:p>Requires Improvement</text:p>
          </table:table-cell>
          <table:table-cell office:value-type="string" table:style-name="ce1">
            <text:p>Actions were agreed and taken as follows: Cambridge Education allowed the technical director to step down and instead set up three technical teams to lead on revision of workbooks and teacher guides, teachers training model and monitoring and evaluation strategy. The MoE and MIE have taken the lead to ensure institutionalisation and embedding into government system, which is the key concern around quality milestones.</text:p>
          </table:table-cell>
          <table:table-cell table:number-columns-repeated="16375"/>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ROJ10009 Yemen Peacebuilding</text:p>
          </table:table-cell>
          <table:table-cell office:value-type="string" table:style-name="ce1">
            <text:p>Chemonics</text:p>
          </table:table-cell>
          <table:table-cell office:value-type="string" table:style-name="ce1">
            <text:p>Outcome Indicator 2.1 - # Josoor-supported mediations through local conflict resolution mechanisms that are successful. (this serves as the core objective of the programme.)</text:p>
          </table:table-cell>
          <table:table-cell office:value-type="string" table:style-name="ce1">
            <text:p>18</text:p>
          </table:table-cell>
          <table:table-cell office:value-type="string" table:style-name="ce1">
            <text:p>Other - Consider not returned</text:p>
          </table:table-cell>
          <table:table-cell office:value-type="string" table:style-name="ce1">
            <text:p>Partner has reduced activities this quarter as new phases of grant award are on pause due to joint discussions on scope reductions that relate to this KPI.</text:p>
          </table:table-cell>
          <table:table-cell table:number-columns-repeated="16375"/>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trengthening Public Financial Management in Tanzania</text:p>
          </table:table-cell>
          <table:table-cell office:value-type="string" table:style-name="ce1">
            <text:p>Ecorys UK Ltd</text:p>
          </table:table-cell>
          <table:table-cell office:value-type="string" table:style-name="ce1">
            <text:p>Timely submission of quarterly invoices, and forecasts to within 10% variance.</text:p>
          </table:table-cell>
          <table:table-cell office:value-type="string" table:style-name="ce1">
            <text:p>Invoice for fees and expenses submitted within two months of quarter ending and variance within 1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rogramme Management Unit for an Applied Research Programme in High Volume Transport</text:p>
          </table:table-cell>
          <table:table-cell office:value-type="string" table:style-name="ce1">
            <text:p>IMC Worldwide Ltd</text:p>
          </table:table-cell>
          <table:table-cell office:value-type="string" table:style-name="ce1">
            <text:p>Research uptake and knowledge dissemination. <text:s text:c="2"/>Percentage of participants scoring each session "good" or better to exceed 80%. <text:s/>"Session" includes capacity building and research uptake activities led by HVT (including training sessions, knowledge sharing webinars, workshops and conferences) Each session to be measured separately.</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Better Aid in Conflict Programme, South Sudan</text:p>
          </table:table-cell>
          <table:table-cell office:value-type="string" table:style-name="ce1">
            <text:p>Saferworld</text:p>
          </table:table-cell>
          <table:table-cell office:value-type="string" table:style-name="ce1">
            <text:p>Proposed upcoming quarterly deliverables are adaptive and relevant to context</text:p>
          </table:table-cell>
          <table:table-cell office:value-type="string" table:style-name="ce1">
            <text:p>100% proposed deliverables are adaptive and releva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Global Girls Research Initiative</text:p>
          </table:table-cell>
          <table:table-cell office:value-type="string" table:style-name="ce1">
            <text:p>ODI</text:p>
          </table:table-cell>
          <table:table-cell office:value-type="string" table:style-name="ce1">
            <text:p>5 events or speaking engagements attended to share policy relevant findings with government and UN partners per quarter</text:p>
          </table:table-cell>
          <table:table-cell office:value-type="string" table:style-name="ce1">
            <text:p>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Cross Border Conflict Research Programme Lot 2</text:p>
          </table:table-cell>
          <table:table-cell office:value-type="string" table:style-name="ce1">
            <text:p>Chemonics</text:p>
          </table:table-cell>
          <table:table-cell office:value-type="string" table:style-name="ce1">
            <text:p>KPI3</text:p>
            <text:p><text:s text:c="3"/>Programme coordination (research partners and client)</text:p>
            <text:p><text:s text:c="3"/></text:p>
            <text:p><text:s text:c="3"/>Criteria</text:p>
            <text:p><text:s text:c="3"/>1.<text:tab/>Regular updates to FCDO on consortium activities, at a minimum through fortnightly meeting.</text:p>
            <text:p><text:s text:c="3"/>2.<text:tab/>Programme coordination - Quarterly meetings (Cross-component) planned in consultation with FCDO.<text:s/></text:p>
            <text:p><text:s text:c="3"/>3. Programme governance - Quarterly meetings (XHAG) planned in consultation with FCDO.</text:p>
          </table:table-cell>
          <table:table-cell office:value-type="string" table:style-name="ce1">
            <text:p>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afeguarding Resource and Support Hub</text:p>
          </table:table-cell>
          <table:table-cell office:value-type="string" table:style-name="ce1">
            <text:p>Options Consultancy</text:p>
          </table:table-cell>
          <table:table-cell office:value-type="string" table:style-name="ce1">
            <text:p>The number of unique visitors that have accessed Safeguarding Resource and Support Hub's online hubs (national, global, and core languages).</text:p>
          </table:table-cell>
          <table:table-cell office:value-type="string" table:style-name="ce1">
            <text:p>95% of agreed target for the quart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ROJ10132 TA for Strengthening Climate Resilient Systems for Sustainable Delivery of SCRS-WASH</text:p>
          </table:table-cell>
          <table:table-cell office:value-type="string" table:style-name="ce1">
            <text:p>LTS International Ltd</text:p>
          </table:table-cell>
          <table:table-cell office:value-type="string" table:style-name="ce1">
            <text:p>KPI 1. Achievement of milestones: The % achievement against the payment milestones set for each quarter ;</text:p>
          </table:table-cell>
          <table:table-cell office:value-type="string" table:style-name="ce1">
            <text:p>Good &gt;= 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AAWAZ II Pakistan - Inclusion, Accountability and</text:p>
          </table:table-cell>
          <table:table-cell office:value-type="string" table:style-name="ce1">
            <text:p>British Council (UK)</text:p>
          </table:table-cell>
          <table:table-cell office:value-type="string" table:style-name="ce1">
            <text:p>95% of milestones set delivered to the required standard within each Quarter</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Health RPC Lot 3 - Infectious Diseases</text:p>
          </table:table-cell>
          <table:table-cell office:value-type="string" table:style-name="ce1">
            <text:p>Liverpool School of Tropical Medicine</text:p>
          </table:table-cell>
          <table:table-cell office:value-type="string" table:style-name="ce1">
            <text:p>Number of peer reviewed publications – milestone figures will be individual to each RPC (and align with their logframes).</text:p>
          </table:table-cell>
          <table:table-cell office:value-type="string" table:style-name="ce1">
            <text:p>≥95% of the number of peer reviewed publications specified in the logframe as being due by the end of the programme year are delivered on time, complying with provisions and quality standards set by FCDO.</text:p>
          </table:table-cell>
          <table:table-cell office:value-type="string" table:style-name="ce1">
            <text:p>Other - Consider returned</text:p>
          </table:table-cell>
          <table:table-cell office:value-type="string" table:style-name="ce1">
            <text:p>Annual KPI Information will be available for the first time next Quarter</text:p>
          </table:table-cell>
          <table:table-cell table:number-columns-repeated="16375"/>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Civil Society Support Programme Phase II</text:p>
          </table:table-cell>
          <table:table-cell office:value-type="string" table:style-name="ce1">
            <text:p>The British Council</text:p>
          </table:table-cell>
          <table:table-cell office:value-type="string" table:style-name="ce1">
            <text:p>CSSP2 team delivers against their work plan for the quarter on grants (strategic, local action and flexible) management including applications, processing and disbursement: % of activities timely completed.</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trengthening the teaching of primary school mathematics in Malawi</text:p>
          </table:table-cell>
          <table:table-cell office:value-type="string" table:style-name="ce1">
            <text:p>Mott Macdonald Ltd</text:p>
          </table:table-cell>
          <table:table-cell office:value-type="string" table:style-name="ce1">
            <text:p>KPI1</text:p>
            <text:p><text:s text:c="3"/>100% of the agreed contractual quarterly milestones have been submitted within the timeline of one week before end of quarter and have been approved by the SRO.<text:s text:c="2"/></text:p>
            <text:p><text:s text:c="3"/>•<text:tab/>Milestones are submitted to FCDO at least one week before end of the quarter and subsequently approved by FCDO within one week of receipt.</text:p>
            <text:p><text:s text:c="3"/>•<text:tab/>When any milestone is not met, quarterly reporting includes clear and concise narrative on areas on- and off-track; reasons for delays (within and outside project team control) and assessment of effects on project outputs and outcomes.<text:s/></text:p>
            <text:p><text:s text:c="3"/>•<text:tab/>Where milestones are not achieved due to reasons outside project team control, CE will communicate/ provide justification within two weeks of the start of the quarter, and subject to FCDO SRO sign-off will not be included as part of bullet point 1.</text:p>
            <text:p><text:s text:c="3"/>•<text:tab/>Milestones will be reviewed, and feedback shared by FCDO SRO within one week following receipt, and will allow for a one-week response time from CE following which a final scoring will be provided.</text:p>
            <text:p><text:s text:c="3"/>Good: all milestones submitted on time and approved</text:p>
            <text:p><text:s text:c="3"/>Approaching target: one milestone is not submitted or approved <text:s/>within the deadline.</text:p>
            <text:p><text:s text:c="3"/>Requires improvement: two Milestones are not submitted or approved within the deadline.</text:p>
            <text:p><text:s text:c="3"/>Inadequate: more than two milestones are not submitted or approved within the deadline.</text:p>
          </table:table-cell>
          <table:table-cell office:value-type="string" table:style-name="ce1">
            <text:p>All milestones are submitted on time and approved by SRO within the deadline.</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P for CSD&amp;UR for Nepal, Lot 2 – NREP</text:p>
          </table:table-cell>
          <table:table-cell office:value-type="string" table:style-name="ce1">
            <text:p>DAI Global UK Ltd</text:p>
          </table:table-cell>
          <table:table-cell office:value-type="string" table:style-name="ce1">
            <text:p>Quarterly milestones submitted/delivered with quality standards within agreed timeframe</text:p>
          </table:table-cell>
          <table:table-cell office:value-type="string" table:style-name="ce1">
            <text:p>&gt;=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Improved Provincial Economic and Urban Development Planning in KPK (Pakistan) (SEED)</text:p>
          </table:table-cell>
          <table:table-cell office:value-type="string" table:style-name="ce1">
            <text:p>Adam Smith International Ltd</text:p>
          </table:table-cell>
          <table:table-cell office:value-type="string" table:style-name="ce1">
            <text:p>Value for Money and Effective Programme Management. Evidence of VfM and success stories.</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upport to tax reform in Mozambique under the tax and economic governance programme (TEG)</text:p>
          </table:table-cell>
          <table:table-cell office:value-type="string" table:style-name="ce1">
            <text:p>Cowatersogema International Inc</text:p>
          </table:table-cell>
          <table:table-cell office:value-type="string" table:style-name="ce1">
            <text:p>Timeliness of Reporting: Quarterly progress and financial reports to be submitted by the end-of the 3rd week after the reporting quarter; annual progress report to be submitted by the 2nd week of July and annual financial report by the 25th of July. Monthly updates to financial information and forecast to be submitted by the 25th of the next month. The progress reports can be revised once and should be resubmitted within 5 working days from receiving FCDO comments</text:p>
          </table:table-cell>
          <table:table-cell office:value-type="string" table:style-name="ce1">
            <text:p>All reporting submitted within 2 working days of due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ustainable Manufacturing and Environmental Pollution (SMEP) Programme – Programme Manager Component</text:p>
          </table:table-cell>
          <table:table-cell office:value-type="string" table:style-name="ce1">
            <text:p>Pegasys Limited</text:p>
          </table:table-cell>
          <table:table-cell office:value-type="string" table:style-name="ce1">
            <text:p>Financial management including expenditure against forecast</text:p>
          </table:table-cell>
          <table:table-cell office:value-type="string" table:style-name="ce1">
            <text:p>5% variance</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BRILHO - Energy Africa Mozambique</text:p>
          </table:table-cell>
          <table:table-cell office:value-type="string" table:style-name="ce1">
            <text:p>SNV Netherlands Development Organisation</text:p>
          </table:table-cell>
          <table:table-cell office:value-type="string" table:style-name="ce1">
            <text:p>90% milestones meet contractual requirements and are submitted with quarterly or annual reports in line with the agreed calendar</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Management Agent for Building Resilience in Ethiopia (BRE)</text:p>
          </table:table-cell>
          <table:table-cell office:value-type="string" table:style-name="ce1">
            <text:p>Oxford Policy Management</text:p>
          </table:table-cell>
          <table:table-cell office:value-type="string" table:style-name="ce1">
            <text:p>KPI2: Customer relationship: Good relationship management with the Government of Ethiopia</text:p>
          </table:table-cell>
          <table:table-cell office:value-type="string" table:style-name="ce1">
            <text:p>4, 5, and 6- meet requirements, good performance and exceeding performance respectivel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ROJ10078 Social Protection Technical Assistance Facility</text:p>
          </table:table-cell>
          <table:table-cell office:value-type="string" table:style-name="ce1">
            <text:p>DAI Global UK Ltd</text:p>
          </table:table-cell>
          <table:table-cell office:value-type="string" table:style-name="ce1">
            <text:p>Forecasting within 5% tolerance: The invoice value is within 5% of the forecast as adjusted through monthly accrual updates</text:p>
          </table:table-cell>
          <table:table-cell office:value-type="string" table:style-name="ce1">
            <text:p>Invoice value is within 5% of the forecast</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ROJ10079, What Works to Prevent Violence: Impact at Scale</text:p>
          </table:table-cell>
          <table:table-cell office:value-type="string" table:style-name="ce1">
            <text:p>International Rescue Committee Inc</text:p>
          </table:table-cell>
          <table:table-cell office:value-type="string" table:style-name="ce1">
            <text:p>Social Value KPI</text:p>
          </table:table-cell>
          <table:table-cell office:value-type="string" table:style-name="ce1">
            <text:p>See Comments</text:p>
          </table:table-cell>
          <table:table-cell office:value-type="string" table:style-name="ce1">
            <text:p>Other - Consider returned</text:p>
          </table:table-cell>
          <table:table-cell office:value-type="string" table:style-name="ce1">
            <text:p>Following the finalisation of the FCDO-IRC contract amendment in mid-November 2022, FCDO and the IRC has formalised the PBR approaches and associated Key Performance Indicators (KPIs) for the Implementation phase of the programme. PBR and associated KPIs commence in Q6 (Jan-Mar 2023).</text:p>
          </table:table-cell>
          <table:table-cell table:number-columns-repeated="16375"/>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ROJ10017: Skills for Prosperity - Lot 1: Global Education and Skills Hub (GBESH)</text:p>
          </table:table-cell>
          <table:table-cell office:value-type="string" table:style-name="ce1">
            <text:p>Palladium International Limite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310/documents</text:p>
          </table:table-cell>
          <table:table-cell table:number-columns-repeated="16375"/>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Health RPC Lot 2 - Vulnerable Groups</text:p>
          </table:table-cell>
          <table:table-cell office:value-type="string" table:style-name="ce1">
            <text:p>The Population Council</text:p>
          </table:table-cell>
          <table:table-cell office:value-type="string" table:style-name="ce1">
            <text:p>Accurate submission of financial forecasts</text:p>
          </table:table-cell>
          <table:table-cell office:value-type="string" table:style-name="ce1">
            <text:p>&lt;10% variance</text:p>
          </table:table-cell>
          <table:table-cell office:value-type="string" table:style-name="ce1">
            <text:p>Inadequate</text:p>
          </table:table-cell>
          <table:table-cell office:value-type="string" table:style-name="ce1">
            <text:p>Variance slightly exceeds 10% limit, we continue to work with Pop Council to tighten up forecasts.</text:p>
          </table:table-cell>
          <table:table-cell table:number-columns-repeated="16375"/>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Multi-stakeholder Forest Governance and Accountability Project (MFGAP), Liberia</text:p>
          </table:table-cell>
          <table:table-cell office:value-type="string" table:style-name="ce1">
            <text:p>Palladium International Limited</text:p>
          </table:table-cell>
          <table:table-cell office:value-type="string" table:style-name="ce1">
            <text:p>Timber and timber products from Authorized Community Forests (ACFs) meet the legal standards set out in the definition of "legal timber", and AFCs are complying with commitments set out in FDA approved CUCs. (3% of fee)</text:p>
            <text:p><text:s text:c="3"/></text:p>
            <text:p><text:s text:c="3"/>Indicators/verification:</text:p>
            <text:p><text:s text:c="3"/>1.<text:tab/>Presence in Libertrace of</text:p>
            <text:p><text:s text:c="3"/>-<text:tab/># of FDA approved CFMA<text:s/></text:p>
            <text:p><text:s text:c="3"/>-<text:tab/># of FDA approved CUC<text:s/></text:p>
            <text:p><text:s text:c="3"/>2.<text:tab/>Demonstrable increase in AFC compliance <text:s/>over time. Verified during checks by MFGAP on AFCs including:</text:p>
            <text:p><text:s text:c="3"/>-<text:tab/>Rights and responsibilities of companies and communities</text:p>
            <text:p><text:s text:c="3"/>-<text:tab/>Payment of financial benefits (cubic meter, land rental) and existing payment schedules</text:p>
            <text:p><text:s text:c="3"/>-<text:tab/>Implementation of dispute resolution mechanism</text:p>
            <text:p><text:s text:c="3"/>-<text:tab/>Compliance with the CFHP</text:p>
          </table:table-cell>
          <table:table-cell office:value-type="string" table:style-name="ce1">
            <text:p>100%</text:p>
            <text:p><text:s text:c="3"/></text:p>
            <text:p><text:s text:c="3"/>Delivery on track, relative to agreed work pla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F - Indonesia - Renewable Energy Programme</text:p>
          </table:table-cell>
          <table:table-cell office:value-type="string" table:style-name="ce1">
            <text:p>Palladium International Ltd</text:p>
          </table:table-cell>
          <table:table-cell office:value-type="string" table:style-name="ce1">
            <text:p>Value of investment brokered in low carbon energy in Indonesia - £766m by end of Year 4 of the programme. Measured by investment brokered as % of rising cumulative target.</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ub-National Governance Programme II (SNG II)</text:p>
          </table:table-cell>
          <table:table-cell office:value-type="string" table:style-name="ce1">
            <text:p>Oxford Policy Management</text:p>
          </table:table-cell>
          <table:table-cell office:value-type="string" table:style-name="ce1">
            <text:p>Continuous improvement &amp; robust programme management, i.e., annual review recommendations implemented. Quality reports (quarterly narrative/financial &amp; monthly progress presentations) are submitted on time.</text:p>
          </table:table-cell>
          <table:table-cell office:value-type="string" table:style-name="ce1">
            <text:p>Timely submission of narrative/financial &amp; monthly progress presentations. To keep the track of annual review recommendation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EXPANDING SOCIAL PROTECTION PHASE II</text:p>
          </table:table-cell>
          <table:table-cell office:value-type="string" table:style-name="ce1">
            <text:p>DAI Global UK Ltd</text:p>
          </table:table-cell>
          <table:table-cell office:value-type="string" table:style-name="ce1">
            <text:p>Specific agreed milestones including: <text:s/>- Quarterly reports, Strategic review report, <text:s/>Renovation works, two Audit exercises, Closure Event and VAT refund to suppliers.</text:p>
          </table:table-cell>
          <table:table-cell office:value-type="string" table:style-name="ce1">
            <text:p>9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P for implementing GEGP for Papua Provinces in Indonesia</text:p>
          </table:table-cell>
          <table:table-cell office:value-type="string" table:style-name="ce1">
            <text:p>LTS International Ltd</text:p>
          </table:table-cell>
          <table:table-cell office:value-type="string" table:style-name="ce1">
            <text:p>Number of individuals in programme sites that have received training to increase productivity for agribusiness</text:p>
          </table:table-cell>
          <table:table-cell office:value-type="string" table:style-name="ce1">
            <text:p>600</text:p>
          </table:table-cell>
          <table:table-cell office:value-type="string" table:style-name="ce1">
            <text:p>Other - Consider returned</text:p>
          </table:table-cell>
          <table:table-cell office:value-type="string" table:style-name="ce1">
            <text:p>The programme has been able to achieve and exceeded the overall target of the entire programme lifetime in Q4 21/22; hence, no further efforts/works have been conducted afterwards.</text:p>
          </table:table-cell>
          <table:table-cell table:number-columns-repeated="16375"/>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Cities and Infrastructure for Growth (CIG) - Zambia</text:p>
          </table:table-cell>
          <table:table-cell office:value-type="string" table:style-name="ce1">
            <text:p>Cowater UK</text:p>
          </table:table-cell>
          <table:table-cell office:value-type="string" table:style-name="ce1">
            <text:p>(2) Effective financial and VfM management, including accuracy of forecasting and invoicing and evidence of VfM guided decision-making (Financial forecasts (covering both PMU and TAF) are submitted to FCDO on or by 20th calendar day of each month; forecasts are in the agreed format and are accurate to within 1% spend);</text:p>
          </table:table-cell>
          <table:table-cell office:value-type="string" table:style-name="ce1">
            <text:p>Financial Forecasts submitted by 20th Calendar day and are accurate to within 1% tolerance.</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O10070: Research and Innovation Systems for Africa (RISA) Fund (SRIA &amp; ATIP)</text:p>
          </table:table-cell>
          <table:table-cell office:value-type="string" table:style-name="ce1">
            <text:p>Chemonics</text:p>
          </table:table-cell>
          <table:table-cell office:value-type="string" table:style-name="ce1">
            <text:p>Program team performance</text:p>
          </table:table-cell>
          <table:table-cell office:value-type="string" table:style-name="ce1">
            <text:p>&gt;76% Project deployment of feasible LOE across Board to ensure deliver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F - <text:s/>South Africa - Global Health Programme</text:p>
          </table:table-cell>
          <table:table-cell office:value-type="string" table:style-name="ce1">
            <text:p>Mott MacDonald</text:p>
          </table:table-cell>
          <table:table-cell office:value-type="string" table:style-name="ce1">
            <text:p>Project Output and Timelines: <text:s/>KPI Pass: <text:s/>80% or more Milestones are completed by agreed Due Dates within the assessment quarter.</text:p>
            <text:p><text:s text:c="3"/>KPI Fail: Fewer than 80% Milestones are completed by agreed Due Dates within the assessment quarter.</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F – Brazil - Trade (bilateral)</text:p>
          </table:table-cell>
          <table:table-cell office:value-type="string" table:style-name="ce1">
            <text:p>Palladium International Ltd</text:p>
          </table:table-cell>
          <table:table-cell office:value-type="string" table:style-name="ce1">
            <text:p>Number of Brazilian MSMEs directly engaged with the programme reporting overcoming a critical constraint to exporting. Annual Target = 201</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Tackling Deadly Diseases in Africa Programme (TDDAP)</text:p>
          </table:table-cell>
          <table:table-cell office:value-type="string" table:style-name="ce1">
            <text:p>DAI Global UK Ltd</text:p>
          </table:table-cell>
          <table:table-cell office:value-type="string" table:style-name="ce1">
            <text:p>90% of VFM indicators with targets met or exceeded. <text:s/>(DFID to take into consideration changes to external factors.)</text:p>
          </table:table-cell>
          <table:table-cell office:value-type="string" table:style-name="ce1">
            <text:p>4 to 6</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Disability Inclusive Development Research Programme - Research Component</text:p>
          </table:table-cell>
          <table:table-cell office:value-type="string" table:style-name="ce1">
            <text:p>London School Of Hygiene And Tropical Medicine</text:p>
          </table:table-cell>
          <table:table-cell office:value-type="string" table:style-name="ce1">
            <text:p>Risk management and reporting - Appropriate and effective identification and management of risks including proposed mitigation measures: <text:s text:c="46"/>1. Risk Matrix submitted to FCDO for review on a quarterly basis</text:p>
            <text:p><text:s text:c="3"/>2. Demonstrate steps taken to proactively detect and mitigate risks<text:s/></text:p>
            <text:p><text:s text:c="3"/>3. Significant changes to the risk assessment and project delivery are reported to FCDO as soon as supplier becomes aware of them - documented via summary emails and action points post bi-weekly meetings.</text:p>
          </table:table-cell>
          <table:table-cell office:value-type="string" table:style-name="ce1">
            <text:p>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hule Bora (Quality Education)</text:p>
          </table:table-cell>
          <table:table-cell office:value-type="string" table:style-name="ce1">
            <text:p>Mott Macdonald Ltd</text:p>
          </table:table-cell>
          <table:table-cell office:value-type="string" table:style-name="ce1">
            <text:p>Effective identification and management of project risks, including fraud, through quarterly updating of the Risk Register and monthly programme risk meetings focused on key risks and mitigating actions</text:p>
          </table:table-cell>
          <table:table-cell office:value-type="string" table:style-name="ce1">
            <text:p>&gt;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Trade and Investment Advocacy Fund - TAF2 Plus</text:p>
          </table:table-cell>
          <table:table-cell office:value-type="string" table:style-name="ce1">
            <text:p>Cowater UK</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4715/documents</text:p>
          </table:table-cell>
          <table:table-cell table:number-columns-repeated="16375"/>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Directorate for a Research and Innovation Hub on Technology for Education</text:p>
          </table:table-cell>
          <table:table-cell office:value-type="string" table:style-name="ce1">
            <text:p>Results for Development Institute</text:p>
          </table:table-cell>
          <table:table-cell office:value-type="string" table:style-name="ce1">
            <text:p>Percentage of knowledge products produced jointly with partner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Health RPC Lot 2 - Vulnerable Groups</text:p>
          </table:table-cell>
          <table:table-cell office:value-type="string" table:style-name="ce1">
            <text:p>The Population Council</text:p>
          </table:table-cell>
          <table:table-cell office:value-type="string" table:style-name="ce1">
            <text:p>Respond to recommendations in FCDO programme annual reviews and provide a summary of outcomes via quarterly progress reports and the following year’s annual programme report</text:p>
          </table:table-cell>
          <table:table-cell office:value-type="string" table:style-name="ce1">
            <text:p>a response to each recommendation is received in accordance with any terms specified in the FCDO annual review, and outcomes reported in full in the next annual programme repor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Investment Mobilisation for Prosperity and Catalytic Transformation (IMPACT)</text:p>
          </table:table-cell>
          <table:table-cell office:value-type="string" table:style-name="ce1">
            <text:p>Palladium International Ltd</text:p>
          </table:table-cell>
          <table:table-cell office:value-type="string" table:style-name="ce1">
            <text:p>Learnings and Engagement</text:p>
            <text:p><text:s text:c="3"/>1.<text:tab/>Dissemination of annual learning product to relevant stakeholders</text:p>
            <text:p><text:s text:c="3"/>2.<text:tab/>Number of engagements held with other funders, sharing lessons learned, or generating evidence on market-building interventions in the sector</text:p>
            <text:p><text:s text:c="3"/>3.<text:tab/>Participation in external conferences / networking events</text:p>
          </table:table-cell>
          <table:table-cell office:value-type="string" table:style-name="ce1">
            <text:p>1.<text:tab/>Successful dissemination of annual learning product to relevant stakeholders with<text:s/></text:p>
            <text:p><text:s text:c="3"/>2.<text:tab/>At least 2 engagements held with other funders, sharing lessons learned, or generating evidence on market-building interventions in the sector.</text:p>
            <text:p><text:s text:c="3"/>3.<text:tab/>At least 3 participations in external conferences / networking even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tructural Change and Economic Growth (STEG)</text:p>
          </table:table-cell>
          <table:table-cell office:value-type="string" table:style-name="ce1">
            <text:p>CENTRE FOR ECONOMIC POLICY RESEARCH</text:p>
          </table:table-cell>
          <table:table-cell office:value-type="string" table:style-name="ce1">
            <text:p>Meeting or exceeding the low logframe target for peer reviewed articles</text:p>
          </table:table-cell>
          <table:table-cell office:value-type="string" table:style-name="ce1">
            <text:p>95% or ov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Work and Opportunities for Women(WOW)</text:p>
          </table:table-cell>
          <table:table-cell office:value-type="string" table:style-name="ce1">
            <text:p>Pricewaterhousecoopers</text:p>
          </table:table-cell>
          <table:table-cell office:value-type="string" table:style-name="ce1">
            <text:p>Quarterly reports delivered in a timely fashion, demonstrating that progress is on track, that regular risk reviews are taking place and that they are feeding back into strategic decisions (Pass/Fail)</text:p>
          </table:table-cell>
          <table:table-cell office:value-type="string" table:style-name="ce1">
            <text:p>Pa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SRP- Support to the Palestinian Authority to Build Stability, Deliver Services, Promote Reform in OPT</text:p>
          </table:table-cell>
          <table:table-cell office:value-type="string" table:style-name="ce1">
            <text:p>Tetra Tech International Development</text:p>
          </table:table-cell>
          <table:table-cell office:value-type="string" table:style-name="ce1">
            <text:p>Capturing knowledge, learning and adapting: If at least 2 actionable lessons are captured during the quarter under review the KPI scores 6. If at least one actionable lesson is captured during the quarter under review, the KPI scores 3. if no lessons are captured, the KPI scores 0. All actionable lessons should be captured with evidence of how these have been applied to the programme to date and how they will inform implementation in the next quarter.</text:p>
          </table:table-cell>
          <table:table-cell office:value-type="string" table:style-name="ce1">
            <text:p>at least 2 actionable lessons captur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Health RPC Lot 2 - Vulnerable Groups</text:p>
          </table:table-cell>
          <table:table-cell office:value-type="string" table:style-name="ce1">
            <text:p>International Rescue Committee Inc</text:p>
          </table:table-cell>
          <table:table-cell office:value-type="string" table:style-name="ce1">
            <text:p>Accurate submission of financial forecasts</text:p>
          </table:table-cell>
          <table:table-cell office:value-type="string" table:style-name="ce1">
            <text:p>&lt;10% varianc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Business Case, Design and Implement Accountability in Tanzania (AcT2) Programme</text:p>
          </table:table-cell>
          <table:table-cell office:value-type="string" table:style-name="ce1">
            <text:p>KPMG Advisory Limited</text:p>
          </table:table-cell>
          <table:table-cell office:value-type="string" table:style-name="ce1">
            <text:p>Management Financial: Strong financial management of the facilitation services, demonstrated through: accurate and timely invoicing; accurate forecasting, and partner management</text:p>
          </table:table-cell>
          <table:table-cell office:value-type="string" table:style-name="ce1">
            <text:p>90% or more of agreed quarterly deliverables are completed to a high standard meeting contractual expectation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Delivering Accelerated Family Planning in Pakistan - Behaviour Change Communication</text:p>
          </table:table-cell>
          <table:table-cell office:value-type="string" table:style-name="ce1">
            <text:p>M&amp;C Saatchi World Services</text:p>
          </table:table-cell>
          <table:table-cell office:value-type="string" table:style-name="ce1">
            <text:p>Detailed financials along with updated risk and asset registers submitted within 45 days following the end of each quarter.</text:p>
          </table:table-cell>
          <table:table-cell office:value-type="string" table:style-name="ce1">
            <text:p>1-2 days’ delay from target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F - South Africa - Global Trade Capacity Building Programme</text:p>
          </table:table-cell>
          <table:table-cell office:value-type="string" table:style-name="ce1">
            <text:p>DAI Global UK Ltd</text:p>
          </table:table-cell>
          <table:table-cell office:value-type="string" table:style-name="ce1">
            <text:p>Reports are of required quality and delivered by required dates</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UK Partnering for Accelerated Climate Transitions (“UK PACT”) Lot 3</text:p>
          </table:table-cell>
          <table:table-cell office:value-type="string" table:style-name="ce1">
            <text:p>PA CONSULTING SERVICES LIMITED</text:p>
          </table:table-cell>
          <table:table-cell office:value-type="string" table:style-name="ce1">
            <text:p>Service blueprint Service Level Agreements (SLAs): expert selection - shortlist of experts to be provided within 10 working days of Expression of Interest (EOI) publishing.</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Reducing Insecurity and Violent extremism in Northern and Coastal regions of Kenya (RE-INVENT) Prog</text:p>
          </table:table-cell>
          <table:table-cell office:value-type="string" table:style-name="ce1">
            <text:p>Tetra Tech International Development</text:p>
          </table:table-cell>
          <table:table-cell office:value-type="string" table:style-name="ce1">
            <text:p>Support given to development and/or implementation of policies, manuals, processes that support the peace and security sector of Kenya. The percentage is measured in relation to the number of individual policies/manuals/processes that the REINVENT team have supported the development/ implementation of vs the number of such expected interventions.</text:p>
          </table:table-cell>
          <table:table-cell office:value-type="string" table:style-name="ce1">
            <text:p>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Economic Policy Incubator in Nepal</text:p>
          </table:table-cell>
          <table:table-cell office:value-type="string" table:style-name="ce1">
            <text:p>Palladium International Limited</text:p>
          </table:table-cell>
          <table:table-cell office:value-type="string" table:style-name="ce1">
            <text:p>1.Appropriately challenging set of work streams aligned with the overall programme outcomes delivered to improve overall investment climate, and economic management in subnational governments</text:p>
            <text:p/>
            <text:p>Scoring: In the last 3 months, supplier has completed deliverables to a high standard to stakeholder expectation and aligned with project need?</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Networks 2 Direct Award RFI</text:p>
          </table:table-cell>
          <table:table-cell office:value-type="string" table:style-name="ce1">
            <text:p>Mitel Networks Limited</text:p>
          </table:table-cell>
          <table:table-cell office:value-type="string" table:style-name="ce1">
            <text:p>Resolution on incidents within SLA</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Health RPC Lot 1 - Health Systems</text:p>
          </table:table-cell>
          <table:table-cell office:value-type="string" table:style-name="ce1">
            <text:p>Liverpool School of Tropical Medicine</text:p>
          </table:table-cell>
          <table:table-cell office:value-type="string" table:style-name="ce1">
            <text:p>Respond to recommendations in FCDO programme annual reviews and provide a summary of outcomes via quarterly progress reports and the following year’s annual programme report</text:p>
          </table:table-cell>
          <table:table-cell office:value-type="string" table:style-name="ce1">
            <text:p>a response to each recommendation is received in accordance with any terms specified in the FCDO annual review, and outcomes reported in full in the next annual programme repor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Health RPC Lot 3 - Infectious Diseases</text:p>
          </table:table-cell>
          <table:table-cell office:value-type="string" table:style-name="ce1">
            <text:p>London School Of Hygiene And Tropical Medicine</text:p>
          </table:table-cell>
          <table:table-cell office:value-type="string" table:style-name="ce1">
            <text:p>Accurate submission of financial forecasts</text:p>
          </table:table-cell>
          <table:table-cell office:value-type="string" table:style-name="ce1">
            <text:p>&lt;10% variance</text:p>
          </table:table-cell>
          <table:table-cell office:value-type="string" table:style-name="ce1">
            <text:p>Inadequate</text:p>
          </table:table-cell>
          <table:table-cell office:value-type="string" table:style-name="ce1">
            <text:p>FCDO have stressed the importance of accurate forecasting</text:p>
          </table:table-cell>
          <table:table-cell table:number-columns-repeated="16375"/>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F - <text:s/>South East Asia - Global Health Programme</text:p>
          </table:table-cell>
          <table:table-cell office:value-type="string" table:style-name="ce1">
            <text:p>PricewaterhouseCoopers LLP</text:p>
          </table:table-cell>
          <table:table-cell office:value-type="string" table:style-name="ce1">
            <text:p>Monthly forecasting versus actual spend: 10% target variance or less - All costs not to exceed +10% of the monthly staff fee budget in the costed annual work plan budget for given month</text:p>
          </table:table-cell>
          <table:table-cell office:value-type="string" table:style-name="ce1">
            <text:p>&lt;1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Commercial Agriculture for Smallholders and Agribusiness Lot 2 (CASA)</text:p>
          </table:table-cell>
          <table:table-cell office:value-type="string" table:style-name="ce1">
            <text:p>TechnoServe Incorporated</text:p>
          </table:table-cell>
          <table:table-cell office:value-type="string" table:style-name="ce1">
            <text:p>No. of businesses supported by the CASA TAF. Percentage is calculated comparing the expected number of companies supported for the period against actual number of companies supported by the programme</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upport to the facilitation of forest governance reforms in Guyana, Liberia, Ghana, Republic of Cong</text:p>
          </table:table-cell>
          <table:table-cell office:value-type="string" table:style-name="ce1">
            <text:p>Palladium International Limited</text:p>
          </table:table-cell>
          <table:table-cell office:value-type="string" table:style-name="ce1">
            <text:p>Management Financial (5% of Fee)</text:p>
            <text:p><text:s text:c="3"/>Strong financial management of the facilitation services, demonstrated through: accurate and timely invoicing; accurate forecasting, and ; optimisation of value for money</text:p>
          </table:table-cell>
          <table:table-cell office:value-type="string" table:style-name="ce1">
            <text:p>100%</text:p>
            <text:p><text:s text:c="3"/>Support services enabling multi-stakeholder engagement in all 5 countries are meeting the expectations set out in country-specific work plan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Health RPC Lot 2 - Vulnerable Groups</text:p>
          </table:table-cell>
          <table:table-cell office:value-type="string" table:style-name="ce1">
            <text:p>London School Of Hygiene And Tropical Medicine</text:p>
          </table:table-cell>
          <table:table-cell office:value-type="string" table:style-name="ce1">
            <text:p>Number of peer reviewed publications – milestone figures will be individual to each RPC (and align with their logframes).</text:p>
          </table:table-cell>
          <table:table-cell office:value-type="string" table:style-name="ce1">
            <text:p>≥95% of the number of peer reviewed publications specified in the logframe as being due by the end of the programme year are delivered on time, complying with provisions and quality standards set by FCDO.</text:p>
          </table:table-cell>
          <table:table-cell office:value-type="string" table:style-name="ce1">
            <text:p>Other - Consider returned</text:p>
          </table:table-cell>
          <table:table-cell office:value-type="string" table:style-name="ce1">
            <text:p>Annual KPI Information will be available for the first time next Quarter</text:p>
          </table:table-cell>
          <table:table-cell table:number-columns-repeated="16375"/>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Economic Policy Incubator in Nepal</text:p>
          </table:table-cell>
          <table:table-cell office:value-type="string" table:style-name="ce1">
            <text:p>Palladium International Limited</text:p>
          </table:table-cell>
          <table:table-cell office:value-type="string" table:style-name="ce1">
            <text:p>3. Monthly Submission of accurate invoicing and forecast variance within 10%<text:s/></text:p>
            <text:p><text:s text:c="3"/>Scoring: In the last 3 months has the supplier achieved the agreed deliverables to the agreed timescale?</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Enterprise and Innovation Programme (EIP) Kyrgyzstan and Tajikistan</text:p>
          </table:table-cell>
          <table:table-cell office:value-type="string" table:style-name="ce1">
            <text:p>DAI Global UK Ltd</text:p>
          </table:table-cell>
          <table:table-cell office:value-type="string" table:style-name="ce1">
            <text:p>Percentage of start-ups and MSMEs successfully graduated BIC business support programmes within the quarter. Percentage calculation is based on Quarterly achievements to the expected targets according to the logframe objective for the term being measured</text:p>
          </table:table-cell>
          <table:table-cell office:value-type="string" table:style-name="ce1">
            <text:p>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O10070: Research and Innovation Systems for Africa (RISA) Fund (SRIA &amp; ATIP)</text:p>
          </table:table-cell>
          <table:table-cell office:value-type="string" table:style-name="ce1">
            <text:p>Chemonics</text:p>
          </table:table-cell>
          <table:table-cell office:value-type="string" table:style-name="ce1">
            <text:p>Adherence to Budget</text:p>
          </table:table-cell>
          <table:table-cell office:value-type="string" table:style-name="ce1">
            <text:p>100%&gt; Adherence to budget through robust forecasts and minimal varianc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EXPANDING SOCIAL PROTECTION PHASE II</text:p>
          </table:table-cell>
          <table:table-cell office:value-type="string" table:style-name="ce1">
            <text:p>DAI Global UK Ltd</text:p>
          </table:table-cell>
          <table:table-cell office:value-type="string" table:style-name="ce1">
            <text:p>Correct salaries are paid to Programme Management Unit and on time</text:p>
          </table:table-cell>
          <table:table-cell office:value-type="string" table:style-name="ce1">
            <text:p>On track</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Improving Water Security for Poor People – Research (IWSP)</text:p>
          </table:table-cell>
          <table:table-cell office:value-type="string" table:style-name="ce1">
            <text:p>Oxford University</text:p>
          </table:table-cell>
          <table:table-cell office:value-type="string" table:style-name="ce1">
            <text:p>Number of policy and briefing outputs co-authored with practitioners</text:p>
          </table:table-cell>
          <table:table-cell office:value-type="string" table:style-name="ce1">
            <text:p>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Centre for Disaster Protection</text:p>
          </table:table-cell>
          <table:table-cell office:value-type="string" table:style-name="ce1">
            <text:p>DAI Global UK Ltd</text:p>
          </table:table-cell>
          <table:table-cell office:value-type="string" table:style-name="ce1">
            <text:p>Quality of planning and reporting</text:p>
          </table:table-cell>
          <table:table-cell office:value-type="string" table:style-name="ce1">
            <text:p>Invoice within 10% of Month 1 forecast, subject to the exceptions in listed under Comments/condition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Investment Mobilisation for Prosperity and Catalytic Transformation (IMPACT)</text:p>
          </table:table-cell>
          <table:table-cell office:value-type="string" table:style-name="ce1">
            <text:p>Palladium International Ltd</text:p>
          </table:table-cell>
          <table:table-cell office:value-type="string" table:style-name="ce1">
            <text:p>Dispersal of grants</text:p>
            <text:p><text:s text:c="3"/>1.<text:tab/>Percentage of grantee self-assessment reports submitted on time</text:p>
            <text:p><text:s text:c="3"/>2.<text:tab/>Percentage of grantees who rate the support as useful in an anonymous annual survey</text:p>
            <text:p><text:s text:c="3"/>3.<text:tab/>Percentage of funded projects that have achieved at least 80% of their targets</text:p>
          </table:table-cell>
          <table:table-cell office:value-type="string" table:style-name="ce1">
            <text:p>1.<text:tab/>80% of grantee self-assessment reports submitted on time.</text:p>
            <text:p><text:s text:c="3"/>2.<text:tab/>90% of grantees who rate the support as useful in an anonymous annual survey</text:p>
            <text:p><text:s text:c="3"/>3.<text:tab/>85% of funded projects that have achieved at least 80% of their targets</text:p>
          </table:table-cell>
          <table:table-cell office:value-type="string" table:style-name="ce1">
            <text:p>Other - Consider returned</text:p>
          </table:table-cell>
          <table:table-cell office:value-type="string" table:style-name="ce1">
            <text:p>No grants issued during the quarter so cannot assess KPIs. Contract came to an end in Jan 2023.</text:p>
          </table:table-cell>
          <table:table-cell table:number-columns-repeated="16375"/>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Applied health research programme (Applied)</text:p>
          </table:table-cell>
          <table:table-cell office:value-type="string" table:style-name="ce1">
            <text:p>London School Of Hygiene And Tropical Medicine</text:p>
          </table:table-cell>
          <table:table-cell office:value-type="string" table:style-name="ce1">
            <text:p>Annual Review</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Transparency and Accountability for Inclusive Development (TAcID) in Mozambique</text:p>
          </table:table-cell>
          <table:table-cell office:value-type="string" table:style-name="ce1">
            <text:p>Chemonics</text:p>
          </table:table-cell>
          <table:table-cell office:value-type="string" table:style-name="ce1">
            <text:p>Value for Money. VfM reported as part of quarterly and annual narrative reporting, with evidence of how VfM considerations have informed decisions relating to resource allocation and improving efficiency. Percentage of KPI is measured by taking in consideration supplier’s achievement in quarterly scoring system done by FCDO:<text:s/></text:p>
            <text:p><text:s text:c="3"/>5: Outstanding Performance. Consistently to a higher than required standard. No fee deduction;<text:s/></text:p>
            <text:p><text:s text:c="3"/>4: Exceeding Performance. Consistently to the required standard but above this at least once. No fee deduction;</text:p>
            <text:p><text:s text:c="3"/>3: Satisfactory Performance. Consistently to the required standard. No fee deduction;</text:p>
            <text:p><text:s text:c="3"/>2: Less than Satisfactory Performance. Generally to the required standard, but below what is expected at least once. Deduction of 50% of fees;</text:p>
            <text:p><text:s text:c="3"/>1: Serious Underperformance. Consistently below the expected standard. Deduction of 100% of fees.</text:p>
          </table:table-cell>
          <table:table-cell office:value-type="string" table:style-name="ce1">
            <text:p>Scores 3/4: The supplier meets all contractual requirements, and, for a score of 4, provides some evidence of exceeding FCDO expectation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Investment Mobilisation for Prosperity and Catalytic Transformation (IMPACT)</text:p>
          </table:table-cell>
          <table:table-cell office:value-type="string" table:style-name="ce1">
            <text:p>Palladium International Ltd</text:p>
          </table:table-cell>
          <table:table-cell office:value-type="string" table:style-name="ce1">
            <text:p>Timely submission of 3 Quarterly Reports and Annual Report and implementation of Annual Learning Event and 2 Targeted Funding Cycles.</text:p>
          </table:table-cell>
          <table:table-cell office:value-type="string" table:style-name="ce1">
            <text:p>Quarterly reporting is submitted on time and includes clear and concise narrative on areas that are on- and off-track with reasons for delays (within and outside project team control) and analysis of impact on project outputs and outcomes clearly articulated, meeting contractual expectations.</text:p>
            <text:p><text:s text:c="3"/>Successful implementation of Annual Learning Ev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African Cities Research</text:p>
          </table:table-cell>
          <table:table-cell office:value-type="string" table:style-name="ce1">
            <text:p>University of Manchester Research</text:p>
          </table:table-cell>
          <table:table-cell office:value-type="string" table:style-name="ce1">
            <text:p>Appropriate and effective identification and management of risks including proposed mitigation measures.</text:p>
            <text:p><text:s text:c="3"/>Criteria</text:p>
            <text:p><text:s text:c="3"/>1. Risk Matrix submitted to FCDO for review on a quarterly basis</text:p>
            <text:p><text:s text:c="3"/>2. Demonstrate steps taken to proactively detect and mitigate risks <text:s text:c="39"/>3. Significant changes to the risk assessment and project delivery are reported to FCDO as soon as supplier becomes aware of them</text:p>
          </table:table-cell>
          <table:table-cell office:value-type="string" table:style-name="ce1">
            <text:p>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Centre for Disaster Protection</text:p>
          </table:table-cell>
          <table:table-cell office:value-type="string" table:style-name="ce1">
            <text:p>DAI Global UK Ltd</text:p>
          </table:table-cell>
          <table:table-cell office:value-type="string" table:style-name="ce1">
            <text:p>All key Centre technical and support staff roles (‘Blue’ roles, PDs and SLT) remain filled by appropriately qualified and skilled team members. Vacancies in key roles to last no longer than 12 weeks (after departure of the previous post-holder) and cover to be arranged/sourced through TAF where appropriate.</text:p>
          </table:table-cell>
          <table:table-cell office:value-type="string" table:style-name="ce1">
            <text:p>up to 2 vacancies remained unfilled beyond the specified timeframe, but key tasks and responsibilities effectively covered through DAI team support or TAF interim recruitm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rogramme Management Unit for an Applied Research Programme in High Volume Transport</text:p>
          </table:table-cell>
          <table:table-cell office:value-type="string" table:style-name="ce1">
            <text:p>IMC Worldwide Ltd</text:p>
          </table:table-cell>
          <table:table-cell office:value-type="string" table:style-name="ce1">
            <text:p>At least 95% of all planned activities in the quarter are satisfactorily accomplished. <text:s text:c="2"/>Research output list is submitted quarterly by 30th day after the end of the quarter</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ROJ10011 Independent evaluation contract for the Girls’ Education Challenge Fund Phase II (GEC II)</text:p>
          </table:table-cell>
          <table:table-cell office:value-type="string" table:style-name="ce1">
            <text:p>Tetra Tech International Development</text:p>
          </table:table-cell>
          <table:table-cell office:value-type="string" table:style-name="ce1">
            <text:p>Provider actively captures and shares lessons learned on own performance and has sought to improve on the last reporting period's performance.</text:p>
            <text:p><text:s text:c="3"/>Percentage of KPI is measured by taking in consideration supplier’s achievement in quarterly scoring system done by FCDO:<text:s/></text:p>
            <text:p><text:s text:c="3"/>• 6 = 100% Outstanding delivery with innovation and outstanding execution, well exceeding contractual requirements.</text:p>
            <text:p><text:s text:c="3"/>• 5 = 83% Proactive supplier delivering efficiently and effectively above contractual expectations.</text:p>
            <text:p><text:s text:c="3"/>• 4 = 66% Supplier delivering efficiently and effectively. Very few or no improvements needed.</text:p>
            <text:p><text:s text:c="3"/>• 3 = 50% Most responsibilities are delivered efficiently and effectively. Some improvements should be made.</text:p>
            <text:p><text:s text:c="3"/>• 2 = 33% Some criteria met but significant improvements needed.</text:p>
            <text:p><text:s text:c="3"/>1 = 16% Serious under performance. Not meeting requirements. Immediate and major changes needed</text:p>
            <text:p><text:s text:c="3"/>– KPI description is a summarised version of a more detailed indicator embedded in the contract</text:p>
          </table:table-cell>
          <table:table-cell office:value-type="string" table:style-name="ce1">
            <text:p>83%</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Improved Provincial Economic and Urban Development Planning in KPK (Pakistan) (SEED)</text:p>
          </table:table-cell>
          <table:table-cell office:value-type="string" table:style-name="ce1">
            <text:p>Adam Smith International Ltd</text:p>
          </table:table-cell>
          <table:table-cell office:value-type="string" table:style-name="ce1">
            <text:p>Quality and timeliness of delivery. Quality and timeliness of most meaningful work plan deliverables</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Commercial Agriculture for Smallholders and Agriculture (CASA) Lot 1</text:p>
          </table:table-cell>
          <table:table-cell office:value-type="string" table:style-name="ce1">
            <text:p>NIRAS A/S</text:p>
          </table:table-cell>
          <table:table-cell office:value-type="string" table:style-name="ce1">
            <text:p>Number of concept notes approved for support to SME agribusinesses in target value chains that receive technical assistance to improve their governance, operations, financial management and engagement with investors (cumulative). Percentage is calculated comparing the expected number of concept notes approved for the period against actual number of concept notes approved by the programme</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rogramme addressing unsafe irregular migration</text:p>
          </table:table-cell>
          <table:table-cell office:value-type="string" table:style-name="ce1">
            <text:p>DANISH REFUGEE COUNCIL</text:p>
          </table:table-cell>
          <table:table-cell office:value-type="string" table:style-name="ce1">
            <text:p>Safeguarding, social responsibility and human rights: Robust procedures for the reporting of suspected misconduct, illegal acts or failures to investigate in place</text:p>
          </table:table-cell>
          <table:table-cell office:value-type="string" table:style-name="ce1">
            <text:p>Updated documentation submitted once annuall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hule Bora (Quality Education)</text:p>
          </table:table-cell>
          <table:table-cell office:value-type="string" table:style-name="ce1">
            <text:p>Mott Macdonald Ltd</text:p>
          </table:table-cell>
          <table:table-cell office:value-type="string" table:style-name="ce1">
            <text:p>Quarterly Programme Report submitted to FCDO by the 25th of month following reporting quarter (timeliness), with previous quarter's recommendations actioned (effectiveness) and report of quality standard (format, readability, and content).</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Cross Border Conflict Research Programme Lot 2</text:p>
          </table:table-cell>
          <table:table-cell office:value-type="string" table:style-name="ce1">
            <text:p>Chemonics</text:p>
          </table:table-cell>
          <table:table-cell office:value-type="string" table:style-name="ce1">
            <text:p>KPI2</text:p>
            <text:p><text:s text:c="3"/>Appropriate and effective identification and management of risks including proposed mitigation measures</text:p>
            <text:p><text:s text:c="3"/></text:p>
            <text:p><text:s text:c="3"/>Criteria</text:p>
            <text:p><text:s text:c="3"/>1.<text:tab/>Risk Matrix submitted to FCDO for review on a quarterly basis</text:p>
            <text:p><text:s text:c="3"/>2.<text:tab/>Demonstrate steps taken to proactively detect and mitigate risks<text:s/></text:p>
            <text:p><text:s text:c="3"/>3.<text:tab/>Significant changes to the risk assessment and project delivery are reported to FCDO as soon as supplier becomes aware of them</text:p>
          </table:table-cell>
          <table:table-cell office:value-type="string" table:style-name="ce1">
            <text:p>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Management Agent for Building Resilience in Ethiopia (BRE)</text:p>
          </table:table-cell>
          <table:table-cell office:value-type="string" table:style-name="ce1">
            <text:p>Oxford Policy Management</text:p>
          </table:table-cell>
          <table:table-cell office:value-type="string" table:style-name="ce1">
            <text:p>KPI1: management, strategy and financial. Strong VFM performance as per FCDO economy, efficiency, effectiveness and quality.</text:p>
          </table:table-cell>
          <table:table-cell office:value-type="string" table:style-name="ce1">
            <text:p>4, 5, and 6- meet requirements, good performance and exceeding performance respectivel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AAWAZ II Pakistan - Inclusion, Accountability and</text:p>
          </table:table-cell>
          <table:table-cell office:value-type="string" table:style-name="ce1">
            <text:p>British Council (UK)</text:p>
          </table:table-cell>
          <table:table-cell office:value-type="string" table:style-name="ce1">
            <text:p>Quarterly submission of accurate invoicing and forecast variance within 10% of budget</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Disability Inclusive Development Programme (DID)</text:p>
          </table:table-cell>
          <table:table-cell office:value-type="string" table:style-name="ce1">
            <text:p>Sightsavers</text:p>
          </table:table-cell>
          <table:table-cell office:value-type="string" table:style-name="ce1">
            <text:p>Proportion of DID consortium financial reports that are submitted within 2 working days of the due date.</text:p>
          </table:table-cell>
          <table:table-cell office:value-type="string" table:style-name="ce1">
            <text:p>&gt;=9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CSSF:Global Monitoring, Evaluation and Learning</text:p>
          </table:table-cell>
          <table:table-cell office:value-type="string" table:style-name="ce1">
            <text:p>Integrity Research And Consultancy</text:p>
          </table:table-cell>
          <table:table-cell office:value-type="string" table:style-name="ce1">
            <text:p>% programme expenditure on technical delivery compared to programme management to maximise efficiency in GMEL delivery.</text:p>
          </table:table-cell>
          <table:table-cell office:value-type="string" table:style-name="ce1">
            <text:p>8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P for CSD&amp;UR for Nepal, Lot 2 – NREP</text:p>
          </table:table-cell>
          <table:table-cell office:value-type="string" table:style-name="ce1">
            <text:p>DAI Global UK Ltd</text:p>
          </table:table-cell>
          <table:table-cell office:value-type="string" table:style-name="ce1">
            <text:p>Quarterly project management committee meeting, strategic meeting between NREP management, FCDO and Government of Nepal (Alternative Energy Promotion Centre, Ministry of Energy, Water Resources and Irrigation, Nepal Electricity Authority8581</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ROJ10079, What Works to Prevent Violence: Impact at Scale</text:p>
          </table:table-cell>
          <table:table-cell office:value-type="string" table:style-name="ce1">
            <text:p>International Rescue Committee Inc</text:p>
          </table:table-cell>
          <table:table-cell office:value-type="string" table:style-name="ce1">
            <text:p>Effective financial management</text:p>
          </table:table-cell>
          <table:table-cell office:value-type="string" table:style-name="ce1">
            <text:p>See Comments</text:p>
          </table:table-cell>
          <table:table-cell office:value-type="string" table:style-name="ce1">
            <text:p>Other - Consider returned</text:p>
          </table:table-cell>
          <table:table-cell office:value-type="string" table:style-name="ce1">
            <text:p>Following the finalisation of the FCDO-IRC contract amendment in mid-November 2022, FCDO and the IRC has formalised the PBR approaches and associated Key Performance Indicators (KPIs) for the Implementation phase of the programme. PBR and associated KPIs commence in Q6 (Jan-Mar 2023).</text:p>
          </table:table-cell>
          <table:table-cell table:number-columns-repeated="16375"/>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ROJ10078 Social Protection Technical Assistance Facility</text:p>
          </table:table-cell>
          <table:table-cell office:value-type="string" table:style-name="ce1">
            <text:p>DAI Global UK Ltd</text:p>
          </table:table-cell>
          <table:table-cell office:value-type="string" table:style-name="ce1">
            <text:p>Overall percentage of products generated by STAAR with a user score of 3 or higher</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upporting Pastoralism &amp; Agriculture in Recurrent &amp; Protracted Crises (SPARC)</text:p>
          </table:table-cell>
          <table:table-cell office:value-type="string" table:style-name="ce1">
            <text:p>Cowatersogema International Inc</text:p>
          </table:table-cell>
          <table:table-cell office:value-type="string" table:style-name="ce1">
            <text:p>70 <text:s/>stakeholders collaborating through SPARC networks and interventions</text:p>
          </table:table-cell>
          <table:table-cell office:value-type="string" table:style-name="ce1">
            <text:p>7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Business Case, Design and Implement Accountability in Tanzania (AcT2) Programme</text:p>
          </table:table-cell>
          <table:table-cell office:value-type="string" table:style-name="ce1">
            <text:p>KPMG Advisory Limited</text:p>
          </table:table-cell>
          <table:table-cell office:value-type="string" table:style-name="ce1">
            <text:p>Risk Management: Effective management of the identified and unidentified risks and its implications for the programme during the quarterly reporting period</text:p>
          </table:table-cell>
          <table:table-cell office:value-type="string" table:style-name="ce1">
            <text:p>90% or more of agreed quarterly deliverables are completed to a high standard meeting contractual expectation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Technical Assistance for Implementation of DFID Nepal's National Health Sector Programme 3</text:p>
          </table:table-cell>
          <table:table-cell office:value-type="string" table:style-name="ce1">
            <text:p>Options Consultancy Services Limited</text:p>
          </table:table-cell>
          <table:table-cell office:value-type="string" table:style-name="ce1">
            <text:p>KPI3: Increased number of public facilities reporting disaggregated data using DHIS2 in a timely manner in 2021/22 (baseline value = 68% in 2020/21)</text:p>
          </table:table-cell>
          <table:table-cell office:value-type="string" table:style-name="ce1">
            <text:p>&gt;6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Cities and Infrastructure for Growth (CIG) - Zambia</text:p>
          </table:table-cell>
          <table:table-cell office:value-type="string" table:style-name="ce1">
            <text:p>Cowater UK</text:p>
          </table:table-cell>
          <table:table-cell office:value-type="string" table:style-name="ce1">
            <text:p>(1) Quality and Timeliness of Reporting: Reports are received on or within 14 calendar days of the end of the agreed reporting period;</text:p>
          </table:table-cell>
          <table:table-cell office:value-type="string" table:style-name="ce1">
            <text:p>Reports are received on or within 14 day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Extreme Poverty - Building Evidence for Effective Action</text:p>
          </table:table-cell>
          <table:table-cell office:value-type="string" table:style-name="ce1">
            <text:p>Oxford Policy Management</text:p>
          </table:table-cell>
          <table:table-cell office:value-type="string" table:style-name="ce1">
            <text:p>Appropriate and effective identification and management of risks including proposed mitigation measures:</text:p>
            <text:p><text:s text:c="3"/>1. Risk Matrix submitted to FCDO for review on a quarterly basis</text:p>
            <text:p><text:s text:c="3"/>2. Demonstrate steps taken to proactively detect and mitigate risks<text:s/></text:p>
            <text:p><text:s text:c="3"/>3. Significant changes to the risk assessment and project delivery are reported to FCDO as soon as supplier becomes aware of them - documented via summary emails and action points post quarterly meeting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Delivering Accelerated Family Planning in Pakistan Public Sector Service Delivery</text:p>
          </table:table-cell>
          <table:table-cell office:value-type="string" table:style-name="ce1">
            <text:p>Palladium International Ltd</text:p>
          </table:table-cell>
          <table:table-cell office:value-type="string" table:style-name="ce1">
            <text:p>Comprehensive <text:s/>quarterly progress report submitted <text:s/>45 days after the end of each quarter. Target +/- 2 days</text:p>
          </table:table-cell>
          <table:table-cell office:value-type="string" table:style-name="ce1">
            <text:p>1-2 days’ delay from target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afeguarding Resource and Support Hub</text:p>
          </table:table-cell>
          <table:table-cell office:value-type="string" table:style-name="ce1">
            <text:p>Options Consultancy</text:p>
          </table:table-cell>
          <table:table-cell office:value-type="string" table:style-name="ce1">
            <text:p>The supplier produced regular Quarterly Reports to enable oversight and ensure delivery of activities across the programme. Pass - delivered within 2 business days of due date, demonstrate progress, risk reviews and VfM, Fail – Delivered &gt;2 business days of due date, missing any of progress, risk or VfM updates.</text:p>
          </table:table-cell>
          <table:table-cell office:value-type="string" table:style-name="ce1">
            <text:p>Pa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Global Girls Research Initiative</text:p>
          </table:table-cell>
          <table:table-cell office:value-type="string" table:style-name="ce1">
            <text:p>ODI</text:p>
          </table:table-cell>
          <table:table-cell office:value-type="string" table:style-name="ce1">
            <text:p>2 knowledge products co-written by southern research partners, one of which is led or co-led by a southern research partner</text:p>
          </table:table-cell>
          <table:table-cell office:value-type="string" table:style-name="ce1">
            <text:p>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Jobs and Economic Transformation Programme Ghana (JET)</text:p>
          </table:table-cell>
          <table:table-cell office:value-type="string" table:style-name="ce1">
            <text:p>Palladium International Limited</text:p>
          </table:table-cell>
          <table:table-cell office:value-type="string" table:style-name="ce1">
            <text:p>AR review score. <text:s/>This gives an indication of how the programme is performing against output and outcome indicators as captured in the programme logframe over a period of 1 year.</text:p>
          </table:table-cell>
          <table:table-cell office:value-type="string" table:style-name="ce1">
            <text:p>90% of log frame indicator targets m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Disability Inclusive Development Research Programme - Research Component</text:p>
          </table:table-cell>
          <table:table-cell office:value-type="string" table:style-name="ce1">
            <text:p>London School Of Hygiene And Tropical Medicine</text:p>
          </table:table-cell>
          <table:table-cell office:value-type="string" table:style-name="ce1">
            <text:p>Quarterly progress reports - Quarterly progress reports appropriately highlight impact and achievements of the research and uptake, as well as any significant management issues or developments: <text:s text:c="130"/>1. Progress reports submitted to FCDO for review on a quarterly basis</text:p>
            <text:p><text:s text:c="3"/>2. Reports demonstrate impact and achievements of the research and uptake</text:p>
            <text:p><text:s text:c="3"/>3. Reports proactively highlight significant management issues or challenges when relevant</text:p>
          </table:table-cell>
          <table:table-cell office:value-type="string" table:style-name="ce1">
            <text:p>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topping Abuse and Female Exploitation (SAFE) Programme: Zimbabwe</text:p>
          </table:table-cell>
          <table:table-cell office:value-type="string" table:style-name="ce1">
            <text:p>Ecorys UK Ltd</text:p>
          </table:table-cell>
          <table:table-cell office:value-type="string" table:style-name="ce1">
            <text:p>Ecorys realises satisfactory VFM in programme delivery and provides evidence of deliberate efforts to ensure VFM through adaptation and related cost-savings measured through adherence to the SAFE Communities VFM framework and indicators established during the inception phase and reviewed during the implementation phase.</text:p>
          </table:table-cell>
          <table:table-cell office:value-type="string" table:style-name="ce1">
            <text:p>90% of the VFM indicators and milestones are delivered on time and of good quality</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Implementation of the Multi-stakeholder Forestry Programme Phase 4 (MFP4)</text:p>
          </table:table-cell>
          <table:table-cell office:value-type="string" table:style-name="ce1">
            <text:p>Palladium International Limited</text:p>
          </table:table-cell>
          <table:table-cell office:value-type="string" table:style-name="ce1">
            <text:p>KPI1 (VfM and Governance): Programme management, strategy and financial. VFM performance including <text:s/>efficiency, effectiveness and quality.</text:p>
          </table:table-cell>
          <table:table-cell office:value-type="string" table:style-name="ce1">
            <text:p>Pa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Leave no one behind: Mental Health &amp; Disability (MH&amp;D) Ghana</text:p>
          </table:table-cell>
          <table:table-cell office:value-type="string" table:style-name="ce1">
            <text:p>Options Consultancy Services Limited</text:p>
          </table:table-cell>
          <table:table-cell office:value-type="string" table:style-name="ce1">
            <text:p>Effective risk management: risk register is held and reviewed every quarter, mitigations are present for each risk and risks are escalated where applicable.<text:s text:c="2"/></text:p>
            <text:p><text:s text:c="3"/>(Data source: A statement of assurance from Partner)</text:p>
          </table:table-cell>
          <table:table-cell office:value-type="string" table:style-name="ce1">
            <text:p>100% of risks are being managed effectively (mitigations in place, reviewed regularly, and escalated)</text:p>
            <text:p><text:s text:c="3"/>MANDATOR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P for implementing GEGP for Papua Provinces in Indonesia</text:p>
          </table:table-cell>
          <table:table-cell office:value-type="string" table:style-name="ce1">
            <text:p>LTS International Ltd</text:p>
          </table:table-cell>
          <table:table-cell office:value-type="string" table:style-name="ce1">
            <text:p>Public Funds Leveraged <text:s/>to Support Targeted Value Chains</text:p>
          </table:table-cell>
          <table:table-cell office:value-type="string" table:style-name="ce1">
            <text:p>IDR 5,965,820,000.00</text:p>
          </table:table-cell>
          <table:table-cell office:value-type="string" table:style-name="ce1">
            <text:p>Other - Consider returned</text:p>
          </table:table-cell>
          <table:table-cell office:value-type="string" table:style-name="ce1">
            <text:p>The programme has been able to achieve and exceeded the overall target of the entire programme lifetime in Q4 21/22; hence, no further efforts/works have been conducted afterwards.</text:p>
          </table:table-cell>
          <table:table-cell table:number-columns-repeated="16375"/>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Tax Systems Transformation Programme</text:p>
          </table:table-cell>
          <table:table-cell office:value-type="string" table:style-name="ce1">
            <text:p>Cowatersogema International Inc</text:p>
          </table:table-cell>
          <table:table-cell office:value-type="string" table:style-name="ce1">
            <text:p>KPI2 Accurate and timely forecasting and invoicing</text:p>
            <text:p><text:s text:c="3"/>Pass - Quarterly reported spend is within 5% variance of forecast for next quarter submitted by the last day of the previous quarter, reviewed monthly by FCDO. Invoices submitted in line with agreed invoicing calendar.<text:s/></text:p>
            <text:p><text:s text:c="3"/>Quarterly reported spend is outside 5% variance of forecast. Quarterly forecast for next quarter not submitted by the last day of the previous quarter, and therefore not reviewed monthly by FCDO. Invoices not submitted in line with agreed invoicing calendar.</text:p>
          </table:table-cell>
          <table:table-cell office:value-type="string" table:style-name="ce1">
            <text:p>Pa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RAP3 Mugu-Humla Link Road Project, Nepal</text:p>
          </table:table-cell>
          <table:table-cell office:value-type="string" table:style-name="ce1">
            <text:p>IMC Worldwide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3186/documents</text:p>
          </table:table-cell>
          <table:table-cell table:number-columns-repeated="16375"/>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Good Governance Fund (GGF) Programme Management Unit (PMU)</text:p>
          </table:table-cell>
          <table:table-cell office:value-type="string" table:style-name="ce1">
            <text:p>Alinea International Ltd.</text:p>
          </table:table-cell>
          <table:table-cell office:value-type="string" table:style-name="ce1">
            <text:p>Reporting: Consolidated, high-quality 3 x quarterly reports and 1 annual report, covering both programme and country levels are received by the agreed deadline without major revisions being made and without omissions; FCDO assesses that these reflect in full the elements as per agreed reporting structure.</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Reducing Insecurity and Violent extremism in Northern and Coastal regions of Kenya (RE-INVENT) Prog</text:p>
          </table:table-cell>
          <table:table-cell office:value-type="string" table:style-name="ce1">
            <text:p>Tetra Tech International Development</text:p>
          </table:table-cell>
          <table:table-cell office:value-type="string" table:style-name="ce1">
            <text:p>Supplier maintains invoice value within 5% variance of forecast</text:p>
          </table:table-cell>
          <table:table-cell office:value-type="string" table:style-name="ce1">
            <text:p>&lt;5%</text:p>
          </table:table-cell>
          <table:table-cell office:value-type="string" table:style-name="ce1">
            <text:p>Other - Consider returned</text:p>
          </table:table-cell>
          <table:table-cell office:value-type="string" table:style-name="ce1">
            <text:p>The variance was not calculated, as an exception as a forecast was not prepared, pending confirmation of a budget cut from FCDO. Spend for the Quarter was £498,817.82 which was reported against a nil forecast. A lower than expected allocation was given by FCDO on 15th December and a forecast could not be prepared until discussions had been finalised about activity prioritisation.</text:p>
          </table:table-cell>
          <table:table-cell table:number-columns-repeated="16375"/>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Multi-stakeholder Forest Governance and Accountability Project (MFGAP), Liberia</text:p>
          </table:table-cell>
          <table:table-cell office:value-type="string" table:style-name="ce1">
            <text:p>Palladium International Limited</text:p>
          </table:table-cell>
          <table:table-cell office:value-type="string" table:style-name="ce1">
            <text:p>Demonstrable increase in the capacity of LRA, MoJ and at least one other government agency involved in TLAS, relative to the baselines described in the Forward Planner and Lessons Learned report. (5% of fee)</text:p>
            <text:p><text:s text:c="3"/></text:p>
            <text:p><text:s text:c="3"/>Indicator:</text:p>
            <text:p><text:s text:c="3"/>•<text:tab/>LRA: Staff members increased capacity for scaling and pricing/grading<text:s text:c="2"/></text:p>
            <text:p><text:s text:c="3"/>•<text:tab/>MIA: conflict resolution (ADR) at local level; linkage between MIA local leadership structures and whistleblowing mechanisms to LVD auditors</text:p>
            <text:p><text:s text:c="3"/>•<text:tab/>MoJ: increase in compliance and enforcement activities from MoJ (e.g. investigations, litigation and regulatory procedures put in place)</text:p>
          </table:table-cell>
          <table:table-cell office:value-type="string" table:style-name="ce1">
            <text:p>100%</text:p>
            <text:p><text:s text:c="3"/>Support services for achieving this indicator are on track, relative to agreed work pla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afeguarding Resource and Support Hub</text:p>
          </table:table-cell>
          <table:table-cell office:value-type="string" table:style-name="ce1">
            <text:p>Options Consultancy</text:p>
          </table:table-cell>
          <table:table-cell office:value-type="string" table:style-name="ce1">
            <text:p>The number of primary products produced by RSH (translated, contextualised, and total overall products) disaggregated by type and hub country.</text:p>
          </table:table-cell>
          <table:table-cell office:value-type="string" table:style-name="ce1">
            <text:p>Good: 95% of agreed target for the quart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trengthening Education Systems for Improved Learning</text:p>
          </table:table-cell>
          <table:table-cell office:value-type="string" table:style-name="ce1">
            <text:p>Mott Macdonald Ltd</text:p>
          </table:table-cell>
          <table:table-cell office:value-type="string" table:style-name="ce1">
            <text:p>FLL impact assessment disseminated to MoES.</text:p>
          </table:table-cell>
          <table:table-cell office:value-type="string" table:style-name="ce1">
            <text:p>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SRP- Support to the Palestinian Authority to Build Stability, Deliver Services, Promote Reform in OPT</text:p>
          </table:table-cell>
          <table:table-cell office:value-type="string" table:style-name="ce1">
            <text:p>Tetra Tech International Development</text:p>
          </table:table-cell>
          <table:table-cell office:value-type="string" table:style-name="ce1">
            <text:p>Maximising value for money: an updated value for money assessment should be submitted with the supplier quarterly reports to indicate that the supplier has proactively sought out and (where possible) implemented opportunities to deliver the project more efficiently, effectively or economically in the quarter under review. Scoring is evaluated as follows: if the quarterly VfM assessment evidences the identification of at least 3 new opportunities for the year of which at least 3 new opportunities are being implemented then the KPI scores 6. If the quarterly VfM assessment evidences identification of at least 2 new opportunities for the year of which 1 is being implemented then the KPI scores 3. If no new opportunities are identified, the KPI scores 0.</text:p>
          </table:table-cell>
          <table:table-cell office:value-type="string" table:style-name="ce1">
            <text:p>3 annual VfM opportunities identified, out of which at least 2 are being implement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F - <text:s/>South East Asia - Global Health Programme</text:p>
          </table:table-cell>
          <table:table-cell office:value-type="string" table:style-name="ce1">
            <text:p>PricewaterhouseCoopers LLP</text:p>
          </table:table-cell>
          <table:table-cell office:value-type="string" table:style-name="ce1">
            <text:p>The supplier and its supply chain shall ensure 80% or more Milestones are completed by agreed due dates within the assessment quarter</text:p>
          </table:table-cell>
          <table:table-cell office:value-type="string" table:style-name="ce1">
            <text:p>&gt;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BRILHO - Energy Africa Mozambique</text:p>
          </table:table-cell>
          <table:table-cell office:value-type="string" table:style-name="ce1">
            <text:p>SNV Netherlands Development Organisation</text:p>
          </table:table-cell>
          <table:table-cell office:value-type="string" table:style-name="ce1">
            <text:p>Quarterly reported spend is within 5% variance of forecast and deviations does not exceed 5% - both based on the forecast reviewed and submitted every quarter. Utilisation of approved annual budget is within the 95% mark. Reports and invoices are submitted in line with the agreed calendar.</text:p>
          </table:table-cell>
          <table:table-cell office:value-type="string" table:style-name="ce1">
            <text:p>&lt;5% Variance<text:s/></text:p>
            <text:p><text:s text:c="3"/>95% Utilisation Budget</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ub-National Governance Programme II (SNG II)</text:p>
          </table:table-cell>
          <table:table-cell office:value-type="string" table:style-name="ce1">
            <text:p>Oxford Policy Management</text:p>
          </table:table-cell>
          <table:table-cell office:value-type="string" table:style-name="ce1">
            <text:p>Financial management and forecasts are managed timely, achieve +/- 5% variance with the latest approved annual forecast.</text:p>
          </table:table-cell>
          <table:table-cell office:value-type="string" table:style-name="ce1">
            <text:p>Timely and accurate submission of monthly forecast and invoices, achieving of <text:s/>+/- 5% variance of yearly forecas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Improving Water Security for Poor People – Research (IWSP)</text:p>
          </table:table-cell>
          <table:table-cell office:value-type="string" table:style-name="ce1">
            <text:p>Oxford University</text:p>
          </table:table-cell>
          <table:table-cell office:value-type="string" table:style-name="ce1">
            <text:p>Satisfactory Progress as per Annual Review</text:p>
          </table:table-cell>
          <table:table-cell office:value-type="string" table:style-name="ce1">
            <text:p>A</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ROJ10028: Better Assistance in Crises (BASIC) Research</text:p>
          </table:table-cell>
          <table:table-cell office:value-type="string" table:style-name="ce1">
            <text:p>The Institute Of Development Studies</text:p>
          </table:table-cell>
          <table:table-cell office:value-type="string" table:style-name="ce1">
            <text:p>Timeliness of output (within 5 days of planned delivery date).</text:p>
            <text:p><text:s text:c="3"/>5 - Delivered within 5 working days of planned delivery date OR within time period agreed if<text:s/></text:p>
            <text:p><text:s text:c="3"/>exceptional criteria apply. (last working day of quarter for outputs and 10 working days after last<text:s/></text:p>
            <text:p><text:s text:c="3"/>working day of quarter for reports)</text:p>
            <text:p><text:s text:c="3"/>4 - Delivered within 10 days of planned delivery date (and FCDO were informed of expected delay 5<text:s/></text:p>
            <text:p><text:s text:c="3"/>working days prior to original delivery date)</text:p>
            <text:p><text:s text:c="3"/>3 – Delivered within 10 days of planned delivery date (and FCDO were not informed within 5 working<text:s/></text:p>
            <text:p><text:s text:c="3"/>days prior to original delivery date)</text:p>
            <text:p><text:s text:c="3"/>2 – Delivered within 15 days of planned delivery date.<text:s/></text:p>
            <text:p><text:s text:c="3"/>1 - Delivered within 20 days of planned delivery date delivery</text:p>
          </table:table-cell>
          <table:table-cell office:value-type="string" table:style-name="ce1">
            <text:p>Delivered within 5 working days of planned delivery date OR within time period agreed if exceptional criteria apply. (last working day of quarter for outputs and 10 working days after last working day of quarter for repor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PF - South Africa - Global Trade Capacity Building Programme</text:p>
          </table:table-cell>
          <table:table-cell office:value-type="string" table:style-name="ce1">
            <text:p>DAI Global UK Ltd</text:p>
          </table:table-cell>
          <table:table-cell office:value-type="string" table:style-name="ce1">
            <text:p>Actions resolved 20 days as agreed with Authority</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Sub-National Governance Programme II (SNG II)</text:p>
          </table:table-cell>
          <table:table-cell office:value-type="string" table:style-name="ce1">
            <text:p>Oxford Policy Management</text:p>
          </table:table-cell>
          <table:table-cell office:value-type="string" table:style-name="ce1">
            <text:p>Quality of deliverables meets the needs of the Governments of Khyber Pakhtunkhwa and Punjab. This will be based upon the Provincial Steering Committee’s feedback.</text:p>
          </table:table-cell>
          <table:table-cell office:value-type="string" table:style-name="ce1">
            <text:p>Satisfactory feedback</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FCDO</text:p>
          </table:table-cell>
          <table:table-cell table:style-name="ce1"/>
          <table:table-cell office:value-type="string" table:style-name="ce1">
            <text:p>Commercial Agriculture for Smallholders and Agribusiness Lot 2 (CASA)</text:p>
          </table:table-cell>
          <table:table-cell office:value-type="string" table:style-name="ce1">
            <text:p>TechnoServe Incorporated</text:p>
          </table:table-cell>
          <table:table-cell office:value-type="string" table:style-name="ce1">
            <text:p>No. of projects supported by the CASA TAF. Percentage is calculated comparing the expected number of investor led activities for the period against actual number of investor led activitie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DIO</text:p>
          </table:table-cell>
          <table:table-cell office:value-type="string" table:style-name="ce1">
            <text:p>NPS Retained Services</text:p>
          </table:table-cell>
          <table:table-cell office:value-type="string" table:style-name="ce1">
            <text:p>Accenture</text:p>
          </table:table-cell>
          <table:table-cell office:value-type="string" table:style-name="ce1">
            <text:p>The following percentage of Contract FTEs identified for each Contract Year will be comprised of persons who were recruited via a NEET (person who is not education, employment or training) Recruitment Avenue.<text:s/></text:p>
          </table:table-cell>
          <table:table-cell office:value-type="string" table:style-name="ce1">
            <text:p>1%</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DIO</text:p>
          </table:table-cell>
          <table:table-cell office:value-type="string" table:style-name="ce1">
            <text:p>WAN Services Renewal</text:p>
          </table:table-cell>
          <table:table-cell office:value-type="string" table:style-name="ce1">
            <text:p>British Telecommunications PLC</text:p>
          </table:table-cell>
          <table:table-cell office:value-type="string" table:style-name="ce1">
            <text:p>Network availability % for Resilient Sites</text:p>
          </table:table-cell>
          <table:table-cell office:value-type="string" table:style-name="ce1">
            <text:p>&gt;=9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DIO</text:p>
          </table:table-cell>
          <table:table-cell office:value-type="string" table:style-name="ce1">
            <text:p>ETMP and EOPS Run and Associated Change Services</text:p>
          </table:table-cell>
          <table:table-cell office:value-type="string" table:style-name="ce1">
            <text:p>CAPGEMINI</text:p>
          </table:table-cell>
          <table:table-cell office:value-type="string" table:style-name="ce1">
            <text:p>Availability Management</text:p>
            <text:p/>
            <text:p>The intent for the Services is to maximise the amount of time for which all aspects of the Services are available for use by users/available to other solutions.<text:s/></text:p>
            <text:p/>
          </table:table-cell>
          <table:table-cell office:value-type="string" table:style-name="ce1">
            <text:p>Availability target of 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orporate Services</text:p>
          </table:table-cell>
          <table:table-cell office:value-type="string" table:style-name="ce1">
            <text:p>VEHICLE LEASE AND FLEET MANAGEMENT - SR257312334 (CW)</text:p>
          </table:table-cell>
          <table:table-cell office:value-type="string" table:style-name="ce1">
            <text:p>KINTO UK LIMITED</text:p>
          </table:table-cell>
          <table:table-cell office:value-type="string" table:style-name="ce1">
            <text:p>Average attendance of breakdowns, assistance &amp; recovery within 2 hours of contact (including percentage of vehicles fixed at roadside)</text:p>
          </table:table-cell>
          <table:table-cell office:value-type="string" table:style-name="ce1">
            <text:p>83.75%</text:p>
          </table:table-cell>
          <table:table-cell office:value-type="string" table:style-name="ce1">
            <text:p>Requires Improvement</text:p>
          </table:table-cell>
          <table:table-cell office:value-type="string" table:style-name="ce1">
            <text:p>RAC have been under huge constraints, industry wide impact not exclusive to supplier. <text:s/>Recruitment, weather and significant increase in breakdowns (40%) has impacted overall performance. <text:s/>Supplier is under review with alternative breakdown solutions being reviewed.</text:p>
          </table:table-cell>
          <table:table-cell table:number-columns-repeated="16375"/>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orporate Services</text:p>
          </table:table-cell>
          <table:table-cell office:value-type="string" table:style-name="ce1">
            <text:p>VEHICLE LEASE AND FLEET MANAGEMENT - SR257312334 (CW)</text:p>
          </table:table-cell>
          <table:table-cell office:value-type="string" table:style-name="ce1">
            <text:p>KINTO UK LIMITED</text:p>
          </table:table-cell>
          <table:table-cell office:value-type="string" table:style-name="ce1">
            <text:p>Daily average off-road time over the 1 day tolerance for scheduled Service, Maintenance or Repair of a vehicle.</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table:style-name="ce1"/>
          <table:table-cell office:value-type="string" table:style-name="ce1">
            <text:p>Support and maintenance of the Corporation Tax (COTAX) technical services</text:p>
          </table:table-cell>
          <table:table-cell office:value-type="string" table:style-name="ce1">
            <text:p>CAPGEMINI</text:p>
          </table:table-cell>
          <table:table-cell office:value-type="string" table:style-name="ce1">
            <text:p>Non-chargeable people-hours for community initiatives.</text:p>
          </table:table-cell>
          <table:table-cell office:value-type="string" table:style-name="ce1">
            <text:p>≥ 6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table:style-name="ce1"/>
          <table:table-cell office:value-type="string" table:style-name="ce1">
            <text:p>Child Benefit Service <text:s/>Real Time Information Core</text:p>
          </table:table-cell>
          <table:table-cell office:value-type="string" table:style-name="ce1">
            <text:p>CAPGEMINI</text:p>
          </table:table-cell>
          <table:table-cell office:value-type="string" table:style-name="ce1">
            <text:p>Non-chargeable people-hours for community initiativ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orporate Services</text:p>
          </table:table-cell>
          <table:table-cell office:value-type="string" table:style-name="ce1">
            <text:p>Debt Resolution Service</text:p>
          </table:table-cell>
          <table:table-cell office:value-type="string" table:style-name="ce1">
            <text:p>TDX Group Ltd</text:p>
          </table:table-cell>
          <table:table-cell office:value-type="string" table:style-name="ce1">
            <text:p>Upheld Customer Complaints. Less than 80 per month at all times</text:p>
          </table:table-cell>
          <table:table-cell office:value-type="string" table:style-name="ce1">
            <text:p>0 failures of the SL threshold in any 12-month rolling perio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table:style-name="ce1"/>
          <table:table-cell office:value-type="string" table:style-name="ce1">
            <text:p>Application Testing Services (ATS)</text:p>
          </table:table-cell>
          <table:table-cell office:value-type="string" table:style-name="ce1">
            <text:p>ATOS IT Services UK Limited</text:p>
          </table:table-cell>
          <table:table-cell office:value-type="string" table:style-name="ce1">
            <text:p>Tackling Economic Quality - Number of people-hours spent supporting local community integration. Annual target ios 3000 hrs.</text:p>
          </table:table-cell>
          <table:table-cell office:value-type="string" table:style-name="ce1">
            <text:p>&gt;300 hrs</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DIO</text:p>
          </table:table-cell>
          <table:table-cell office:value-type="string" table:style-name="ce1">
            <text:p>CEP Telephony Services (Lot 1 Core Telephony, Carrier Services, Systems Integration)</text:p>
          </table:table-cell>
          <table:table-cell office:value-type="string" table:style-name="ce1">
            <text:p>CAPGEMINI</text:p>
          </table:table-cell>
          <table:table-cell office:value-type="string" table:style-name="ce1">
            <text:p>Core Service Availability</text:p>
          </table:table-cell>
          <table:table-cell office:value-type="string" table:style-name="ce1">
            <text:p>&gt;=99.99%</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orporate Services</text:p>
          </table:table-cell>
          <table:table-cell office:value-type="string" table:style-name="ce1">
            <text:p>CCR 447 Replacement of Existing DDC DOS 2 Contracts</text:p>
          </table:table-cell>
          <table:table-cell office:value-type="string" table:style-name="ce1">
            <text:p>ATOS IT Services UK Limited</text:p>
          </table:table-cell>
          <table:table-cell office:value-type="string" table:style-name="ce1">
            <text:p>Provide required resources within 20 business days of request</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DIO</text:p>
          </table:table-cell>
          <table:table-cell office:value-type="string" table:style-name="ce1">
            <text:p>VPaaS Services Agreement</text:p>
          </table:table-cell>
          <table:table-cell office:value-type="string" table:style-name="ce1">
            <text:p>FUJITSU SERVICES LTD</text:p>
          </table:table-cell>
          <table:table-cell office:value-type="string" table:style-name="ce1">
            <text:p>System Availability – of VPaaS infrastructure environment in use for CHIEF IES Live (production)</text:p>
          </table:table-cell>
          <table:table-cell office:value-type="string" table:style-name="ce1">
            <text:p>&gt;=99.5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DIO</text:p>
          </table:table-cell>
          <table:table-cell office:value-type="string" table:style-name="ce1">
            <text:p>Core Business Platform Support and Maintenance Services - SR685055970</text:p>
          </table:table-cell>
          <table:table-cell office:value-type="string" table:style-name="ce1">
            <text:p>CAPGEMINI UK PLC</text:p>
          </table:table-cell>
          <table:table-cell office:value-type="string" table:style-name="ce1">
            <text:p>Commit and utilise a dedicated 'social value fund' to deliver a range of social value activity at the Supplier's cost in support of the Social Value Model themes and outcomes.</text:p>
          </table:table-cell>
          <table:table-cell office:value-type="string" table:style-name="ce1">
            <text:p>≥£133,333</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Estates</text:p>
          </table:table-cell>
          <table:table-cell office:value-type="string" table:style-name="ce1">
            <text:p>HMRC Soft FM Services Central SR (NA)</text:p>
          </table:table-cell>
          <table:table-cell office:value-type="string" table:style-name="ce1">
            <text:p>Sodexo Limited</text:p>
          </table:table-cell>
          <table:table-cell office:value-type="string" table:style-name="ce1">
            <text:p>Full compliance of all Planned Activities including deep cleaning, with all activities completed to specified target dates as detailed within the Planned Activity schedule on the CAFM system by the Soft FM Supplier</text:p>
          </table:table-cell>
          <table:table-cell office:value-type="string" table:style-name="ce1">
            <text:p>100.0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Estates</text:p>
          </table:table-cell>
          <table:table-cell office:value-type="string" table:style-name="ce1">
            <text:p>Newcastle Estate Partnership (PFI)</text:p>
          </table:table-cell>
          <table:table-cell office:value-type="string" table:style-name="ce1">
            <text:p>Newcastle Estate Partnership</text:p>
          </table:table-cell>
          <table:table-cell office:value-type="string" table:style-name="ce1">
            <text:p>Availability Regime: 100% availability of Office accommodation for Business use by Building occupants.</text:p>
          </table:table-cell>
          <table:table-cell office:value-type="string" table:style-name="ce1">
            <text:p>100.0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Estates</text:p>
          </table:table-cell>
          <table:table-cell office:value-type="string" table:style-name="ce1">
            <text:p>Soft FM in the Newcastle Estate- SR93079100</text:p>
          </table:table-cell>
          <table:table-cell office:value-type="string" table:style-name="ce1">
            <text:p>Servest Group</text:p>
          </table:table-cell>
          <table:table-cell office:value-type="string" table:style-name="ce1">
            <text:p>All requests will be responded to within the required timeframe and required standard as detailed within the Service Level Agreement</text:p>
          </table:table-cell>
          <table:table-cell office:value-type="string" table:style-name="ce1">
            <text:p>100.0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FIS</text:p>
          </table:table-cell>
          <table:table-cell office:value-type="string" table:style-name="ce1">
            <text:p>HMRC Airwave Solutions Radios contract</text:p>
          </table:table-cell>
          <table:table-cell office:value-type="string" table:style-name="ce1">
            <text:p>AIRWAVE SOLUTIONS LTD</text:p>
          </table:table-cell>
          <table:table-cell office:value-type="string" table:style-name="ce1">
            <text:p>Network availability % at all sites 24/7</text:p>
          </table:table-cell>
          <table:table-cell office:value-type="string" table:style-name="ce1">
            <text:p>&gt;=99.74%</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Estates</text:p>
          </table:table-cell>
          <table:table-cell office:value-type="string" table:style-name="ce1">
            <text:p>HMRC Soft FM North Area SR124080136</text:p>
          </table:table-cell>
          <table:table-cell office:value-type="string" table:style-name="ce1">
            <text:p>Servest Group</text:p>
          </table:table-cell>
          <table:table-cell office:value-type="string" table:style-name="ce1">
            <text:p>Reactive events will be responded to in compliance with FM delivery response times and service standards<text:s/></text:p>
          </table:table-cell>
          <table:table-cell office:value-type="string" table:style-name="ce1">
            <text:p>100.0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table:style-name="ce1"/>
          <table:table-cell office:value-type="string" table:style-name="ce1">
            <text:p>Application Testing Services (ATS)</text:p>
          </table:table-cell>
          <table:table-cell office:value-type="string" table:style-name="ce1">
            <text:p>ATOS IT Services UK Limited</text:p>
          </table:table-cell>
          <table:table-cell office:value-type="string" table:style-name="ce1">
            <text:p>10.2 Number of days project in status ‘Red’ for testing<text:s/></text:p>
          </table:table-cell>
          <table:table-cell office:value-type="string" table:style-name="ce1">
            <text:p>1</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DIO</text:p>
          </table:table-cell>
          <table:table-cell office:value-type="string" table:style-name="ce1">
            <text:p>SR284086718 -Crown Hosting Run</text:p>
          </table:table-cell>
          <table:table-cell office:value-type="string" table:style-name="ce1">
            <text:p>FUJITSU SERVICES LTD</text:p>
          </table:table-cell>
          <table:table-cell office:value-type="string" table:style-name="ce1">
            <text:p>P2 Incident Resolution</text:p>
            <text:p>The time taken to resolve an incident based on the priority of incident. A P2 priority incident has a resolution time of 8 hours</text:p>
            <text:p/>
          </table:table-cell>
          <table:table-cell office:value-type="string" table:style-name="ce1">
            <text:p>&lt;=2 fail targe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DIO</text:p>
          </table:table-cell>
          <table:table-cell office:value-type="string" table:style-name="ce1">
            <text:p>SR284086718 -Crown Hosting Run</text:p>
          </table:table-cell>
          <table:table-cell office:value-type="string" table:style-name="ce1">
            <text:p>FUJITSU SERVICES LTD</text:p>
          </table:table-cell>
          <table:table-cell office:value-type="string" table:style-name="ce1">
            <text:p>P1 Incident Resolution</text:p>
            <text:p>The time taken to resolve an incident based on the priority of incident. A P1 priority incident has a resolution time of 4 hours</text:p>
            <text:p/>
          </table:table-cell>
          <table:table-cell office:value-type="string" table:style-name="ce1">
            <text:p>&lt;=1 fail targe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DIO</text:p>
          </table:table-cell>
          <table:table-cell office:value-type="string" table:style-name="ce1">
            <text:p>Trader Support services</text:p>
          </table:table-cell>
          <table:table-cell office:value-type="string" table:style-name="ce1">
            <text:p>Fujitsu</text:p>
          </table:table-cell>
          <table:table-cell office:value-type="string" table:style-name="ce1">
            <text:p>Contact Centre Availability The Contact Centre is capable of accepting telephone calls from and making calls to Users during the Operating Hours. (07:30 - 22:30 x 365)</text:p>
          </table:table-cell>
          <table:table-cell office:value-type="string" table:style-name="ce1">
            <text:p>&gt;=99.9%</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Estates</text:p>
          </table:table-cell>
          <table:table-cell office:value-type="string" table:style-name="ce1">
            <text:p>HMRC Hard FM South Area SR124070642</text:p>
          </table:table-cell>
          <table:table-cell office:value-type="string" table:style-name="ce1">
            <text:p>SES (Engineering Services) Ltd</text:p>
          </table:table-cell>
          <table:table-cell office:value-type="string" table:style-name="ce1">
            <text:p>Full compliance of all PPM activities, with all activities completed to specified anniversary dates as detailed within the Planned Preventative Maintenance Schedule on the CAFM system -</text:p>
          </table:table-cell>
          <table:table-cell office:value-type="string" table:style-name="ce1">
            <text:p>95.0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Estates</text:p>
          </table:table-cell>
          <table:table-cell office:value-type="string" table:style-name="ce1">
            <text:p>HMRC Hard FM Central Area SR ( NA)</text:p>
          </table:table-cell>
          <table:table-cell office:value-type="string" table:style-name="ce1">
            <text:p>Servest Group</text:p>
          </table:table-cell>
          <table:table-cell office:value-type="string" table:style-name="ce1">
            <text:p>Respond to reactive breakdowns in compliance with FM Delivery Response Times and Service Standards</text:p>
          </table:table-cell>
          <table:table-cell office:value-type="string" table:style-name="ce1">
            <text:p>95.0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Estates</text:p>
          </table:table-cell>
          <table:table-cell office:value-type="string" table:style-name="ce1">
            <text:p>Security Services</text:p>
          </table:table-cell>
          <table:table-cell office:value-type="string" table:style-name="ce1">
            <text:p>Mitie</text:p>
          </table:table-cell>
          <table:table-cell office:value-type="string" table:style-name="ce1">
            <text:p>In collaboration with HMRC Estates Security team, develop, implement and maintain Security Services Operational Protocols, Service Delivery Plans and Physical Security Risks Assessments at HMRC locations.</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Estates</text:p>
          </table:table-cell>
          <table:table-cell office:value-type="string" table:style-name="ce1">
            <text:p>Soft FM in the Newcastle Estate- SR93079100</text:p>
          </table:table-cell>
          <table:table-cell office:value-type="string" table:style-name="ce1">
            <text:p>Servest Group</text:p>
          </table:table-cell>
          <table:table-cell office:value-type="string" table:style-name="ce1">
            <text:p>Compliance with all relevant Statutory and Legislative Waste Regulation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DIO</text:p>
          </table:table-cell>
          <table:table-cell office:value-type="string" table:style-name="ce1">
            <text:p>WAN Services Renewal</text:p>
          </table:table-cell>
          <table:table-cell office:value-type="string" table:style-name="ce1">
            <text:p>British Telecommunications PLC</text:p>
          </table:table-cell>
          <table:table-cell office:value-type="string" table:style-name="ce1">
            <text:p>Service Desk Availability %</text:p>
          </table:table-cell>
          <table:table-cell office:value-type="string" table:style-name="ce1">
            <text:p>&gt;=99.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DIO</text:p>
          </table:table-cell>
          <table:table-cell office:value-type="string" table:style-name="ce1">
            <text:p>NPS Retained Services</text:p>
          </table:table-cell>
          <table:table-cell office:value-type="string" table:style-name="ce1">
            <text:p>Accenture</text:p>
          </table:table-cell>
          <table:table-cell office:value-type="string" table:style-name="ce1">
            <text:p>Problem Management Resolution</text:p>
            <text:p/>
            <text:p>The intent for the Services is to reasonably minimise the time taken to resolve and rectify problems, based on their priority.</text:p>
            <text:p/>
          </table:table-cell>
          <table:table-cell office:value-type="string" table:style-name="ce1">
            <text:p>Priority 1 &amp; 2</text:p>
            <text:p>Resolved within 3 Calendar months</text:p>
            <text:p/>
            <text:p>Priority 3&amp;4</text:p>
            <text:p>Resolved within 6 Calendar months</text:p>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orporate Services</text:p>
          </table:table-cell>
          <table:table-cell office:value-type="string" table:style-name="ce1">
            <text:p>Debt Resolution Service</text:p>
          </table:table-cell>
          <table:table-cell office:value-type="string" table:style-name="ce1">
            <text:p>TDX Group Ltd</text:p>
          </table:table-cell>
          <table:table-cell office:value-type="string" table:style-name="ce1">
            <text:p>Accurate Pay over of Customers funds and customer account details to HMRC. Weekly at all times = 100%</text:p>
          </table:table-cell>
          <table:table-cell office:value-type="string" table:style-name="ce1">
            <text:p>0 failures of the Performance Measure in any 12-month rolling perio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DIO</text:p>
          </table:table-cell>
          <table:table-cell office:value-type="string" table:style-name="ce1">
            <text:p>CEP Telephony Services (Lot 1 Core Telephony, Carrier Services, Systems Integration)</text:p>
          </table:table-cell>
          <table:table-cell office:value-type="string" table:style-name="ce1">
            <text:p>CAPGEMINI</text:p>
          </table:table-cell>
          <table:table-cell office:value-type="string" table:style-name="ce1">
            <text:p>Outbound Dialler/Campaign Telephony Service Availability</text:p>
          </table:table-cell>
          <table:table-cell office:value-type="string" table:style-name="ce1">
            <text:p>&gt;=99.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orporate Services</text:p>
          </table:table-cell>
          <table:table-cell office:value-type="string" table:style-name="ce1">
            <text:p>HMRC Scanning Services</text:p>
          </table:table-cell>
          <table:table-cell office:value-type="string" table:style-name="ce1">
            <text:p>Restore Digital Ltd</text:p>
          </table:table-cell>
          <table:table-cell office:value-type="string" table:style-name="ce1">
            <text:p>Structured Mail Scanning</text:p>
            <text:p>Correspondence received by 2pm is successfully scanned and delivered to HMRC by 2am the following operational business day</text:p>
          </table:table-cell>
          <table:table-cell office:value-type="string" table:style-name="ce1">
            <text:p>?99.90% of successfully scanned images are delivered on the operational business day immediately following the Relevant Operational Business Da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DIO</text:p>
          </table:table-cell>
          <table:table-cell office:value-type="string" table:style-name="ce1">
            <text:p>Trader Support services</text:p>
          </table:table-cell>
          <table:table-cell office:value-type="string" table:style-name="ce1">
            <text:p>Fujitsu</text:p>
          </table:table-cell>
          <table:table-cell office:value-type="string" table:style-name="ce1">
            <text:p>ServiceNow Now Platform being capable of access and to be able to receive and process data for User registrations of the Service and Declaration processing on a continuous, uninterrupted basis 24 hours a day, 7 days a week.</text:p>
          </table:table-cell>
          <table:table-cell office:value-type="string" table:style-name="ce1">
            <text:p>&gt;=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Estates</text:p>
          </table:table-cell>
          <table:table-cell office:value-type="string" table:style-name="ce1">
            <text:p>HMRC Soft FM Services Central SR (NA)</text:p>
          </table:table-cell>
          <table:table-cell office:value-type="string" table:style-name="ce1">
            <text:p>Sodexo Limited</text:p>
          </table:table-cell>
          <table:table-cell office:value-type="string" table:style-name="ce1">
            <text:p>Reactive events will be responded to in compliance with FM delivery response times and service standards<text: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orporate Services</text:p>
          </table:table-cell>
          <table:table-cell office:value-type="string" table:style-name="ce1">
            <text:p>VEHICLE LEASE AND FLEET MANAGEMENT - SR257312334 (CW)</text:p>
          </table:table-cell>
          <table:table-cell office:value-type="string" table:style-name="ce1">
            <text:p>KINTO UK LIMITED</text:p>
          </table:table-cell>
          <table:table-cell office:value-type="string" table:style-name="ce1">
            <text:p>New vehicles to be added to the Motor Insurance Database before or on the day of vehicle delivery.</text:p>
          </table:table-cell>
          <table:table-cell office:value-type="string" table:style-name="ce1">
            <text:p>100%</text:p>
          </table:table-cell>
          <table:table-cell office:value-type="string" table:style-name="ce1">
            <text:p>Inadequate</text:p>
          </table:table-cell>
          <table:table-cell office:value-type="string" table:style-name="ce1">
            <text:p>A low number of new vehicles for MID registry resulted in the <text:s/>percentage target have not been achieved</text:p>
          </table:table-cell>
          <table:table-cell table:number-columns-repeated="16375"/>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DIO</text:p>
          </table:table-cell>
          <table:table-cell office:value-type="string" table:style-name="ce1">
            <text:p>DMS Support and Software Licences</text:p>
          </table:table-cell>
          <table:table-cell office:value-type="string" table:style-name="ce1">
            <text:p>Specialist Computer Centres (SCC) (reseller for IBM)</text:p>
          </table:table-cell>
          <table:table-cell office:value-type="string" table:style-name="ce1">
            <text:p>KPI2 - Live Service Incident Resolution Time (Severity 1 or Major Incident)</text:p>
          </table:table-cell>
          <table:table-cell office:value-type="string" table:style-name="ce1">
            <text:p>&lt;=4 hou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OE</text:p>
          </table:table-cell>
          <table:table-cell office:value-type="string" table:style-name="ce1">
            <text:p>Childcare Service</text:p>
          </table:table-cell>
          <table:table-cell office:value-type="string" table:style-name="ce1">
            <text:p>NS&amp;I</text:p>
          </table:table-cell>
          <table:table-cell office:value-type="string" table:style-name="ce1">
            <text:p>Payment to Parents -% of deposits made into the relevant childcare account are visible on day of deposit</text:p>
            <text:p/>
          </table:table-cell>
          <table:table-cell office:value-type="string" table:style-name="ce1">
            <text:p>97.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orporate Services</text:p>
          </table:table-cell>
          <table:table-cell office:value-type="string" table:style-name="ce1">
            <text:p>Internal Courier Service - SR48888431</text:p>
          </table:table-cell>
          <table:table-cell office:value-type="string" table:style-name="ce1">
            <text:p>ROYAL MAIL GROUP LTD</text:p>
          </table:table-cell>
          <table:table-cell office:value-type="string" table:style-name="ce1">
            <text:p>Next Working Day Delivery Timeliness: From the point of collection, secure, on time delivery of undamaged items, by the next working day</text:p>
            <text:p>For B2C (i.e. Royal Mail Special Delivery) this does not apply as under Royal Mail standard terms which offer a refund of the postage if the item was not delivered on time.</text:p>
          </table:table-cell>
          <table:table-cell office:value-type="string" table:style-name="ce1">
            <text:p>&gt;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DIO</text:p>
          </table:table-cell>
          <table:table-cell office:value-type="string" table:style-name="ce1">
            <text:p>WAN Services Renewal</text:p>
          </table:table-cell>
          <table:table-cell office:value-type="string" table:style-name="ce1">
            <text:p>British Telecommunications PLC</text:p>
          </table:table-cell>
          <table:table-cell office:value-type="string" table:style-name="ce1">
            <text:p>Network availability % for Data Centre WAN</text:p>
          </table:table-cell>
          <table:table-cell office:value-type="string" table:style-name="ce1">
            <text:p>&gt;=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DIO</text:p>
          </table:table-cell>
          <table:table-cell office:value-type="string" table:style-name="ce1">
            <text:p>VPaaS Services Agreement</text:p>
          </table:table-cell>
          <table:table-cell office:value-type="string" table:style-name="ce1">
            <text:p>FUJITSU SERVICES LTD</text:p>
          </table:table-cell>
          <table:table-cell office:value-type="string" table:style-name="ce1">
            <text:p>The Availability of the live (production) Prime VPaaS Services for either or both of CESA or VAT</text:p>
          </table:table-cell>
          <table:table-cell office:value-type="string" table:style-name="ce1">
            <text:p>&gt;=99.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orporate Services</text:p>
          </table:table-cell>
          <table:table-cell office:value-type="string" table:style-name="ce1">
            <text:p>Public Sector Resourcing SR135269294</text:p>
          </table:table-cell>
          <table:table-cell office:value-type="string" table:style-name="ce1">
            <text:p>ALEXANDER MANN SOLUTIONS LTD</text:p>
          </table:table-cell>
          <table:table-cell office:value-type="string" table:style-name="ce1">
            <text:p>Time from Offer to onboard - Number of days between approved requirement to offer made - Target is an average of 12 days. KPI measured in % of offers made within target</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Estates</text:p>
          </table:table-cell>
          <table:table-cell office:value-type="string" table:style-name="ce1">
            <text:p>Security Services</text:p>
          </table:table-cell>
          <table:table-cell office:value-type="string" table:style-name="ce1">
            <text:p>Mitie</text:p>
          </table:table-cell>
          <table:table-cell office:value-type="string" table:style-name="ce1">
            <text:p>All statutory requirements, timescales and assurance associated with delivery of Security Services including assets are achieved and audited.</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DIO</text:p>
          </table:table-cell>
          <table:table-cell office:value-type="string" table:style-name="ce1">
            <text:p>HMRC_AWS006 Compute (OGVA)</text:p>
          </table:table-cell>
          <table:table-cell office:value-type="string" table:style-name="ce1">
            <text:p>Amazon Web Services, Inc.</text:p>
          </table:table-cell>
          <table:table-cell office:value-type="string" table:style-name="ce1">
            <text:p>Availability on Virtual Machines 24/7 - measuring the availability of the virtual servers processing the data stored.</text:p>
          </table:table-cell>
          <table:table-cell office:value-type="string" table:style-name="ce1">
            <text:p>100.0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orporate Services</text:p>
          </table:table-cell>
          <table:table-cell office:value-type="string" table:style-name="ce1">
            <text:p>HMRC Customer Communications</text:p>
          </table:table-cell>
          <table:table-cell office:value-type="string" table:style-name="ce1">
            <text:p>Communisis</text:p>
          </table:table-cell>
          <table:table-cell office:value-type="string" table:style-name="ce1">
            <text:p>Category 1 Printed Output</text:p>
            <text:p>All date specific print outputs are passed to the postal service provider in accordance with the Dispatch Profile.</text:p>
          </table:table-cell>
          <table:table-cell office:value-type="string" table:style-name="ce1">
            <text:p>99.99%</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DIO</text:p>
          </table:table-cell>
          <table:table-cell office:value-type="string" table:style-name="ce1">
            <text:p>CEP Telephony Services (Lot 1 Core Telephony, Carrier Services, Systems Integration)</text:p>
          </table:table-cell>
          <table:table-cell office:value-type="string" table:style-name="ce1">
            <text:p>CAPGEMINI</text:p>
          </table:table-cell>
          <table:table-cell office:value-type="string" table:style-name="ce1">
            <text:p>Carrier Services Availability – Critical Hours</text:p>
          </table:table-cell>
          <table:table-cell office:value-type="string" table:style-name="ce1">
            <text:p>&gt;=99.99%</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OE</text:p>
          </table:table-cell>
          <table:table-cell office:value-type="string" table:style-name="ce1">
            <text:p>Help to Save</text:p>
          </table:table-cell>
          <table:table-cell office:value-type="string" table:style-name="ce1">
            <text:p>NS&amp;I</text:p>
          </table:table-cell>
          <table:table-cell office:value-type="string" table:style-name="ce1">
            <text:p>80% of calls answered within 300 seconds of a call becoming answerable</text:p>
          </table:table-cell>
          <table:table-cell office:value-type="string" table:style-name="ce1">
            <text:p>80.0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table:style-name="ce1"/>
          <table:table-cell office:value-type="string" table:style-name="ce1">
            <text:p>Child Benefit Service <text:s/>Real Time Information Core</text:p>
          </table:table-cell>
          <table:table-cell office:value-type="string" table:style-name="ce1">
            <text:p>CAPGEMINI</text:p>
          </table:table-cell>
          <table:table-cell office:value-type="string" table:style-name="ce1">
            <text:p>Problem Management Resolution</text:p>
            <text:p/>
            <text:p>The intent for the Services is to reasonably minimise the time taken to resolve and rectify problems, based on their priority.</text:p>
            <text:p/>
          </table:table-cell>
          <table:table-cell office:value-type="string" table:style-name="ce1">
            <text:p>Priority 1 &amp; 2</text:p>
            <text:p>Resolved within 3 Calendar months</text:p>
            <text:p/>
            <text:p>Priority 3&amp;4</text:p>
            <text:p>Resolved within 6 Calendar months</text:p>
            <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table:style-name="ce1"/>
          <table:table-cell office:value-type="string" table:style-name="ce1">
            <text:p>Application Testing Services (ATS)</text:p>
          </table:table-cell>
          <table:table-cell office:value-type="string" table:style-name="ce1">
            <text:p>ATOS IT Services UK Limited</text:p>
          </table:table-cell>
          <table:table-cell office:value-type="string" table:style-name="ce1">
            <text:p>10.1 Count <text:s/>of defect leakages into the production environment</text:p>
          </table:table-cell>
          <table:table-cell office:value-type="string" table:style-name="ce1">
            <text:p>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DIO</text:p>
          </table:table-cell>
          <table:table-cell office:value-type="string" table:style-name="ce1">
            <text:p>Trader Support services</text:p>
          </table:table-cell>
          <table:table-cell office:value-type="string" table:style-name="ce1">
            <text:p>Fujitsu</text:p>
          </table:table-cell>
          <table:table-cell office:value-type="string" table:style-name="ce1">
            <text:p>Trader Support Service Availability – NICTA Portal</text:p>
            <text:p>Availability is defined as the NICTA Portal being capable of accessed on a continuous, uninterrupted basis 24 hours a day, 7 days a week.</text:p>
          </table:table-cell>
          <table:table-cell office:value-type="string" table:style-name="ce1">
            <text:p>&gt;=99.9%</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Estates</text:p>
          </table:table-cell>
          <table:table-cell office:value-type="string" table:style-name="ce1">
            <text:p>HMRC Hard FM Central Area SR ( NA)</text:p>
          </table:table-cell>
          <table:table-cell office:value-type="string" table:style-name="ce1">
            <text:p>Servest Group</text:p>
          </table:table-cell>
          <table:table-cell office:value-type="string" table:style-name="ce1">
            <text:p>Full compliance of all PPM activities, with all activities completed to specified anniversary dates as detailed within the Planned Preventative Maintenance Schedule on the CAFM system -</text:p>
          </table:table-cell>
          <table:table-cell office:value-type="string" table:style-name="ce1">
            <text:p>95.00%</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DIO</text:p>
          </table:table-cell>
          <table:table-cell office:value-type="string" table:style-name="ce1">
            <text:p>SR284086718 -Crown Hosting Run</text:p>
          </table:table-cell>
          <table:table-cell office:value-type="string" table:style-name="ce1">
            <text:p>FUJITSU SERVICES LTD</text:p>
          </table:table-cell>
          <table:table-cell office:value-type="string" table:style-name="ce1">
            <text:p>Platform Availability</text:p>
            <text:p>The intent for the Platform is to maximise the amount of time for which all aspects of the Platform are available for use</text:p>
            <text:p/>
          </table:table-cell>
          <table:table-cell office:value-type="string" table:style-name="ce1">
            <text:p>&gt;=99.9%</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orporate Services</text:p>
          </table:table-cell>
          <table:table-cell office:value-type="string" table:style-name="ce1">
            <text:p>HMRC Scanning Services</text:p>
          </table:table-cell>
          <table:table-cell office:value-type="string" table:style-name="ce1">
            <text:p>Restore Digital Ltd</text:p>
          </table:table-cell>
          <table:table-cell office:value-type="string" table:style-name="ce1">
            <text:p>Evidential Scanning</text:p>
            <text:p>Material received from day 1 has to be successfully scanned and delivered to HMRC by the agreed operational business day.</text:p>
          </table:table-cell>
          <table:table-cell office:value-type="string" table:style-name="ce1">
            <text:p><text:s/>?99.90% of material received by the supplier from day 1 has to be successfully scanned and delivered to the Authority by the agreed Operational Business Day</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Estates</text:p>
          </table:table-cell>
          <table:table-cell office:value-type="string" table:style-name="ce1">
            <text:p>HMRC Hard FM North Area SR (NA)</text:p>
          </table:table-cell>
          <table:table-cell office:value-type="string" table:style-name="ce1">
            <text:p>Bellrock Property &amp; Facilities Management Limited</text:p>
          </table:table-cell>
          <table:table-cell office:value-type="string" table:style-name="ce1">
            <text:p>Full compliance of all PPM activities, with all activities completed to specified anniversary dates as detailed within the Planned Preventative Maintenance Schedule on the CAFM system -<text:s/></text:p>
          </table:table-cell>
          <table:table-cell office:value-type="string" table:style-name="ce1">
            <text:p>95.0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Estates</text:p>
          </table:table-cell>
          <table:table-cell office:value-type="string" table:style-name="ce1">
            <text:p>HMRC Soft FM Services South Area SR (NA)</text:p>
          </table:table-cell>
          <table:table-cell office:value-type="string" table:style-name="ce1">
            <text:p>Sodexo Limited</text:p>
          </table:table-cell>
          <table:table-cell office:value-type="string" table:style-name="ce1">
            <text:p>Full compliance of all Planned Activities including deep cleaning, with all activities completed to specified target dates as detailed within the Planned Activity schedule on the CAFM system by the Soft FM Supplier</text:p>
          </table:table-cell>
          <table:table-cell office:value-type="string" table:style-name="ce1">
            <text:p>100.0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DIO</text:p>
          </table:table-cell>
          <table:table-cell office:value-type="string" table:style-name="ce1">
            <text:p>Support and maintenance of the Corporation Tax (COTAX) technical services</text:p>
          </table:table-cell>
          <table:table-cell office:value-type="string" table:style-name="ce1">
            <text:p>CAPGEMINI</text:p>
          </table:table-cell>
          <table:table-cell office:value-type="string" table:style-name="ce1">
            <text:p>Availability Management</text:p>
            <text:p/>
            <text:p>The intent for the Services is to maximise the amount of time for which all aspects of the Services are available for use by users/available to other solutions.<text:s/></text:p>
            <text:p/>
          </table:table-cell>
          <table:table-cell office:value-type="string" table:style-name="ce1">
            <text:p>Availability target of 99.9%</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DIO</text:p>
          </table:table-cell>
          <table:table-cell office:value-type="string" table:style-name="ce1">
            <text:p>Core Business Platform Support and Maintenance Services - SR685055970</text:p>
          </table:table-cell>
          <table:table-cell office:value-type="string" table:style-name="ce1">
            <text:p>CAPGEMINI UK PLC</text:p>
          </table:table-cell>
          <table:table-cell office:value-type="string" table:style-name="ce1">
            <text:p>Incident Resolution Time</text:p>
            <text:p/>
            <text:p>The intent for the Services is to reasonably minimise the time taken to resolve an Incident during Supported Hours, based on the relevant Priority Level of the Incident<text:s/></text:p>
            <text:p/>
          </table:table-cell>
          <table:table-cell office:value-type="string" table:style-name="ce1">
            <text:p>Priority 1</text:p>
            <text:p>Resolved within 4 Hours<text:s/></text:p>
            <text:p/>
            <text:p>Priority 2</text:p>
            <text:p>Resolved within 8 Hours</text:p>
            <text:p/>
            <text:p>Priority 3</text:p>
            <text:p>Resolved within 1 Working Day<text:s/></text:p>
            <text:p/>
            <text:p>Priority 4</text:p>
            <text:p>Resolved within 3 Working Days<text:s/></text:p>
            <text:p/>
            <text:p>Priority 5</text:p>
            <text:p>Resolved within 5 Working Days<text:s/></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OE</text:p>
          </table:table-cell>
          <table:table-cell office:value-type="string" table:style-name="ce1">
            <text:p>Help to Save</text:p>
          </table:table-cell>
          <table:table-cell office:value-type="string" table:style-name="ce1">
            <text:p>NS&amp;I</text:p>
          </table:table-cell>
          <table:table-cell office:value-type="string" table:style-name="ce1">
            <text:p>Core Banking Service Availability</text:p>
            <text:p>% of the time core banking service is available and functioning within the remit of NS&amp;I control and within core hours</text:p>
          </table:table-cell>
          <table:table-cell office:value-type="string" table:style-name="ce1">
            <text:p>99.4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DIO</text:p>
          </table:table-cell>
          <table:table-cell office:value-type="string" table:style-name="ce1">
            <text:p>Support and maintenance of the Corporation Tax (COTAX) technical services</text:p>
          </table:table-cell>
          <table:table-cell office:value-type="string" table:style-name="ce1">
            <text:p>CAPGEMINI</text:p>
          </table:table-cell>
          <table:table-cell office:value-type="string" table:style-name="ce1">
            <text:p>Incident Resolution Time</text:p>
            <text:p/>
            <text:p>The intent for the Services is to reasonably minimise the time taken to resolve an Incident based on the Priority of an incident. Target and service measures of Service Hours and service days are based on contracted supported hours for the Services as per the Service Level Model.</text:p>
          </table:table-cell>
          <table:table-cell office:value-type="string" table:style-name="ce1">
            <text:p>Priority 1</text:p>
            <text:p>Resolved within 4 Hours<text:s/></text:p>
            <text:p/>
            <text:p>Priority 2</text:p>
            <text:p>Resolved within 8 Hours</text:p>
            <text:p/>
            <text:p>Priority 3</text:p>
            <text:p>Resolved within 1 Service Day<text:s/></text:p>
            <text:p/>
            <text:p>Priority 4</text:p>
            <text:p>Resolved within 3 Service Days</text:p>
            <text:p/>
            <text:p>Priority 5</text:p>
            <text:p>Resolved within 5 Service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DIO</text:p>
          </table:table-cell>
          <table:table-cell office:value-type="string" table:style-name="ce1">
            <text:p>HMRC_AWS006 Compute (OGVA)</text:p>
          </table:table-cell>
          <table:table-cell office:value-type="string" table:style-name="ce1">
            <text:p>Amazon Web Services, Inc.</text:p>
          </table:table-cell>
          <table:table-cell office:value-type="string" table:style-name="ce1">
            <text:p>Relational database service availability 24/7</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DIO</text:p>
          </table:table-cell>
          <table:table-cell office:value-type="string" table:style-name="ce1">
            <text:p>ETMP and EOPS Run and Associated Change Services</text:p>
          </table:table-cell>
          <table:table-cell office:value-type="string" table:style-name="ce1">
            <text:p>CAPGEMINI</text:p>
          </table:table-cell>
          <table:table-cell office:value-type="string" table:style-name="ce1">
            <text:p>Problem Management Resolution</text:p>
            <text:p/>
            <text:p>The intent for the Services is to reasonably minimise the time taken to resolve and rectify problems, based on their priority.</text:p>
            <text:p/>
          </table:table-cell>
          <table:table-cell office:value-type="string" table:style-name="ce1">
            <text:p>Priority 1 &amp; 2</text:p>
            <text:p>Resolved within 3 Calendar months</text:p>
            <text:p/>
            <text:p>Priority 3&amp;4</text:p>
            <text:p>Resolved within 6 Calendar months</text:p>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Estates</text:p>
          </table:table-cell>
          <table:table-cell office:value-type="string" table:style-name="ce1">
            <text:p>Soft FM in the Newcastle Estate- SR93079100</text:p>
          </table:table-cell>
          <table:table-cell office:value-type="string" table:style-name="ce1">
            <text:p>Servest Group</text:p>
          </table:table-cell>
          <table:table-cell office:value-type="string" table:style-name="ce1">
            <text:p>All areas to satisfy the Cleaning Service requirements prior to the commencement of each Business day</text:p>
          </table:table-cell>
          <table:table-cell office:value-type="string" table:style-name="ce1">
            <text:p>100.00%</text:p>
          </table:table-cell>
          <table:table-cell office:value-type="string" table:style-name="ce1">
            <text:p>Inadequate</text:p>
          </table:table-cell>
          <table:table-cell office:value-type="string" table:style-name="ce1">
            <text:p>Due to failures in Oct (90%), Nov (90%) and Dec (70%). <text:s/>Lessons learnt and rectified in Jan 23 where the measurement was 100%<text:s/></text:p>
          </table:table-cell>
          <table:table-cell table:number-columns-repeated="16375"/>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orporate Services</text:p>
          </table:table-cell>
          <table:table-cell office:value-type="string" table:style-name="ce1">
            <text:p>HMRC Customer Communications</text:p>
          </table:table-cell>
          <table:table-cell office:value-type="string" table:style-name="ce1">
            <text:p>Communisis</text:p>
          </table:table-cell>
          <table:table-cell office:value-type="string" table:style-name="ce1">
            <text:p>HCPS &amp; CCPS Printed Output</text:p>
            <text:p>All files received before 6am printed and output to postal service provider on operational business day. All remaining files to be printed and handed to postal service provider following operational business day</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Estates</text:p>
          </table:table-cell>
          <table:table-cell office:value-type="string" table:style-name="ce1">
            <text:p>HMRC Soft FM Services South Area SR (NA)</text:p>
          </table:table-cell>
          <table:table-cell office:value-type="string" table:style-name="ce1">
            <text:p>Sodexo Limited</text:p>
          </table:table-cell>
          <table:table-cell office:value-type="string" table:style-name="ce1">
            <text:p>All areas to satisfy the Cleaning Service requirements, including the provision of consumables, for duration of Operational Hour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Estates</text:p>
          </table:table-cell>
          <table:table-cell office:value-type="string" table:style-name="ce1">
            <text:p>HMRC Hard FM South Area SR124070642</text:p>
          </table:table-cell>
          <table:table-cell office:value-type="string" table:style-name="ce1">
            <text:p>SES (Engineering Services) Ltd</text:p>
          </table:table-cell>
          <table:table-cell office:value-type="string" table:style-name="ce1">
            <text:p>All helpdesk calls logged and correctly allocated to the applicable job category. (other communication methods to the helpdesk such as emails are included)<text: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DIO</text:p>
          </table:table-cell>
          <table:table-cell office:value-type="string" table:style-name="ce1">
            <text:p>Core Business Platform Support and Maintenance Services - SR685055970</text:p>
          </table:table-cell>
          <table:table-cell office:value-type="string" table:style-name="ce1">
            <text:p>CAPGEMINI UK PLC</text:p>
          </table:table-cell>
          <table:table-cell office:value-type="string" table:style-name="ce1">
            <text:p>Availability Management</text:p>
            <text:p/>
            <text:p>The intent for the Services is to maximise the amount of time for which all aspects of the Services are available for use by users/available to other solutions.<text:s/></text:p>
            <text:p/>
            <text:p>To meet this KPI, the Supplier must meet or exceed the Target Performance Level for Availability</text:p>
          </table:table-cell>
          <table:table-cell office:value-type="string" table:style-name="ce1">
            <text:p>Enhanced Services</text:p>
            <text:p>95% of the Business Applications meet of exceed the Availability of 99.9%</text:p>
            <text:p/>
            <text:p>Standard Services</text:p>
            <text:p>90% of Business Applications meet or exceed Availability of 99%</text:p>
            <text:p/>
            <text:p>Minimum Services</text:p>
            <text:p>85% of Business Applications meet or exceed Availability of 98.5%</text:p>
            <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orporate Services</text:p>
          </table:table-cell>
          <table:table-cell office:value-type="string" table:style-name="ce1">
            <text:p>Debt Resolution Service</text:p>
          </table:table-cell>
          <table:table-cell office:value-type="string" table:style-name="ce1">
            <text:p>TDX Group Ltd</text:p>
          </table:table-cell>
          <table:table-cell office:value-type="string" table:style-name="ce1">
            <text:p>Supplier Quality Auditing of the DCAs. At least 90% for automated and 85% for a manual audit<text:s text:c="3"/></text:p>
          </table:table-cell>
          <table:table-cell office:value-type="string" table:style-name="ce1">
            <text:p>0 failures of the SL Threshold below 70% (Automated) &amp; 65% (Manual) in any 12-month rolling perio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table:style-name="ce1"/>
          <table:table-cell office:value-type="string" table:style-name="ce1">
            <text:p>Child Benefit Service <text:s/>Real Time Information Core</text:p>
          </table:table-cell>
          <table:table-cell office:value-type="string" table:style-name="ce1">
            <text:p>CAPGEMINI</text:p>
          </table:table-cell>
          <table:table-cell office:value-type="string" table:style-name="ce1">
            <text:p>Incident Resolution Time</text:p>
            <text:p/>
            <text:p>The intent for the Services is to reasonably minimise the time taken to resolve an Incident during based on the Priority of an incident. Target and service measures of Service Hours and service days are based on contracted supported hours for the Services as per the Service Level Model.<text:tab/></text:p>
            <text:p/>
          </table:table-cell>
          <table:table-cell office:value-type="string" table:style-name="ce1">
            <text:p>Priority 1</text:p>
            <text:p>Resolved within 4 Hours<text:s/></text:p>
            <text:p/>
            <text:p>Priority 2</text:p>
            <text:p>Resolved within 8 Hours</text:p>
            <text:p/>
            <text:p>Priority 3</text:p>
            <text:p>Resolved within 1 Standard Service Day</text:p>
            <text:p/>
            <text:p>Priority 4</text:p>
            <text:p>Resolved within 3 Standard Service Days</text:p>
            <text:p/>
            <text:p>Priority 5</text:p>
            <text:p>Resolved within 5 Standard Service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orporate Services</text:p>
          </table:table-cell>
          <table:table-cell office:value-type="string" table:style-name="ce1">
            <text:p>Internal Courier Service - SR48888431</text:p>
          </table:table-cell>
          <table:table-cell office:value-type="string" table:style-name="ce1">
            <text:p>ROYAL MAIL GROUP LTD</text:p>
          </table:table-cell>
          <table:table-cell office:value-type="string" table:style-name="ce1">
            <text:p>Non-Cheque Performance: Collection and delivery punctuality excluding cheque run;</text:p>
            <text:p>i) Business Critical</text:p>
            <text:p>ii) Business Flexible</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orporate Services</text:p>
          </table:table-cell>
          <table:table-cell office:value-type="string" table:style-name="ce1">
            <text:p>HMRC Scanning Services</text:p>
          </table:table-cell>
          <table:table-cell office:value-type="string" table:style-name="ce1">
            <text:p>Restore Digital Ltd</text:p>
          </table:table-cell>
          <table:table-cell office:value-type="string" table:style-name="ce1">
            <text:p>Non Structured Mail Scanning</text:p>
            <text:p>Correspondence received by 2pm is successfully scanned and delivered to HMRC by 2am the following operational business day</text:p>
          </table:table-cell>
          <table:table-cell office:value-type="string" table:style-name="ce1">
            <text:p>?99.90% of successfully scanned images are delivered on the operational business day immediately following the Relevant Operational Business Da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FIS</text:p>
          </table:table-cell>
          <table:table-cell office:value-type="string" table:style-name="ce1">
            <text:p>HMRC Airwave Solutions Radios contract</text:p>
          </table:table-cell>
          <table:table-cell office:value-type="string" table:style-name="ce1">
            <text:p>AIRWAVE SOLUTIONS LTD</text:p>
          </table:table-cell>
          <table:table-cell office:value-type="string" table:style-name="ce1">
            <text:p>Network fault clearances for all sites within 8 hour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DIO</text:p>
          </table:table-cell>
          <table:table-cell office:value-type="string" table:style-name="ce1">
            <text:p>Customer Contact Telephony Services (Lot 2 - Voice Automation) - SR262311167</text:p>
          </table:table-cell>
          <table:table-cell office:value-type="string" table:style-name="ce1">
            <text:p>Nuance Communications Ireland Limited</text:p>
          </table:table-cell>
          <table:table-cell office:value-type="string" table:style-name="ce1">
            <text:p>1.<text:tab/>Voice Automation Services</text:p>
            <text:p>Voice Automation Service availability.</text:p>
          </table:table-cell>
          <table:table-cell office:value-type="string" table:style-name="ce1">
            <text:p>&gt;=9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DIO</text:p>
          </table:table-cell>
          <table:table-cell office:value-type="string" table:style-name="ce1">
            <text:p>ETMP and EOPS Run and Associated Change Services</text:p>
          </table:table-cell>
          <table:table-cell office:value-type="string" table:style-name="ce1">
            <text:p>CAPGEMINI</text:p>
          </table:table-cell>
          <table:table-cell office:value-type="string" table:style-name="ce1">
            <text:p>Number of people-hours of training delivered in the community.</text:p>
          </table:table-cell>
          <table:table-cell office:value-type="string" table:style-name="ce1">
            <text:p>≥ 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DIO</text:p>
          </table:table-cell>
          <table:table-cell office:value-type="string" table:style-name="ce1">
            <text:p>NPS Retained Services</text:p>
          </table:table-cell>
          <table:table-cell office:value-type="string" table:style-name="ce1">
            <text:p>Accenture</text:p>
          </table:table-cell>
          <table:table-cell office:value-type="string" table:style-name="ce1">
            <text:p>Availability Management</text:p>
            <text:p/>
            <text:p>The intent for the Services is to maximise the amount of time for which all aspects of the Services are available for use by users/available to other solutions.<text:s/></text:p>
            <text:p/>
          </table:table-cell>
          <table:table-cell office:value-type="string" table:style-name="ce1">
            <text:p>Availability target of 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DIO</text:p>
          </table:table-cell>
          <table:table-cell office:value-type="string" table:style-name="ce1">
            <text:p>ETMP and EOPS Run and Associated Change Services</text:p>
          </table:table-cell>
          <table:table-cell office:value-type="string" table:style-name="ce1">
            <text:p>CAPGEMINI</text:p>
          </table:table-cell>
          <table:table-cell office:value-type="string" table:style-name="ce1">
            <text:p>Incident Resolution Time</text:p>
            <text:p/>
            <text:p>The intent for the Services is to reasonably minimise the time taken to resolve an Incident based on the Priority of an incident. Target and service measures of Service Hours and service days are based on contracted supported hours for the Services as per the Service Level Model.<text:tab/></text:p>
            <text:p/>
          </table:table-cell>
          <table:table-cell office:value-type="string" table:style-name="ce1">
            <text:p>Priority 1</text:p>
            <text:p>Resolved within 4 Hours<text:s/></text:p>
            <text:p/>
            <text:p>Priority 2</text:p>
            <text:p>Resolved within 8 Hours</text:p>
            <text:p/>
            <text:p>Priority 3</text:p>
            <text:p>Resolved within 1 Service Day<text:s/></text:p>
            <text:p/>
            <text:p>Priority 4</text:p>
            <text:p>Resolved within 3 Service Days</text:p>
            <text:p/>
            <text:p>Priority 5</text:p>
            <text:p>Resolved within 5 Service Days</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Estates</text:p>
          </table:table-cell>
          <table:table-cell office:value-type="string" table:style-name="ce1">
            <text:p>Newcastle Estate Partnership (PFI)</text:p>
          </table:table-cell>
          <table:table-cell office:value-type="string" table:style-name="ce1">
            <text:p>Newcastle Estate Partnership</text:p>
          </table:table-cell>
          <table:table-cell office:value-type="string" table:style-name="ce1">
            <text:p>Response to all reactive Maintenance requests achieved within contractual timeframes.</text:p>
          </table:table-cell>
          <table:table-cell office:value-type="string" table:style-name="ce1">
            <text:p>96.0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orporate Services</text:p>
          </table:table-cell>
          <table:table-cell office:value-type="string" table:style-name="ce1">
            <text:p>HMRC Customer Communications</text:p>
          </table:table-cell>
          <table:table-cell office:value-type="string" table:style-name="ce1">
            <text:p>Communisis</text:p>
          </table:table-cell>
          <table:table-cell office:value-type="string" table:style-name="ce1">
            <text:p>Category 2 Printed Output</text:p>
            <text:p>Category 2 (time critical letters) printed out put passed to the postal service provider on or before Operational Business Day 3</text:p>
          </table:table-cell>
          <table:table-cell office:value-type="string" table:style-name="ce1">
            <text:p>&gt;99.99% delivered to the postal service on the 3rd Operational Business Day following receipt by the supplier</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DIO</text:p>
          </table:table-cell>
          <table:table-cell office:value-type="string" table:style-name="ce1">
            <text:p>Core Business Platform Support and Maintenance Services - SR685055970</text:p>
          </table:table-cell>
          <table:table-cell office:value-type="string" table:style-name="ce1">
            <text:p>CAPGEMINI UK PLC</text:p>
          </table:table-cell>
          <table:table-cell office:value-type="string" table:style-name="ce1">
            <text:p>Problem Management Resolution Time</text:p>
            <text:p/>
            <text:p>The intent for the Services is to reasonably minimise the time taken to resolve and rectify problems, based on their priority.</text:p>
            <text:p/>
          </table:table-cell>
          <table:table-cell office:value-type="string" table:style-name="ce1">
            <text:p>Priority 1 &amp; 2</text:p>
            <text:p>&gt;=90% of P1 to P2 problems resolved within target of 650 Supported Hours<text:s/></text:p>
            <text:p/>
            <text:p>Priority 3 &amp; 4</text:p>
            <text:p>&gt;=90% P3 to P4 problems resolved within target of 1300 Supported Hours</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Estates</text:p>
          </table:table-cell>
          <table:table-cell office:value-type="string" table:style-name="ce1">
            <text:p>HMRC Hard FM North Area SR (NA)</text:p>
          </table:table-cell>
          <table:table-cell office:value-type="string" table:style-name="ce1">
            <text:p>Bellrock Property &amp; Facilities Management Limited</text:p>
          </table:table-cell>
          <table:table-cell office:value-type="string" table:style-name="ce1">
            <text:p>All helpdesk calls logged and correctly allocated to the applicable job category. (other communication methods to the helpdesk such as emails are included)</text:p>
          </table:table-cell>
          <table:table-cell office:value-type="string" table:style-name="ce1">
            <text:p>98.0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Estates</text:p>
          </table:table-cell>
          <table:table-cell office:value-type="string" table:style-name="ce1">
            <text:p>HMRC Soft FM North Area SR124080136</text:p>
          </table:table-cell>
          <table:table-cell office:value-type="string" table:style-name="ce1">
            <text:p>Servest Group</text:p>
          </table:table-cell>
          <table:table-cell office:value-type="string" table:style-name="ce1">
            <text:p>All areas to satisfy the Cleaning Service requirements, including the provision of consumables, for duration of Operational Hours</text:p>
          </table:table-cell>
          <table:table-cell office:value-type="string" table:style-name="ce1">
            <text:p>100.0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Estates</text:p>
          </table:table-cell>
          <table:table-cell office:value-type="string" table:style-name="ce1">
            <text:p>HMRC Soft FM Services South Area SR (NA)</text:p>
          </table:table-cell>
          <table:table-cell office:value-type="string" table:style-name="ce1">
            <text:p>Sodexo Limited</text:p>
          </table:table-cell>
          <table:table-cell office:value-type="string" table:style-name="ce1">
            <text:p>Reactive events will be responded to in compliance with FM delivery response times and service standards<text:s/></text:p>
          </table:table-cell>
          <table:table-cell office:value-type="string" table:style-name="ce1">
            <text:p>100.0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DIO</text:p>
          </table:table-cell>
          <table:table-cell office:value-type="string" table:style-name="ce1">
            <text:p>DMS Support and Software Licences</text:p>
          </table:table-cell>
          <table:table-cell office:value-type="string" table:style-name="ce1">
            <text:p>Specialist Computer Centres (SCC) (reseller for IBM)</text:p>
          </table:table-cell>
          <table:table-cell office:value-type="string" table:style-name="ce1">
            <text:p>KPI1 - Live Service Incident Response Time (Severity 1 or Major Incident)</text:p>
          </table:table-cell>
          <table:table-cell office:value-type="string" table:style-name="ce1">
            <text:p>&lt;=30 minutes</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orporate Services</text:p>
          </table:table-cell>
          <table:table-cell office:value-type="string" table:style-name="ce1">
            <text:p>Internal Courier Service - SR48888431</text:p>
          </table:table-cell>
          <table:table-cell office:value-type="string" table:style-name="ce1">
            <text:p>ROYAL MAIL GROUP LTD</text:p>
          </table:table-cell>
          <table:table-cell office:value-type="string" table:style-name="ce1">
            <text:p>Cheque Performance: From the point of collection, on time delivery of scheduled cheque movements in accordance</text:p>
            <text:p>with Appendix C</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Estates</text:p>
          </table:table-cell>
          <table:table-cell office:value-type="string" table:style-name="ce1">
            <text:p>HMRC Soft FM Services Central SR (NA)</text:p>
          </table:table-cell>
          <table:table-cell office:value-type="string" table:style-name="ce1">
            <text:p>Sodexo Limited</text:p>
          </table:table-cell>
          <table:table-cell office:value-type="string" table:style-name="ce1">
            <text:p>All areas to satisfy the Cleaning Service requirements, including the provision of consumables, for duration of Operational Hours</text:p>
          </table:table-cell>
          <table:table-cell office:value-type="string" table:style-name="ce1">
            <text:p>100.0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OE</text:p>
          </table:table-cell>
          <table:table-cell office:value-type="string" table:style-name="ce1">
            <text:p>Childcare Service</text:p>
          </table:table-cell>
          <table:table-cell office:value-type="string" table:style-name="ce1">
            <text:p>NS&amp;I</text:p>
          </table:table-cell>
          <table:table-cell office:value-type="string" table:style-name="ce1">
            <text:p>80% of calls answered within 300 seconds of a call becoming answerable</text:p>
          </table:table-cell>
          <table:table-cell office:value-type="string" table:style-name="ce1">
            <text:p>80.0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orporate Services</text:p>
          </table:table-cell>
          <table:table-cell office:value-type="string" table:style-name="ce1">
            <text:p>CCR 447 Replacement of Existing DDC DOS 2 Contracts</text:p>
          </table:table-cell>
          <table:table-cell office:value-type="string" table:style-name="ce1">
            <text:p>ATOS IT Services UK Limited</text:p>
          </table:table-cell>
          <table:table-cell office:value-type="string" table:style-name="ce1">
            <text:p>30% of the services (by revenue) are delivered via the SMEs/Supply Chain Partners within their supply chain ecosystem</text:p>
          </table:table-cell>
          <table:table-cell office:value-type="string" table:style-name="ce1">
            <text:p>3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DIO</text:p>
          </table:table-cell>
          <table:table-cell office:value-type="string" table:style-name="ce1">
            <text:p>HMRC_AWS006 Compute (OGVA)</text:p>
          </table:table-cell>
          <table:table-cell office:value-type="string" table:style-name="ce1">
            <text:p>Amazon Web Services, Inc.</text:p>
          </table:table-cell>
          <table:table-cell office:value-type="string" table:style-name="ce1">
            <text:p>Availability on Storage 24/7 - measuring the connectivity to the virtual storage devices.</text:p>
          </table:table-cell>
          <table:table-cell office:value-type="string" table:style-name="ce1">
            <text:p>99.99%</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table:style-name="ce1"/>
          <table:table-cell office:value-type="string" table:style-name="ce1">
            <text:p>Child Benefit Service <text:s/>Real Time Information Core</text:p>
          </table:table-cell>
          <table:table-cell office:value-type="string" table:style-name="ce1">
            <text:p>CAPGEMINI</text:p>
          </table:table-cell>
          <table:table-cell office:value-type="string" table:style-name="ce1">
            <text:p>Availability Management</text:p>
            <text:p/>
            <text:p>The intent for the Services is to maximise the amount of time for which all aspects of the Services are available for use by users/available to other solutions.<text:s/></text:p>
            <text:p/>
          </table:table-cell>
          <table:table-cell office:value-type="string" table:style-name="ce1">
            <text:p>Availability target of 99.9%</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table:style-name="ce1"/>
          <table:table-cell office:value-type="string" table:style-name="ce1">
            <text:p>Application Testing Services (ATS)</text:p>
          </table:table-cell>
          <table:table-cell office:value-type="string" table:style-name="ce1">
            <text:p>ATOS IT Services UK Limited</text:p>
          </table:table-cell>
          <table:table-cell office:value-type="string" table:style-name="ce1">
            <text:p>10.3 SIT (System Integration Testing) defect rejection ratio (target is 5%)</text:p>
          </table:table-cell>
          <table:table-cell office:value-type="string" table:style-name="ce1">
            <text:p>5%</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DIO</text:p>
          </table:table-cell>
          <table:table-cell office:value-type="string" table:style-name="ce1">
            <text:p>Customer Contact Telephony Services (Lot 2 - Voice Automation) - SR262311167</text:p>
          </table:table-cell>
          <table:table-cell office:value-type="string" table:style-name="ce1">
            <text:p>Nuance Communications Ireland Limited</text:p>
          </table:table-cell>
          <table:table-cell office:value-type="string" table:style-name="ce1">
            <text:p>2.<text:tab/>Voice Biometric Service</text:p>
            <text:p>Voice Biometric Service availability.</text:p>
          </table:table-cell>
          <table:table-cell office:value-type="string" table:style-name="ce1">
            <text:p>&gt;=99.95%</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DIO</text:p>
          </table:table-cell>
          <table:table-cell office:value-type="string" table:style-name="ce1">
            <text:p>NPS Retained Services</text:p>
          </table:table-cell>
          <table:table-cell office:value-type="string" table:style-name="ce1">
            <text:p>Accenture</text:p>
          </table:table-cell>
          <table:table-cell office:value-type="string" table:style-name="ce1">
            <text:p>Incident Resolution Time</text:p>
            <text:p/>
            <text:p>The intent for the Services is to reasonably minimise the time taken to resolve an Incident during based on the Priority of an incident. Target and service measures of Service Hours and service days are based on contracted supported hours for the Services as per the Service Level Model.<text:tab/></text:p>
            <text:p/>
          </table:table-cell>
          <table:table-cell office:value-type="string" table:style-name="ce1">
            <text:p>Priority 1</text:p>
            <text:p>Resolved within 4 Hours<text:s/></text:p>
            <text:p/>
            <text:p>Priority 2</text:p>
            <text:p>Resolved within 8 Hours</text:p>
            <text:p/>
            <text:p>Priority 3</text:p>
            <text:p>Resolved within 1 Standard Service Day</text:p>
            <text:p/>
            <text:p>Priority 4</text:p>
            <text:p>Resolved within 3 Standard Service Days</text:p>
            <text:p/>
            <text:p>Priority 5</text:p>
            <text:p>Resolved within 5 Standard Service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DIO</text:p>
          </table:table-cell>
          <table:table-cell office:value-type="string" table:style-name="ce1">
            <text:p>Customer Contact Telephony Services (Lot 2 - Voice Automation) - SR262311167</text:p>
          </table:table-cell>
          <table:table-cell office:value-type="string" table:style-name="ce1">
            <text:p>Nuance Communications Ireland Limited</text:p>
          </table:table-cell>
          <table:table-cell office:value-type="string" table:style-name="ce1">
            <text:p>6. Incident Resolution Times P1 – P3</text:p>
            <text:p>Time taken to resolve an incident deemed P1-P3 based on the priority of incident.</text:p>
          </table:table-cell>
          <table:table-cell office:value-type="string" table:style-name="ce1">
            <text:p>&gt;=97.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Estates</text:p>
          </table:table-cell>
          <table:table-cell office:value-type="string" table:style-name="ce1">
            <text:p>Security Services</text:p>
          </table:table-cell>
          <table:table-cell office:value-type="string" table:style-name="ce1">
            <text:p>Mitie</text:p>
          </table:table-cell>
          <table:table-cell office:value-type="string" table:style-name="ce1">
            <text:p>Respond to and rectify all security incidents in accordance with the maximum permitted response and completion times within contractual requiremen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Estates</text:p>
          </table:table-cell>
          <table:table-cell office:value-type="string" table:style-name="ce1">
            <text:p>Newcastle Estate Partnership (PFI)</text:p>
          </table:table-cell>
          <table:table-cell office:value-type="string" table:style-name="ce1">
            <text:p>Newcastle Estate Partnership</text:p>
          </table:table-cell>
          <table:table-cell office:value-type="string" table:style-name="ce1">
            <text:p>All Planned Maintenance tasks completed within contractual timeframes.</text:p>
          </table:table-cell>
          <table:table-cell office:value-type="string" table:style-name="ce1">
            <text:p>9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OE</text:p>
          </table:table-cell>
          <table:table-cell office:value-type="string" table:style-name="ce1">
            <text:p>Childcare Service</text:p>
          </table:table-cell>
          <table:table-cell office:value-type="string" table:style-name="ce1">
            <text:p>NS&amp;I</text:p>
          </table:table-cell>
          <table:table-cell office:value-type="string" table:style-name="ce1">
            <text:p>Website Availability<text:s/></text:p>
            <text:p>% of time the Childcare Service website is available 24/7</text:p>
          </table:table-cell>
          <table:table-cell office:value-type="string" table:style-name="ce1">
            <text:p>99.4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Estates</text:p>
          </table:table-cell>
          <table:table-cell office:value-type="string" table:style-name="ce1">
            <text:p>HMRC Soft FM North Area SR124080136</text:p>
          </table:table-cell>
          <table:table-cell office:value-type="string" table:style-name="ce1">
            <text:p>Servest Group</text:p>
          </table:table-cell>
          <table:table-cell office:value-type="string" table:style-name="ce1">
            <text:p>Full compliance of all Planned Activities including deep cleaning, with all activities completed to specified target dates as detailed within the Planned Activity schedule on the CAFM system by the Soft FM Supplier</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DIO</text:p>
          </table:table-cell>
          <table:table-cell office:value-type="string" table:style-name="ce1">
            <text:p>VPaaS Services Agreement</text:p>
          </table:table-cell>
          <table:table-cell office:value-type="string" table:style-name="ce1">
            <text:p>FUJITSU SERVICES LTD</text:p>
          </table:table-cell>
          <table:table-cell office:value-type="string" table:style-name="ce1">
            <text:p>The Availability of the live (production) Prime VPaaS Services for either or both of CESA or VAT</text:p>
          </table:table-cell>
          <table:table-cell office:value-type="string" table:style-name="ce1">
            <text:p>&gt;=99.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DIO</text:p>
          </table:table-cell>
          <table:table-cell office:value-type="string" table:style-name="ce1">
            <text:p>Support and maintenance of the Corporation Tax (COTAX) technical services</text:p>
          </table:table-cell>
          <table:table-cell office:value-type="string" table:style-name="ce1">
            <text:p>CAPGEMINI</text:p>
          </table:table-cell>
          <table:table-cell office:value-type="string" table:style-name="ce1">
            <text:p>Problem Management Resolution</text:p>
            <text:p/>
            <text:p>The intent for the Services is to reasonably minimise the time taken to resolve and rectify problems, based on their priority.</text:p>
            <text:p/>
          </table:table-cell>
          <table:table-cell office:value-type="string" table:style-name="ce1">
            <text:p>Priority 1 &amp; 2</text:p>
            <text:p>Resolved within 3 Calendar months</text:p>
            <text:p/>
            <text:p>Priority 3&amp;4</text:p>
            <text:p>Resolved within 6 Calendar months</text:p>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DIO</text:p>
          </table:table-cell>
          <table:table-cell office:value-type="string" table:style-name="ce1">
            <text:p>DMS Support and Software Licences</text:p>
          </table:table-cell>
          <table:table-cell office:value-type="string" table:style-name="ce1">
            <text:p>Specialist Computer Centres (SCC) (reseller for IBM)</text:p>
          </table:table-cell>
          <table:table-cell office:value-type="string" table:style-name="ce1">
            <text:p>KPI3 - Release Management - Timely Releases for the Live System (98% of releases will be within 1 day of the agreed release date)</text:p>
          </table:table-cell>
          <table:table-cell office:value-type="string" table:style-name="ce1">
            <text:p>&gt;=98% within 1 day of agreed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Estates</text:p>
          </table:table-cell>
          <table:table-cell office:value-type="string" table:style-name="ce1">
            <text:p>HMRC Hard FM North Area SR (NA)</text:p>
          </table:table-cell>
          <table:table-cell office:value-type="string" table:style-name="ce1">
            <text:p>Bellrock Property &amp; Facilities Management Limited</text:p>
          </table:table-cell>
          <table:table-cell office:value-type="string" table:style-name="ce1">
            <text:p>Respond to reactive breakdowns in compliance with FM Delivery Response Times and Service Standards</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Estates</text:p>
          </table:table-cell>
          <table:table-cell office:value-type="string" table:style-name="ce1">
            <text:p>HMRC Hard FM Central Area SR ( NA)</text:p>
          </table:table-cell>
          <table:table-cell office:value-type="string" table:style-name="ce1">
            <text:p>Servest Group</text:p>
          </table:table-cell>
          <table:table-cell office:value-type="string" table:style-name="ce1">
            <text:p>All helpdesk calls logged and correctly allocated to the applicable job category. (other communication methods to the helpdesk such as emails are included)</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Estates</text:p>
          </table:table-cell>
          <table:table-cell office:value-type="string" table:style-name="ce1">
            <text:p>HMRC Hard FM South Area SR124070642</text:p>
          </table:table-cell>
          <table:table-cell office:value-type="string" table:style-name="ce1">
            <text:p>SES (Engineering Services) Ltd</text:p>
          </table:table-cell>
          <table:table-cell office:value-type="string" table:style-name="ce1">
            <text:p>Respond to reactive breakdowns in compliance with FM Delivery Response Times and Service Standards</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orporate Services</text:p>
          </table:table-cell>
          <table:table-cell office:value-type="string" table:style-name="ce1">
            <text:p>Public Sector Resourcing SR135269294</text:p>
          </table:table-cell>
          <table:table-cell office:value-type="string" table:style-name="ce1">
            <text:p>ALEXANDER MANN SOLUTIONS LTD</text:p>
          </table:table-cell>
          <table:table-cell office:value-type="string" table:style-name="ce1">
            <text:p>Hiring Manager satisfaction based on a percentage of responses received - Target is 85%</text:p>
          </table:table-cell>
          <table:table-cell office:value-type="string" table:style-name="ce1">
            <text:p>8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orporate Services</text:p>
          </table:table-cell>
          <table:table-cell office:value-type="string" table:style-name="ce1">
            <text:p>Public Sector Resourcing SR135269294</text:p>
          </table:table-cell>
          <table:table-cell office:value-type="string" table:style-name="ce1">
            <text:p>ALEXANDER MANN SOLUTIONS LTD</text:p>
          </table:table-cell>
          <table:table-cell office:value-type="string" table:style-name="ce1">
            <text:p>Time from offer to onboard for all roles closed within quarter Target is an average of 10 days. KPI measured in % of offers made within target</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OE</text:p>
          </table:table-cell>
          <table:table-cell office:value-type="string" table:style-name="ce1">
            <text:p>Help to Save</text:p>
          </table:table-cell>
          <table:table-cell office:value-type="string" table:style-name="ce1">
            <text:p>NS&amp;I</text:p>
          </table:table-cell>
          <table:table-cell office:value-type="string" table:style-name="ce1">
            <text:p>Payment processing outbound via BACS</text:p>
            <text:p>% of BACS payments, file payments to customers (ad hoc &amp; maturity) payments accurately transmitted to BACS on the same working day for onward processing<text:s/></text:p>
          </table:table-cell>
          <table:table-cell office:value-type="string" table:style-name="ce1">
            <text:p>99.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RC</text:p>
          </table:table-cell>
          <table:table-cell office:value-type="string" table:style-name="ce1">
            <text:p>Corporate Services</text:p>
          </table:table-cell>
          <table:table-cell office:value-type="string" table:style-name="ce1">
            <text:p>CCR 447 Replacement of Existing DDC DOS 2 Contracts</text:p>
          </table:table-cell>
          <table:table-cell office:value-type="string" table:style-name="ce1">
            <text:p>ATOS IT Services UK Limited</text:p>
          </table:table-cell>
          <table:table-cell office:value-type="string" table:style-name="ce1">
            <text:p>COVID-19 Recovery - Number of FTE employment opportunities created under the contract by UK region (40 FTE Graduate Roles)</text:p>
          </table:table-cell>
          <table:table-cell office:value-type="string" table:style-name="ce1">
            <text:p>&gt;=40</text:p>
          </table:table-cell>
          <table:table-cell office:value-type="string" table:style-name="ce1">
            <text:p>Good</text:p>
          </table:table-cell>
          <table:table-cell office:value-type="string" table:style-name="ce1">
            <text:p>SV commitment Achieved (43 Graduate FTE delivered)</text:p>
          </table:table-cell>
          <table:table-cell table:number-columns-repeated="16375"/>
        </table:table-row>
        <table:table-row table:style-name="ro1">
          <table:table-cell office:value-type="string" table:style-name="ce1">
            <text:p>FY22-23 Q3 Oct-Nov-Dec</text:p>
          </table:table-cell>
          <table:table-cell office:value-type="string" table:style-name="ce1">
            <text:p>HMT</text:p>
          </table:table-cell>
          <table:table-cell office:value-type="string" table:style-name="ce1">
            <text:p>Fiscal</text:p>
          </table:table-cell>
          <table:table-cell office:value-type="string" table:style-name="ce1">
            <text:p>Supply of UK Coinage and Related Services</text:p>
          </table:table-cell>
          <table:table-cell office:value-type="string" table:style-name="ce1">
            <text:p>Royal Mint</text:p>
          </table:table-cell>
          <table:table-cell office:value-type="string" table:style-name="ce1">
            <text:p>Management of UK coin accoun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T</text:p>
          </table:table-cell>
          <table:table-cell office:value-type="string" table:style-name="ce1">
            <text:p>Corporate Centre</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Hiring manager satisfaction</text:p>
          </table:table-cell>
          <table:table-cell office:value-type="string" table:style-name="ce1">
            <text:p>85%</text:p>
          </table:table-cell>
          <table:table-cell office:value-type="string" table:style-name="ce1">
            <text:p>Inadequate</text:p>
          </table:table-cell>
          <table:table-cell office:value-type="string" table:style-name="ce1">
            <text:p>Process guidance was deemed insufficient by one Hiring Manager. Two other responses were rated good. Guidance has been updated and improved in Q4.<text:s/></text:p>
          </table:table-cell>
          <table:table-cell table:number-columns-repeated="16375"/>
        </table:table-row>
        <table:table-row table:style-name="ro1">
          <table:table-cell office:value-type="string" table:style-name="ce1">
            <text:p>FY22-23 Q3 Oct-Nov-Dec</text:p>
          </table:table-cell>
          <table:table-cell office:value-type="string" table:style-name="ce1">
            <text:p>HMT</text:p>
          </table:table-cell>
          <table:table-cell office:value-type="string" table:style-name="ce1">
            <text:p>Public Spending</text:p>
          </table:table-cell>
          <table:table-cell office:value-type="string" table:style-name="ce1">
            <text:p>OSCAR II</text:p>
          </table:table-cell>
          <table:table-cell office:value-type="string" table:style-name="ce1">
            <text:p>Deloitte</text:p>
          </table:table-cell>
          <table:table-cell office:value-type="string" table:style-name="ce1">
            <text:p>Number of Priority 1 incidents not resolved within target resolution time (2 hours)</text:p>
          </table:table-cell>
          <table:table-cell office:value-type="string" table:style-name="ce1">
            <text:p>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T</text:p>
          </table:table-cell>
          <table:table-cell office:value-type="string" table:style-name="ce1">
            <text:p>Public Spending</text:p>
          </table:table-cell>
          <table:table-cell office:value-type="string" table:style-name="ce1">
            <text:p>OSCAR II</text:p>
          </table:table-cell>
          <table:table-cell office:value-type="string" table:style-name="ce1">
            <text:p>Deloitte</text:p>
          </table:table-cell>
          <table:table-cell office:value-type="string" table:style-name="ce1">
            <text:p>Application availability / uptime (during business hours only: between 08:00 and 18:00 (UK time) Monday to Friday excluding Public Holidays (England))</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T</text:p>
          </table:table-cell>
          <table:table-cell office:value-type="string" table:style-name="ce1">
            <text:p>Fiscal</text:p>
          </table:table-cell>
          <table:table-cell office:value-type="string" table:style-name="ce1">
            <text:p>Supply of UK Coinage and Related Services</text:p>
          </table:table-cell>
          <table:table-cell office:value-type="string" table:style-name="ce1">
            <text:p>Royal Mint</text:p>
          </table:table-cell>
          <table:table-cell office:value-type="string" table:style-name="ce1">
            <text:p>Forecast demand for new circulating coin from cash industry vs actual demand</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T</text:p>
          </table:table-cell>
          <table:table-cell office:value-type="string" table:style-name="ce1">
            <text:p>Fiscal</text:p>
          </table:table-cell>
          <table:table-cell office:value-type="string" table:style-name="ce1">
            <text:p>Supply of UK Coinage and Related Services</text:p>
          </table:table-cell>
          <table:table-cell office:value-type="string" table:style-name="ce1">
            <text:p>Royal Mint</text:p>
          </table:table-cell>
          <table:table-cell office:value-type="string" table:style-name="ce1">
            <text:p>Service level agreement breach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T</text:p>
          </table:table-cell>
          <table:table-cell office:value-type="string" table:style-name="ce1">
            <text:p>Corporate Centre</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Time to Offer</text:p>
          </table:table-cell>
          <table:table-cell office:value-type="string" table:style-name="ce1">
            <text:p>12 day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T</text:p>
          </table:table-cell>
          <table:table-cell office:value-type="string" table:style-name="ce1">
            <text:p>Public Spending</text:p>
          </table:table-cell>
          <table:table-cell office:value-type="string" table:style-name="ce1">
            <text:p>OSCAR II</text:p>
          </table:table-cell>
          <table:table-cell office:value-type="string" table:style-name="ce1">
            <text:p>Deloitte</text:p>
          </table:table-cell>
          <table:table-cell office:value-type="string" table:style-name="ce1">
            <text:p>Number of Priority 2 incidents not resolved within target resolution time (8 hours)</text:p>
          </table:table-cell>
          <table:table-cell office:value-type="string" table:style-name="ce1">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MT</text:p>
          </table:table-cell>
          <table:table-cell office:value-type="string" table:style-name="ce1">
            <text:p>Corporate Centre</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Fieldglass requirement portal availability (working hours): System available 09:00 - 17:00 only.</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Record Management</text:p>
          </table:table-cell>
          <table:table-cell office:value-type="string" table:style-name="ce1">
            <text:p>Iron Mountain (UK) Ltd</text:p>
          </table:table-cell>
          <table:table-cell office:value-type="string" table:style-name="ce1">
            <text:p>Record retrieval - percentage of records retrieved within 24 Hours<text: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Strategic Central &amp; Bureau Platform (SCBP)</text:p>
          </table:table-cell>
          <table:table-cell office:value-type="string" table:style-name="ce1">
            <text:p>Leidos Innovations UK Limited</text:p>
          </table:table-cell>
          <table:table-cell office:value-type="string" table:style-name="ce1">
            <text:p>IABS Service Failures</text:p>
          </table:table-cell>
          <table:table-cell office:value-type="string" table:style-name="ce1">
            <text:p>&gt;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NEYH</text:p>
          </table:table-cell>
          <table:table-cell office:value-type="string" table:style-name="ce1">
            <text:p>Mears Limited</text:p>
          </table:table-cell>
          <table:table-cell office:value-type="string" table:style-name="ce1">
            <text:p>Percentage of maintenance issues resolved within contractual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Passport Secure Delivery UK (FedEx)</text:p>
          </table:table-cell>
          <table:table-cell office:value-type="string" table:style-name="ce1">
            <text:p>Fedex Express UK Transportation Ltd</text:p>
          </table:table-cell>
          <table:table-cell office:value-type="string" table:style-name="ce1">
            <text:p>HMPO 24 hour delivery</text:p>
          </table:table-cell>
          <table:table-cell office:value-type="string" table:style-name="ce1">
            <text:p>99.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Level 2 support for HM Passport Office Digital Services</text:p>
          </table:table-cell>
          <table:table-cell office:value-type="string" table:style-name="ce1">
            <text:p>AUTOMATION LOGIC LIMITED</text:p>
          </table:table-cell>
          <table:table-cell office:value-type="string" table:style-name="ce1">
            <text:p>KPI3 - M3 Support for Laptop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DDaT Software Engineering Partner Services</text:p>
          </table:table-cell>
          <table:table-cell office:value-type="string" table:style-name="ce1">
            <text:p>PA CONSULTING SERVICES LTD</text:p>
          </table:table-cell>
          <table:table-cell office:value-type="string" table:style-name="ce1">
            <text:p>Quality - Service Resourcing</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Application and Enrolment Agreement</text:p>
          </table:table-cell>
          <table:table-cell office:value-type="string" table:style-name="ce1">
            <text:p>CSC Computer Sciences Limited</text:p>
          </table:table-cell>
          <table:table-cell office:value-type="string" table:style-name="ce1">
            <text:p>The percentage of total requests over a monthly period where the response time for the Application Management System (including all New Service Components under the Suppliers responsibility, excluding LAN) to display data (stored in AMS or WIP store) following a request is equal to or less than the specified 95%</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NAS Services Agreement</text:p>
          </table:table-cell>
          <table:table-cell office:value-type="string" table:style-name="ce1">
            <text:p>Leonardo MW Ltd</text:p>
          </table:table-cell>
          <table:table-cell office:value-type="string" table:style-name="ce1">
            <text:p>Priority 1 Incident Resolution for Production &amp; Reference environments. The percentage of priority 1 incidents reported to the Supplier over a monthly period that are resolved within 4 hours during Core Hours and 6 hours during Extended Hours, as measured within the Authority’s IT Service Management Toolset.</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NI</text:p>
          </table:table-cell>
          <table:table-cell office:value-type="string" table:style-name="ce1">
            <text:p>Mears Limited</text:p>
          </table:table-cell>
          <table:table-cell office:value-type="string" table:style-name="ce1">
            <text:p>Percentage of maintenance issues resolved within contractual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Scotland</text:p>
          </table:table-cell>
          <table:table-cell office:value-type="string" table:style-name="ce1">
            <text:p>Mears Limited</text:p>
          </table:table-cell>
          <table:table-cell office:value-type="string" table:style-name="ce1">
            <text:p>Accommodation Proposals - percentage submitted within accepted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Proc585 - Security Architecture</text:p>
          </table:table-cell>
          <table:table-cell office:value-type="string" table:style-name="ce1">
            <text:p>6POINT6 LTD</text:p>
          </table:table-cell>
          <table:table-cell office:value-type="string" table:style-name="ce1">
            <text:p>People (Resourcing) - Successful placement of Key resources/provisions of facilities to meet the planned deliverables and contractual obligation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DDaT Software Engineering Partner Services</text:p>
          </table:table-cell>
          <table:table-cell office:value-type="string" table:style-name="ce1">
            <text:p>PA CONSULTING SERVICES LTD</text:p>
          </table:table-cell>
          <table:table-cell office:value-type="string" table:style-name="ce1">
            <text:p>Partnering and Added Value - Staff Alignment</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South</text:p>
          </table:table-cell>
          <table:table-cell office:value-type="string" table:style-name="ce1">
            <text:p>Clearsprings Ready Homes Ltd</text:p>
          </table:table-cell>
          <table:table-cell office:value-type="string" table:style-name="ce1">
            <text:p>Move-in Services - percentage inductions carried out within accepted timeframe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NI</text:p>
          </table:table-cell>
          <table:table-cell office:value-type="string" table:style-name="ce1">
            <text:p>Mears Limited</text:p>
          </table:table-cell>
          <table:table-cell office:value-type="string" table:style-name="ce1">
            <text:p>Accommodation Proposals - percentage submitted within accepted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HMPO DAP Development Services</text:p>
          </table:table-cell>
          <table:table-cell office:value-type="string" table:style-name="ce1">
            <text:p>EQUAL EXPERTS UK LTD</text:p>
          </table:table-cell>
          <table:table-cell office:value-type="string" table:style-name="ce1">
            <text:p>Partnering Behaviours &amp; Value Add Delivery - Supplier promotes positive collaborative working relationships within the team acting in a transparent manner. Supplier shows commitment to buyers goals through adding value over and above the provision of compensated skill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DDaT Software Engineering Partner Services</text:p>
          </table:table-cell>
          <table:table-cell office:value-type="string" table:style-name="ce1">
            <text:p>PA CONSULTING SERVICES LTD</text:p>
          </table:table-cell>
          <table:table-cell office:value-type="string" table:style-name="ce1">
            <text:p>Quality - Tasking efficiency</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Scotland</text:p>
          </table:table-cell>
          <table:table-cell office:value-type="string" table:style-name="ce1">
            <text:p>Mears Limited</text:p>
          </table:table-cell>
          <table:table-cell office:value-type="string" table:style-name="ce1">
            <text:p>Move-in Services - percentage inductions carried out within accepted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NAS Services Agreement</text:p>
          </table:table-cell>
          <table:table-cell office:value-type="string" table:style-name="ce1">
            <text:p>Leonardo MW Ltd</text:p>
          </table:table-cell>
          <table:table-cell office:value-type="string" table:style-name="ce1">
            <text:p>Priority 1 Incident Response for Production &amp; Reference environments. The percentage of priority 1 incidents reported to the Supplier over a monthly period that are responded to within 30 minutes for Production &amp; Reference environments, as measured within the Authority’s IT Service Management Toolset.</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South</text:p>
          </table:table-cell>
          <table:table-cell office:value-type="string" table:style-name="ce1">
            <text:p>Clearsprings Ready Homes Ltd</text:p>
          </table:table-cell>
          <table:table-cell office:value-type="string" table:style-name="ce1">
            <text:p>Accommodation Proposals - percentage submitted within accepted timeframes</text:p>
          </table:table-cell>
          <table:table-cell office:value-type="string" table:style-name="ce1">
            <text:p>98%</text:p>
          </table:table-cell>
          <table:table-cell office:value-type="string" table:style-name="ce1">
            <text:p>Inadequate</text:p>
          </table:table-cell>
          <table:table-cell office:value-type="string" table:style-name="ce1">
            <text:p>Temporary Dispersal Accommodation bookings adjusted and impacted service delivery</text:p>
          </table:table-cell>
          <table:table-cell table:number-columns-repeated="16375"/>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HMPO DAP Development Services</text:p>
          </table:table-cell>
          <table:table-cell office:value-type="string" table:style-name="ce1">
            <text:p>EQUAL EXPERTS UK LTD</text:p>
          </table:table-cell>
          <table:table-cell office:value-type="string" table:style-name="ce1">
            <text:p>Performance to Pay Process - In agreement with the performance to pay process with the supplier delivering against key input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HMPO DAP Development Services</text:p>
          </table:table-cell>
          <table:table-cell office:value-type="string" table:style-name="ce1">
            <text:p>EQUAL EXPERTS UK LTD</text:p>
          </table:table-cell>
          <table:table-cell office:value-type="string" table:style-name="ce1">
            <text:p>People (Resourcing) - Successful placement of Key resources/provisions of facilities to meet the planned deliverables and contractual obligation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NAS Services Agreement</text:p>
          </table:table-cell>
          <table:table-cell office:value-type="string" table:style-name="ce1">
            <text:p>Leonardo MW Ltd</text:p>
          </table:table-cell>
          <table:table-cell office:value-type="string" table:style-name="ce1">
            <text:p>Availability in the Production Environment: <text:s/>The percentage of time over a monthly period that the Services, as defined within Schedule 2, are Available.</text:p>
          </table:table-cell>
          <table:table-cell office:value-type="string" table:style-name="ce1">
            <text:p>99.4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Strategic Central &amp; Bureau Platform (SCBP)</text:p>
          </table:table-cell>
          <table:table-cell office:value-type="string" table:style-name="ce1">
            <text:p>Leidos Innovations UK Limited</text:p>
          </table:table-cell>
          <table:table-cell office:value-type="string" table:style-name="ce1">
            <text:p>Ident1 Enterprise Availability<text:s/></text:p>
          </table:table-cell>
          <table:table-cell office:value-type="string" table:style-name="ce1">
            <text:p>&gt;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NI</text:p>
          </table:table-cell>
          <table:table-cell office:value-type="string" table:style-name="ce1">
            <text:p>Mears Limited</text:p>
          </table:table-cell>
          <table:table-cell office:value-type="string" table:style-name="ce1">
            <text:p>Move-in Services - percentage inductions carried out within accepted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101 Single Non Emergency Helpline</text:p>
          </table:table-cell>
          <table:table-cell office:value-type="string" table:style-name="ce1">
            <text:p>VODAFONE LTD</text:p>
          </table:table-cell>
          <table:table-cell office:value-type="string" table:style-name="ce1">
            <text:p>Call directed to police system</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DDaT Central Delivery Partner Services</text:p>
          </table:table-cell>
          <table:table-cell office:value-type="string" table:style-name="ce1">
            <text:p>PA CONSULTING SERVICES LTD</text:p>
          </table:table-cell>
          <table:table-cell office:value-type="string" table:style-name="ce1">
            <text:p>Partnering and Added Value - Staff Alignment</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Proc526 - Technical Architecture</text:p>
          </table:table-cell>
          <table:table-cell office:value-type="string" table:style-name="ce1">
            <text:p>6POINT6 LTD</text:p>
          </table:table-cell>
          <table:table-cell office:value-type="string" table:style-name="ce1">
            <text:p>People (Resourcing) - Successful placement of Key resources/provisions of facilities to meet the planned deliverables and contractual obligation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Central Specialist DevOps Services</text:p>
          </table:table-cell>
          <table:table-cell office:value-type="string" table:style-name="ce1">
            <text:p>CAPGEMINI UK PLC</text:p>
          </table:table-cell>
          <table:table-cell office:value-type="string" table:style-name="ce1">
            <text:p>Quality - Service Resourcing</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NEYH</text:p>
          </table:table-cell>
          <table:table-cell office:value-type="string" table:style-name="ce1">
            <text:p>Mears Limited</text:p>
          </table:table-cell>
          <table:table-cell office:value-type="string" table:style-name="ce1">
            <text:p>Move-in Services - percentage inductions carried out within accepted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Support Payment Card</text:p>
          </table:table-cell>
          <table:table-cell office:value-type="string" table:style-name="ce1">
            <text:p>Prepaid Financial Services Ltd</text:p>
          </table:table-cell>
          <table:table-cell office:value-type="string" table:style-name="ce1">
            <text:p>Online Programme Management Tool system availability (Non-Operational Working Hour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Support Payment Card</text:p>
          </table:table-cell>
          <table:table-cell office:value-type="string" table:style-name="ce1">
            <text:p>Prepaid Financial Services Ltd</text:p>
          </table:table-cell>
          <table:table-cell office:value-type="string" table:style-name="ce1">
            <text:p>The facility for reporting lost or stolen Payment Cards shall be open 24 hours a day, every day of the year</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Haulage and Storage (H&amp;S)</text:p>
          </table:table-cell>
          <table:table-cell office:value-type="string" table:style-name="ce1">
            <text:p>GXO Logistics UK Limited</text:p>
          </table:table-cell>
          <table:table-cell office:value-type="string" table:style-name="ce1">
            <text:p>Rapid Response Service - respond to the SR and be on site ready to deliver the relevant rapid response service within 5 hours regardless of location within UK / NI.</text:p>
          </table:table-cell>
          <table:table-cell office:value-type="string" table:style-name="ce1">
            <text:p>96%</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2020 Modern Slavery Victim Care</text:p>
          </table:table-cell>
          <table:table-cell office:value-type="string" table:style-name="ce1">
            <text:p>THE SALVATION ARMY</text:p>
          </table:table-cell>
          <table:table-cell office:value-type="string" table:style-name="ce1">
            <text:p>At the end of the Move-On Period (excluding Service Users receiving Extended Move-on Support), the Service User achieves at a minimum one of the following outcomes a-d: a) Moves into own accommodation, including Local Authority accommodation, private rented and/or with family/friend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Support Payment Card</text:p>
          </table:table-cell>
          <table:table-cell office:value-type="string" table:style-name="ce1">
            <text:p>Prepaid Financial Services Ltd</text:p>
          </table:table-cell>
          <table:table-cell office:value-type="string" table:style-name="ce1">
            <text:p>Online Programme Management Tool system availability (Operational Working Hour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AIRE - Advice Issue Reporting and Elligibility</text:p>
          </table:table-cell>
          <table:table-cell office:value-type="string" table:style-name="ce1">
            <text:p>Migrant Help T/A Migrant Help</text:p>
          </table:table-cell>
          <table:table-cell office:value-type="string" table:style-name="ce1">
            <text:p>Call waiting times - percentage answered within accepted timeframes</text:p>
          </table:table-cell>
          <table:table-cell office:value-type="string" table:style-name="ce1">
            <text:p>90.00%</text:p>
          </table:table-cell>
          <table:table-cell office:value-type="string" table:style-name="ce1">
            <text:p>Inadequate</text:p>
          </table:table-cell>
          <table:table-cell office:value-type="string" table:style-name="ce1">
            <text:p>All organisations supporting asylum seekers have been significantly impacted by unprecedented asylum intake. It is acknowledged that the performance is outside the KPI, however this is being addressed through a structured remedial plan.</text:p>
          </table:table-cell>
          <table:table-cell table:number-columns-repeated="16375"/>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Next Generation of Visa (NGOV) Services - International</text:p>
          </table:table-cell>
          <table:table-cell office:value-type="string" table:style-name="ce1">
            <text:p>Teleperformance Ltd</text:p>
          </table:table-cell>
          <table:table-cell office:value-type="string" table:style-name="ce1">
            <text:p>Appointment Availability : percentage of customers with appointments within 5 working days, or the next centre opening cycle</text:p>
          </table:table-cell>
          <table:table-cell office:value-type="string" table:style-name="ce1">
            <text:p>99.4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HMPO Passport Contact Centre Services (TP)</text:p>
          </table:table-cell>
          <table:table-cell office:value-type="string" table:style-name="ce1">
            <text:p>Teleperformance Ltd</text:p>
          </table:table-cell>
          <table:table-cell office:value-type="string" table:style-name="ce1">
            <text:p>Email response rate - 100% of e-mails responded to within 4 hours<text: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NW</text:p>
          </table:table-cell>
          <table:table-cell office:value-type="string" table:style-name="ce1">
            <text:p>SERCO LTD</text:p>
          </table:table-cell>
          <table:table-cell office:value-type="string" table:style-name="ce1">
            <text:p>Accommodation Proposals - percentage submitted within accepted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Public Safety Radio Communications Service - Police 2000/26</text:p>
          </table:table-cell>
          <table:table-cell office:value-type="string" table:style-name="ce1">
            <text:p>AIRWAVE SOLUTIONS LTD</text:p>
          </table:table-cell>
          <table:table-cell office:value-type="string" table:style-name="ce1">
            <text:p>Supplier Network Management Centre Help Desk - Call answering within 15 seconds</text:p>
          </table:table-cell>
          <table:table-cell office:value-type="string" table:style-name="ce1">
            <text:p>9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Next Generation of Visa (NGOV) Services - International</text:p>
          </table:table-cell>
          <table:table-cell office:value-type="string" table:style-name="ce1">
            <text:p>VF Worldwide Holdings Ltd</text:p>
          </table:table-cell>
          <table:table-cell office:value-type="string" table:style-name="ce1">
            <text:p>Appointment Availability : percentage of customers with appointments within 5 working days, or the next centre opening cycle</text:p>
          </table:table-cell>
          <table:table-cell office:value-type="string" table:style-name="ce1">
            <text:p>99.4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Uniforms - BF/IE, UKVI/HMPO, MoE clothing/equipment.</text:p>
          </table:table-cell>
          <table:table-cell office:value-type="string" table:style-name="ce1">
            <text:p>DHL INTERNATIONAL (UK) LTD T/A DHL EXPRESS</text:p>
          </table:table-cell>
          <table:table-cell office:value-type="string" table:style-name="ce1">
            <text:p>Dynamic Ordering Platform, System availability: <text:s/>percentage of a 24/7 time period that the system is available</text:p>
          </table:table-cell>
          <table:table-cell office:value-type="string" table:style-name="ce1">
            <text:p>98%</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Public Safety Radio Communications Service - Firelink 2006/26</text:p>
          </table:table-cell>
          <table:table-cell office:value-type="string" table:style-name="ce1">
            <text:p>AIRWAVE SOLUTIONS LTD</text:p>
          </table:table-cell>
          <table:table-cell office:value-type="string" table:style-name="ce1">
            <text:p>Service Availability - This is a percentage measure of the national availability of the Airwave Network across England, Scotland and Wales in the reporting period.</text:p>
          </table:table-cell>
          <table:table-cell office:value-type="string" table:style-name="ce1">
            <text:p>99.86%</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Next Generation of Visa (NGOV) Services - International</text:p>
          </table:table-cell>
          <table:table-cell office:value-type="string" table:style-name="ce1">
            <text:p>VF Worldwide Holdings Ltd</text:p>
          </table:table-cell>
          <table:table-cell office:value-type="string" table:style-name="ce1">
            <text:p>Appointment Turnaround time : average time in minutes for customers to be serviced/processed</text:p>
          </table:table-cell>
          <table:table-cell office:value-type="string" table:style-name="ce1">
            <text:p>&lt;=45 mins</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Front End Services UK</text:p>
          </table:table-cell>
          <table:table-cell office:value-type="string" table:style-name="ce1">
            <text:p>SOPRA STERIA LTD</text:p>
          </table:table-cell>
          <table:table-cell office:value-type="string" table:style-name="ce1">
            <text:p>Complaints process - Number of Substantiated Complaints still to be resolved after twenty (20) working days of the Customer complaint.</text:p>
          </table:table-cell>
          <table:table-cell office:value-type="string" table:style-name="ce1">
            <text:p>1 in 70 = 1.4%</text:p>
            <text:p>1 in 45 = 2.22%</text:p>
            <text:p>1 in 22 = 4.55%</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Uniforms - BF/IE, UKVI/HMPO, MoE clothing/equipment.</text:p>
          </table:table-cell>
          <table:table-cell office:value-type="string" table:style-name="ce1">
            <text:p>DHL INTERNATIONAL (UK) LTD T/A DHL EXPRESS</text:p>
          </table:table-cell>
          <table:table-cell office:value-type="string" table:style-name="ce1">
            <text:p>Service Delivery, Product Quality: <text:s/>percentage of total products delivered with reported issues</text:p>
          </table:table-cell>
          <table:table-cell office:value-type="string" table:style-name="ce1">
            <text:p>1%</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MEE</text:p>
          </table:table-cell>
          <table:table-cell office:value-type="string" table:style-name="ce1">
            <text:p>SERCO LTD</text:p>
          </table:table-cell>
          <table:table-cell office:value-type="string" table:style-name="ce1">
            <text:p>Percentage of maintenance issues resolved within contractual timeframes</text:p>
          </table:table-cell>
          <table:table-cell office:value-type="string" table:style-name="ce1">
            <text:p>98.0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Front End Services UK</text:p>
          </table:table-cell>
          <table:table-cell office:value-type="string" table:style-name="ce1">
            <text:p>SOPRA STERIA LTD</text:p>
          </table:table-cell>
          <table:table-cell office:value-type="string" table:style-name="ce1">
            <text:p>Biometric Capture Process - Percentage of data from the Biometric Capture Event transferred to the Authority by 23:59 on the day the appointment took place (or within 1 hour of appointment conclusion for Priority Services)</text:p>
          </table:table-cell>
          <table:table-cell office:value-type="string" table:style-name="ce1">
            <text:p>100.00%</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Next Generation of Visa (NGOV) Services - International</text:p>
          </table:table-cell>
          <table:table-cell office:value-type="string" table:style-name="ce1">
            <text:p>Teleperformance Ltd</text:p>
          </table:table-cell>
          <table:table-cell office:value-type="string" table:style-name="ce1">
            <text:p>Appointment Turnaround time : average time in minutes for customers to be serviced/processed</text:p>
          </table:table-cell>
          <table:table-cell office:value-type="string" table:style-name="ce1">
            <text:p>&lt;=45 mins</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Security Guarding</text:p>
          </table:table-cell>
          <table:table-cell office:value-type="string" table:style-name="ce1">
            <text:p>Mitie Limited</text:p>
          </table:table-cell>
          <table:table-cell office:value-type="string" table:style-name="ce1">
            <text:p>Contract Management - MI Reports - All agreed Management Information is submitted on time, in the correct format without any material errors or omissions.</text:p>
          </table:table-cell>
          <table:table-cell office:value-type="string" table:style-name="ce1">
            <text:p>9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Public Safety Radio Communications Service - Police 2000/26</text:p>
          </table:table-cell>
          <table:table-cell office:value-type="string" table:style-name="ce1">
            <text:p>AIRWAVE SOLUTIONS LTD</text:p>
          </table:table-cell>
          <table:table-cell office:value-type="string" table:style-name="ce1">
            <text:p>GBNR Service Availability - A percentage measure of the availability of specific parts of the Airwave network across England, Scotland and Wales in the reporting period.</text:p>
          </table:table-cell>
          <table:table-cell office:value-type="string" table:style-name="ce1">
            <text:p>99.86%</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Home Office Managed Print Service</text:p>
          </table:table-cell>
          <table:table-cell office:value-type="string" table:style-name="ce1">
            <text:p>XEROX UK LTD</text:p>
          </table:table-cell>
          <table:table-cell office:value-type="string" table:style-name="ce1">
            <text:p>Print Service Availability</text:p>
          </table:table-cell>
          <table:table-cell office:value-type="string" table:style-name="ce1">
            <text:p>99.5%</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Proc585 - Security Architecture</text:p>
          </table:table-cell>
          <table:table-cell office:value-type="string" table:style-name="ce1">
            <text:p>6POINT6 LTD</text:p>
          </table:table-cell>
          <table:table-cell office:value-type="string" table:style-name="ce1">
            <text:p>Partnering Behaviours &amp; Value Add Delivery - Supplier promotes positive collaborative working relationships within the team acting in a transparent manner. Supplier shows commitment to buyers goals through adding value over and above the provision of compensated skills.</text:p>
          </table:table-cell>
          <table:table-cell office:value-type="string" table:style-name="ce1">
            <text:p>9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Proc560 - Framework Engineering</text:p>
          </table:table-cell>
          <table:table-cell office:value-type="string" table:style-name="ce1">
            <text:p>MASTEK (UK) LTD</text:p>
          </table:table-cell>
          <table:table-cell office:value-type="string" table:style-name="ce1">
            <text:p>Code Coverage</text:p>
          </table:table-cell>
          <table:table-cell office:value-type="string" table:style-name="ce1">
            <text:p>85%</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Authorised Freight Searching of Persons,Escorting and Detection Service</text:p>
          </table:table-cell>
          <table:table-cell office:value-type="string" table:style-name="ce1">
            <text:p>EAMUS CORK SOLUTIONS (ECS)</text:p>
          </table:table-cell>
          <table:table-cell office:value-type="string" table:style-name="ce1">
            <text:p>KPI (1) Training and Authorisation</text:p>
            <text:p>100% of Staff deployed for the provision of the Services are fully trained in accordance with Schedule 1 (Specifications), have received appropriate refresher training and have been Authorised by the Secretary of State for the Home Department.</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Police National Database (PND) 2[AutoRenew]</text:p>
          </table:table-cell>
          <table:table-cell office:value-type="string" table:style-name="ce1">
            <text:p>CGI UK IT</text:p>
          </table:table-cell>
          <table:table-cell office:value-type="string" table:style-name="ce1">
            <text:p>A1 PND Critical Service Availability (Live Environment) - % availability of Critical Services affected by Severity Level 1 or 2 Incidents</text:p>
          </table:table-cell>
          <table:table-cell office:value-type="string" table:style-name="ce1">
            <text:p>99.8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Networks Capability Supplier</text:p>
          </table:table-cell>
          <table:table-cell office:value-type="string" table:style-name="ce1">
            <text:p>SPECIALIST COMPUTER CENTRES PLC</text:p>
          </table:table-cell>
          <table:table-cell office:value-type="string" table:style-name="ce1">
            <text:p>Forecasting accuracy and the reliability of cost estimates</text:p>
          </table:table-cell>
          <table:table-cell office:value-type="string" table:style-name="ce1">
            <text:p>&gt;=7%</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Security Guarding</text:p>
          </table:table-cell>
          <table:table-cell office:value-type="string" table:style-name="ce1">
            <text:p>Mitie Limited</text:p>
          </table:table-cell>
          <table:table-cell office:value-type="string" table:style-name="ce1">
            <text:p>Staffing &amp; Resources - Recruitment &amp; Induction</text:p>
          </table:table-cell>
          <table:table-cell office:value-type="string" table:style-name="ce1">
            <text:p>9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Public Cloud Hosting Services - Service Continuity</text:p>
          </table:table-cell>
          <table:table-cell office:value-type="string" table:style-name="ce1">
            <text:p>AMAZON WEB SERVICES</text:p>
          </table:table-cell>
          <table:table-cell office:value-type="string" table:style-name="ce1">
            <text:p>EC2 Availability in London Region</text:p>
          </table:table-cell>
          <table:table-cell office:value-type="string" table:style-name="ce1">
            <text:p>99.5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DDaT Central Data Services Partner Service</text:p>
          </table:table-cell>
          <table:table-cell office:value-type="string" table:style-name="ce1">
            <text:p>IBM UNITED KINGDOM LTD</text:p>
          </table:table-cell>
          <table:table-cell office:value-type="string" table:style-name="ce1">
            <text:p>Quality - Service Resourcing</text:p>
          </table:table-cell>
          <table:table-cell office:value-type="string" table:style-name="ce1">
            <text:p>98%</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Authorised Freight Searching of Persons,Escorting and Detection Service</text:p>
          </table:table-cell>
          <table:table-cell office:value-type="string" table:style-name="ce1">
            <text:p>EAMUS CORK SOLUTIONS (ECS)</text:p>
          </table:table-cell>
          <table:table-cell office:value-type="string" table:style-name="ce1">
            <text:p>KPI (2) Freight Searching Services Performance</text:p>
            <text:p>2.1 100% of continuous freight searching services are provided 24 hours per day, 365 days per year</text:p>
            <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DDaT Central Security Architecture</text:p>
          </table:table-cell>
          <table:table-cell office:value-type="string" table:style-name="ce1">
            <text:p>IBM UNITED KINGDOM LTD</text:p>
          </table:table-cell>
          <table:table-cell office:value-type="string" table:style-name="ce1">
            <text:p>Partnering and Added Value - Staff Alignment</text:p>
          </table:table-cell>
          <table:table-cell office:value-type="string" table:style-name="ce1">
            <text:p>95%</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DDaT Central Technical Architecture</text:p>
          </table:table-cell>
          <table:table-cell office:value-type="string" table:style-name="ce1">
            <text:p>CAPGEMINI UK PLC</text:p>
          </table:table-cell>
          <table:table-cell office:value-type="string" table:style-name="ce1">
            <text:p>Quality - Tasking efficiency</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COP Run and Sustain (Proc 702)</text:p>
          </table:table-cell>
          <table:table-cell office:value-type="string" table:style-name="ce1">
            <text:p>IBM UNITED KINGDOM LTD</text:p>
          </table:table-cell>
          <table:table-cell office:value-type="string" table:style-name="ce1">
            <text:p>People in Place</text:p>
          </table:table-cell>
          <table:table-cell office:value-type="string" table:style-name="ce1">
            <text:p>Green</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Proc539 Status Team for EUE</text:p>
          </table:table-cell>
          <table:table-cell office:value-type="string" table:style-name="ce1">
            <text:p>DELOITTE LLP</text:p>
          </table:table-cell>
          <table:table-cell office:value-type="string" table:style-name="ce1">
            <text:p>Performance to Pay Process - In agreement with the performance to pay process with the supplier delivering against key inputs.</text:p>
          </table:table-cell>
          <table:table-cell office:value-type="string" table:style-name="ce1">
            <text:p>9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DSA Cloud Operations Run Services</text:p>
          </table:table-cell>
          <table:table-cell office:value-type="string" table:style-name="ce1">
            <text:p>Aker Systems</text:p>
          </table:table-cell>
          <table:table-cell office:value-type="string" table:style-name="ce1">
            <text:p>Priority 3 <text:s/>- Incident response <text:s/>= 4hr in supported Hours -<text:s/></text:p>
          </table:table-cell>
          <table:table-cell office:value-type="string" table:style-name="ce1">
            <text:p>95%</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HMPO Passport Secure Delivery International (DHL)</text:p>
          </table:table-cell>
          <table:table-cell office:value-type="string" table:style-name="ce1">
            <text:p>DHL GLOBAL FORWARDING UK LTD</text:p>
          </table:table-cell>
          <table:table-cell office:value-type="string" table:style-name="ce1">
            <text:p>This KPI measures delivery &amp; redelivery (both inbound &amp; outbound) of all packages within 7 working days with a 99.75% target. The Supplier will pay the Organisation a Service Credit equating to the amount of the cost of the delivery service, for each item where the SLA is not met.</text:p>
          </table:table-cell>
          <table:table-cell office:value-type="string" table:style-name="ce1">
            <text:p>99.75%</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DDaT Central Data Services Partner Service</text:p>
          </table:table-cell>
          <table:table-cell office:value-type="string" table:style-name="ce1">
            <text:p>IBM UNITED KINGDOM LTD</text:p>
          </table:table-cell>
          <table:table-cell office:value-type="string" table:style-name="ce1">
            <text:p>Partnering and Added Value - Partnering</text:p>
          </table:table-cell>
          <table:table-cell office:value-type="string" table:style-name="ce1">
            <text:p>95%</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DDaT Central Delivery Partner Services</text:p>
          </table:table-cell>
          <table:table-cell office:value-type="string" table:style-name="ce1">
            <text:p>PA CONSULTING SERVICES LTD</text:p>
          </table:table-cell>
          <table:table-cell office:value-type="string" table:style-name="ce1">
            <text:p>Quality - Tasking efficiency</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DSA Cloud Operations Run Services</text:p>
          </table:table-cell>
          <table:table-cell office:value-type="string" table:style-name="ce1">
            <text:p>Aker Systems</text:p>
          </table:table-cell>
          <table:table-cell office:value-type="string" table:style-name="ce1">
            <text:p>Priority 2 <text:s/>- Incident response <text:s/>= 2hr in supported Hours -<text:s/></text:p>
          </table:table-cell>
          <table:table-cell office:value-type="string" table:style-name="ce1">
            <text:p>95%</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Proc539 Status Team for EUE</text:p>
          </table:table-cell>
          <table:table-cell office:value-type="string" table:style-name="ce1">
            <text:p>DELOITTE LLP</text:p>
          </table:table-cell>
          <table:table-cell office:value-type="string" table:style-name="ce1">
            <text:p>Service requests and resourcing - Successful placement of Key delivery team to meet the deliverables and contractual obligations.</text:p>
          </table:table-cell>
          <table:table-cell office:value-type="string" table:style-name="ce1">
            <text:p>9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DSA Cloud Operations Run Services</text:p>
          </table:table-cell>
          <table:table-cell office:value-type="string" table:style-name="ce1">
            <text:p>Aker Systems</text:p>
          </table:table-cell>
          <table:table-cell office:value-type="string" table:style-name="ce1">
            <text:p>Priority 3 <text:s/>- Incident response <text:s/>= 48hr in supported Hours -<text:s/></text:p>
          </table:table-cell>
          <table:table-cell office:value-type="string" table:style-name="ce1">
            <text:p>95%</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L2 Service Management</text:p>
          </table:table-cell>
          <table:table-cell office:value-type="string" table:style-name="ce1">
            <text:p>FUJITSU SERVICES LTD</text:p>
          </table:table-cell>
          <table:table-cell office:value-type="string" table:style-name="ce1">
            <text:p>Mean time to resolve (MTTR) Incidents by Level 2 Resolver teams. (Cross INC SLA)<text:s/></text:p>
          </table:table-cell>
          <table:table-cell office:value-type="string" table:style-name="ce1">
            <text:p>&lt;24 hrs</text:p>
          </table:table-cell>
          <table:table-cell office:value-type="string" table:style-name="ce1">
            <text:p>Inadequate</text:p>
          </table:table-cell>
          <table:table-cell office:value-type="string" table:style-name="ce1">
            <text:p>Following a collaborative effort with HO SM and resolver teams, Fujitsu are now fulfilling all P1, P2 and P4 Incident management SLA’s.<text:s/></text:p>
            <text:p/>
            <text:p>This position has improved since the last checkpoint review in terms of the SLA’s performance however, due to slightly higher than expected ticket volumes with the rollout of Intune, delays in the onboarding of staff, and the training of staff to ensure effective ticket management the improvements have taken significantly longer than initially intended.<text:s/></text:p>
            <text:p/>
            <text:p>It’s hoped all the SLA’s will be being achieved by mid-April 2023.<text:s/></text:p>
            <text:p/>
          </table:table-cell>
          <table:table-cell table:number-columns-repeated="16375"/>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Proc585 - Security Architecture</text:p>
          </table:table-cell>
          <table:table-cell office:value-type="string" table:style-name="ce1">
            <text:p>6POINT6 LTD</text:p>
          </table:table-cell>
          <table:table-cell office:value-type="string" table:style-name="ce1">
            <text:p>Performance to Pay Process - In agreement with the performance to pay process with the supplier delivering against key input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Hosting Capability Supplier</text:p>
          </table:table-cell>
          <table:table-cell office:value-type="string" table:style-name="ce1">
            <text:p>CAPGEMINI UK PLC</text:p>
          </table:table-cell>
          <table:table-cell office:value-type="string" table:style-name="ce1">
            <text:p>Service Availability</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Central Specialist DevOps Services</text:p>
          </table:table-cell>
          <table:table-cell office:value-type="string" table:style-name="ce1">
            <text:p>CAPGEMINI UK PLC</text:p>
          </table:table-cell>
          <table:table-cell office:value-type="string" table:style-name="ce1">
            <text:p>Partnering and Added Value - Staff Alignment</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Police National Database (PND) 2[AutoRenew]</text:p>
          </table:table-cell>
          <table:table-cell office:value-type="string" table:style-name="ce1">
            <text:p>CGI UK IT</text:p>
          </table:table-cell>
          <table:table-cell office:value-type="string" table:style-name="ce1">
            <text:p>A4 PND Service Availability (Training Environment) % availability of Services affected by Severity Level 1 or 2 Incidents</text:p>
          </table:table-cell>
          <table:table-cell office:value-type="string" table:style-name="ce1">
            <text:p>99.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Proc 534 - EBSA</text:p>
          </table:table-cell>
          <table:table-cell office:value-type="string" table:style-name="ce1">
            <text:p>CAPGEMINI UK PLC</text:p>
          </table:table-cell>
          <table:table-cell office:value-type="string" table:style-name="ce1">
            <text:p>Partnering Behaviours &amp; Value Add Delivery - Supplier promotes positive collaborative working relationships within the team acting in a transparent manner. Supplier shows commitment to buyers goals through adding value over and above the provision of compensated skill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DDaT Central Security Architecture</text:p>
          </table:table-cell>
          <table:table-cell office:value-type="string" table:style-name="ce1">
            <text:p>IBM UNITED KINGDOM LTD</text:p>
          </table:table-cell>
          <table:table-cell office:value-type="string" table:style-name="ce1">
            <text:p>Quality - Tasking efficiency</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Passport Secure Delivery UK (FedEx)</text:p>
          </table:table-cell>
          <table:table-cell office:value-type="string" table:style-name="ce1">
            <text:p>Fedex Express UK Transportation Ltd</text:p>
          </table:table-cell>
          <table:table-cell office:value-type="string" table:style-name="ce1">
            <text:p>HMPO 48 hour delivery</text:p>
          </table:table-cell>
          <table:table-cell office:value-type="string" table:style-name="ce1">
            <text:p>99.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Networks Capability Supplier</text:p>
          </table:table-cell>
          <table:table-cell office:value-type="string" table:style-name="ce1">
            <text:p>SPECIALIST COMPUTER CENTRES PLC</text:p>
          </table:table-cell>
          <table:table-cell office:value-type="string" table:style-name="ce1">
            <text:p>During the design of a transition plan a series of milestones will be identified, agreed and suitable dates assigned to them. The metric will record the percentage of key dates met within the agreed service level.<text:s/></text:p>
          </table:table-cell>
          <table:table-cell office:value-type="string" table:style-name="ce1">
            <text:p>&lt;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Record Management</text:p>
          </table:table-cell>
          <table:table-cell office:value-type="string" table:style-name="ce1">
            <text:p>Iron Mountain (UK) Ltd</text:p>
          </table:table-cell>
          <table:table-cell office:value-type="string" table:style-name="ce1">
            <text:p>Record retrieval - percentage of records retrieved within 48 Hour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Disposal, Destruction and Recycling of Waste (Seized Goods)</text:p>
          </table:table-cell>
          <table:table-cell office:value-type="string" table:style-name="ce1">
            <text:p>BIFFA WASTE SERVICES LIMITED</text:p>
          </table:table-cell>
          <table:table-cell office:value-type="string" table:style-name="ce1">
            <text:p>Disposal of Risk Category C Waste - The Supplier to complete disposal of a Risk Category C Waste Load within 16 Working Hours following receipt of the Load at the Licensed Disposal Site</text:p>
          </table:table-cell>
          <table:table-cell office:value-type="string" table:style-name="ce1">
            <text:p>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Public Cloud Hosting Services - Service Continuity</text:p>
          </table:table-cell>
          <table:table-cell office:value-type="string" table:style-name="ce1">
            <text:p>AMAZON WEB SERVICES</text:p>
          </table:table-cell>
          <table:table-cell office:value-type="string" table:style-name="ce1">
            <text:p>RDS Availability in London Region</text:p>
          </table:table-cell>
          <table:table-cell office:value-type="string" table:style-name="ce1">
            <text:p>99.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DDaT Central Technical Architecture</text:p>
          </table:table-cell>
          <table:table-cell office:value-type="string" table:style-name="ce1">
            <text:p>CAPGEMINI UK PLC</text:p>
          </table:table-cell>
          <table:table-cell office:value-type="string" table:style-name="ce1">
            <text:p>Quality - Service Resourcing</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Central Specialist DevOps Services</text:p>
          </table:table-cell>
          <table:table-cell office:value-type="string" table:style-name="ce1">
            <text:p>CAPGEMINI UK PLC</text:p>
          </table:table-cell>
          <table:table-cell office:value-type="string" table:style-name="ce1">
            <text:p>Quality - Tasking efficiency</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L2 Service Management</text:p>
          </table:table-cell>
          <table:table-cell office:value-type="string" table:style-name="ce1">
            <text:p>FUJITSU SERVICES LTD</text:p>
          </table:table-cell>
          <table:table-cell office:value-type="string" table:style-name="ce1">
            <text:p>Mean time to repair (MTTR) Hardware Devices<text:s text:c="73"/></text:p>
          </table:table-cell>
          <table:table-cell office:value-type="string" table:style-name="ce1">
            <text:p>&lt;80h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DSA Cloud Operations Run Services</text:p>
          </table:table-cell>
          <table:table-cell office:value-type="string" table:style-name="ce1">
            <text:p>Aker Systems</text:p>
          </table:table-cell>
          <table:table-cell office:value-type="string" table:style-name="ce1">
            <text:p>Priority 1 <text:s/>- Incident response <text:s/>= 60 Min in supported Hours -<text: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The Supply and Maintenance of Trace Detection Devices</text:p>
          </table:table-cell>
          <table:table-cell office:value-type="string" table:style-name="ce1">
            <text:p>SMITHS DETECTION WATFORD LTD</text:p>
          </table:table-cell>
          <table:table-cell office:value-type="string" table:style-name="ce1">
            <text:p>Planned Maintenance - Measurement of bi-annual planned maintenance.</text:p>
          </table:table-cell>
          <table:table-cell office:value-type="string" table:style-name="ce1">
            <text:p>7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Authorised Freight Searching of Persons,Escorting and Detection Service</text:p>
          </table:table-cell>
          <table:table-cell office:value-type="string" table:style-name="ce1">
            <text:p>EAMUS CORK SOLUTIONS (ECS)</text:p>
          </table:table-cell>
          <table:table-cell office:value-type="string" table:style-name="ce1">
            <text:p>KPI (2) Freight Searching Services Performance</text:p>
            <text:p>2.2 <text:s/>A minimum of 95% of illegal migrants hidden in vehicles searched by the Contractors Staff shall be detected and detained in France. No more than 5% of illegal migrants hidden in vehicles searched by the Contractors Staff, as evidenced by Searched Vehicle Records (SVR), shall reach the UK.</text:p>
          </table:table-cell>
          <table:table-cell office:value-type="string" table:style-name="ce1">
            <text:p>95%</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DDaT Central Delivery Partner Services</text:p>
          </table:table-cell>
          <table:table-cell office:value-type="string" table:style-name="ce1">
            <text:p>PA CONSULTING SERVICES LTD</text:p>
          </table:table-cell>
          <table:table-cell office:value-type="string" table:style-name="ce1">
            <text:p>Quality - Service Resourcing</text:p>
          </table:table-cell>
          <table:table-cell office:value-type="string" table:style-name="ce1">
            <text:p>98%</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Disposal, Destruction and Recycling of Waste (Seized Goods)</text:p>
          </table:table-cell>
          <table:table-cell office:value-type="string" table:style-name="ce1">
            <text:p>BIFFA WASTE SERVICES LIMITED</text:p>
          </table:table-cell>
          <table:table-cell office:value-type="string" table:style-name="ce1">
            <text:p>Disposal of Risk Category B Waste - The Supplier to complete disposal of a Risk Category B Waste Load within 8 Working Hours following receipt of the Load at the Licensed Disposal Site</text:p>
          </table:table-cell>
          <table:table-cell office:value-type="string" table:style-name="ce1">
            <text:p>97%</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Passport Secure Delivery UK (FedEx)</text:p>
          </table:table-cell>
          <table:table-cell office:value-type="string" table:style-name="ce1">
            <text:p>Fedex Express UK Transportation Ltd</text:p>
          </table:table-cell>
          <table:table-cell office:value-type="string" table:style-name="ce1">
            <text:p>UKVI 48 hour delivery</text:p>
          </table:table-cell>
          <table:table-cell office:value-type="string" table:style-name="ce1">
            <text:p>99%</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Level 2 support for HM Passport Office Digital Services</text:p>
          </table:table-cell>
          <table:table-cell office:value-type="string" table:style-name="ce1">
            <text:p>AUTOMATION LOGIC LIMITED</text:p>
          </table:table-cell>
          <table:table-cell office:value-type="string" table:style-name="ce1">
            <text:p>KPI1 - M1 time to respond</text:p>
          </table:table-cell>
          <table:table-cell office:value-type="string" table:style-name="ce1">
            <text:p>95%</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Home Office Managed Print Service</text:p>
          </table:table-cell>
          <table:table-cell office:value-type="string" table:style-name="ce1">
            <text:p>XEROX UK LTD</text:p>
          </table:table-cell>
          <table:table-cell office:value-type="string" table:style-name="ce1">
            <text:p>Print Device Availability</text:p>
          </table:table-cell>
          <table:table-cell office:value-type="string" table:style-name="ce1">
            <text:p>97%</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Police National Database (PND) 2[AutoRenew]</text:p>
          </table:table-cell>
          <table:table-cell office:value-type="string" table:style-name="ce1">
            <text:p>CGI UK IT</text:p>
          </table:table-cell>
          <table:table-cell office:value-type="string" table:style-name="ce1">
            <text:p>P1 PND Search Performance - Timeliness of Search Service Response Category: Unique Search; Simple Search; and Complex Search.</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Pentip</text:p>
          </table:table-cell>
          <table:table-cell office:value-type="string" table:style-name="ce1">
            <text:p>NORTHGATE PUBLIC SERVICES (UK) LTD</text:p>
          </table:table-cell>
          <table:table-cell office:value-type="string" table:style-name="ce1">
            <text:p>Priority 1 Incident Resolved in 4 elapsed hours (online &amp; phone payment)</text:p>
          </table:table-cell>
          <table:table-cell office:value-type="string" table:style-name="ce1">
            <text:p>98.5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COP Run and Sustain (Proc 702)</text:p>
          </table:table-cell>
          <table:table-cell office:value-type="string" table:style-name="ce1">
            <text:p>IBM UNITED KINGDOM LTD</text:p>
          </table:table-cell>
          <table:table-cell office:value-type="string" table:style-name="ce1">
            <text:p>Partnering Behaviours &amp; Value Add</text:p>
          </table:table-cell>
          <table:table-cell office:value-type="string" table:style-name="ce1">
            <text:p>Green</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HMPO Passport Contact Centre Services (TP)</text:p>
          </table:table-cell>
          <table:table-cell office:value-type="string" table:style-name="ce1">
            <text:p>Teleperformance Ltd</text:p>
          </table:table-cell>
          <table:table-cell office:value-type="string" table:style-name="ce1">
            <text:p>Response Rate 70 seconds - 90% of calls answered within 70 seconds</text:p>
          </table:table-cell>
          <table:table-cell office:value-type="string" table:style-name="ce1">
            <text:p>90.0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Proc526 - Technical Architecture</text:p>
          </table:table-cell>
          <table:table-cell office:value-type="string" table:style-name="ce1">
            <text:p>6POINT6 LTD</text:p>
          </table:table-cell>
          <table:table-cell office:value-type="string" table:style-name="ce1">
            <text:p>Partnering Behaviours &amp; Value Add Delivery - Supplier promotes positive collaborative working relationships within the team acting in a transparent manner. Supplier shows commitment to buyers goals through adding value over and above the provision of compensated skills.</text:p>
          </table:table-cell>
          <table:table-cell office:value-type="string" table:style-name="ce1">
            <text:p>9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Disposal, Destruction and Recycling of Waste (Seized Goods)</text:p>
          </table:table-cell>
          <table:table-cell office:value-type="string" table:style-name="ce1">
            <text:p>BIFFA WASTE SERVICES LIMITED</text:p>
          </table:table-cell>
          <table:table-cell office:value-type="string" table:style-name="ce1">
            <text:p>Disposal of Risk Category A Waste - The Supplier to commence disposal of a Risk Category A Waste Loads immediately following receipt of the Load at the Licensed Disposal Site</text:p>
          </table:table-cell>
          <table:table-cell office:value-type="string" table:style-name="ce1">
            <text:p>97%</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Pentip</text:p>
          </table:table-cell>
          <table:table-cell office:value-type="string" table:style-name="ce1">
            <text:p>NORTHGATE PUBLIC SERVICES (UK) LTD</text:p>
          </table:table-cell>
          <table:table-cell office:value-type="string" table:style-name="ce1">
            <text:p>PentiP Service Availability</text:p>
          </table:table-cell>
          <table:table-cell office:value-type="string" table:style-name="ce1">
            <text:p>99.2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Haulage and Storage (H&amp;S)</text:p>
          </table:table-cell>
          <table:table-cell office:value-type="string" table:style-name="ce1">
            <text:p>GXO Logistics UK Limited</text:p>
          </table:table-cell>
          <table:table-cell office:value-type="string" table:style-name="ce1">
            <text:p>Planned Service - Attend at the relevant pick up point to collect and deliver all types of Seized Goods within 15 minutes of the agreed time for the planned service.</text:p>
          </table:table-cell>
          <table:table-cell office:value-type="string" table:style-name="ce1">
            <text:p>96%</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Hosting Capability Supplier</text:p>
          </table:table-cell>
          <table:table-cell office:value-type="string" table:style-name="ce1">
            <text:p>CAPGEMINI UK PLC</text:p>
          </table:table-cell>
          <table:table-cell office:value-type="string" table:style-name="ce1">
            <text:p>Incident Response Time</text:p>
          </table:table-cell>
          <table:table-cell office:value-type="string" table:style-name="ce1">
            <text:p>95%</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The Supply and Maintenance of Trace Detection Devices</text:p>
          </table:table-cell>
          <table:table-cell office:value-type="string" table:style-name="ce1">
            <text:p>SMITHS DETECTION WATFORD LTD</text:p>
          </table:table-cell>
          <table:table-cell office:value-type="string" table:style-name="ce1">
            <text:p>Reactive Maintenance - Measurement of period from call out to fix of device.</text:p>
          </table:table-cell>
          <table:table-cell office:value-type="string" table:style-name="ce1">
            <text:p>9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HMPO Passport Secure Delivery International (DHL)</text:p>
          </table:table-cell>
          <table:table-cell office:value-type="string" table:style-name="ce1">
            <text:p>DHL GLOBAL FORWARDING UK LTD</text:p>
          </table:table-cell>
          <table:table-cell office:value-type="string" table:style-name="ce1">
            <text:p>KPI relating to Damage. The Supplier will pay the Organisation £100 per Item, where the SL has not been met.</text:p>
          </table:table-cell>
          <table:table-cell office:value-type="string" table:style-name="ce1">
            <text:p>100%</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Proc539 Status Team for EUE</text:p>
          </table:table-cell>
          <table:table-cell office:value-type="string" table:style-name="ce1">
            <text:p>DELOITTE LLP</text:p>
          </table:table-cell>
          <table:table-cell office:value-type="string" table:style-name="ce1">
            <text:p>Partnering Behaviours &amp; Value Add Delivery - Supplier promotes positive collaborative working relationships within the team acting in a transparent manner. Supplier shows commitment to buyers goals through adding value over and above the provision of compensated skills.</text:p>
          </table:table-cell>
          <table:table-cell office:value-type="string" table:style-name="ce1">
            <text:p>9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DDaT Central Technical Architecture</text:p>
          </table:table-cell>
          <table:table-cell office:value-type="string" table:style-name="ce1">
            <text:p>CAPGEMINI UK PLC</text:p>
          </table:table-cell>
          <table:table-cell office:value-type="string" table:style-name="ce1">
            <text:p>Partnering and Added Value - Staff Alignment</text:p>
          </table:table-cell>
          <table:table-cell office:value-type="string" table:style-name="ce1">
            <text:p>95%</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Haulage and Storage (H&amp;S)</text:p>
          </table:table-cell>
          <table:table-cell office:value-type="string" table:style-name="ce1">
            <text:p>GXO Logistics UK Limited</text:p>
          </table:table-cell>
          <table:table-cell office:value-type="string" table:style-name="ce1">
            <text:p>Stand-by Service - Position stand-by vehicles so they can reach the point of seizure within one hour of being notified to attend.</text:p>
          </table:table-cell>
          <table:table-cell office:value-type="string" table:style-name="ce1">
            <text:p>96%</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Record Management</text:p>
          </table:table-cell>
          <table:table-cell office:value-type="string" table:style-name="ce1">
            <text:p>Iron Mountain (UK) Ltd</text:p>
          </table:table-cell>
          <table:table-cell office:value-type="string" table:style-name="ce1">
            <text:p>On Time Deliveries (Van) - within +/- 30 Minutes<text:s/></text:p>
          </table:table-cell>
          <table:table-cell office:value-type="string" table:style-name="ce1">
            <text:p>95%</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Networks Capability Supplier</text:p>
          </table:table-cell>
          <table:table-cell office:value-type="string" table:style-name="ce1">
            <text:p>SPECIALIST COMPUTER CENTRES PLC</text:p>
          </table:table-cell>
          <table:table-cell office:value-type="string" table:style-name="ce1">
            <text:p>SCC will agree to produce a statement of work within 15 days of a request providing there is adequate access to stakeholders and other dependencies.</text:p>
          </table:table-cell>
          <table:table-cell office:value-type="string" table:style-name="ce1">
            <text:p>&gt; = 95%</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DDaT Central Security Architecture</text:p>
          </table:table-cell>
          <table:table-cell office:value-type="string" table:style-name="ce1">
            <text:p>IBM UNITED KINGDOM LTD</text:p>
          </table:table-cell>
          <table:table-cell office:value-type="string" table:style-name="ce1">
            <text:p>Quality - Service Resourcing</text:p>
          </table:table-cell>
          <table:table-cell office:value-type="string" table:style-name="ce1">
            <text:p>98%</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Proc560 - Framework Engineering</text:p>
          </table:table-cell>
          <table:table-cell office:value-type="string" table:style-name="ce1">
            <text:p>MASTEK (UK) LTD</text:p>
          </table:table-cell>
          <table:table-cell office:value-type="string" table:style-name="ce1">
            <text:p>Deployments to AUTOSIT Per Sprint</text:p>
          </table:table-cell>
          <table:table-cell office:value-type="string" table:style-name="ce1">
            <text:p>4</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Security Guarding</text:p>
          </table:table-cell>
          <table:table-cell office:value-type="string" table:style-name="ce1">
            <text:p>Mitie Limited</text:p>
          </table:table-cell>
          <table:table-cell office:value-type="string" table:style-name="ce1">
            <text:p>Operational Delivery - Assignment, Instructions &amp; Standards - Assignment Instructions and Equipment Inventory records are present and up to date.</text:p>
            <text:p>1. Full adherence to agreed Assignment Instructions, Standing Instructions and Operational Standards (e.g. appropriately controlling and monitoring all visitor access in accordance with the stated processes).<text:s/></text:p>
            <text:p>2. All issues of non-compliance reported to the Authority immediately.</text:p>
            <text:p>3. No valid complaints received from staff/contractor's/visitors.</text:p>
          </table:table-cell>
          <table:table-cell office:value-type="string" table:style-name="ce1">
            <text:p>9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COP Run and Sustain (Proc 702)</text:p>
          </table:table-cell>
          <table:table-cell office:value-type="string" table:style-name="ce1">
            <text:p>IBM UNITED KINGDOM LTD</text:p>
          </table:table-cell>
          <table:table-cell office:value-type="string" table:style-name="ce1">
            <text:p>Performance to Pay Process</text:p>
          </table:table-cell>
          <table:table-cell office:value-type="string" table:style-name="ce1">
            <text:p>Green</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HMPO Passport Contact Centre Services (TP)</text:p>
          </table:table-cell>
          <table:table-cell office:value-type="string" table:style-name="ce1">
            <text:p>Teleperformance Ltd</text:p>
          </table:table-cell>
          <table:table-cell office:value-type="string" table:style-name="ce1">
            <text:p>Response Rate 30seconds - 80% of calls answered within 30 seconds</text:p>
          </table:table-cell>
          <table:table-cell office:value-type="string" table:style-name="ce1">
            <text:p>80.0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Proc 534 - EBSA</text:p>
          </table:table-cell>
          <table:table-cell office:value-type="string" table:style-name="ce1">
            <text:p>CAPGEMINI UK PLC</text:p>
          </table:table-cell>
          <table:table-cell office:value-type="string" table:style-name="ce1">
            <text:p>Performance to Pay Process - In agreement with the performance to pay process with the supplier delivering against key inputs.</text:p>
          </table:table-cell>
          <table:table-cell office:value-type="string" table:style-name="ce1">
            <text:p>9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Passport Secure Delivery UK (FedEx)</text:p>
          </table:table-cell>
          <table:table-cell office:value-type="string" table:style-name="ce1">
            <text:p>Fedex Express UK Transportation Ltd</text:p>
          </table:table-cell>
          <table:table-cell office:value-type="string" table:style-name="ce1">
            <text:p>GRO 48 hour delivery</text:p>
          </table:table-cell>
          <table:table-cell office:value-type="string" table:style-name="ce1">
            <text:p>99%</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Level 2 support for HM Passport Office Digital Services</text:p>
          </table:table-cell>
          <table:table-cell office:value-type="string" table:style-name="ce1">
            <text:p>AUTOMATION LOGIC LIMITED</text:p>
          </table:table-cell>
          <table:table-cell office:value-type="string" table:style-name="ce1">
            <text:p>KPI2 - M2 time to resolve</text:p>
          </table:table-cell>
          <table:table-cell office:value-type="string" table:style-name="ce1">
            <text:p>95%</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The Supply and Maintenance of Trace Detection Devices</text:p>
          </table:table-cell>
          <table:table-cell office:value-type="string" table:style-name="ce1">
            <text:p>SMITHS DETECTION WATFORD LTD</text:p>
          </table:table-cell>
          <table:table-cell office:value-type="string" table:style-name="ce1">
            <text:p>Delivery of Devices - Measurement of time frames of delivery.</text:p>
          </table:table-cell>
          <table:table-cell office:value-type="string" table:style-name="ce1">
            <text:p>90%</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Proc560 - Framework Engineering</text:p>
          </table:table-cell>
          <table:table-cell office:value-type="string" table:style-name="ce1">
            <text:p>MASTEK (UK) LTD</text:p>
          </table:table-cell>
          <table:table-cell office:value-type="string" table:style-name="ce1">
            <text:p>PRP1/PRP4 - <text:s/>Test failures per Sprint</text:p>
          </table:table-cell>
          <table:table-cell office:value-type="string" table:style-name="ce1">
            <text:p>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Public Cloud Hosting Services - Service Continuity</text:p>
          </table:table-cell>
          <table:table-cell office:value-type="string" table:style-name="ce1">
            <text:p>AMAZON WEB SERVICES</text:p>
          </table:table-cell>
          <table:table-cell office:value-type="string" table:style-name="ce1">
            <text:p>S3 Availability in London Region</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Home Office Managed Print Service</text:p>
          </table:table-cell>
          <table:table-cell office:value-type="string" table:style-name="ce1">
            <text:p>XEROX UK LTD</text:p>
          </table:table-cell>
          <table:table-cell office:value-type="string" table:style-name="ce1">
            <text:p>Incident Resolution: Severity Level 1</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Pentip</text:p>
          </table:table-cell>
          <table:table-cell office:value-type="string" table:style-name="ce1">
            <text:p>NORTHGATE PUBLIC SERVICES (UK) LTD</text:p>
          </table:table-cell>
          <table:table-cell office:value-type="string" table:style-name="ce1">
            <text:p>Priority 1 Incident Resolved in 4 elapsed hours (application)</text:p>
          </table:table-cell>
          <table:table-cell office:value-type="string" table:style-name="ce1">
            <text:p>98.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Proc 534 - EBSA</text:p>
          </table:table-cell>
          <table:table-cell office:value-type="string" table:style-name="ce1">
            <text:p>CAPGEMINI UK PLC</text:p>
          </table:table-cell>
          <table:table-cell office:value-type="string" table:style-name="ce1">
            <text:p>People (Resourcing) - Successful placement of Key resources/provisions of facilities to meet the planned deliverables and contractual obligation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Proc526 - Technical Architecture</text:p>
          </table:table-cell>
          <table:table-cell office:value-type="string" table:style-name="ce1">
            <text:p>6POINT6 LTD</text:p>
          </table:table-cell>
          <table:table-cell office:value-type="string" table:style-name="ce1">
            <text:p>Performance to Pay Process - In agreement with the performance to pay process with the supplier delivering against key input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Hosting Capability Supplier</text:p>
          </table:table-cell>
          <table:table-cell office:value-type="string" table:style-name="ce1">
            <text:p>CAPGEMINI UK PLC</text:p>
          </table:table-cell>
          <table:table-cell office:value-type="string" table:style-name="ce1">
            <text:p>Fix Time P1</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L2 Service Management</text:p>
          </table:table-cell>
          <table:table-cell office:value-type="string" table:style-name="ce1">
            <text:p>FUJITSU SERVICES LTD</text:p>
          </table:table-cell>
          <table:table-cell office:value-type="string" table:style-name="ce1">
            <text:p>Mean time to resolve (MTTR) Hardware ‘Provide’ requests (Smartphones /Laptops)</text:p>
          </table:table-cell>
          <table:table-cell office:value-type="string" table:style-name="ce1">
            <text:p>&lt;40h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DDaT Central Data Services Partner Service</text:p>
          </table:table-cell>
          <table:table-cell office:value-type="string" table:style-name="ce1">
            <text:p>IBM UNITED KINGDOM LTD</text:p>
          </table:table-cell>
          <table:table-cell office:value-type="string" table:style-name="ce1">
            <text:p>Quality - Tasking efficiency</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HMPO Passport Secure Delivery International (DHL)</text:p>
          </table:table-cell>
          <table:table-cell office:value-type="string" table:style-name="ce1">
            <text:p>DHL GLOBAL FORWARDING UK LTD</text:p>
          </table:table-cell>
          <table:table-cell office:value-type="string" table:style-name="ce1">
            <text:p>KPI relating to Loss and Theft.  The Supplier will pay the Organisation £250 per Item, where the SL has not been met.</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Uniforms - BF/IE, UKVI/HMPO, MoE clothing/equipment.</text:p>
          </table:table-cell>
          <table:table-cell office:value-type="string" table:style-name="ce1">
            <text:p>DHL INTERNATIONAL (UK) LTD T/A DHL EXPRESS</text:p>
          </table:table-cell>
          <table:table-cell office:value-type="string" table:style-name="ce1">
            <text:p>Service delivery: <text:s/>On-time delivery</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Next Generation of Visa (NGOV) Services - International</text:p>
          </table:table-cell>
          <table:table-cell office:value-type="string" table:style-name="ce1">
            <text:p>Teleperformance Ltd</text:p>
          </table:table-cell>
          <table:table-cell office:value-type="string" table:style-name="ce1">
            <text:p>Complaints Management : percentage of complaints reviewed, declared and acknowledged within 10 working day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Next Generation of Visa (NGOV) Services - International</text:p>
          </table:table-cell>
          <table:table-cell office:value-type="string" table:style-name="ce1">
            <text:p>VF Worldwide Holdings Ltd</text:p>
          </table:table-cell>
          <table:table-cell office:value-type="string" table:style-name="ce1">
            <text:p>Complaints Management : percentage of complaints reviewed, declared and acknowledged within 10 working day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Scotland</text:p>
          </table:table-cell>
          <table:table-cell office:value-type="string" table:style-name="ce1">
            <text:p>Mears Limited</text:p>
          </table:table-cell>
          <table:table-cell office:value-type="string" table:style-name="ce1">
            <text:p>Percentage of maintenance issues resolved within contractual timeframes</text:p>
          </table:table-cell>
          <table:table-cell office:value-type="string" table:style-name="ce1">
            <text:p>98.00%</text:p>
          </table:table-cell>
          <table:table-cell office:value-type="string" table:style-name="ce1">
            <text:p>Inadequate</text:p>
          </table:table-cell>
          <table:table-cell office:value-type="string" table:style-name="ce1">
            <text:p>A new sub contractor was engaged in July and initial issues were found regarding timescales for work and data sharing. A performance plan has been put into action and performance has improved month on month with December seeing performance back to expected levels.</text:p>
          </table:table-cell>
          <table:table-cell table:number-columns-repeated="16375"/>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NEYH</text:p>
          </table:table-cell>
          <table:table-cell office:value-type="string" table:style-name="ce1">
            <text:p>Mears Limited</text:p>
          </table:table-cell>
          <table:table-cell office:value-type="string" table:style-name="ce1">
            <text:p>Accommodation Proposals - percentage submitted within accepted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Strategic Central &amp; Bureau Platform (SCBP)</text:p>
          </table:table-cell>
          <table:table-cell office:value-type="string" table:style-name="ce1">
            <text:p>Leidos Innovations UK Limited</text:p>
          </table:table-cell>
          <table:table-cell office:value-type="string" table:style-name="ce1">
            <text:p>Ident1 Search Performance</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Application and Enrolment Agreement</text:p>
          </table:table-cell>
          <table:table-cell office:value-type="string" table:style-name="ce1">
            <text:p>CSC Computer Sciences Limited</text:p>
          </table:table-cell>
          <table:table-cell office:value-type="string" table:style-name="ce1">
            <text:p>The percentage of time the Application Management System (used for the production and issuing of passports to UK citizens) is available for user access and use over a monthly period for New Service Components only.</text:p>
          </table:table-cell>
          <table:table-cell office:value-type="string" table:style-name="ce1">
            <text:p>99.7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Wales</text:p>
          </table:table-cell>
          <table:table-cell office:value-type="string" table:style-name="ce1">
            <text:p>Clearsprings Ready Homes Ltd</text:p>
          </table:table-cell>
          <table:table-cell office:value-type="string" table:style-name="ce1">
            <text:p>Move-in Services - percentage inductions carried out within accepted timeframe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101 Single Non Emergency Helpline</text:p>
          </table:table-cell>
          <table:table-cell office:value-type="string" table:style-name="ce1">
            <text:p>VODAFONE LTD</text:p>
          </table:table-cell>
          <table:table-cell office:value-type="string" table:style-name="ce1">
            <text:p>Platform availability (24/7/365)</text:p>
          </table:table-cell>
          <table:table-cell office:value-type="string" table:style-name="ce1">
            <text:p>99.4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AIRE - Advice Issue Reporting and Elligibility</text:p>
          </table:table-cell>
          <table:table-cell office:value-type="string" table:style-name="ce1">
            <text:p>Migrant Help T/A Migrant Help</text:p>
          </table:table-cell>
          <table:table-cell office:value-type="string" table:style-name="ce1">
            <text:p>Completion and Submission of S95 Eligibility Documentation</text:p>
          </table:table-cell>
          <table:table-cell office:value-type="string" table:style-name="ce1">
            <text:p>5 days</text:p>
          </table:table-cell>
          <table:table-cell office:value-type="string" table:style-name="ce1">
            <text:p>Requires Improvement</text:p>
          </table:table-cell>
          <table:table-cell office:value-type="string" table:style-name="ce1">
            <text:p>All organisations supporting asylum seekers have been significantly impacted by unprecedented asylum intake. It is acknowledged that the performance is outside the KPI, however this is being addressed through a structured remedial plan.</text:p>
          </table:table-cell>
          <table:table-cell table:number-columns-repeated="16375"/>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101 Single Non Emergency Helpline</text:p>
          </table:table-cell>
          <table:table-cell office:value-type="string" table:style-name="ce1">
            <text:p>VODAFONE LTD</text:p>
          </table:table-cell>
          <table:table-cell office:value-type="string" table:style-name="ce1">
            <text:p>Incident Resolution within service level agreement</text:p>
          </table:table-cell>
          <table:table-cell office:value-type="string" table:style-name="ce1">
            <text:p>99.7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Passport Production and Associated Services Agreement (Thales DIS Ltd)</text:p>
          </table:table-cell>
          <table:table-cell office:value-type="string" table:style-name="ce1">
            <text:p>Thales DIS UK Ltd</text:p>
          </table:table-cell>
          <table:table-cell office:value-type="string" table:style-name="ce1">
            <text:p>The percentage volume of requested 48 hour Passports which were personalised and issued Ready for Collection by Secure delivery provider within 48 hours, over a monthly period.<text:s/></text:p>
          </table:table-cell>
          <table:table-cell office:value-type="string" table:style-name="ce1">
            <text:p>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2020 Modern Slavery Victim Care</text:p>
          </table:table-cell>
          <table:table-cell office:value-type="string" table:style-name="ce1">
            <text:p>THE SALVATION ARMY</text:p>
          </table:table-cell>
          <table:table-cell office:value-type="string" table:style-name="ce1">
            <text:p>Service Users requiring Accommodation enter safe Accommodation within 8 hours of the need for Accommodation being identified (i.e. within 8 hours of Initial Risk Assessment, or the point at which the need is identified if it is later)</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Public Safety Radio Communications Service - Firelink 2006/26</text:p>
          </table:table-cell>
          <table:table-cell office:value-type="string" table:style-name="ce1">
            <text:p>AIRWAVE SOLUTIONS LTD</text:p>
          </table:table-cell>
          <table:table-cell office:value-type="string" table:style-name="ce1">
            <text:p>Mean Call Set Up Time - A measure of the mean time to set-up a call on the Airwave network, from when a request is made to transmit on an Airwave Radio to successful connection to the intended recipient. A 100% measure means the mean parameter measurements were always met or exceeded.</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NW</text:p>
          </table:table-cell>
          <table:table-cell office:value-type="string" table:style-name="ce1">
            <text:p>SERCO LTD</text:p>
          </table:table-cell>
          <table:table-cell office:value-type="string" table:style-name="ce1">
            <text:p>Move-in Services - percentage inductions carried out within accepted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MEE</text:p>
          </table:table-cell>
          <table:table-cell office:value-type="string" table:style-name="ce1">
            <text:p>SERCO LTD</text:p>
          </table:table-cell>
          <table:table-cell office:value-type="string" table:style-name="ce1">
            <text:p>Accommodation Proposals - percentage submitted within accepted timeframes</text:p>
          </table:table-cell>
          <table:table-cell office:value-type="string" table:style-name="ce1">
            <text:p>98.00%</text:p>
          </table:table-cell>
          <table:table-cell office:value-type="string" table:style-name="ce1">
            <text:p>Requires Improvement</text:p>
          </table:table-cell>
          <table:table-cell office:value-type="string" table:style-name="ce1">
            <text:p>There is a clear challenge to Serco procuring DA property in the MEE Region. UKVI has recognised this challenge by agreeing a CCN alleviating Service Level Credits on a 12 month basis whilst Serco position themselves to tackle this challenge.</text:p>
          </table:table-cell>
          <table:table-cell table:number-columns-repeated="16375"/>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AIRE - Advice Issue Reporting and Elligibility</text:p>
          </table:table-cell>
          <table:table-cell office:value-type="string" table:style-name="ce1">
            <text:p>Migrant Help T/A Migrant Help</text:p>
          </table:table-cell>
          <table:table-cell office:value-type="string" table:style-name="ce1">
            <text:p>Complaints resolution - percentage closed within accepted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2020 Modern Slavery Victim Care</text:p>
          </table:table-cell>
          <table:table-cell office:value-type="string" table:style-name="ce1">
            <text:p>THE SALVATION ARMY</text:p>
          </table:table-cell>
          <table:table-cell office:value-type="string" table:style-name="ce1">
            <text:p>All Service Users have a Journey Plan in place within 5 days of their Initial Risk Assessment taking place. The Journey Plan should be a living document and updated at a minimum monthly</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Passport Production and Associated Services Agreement (Thales DIS Ltd)</text:p>
          </table:table-cell>
          <table:table-cell office:value-type="string" table:style-name="ce1">
            <text:p>Thales DIS UK Ltd</text:p>
          </table:table-cell>
          <table:table-cell office:value-type="string" table:style-name="ce1">
            <text:p>The percentage volume of requested 24 hour Passports which were personalised and issued Ready for Collection by Secure Delivery provider within 24 hours, over a monthly period</text:p>
          </table:table-cell>
          <table:table-cell office:value-type="string" table:style-name="ce1">
            <text:p>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Passport Production and Associated Services Agreement (Thales DIS Ltd)</text:p>
          </table:table-cell>
          <table:table-cell office:value-type="string" table:style-name="ce1">
            <text:p>Thales DIS UK Ltd</text:p>
          </table:table-cell>
          <table:table-cell office:value-type="string" table:style-name="ce1">
            <text:p>The percentage volume of Packaged Passports issued in accordance with the specified criteria, over a monthly period</text:p>
          </table:table-cell>
          <table:table-cell office:value-type="string" table:style-name="ce1">
            <text:p>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NW</text:p>
          </table:table-cell>
          <table:table-cell office:value-type="string" table:style-name="ce1">
            <text:p>SERCO LTD</text:p>
          </table:table-cell>
          <table:table-cell office:value-type="string" table:style-name="ce1">
            <text:p>Percentage of maintenance issues resolved within contractual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AASC - Asylum Accommodation &amp; Support Services Contract MEE</text:p>
          </table:table-cell>
          <table:table-cell office:value-type="string" table:style-name="ce1">
            <text:p>SERCO LTD</text:p>
          </table:table-cell>
          <table:table-cell office:value-type="string" table:style-name="ce1">
            <text:p>Move-in Services - percentage inductions carried out within accepted timefra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Public Safety Radio Communications Service - Police 2000/26</text:p>
          </table:table-cell>
          <table:table-cell office:value-type="string" table:style-name="ce1">
            <text:p>AIRWAVE SOLUTIONS LTD</text:p>
          </table:table-cell>
          <table:table-cell office:value-type="string" table:style-name="ce1">
            <text:p>Service Availability - This is a percentage measure of the national availability of the Airwave Network across England, Scotland and Wales in the reporting period.</text:p>
          </table:table-cell>
          <table:table-cell office:value-type="string" table:style-name="ce1">
            <text:p>99.74%</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Application and Enrolment Agreement</text:p>
          </table:table-cell>
          <table:table-cell office:value-type="string" table:style-name="ce1">
            <text:p>CSC Computer Sciences Limited</text:p>
          </table:table-cell>
          <table:table-cell office:value-type="string" table:style-name="ce1">
            <text:p>The percentage of Severity 1 incidents resolved within 4 Operating Hours for the affected service over a monthly period, that are closed within the measurement period.</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HO</text:p>
          </table:table-cell>
          <table:table-cell office:value-type="string" table:style-name="ce1">
            <text:p>Home Office</text:p>
          </table:table-cell>
          <table:table-cell office:value-type="string" table:style-name="ce1">
            <text:p>Public Safety Radio Communications Service - Firelink 2006/26</text:p>
          </table:table-cell>
          <table:table-cell office:value-type="string" table:style-name="ce1">
            <text:p>AIRWAVE SOLUTIONS LTD</text:p>
          </table:table-cell>
          <table:table-cell office:value-type="string" table:style-name="ce1">
            <text:p>Max Call Set UP - A measure of the maximum time to set-up a call on the Airwave network, from when a request is made to transmit on an Airwave Radio to successful connection to the intended recipient. A 100% measure means the maximum time allowed to set-up a call was never exceeded.</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17CSAE/701712461 - Command Support Air Transport Recapitalisation (CSAT RECAP)</text:p>
          </table:table-cell>
          <table:table-cell office:value-type="string" table:style-name="ce1">
            <text:p>CENTRELINE AV LIMITED</text:p>
          </table:table-cell>
          <table:table-cell office:value-type="string" table:style-name="ce1">
            <text:p>KPI 1 The Contractor shall achieve availability for 1 Aircraft Task Line (ATL) between 0800-2200 GMT UK on weekdays from the date of Initial Operating Capability until Full Operating Capability. The Contractor shall achieve availability for 2 ATLs, one Monday to Sunday including all Bank Holidays except Christmas Day and New Year's day and one Monday to Friday excluding all Bank Holidays.<text:s/></text:p>
          </table:table-cell>
          <table:table-cell office:value-type="string" table:style-name="ce1">
            <text:p>8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Provision of Armed Forces Medical Examinations to RAF &amp; RN.</text:p>
          </table:table-cell>
          <table:table-cell office:value-type="string" table:style-name="ce1">
            <text:p>CAPITA BUSINESS SERVICES LTD</text:p>
          </table:table-cell>
          <table:table-cell office:value-type="string" table:style-name="ce1">
            <text:p>Number of Errors by Service Provider against the standard at Pre-Entry Scrutiny.</text:p>
            <text:p/>
          </table:table-cell>
          <table:table-cell office:value-type="string" table:style-name="ce1">
            <text:p>99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SS/0154 - Boats In-Service Support (2) - Royal Navy (RN) / Royal Fleet Auxiliary (RFA)</text:p>
          </table:table-cell>
          <table:table-cell office:value-type="string" table:style-name="ce1">
            <text:p>BAE SYSTEMS SURFACE SHIPS LIMITED</text:p>
          </table:table-cell>
          <table:table-cell office:value-type="string" table:style-name="ce1">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1">
            <text:p>Greater than 85 percent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DMS Staff Bank</text:p>
          </table:table-cell>
          <table:table-cell office:value-type="string" table:style-name="ce1">
            <text:p>HEALTH CARE RESOURCING GROUP LIMITED</text:p>
          </table:table-cell>
          <table:table-cell office:value-type="string" table:style-name="ce1">
            <text:p>Percentage of demand orders not filled by Staff Bank</text:p>
          </table:table-cell>
          <table:table-cell office:value-type="string" table:style-name="ce1">
            <text:p>20-25 percent</text:p>
          </table:table-cell>
          <table:table-cell office:value-type="string" table:style-name="ce1">
            <text:p>Inadequate</text:p>
          </table:table-cell>
          <table:table-cell office:value-type="string" table:style-name="ce1">
            <text:p>1.Supplier is underperforming due to system issues, currently the Bank Management System does not meet MOD requirement.</text:p>
            <text:p>2.Supplier fill is low due to lack of attraction to the Staff Bank Contract as a result of poor supplier performance people have not migrated as anticipated.</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MAC FOR NORTHWOOD</text:p>
          </table:table-cell>
          <table:table-cell office:value-type="string" table:style-name="ce1">
            <text:p>EASTBURY PARK LIMITED</text:p>
          </table:table-cell>
          <table:table-cell office:value-type="string" table:style-name="ce1">
            <text:p>Customer Satisfaction.  Percentage User Satisfaction achieved from the programme of User Survey Results.</text:p>
          </table:table-cell>
          <table:table-cell office:value-type="string" table:style-name="ce1">
            <text:p>Greater than 86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Provision of Community Healthcare (CHC) Services to British Forces Cyprus</text:p>
          </table:table-cell>
          <table:table-cell office:value-type="string" table:style-name="ce1">
            <text:p>SSAFA FAMILY HEALTH SERVICES</text:p>
          </table:table-cell>
          <table:table-cell office:value-type="string" table:style-name="ce1">
            <text:p>Patients are to be offered an appointment within four (4) weeks of receipt of referral.</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Future Defence Infrastructure Services (FDIS) - Hard FM Built Estate - South East Region</text:p>
          </table:table-cell>
          <table:table-cell office:value-type="string" table:style-name="ce1">
            <text:p>VINCI CONSTRUCTION UK LIMITED</text:p>
          </table:table-cell>
          <table:table-cell office:value-type="string" table:style-name="ce1">
            <text:p>Customer Satisfaction</text:p>
          </table:table-cell>
          <table:table-cell office:value-type="string" table:style-name="ce1">
            <text:p>Acceptable Level of Performance = 8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HESTIA NORTH REGION MULTI-ACTIVITY CONTRACT</text:p>
          </table:table-cell>
          <table:table-cell office:value-type="string" table:style-name="ce1">
            <text:p>ARAMARK DEFENCE SERVICES LIMITED</text:p>
          </table:table-cell>
          <table:table-cell office:value-type="string" table:style-name="ce1">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1">
            <text:p>97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VISION OF WATER, SEWERAGE AND SEWAGE DISPOSAL SERVICES</text:p>
          </table:table-cell>
          <table:table-cell office:value-type="string" table:style-name="ce1">
            <text:p>SEVERN TRENT SERVICES DEFENCE LIMITED</text:p>
          </table:table-cell>
          <table:table-cell office:value-type="string" table:style-name="ce1">
            <text:p>Collect and dispose of sewage and surface water safely and hygienically from all points of sewage and surface water receipt.</text:p>
          </table:table-cell>
          <table:table-cell office:value-type="string" table:style-name="ce1">
            <text:p>Greater than or equal to 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DGM/1772 - Qualification and Supply of 155mm Alternate Carrier Shell Smoke &amp; Illuminating Ammunition.</text:p>
          </table:table-cell>
          <table:table-cell office:value-type="string" table:style-name="ce1">
            <text:p>BAE SYSTEMS GLOBAL COMBAT SYSTEMS MUNITIONS LIMITED</text:p>
          </table:table-cell>
          <table:table-cell office:value-type="string" table:style-name="ce1">
            <text:p>Delivery of milestones</text:p>
          </table:table-cell>
          <table:table-cell office:value-type="string" table:style-name="ce1">
            <text:p>Delivery within 10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SS/0146 - The In Service Support for RFA Lyme Bay, RFA Mounts Bay, RFA Cardigan Bay, RFA Argus and HMS Scott</text:p>
          </table:table-cell>
          <table:table-cell office:value-type="string" table:style-name="ce1">
            <text:p>A&amp;P GROUP LIMITED</text:p>
          </table:table-cell>
          <table:table-cell office:value-type="string" table:style-name="ce1">
            <text:p>Capability and Design</text:p>
          </table:table-cell>
          <table:table-cell office:value-type="string" table:style-name="ce1">
            <text:p>100 percent delivery against contract Performance Indicato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TIDWORTH PFI WATER AND SEWERAGE AND SEWAGE PROJECT</text:p>
          </table:table-cell>
          <table:table-cell office:value-type="string" table:style-name="ce1">
            <text:p>VEOLIA WATER PROJECTS LTD</text:p>
          </table:table-cell>
          <table:table-cell office:value-type="string" table:style-name="ce1">
            <text:p>Maintenance work completed within reporting period</text:p>
          </table:table-cell>
          <table:table-cell office:value-type="string" table:style-name="ce1">
            <text:p>95 percent or great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AGREEMENT RELATING TO THE GOVERNMENT PIPELINE AND STORAGE SYSTEM</text:p>
          </table:table-cell>
          <table:table-cell office:value-type="string" table:style-name="ce1">
            <text:p>EXOLUM PIPELINE SYSTEMS LTD</text:p>
          </table:table-cell>
          <table:table-cell office:value-type="string" table:style-name="ce1">
            <text:p>Timeliness of Deliveries</text:p>
            <text:p>Delivery of Fuel on delivery date agreed in Pumping Requirement Plan</text:p>
          </table:table-cell>
          <table:table-cell office:value-type="string" table:style-name="ce1">
            <text:p>Green - Delivery of any fuel order in respect of any Strategic Site is on time (as agreed between the Customer and the Network Operato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CB6/024 - HESTIA South East Multi Activity Contract.</text:p>
          </table:table-cell>
          <table:table-cell office:value-type="string" table:style-name="ce1">
            <text:p>ARAMARK DEFENCE SERVICES LIMITED</text:p>
          </table:table-cell>
          <table:table-cell office:value-type="string" table:style-name="ce1">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1">
            <text:p>97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DDSFTW/060 - Microsoft Unified Support &amp; Design Services 22-25</text:p>
          </table:table-cell>
          <table:table-cell office:value-type="string" table:style-name="ce1">
            <text:p>MICROSOFT LTD</text:p>
          </table:table-cell>
          <table:table-cell office:value-type="string" table:style-name="ce1">
            <text:p>Support (Severity 1 Incidents resolved on time)</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Ship Alongside System 3 Contractor Logistic Support</text:p>
          </table:table-cell>
          <table:table-cell office:value-type="string" table:style-name="ce1">
            <text:p>NSSLGLOBAL LIMITED</text:p>
          </table:table-cell>
          <table:table-cell office:value-type="string" table:style-name="ce1">
            <text:p>Service Availability - Ship Alongside 2 (SAS2) Equipment shall seek to target a minimum service availability of 95% per platform at least 95% at all times</text:p>
          </table:table-cell>
          <table:table-cell office:value-type="string" table:style-name="ce1">
            <text:p>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DDSFTW/060 - Microsoft Unified Support &amp; Design Services 22-25</text:p>
          </table:table-cell>
          <table:table-cell office:value-type="string" table:style-name="ce1">
            <text:p>MICROSOFT LTD</text:p>
          </table:table-cell>
          <table:table-cell office:value-type="string" table:style-name="ce1">
            <text:p>Support (Severity B Incidents resolved on time)</text:p>
          </table:table-cell>
          <table:table-cell office:value-type="string" table:style-name="ce1">
            <text:p>80 percent<text:s/></text:p>
          </table:table-cell>
          <table:table-cell office:value-type="string" table:style-name="ce1">
            <text:p>Requires Improvement</text:p>
          </table:table-cell>
          <table:table-cell office:value-type="string" table:style-name="ce1">
            <text:p>Performance target for cases raised during the first two months of the quarter were not met. To improve performance, MoD and the supplier have worked together to ensure that Severity B cases were separated from Severity C cases as they were previously being tracked and measured in unison. On completion, this has ensured that the performance target metric was met in the third month of the quarter.<text:s/></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TSSP/118 SCOPIC 2</text:p>
          </table:table-cell>
          <table:table-cell office:value-type="string" table:style-name="ce1">
            <text:p>CUBIC DEFENCE UK LTD.</text:p>
          </table:table-cell>
          <table:table-cell office:value-type="string" table:style-name="ce1">
            <text:p>Management Information</text:p>
          </table:table-cell>
          <table:table-cell office:value-type="string" table:style-name="ce1">
            <text:p>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Property Advisor (Lot 2).</text:p>
          </table:table-cell>
          <table:table-cell office:value-type="string" table:style-name="ce1">
            <text:p>AVISON YOUNG (UK) LIMITED</text:p>
          </table:table-cell>
          <table:table-cell office:value-type="string" table:style-name="ce1">
            <text:p>Commercial and Estates Project Manager (PM) will investigate the invoices against forecasting reports to see where forecasted spend is being achieved or has not be met. Supplier to provide an explanation on those targets that will not be met for the month. 'Invoiced' counts as actual work forecasted and completed.</text:p>
          </table:table-cell>
          <table:table-cell office:value-type="string" table:style-name="ce1">
            <text:p>96 percent &amp; over</text:p>
          </table:table-cell>
          <table:table-cell office:value-type="string" table:style-name="ce1">
            <text:p>Requires Improvement</text:p>
          </table:table-cell>
          <table:table-cell office:value-type="string" table:style-name="ce1">
            <text:p>December spend varied beyond the 15% threshold due a variety of factors but primarily due to delays to Tasking Order/Purchase Order sign off and</text:p>
            <text:p>Programme delays<text:s/></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4 - Assured information infrastructure</text:p>
          </table:table-cell>
          <table:table-cell office:value-type="string" table:style-name="ce1">
            <text:p>QINETIQ LTD</text:p>
          </table:table-cell>
          <table:table-cell office:value-type="string" table:style-name="ce1">
            <text:p>Timeliness of Deliverables: Timeliness of Deliverables is a key measure of the Contractor(s’) ability to perform its contractual duties on-time and in-full.</text:p>
          </table:table-cell>
          <table:table-cell office:value-type="string" table:style-name="ce1">
            <text:p>76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ubmarine Delivery Agency</text:p>
          </table:table-cell>
          <table:table-cell office:value-type="string" table:style-name="ce1">
            <text:p>PEDT/0021 - A-Class Platform Complex Systems - Batch 2 PMS Support</text:p>
          </table:table-cell>
          <table:table-cell office:value-type="string" table:style-name="ce1">
            <text:p>NORTHROP GRUMMAN UK LIMITED</text:p>
          </table:table-cell>
          <table:table-cell office:value-type="string" table:style-name="ce1">
            <text:p>The timely arrival of Suitably Qualified Experienced Personnel to a required location</text:p>
          </table:table-cell>
          <table:table-cell office:value-type="string" table:style-name="ce1">
            <text:p>Less than 49 hours<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S&amp;MOCB/3369- FALKLAND ISLAND MARINE SERVICES</text:p>
          </table:table-cell>
          <table:table-cell office:value-type="string" table:style-name="ce1">
            <text:p>VAN WIJNGAARDEN MARINE SERVICES B V</text:p>
          </table:table-cell>
          <table:table-cell office:value-type="string" table:style-name="ce1">
            <text:p>Ship availability</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STL</text:p>
          </table:table-cell>
          <table:table-cell office:value-type="string" table:style-name="ce1">
            <text:p>Total Facilities Management</text:p>
          </table:table-cell>
          <table:table-cell office:value-type="string" table:style-name="ce1">
            <text:p>EMCOR GROUP (UK)</text:p>
            <text:p/>
          </table:table-cell>
          <table:table-cell office:value-type="string" table:style-name="ce1">
            <text:p>Reactive Breakdowns: Respond to reactive breakdowns in compliance with the Service Level Requirements and Service Standards.</text:p>
            <text:p/>
          </table:table-cell>
          <table:table-cell office:value-type="string" table:style-name="ce1">
            <text:p>95 percent and higher</text:p>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Foreign Language Training.</text:p>
          </table:table-cell>
          <table:table-cell office:value-type="string" table:style-name="ce1">
            <text:p>CAPITA BUSINESS SERVICES LTD</text:p>
          </table:table-cell>
          <table:table-cell office:value-type="string" table:style-name="ce1">
            <text:p>Staffing Guarantee - Routine: Required CVs provided per post for course delivery (minimum of 2 CV's required per post)</text:p>
          </table:table-cell>
          <table:table-cell office:value-type="string" table:style-name="ce1">
            <text:p>95 percent</text:p>
          </table:table-cell>
          <table:table-cell office:value-type="string" table:style-name="ce1">
            <text:p>Inadequate</text:p>
          </table:table-cell>
          <table:table-cell office:value-type="string" table:style-name="ce1">
            <text:p>3 of 39 requests received during the quarter did not meet the minimum number of CV’s. During mid-November Capita received a client request to bring forward sift dates to 30th November in order to push through tutor nominations.<text:s/></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1 - Collect</text:p>
          </table:table-cell>
          <table:table-cell office:value-type="string" table:style-name="ce1">
            <text:p>ROKE MANOR RESEARCH LTD</text:p>
          </table:table-cell>
          <table:table-cell office:value-type="string" table:style-name="ce1">
            <text:p>Time to place a task: The timeliness of placing a Task is a key measure of the Contractor’s internal commercial agility and the technical ability of its supply chain by evidencing the effectiveness of the Contractor’s engagement with and management of its supply chain. It also evidences the Contractor’s ability to understand the requirement and its ability to provide timely accurate proposals to the Tasking Authority.</text:p>
          </table:table-cell>
          <table:table-cell office:value-type="string" table:style-name="ce1">
            <text:p>76 percent and above</text:p>
          </table:table-cell>
          <table:table-cell office:value-type="string" table:style-name="ce1">
            <text:p>Inadequate</text:p>
          </table:table-cell>
          <table:table-cell office:value-type="string" table:style-name="ce1">
            <text:p>The KPI score is the result of a small number of late submissions having a greater impact on the KPI score due the total number of Tasks being significantly lower than usual during the period. <text:s/>It is however acknowledged that performance did not meet the expected levels and steps have been taken to improve process for task tracking and build greater resilience into resourcing.<text:s text:c="2"/></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FDIS REGIONAL ACCOMMODATION MAINTENANCE SERVICES FOR SOUTH EAST REGION</text:p>
          </table:table-cell>
          <table:table-cell office:value-type="string" table:style-name="ce1">
            <text:p>VIVO DEFENCE SERVICES LIMITED</text:p>
          </table:table-cell>
          <table:table-cell office:value-type="string" table:style-name="ce1">
            <text:p>Customer Satisfaction<text:s/></text:p>
          </table:table-cell>
          <table:table-cell office:value-type="string" table:style-name="ce1">
            <text:p>Greater than or equal to 90 percent of Acceptable Level of Performance<text:s/></text:p>
          </table:table-cell>
          <table:table-cell office:value-type="string" table:style-name="ce1">
            <text:p>Requires Improvement</text:p>
          </table:table-cell>
          <table:table-cell office:value-type="string" table:style-name="ce1">
            <text:p>Appointments kept statistics are improving month on month. Customer satisfaction sample data is not of a statistical representation to allow an accurate score and the method to record, this is being reviewed.</text:p>
            <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Navy Command</text:p>
          </table:table-cell>
          <table:table-cell office:value-type="string" table:style-name="ce1">
            <text:p>Training Services to the Royal Navy and Royal Marines (Selborne).</text:p>
          </table:table-cell>
          <table:table-cell office:value-type="string" table:style-name="ce1">
            <text:p>CAPITA BUSINESS SERVICES LTD</text:p>
          </table:table-cell>
          <table:table-cell office:value-type="string" table:style-name="ce1">
            <text:p>Courses passed for Phase 2 Individual Training. Phase 2 Training is initial individual specialisation, sub-specialisation and technical training following Phase 1 Individual Training, delivered to phase 2 Trainees. This KPI includes numerous courses which each have their own performance thresholds which aggregate to provide a KPI performance result.</text:p>
          </table:table-cell>
          <table:table-cell office:value-type="string" table:style-name="ce1">
            <text:p>Satisfactory Performance (Green)" means a level of Contractor performance which meets or exceeds the required levels of performance across each training course in the KPI.</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rmy Command</text:p>
          </table:table-cell>
          <table:table-cell office:value-type="string" table:style-name="ce1">
            <text:p>New Deloitte Consultancy Support Contract to the Armed Forces Recruiting Programme</text:p>
          </table:table-cell>
          <table:table-cell office:value-type="string" table:style-name="ce1">
            <text:p>DELOITTE MCS LIMITED</text:p>
          </table:table-cell>
          <table:table-cell office:value-type="string" table:style-name="ce1">
            <text:p>Standard of support provided in line with the current tasking order.</text:p>
          </table:table-cell>
          <table:table-cell office:value-type="string" table:style-name="ce1">
            <text:p>Where the percentage translated from the scoring system in place is 90 percent or great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The Provision of Office Supplies</text:p>
          </table:table-cell>
          <table:table-cell office:value-type="string" table:style-name="ce1">
            <text:p>BANNER GROUP LIMITED</text:p>
          </table:table-cell>
          <table:table-cell office:value-type="string" table:style-name="ce1">
            <text:p>Ordered Goods returned due to failure to conform to quality standards</text:p>
          </table:table-cell>
          <table:table-cell office:value-type="string" table:style-name="ce1">
            <text:p>1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Navy Command</text:p>
          </table:table-cell>
          <table:table-cell office:value-type="string" table:style-name="ce1">
            <text:p>Digital Service Programme Partner: Command and Support</text:p>
          </table:table-cell>
          <table:table-cell office:value-type="string" table:style-name="ce1">
            <text:p>DIGI2AL LIMITED</text:p>
          </table:table-cell>
          <table:table-cell office:value-type="string" table:style-name="ce1">
            <text:p>Unless specifically stated otherwise by the Data and Navy Applications Executive, developers and delivery managers should make core data accessible by other applications on the network through appropriate architectural design.<text:s/></text:p>
          </table:table-cell>
          <table:table-cell office:value-type="string" table:style-name="ce1">
            <text:p>0 Instances of non-complianc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ubmarine Delivery Agency</text:p>
          </table:table-cell>
          <table:table-cell office:value-type="string" table:style-name="ce1">
            <text:p>MSS/064 Submarine Main Control and Equipment</text:p>
          </table:table-cell>
          <table:table-cell office:value-type="string" table:style-name="ce1">
            <text:p>DEVONPORT ROYAL DOCKYARD LIMITED</text:p>
          </table:table-cell>
          <table:table-cell office:value-type="string" table:style-name="ce1">
            <text:p>Provision of responsive Helpdesk</text:p>
            <text:p>The Authority requires the availability of a Helpdesk during normal Business Hours. This desk needs to be responsive, as described within Activity 1. The Contractor is required to record calls to this desk and record that responses have been concluded within the agreed times.</text:p>
          </table:table-cell>
          <table:table-cell office:value-type="string" table:style-name="ce1">
            <text:p>All Technical Support help desk calls to be responded to in accordance with contractual timescales</text:p>
            <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Provision of Community Healthcare (CHC) Services to British Forces Cyprus</text:p>
          </table:table-cell>
          <table:table-cell office:value-type="string" table:style-name="ce1">
            <text:p>SSAFA FAMILY HEALTH SERVICES</text:p>
          </table:table-cell>
          <table:table-cell office:value-type="string" table:style-name="ce1">
            <text:p>Post-natal contact is to be made within twenty-four (24) hours of discharge.</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CBC(PI)038 PPP MIGRATION PROVISION OF FACILITIES AND SERVICES AT THE DEFENCE ACADEMY OF THE UK-CBC(PI)038</text:p>
          </table:table-cell>
          <table:table-cell office:value-type="string" table:style-name="ce1">
            <text:p>SERCO LIMITED</text:p>
          </table:table-cell>
          <table:table-cell office:value-type="string" table:style-name="ce1">
            <text:p>Core Information Infrastructure: The Contractor shall be responsible for the provision of core information infrastructure and services across the Site in accordance with the Contract</text:p>
          </table:table-cell>
          <table:table-cell office:value-type="string" table:style-name="ce1">
            <text:p>3108 Failure Poin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Nuclear Organisation</text:p>
          </table:table-cell>
          <table:table-cell office:value-type="string" table:style-name="ce1">
            <text:p>Subject Matter Expert support to safety case development at RNAD (C)</text:p>
            <text:p>DNO/005</text:p>
          </table:table-cell>
          <table:table-cell office:value-type="string" table:style-name="ce1">
            <text:p>SAFETY SERVICES ORGANISATION - PROFESSIONAL ENGINEERING LTD</text:p>
          </table:table-cell>
          <table:table-cell office:value-type="string" table:style-name="ce1">
            <text:p>Delivery to time and Quality</text:p>
          </table:table-cell>
          <table:table-cell office:value-type="string" table:style-name="ce1">
            <text:p>All activities, deliverables and milestones achieved on time and approved in line with the agreed schedul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ACADEMIC PROVIDER CONTRACT FOR DEFENCE ACADEMY - CBC(PI)/037</text:p>
          </table:table-cell>
          <table:table-cell office:value-type="string" table:style-name="ce1">
            <text:p>CRANFIELD UNIVERSITY</text:p>
          </table:table-cell>
          <table:table-cell office:value-type="string" table:style-name="ce1">
            <text:p>Education Support - Develop Courses which meet specific needs of the Authority. Performance Standard - 90% Course development work to be completed according to agreed specifications on time as agreed between the parties. 10% Course development work to be completed according to agreed specifications within 10 Business Days.<text:s/></text:p>
          </table:table-cell>
          <table:table-cell office:value-type="string" table:style-name="ce1">
            <text:p>9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SPMAP/0097 - Aviation Support to British Forces Cyprus</text:p>
          </table:table-cell>
          <table:table-cell office:value-type="string" table:style-name="ce1">
            <text:p>F B HELISERVICES LTD</text:p>
          </table:table-cell>
          <table:table-cell office:value-type="string" table:style-name="ce1">
            <text:p>KPI 1 refers to provision of the task line(s) in Cyprus. The intention of KPI 1 is to focus the Contractor’s behaviour on effectively managing and maintaining the fleet to ensure aircraft availability, in the correct configuration, pursuant to the Statement of Requirement</text:p>
          </table:table-cell>
          <table:table-cell office:value-type="string" table:style-name="ce1">
            <text:p>95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Provision of Professional Services to the DBS CIO Information Systems Lot 1</text:p>
          </table:table-cell>
          <table:table-cell office:value-type="string" table:style-name="ce1">
            <text:p>IBM UNITED KINGDOM LIMITED</text:p>
          </table:table-cell>
          <table:table-cell office:value-type="string" table:style-name="ce1">
            <text:p>Supplier to present a written update on their organisation’s progress against the Social Value criteria for tackling economic inequality. To be presented on a 6-monthly basis</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Defence Fire and Rescue Services</text:p>
          </table:table-cell>
          <table:table-cell office:value-type="string" table:style-name="ce1">
            <text:p>CAPITA BUSINESS SERVICES LTD</text:p>
          </table:table-cell>
          <table:table-cell office:value-type="string" table:style-name="ce1">
            <text:p>Provision of fire and rescue capability to mitigate the impact of Incidents that have occurred, including measures such as % of Incidents, False Alarms and Simulations for which the Response capability provided matches that specified in the contract.</text:p>
          </table:table-cell>
          <table:table-cell office:value-type="string" table:style-name="ce1">
            <text:p>Greater than 9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ACT/04370 Programme .HADES Region 2- Provision of Technical Support Services in South East of England.</text:p>
          </table:table-cell>
          <table:table-cell office:value-type="string" table:style-name="ce1">
            <text:p>BABCOCK AEROSPACE LIMITED</text:p>
          </table:table-cell>
          <table:table-cell office:value-type="string" table:style-name="ce1">
            <text:p>Safety</text:p>
          </table:table-cell>
          <table:table-cell office:value-type="string" table:style-name="ce1">
            <text:p>98 percent and above</text:p>
          </table:table-cell>
          <table:table-cell office:value-type="string" table:style-name="ce1">
            <text:p>Good</text:p>
          </table:table-cell>
          <table:table-cell office:value-type="string" table:style-name="ce1">
            <text:p>Each KPI description covers a large number of sub-measures and overall performance rating is an aggregation of these.</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MES/21346 - Anchors, Mooring and Berthing Equipment</text:p>
          </table:table-cell>
          <table:table-cell office:value-type="string" table:style-name="ce1">
            <text:p>MACTAGGART <text:s/>SCOTT &amp; COMPANY LTD</text:p>
          </table:table-cell>
          <table:table-cell office:value-type="string" table:style-name="ce1">
            <text:p>Orders delivered on time</text:p>
          </table:table-cell>
          <table:table-cell office:value-type="string" table:style-name="ce1">
            <text:p>Greater than or equal to 98 percent of Articles delivered on time at month en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HESTIA South West Multi Activity Contract</text:p>
          </table:table-cell>
          <table:table-cell office:value-type="string" table:style-name="ce1">
            <text:p>COMPASS CONTRACT SERVICES (U.K.) LIMITED</text:p>
          </table:table-cell>
          <table:table-cell office:value-type="string" table:style-name="ce1">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1">
            <text:p>97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Insurance Brokerage and Advisory Services</text:p>
          </table:table-cell>
          <table:table-cell office:value-type="string" table:style-name="ce1">
            <text:p>WILLIS LIMITED</text:p>
          </table:table-cell>
          <table:table-cell office:value-type="string" table:style-name="ce1">
            <text:p>Assess MoD risk exposure, formulate options for mitigation of risk or risk transfer</text:p>
          </table:table-cell>
          <table:table-cell office:value-type="string" table:style-name="ce1">
            <text:p>1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SUPPORT SOLUTION FOR AIRCRAFT ARRESTOR SYSTEMS - PHAG&amp;RHAG</text:p>
          </table:table-cell>
          <table:table-cell office:value-type="string" table:style-name="ce1">
            <text:p>MARSHALL LAND SYSTEMS LTD</text:p>
          </table:table-cell>
          <table:table-cell office:value-type="string" table:style-name="ce1">
            <text:p>The Authority requires the Contractor to achieve 100% Readiness Level for Portable Aircraft Arrestor Gear (PAAG) as described in the Statement of Work and delivery to the Authority by the Required Delivery Date (RDD)</text:p>
          </table:table-cell>
          <table:table-cell office:value-type="string" table:style-name="ce1">
            <text:p>0 System not at Contracted Readiness level, against all MOD identified Serviceable System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THANKES OIL FUEL DEPOT , LOADING FACILITY AND FIRE FIGHTING</text:p>
          </table:table-cell>
          <table:table-cell office:value-type="string" table:style-name="ce1">
            <text:p>VOLKERSTEVIN LIMITED</text:p>
          </table:table-cell>
          <table:table-cell office:value-type="string" table:style-name="ce1">
            <text:p>Maximise Delivery opportunities with minimal impacts on operational requirements and programme timelines.</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EOP Client Side Partner Project</text:p>
          </table:table-cell>
          <table:table-cell office:value-type="string" table:style-name="ce1">
            <text:p>MACE LIMITED</text:p>
          </table:table-cell>
          <table:table-cell office:value-type="string" table:style-name="ce1">
            <text:p>Schedule Integrity: Schedulers to proactively ensure that issues that may affect the delivery of outputs and products are</text:p>
            <text:p>reported to and acknowledged by the Project Managers and vice versa as an early warning within 2 working days of issue identification</text:p>
          </table:table-cell>
          <table:table-cell office:value-type="string" table:style-name="ce1">
            <text:p>Good Target Threshold’ is +/- 2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Provision of Secondary Healthcare (SHC) Services to British Forces Cyprus (BFC)</text:p>
          </table:table-cell>
          <table:table-cell office:value-type="string" table:style-name="ce1">
            <text:p>C&amp;S AMERICAN HEART INSTITUTE LIMITED</text:p>
          </table:table-cell>
          <table:table-cell office:value-type="string" table:style-name="ce1">
            <text:p>The Provider(s) shall ensure maximum waiting times from point of referral to start of treatment is consistent with the United Kingdom National Health Service standard; no longer than 18 weeks for non-urgent, consultant-led treatments.</text:p>
          </table:table-cell>
          <table:table-cell office:value-type="string" table:style-name="ce1">
            <text:p>Greater than 8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The Collection and Disposal of Hazardous and Clinical Waste from MOD Sites in Great Britain and N.I.</text:p>
          </table:table-cell>
          <table:table-cell office:value-type="string" table:style-name="ce1">
            <text:p>VEOLIA ES (UK) LIMITED</text:p>
          </table:table-cell>
          <table:table-cell office:value-type="string" table:style-name="ce1">
            <text:p>1 Submit to the Authority all Goods Received in Error Forms (GRIEF) and Discrepancy Forms within 10 Business Days of erroneous receipt or discrepancies in receipt of the subject Waste.</text:p>
          </table:table-cell>
          <table:table-cell office:value-type="string" table:style-name="ce1">
            <text:p>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MSS/030 - <text:s/>Spares, Repairs and Post Design Services of Equipment Fitted to RN Vessels</text:p>
          </table:table-cell>
          <table:table-cell office:value-type="string" table:style-name="ce1">
            <text:p>BAE SYSTEMS SURFACE SHIPS LIMITED</text:p>
          </table:table-cell>
          <table:table-cell office:value-type="string" table:style-name="ce1">
            <text:p>Repair Turnaround Time</text:p>
          </table:table-cell>
          <table:table-cell office:value-type="string" table:style-name="ce1">
            <text:p>Equal to 98 per cent or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MSS/107 - MTU Diesel Generator Support</text:p>
          </table:table-cell>
          <table:table-cell office:value-type="string" table:style-name="ce1">
            <text:p>ROLLS-ROYCE SOLUTIONS UK LIMITED</text:p>
          </table:table-cell>
          <table:table-cell office:value-type="string" table:style-name="ce1">
            <text:p>Procurement Lead Time</text:p>
          </table:table-cell>
          <table:table-cell office:value-type="string" table:style-name="ce1">
            <text:p>Equal to or higher than 97 percent</text:p>
          </table:table-cell>
          <table:table-cell office:value-type="string" table:style-name="ce1">
            <text:p>Inadequate</text:p>
          </table:table-cell>
          <table:table-cell office:value-type="string" table:style-name="ce1">
            <text:p>Rolls-Royce Solutions continue to delivery the majority of spare parts well ahead of schedule. <text:s/>Due to the volume of spare parts being order by the MoD, one late delivery of a part automatically impacts Rolls-Royce Solutions KPI negatively. <text:s/>At this point of the contract Rolls-Royce Solutions were assuming a greater volume of spare parts, however due to delays of other projects outside of Rolls-Royce Solutions control this has been further delayed. <text:s/>Therefore Rolls-Royce Solutions has a negative impact on three fronts, financial impact due to contract KPI’s, financial impact due to reduced number of parts being ordered and the financial impact due to high levels of inflation (fixed cost project).</text:p>
            <text:p/>
            <text:p>Rolls-Royce Solutions will continue to work with the MoD to accelerate procurement lead times and improve the KPI during these challenging global supply chain periods.<text:s/></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Lightning ALIS Integration</text:p>
          </table:table-cell>
          <table:table-cell office:value-type="string" table:style-name="ce1">
            <text:p>BAE SYSTEMS (OPERATIONS) LIMITED</text:p>
          </table:table-cell>
          <table:table-cell office:value-type="string" table:style-name="ce1">
            <text:p>Delivery of Events<text:s/></text:p>
          </table:table-cell>
          <table:table-cell office:value-type="string" table:style-name="ce1">
            <text:p>95 percent of event objectives ru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rmy Command</text:p>
          </table:table-cell>
          <table:table-cell office:value-type="string" table:style-name="ce1">
            <text:p>FLATS 6A</text:p>
          </table:table-cell>
          <table:table-cell office:value-type="string" table:style-name="ce1">
            <text:p>ACCIDON'T LIMITED</text:p>
          </table:table-cell>
          <table:table-cell office:value-type="string" table:style-name="ce1">
            <text:p>The Supplier shall ensure each Candidate is collected by the instructor at the pick-up point specified in the Order to Train (OTT), and at the time and date specified in the OTT.</text:p>
          </table:table-cell>
          <table:table-cell office:value-type="string" table:style-name="ce1">
            <text:p>98 percent to 100 percent of tasks commenced at the time and date specified in the Order to Train (OTT)</text:p>
          </table:table-cell>
          <table:table-cell office:value-type="string" table:style-name="ce1">
            <text:p>Good</text:p>
          </table:table-cell>
          <table:table-cell office:value-type="string" table:style-name="ce1">
            <text:p>KPI based on 2 months average this quarter.</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Military Airworthiness Reviews</text:p>
          </table:table-cell>
          <table:table-cell office:value-type="string" table:style-name="ce1">
            <text:p>ATKINS LIMITED</text:p>
          </table:table-cell>
          <table:table-cell office:value-type="string" table:style-name="ce1">
            <text:p>Bi-monthly Performance Review Meetings held within the agreed timescales, subject to any agreed exceptions</text:p>
          </table:table-cell>
          <table:table-cell office:value-type="string" table:style-name="ce1">
            <text:p>Meeting held by 19th of the month, every other month</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SUPPLY AND SUPPORT OF JOINT COMMON REMOTE VIEWING TERMINAL (JCRVT)</text:p>
          </table:table-cell>
          <table:table-cell office:value-type="string" table:style-name="ce1">
            <text:p>L-3 COMMUNICATIONS SYSTEMS- WEST</text:p>
          </table:table-cell>
          <table:table-cell office:value-type="string" table:style-name="ce1">
            <text:p>Documentation on Time. All documentation is delivered to the Authority on agreed delivery date (reports and publications e.g. the monthly report or AESPs (Army Equipment Support Publications))<text:s/></text:p>
          </table:table-cell>
          <table:table-cell office:value-type="string" table:style-name="ce1">
            <text:p>Documentation is delivered on agreed delivery date.<text: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Other HOCS</text:p>
          </table:table-cell>
          <table:table-cell office:value-type="string" table:style-name="ce1">
            <text:p>RCOPV CFA SUPPORT</text:p>
          </table:table-cell>
          <table:table-cell office:value-type="string" table:style-name="ce1">
            <text:p>BAE SYSTEMS SURFACE SHIPS LIMITED</text:p>
          </table:table-cell>
          <table:table-cell office:value-type="string" table:style-name="ce1">
            <text:p>Operational Deficiency Performance.</text:p>
          </table:table-cell>
          <table:table-cell office:value-type="string" table:style-name="ce1">
            <text:p>95%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PROJECT GRAPEVINE 2 CONNECTIVITY SEE TO REPLACE THE SERVICES (WAN AND GATEWAY) CURRENTLY PROVIDED BY THE DEFENCE FIXED TELECOMMUNICATIONS SERVICE (DFTS) CONTRACT AND THE LAN ELEMENT OF THE DEFENCE INFORMATION INFRASTRUCTURE (DII) CONTRACT-D</text:p>
          </table:table-cell>
          <table:table-cell office:value-type="string" table:style-name="ce1">
            <text:p>FUJITSU SERVICES LIMITED</text:p>
          </table:table-cell>
          <table:table-cell office:value-type="string" table:style-name="ce1">
            <text:p>Local Area Network Service (LAN); The percentage of total time during the Service Measurement Period during which Data LAN Connectivity is Available excluding any wireless connections</text:p>
          </table:table-cell>
          <table:table-cell office:value-type="string" table:style-name="ce1">
            <text:p>99.60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CYPRUS SOFT FM - CT/DIO1/0054-CT/DIO1/0054</text:p>
          </table:table-cell>
          <table:table-cell office:value-type="string" table:style-name="ce1">
            <text:p>SODEXO LTD</text:p>
          </table:table-cell>
          <table:table-cell office:value-type="string" table:style-name="ce1">
            <text:p>Catering Service Availability</text:p>
          </table:table-cell>
          <table:table-cell office:value-type="string" table:style-name="ce1">
            <text:p>Greater than 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ubmarine Delivery Agency</text:p>
          </table:table-cell>
          <table:table-cell office:value-type="string" table:style-name="ce1">
            <text:p>MET/949/18 - AIR PURIFICATION</text:p>
          </table:table-cell>
          <table:table-cell office:value-type="string" table:style-name="ce1">
            <text:p>TPG MARITIME LIMITED</text:p>
          </table:table-cell>
          <table:table-cell office:value-type="string" table:style-name="ce1">
            <text:p>Technical support and advice On notification by the Authority (Project Manager), the contractor is to provide technical support and advice within 24 hours on all urgent technical enquiries and/or safety concerns raised.</text:p>
          </table:table-cell>
          <table:table-cell office:value-type="string" table:style-name="ce1">
            <text:p>Full Compliance with KPI</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MULTI ACTIVITY CONTRACT FOR SUPPORT OF GROUND SUPPORT EQUIPMENT-ACCOMM2/0022 - Released figure includes HS for ACCOMM2/0022P2P (total contract spend pre-migration CP&amp;F).</text:p>
          </table:table-cell>
          <table:table-cell office:value-type="string" table:style-name="ce1">
            <text:p>JBT AEROTECH UK LIMITED</text:p>
          </table:table-cell>
          <table:table-cell office:value-type="string" table:style-name="ce1">
            <text:p>Percentage of spares delivered on time</text:p>
          </table:table-cell>
          <table:table-cell office:value-type="string" table:style-name="ce1">
            <text:p>93 percent and above</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Future Defence Infrastructure Services (FDIS) - Hard FM Built Estate - South West Region</text:p>
          </table:table-cell>
          <table:table-cell office:value-type="string" table:style-name="ce1">
            <text:p>VIVO DEFENCE SERVICES LIMITED</text:p>
          </table:table-cell>
          <table:table-cell office:value-type="string" table:style-name="ce1">
            <text:p>Customer Satisfaction</text:p>
          </table:table-cell>
          <table:table-cell office:value-type="string" table:style-name="ce1">
            <text:p>Acceptable Level of Performance ALP = 8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HOCS3a -Supply of Printed Books, Monographs, leaflets and Other Publications</text:p>
          </table:table-cell>
          <table:table-cell office:value-type="string" table:style-name="ce1">
            <text:p>BLACKWELL LIMITED</text:p>
          </table:table-cell>
          <table:table-cell office:value-type="string" table:style-name="ce1">
            <text:p>All orders for British monographs that are in print are to be supplied within 6 weeks</text:p>
          </table:table-cell>
          <table:table-cell office:value-type="string" table:style-name="ce1">
            <text:p>All orders supplied within 6 week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Property Advisor (Lot 3).</text:p>
          </table:table-cell>
          <table:table-cell office:value-type="string" table:style-name="ce1">
            <text:p>G L HEARN LIMITED</text:p>
          </table:table-cell>
          <table:table-cell office:value-type="string" table:style-name="ce1">
            <text:p>Assessments and reports are technically sound and delivered in line with the requirements set out in the relevant tasking directive</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CONTRACTOR LOGISTIC SUPPORT FOR THE MARITIME MULTIMEDIA SYSTEM (PREVIOUSLY KNOWN AS COMMERCIAL STABILISED SATELLITE TV SYSTEM AND TV/SRE ON MARITIME PLATFORMS)</text:p>
          </table:table-cell>
          <table:table-cell office:value-type="string" table:style-name="ce1">
            <text:p>STS DEFENCE LIMITED</text:p>
          </table:table-cell>
          <table:table-cell office:value-type="string" table:style-name="ce1">
            <text:p>Availability – (in accordance with Annex A, item 6.8 of the Statement of Requirement)</text:p>
          </table:table-cell>
          <table:table-cell office:value-type="string" table:style-name="ce1">
            <text:p>95-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MOD HEAVY EQUIPMENT TRANSPORTER SERVICE PFI-CSVHC/04</text:p>
          </table:table-cell>
          <table:table-cell office:value-type="string" table:style-name="ce1">
            <text:p>FASTTRAX LIMITED</text:p>
          </table:table-cell>
          <table:table-cell office:value-type="string" table:style-name="ce1">
            <text:p>Reliability of vehicle fleet</text:p>
          </table:table-cell>
          <table:table-cell office:value-type="string" table:style-name="ce1">
            <text:p>8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SA/3058 - QEC INBS and Legacy Equipment ISS</text:p>
          </table:table-cell>
          <table:table-cell office:value-type="string" table:style-name="ce1">
            <text:p>NORTHROP GRUMMAN UK LIMITED</text:p>
          </table:table-cell>
          <table:table-cell office:value-type="string" table:style-name="ce1">
            <text:p>KPI 1 - Helpdesk / Operational Deficiency (OPDEF) Responsiveness &amp; Resolution Plan</text:p>
          </table:table-cell>
          <table:table-cell office:value-type="string" table:style-name="ce1">
            <text:p>For 20 or less than 20 calls in month – no more than 1 response target missed. For greater than 20 calls in month - greater than or equal to 95% of Resolution Plans Communicated with the required timescal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NAVIGATION RADAR PORTFOLIO (NRP) D&amp;M AND IN-SERVICE PHASE(S)-CSA/4030</text:p>
          </table:table-cell>
          <table:table-cell office:value-type="string" table:style-name="ce1">
            <text:p>LOCKHEED MARTIN UK LIMITED</text:p>
          </table:table-cell>
          <table:table-cell office:value-type="string" table:style-name="ce1">
            <text:p>KPI 1 - Spares Response Timescales</text:p>
          </table:table-cell>
          <table:table-cell office:value-type="string" table:style-name="ce1">
            <text:p>Between 95 percent and 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PROVISION AND OPERATION OF A JOINT FORCES COMMAND AND STAFF COLLEGE-CP/PFI/101</text:p>
          </table:table-cell>
          <table:table-cell office:value-type="string" table:style-name="ce1">
            <text:p>DEFENCE MANAGEMENT (WATCHFIELD) LIMITED</text:p>
          </table:table-cell>
          <table:table-cell office:value-type="string" table:style-name="ce1">
            <text:p>The PFI contractor shall be required to provide management information regarding the operation of each service to include at agreed frequency written reports including financial forecasts, full details of future works, management of information and financial statistics for each service, the operational procedures and planned programmes for each service, including quality assurance parameters approved by the Authority and on a frequent basis written reports of all non-compliant performance, user complaints, incidents, emergencies and actions related to each service.</text:p>
          </table:table-cell>
          <table:table-cell office:value-type="string" table:style-name="ce1">
            <text:p>&lt;19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Property Advisor (Lot 1)</text:p>
          </table:table-cell>
          <table:table-cell office:value-type="string" table:style-name="ce1">
            <text:p>MONTAGU EVANS LLP</text:p>
          </table:table-cell>
          <table:table-cell office:value-type="string" table:style-name="ce1">
            <text:p>Supplier to ensure that all Part Completion Certificates/Invoices are submitted to the Defence Infrastructure Organisation (DIO) are easily identifiable to the relevant Tasking Order (TO) the work was instructed under. This should include the relevant TO Reference number, description, Purchase Order (PO) Number and Line Number.</text:p>
          </table:table-cell>
          <table:table-cell office:value-type="string" table:style-name="ce1">
            <text:p>Risk programme &amp; forecast are updated periodically &amp; proactively &amp; any changes managed &amp; reported to fully understand delays in order to mitigate their impact. All outputs delivered 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DGM/1907 Repeat Procurement of Air and Naval Countermeasures</text:p>
          </table:table-cell>
          <table:table-cell office:value-type="string" table:style-name="ce1">
            <text:p>CHEMRING COUNTERMEASURES LIMITED</text:p>
          </table:table-cell>
          <table:table-cell office:value-type="string" table:style-name="ce1">
            <text:p>Delivery of munition orders</text:p>
          </table:table-cell>
          <table:table-cell office:value-type="string" table:style-name="ce1">
            <text:p>On Time in accordance with delivery schedule</text:p>
          </table:table-cell>
          <table:table-cell office:value-type="string" table:style-name="ce1">
            <text:p>Requires Improvement</text:p>
          </table:table-cell>
          <table:table-cell office:value-type="string" table:style-name="ce1">
            <text:p>Issues and rectification plan subject to ongoing negotiations with the supplier</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Navy Command</text:p>
          </table:table-cell>
          <table:table-cell office:value-type="string" table:style-name="ce1">
            <text:p>Ship for Trials and Autonomy Development.</text:p>
          </table:table-cell>
          <table:table-cell office:value-type="string" table:style-name="ce1">
            <text:p>DAMEN WORKBOATS B.V.</text:p>
          </table:table-cell>
          <table:table-cell office:value-type="string" table:style-name="ce1">
            <text:p>Time to respond to requests for work package 2 projects<text:s/></text:p>
          </table:table-cell>
          <table:table-cell office:value-type="string" table:style-name="ce1">
            <text:p>Within 48 Hours<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S&amp;MOCB/3369- FALKLAND ISLAND MARINE SERVICES</text:p>
          </table:table-cell>
          <table:table-cell office:value-type="string" table:style-name="ce1">
            <text:p>VAN WIJNGAARDEN MARINE SERVICES B V</text:p>
          </table:table-cell>
          <table:table-cell office:value-type="string" table:style-name="ce1">
            <text:p>Average number of Health and Safety related deficiencies recorded by external inspection</text:p>
          </table:table-cell>
          <table:table-cell office:value-type="string" table:style-name="ce1">
            <text:p>equal to 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Environmental Technical Advisor Lot 3.</text:p>
          </table:table-cell>
          <table:table-cell office:value-type="string" table:style-name="ce1">
            <text:p>WSP ENVIRONMENT &amp; INFRASTRUCTURE SOLUTIONS UK LIMITED</text:p>
          </table:table-cell>
          <table:table-cell office:value-type="string" table:style-name="ce1">
            <text:p>Commercial and Estates Project Manager (PM) will investigate the invoices against forecasting reports to see where forecasted spend is being achieved or has not be met. Supplier to provide an explanation on those targets that will not be met for the month. 'Invoiced' counts as actual work forecasted and completed.</text:p>
          </table:table-cell>
          <table:table-cell office:value-type="string" table:style-name="ce1">
            <text:p>96 percent &amp; over</text:p>
          </table:table-cell>
          <table:table-cell office:value-type="string" table:style-name="ce1">
            <text:p>Requires Improvement</text:p>
          </table:table-cell>
          <table:table-cell office:value-type="string" table:style-name="ce1">
            <text:p>The delay to the issuing of the</text:p>
            <text:p><text:s/>certificates of part completion was due to the email inadvertently been left in an Outbox. WSP to ensure that the certificates are provided in a timely manner goes forward. </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Provision of Technical Support to the Defence Nuclear Safety Regulator (DNSR)</text:p>
          </table:table-cell>
          <table:table-cell office:value-type="string" table:style-name="ce1">
            <text:p>ENERGY, SAFETY AND RISK CONSULTANTS (UK) LIMITED</text:p>
          </table:table-cell>
          <table:table-cell office:value-type="string" table:style-name="ce1">
            <text:p>The supplier shall provide reports summarising technical assessments undertaken of safety cases and demonstration of safety submission, and achievement of delivery requiring no substantial re-work.</text:p>
          </table:table-cell>
          <table:table-cell office:value-type="string" table:style-name="ce1">
            <text:p><text:s/>Greater than 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3 - Decide</text:p>
          </table:table-cell>
          <table:table-cell office:value-type="string" table:style-name="ce1">
            <text:p>QINETIQ LTD</text:p>
          </table:table-cell>
          <table:table-cell office:value-type="string" table:style-name="ce1">
            <text:p>Timeliness of Deliverables: Timeliness of Deliverables is a key measure of the Contractor(s’) ability to perform its contractual duties on-time and in-full.</text:p>
          </table:table-cell>
          <table:table-cell office:value-type="string" table:style-name="ce1">
            <text:p>76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Navy Command</text:p>
          </table:table-cell>
          <table:table-cell office:value-type="string" table:style-name="ce1">
            <text:p>Navy Digital Services – Core Programme Services</text:p>
          </table:table-cell>
          <table:table-cell office:value-type="string" table:style-name="ce1">
            <text:p>BAE SYSTEMS APPLIED INTELLIGENCE LIMITED</text:p>
          </table:table-cell>
          <table:table-cell office:value-type="string" table:style-name="ce1">
            <text:p>Quality of Technical Deliverable(s)</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MSS/106 - Future Diesels</text:p>
          </table:table-cell>
          <table:table-cell office:value-type="string" table:style-name="ce1">
            <text:p>ROYSTON LTD</text:p>
          </table:table-cell>
          <table:table-cell office:value-type="string" table:style-name="ce1">
            <text:p>Repair Support (Spares)</text:p>
          </table:table-cell>
          <table:table-cell office:value-type="string" table:style-name="ce1">
            <text:p>Equal to or higher than 97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ubmarine Delivery Agency</text:p>
          </table:table-cell>
          <table:table-cell office:value-type="string" table:style-name="ce1">
            <text:p>PEDT/0020 - A-Class Platform Complex Systems - Batch 1 Platform Management System (PMS) and Internal Communication System (ICS) Support</text:p>
          </table:table-cell>
          <table:table-cell office:value-type="string" table:style-name="ce1">
            <text:p>L3HARRIS MAPPS LIMITED</text:p>
          </table:table-cell>
          <table:table-cell office:value-type="string" table:style-name="ce1">
            <text:p>Delivery of performance reports</text:p>
          </table:table-cell>
          <table:table-cell office:value-type="string" table:style-name="ce1">
            <text:p>All reports are delivered to the Authority within 10 business days of the end of each month.</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HIGH G TRAINING AND TEST CAPABILITY-FSASTC/00114</text:p>
          </table:table-cell>
          <table:table-cell office:value-type="string" table:style-name="ce1">
            <text:p>THALES UK LIMITED</text:p>
          </table:table-cell>
          <table:table-cell office:value-type="string" table:style-name="ce1">
            <text:p>The continued upkeep and maintenance of the Training Facility measured as “Facilities discrepancies”</text:p>
          </table:table-cell>
          <table:table-cell office:value-type="string" table:style-name="ce1">
            <text:p>Maximum of 15 service credits / month</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DFAP/0014 - The Provision <text:s/>of Transport Services for the movement of fuels within the United Kingdom excluding Northern Ireland</text:p>
          </table:table-cell>
          <table:table-cell office:value-type="string" table:style-name="ce1">
            <text:p>WINCANTON GROUP LIMITED</text:p>
          </table:table-cell>
          <table:table-cell office:value-type="string" table:style-name="ce1">
            <text:p>Integrity of Fuel</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IN SERVICE SUPPORT OF PROPULSORS &amp; ASSOCIATED EQUIPMENT</text:p>
          </table:table-cell>
          <table:table-cell office:value-type="string" table:style-name="ce1">
            <text:p>BABCOCK INTEGRATED TECHNOLOGY <text:s/>LIMITED</text:p>
          </table:table-cell>
          <table:table-cell office:value-type="string" table:style-name="ce1">
            <text:p>Repair Turn Round Time</text:p>
          </table:table-cell>
          <table:table-cell office:value-type="string" table:style-name="ce1">
            <text:p>Above or equal to 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PROVISION OF MARINE SERVICES-MSCM/2000</text:p>
          </table:table-cell>
          <table:table-cell office:value-type="string" table:style-name="ce1">
            <text:p>SD MARINE SERVICES LIMITED</text:p>
          </table:table-cell>
          <table:table-cell office:value-type="string" table:style-name="ce1">
            <text:p>All monthly Performance Monitoring Reports are delivered in accordance with contractually agreed timescales</text:p>
          </table:table-cell>
          <table:table-cell office:value-type="string" table:style-name="ce1">
            <text:p>All Performance Monitoring Reports are delivered on or before the required delivery date (measured quarterl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SUPPORT SOLUTION FOR AIRCRAFT ARRESTOR SYSTEMS - PHAG&amp;RHAG</text:p>
          </table:table-cell>
          <table:table-cell office:value-type="string" table:style-name="ce1">
            <text:p>MARSHALL LAND SYSTEMS LTD</text:p>
          </table:table-cell>
          <table:table-cell office:value-type="string" table:style-name="ce1">
            <text:p>The Authority requires the Contractor to satisfy demands for Rotary Hydraulic Arrestor Gear (RHAG) spares by Required Delivery Date (RDD) and satisfy undertaking of repairs and maintenance in accordance with the requirements of the Statement of Work</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WSPT/205 - Provision of Maintenance, Revision and Amendment of Technical Publications.</text:p>
          </table:table-cell>
          <table:table-cell office:value-type="string" table:style-name="ce1">
            <text:p>ALLAN WEBB LTD</text:p>
          </table:table-cell>
          <table:table-cell office:value-type="string" table:style-name="ce1">
            <text:p>BR-1 (online portal for Books of Reference) &amp; TDOL (Technical Documentation Online) weekly information updates supplied to MoD intranet applications.</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Navy Command</text:p>
          </table:table-cell>
          <table:table-cell office:value-type="string" table:style-name="ce1">
            <text:p>Provision of Contact Centre services to Support Royal Navy and Royal Air Force Recruitment</text:p>
          </table:table-cell>
          <table:table-cell office:value-type="string" table:style-name="ce1">
            <text:p>TELEPERFORMANCE LTD</text:p>
          </table:table-cell>
          <table:table-cell office:value-type="string" table:style-name="ce1">
            <text:p>80 percent calls to be answered in 20 seconds</text:p>
          </table:table-cell>
          <table:table-cell office:value-type="string" table:style-name="ce1">
            <text:p>8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ACADEMIC PROVIDER CONTRACT FOR DEFENCE ACADEMY - CBC(PI)/037</text:p>
          </table:table-cell>
          <table:table-cell office:value-type="string" table:style-name="ce1">
            <text:p>CRANFIELD UNIVERSITY</text:p>
          </table:table-cell>
          <table:table-cell office:value-type="string" table:style-name="ce1">
            <text:p>Education Provision - Provide a Distance Learning Support Service. Performance Standard - 95% of helpdesk queries to be resolved within 1 hour.<text:s text:c="3"/></text:p>
          </table:table-cell>
          <table:table-cell office:value-type="string" table:style-name="ce1">
            <text:p>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Provision of Linguistic Services for UK MoD Global Operations</text:p>
          </table:table-cell>
          <table:table-cell office:value-type="string" table:style-name="ce1">
            <text:p>WORLDWIDE LANGUAGE RESOURCES LTD</text:p>
          </table:table-cell>
          <table:table-cell office:value-type="string" table:style-name="ce1">
            <text:p>Performance shall be measured on the submission of the monthly report on time.<text:s text:c="2"/></text:p>
          </table:table-cell>
          <table:table-cell office:value-type="string" table:style-name="ce1">
            <text:p>Updated Report received 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Service Level Agreement for Catering, Retail &amp; Leisure Facilities Management Services for British Army Germany</text:p>
          </table:table-cell>
          <table:table-cell office:value-type="string" table:style-name="ce1">
            <text:p>NAVY,ARMY AND AIR FORCE INSTITUTES,(THE)</text:p>
          </table:table-cell>
          <table:table-cell office:value-type="string" table:style-name="ce1">
            <text:p>Facility Service Availability</text:p>
          </table:table-cell>
          <table:table-cell office:value-type="string" table:style-name="ce1">
            <text:p>Above 99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Rapid Access Diagnostic Imaging and Surgery</text:p>
          </table:table-cell>
          <table:table-cell office:value-type="string" table:style-name="ce1">
            <text:p>SPIRE HEALTHCARE LIMITED</text:p>
          </table:table-cell>
          <table:table-cell office:value-type="string" table:style-name="ce1">
            <text:p>Accelerated Spinal Surgical interventions performed within 2 weeks</text:p>
          </table:table-cell>
          <table:table-cell office:value-type="string" table:style-name="ce1">
            <text:p>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MPS/025 - HEREA Lot 1</text:p>
          </table:table-cell>
          <table:table-cell office:value-type="string" table:style-name="ce1">
            <text:p>MACTAGGART <text:s/>SCOTT &amp; COMPANY LTD</text:p>
          </table:table-cell>
          <table:table-cell office:value-type="string" table:style-name="ce1">
            <text:p>Supply Chain Fitness-New Manufacture</text:p>
          </table:table-cell>
          <table:table-cell office:value-type="string" table:style-name="ce1">
            <text:p>Equal to 98 per cent or above</text:p>
          </table:table-cell>
          <table:table-cell office:value-type="string" table:style-name="ce1">
            <text:p>Inadequate</text:p>
          </table:table-cell>
          <table:table-cell office:value-type="string" table:style-name="ce1">
            <text:p>No comment received from Contractor</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Payroll &amp; Expenses System Integrator</text:p>
          </table:table-cell>
          <table:table-cell office:value-type="string" table:style-name="ce1">
            <text:p>DELOITTE LLP</text:p>
          </table:table-cell>
          <table:table-cell office:value-type="string" table:style-name="ce1">
            <text:p>100 Percent attendance at Project Boards with suitably senior representation with input provided as necessary to allow the Board to monitor progress of the Project and make informed decisions</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SS/0153 - Boats In-Service Support (1) - Overseas</text:p>
          </table:table-cell>
          <table:table-cell office:value-type="string" table:style-name="ce1">
            <text:p>DEVONPORT ROYAL DOCKYARD LIMITED</text:p>
          </table:table-cell>
          <table:table-cell office:value-type="string" table:style-name="ce1">
            <text:p>Achieve the Agreed Delivery Date - The Actual Delivery Date the boat or task was accepted by the Authority on, before or after the Agreed Delivery Date in the reporting calendar month</text:p>
          </table:table-cell>
          <table:table-cell office:value-type="string" table:style-name="ce1">
            <text:p>Greater than 8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ject Management Support for SLAMIS</text:p>
          </table:table-cell>
          <table:table-cell office:value-type="string" table:style-name="ce1">
            <text:p>SOPRA STERIA LIMITED</text:p>
          </table:table-cell>
          <table:table-cell office:value-type="string" table:style-name="ce1">
            <text:p>Payment of subcontractor's invoices within 30 days</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Provision of Armed Forces Medical Examinations to RAF &amp; RN.</text:p>
          </table:table-cell>
          <table:table-cell office:value-type="string" table:style-name="ce1">
            <text:p>CAPITA BUSINESS SERVICES LTD</text:p>
          </table:table-cell>
          <table:table-cell office:value-type="string" table:style-name="ce1">
            <text:p>Number of recruits who retire in training due to medical reasons that should have been evident at the decision to pass fit.</text:p>
            <text:p/>
          </table:table-cell>
          <table:table-cell office:value-type="string" table:style-name="ce1">
            <text:p>99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1 - Collect</text:p>
          </table:table-cell>
          <table:table-cell office:value-type="string" table:style-name="ce1">
            <text:p>ROKE MANOR RESEARCH LTD</text:p>
          </table:table-cell>
          <table:table-cell office:value-type="string" table:style-name="ce1">
            <text:p>Quality of deliverables: Quality of Deliverables is a key measure of the Contractors internal technical ability and the technical ability of its supply chain.</text:p>
          </table:table-cell>
          <table:table-cell office:value-type="string" table:style-name="ce1">
            <text:p>76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The Provision of Social Works Services (SWS) to British Forces Cyprus (BFC)</text:p>
          </table:table-cell>
          <table:table-cell office:value-type="string" table:style-name="ce1">
            <text:p>NUTRIUS CENTRAL SERVICES LIMITED</text:p>
          </table:table-cell>
          <table:table-cell office:value-type="string" table:style-name="ce1">
            <text:p>Percentage of referrals acknowledged within 48 hours of receipt</text:p>
          </table:table-cell>
          <table:table-cell office:value-type="string" table:style-name="ce1">
            <text:p>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Navy Command</text:p>
          </table:table-cell>
          <table:table-cell office:value-type="string" table:style-name="ce1">
            <text:p>AESAS - Provision of Aircraft Engineering Support and Airfield Services at Royal Naval Air Stations Yeovilton and Culdrose</text:p>
          </table:table-cell>
          <table:table-cell office:value-type="string" table:style-name="ce1">
            <text:p>SERCO LIMITED</text:p>
          </table:table-cell>
          <table:table-cell office:value-type="string" table:style-name="ce1">
            <text:p>Training Delivery</text:p>
          </table:table-cell>
          <table:table-cell office:value-type="string" table:style-name="ce1">
            <text:p>100 percent delivery without issu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TSSP/116 - Provision of Contractor Logistic Support and Post Design Services for Precision Gunnery Training Equipment (PGTE) and Terrier Training Systems (TTS)</text:p>
          </table:table-cell>
          <table:table-cell office:value-type="string" table:style-name="ce1">
            <text:p>RHEINMETALL BAE SYSTEMS LAND LIMITED</text:p>
          </table:table-cell>
          <table:table-cell office:value-type="string" table:style-name="ce1">
            <text:p>Rheinmettall BAE Systems Limited (RBSL) will respond to all Unscheduled Maintenance Equipment Failure Reporting (EFR) within the response timeframe detailed in the Contract</text:p>
          </table:table-cell>
          <table:table-cell office:value-type="string" table:style-name="ce1">
            <text:p>95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UAS/00098 - PROTECTOR UAS Technical Support and Assessment</text:p>
          </table:table-cell>
          <table:table-cell office:value-type="string" table:style-name="ce1">
            <text:p>EBENI LIMITED</text:p>
          </table:table-cell>
          <table:table-cell office:value-type="string" table:style-name="ce1">
            <text:p>Performance in Responding to Authority Issued Tasking Forms within two working days as a percentage of responses provided in Month</text:p>
          </table:table-cell>
          <table:table-cell office:value-type="string" table:style-name="ce1">
            <text:p>No instances of non-complianc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The Delivery of Engine Support to Maintain the Capability of MoD Boats</text:p>
          </table:table-cell>
          <table:table-cell office:value-type="string" table:style-name="ce1">
            <text:p>E.P.BARRUS LTD</text:p>
          </table:table-cell>
          <table:table-cell office:value-type="string" table:style-name="ce1">
            <text:p>The Engines are supplied/repaired to the required quality standards</text:p>
          </table:table-cell>
          <table:table-cell office:value-type="string" table:style-name="ce1">
            <text:p>Greater than 85 percent<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Defence Fire and Rescue Services</text:p>
          </table:table-cell>
          <table:table-cell office:value-type="string" table:style-name="ce1">
            <text:p>CAPITA BUSINESS SERVICES LTD</text:p>
          </table:table-cell>
          <table:table-cell office:value-type="string" table:style-name="ce1">
            <text:p>Availability of the correct number of appropriately trained and qualified personnel. Includes Performance Indicators such as Provision of professional and non-professional fire related trained personnel and measures such as average annual first time pass rate of Military Phase 2 trainee Firefighters.</text:p>
          </table:table-cell>
          <table:table-cell office:value-type="string" table:style-name="ce1">
            <text:p>Greater than 9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Miscellaneous Sonar Equipment Follow-on Support (MSE FoS)</text:p>
          </table:table-cell>
          <table:table-cell office:value-type="string" table:style-name="ce1">
            <text:p>SYSTEMS ENGINEERING &amp; ASSESSMENT LTD</text:p>
          </table:table-cell>
          <table:table-cell office:value-type="string" table:style-name="ce1">
            <text:p>Time to Fix 1 (FIX 1) - Operational Defect (OpDef) Technical Advice</text:p>
          </table:table-cell>
          <table:table-cell office:value-type="string" table:style-name="ce1">
            <text:p>1. Advice provided within 24 hours of notification (including non-working hours).</text:p>
            <text:p>2. Advice provided within 2 Business Days.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STL</text:p>
          </table:table-cell>
          <table:table-cell office:value-type="string" table:style-name="ce1">
            <text:p>Electronic Warfare &amp; Cyber (EW&amp;C) Framework – Lot 1 - Engineering design, manufacture and assessment<text:s/></text:p>
          </table:table-cell>
          <table:table-cell office:value-type="string" table:style-name="ce1">
            <text:p>LEONARDO MW LTD</text:p>
          </table:table-cell>
          <table:table-cell office:value-type="string" table:style-name="ce1">
            <text:p>Quality of a Deliverable: Deliverables received within the Tasking Contract / Purchase Order which meet the acceptance criteria and are not rejected and measured in relation to agreed milestone payment plan.<text:s/></text:p>
          </table:table-cell>
          <table:table-cell office:value-type="string" table:style-name="ce1">
            <text:p>Deliverables received within the Tasking Contract / Purchase Order which meet the acceptance criteria and are not rejected and measured in relation to agreed milestone payment pla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Future Defence Infrastructure Services (FDIS) - Hard FM Built Estate - Central Region</text:p>
          </table:table-cell>
          <table:table-cell office:value-type="string" table:style-name="ce1">
            <text:p>VIVO DEFENCE SERVICES LIMITED</text:p>
          </table:table-cell>
          <table:table-cell office:value-type="string" table:style-name="ce1">
            <text:p>Customer Satisfaction</text:p>
          </table:table-cell>
          <table:table-cell office:value-type="string" table:style-name="ce1">
            <text:p>Acceptable Level of Performance ALP = 8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700004296- Supply and Support of Large Aircraft Coolers (LAC)</text:p>
          </table:table-cell>
          <table:table-cell office:value-type="string" table:style-name="ce1">
            <text:p>BABCOCK AEROSPACE LIMITED</text:p>
          </table:table-cell>
          <table:table-cell office:value-type="string" table:style-name="ce1">
            <text:p>Number of Late Deliveries</text:p>
          </table:table-cell>
          <table:table-cell office:value-type="string" table:style-name="ce1">
            <text:p>0 to 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SUPPLY OF SUPPORT VEHICLES AND THEIR ASSOCIATED SUPPORT PACKAGES-GSV/3/03</text:p>
          </table:table-cell>
          <table:table-cell office:value-type="string" table:style-name="ce1">
            <text:p>RHEINMETALL MAN MILITARY VEHICLES UK LTD</text:p>
          </table:table-cell>
          <table:table-cell office:value-type="string" table:style-name="ce1">
            <text:p>Post Design Services - Completion of Task</text:p>
          </table:table-cell>
          <table:table-cell office:value-type="string" table:style-name="ce1">
            <text:p>85 percent or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DGM/1928 - The Provision of Pyrotechnics</text:p>
          </table:table-cell>
          <table:table-cell office:value-type="string" table:style-name="ce1">
            <text:p>PW DEFENCE LTD</text:p>
          </table:table-cell>
          <table:table-cell office:value-type="string" table:style-name="ce1">
            <text:p>Delivery of munition orders</text:p>
          </table:table-cell>
          <table:table-cell office:value-type="string" table:style-name="ce1">
            <text:p>On Time in accordance with delivery schedul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MSS/106 - Future Diesels</text:p>
          </table:table-cell>
          <table:table-cell office:value-type="string" table:style-name="ce1">
            <text:p>ROYSTON LTD</text:p>
          </table:table-cell>
          <table:table-cell office:value-type="string" table:style-name="ce1">
            <text:p>Supply Support (Spares)</text:p>
          </table:table-cell>
          <table:table-cell office:value-type="string" table:style-name="ce1">
            <text:p>Equal to or higher than 97 percent</text:p>
          </table:table-cell>
          <table:table-cell office:value-type="string" table:style-name="ce1">
            <text:p>Inadequate</text:p>
          </table:table-cell>
          <table:table-cell office:value-type="string" table:style-name="ce1">
            <text:p>Royston did not wish to comment</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The Provision of Multi-Mode Radio (MMR) and Associated Ancillaries - total original contract value of £79,269,068.01 calculated based on current exchange rate of 0.83 (USD/GBP) on 20/07/22</text:p>
          </table:table-cell>
          <table:table-cell office:value-type="string" table:style-name="ce1">
            <text:p>L3HARRIS COMMUNICATIONS SYSTEMS <text:s/>UK LIMITED</text:p>
          </table:table-cell>
          <table:table-cell office:value-type="string" table:style-name="ce1">
            <text:p>Issue of required reports in accordance with Schedule 2, Part B, Statement Of Requirement. All documentation is delivered to the Authority within the agreed time periods.<text:s/></text:p>
          </table:table-cell>
          <table:table-cell office:value-type="string" table:style-name="ce1">
            <text:p>Documentation is delivered within the agreed timescales.<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SS/0160 - Boats In-Service Support (8) - Faslane</text:p>
          </table:table-cell>
          <table:table-cell office:value-type="string" table:style-name="ce1">
            <text:p>HOLYHEAD MARINE SERVICES LIMITED</text:p>
          </table:table-cell>
          <table:table-cell office:value-type="string" table:style-name="ce1">
            <text:p>Achieve the Agreed Delivery Date - The Actual Delivery Date the boat or task was accepted by the Authority on, before or after the Agreed Delivery Date in the reporting calendar month</text:p>
          </table:table-cell>
          <table:table-cell office:value-type="string" table:style-name="ce1">
            <text:p>Greater than 85 percent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Sonar 2170 Follow On Support</text:p>
          </table:table-cell>
          <table:table-cell office:value-type="string" table:style-name="ce1">
            <text:p>ULTRA ELECTRONICS LIMITED</text:p>
          </table:table-cell>
          <table:table-cell office:value-type="string" table:style-name="ce1">
            <text:p>KPI 3 - Documentation</text:p>
          </table:table-cell>
          <table:table-cell office:value-type="string" table:style-name="ce1">
            <text:p>Less than 2 months<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Electro-Mechanical Training Contract.</text:p>
            <text:p/>
          </table:table-cell>
          <table:table-cell office:value-type="string" table:style-name="ce1">
            <text:p>BABCOCK LAND DEFENCE LIMITED</text:p>
          </table:table-cell>
          <table:table-cell office:value-type="string" table:style-name="ce1">
            <text:p>Contractor provided training delivery (MOD Lyneham)</text:p>
          </table:table-cell>
          <table:table-cell office:value-type="string" table:style-name="ce1">
            <text:p>99 percent or more of Contractor periods delivered in accordance with the agreed Training Schedule within the Month.</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Aircrew Training Facility at RAF Leeming</text:p>
          </table:table-cell>
          <table:table-cell office:value-type="string" table:style-name="ce1">
            <text:p>BAE SYSTEMS (OPERATIONS) LIMITED</text:p>
          </table:table-cell>
          <table:table-cell office:value-type="string" table:style-name="ce1">
            <text:p>Authority Satisfaction – Product. Aircrew Training Facility Design submissions, Statement Of Requirements compliance</text:p>
          </table:table-cell>
          <table:table-cell office:value-type="string" table:style-name="ce1">
            <text:p>Design submissions are fully coordinated across all design and engineering disciplines and are compliant with all contract requirements.<text:s/></text:p>
          </table:table-cell>
          <table:table-cell office:value-type="string" table:style-name="ce1">
            <text:p>Approaching Target</text:p>
          </table:table-cell>
          <table:table-cell office:value-type="string" table:style-name="ce1">
            <text:p>The quality of the RIBA 4 output is expected to be high as the Facilities Management team have worked with the sub-contractor to ensure a satisfactory output, hence the slight delay to the submission timeline.</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PROVISION OF SUPPORT SERVICES TO THE SSPAR AT RAF FLYINGDALES.</text:p>
          </table:table-cell>
          <table:table-cell office:value-type="string" table:style-name="ce1">
            <text:p>SERCO LIMITED</text:p>
          </table:table-cell>
          <table:table-cell office:value-type="string" table:style-name="ce1">
            <text:p>Chilled Water System Availability</text:p>
          </table:table-cell>
          <table:table-cell office:value-type="string" table:style-name="ce1">
            <text:p>Greater than 99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Defence Aviation Conflict Awareness Planning Tool</text:p>
          </table:table-cell>
          <table:table-cell office:value-type="string" table:style-name="ce1">
            <text:p>BAE SYSTEMS (OPERATIONS) LIMITED</text:p>
          </table:table-cell>
          <table:table-cell office:value-type="string" table:style-name="ce1">
            <text:p>Problem acknowledgement: allowed average acknowledgement time 120 mins</text:p>
          </table:table-cell>
          <table:table-cell office:value-type="string" table:style-name="ce1">
            <text:p>Greater than 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STL</text:p>
          </table:table-cell>
          <table:table-cell office:value-type="string" table:style-name="ce1">
            <text:p>Electronic Warfare &amp; Cyber (EW&amp;C) Framework – <text:s/>Lot 2 - Cyber, software and modelling<text:s/></text:p>
          </table:table-cell>
          <table:table-cell office:value-type="string" table:style-name="ce1">
            <text:p>BAE SYSTEMS APPLIED INTELLIGENCE LIMITED</text:p>
          </table:table-cell>
          <table:table-cell office:value-type="string" table:style-name="ce1">
            <text:p>Quality of a Deliverable: Deliverables received within the Tasking Contract / Purchase Order which meet the acceptance criteria and are not rejected and measured in relation to agreed milestone payment plan.<text:s/></text:p>
          </table:table-cell>
          <table:table-cell office:value-type="string" table:style-name="ce1">
            <text:p>Deliverables received within the Tasking Contract / Purchase Order which meet the acceptance criteria and are not rejected and measured in relation to agreed milestone payment pla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NAVAL COMBAT SYSTEM INTEGRATION AND SUPPORT SERVICES (NCSISS) - PHASE 2</text:p>
          </table:table-cell>
          <table:table-cell office:value-type="string" table:style-name="ce1">
            <text:p>QINETIQ LIMITED</text:p>
          </table:table-cell>
          <table:table-cell office:value-type="string" table:style-name="ce1">
            <text:p>KPI 2 - Combat System Engineering Group (CSEG) Task output performance: Quality, timeliness and responsiveness, assessed by MoD customer on CSEG Task completion.</text:p>
          </table:table-cell>
          <table:table-cell office:value-type="string" table:style-name="ce1">
            <text:p>90 percent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Surveillance Target Acquisition Support</text:p>
          </table:table-cell>
          <table:table-cell office:value-type="string" table:style-name="ce1">
            <text:p>QIOPTIQ LTD</text:p>
          </table:table-cell>
          <table:table-cell office:value-type="string" table:style-name="ce1">
            <text:p>100% of Non-Compliance Reports (NCR’s) rectified within 12 working days of being informed by Defence Export Services Organisation (DESO)</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Recruitment Information Technology System (RITS) Support</text:p>
          </table:table-cell>
          <table:table-cell office:value-type="string" table:style-name="ce1">
            <text:p>SIXWORKS LIMITED</text:p>
          </table:table-cell>
          <table:table-cell office:value-type="string" table:style-name="ce1">
            <text:p>Meet the resolution time for Priority 1 incidents (4 normal working hours).<text:s text:c="2"/></text:p>
          </table:table-cell>
          <table:table-cell office:value-type="string" table:style-name="ce1">
            <text:p>Resolution time met in over 95 percent of cas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Feb 2022, CO approval to add £52,246.545.15 to parent to facilitate BAU &amp; SP`s until contract end 2028. RCT= £140,349,401.92. Historical Payment correction is required of £2,701,475.67 to the CP&amp;F Header.)</text:p>
          </table:table-cell>
          <table:table-cell office:value-type="string" table:style-name="ce1">
            <text:p>RESTORE PLC</text:p>
          </table:table-cell>
          <table:table-cell office:value-type="string" table:style-name="ce1">
            <text:p>Efficiency of Storage – Box fill/Consolidation Levels.</text:p>
            <text:p>Percentage of boxes filled to 75 Percent capacity</text:p>
            <text:p/>
          </table:table-cell>
          <table:table-cell office:value-type="string" table:style-name="ce1">
            <text:p>Greater than or equal to 75 Percent of boxes at least 75 Percent full</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NAVAL COMBAT SYSTEMS INTEGRATION SUPPORT SERVICE PHASE 2 (MCS2008)</text:p>
          </table:table-cell>
          <table:table-cell office:value-type="string" table:style-name="ce1">
            <text:p>BAE SYSTEMS SURFACE SHIPS LIMITED</text:p>
          </table:table-cell>
          <table:table-cell office:value-type="string" table:style-name="ce1">
            <text:p>KPI 3 - Naval Combat Systems Integration Support Service (NCSISS) Combat System Engineering Group (CSEG) availability: Measure of whether the agreed NCSISS CSEG resource is available for Core tasking.</text:p>
          </table:table-cell>
          <table:table-cell office:value-type="string" table:style-name="ce1">
            <text:p>85 percent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2 - Space</text:p>
          </table:table-cell>
          <table:table-cell office:value-type="string" table:style-name="ce1">
            <text:p>BAE SYSTEMS APPLIED INTELLIGENCE LTD</text:p>
          </table:table-cell>
          <table:table-cell office:value-type="string" table:style-name="ce1">
            <text:p>Time to place a task: The timeliness of placing a Task is a key measure of the Contractor’s internal commercial agility and the technical ability of its supply chain by evidencing the effectiveness of the Contractor’s engagement with and management of its supply chain. It also evidences the Contractor’s ability to understand the requirement and its ability to provide timely accurate proposals to the Tasking Authority.</text:p>
          </table:table-cell>
          <table:table-cell office:value-type="string" table:style-name="ce1">
            <text:p>76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Navy Command</text:p>
          </table:table-cell>
          <table:table-cell office:value-type="string" table:style-name="ce1">
            <text:p>Data Integration and Management</text:p>
          </table:table-cell>
          <table:table-cell office:value-type="string" table:style-name="ce1">
            <text:p>PALANTIR TECHNOLOGIES UK, LTD.</text:p>
          </table:table-cell>
          <table:table-cell office:value-type="string" table:style-name="ce1">
            <text:p>Data can be represented visually</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DFAP/0040 - UK Bulk Ground Fuels 2020-2022 (Lot 106, 107)</text:p>
          </table:table-cell>
          <table:table-cell office:value-type="string" table:style-name="ce1">
            <text:p>YOUR NRG LTD</text:p>
          </table:table-cell>
          <table:table-cell office:value-type="string" table:style-name="ce1">
            <text:p>Timely provision of the Products - Products are to be supplied within 6 days of the order being placed by the Customer (or as agreed by the Customer’s Demanding Officer placing the order)</text:p>
          </table:table-cell>
          <table:table-cell office:value-type="string" table:style-name="ce1">
            <text:p>on time 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rmy Command</text:p>
          </table:table-cell>
          <table:table-cell office:value-type="string" table:style-name="ce1">
            <text:p>FTS5/700040374 Provision of contracted solution to conduct Military Airworthiness Reviews (MAR)</text:p>
          </table:table-cell>
          <table:table-cell office:value-type="string" table:style-name="ce1">
            <text:p>ATKINS LIMITED</text:p>
          </table:table-cell>
          <table:table-cell office:value-type="string" table:style-name="ce1">
            <text:p>KPI 3 – Average number of days per Military Aviation Review</text:p>
          </table:table-cell>
          <table:table-cell office:value-type="string" table:style-name="ce1">
            <text:p>Good progr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REPLACEMENT ENABLING ARRANGEMENT PROGRAMME (REAP) FOR IN-SERVICE SUPPORT OF WATER PRODUCTION EQUIPMENT.-MPS/020</text:p>
          </table:table-cell>
          <table:table-cell office:value-type="string" table:style-name="ce1">
            <text:p>SALT SEPARATION SERVICES LIMITED</text:p>
          </table:table-cell>
          <table:table-cell office:value-type="string" table:style-name="ce1">
            <text:p>Equipment Upkeep Management Turn Round Time</text:p>
          </table:table-cell>
          <table:table-cell office:value-type="string" table:style-name="ce1">
            <text:p>Greater than or equal to 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ubmarine Delivery Agency</text:p>
          </table:table-cell>
          <table:table-cell office:value-type="string" table:style-name="ce1">
            <text:p>MET/949/18 - AIR PURIFICATION</text:p>
          </table:table-cell>
          <table:table-cell office:value-type="string" table:style-name="ce1">
            <text:p>TPG MARITIME LIMITED</text:p>
          </table:table-cell>
          <table:table-cell office:value-type="string" table:style-name="ce1">
            <text:p>Equipment is to operate as designed and intended The Contractor is to engage with the Authority (Project Manager) to establish and improve equipment reliability and safety.</text:p>
          </table:table-cell>
          <table:table-cell office:value-type="string" table:style-name="ce1">
            <text:p>Full Compliance with KPI</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STL</text:p>
          </table:table-cell>
          <table:table-cell office:value-type="string" table:style-name="ce1">
            <text:p>Analysis for Science &amp; Technology Research in Defence Framework (ASTRID)</text:p>
          </table:table-cell>
          <table:table-cell office:value-type="string" table:style-name="ce1">
            <text:p>BAE SYSTEMS (OPERATIONS) LIMITED TRADING AS CORDA<text:s/></text:p>
          </table:table-cell>
          <table:table-cell office:value-type="string" table:style-name="ce1">
            <text:p>Value for Money: Value for Money is a key measure of the Contractors ability to perform its contractual duties in the most economical and advantageous method.</text:p>
          </table:table-cell>
          <table:table-cell office:value-type="string" table:style-name="ce1">
            <text:p>Score of 1: For each Task Statement of Work submitted, the Contractor has provided evidence of Value for Money in their Statement of Work.</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Navy Command</text:p>
          </table:table-cell>
          <table:table-cell office:value-type="string" table:style-name="ce1">
            <text:p>PROFESSIONAL SERVICES TO NAVY COMMAND PEOPLE AND TRAINING DIGITAL TRANSFORMATION</text:p>
          </table:table-cell>
          <table:table-cell office:value-type="string" table:style-name="ce1">
            <text:p>ERNST &amp; YOUNG LLP</text:p>
          </table:table-cell>
          <table:table-cell office:value-type="string" table:style-name="ce1">
            <text:p>Delivery of verbal report at quarterly review meetings</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The Provision of IT Consumables</text:p>
          </table:table-cell>
          <table:table-cell office:value-type="string" table:style-name="ce1">
            <text:p>XMA LTD</text:p>
          </table:table-cell>
          <table:table-cell office:value-type="string" table:style-name="ce1">
            <text:p>All core stocked Goods available to order at all times</text:p>
          </table:table-cell>
          <table:table-cell office:value-type="string" table:style-name="ce1">
            <text:p>98.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POST DESIGN SERVICES &amp; REPAIRS FOR SHIPS ELECTRIC PROPULSION &amp; HIGH VOLTAGE SYSTEMS</text:p>
          </table:table-cell>
          <table:table-cell office:value-type="string" table:style-name="ce1">
            <text:p>QUARTZELEC LIMITED</text:p>
          </table:table-cell>
          <table:table-cell office:value-type="string" table:style-name="ce1">
            <text:p>Procurement Lead Time</text:p>
          </table:table-cell>
          <table:table-cell office:value-type="string" table:style-name="ce1">
            <text:p>Equal to 98 per cent or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NAVAL COMBAT SYSTEM INTEGRATION AND SUPPORT SERVICES (NCSISS) - PHASE 2</text:p>
          </table:table-cell>
          <table:table-cell office:value-type="string" table:style-name="ce1">
            <text:p>QINETIQ LIMITED</text:p>
          </table:table-cell>
          <table:table-cell office:value-type="string" table:style-name="ce1">
            <text:p>KPI 1 - Integration facilities: Provision of integration test facilities, including representative combat systems, synthetic test environment and recording and analysis tools, to meet the Joint Planning Programme Organisation (JPPO) programme</text:p>
          </table:table-cell>
          <table:table-cell office:value-type="string" table:style-name="ce1">
            <text:p>90 percent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VISION OF HARD FACILITIES MANAGEMENT (FM) SERVICE IN SUPPORT OF THE BRITISH FORCES STATIONED IN GERMANY</text:p>
          </table:table-cell>
          <table:table-cell office:value-type="string" table:style-name="ce1">
            <text:p>BABCOCK LAND DEFENCE LIMITED</text:p>
          </table:table-cell>
          <table:table-cell office:value-type="string" table:style-name="ce1">
            <text:p>Develop the business/Asset Register</text:p>
          </table:table-cell>
          <table:table-cell office:value-type="string" table:style-name="ce1">
            <text:p>Over 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CCLL19A01- LOT 1 - The Provision of Litigation Lawyers for the MOD.</text:p>
          </table:table-cell>
          <table:table-cell office:value-type="string" table:style-name="ce1">
            <text:p>KEOGHS LLP</text:p>
          </table:table-cell>
          <table:table-cell office:value-type="string" table:style-name="ce1">
            <text:p>Compliance with Performance Standards necessary to maintain LEXCEL accreditation.<text:s/></text:p>
          </table:table-cell>
          <table:table-cell office:value-type="string" table:style-name="ce1">
            <text:p>Compliance M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OIP/0067 - BR90 In-Service Support</text:p>
          </table:table-cell>
          <table:table-cell office:value-type="string" table:style-name="ce1">
            <text:p>RHEINMETALL BAE SYSTEMS LAND LIMITED</text:p>
          </table:table-cell>
          <table:table-cell office:value-type="string" table:style-name="ce1">
            <text:p>Completion times for repair and Post Design Services tasks</text:p>
          </table:table-cell>
          <table:table-cell office:value-type="string" table:style-name="ce1">
            <text:p>all repair and Post Design Services tasks completed within agreed timefra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rmy Command</text:p>
          </table:table-cell>
          <table:table-cell office:value-type="string" table:style-name="ce1">
            <text:p>CCCC19A28 Provision of a P3M Partner to support the Army Portfolio Office Transformation and P3M Capability Development + Extension Year</text:p>
          </table:table-cell>
          <table:table-cell office:value-type="string" table:style-name="ce1">
            <text:p>PA CONSULTING SERVICES LTD</text:p>
          </table:table-cell>
          <table:table-cell office:value-type="string" table:style-name="ce1">
            <text:p>KPI 1 - Delivery</text:p>
          </table:table-cell>
          <table:table-cell office:value-type="string" table:style-name="ce1">
            <text:p>90 percent or more of deliverables are prepared and received by MOD in accordance with the Transformation Roadmap and the Capability Development Pla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HOCS3a -Supply of Printed Books, Monographs, leaflets and Other Publications</text:p>
          </table:table-cell>
          <table:table-cell office:value-type="string" table:style-name="ce1">
            <text:p>BLACKWELL LIMITED</text:p>
          </table:table-cell>
          <table:table-cell office:value-type="string" table:style-name="ce1">
            <text:p>The Contractor must initiate all orders within three working days of receipt</text:p>
          </table:table-cell>
          <table:table-cell office:value-type="string" table:style-name="ce1">
            <text:p>Greater than or equal to 95 Percent less than 3 weeks<text: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SEOC/0001 - NATO Codification of Materiel and Digitisation of Source Data</text:p>
          </table:table-cell>
          <table:table-cell office:value-type="string" table:style-name="ce1">
            <text:p>CENTRAL MANAGEMENT CATALOGUE AGENCY (U K) LTD</text:p>
          </table:table-cell>
          <table:table-cell office:value-type="string" table:style-name="ce1">
            <text:p>Service Completion Accuracy</text:p>
          </table:table-cell>
          <table:table-cell office:value-type="string" table:style-name="ce1">
            <text:p>Greater than or equal to 99.5 percent<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STL</text:p>
          </table:table-cell>
          <table:table-cell office:value-type="string" table:style-name="ce1">
            <text:p>Human and Social Sciences Research Capability (HSSRC)<text:s/></text:p>
          </table:table-cell>
          <table:table-cell office:value-type="string" table:style-name="ce1">
            <text:p>BAE SYSTEMS (OPERATIONS) LIMITED</text:p>
            <text:p/>
          </table:table-cell>
          <table:table-cell office:value-type="string" table:style-name="ce1">
            <text:p>Quality of Deliverables: Deliverables are deemed to be accepted once the Authority has reviewed them and has confirmed that they are of an acceptable standard and is willing to pay the invoice associated with the Deliverable. Deliverables can be rejected on the grounds of technical, financial and grammatical errors.</text:p>
            <text:p/>
          </table:table-cell>
          <table:table-cell office:value-type="string" table:style-name="ce1">
            <text:p>Equal to or above 76.00 percent<text:s/></text:p>
          </table:table-cell>
          <table:table-cell office:value-type="string" table:style-name="ce1">
            <text:p>Good</text:p>
          </table:table-cell>
          <table:table-cell office:value-type="string" table:style-name="ce1">
            <text:p>The Human and Social Sciences Research Capability (HSSRC) contractual reporting performance measure is not based on individual KPI scores, rather a combined score. The individual scores for each KPI is multiplied by the weighting for that KPI to give an overall score for each, which is added together to give a total score for the quarter.</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rmy Command</text:p>
          </table:table-cell>
          <table:table-cell office:value-type="string" table:style-name="ce1">
            <text:p>BATUK Aviation - Lot One MEDEVAC</text:p>
          </table:table-cell>
          <table:table-cell office:value-type="string" table:style-name="ce1">
            <text:p>EVERETT AVIATION CHARTER LTD</text:p>
          </table:table-cell>
          <table:table-cell office:value-type="string" table:style-name="ce1">
            <text:p>The Supplier shall ensure that one platform is available 24/7/365. In order to be deemed available each aircraft shall meet the readiness state (RS) as defined in the Statement of Requirements (SoR), be fully maintained and serviced in accordance with Kenyan Civil Aviation Regulations (KCCR), be crewed by available current, competent, qualified and experienced personnel, have on board all necessary equipment and aircraft fuelled and refuels available.</text:p>
          </table:table-cell>
          <table:table-cell office:value-type="string" table:style-name="ce1">
            <text:p>The platform is at the point of injury within the Readiness State as defined in the Statement of Requirements (SO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Insurance Brokerage and Advisory Services</text:p>
          </table:table-cell>
          <table:table-cell office:value-type="string" table:style-name="ce1">
            <text:p>WILLIS LIMITED</text:p>
          </table:table-cell>
          <table:table-cell office:value-type="string" table:style-name="ce1">
            <text:p>To ensure demanders of services under the contract receive specialist insurance advisory advice and support to inform risk allocation decisions between parties and that MoD is not exposed to unacceptable levels of risk</text:p>
          </table:table-cell>
          <table:table-cell office:value-type="string" table:style-name="ce1">
            <text:p>1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Military Airworthiness Reviews</text:p>
          </table:table-cell>
          <table:table-cell office:value-type="string" table:style-name="ce1">
            <text:p>ATKINS LIMITED</text:p>
          </table:table-cell>
          <table:table-cell office:value-type="string" table:style-name="ce1">
            <text:p>Required number of Military Airworthiness Reviews are completed within the Quarter - that are within the Contractor's control</text:p>
          </table:table-cell>
          <table:table-cell office:value-type="string" table:style-name="ce1">
            <text:p>Greater than 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rmy Command</text:p>
          </table:table-cell>
          <table:table-cell office:value-type="string" table:style-name="ce1">
            <text:p>RECRUITING PARTNERING CONTRACT-HQLF2/1739</text:p>
          </table:table-cell>
          <table:table-cell office:value-type="string" table:style-name="ce1">
            <text:p>CAPITA BUSINESS SERVICES LTD</text:p>
          </table:table-cell>
          <table:table-cell office:value-type="string" table:style-name="ce1">
            <text:p>Recruitment of Reserves: Applications/Performance percentage</text:p>
          </table:table-cell>
          <table:table-cell office:value-type="string" table:style-name="ce1">
            <text:p>Over 95 percent</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Brize Norton Support Contract</text:p>
          </table:table-cell>
          <table:table-cell office:value-type="string" table:style-name="ce1">
            <text:p>SERCO LIMITED</text:p>
          </table:table-cell>
          <table:table-cell office:value-type="string" table:style-name="ce1">
            <text:p>Station Output. Deliver 100% of Critical Tasks</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ACT/04380 Programme . HADES Region 3- Provision of Technical Support Services to Scotland, the North and East England.</text:p>
          </table:table-cell>
          <table:table-cell office:value-type="string" table:style-name="ce1">
            <text:p>BABCOCK AEROSPACE LIMITED</text:p>
          </table:table-cell>
          <table:table-cell office:value-type="string" table:style-name="ce1">
            <text:p>Service Delivery</text:p>
          </table:table-cell>
          <table:table-cell office:value-type="string" table:style-name="ce1">
            <text:p>98 percent and above</text:p>
          </table:table-cell>
          <table:table-cell office:value-type="string" table:style-name="ce1">
            <text:p>Good</text:p>
          </table:table-cell>
          <table:table-cell office:value-type="string" table:style-name="ce1">
            <text:p>Each KPI description covers a large number of sub-measures and overall performance rating is an aggregation of these.</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ACT/04380 Programme . HADES Region 3- Provision of Technical Support Services to Scotland, the North and East England.</text:p>
          </table:table-cell>
          <table:table-cell office:value-type="string" table:style-name="ce1">
            <text:p>BABCOCK AEROSPACE LIMITED</text:p>
          </table:table-cell>
          <table:table-cell office:value-type="string" table:style-name="ce1">
            <text:p>Safety</text:p>
          </table:table-cell>
          <table:table-cell office:value-type="string" table:style-name="ce1">
            <text:p>98 percent and above</text:p>
          </table:table-cell>
          <table:table-cell office:value-type="string" table:style-name="ce1">
            <text:p>Good</text:p>
          </table:table-cell>
          <table:table-cell office:value-type="string" table:style-name="ce1">
            <text:p>Each KPI description covers a large number of sub-measures and overall performance rating is an aggregation of these.</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ACT/04464 - Provision of Welfare Services to the RAF</text:p>
          </table:table-cell>
          <table:table-cell office:value-type="string" table:style-name="ce1">
            <text:p>THE SOLDIERS SAILORS AIRMEN AND FAMILIES ASS - FORCES HELP</text:p>
          </table:table-cell>
          <table:table-cell office:value-type="string" table:style-name="ce1">
            <text:p>Attendance at meetings to provide governance and assurance.</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Programme Design and Implementation</text:p>
          </table:table-cell>
          <table:table-cell office:value-type="string" table:style-name="ce1">
            <text:p>PA CONSULTING SERVICES LTD</text:p>
          </table:table-cell>
          <table:table-cell office:value-type="string" table:style-name="ce1">
            <text:p>Sustained, timely and effective provision of supplier enabling services</text:p>
          </table:table-cell>
          <table:table-cell office:value-type="string" table:style-name="ce1">
            <text:p>New posts are filled within 28 days of start date / No negative feedback</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PROVISION OF SUPPORT SERVICES TO THE SSPAR AT RAF FLYINGDALES.</text:p>
          </table:table-cell>
          <table:table-cell office:value-type="string" table:style-name="ce1">
            <text:p>SERCO LIMITED</text:p>
          </table:table-cell>
          <table:table-cell office:value-type="string" table:style-name="ce1">
            <text:p>Building Management System Availability</text:p>
          </table:table-cell>
          <table:table-cell office:value-type="string" table:style-name="ce1">
            <text:p>Greater than 99.9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Defence Aviation Conflict Awareness Planning Tool</text:p>
          </table:table-cell>
          <table:table-cell office:value-type="string" table:style-name="ce1">
            <text:p>BAE SYSTEMS (OPERATIONS) LIMITED</text:p>
          </table:table-cell>
          <table:table-cell office:value-type="string" table:style-name="ce1">
            <text:p>Problem Analysis -average time allowed across problem categories</text:p>
            <text:p/>
          </table:table-cell>
          <table:table-cell office:value-type="string" table:style-name="ce1">
            <text:p>Greater than 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Provision of RAF Air and Space Power Training</text:p>
          </table:table-cell>
          <table:table-cell office:value-type="string" table:style-name="ce1">
            <text:p>UNIVERSITY OF PORTSMOUTH</text:p>
          </table:table-cell>
          <table:table-cell office:value-type="string" table:style-name="ce1">
            <text:p>Upkeep of Technology enhanced learning (TEL) materials on Virtual learning environment (VLE) - Contractor maintain VLE material as per agreed Technology Enhanced Learning Specification (TELLSpec)</text:p>
          </table:table-cell>
          <table:table-cell office:value-type="string" table:style-name="ce1">
            <text:p>99 percent of Technology Enhanced Learning Specification (TELLSpec) material populated on Local Research Network (LRN) VLE<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Defence Virtual Simulation 2 (DVS2) (TSSP/134)</text:p>
          </table:table-cell>
          <table:table-cell office:value-type="string" table:style-name="ce1">
            <text:p>BOHEMIA INTERACTIVE SIMULATIONS (UK) LIMITED</text:p>
          </table:table-cell>
          <table:table-cell office:value-type="string" table:style-name="ce1">
            <text:p>Defence Virtual Simulation 2 (DVS2) Portal Downtime Events</text:p>
          </table:table-cell>
          <table:table-cell office:value-type="string" table:style-name="ce1">
            <text:p>Less than 6<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HVM ADAPT Part B Contract</text:p>
          </table:table-cell>
          <table:table-cell office:value-type="string" table:style-name="ce1">
            <text:p>THALES UK LIMITED</text:p>
          </table:table-cell>
          <table:table-cell office:value-type="string" table:style-name="ce1">
            <text:p>Fulfilment of Equipment availability in accordance with the user demand profile specification</text:p>
          </table:table-cell>
          <table:table-cell office:value-type="string" table:style-name="ce1">
            <text:p>Equipment availability delivered in accordance with the user demand profil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SUPPLY AND IN-SERVICE SUPPORT OF MEDIUM AIRCRAFT TOW TRACTORS</text:p>
          </table:table-cell>
          <table:table-cell office:value-type="string" table:style-name="ce1">
            <text:p>TERBERG DTS (UK) LIMITED</text:p>
          </table:table-cell>
          <table:table-cell office:value-type="string" table:style-name="ce1">
            <text:p>The Authority requires the Contractor to <text:s/>sustain the in-service Fleet Availability of Medium Aircraft Tow Tractors at a minimum of 95 percent across the fleet over the life of the contract.</text:p>
          </table:table-cell>
          <table:table-cell office:value-type="string" table:style-name="ce1">
            <text:p>95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Global Overseas Sale &amp; Disposal Contract</text:p>
          </table:table-cell>
          <table:table-cell office:value-type="string" table:style-name="ce1">
            <text:p>AGILITY DGS UK LIMITED</text:p>
          </table:table-cell>
          <table:table-cell office:value-type="string" table:style-name="ce1">
            <text:p>Payment</text:p>
          </table:table-cell>
          <table:table-cell office:value-type="string" table:style-name="ce1">
            <text:p>Greater than or equal to 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SUPPLY AND THROUGH LIFE SUPPORT OF MOBILE ELEVATED WORK PLATFORMS-ACCOMM2B/7100</text:p>
          </table:table-cell>
          <table:table-cell office:value-type="string" table:style-name="ce1">
            <text:p>TERBERG DTS (UK) LIMITED</text:p>
          </table:table-cell>
          <table:table-cell office:value-type="string" table:style-name="ce1">
            <text:p>Fleet Availability of Mobile Evaluated Work Platforms (MEWPS)</text:p>
          </table:table-cell>
          <table:table-cell office:value-type="string" table:style-name="ce1">
            <text:p>95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DFAP/0024/045 - Supply &amp; Delivery of F-35 to Inverness PSD - April 22-June 23</text:p>
          </table:table-cell>
          <table:table-cell office:value-type="string" table:style-name="ce1">
            <text:p>BP INTERNATIONAL LIMITED</text:p>
          </table:table-cell>
          <table:table-cell office:value-type="string" table:style-name="ce1">
            <text:p>Delivery on time in full in accordance with the contracted Laycan and contracted volumes</text:p>
          </table:table-cell>
          <table:table-cell office:value-type="string" table:style-name="ce1">
            <text:p>on time in full 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DFAP/0024/059 – DDP - PURCHASE OF 8,000m3 OF F-35 for Cyprus, Nov 2022</text:p>
          </table:table-cell>
          <table:table-cell office:value-type="string" table:style-name="ce1">
            <text:p>MOTOR OIL (HELLAS) CORINTH REFINERIES S.A</text:p>
          </table:table-cell>
          <table:table-cell office:value-type="string" table:style-name="ce1">
            <text:p>Delivery on time in full in accordance with the contracted Laycan and contracted volumes</text:p>
          </table:table-cell>
          <table:table-cell office:value-type="string" table:style-name="ce1">
            <text:p>on time in full 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HVM ADAPT Part B Contract</text:p>
          </table:table-cell>
          <table:table-cell office:value-type="string" table:style-name="ce1">
            <text:p>THALES UK LIMITED</text:p>
          </table:table-cell>
          <table:table-cell office:value-type="string" table:style-name="ce1">
            <text:p> Delivery of Equipment at the readiness levels specified in the service definition requirement</text:p>
          </table:table-cell>
          <table:table-cell office:value-type="string" table:style-name="ce1">
            <text:p>Delivery of the required number of Equipment at readin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PROVISION AND OPERATION OF A JOINT FORCES COMMAND AND STAFF COLLEGE-CP/PFI/101</text:p>
          </table:table-cell>
          <table:table-cell office:value-type="string" table:style-name="ce1">
            <text:p>DEFENCE MANAGEMENT (WATCHFIELD) LIMITED</text:p>
          </table:table-cell>
          <table:table-cell office:value-type="string" table:style-name="ce1">
            <text:p>Estates Services: Management of Assets: To maintain the function of Private Finance Initiative (PFI) assets in accordance with the Contract. The PFI Assets include the Cormorant building which has teaching wings, residential living accommodation, office accommodation, lecture theatres and syndicate rooms to support education provision, 290 domestic housing for military staff, sports pavilions, sports fields, storage assets, car parks and infrastructure all of which has to be maintained.<text:s text:c="2"/></text:p>
          </table:table-cell>
          <table:table-cell office:value-type="string" table:style-name="ce1">
            <text:p>&lt;95 Deficiency (failure) Poin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rmy Command</text:p>
          </table:table-cell>
          <table:table-cell office:value-type="string" table:style-name="ce1">
            <text:p>Developing Command Post Exercises (CPXs) for Surrogate Warfare : Proj HANNIBAL</text:p>
          </table:table-cell>
          <table:table-cell office:value-type="string" table:style-name="ce1">
            <text:p>BABCOCK LAND LIMITED</text:p>
          </table:table-cell>
          <table:table-cell office:value-type="string" table:style-name="ce1">
            <text:p>KPI1 - Delivery of Management Services</text:p>
          </table:table-cell>
          <table:table-cell office:value-type="string" table:style-name="ce1">
            <text:p>At all times the Supplier provides updated plans and reports, point of contact service, a sufficient and suitably qualified Contract Management Team, SME support for Event Planning and Technical Writers for Event Planning, in accordance with the Contrac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Design, Demonstration, Manufacture, Installation and support for V/UHF Communication Replacement (VCR) CSA/1093</text:p>
          </table:table-cell>
          <table:table-cell office:value-type="string" table:style-name="ce1">
            <text:p>THALES UK LIMITED</text:p>
          </table:table-cell>
          <table:table-cell office:value-type="string" table:style-name="ce1">
            <text:p>KPI 1 - Order Management</text:p>
          </table:table-cell>
          <table:table-cell office:value-type="string" table:style-name="ce1">
            <text:p>Greater than or equal to 95 percent orders satisfied on time in month and no orders outstanding for greater than 90 calendar days from Firm delivery date or turnaround time quoted on CP&amp;F ord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OIP/0067 - BR90 In-Service Support</text:p>
          </table:table-cell>
          <table:table-cell office:value-type="string" table:style-name="ce1">
            <text:p>RHEINMETALL BAE SYSTEMS LAND LIMITED</text:p>
          </table:table-cell>
          <table:table-cell office:value-type="string" table:style-name="ce1">
            <text:p>Provision of Quotations for Tasking Forms</text:p>
          </table:table-cell>
          <table:table-cell office:value-type="string" table:style-name="ce1">
            <text:p>All quotations provided within 10 working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DGM/1958_General Munitions Packaging Support Solutions</text:p>
          </table:table-cell>
          <table:table-cell office:value-type="string" table:style-name="ce1">
            <text:p>AUSTIN HAYES LTD</text:p>
          </table:table-cell>
          <table:table-cell office:value-type="string" table:style-name="ce1">
            <text:p>Refurbishment of packaging</text:p>
          </table:table-cell>
          <table:table-cell office:value-type="string" table:style-name="ce1">
            <text:p>100 percent delivered within accordance with delivery schedul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AIR TRANSPORT SECURITY SCREENING EQUIPMENT</text:p>
          </table:table-cell>
          <table:table-cell office:value-type="string" table:style-name="ce1">
            <text:p>SMITHS DETECTION-WATFORD LIMITED</text:p>
          </table:table-cell>
          <table:table-cell office:value-type="string" table:style-name="ce1">
            <text:p>The Authority requires the Contractor to measure the breakdown response time and is being assessed on the number of failed call-outs.</text:p>
          </table:table-cell>
          <table:table-cell office:value-type="string" table:style-name="ce1">
            <text:p>Less than or equal to 1</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TSSP/118 SCOPIC 2</text:p>
          </table:table-cell>
          <table:table-cell office:value-type="string" table:style-name="ce1">
            <text:p>CUBIC DEFENCE UK LTD.</text:p>
          </table:table-cell>
          <table:table-cell office:value-type="string" table:style-name="ce1">
            <text:p>Reliability</text:p>
          </table:table-cell>
          <table:table-cell office:value-type="string" table:style-name="ce1">
            <text:p>Nil</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MSS/119 - Paxman</text:p>
          </table:table-cell>
          <table:table-cell office:value-type="string" table:style-name="ce1">
            <text:p>BAE SYSTEMS SURFACE SHIPS LIMITED</text:p>
          </table:table-cell>
          <table:table-cell office:value-type="string" table:style-name="ce1">
            <text:p>Procurement Lead Time</text:p>
          </table:table-cell>
          <table:table-cell office:value-type="string" table:style-name="ce1">
            <text:p>Equals to or greater than 97 percent<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PARACHUTE EQUIPMENT SUPPORT CONTRACT</text:p>
          </table:table-cell>
          <table:table-cell office:value-type="string" table:style-name="ce1">
            <text:p>IRVINGQ LIMITED</text:p>
          </table:table-cell>
          <table:table-cell office:value-type="string" table:style-name="ce1">
            <text:p>Tasking from Authority for Parachute Equipment</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Defence Virtual Simulation 2 (DVS2) (TSSP/134)</text:p>
          </table:table-cell>
          <table:table-cell office:value-type="string" table:style-name="ce1">
            <text:p>BOHEMIA INTERACTIVE SIMULATIONS (UK) LIMITED</text:p>
          </table:table-cell>
          <table:table-cell office:value-type="string" table:style-name="ce1">
            <text:p>Defence Virtual Simulation 2 (DVS2) Portal Availability</text:p>
          </table:table-cell>
          <table:table-cell office:value-type="string" table:style-name="ce1">
            <text:p>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TSSP/118 SCOPIC 2</text:p>
          </table:table-cell>
          <table:table-cell office:value-type="string" table:style-name="ce1">
            <text:p>CUBIC DEFENCE UK LTD.</text:p>
          </table:table-cell>
          <table:table-cell office:value-type="string" table:style-name="ce1">
            <text:p>Availability</text:p>
          </table:table-cell>
          <table:table-cell office:value-type="string" table:style-name="ce1">
            <text:p>0 service credi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Global Overseas Sale &amp; Disposal Contract</text:p>
          </table:table-cell>
          <table:table-cell office:value-type="string" table:style-name="ce1">
            <text:p>AGILITY DGS UK LIMITED</text:p>
          </table:table-cell>
          <table:table-cell office:value-type="string" table:style-name="ce1">
            <text:p>Sales</text:p>
          </table:table-cell>
          <table:table-cell office:value-type="string" table:style-name="ce1">
            <text:p>Greater than or equal to 95 percent</text:p>
          </table:table-cell>
          <table:table-cell office:value-type="string" table:style-name="ce1">
            <text:p>Requires Improvement</text:p>
          </table:table-cell>
          <table:table-cell office:value-type="string" table:style-name="ce1">
            <text:p>KPI2 is currently under discussion and to be updated</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The Collection and Disposal of Hazardous and Clinical Waste from MOD Sites in Great Britain and N.I.</text:p>
          </table:table-cell>
          <table:table-cell office:value-type="string" table:style-name="ce1">
            <text:p>VEOLIA ES (UK) LIMITED</text:p>
          </table:table-cell>
          <table:table-cell office:value-type="string" table:style-name="ce1">
            <text:p>1 On receipt of Priced Task documentation, the Contractor shall agree a time and date for collection of declared products with the relevant point of contact. Unless otherwise agreed, such Collection and Removal of Waste from MoD locations in the UK shall be completed within ten Business Days of receiving the authorised Task.</text:p>
          </table:table-cell>
          <table:table-cell office:value-type="string" table:style-name="ce1">
            <text:p>95 percent of collections 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FAST BUSINESS CRITICAL TOOLSET-FAST/00134</text:p>
          </table:table-cell>
          <table:table-cell office:value-type="string" table:style-name="ce1">
            <text:p>TLMNEXUS LTD</text:p>
          </table:table-cell>
          <table:table-cell office:value-type="string" table:style-name="ce1">
            <text:p>System Availability</text:p>
          </table:table-cell>
          <table:table-cell office:value-type="string" table:style-name="ce1">
            <text:p>100 to 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MCS/1053 Design, Supply and In-Service<text:s/></text:p>
            <text:p>Support (ISS) of<text:s/></text:p>
            <text:p>Oceanographic Reconnaissance<text:s/></text:p>
            <text:p>Combat Architecture (ORCA). SOR Item 1</text:p>
          </table:table-cell>
          <table:table-cell office:value-type="string" table:style-name="ce1">
            <text:p>THALES UK LIMITED</text:p>
          </table:table-cell>
          <table:table-cell office:value-type="string" table:style-name="ce1">
            <text:p>Hazard Management</text:p>
          </table:table-cell>
          <table:table-cell office:value-type="string" table:style-name="ce1">
            <text:p>KPI 3 = 100 percent over the Calculation Period</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4 - Assured information infrastructure</text:p>
          </table:table-cell>
          <table:table-cell office:value-type="string" table:style-name="ce1">
            <text:p>QINETIQ LTD</text:p>
          </table:table-cell>
          <table:table-cell office:value-type="string" table:style-name="ce1">
            <text:p>Quality of deliverables: Quality of Deliverables is a key measure of the Contractors internal technical ability and the technical ability of its supply chain.</text:p>
          </table:table-cell>
          <table:table-cell office:value-type="string" table:style-name="ce1">
            <text:p>76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JFST will provide individual and collective, mounted and dismounted training of end to end digital fires and digitally aided close air support for the Artillery Observer and Joint Terminal Attack Controller. This training will enable the us</text:p>
          </table:table-cell>
          <table:table-cell office:value-type="string" table:style-name="ce1">
            <text:p>ESUK AEROSPACE AND SIMULATION LIMITED</text:p>
          </table:table-cell>
          <table:table-cell office:value-type="string" table:style-name="ce1">
            <text:p>The Contractor will produce the report for the monthly Project Review Meeting (PRM)</text:p>
          </table:table-cell>
          <table:table-cell office:value-type="string" table:style-name="ce1">
            <text:p>Percentage of on time Contractual Deliverables completed and accepted by the Authority within contractual timeframe. Good: 95 percent and above</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FUTURE POWER-BFUC1/59.</text:p>
          </table:table-cell>
          <table:table-cell office:value-type="string" table:style-name="ce1">
            <text:p>POWERFIELD LIMITED</text:p>
          </table:table-cell>
          <table:table-cell office:value-type="string" table:style-name="ce1">
            <text:p>KPI 2A - Safety and Environmental Requirements</text:p>
          </table:table-cell>
          <table:table-cell office:value-type="string" table:style-name="ce1">
            <text:p>All safety hazards to be raised and reviewed within appropriate timelines in 3 of 3 months of Quarter</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UEW/011 - Procurement and Availability In-Service Support of DE Equipment</text:p>
          </table:table-cell>
          <table:table-cell office:value-type="string" table:style-name="ce1">
            <text:p>JFD LIMITED</text:p>
          </table:table-cell>
          <table:table-cell office:value-type="string" table:style-name="ce1">
            <text:p>Service Delivery for Availability</text:p>
          </table:table-cell>
          <table:table-cell office:value-type="string" table:style-name="ce1">
            <text:p>All master equipment’s achieving or exceeding target availability dates in accordance with Annex B. Or in the event of a master equipment failing an availability target in the previous month, an increase in availability status being achieved to show progress in restoring the equipment to meet or exceed its target. (Green)</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Payroll &amp; Expenses System Integrator</text:p>
          </table:table-cell>
          <table:table-cell office:value-type="string" table:style-name="ce1">
            <text:p>DELOITTE LLP</text:p>
          </table:table-cell>
          <table:table-cell office:value-type="string" table:style-name="ce1">
            <text:p>100 Percent attendance at weekly checkpoint meetings (or as required and directed by the Authority Project Manager. All issues or concerns raised at the earliest opportunity and actions tracked and monitored.</text:p>
          </table:table-cell>
          <table:table-cell office:value-type="string" table:style-name="ce1">
            <text:p>100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Aircraft Vehicle Servicing (Toilet and Water)</text:p>
          </table:table-cell>
          <table:table-cell office:value-type="string" table:style-name="ce1">
            <text:p>TERBERG DTS (UK) LIMITED</text:p>
          </table:table-cell>
          <table:table-cell office:value-type="string" table:style-name="ce1">
            <text:p>The Contractor is to sustain the Toilet and Water Truck in-service global availability at a minimum of 95 percent across the fleet over the life of the contract.</text:p>
          </table:table-cell>
          <table:table-cell office:value-type="string" table:style-name="ce1">
            <text:p>95 percent and above</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SUPPLY OF UK AGENCY FUEL CARDS</text:p>
          </table:table-cell>
          <table:table-cell office:value-type="string" table:style-name="ce1">
            <text:p>ALLSTAR BUSINESS SOLUTIONS LTD</text:p>
          </table:table-cell>
          <table:table-cell office:value-type="string" table:style-name="ce1">
            <text:p>Accurate and timely billing by buyer</text:p>
          </table:table-cell>
          <table:table-cell office:value-type="string" table:style-name="ce1">
            <text:p>98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Provision of Professional Mobile Radio Service</text:p>
          </table:table-cell>
          <table:table-cell office:value-type="string" table:style-name="ce1">
            <text:p>RADIOCOMS SYSTEMS LTD</text:p>
          </table:table-cell>
          <table:table-cell office:value-type="string" table:style-name="ce1">
            <text:p>Delivery/Support capability (as per KPI 4 of the Statement of Requirements)<text:s/></text:p>
          </table:table-cell>
          <table:table-cell office:value-type="string" table:style-name="ce1">
            <text:p>99.99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BATCM/0294 - Logistics Support Contract (LSC)</text:p>
          </table:table-cell>
          <table:table-cell office:value-type="string" table:style-name="ce1">
            <text:p>BABCOCK INTEGRATED TECHNOLOGY <text:s/>LIMITED</text:p>
          </table:table-cell>
          <table:table-cell office:value-type="string" table:style-name="ce1">
            <text:p>This KPI measures efficiency of the screening service in terms of time taken for items to be screened.</text:p>
          </table:table-cell>
          <table:table-cell office:value-type="string" table:style-name="ce1">
            <text:p>The percentage of screenable items received within a month period sent for screening by the Contractor and screened within required timescales will be scored, a score of greater than or equal to 90 percent constitutes a pass.</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MoD Commercial Delivery Partner (Comm DP)</text:p>
          </table:table-cell>
          <table:table-cell office:value-type="string" table:style-name="ce1">
            <text:p>TURNER &amp; TOWNSEND CONSULTING LIMITED</text:p>
          </table:table-cell>
          <table:table-cell office:value-type="string" table:style-name="ce1">
            <text:p>Delivery against deployed resources being PAYE of the supplier. There is a 10 Percent allowance for when a specialist is required and a contractor is sought via the Prime Supplier (T&amp;T)</text:p>
          </table:table-cell>
          <table:table-cell office:value-type="string" table:style-name="ce1">
            <text:p>99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SA/3059 - Auxiliary Navigation Sensors and Ships Air (ANSSA) Support Contract</text:p>
          </table:table-cell>
          <table:table-cell office:value-type="string" table:style-name="ce1">
            <text:p>ULTRA ELECTRONICS LIMITED</text:p>
          </table:table-cell>
          <table:table-cell office:value-type="string" table:style-name="ce1">
            <text:p>KPI 3 - Service Delivery – Tasks completed past required delivery date</text:p>
          </table:table-cell>
          <table:table-cell office:value-type="string" table:style-name="ce1">
            <text:p>Greater than or equal to 90 percent of Task Approval Forms (TAFs) completed on-time and no overdue orders outstanding greater than 30 calendar days after the due date for delivery.</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VISION OF SOFT FM SERVICES FOR THE FALKLAND ISLANDS</text:p>
          </table:table-cell>
          <table:table-cell office:value-type="string" table:style-name="ce1">
            <text:p>SODEXO LTD</text:p>
          </table:table-cell>
          <table:table-cell office:value-type="string" table:style-name="ce1">
            <text:p>Provide Office &amp; Accommodation Cleaning Services for all designated areas.<text:s/></text:p>
          </table:table-cell>
          <table:table-cell office:value-type="string" table:style-name="ce1">
            <text:p>Greater than 95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FAST BUSINESS CRITICAL TOOLSET-FAST/00134</text:p>
          </table:table-cell>
          <table:table-cell office:value-type="string" table:style-name="ce1">
            <text:p>TLMNEXUS LTD</text:p>
          </table:table-cell>
          <table:table-cell office:value-type="string" table:style-name="ce1">
            <text:p>Service Availability<text:s/></text:p>
          </table:table-cell>
          <table:table-cell office:value-type="string" table:style-name="ce1">
            <text:p>100 to 95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SS/0153 - Boats In-Service Support (1) - Overseas</text:p>
          </table:table-cell>
          <table:table-cell office:value-type="string" table:style-name="ce1">
            <text:p>DEVONPORT ROYAL DOCKYARD LIMITED</text:p>
          </table:table-cell>
          <table:table-cell office:value-type="string" table:style-name="ce1">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1">
            <text:p>Greater than 85 % - Green</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rmy Command</text:p>
          </table:table-cell>
          <table:table-cell office:value-type="string" table:style-name="ce1">
            <text:p>AFC HARROGATE PFI CONTRACT.</text:p>
          </table:table-cell>
          <table:table-cell office:value-type="string" table:style-name="ce1">
            <text:p>DEFENCE TRAINING SERVICES LIMITED</text:p>
          </table:table-cell>
          <table:table-cell office:value-type="string" table:style-name="ce1">
            <text:p>Domestic Services - Serial 6.30 - Provide a Regular Cleaning Service. Includes management and the provision of labour, tools, equipment, materials and transportation.</text:p>
          </table:table-cell>
          <table:table-cell office:value-type="string" table:style-name="ce1">
            <text:p>98 percent and above</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OIP/0046-MP - Manufacture and In-Service Support</text:p>
          </table:table-cell>
          <table:table-cell office:value-type="string" table:style-name="ce1">
            <text:p>W F E L LTD</text:p>
          </table:table-cell>
          <table:table-cell office:value-type="string" table:style-name="ce1">
            <text:p>2 An incident shall be considered as a failure if the Contractor fails to submit any of the Management Information reports under Item 4.3 of Schedule 1 the Statement of Requirements within the stated timescales. Any report which contains inaccuracy will be deemed not to have been submitted.</text:p>
          </table:table-cell>
          <table:table-cell office:value-type="string" table:style-name="ce1">
            <text:p>All reports delivered on time</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SS/0155 - Boats In-Service Support (3) - Ministry of Defence Police (MDP)</text:p>
          </table:table-cell>
          <table:table-cell office:value-type="string" table:style-name="ce1">
            <text:p>BAE SYSTEMS SURFACE SHIPS LIMITED</text:p>
          </table:table-cell>
          <table:table-cell office:value-type="string" table:style-name="ce1">
            <text:p>Achieve the Agreed Delivery Date - The Actual Delivery Date the boat or task was accepted by the Authority on, before or after the Agreed Delivery Date in the reporting calendar month</text:p>
          </table:table-cell>
          <table:table-cell office:value-type="string" table:style-name="ce1">
            <text:p>Greater than 85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SUPPLY OF SUPPORT VEHICLES AND THEIR ASSOCIATED SUPPORT PACKAGES-GSV/3/03</text:p>
          </table:table-cell>
          <table:table-cell office:value-type="string" table:style-name="ce1">
            <text:p>RHEINMETALL MAN MILITARY VEHICLES UK LTD</text:p>
          </table:table-cell>
          <table:table-cell office:value-type="string" table:style-name="ce1">
            <text:p>Replenishment of Spare Parts into Defence Fulfilment Centre (DFC) - Contracted Lead Time (CLT)</text:p>
          </table:table-cell>
          <table:table-cell office:value-type="string" table:style-name="ce1">
            <text:p>85 percent or above</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SUPPLY OF SUPPORT VEHICLES AND THEIR ASSOCIATED SUPPORT PACKAGES-GSV/3/03</text:p>
          </table:table-cell>
          <table:table-cell office:value-type="string" table:style-name="ce1">
            <text:p>RHEINMETALL MAN MILITARY VEHICLES UK LTD</text:p>
          </table:table-cell>
          <table:table-cell office:value-type="string" table:style-name="ce1">
            <text:p>Publications<text:s/></text:p>
          </table:table-cell>
          <table:table-cell office:value-type="string" table:style-name="ce1">
            <text:p>95 percent or above</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DGM/1909 - Framework Agreement for the repeat procurement with GDOTS.</text:p>
          </table:table-cell>
          <table:table-cell office:value-type="string" table:style-name="ce1">
            <text:p>GENERAL DYNAMICS ORDNANCE AND <text:s/>TACTICAL SYSTEMS-CANADA INC</text:p>
          </table:table-cell>
          <table:table-cell office:value-type="string" table:style-name="ce1">
            <text:p>Delivery of munition orders</text:p>
          </table:table-cell>
          <table:table-cell office:value-type="string" table:style-name="ce1">
            <text:p>On Time in accordance with delivery schedule</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POST DESIGN SERVICES &amp; REPAIRS FOR SHIPS ELECTRIC PROPULSION &amp; HIGH VOLTAGE SYSTEMS</text:p>
          </table:table-cell>
          <table:table-cell office:value-type="string" table:style-name="ce1">
            <text:p>QUARTZELEC LIMITED</text:p>
          </table:table-cell>
          <table:table-cell office:value-type="string" table:style-name="ce1">
            <text:p>Repair Lead Time</text:p>
          </table:table-cell>
          <table:table-cell office:value-type="string" table:style-name="ce1">
            <text:p>Equal to 98 per cent or above</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Other HOCS</text:p>
          </table:table-cell>
          <table:table-cell office:value-type="string" table:style-name="ce1">
            <text:p>RCOPV CFA SUPPORT</text:p>
          </table:table-cell>
          <table:table-cell office:value-type="string" table:style-name="ce1">
            <text:p>BAE SYSTEMS SURFACE SHIPS LIMITED</text:p>
          </table:table-cell>
          <table:table-cell office:value-type="string" table:style-name="ce1">
            <text:p>Stores Performance Demand to Delivery - The percentage of Stores Demands raised by</text:p>
            <text:p>the Vessel and delivered by the Contractor</text:p>
            <text:p>within 120 days.</text:p>
          </table:table-cell>
          <table:table-cell office:value-type="string" table:style-name="ce1">
            <text:p>Greater than or equal to 90% = +120 Service Credits</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MOD HEAVY EQUIPMENT TRANSPORTER SERVICE PFI-CSVHC/04</text:p>
          </table:table-cell>
          <table:table-cell office:value-type="string" table:style-name="ce1">
            <text:p>FASTTRAX LIMITED</text:p>
          </table:table-cell>
          <table:table-cell office:value-type="string" table:style-name="ce1">
            <text:p>Successful pick up of load on time</text:p>
          </table:table-cell>
          <table:table-cell office:value-type="string" table:style-name="ce1">
            <text:p>90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The Delivery of Engine Support to Maintain the Capability of MoD Boats</text:p>
          </table:table-cell>
          <table:table-cell office:value-type="string" table:style-name="ce1">
            <text:p>E.P.BARRUS LTD</text:p>
          </table:table-cell>
          <table:table-cell office:value-type="string" table:style-name="ce1">
            <text:p>Achieve the Agreed Delivery Date as stated on the Task Approval Form</text:p>
          </table:table-cell>
          <table:table-cell office:value-type="string" table:style-name="ce1">
            <text:p>Greater than 85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BATCM/0288 BATCIS Private Sector Support</text:p>
          </table:table-cell>
          <table:table-cell office:value-type="string" table:style-name="ce1">
            <text:p>QINETIQ LIMITED</text:p>
          </table:table-cell>
          <table:table-cell office:value-type="string" table:style-name="ce1">
            <text:p>This KPI will be scored “Pass” if the Authority determines that the Contractor has complied with Clause 11 (Contractor Related Parties) for the then relevant Contract Month.</text:p>
          </table:table-cell>
          <table:table-cell office:value-type="string" table:style-name="ce1">
            <text:p>All targets me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SS/0147 - The In Service Support for RFA Tidespring, RFA Tiderace, RFA Tidesurge and RFA Tideforce.</text:p>
          </table:table-cell>
          <table:table-cell office:value-type="string" table:style-name="ce1">
            <text:p>CAMMELL LAIRD SHIPREPAIRERS &amp; SHIPBUILDERS LIMITED</text:p>
          </table:table-cell>
          <table:table-cell office:value-type="string" table:style-name="ce1">
            <text:p>Capability and Design</text:p>
          </table:table-cell>
          <table:table-cell office:value-type="string" table:style-name="ce1">
            <text:p>100 percent delivery against contract Performance Indicators</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PROVISION OF WHEELED TANKERS AND ASSOCIATED SUPPORT-CSVHC/06</text:p>
          </table:table-cell>
          <table:table-cell office:value-type="string" table:style-name="ce1">
            <text:p>OSHKOSH DEFENSE, LLC</text:p>
          </table:table-cell>
          <table:table-cell office:value-type="string" table:style-name="ce1">
            <text:p>Actual In-Service reliability for Automotive and Fuel Dispensing Equipment</text:p>
          </table:table-cell>
          <table:table-cell office:value-type="string" table:style-name="ce1">
            <text:p>100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JOINT SUPPORT SOLUTION 2 SUPPORT CONTRACT</text:p>
          </table:table-cell>
          <table:table-cell office:value-type="string" table:style-name="ce1">
            <text:p>BAE SYSTEMS SURFACE SHIPS LIMITED</text:p>
          </table:table-cell>
          <table:table-cell office:value-type="string" table:style-name="ce1">
            <text:p>KPI 1 - Availability</text:p>
          </table:table-cell>
          <table:table-cell office:value-type="string" table:style-name="ce1">
            <text:p>95 percent or higher</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JOINT SUPPORT SOLUTION 2 SUPPORT CONTRACT</text:p>
          </table:table-cell>
          <table:table-cell office:value-type="string" table:style-name="ce1">
            <text:p>BAE SYSTEMS SURFACE SHIPS LIMITED</text:p>
          </table:table-cell>
          <table:table-cell office:value-type="string" table:style-name="ce1">
            <text:p>KPI 3 - Hazard Management</text:p>
          </table:table-cell>
          <table:table-cell office:value-type="string" table:style-name="ce1">
            <text:p>100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Project MITER</text:p>
          </table:table-cell>
          <table:table-cell office:value-type="string" table:style-name="ce1">
            <text:p>AMEYBRIGGS SERVICES LIMITED</text:p>
          </table:table-cell>
          <table:table-cell office:value-type="string" table:style-name="ce1">
            <text:p>Fulfilling Demands for Equipment: The Contractor fulfils the Authority’s demands by providing the assets as requested by the Authority on the MITER Fleet Information System <text:s/>or the Help Desk<text:s/></text:p>
          </table:table-cell>
          <table:table-cell office:value-type="string" table:style-name="ce1">
            <text:p>A or B – At or exceed 95 percent<text:s/></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Surveillance and Target Acquisition Photographic Support</text:p>
          </table:table-cell>
          <table:table-cell office:value-type="string" table:style-name="ce1">
            <text:p>WAREHOUSE EXPRESS LIMITED</text:p>
          </table:table-cell>
          <table:table-cell office:value-type="string" table:style-name="ce1">
            <text:p>Availability of E-Catalogue</text:p>
          </table:table-cell>
          <table:table-cell office:value-type="string" table:style-name="ce1">
            <text:p>95 percent and above</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UAS/00098 - PROTECTOR UAS Technical Support and Assessment</text:p>
          </table:table-cell>
          <table:table-cell office:value-type="string" table:style-name="ce1">
            <text:p>EBENI LIMITED</text:p>
          </table:table-cell>
          <table:table-cell office:value-type="string" table:style-name="ce1">
            <text:p>Performance in Quality of Outputs associated with Authority Issued Tasks Forms as a percentage of outputs accepted by the Authority without the need for revisions</text:p>
          </table:table-cell>
          <table:table-cell office:value-type="string" table:style-name="ce1">
            <text:p>No instances of non-compliance</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TSSP/116 - Provision of Contractor Logistic Support and Post Design Services for Precision Gunnery Training Equipment (PGTE) and Terrier Training Systems (TTS)</text:p>
          </table:table-cell>
          <table:table-cell office:value-type="string" table:style-name="ce1">
            <text:p>RHEINMETALL BAE SYSTEMS LAND LIMITED</text:p>
          </table:table-cell>
          <table:table-cell office:value-type="string" table:style-name="ce1">
            <text:p>Rheinmettall BAE Systems Limited (RBSL) will provide Quarterly Progress Meeting Minutes within 10 Business days</text:p>
          </table:table-cell>
          <table:table-cell office:value-type="string" table:style-name="ce1">
            <text:p>95 and above</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The Collection and Disposal of Hazardous and Clinical Waste from MOD Sites in Great Britain and N.I.</text:p>
          </table:table-cell>
          <table:table-cell office:value-type="string" table:style-name="ce1">
            <text:p>VEOLIA ES (UK) LIMITED</text:p>
          </table:table-cell>
          <table:table-cell office:value-type="string" table:style-name="ce1">
            <text:p>1 Provide accurate and complete Management Information reports in the format at Annex G and Annex B to Schedule 1 under Item 4,3 of the Statement of Requirements, to be received by the 4th Business Day of each calendar month or as specified against the individual report.</text:p>
          </table:table-cell>
          <table:table-cell office:value-type="string" table:style-name="ce1">
            <text:p>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PHOENIX II</text:p>
          </table:table-cell>
          <table:table-cell office:value-type="string" table:style-name="ce1">
            <text:p>BABCOCK LAND DEFENCE LIMITED</text:p>
          </table:table-cell>
          <table:table-cell office:value-type="string" table:style-name="ce1">
            <text:p>Supplier management</text:p>
          </table:table-cell>
          <table:table-cell office:value-type="string" table:style-name="ce1">
            <text:p>100 percent - 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Rented Living Accommodation Project (RLAP)</text:p>
          </table:table-cell>
          <table:table-cell office:value-type="string" table:style-name="ce1">
            <text:p>MEARS LIMITED</text:p>
          </table:table-cell>
          <table:table-cell office:value-type="string" table:style-name="ce1">
            <text:p>Timelines<text:s/></text:p>
          </table:table-cell>
          <table:table-cell office:value-type="string" table:style-name="ce1">
            <text:p>95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The Provision of Contractor Logistic Support and Post Design Services for the Dismounted Close Combat Trainer (DCCT)</text:p>
          </table:table-cell>
          <table:table-cell office:value-type="string" table:style-name="ce1">
            <text:p>INVERIS TRAINING SOLUTIONS LIMITED</text:p>
          </table:table-cell>
          <table:table-cell office:value-type="string" table:style-name="ce1">
            <text:p>95% availability achieved across the <text:s/>Fleet</text:p>
          </table:table-cell>
          <table:table-cell office:value-type="string" table:style-name="ce1">
            <text:p>95 percent<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SOUTH ATLANTIC FALKLAND ISLAND REPAIR AND MAINTENANCE SERVICES FOR TELECOMMUNICATIONS AND RADIO NETWORK</text:p>
          </table:table-cell>
          <table:table-cell office:value-type="string" table:style-name="ce1">
            <text:p>AIRBUS DEFENCE AND SPACE LIMITED</text:p>
          </table:table-cell>
          <table:table-cell office:value-type="string" table:style-name="ce1">
            <text:p>Production of Monthly Reports (in accordance with Part 2C Serial 1.5 of the System Requirement Document (SRD))<text:s/></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rmy Command</text:p>
          </table:table-cell>
          <table:table-cell office:value-type="string" table:style-name="ce1">
            <text:p>New Deloitte Consultancy Support Contract to the Armed Forces Recruiting Programme</text:p>
          </table:table-cell>
          <table:table-cell office:value-type="string" table:style-name="ce1">
            <text:p>DELOITTE MCS LIMITED</text:p>
          </table:table-cell>
          <table:table-cell office:value-type="string" table:style-name="ce1">
            <text:p>Collaboration and Joint working - level of integration of supplier personnel within the Armed Forces Recruiting Programme (AFRP) team</text:p>
          </table:table-cell>
          <table:table-cell office:value-type="string" table:style-name="ce1">
            <text:p>Where the percentage translated from the scoring system in place is 90 percent or great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MSS/106 - Future Diesels</text:p>
          </table:table-cell>
          <table:table-cell office:value-type="string" table:style-name="ce1">
            <text:p>ROYSTON LTD</text:p>
          </table:table-cell>
          <table:table-cell office:value-type="string" table:style-name="ce1">
            <text:p>4th Line Engine Management</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OSVP/0056 - CVS B Vehicle PDS</text:p>
          </table:table-cell>
          <table:table-cell office:value-type="string" table:style-name="ce1">
            <text:p>RHEINMETALL BAE SYSTEMS LAND LIMITED</text:p>
          </table:table-cell>
          <table:table-cell office:value-type="string" table:style-name="ce1">
            <text:p>Completion of agreed non-core tasks in accordance with agreed delivery times in the contract. Completion to be in accordance with time, cost and performance parameters.</text:p>
          </table:table-cell>
          <table:table-cell office:value-type="string" table:style-name="ce1">
            <text:p>100 percent</text:p>
          </table:table-cell>
          <table:table-cell office:value-type="string" table:style-name="ce1">
            <text:p>Requires Improvement</text:p>
          </table:table-cell>
          <table:table-cell office:value-type="string" table:style-name="ce1">
            <text:p>Continue to work closely with suppliers to ensure reviews have taken place and amendments have been closed out.</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DFAP/0024/051 - Supply &amp; Delivery of 5,000M3 F-44 &amp; 30,000M3 F-76 To Loch Striven &amp; Loch Ewe July</text:p>
          </table:table-cell>
          <table:table-cell office:value-type="string" table:style-name="ce1">
            <text:p>MOTOR OIL (HELLAS) CORINTH REFINERIES S.A</text:p>
          </table:table-cell>
          <table:table-cell office:value-type="string" table:style-name="ce1">
            <text:p>Delivery on time in full in accordance with the contracted Laycan and contracted volumes</text:p>
          </table:table-cell>
          <table:table-cell office:value-type="string" table:style-name="ce1">
            <text:p>on time in full 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Global Overseas Sale &amp; Disposal Contract</text:p>
          </table:table-cell>
          <table:table-cell office:value-type="string" table:style-name="ce1">
            <text:p>AGILITY DGS UK LIMITED</text:p>
          </table:table-cell>
          <table:table-cell office:value-type="string" table:style-name="ce1">
            <text:p>Reports</text:p>
          </table:table-cell>
          <table:table-cell office:value-type="string" table:style-name="ce1">
            <text:p>Greater than or equal to 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Provision of External Assistance to DADP</text:p>
          </table:table-cell>
          <table:table-cell office:value-type="string" table:style-name="ce1">
            <text:p>KPMG LLP</text:p>
          </table:table-cell>
          <table:table-cell office:value-type="string" table:style-name="ce1">
            <text:p>Deliverables not acceptable to authority in quarter</text:p>
          </table:table-cell>
          <table:table-cell office:value-type="string" table:style-name="ce1">
            <text:p>Less than 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rmy Command</text:p>
          </table:table-cell>
          <table:table-cell office:value-type="string" table:style-name="ce1">
            <text:p>VERITAS Enduring IT Support</text:p>
          </table:table-cell>
          <table:table-cell office:value-type="string" table:style-name="ce1">
            <text:p>TECHMODAL LIMITED</text:p>
          </table:table-cell>
          <table:table-cell office:value-type="string" table:style-name="ce1">
            <text:p>The code is delivered to the Authority within the agreed timeframe.</text:p>
          </table:table-cell>
          <table:table-cell office:value-type="string" table:style-name="ce1">
            <text:p>Code is delivered on or before agreed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ARRESTOR SYSTEMS COMPETITION</text:p>
          </table:table-cell>
          <table:table-cell office:value-type="string" table:style-name="ce1">
            <text:p>MARSHALL LAND SYSTEMS LTD</text:p>
          </table:table-cell>
          <table:table-cell office:value-type="string" table:style-name="ce1">
            <text:p>The Authority requires the Contractor to satisfy demands for Barriers spares by Required Delivery Date (RDD) and satisfy undertaking of repairs and maintenance in accordance with the requirements of the Statement of Work.</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FDIS REGIONAL ACCOMMODTION MAINTENANCE SERVICES FOR SOUTH WEST REGION</text:p>
          </table:table-cell>
          <table:table-cell office:value-type="string" table:style-name="ce1">
            <text:p>VIVO DEFENCE SERVICES LIMITED</text:p>
          </table:table-cell>
          <table:table-cell office:value-type="string" table:style-name="ce1">
            <text:p>Right First Time</text:p>
          </table:table-cell>
          <table:table-cell office:value-type="string" table:style-name="ce1">
            <text:p>85 percent or greater</text:p>
          </table:table-cell>
          <table:table-cell office:value-type="string" table:style-name="ce1">
            <text:p>Approaching Target</text:p>
          </table:table-cell>
          <table:table-cell office:value-type="string" table:style-name="ce1">
            <text:p>11214 Tasks raised with 9369 being calculated as First Time Fix. This is an unmitigated measure of performance, further data analysis suggests the mitigated value would increase to between 88 to 92%</text:p>
            <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VISION OF HARD FACILITIES MANAGEMENT (FM) SERVICE IN SUPPORT OF THE BRITISH FORCES STATIONED IN GERMANY</text:p>
          </table:table-cell>
          <table:table-cell office:value-type="string" table:style-name="ce1">
            <text:p>BABCOCK LAND DEFENCE LIMITED</text:p>
          </table:table-cell>
          <table:table-cell office:value-type="string" table:style-name="ce1">
            <text:p>Health and Safety</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UAS/00096 Provision of A Watchkeeper Support, Maintenance and Training Service</text:p>
          </table:table-cell>
          <table:table-cell office:value-type="string" table:style-name="ce1">
            <text:p>THALES UK LIMITED</text:p>
          </table:table-cell>
          <table:table-cell office:value-type="string" table:style-name="ce1">
            <text:p>Authority 3rd Party Logistics Solution - Spares Demand Satisfaction</text:p>
          </table:table-cell>
          <table:table-cell office:value-type="string" table:style-name="ce1">
            <text:p>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MSS/107 - MTU Diesel Generator Support</text:p>
          </table:table-cell>
          <table:table-cell office:value-type="string" table:style-name="ce1">
            <text:p>ROLLS-ROYCE SOLUTIONS UK LIMITED</text:p>
          </table:table-cell>
          <table:table-cell office:value-type="string" table:style-name="ce1">
            <text:p>Process Improvement – Dashboard Development</text:p>
          </table:table-cell>
          <table:table-cell office:value-type="string" table:style-name="ce1">
            <text:p>Equal to or greater than 95 percent<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ESIGN CONSTRUCTION FINANCING MANAGEMENT AND DELIVERY OF SERVICED ACCOMODATION AT COLCHESTER</text:p>
          </table:table-cell>
          <table:table-cell office:value-type="string" table:style-name="ce1">
            <text:p>RMPA SERVICES PLC</text:p>
          </table:table-cell>
          <table:table-cell office:value-type="string" table:style-name="ce1">
            <text:p>Pest Control – e.g. location attended and investigated within 4 hours of receipt of Authority's notice</text:p>
          </table:table-cell>
          <table:table-cell office:value-type="string" table:style-name="ce1">
            <text:p>Greater than 9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Provision of P-8A Aircraft Support and Training Support</text:p>
          </table:table-cell>
          <table:table-cell office:value-type="string" table:style-name="ce1">
            <text:p>BOEING DEFENCE UK LTD</text:p>
          </table:table-cell>
          <table:table-cell office:value-type="string" table:style-name="ce1">
            <text:p>Unscheduled Spares Delivery<text:s/></text:p>
          </table:table-cell>
          <table:table-cell office:value-type="string" table:style-name="ce1">
            <text:p>Greater than 84.01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Provision of Secondary Healthcare (SHC) Services to British Forces Cyprus (BFC)</text:p>
          </table:table-cell>
          <table:table-cell office:value-type="string" table:style-name="ce1">
            <text:p>C&amp;S AMERICAN HEART INSTITUTE LIMITED</text:p>
          </table:table-cell>
          <table:table-cell office:value-type="string" table:style-name="ce1">
            <text:p>Patient Safety Incidents involving British Forces Cyprus/Sovereign Base Areas Administration Clinical Service Users reported to the Authority no later than 15 working days after the event, outlining what measures have been taken to prevent recurrence.</text:p>
          </table:table-cell>
          <table:table-cell office:value-type="string" table:style-name="ce1">
            <text:p>Less than 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Navy Command</text:p>
          </table:table-cell>
          <table:table-cell office:value-type="string" table:style-name="ce1">
            <text:p>Digital Service Programme Partner People and Public</text:p>
          </table:table-cell>
          <table:table-cell office:value-type="string" table:style-name="ce1">
            <text:p>E3 MEDIA LIMITED</text:p>
          </table:table-cell>
          <table:table-cell office:value-type="string" table:style-name="ce1">
            <text:p>Increase in website matrices</text:p>
          </table:table-cell>
          <table:table-cell office:value-type="string" table:style-name="ce1">
            <text:p>6 relative increase in pages per session<text: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MSS/084 - Future Diesels</text:p>
          </table:table-cell>
          <table:table-cell office:value-type="string" table:style-name="ce1">
            <text:p>BAE SYSTEMS SURFACE SHIPS LIMITED</text:p>
          </table:table-cell>
          <table:table-cell office:value-type="string" table:style-name="ce1">
            <text:p>Procurement Lead Time<text:s/></text:p>
          </table:table-cell>
          <table:table-cell office:value-type="string" table:style-name="ce1">
            <text:p>Equal to or greater than 97 percent<text:s text:c="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TSSP/122 Command and Staff Trainer (CAST)</text:p>
          </table:table-cell>
          <table:table-cell office:value-type="string" table:style-name="ce1">
            <text:p>RAYTHEON SYSTEMS LIMITED</text:p>
          </table:table-cell>
          <table:table-cell office:value-type="string" table:style-name="ce1">
            <text:p>Mean monthly maintenance downtime of all recorded failures shall be less than 15 minutes per site</text:p>
          </table:table-cell>
          <table:table-cell office:value-type="string" table:style-name="ce1">
            <text:p>less than 15 minut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FDIS REGIONAL MAINTENANCE SERVICES FOR NORTH REGION</text:p>
          </table:table-cell>
          <table:table-cell office:value-type="string" table:style-name="ce1">
            <text:p>AMEY DEFENCE SERVICES LIMITED</text:p>
          </table:table-cell>
          <table:table-cell office:value-type="string" table:style-name="ce1">
            <text:p>Right First Time</text:p>
          </table:table-cell>
          <table:table-cell office:value-type="string" table:style-name="ce1">
            <text:p>85 percent or greater</text:p>
          </table:table-cell>
          <table:table-cell office:value-type="string" table:style-name="ce1">
            <text:p>Approaching Target</text:p>
          </table:table-cell>
          <table:table-cell office:value-type="string" table:style-name="ce1">
            <text:p>6768 Tasks raised with 5510 being calculated as First Time Fix. This is an unmitigated measure of performance, further data analysis suggests the mitigated value would increase to between 88 to 92%</text:p>
            <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MES/21346 - Anchors, Mooring and Berthing Equipment</text:p>
          </table:table-cell>
          <table:table-cell office:value-type="string" table:style-name="ce1">
            <text:p>MACTAGGART <text:s/>SCOTT &amp; COMPANY LTD</text:p>
          </table:table-cell>
          <table:table-cell office:value-type="string" table:style-name="ce1">
            <text:p>Orders to be acknowledged within 5 days of receipt by the Contractor</text:p>
          </table:table-cell>
          <table:table-cell office:value-type="string" table:style-name="ce1">
            <text:p>Greater than or equal to 98 percent of acknowledgements notified on time at month en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REPLACEMENT ENABLING ARRANGEMENT PROGRAMME (REAP) FOR IN-SERVICE SUPPORT OF WATER PRODUCTION EQUIPMENT.-MPS/020</text:p>
          </table:table-cell>
          <table:table-cell office:value-type="string" table:style-name="ce1">
            <text:p>SALT SEPARATION SERVICES LIMITED</text:p>
          </table:table-cell>
          <table:table-cell office:value-type="string" table:style-name="ce1">
            <text:p>Procurement Lead Time<text:s/></text:p>
          </table:table-cell>
          <table:table-cell office:value-type="string" table:style-name="ce1">
            <text:p>Greater than or equal to 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Navy Command</text:p>
          </table:table-cell>
          <table:table-cell office:value-type="string" table:style-name="ce1">
            <text:p>AESAS - Provision of Aircraft Engineering Support and Airfield Services at Royal Naval Air Stations Yeovilton and Culdrose</text:p>
          </table:table-cell>
          <table:table-cell office:value-type="string" table:style-name="ce1">
            <text:p>SERCO LIMITED</text:p>
          </table:table-cell>
          <table:table-cell office:value-type="string" table:style-name="ce1">
            <text:p>Safety</text:p>
          </table:table-cell>
          <table:table-cell office:value-type="string" table:style-name="ce1">
            <text:p>100 percent delivery without issu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Environmental Technical Advisor Lot 3.</text:p>
          </table:table-cell>
          <table:table-cell office:value-type="string" table:style-name="ce1">
            <text:p>WSP ENVIRONMENT &amp; INFRASTRUCTURE SOLUTIONS UK LIMITED</text:p>
          </table:table-cell>
          <table:table-cell office:value-type="string" table:style-name="ce1">
            <text:p>Assessments and reports are technically sound and delivered in line with the requirements set out in the relevant tasking directive</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TIDWORTH PFI WATER AND SEWERAGE AND SEWAGE PROJECT</text:p>
          </table:table-cell>
          <table:table-cell office:value-type="string" table:style-name="ce1">
            <text:p>VEOLIA WATER PROJECTS LTD</text:p>
          </table:table-cell>
          <table:table-cell office:value-type="string" table:style-name="ce1">
            <text:p>Waste Water compliance to quality targets</text:p>
          </table:table-cell>
          <table:table-cell office:value-type="string" table:style-name="ce1">
            <text:p>98 percent or great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VISION OF ENERGY TO RAF FYLINGDALES. FILE MIGRATION.</text:p>
          </table:table-cell>
          <table:table-cell office:value-type="string" table:style-name="ce1">
            <text:p>T.G. POWER LTD</text:p>
          </table:table-cell>
          <table:table-cell office:value-type="string" table:style-name="ce1">
            <text:p>Heat Availability/Reliability - Ensure that there is constant heat availability throughout the site</text:p>
          </table:table-cell>
          <table:table-cell office:value-type="string" table:style-name="ce1">
            <text:p>9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SS/0130- For the Design, Build and In-Service Support of the Royal Navy Patrol Launches</text:p>
          </table:table-cell>
          <table:table-cell office:value-type="string" table:style-name="ce1">
            <text:p>MARINE SPECIALISED TECHNOLOGY LIMITED</text:p>
          </table:table-cell>
          <table:table-cell office:value-type="string" table:style-name="ce1">
            <text:p>Achieve the Agreed Delivery Date - The Actual Delivery Date the boat or task was accepted by the Authority on, before or after the Agreed Delivery Date in the reporting calendar month</text:p>
          </table:table-cell>
          <table:table-cell office:value-type="string" table:style-name="ce1">
            <text:p>Great than 8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JECT AQUATRINE- TO DELIVER WATER AND WASTE WATER SERVICES TO GB BASED MOD SITES REMOVING THE MOD FROM ENVIRONMENTAL AND LEGISLATIVE RISKS.</text:p>
          </table:table-cell>
          <table:table-cell office:value-type="string" table:style-name="ce1">
            <text:p>VEOLIA WATER NEVIS LIMITED</text:p>
          </table:table-cell>
          <table:table-cell office:value-type="string" table:style-name="ce1">
            <text:p>Collect and dispose of sewage and surface water safely and hygienically from all points of sewage and surface water receipt.</text:p>
          </table:table-cell>
          <table:table-cell office:value-type="string" table:style-name="ce1">
            <text:p>Greater than or equal to 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SS/0154 - Boats In-Service Support (2) - Royal Navy (RN) / Royal Fleet Auxiliary (RFA)</text:p>
          </table:table-cell>
          <table:table-cell office:value-type="string" table:style-name="ce1">
            <text:p>BAE SYSTEMS SURFACE SHIPS LIMITED</text:p>
          </table:table-cell>
          <table:table-cell office:value-type="string" table:style-name="ce1">
            <text:p>Achieve the Agreed Delivery Date - The Actual Delivery Date the boat or task was accepted by the Authority on, before or after the Agreed Delivery Date in the reporting calendar month</text:p>
          </table:table-cell>
          <table:table-cell office:value-type="string" table:style-name="ce1">
            <text:p>Greater than 8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STL</text:p>
          </table:table-cell>
          <table:table-cell office:value-type="string" table:style-name="ce1">
            <text:p>Weapons Sector Research Framework</text:p>
          </table:table-cell>
          <table:table-cell office:value-type="string" table:style-name="ce1">
            <text:p>QINETIQ LTD</text:p>
          </table:table-cell>
          <table:table-cell office:value-type="string" table:style-name="ce1">
            <text:p>Exploitation and Impact is a strategic measure of the Benefit being provided by the activities contracted through the Framework and the Contractors ability to demonstrate this.</text:p>
          </table:table-cell>
          <table:table-cell office:value-type="string" table:style-name="ce1">
            <text:p>PASS: Required stakeholders fully engaged on 90 percent or above of activities. Robust process for monitoring exploitation in place and quarterly meetings to assess activity exploitation and resolve any issues.</text:p>
          </table:table-cell>
          <table:table-cell office:value-type="string" table:style-name="ce1">
            <text:p>Good</text:p>
          </table:table-cell>
          <table:table-cell office:value-type="string" table:style-name="ce1">
            <text:p>Bi-annually scored. Reported KPI Rating covers the period Oct 22 - Mar 23.<text:s text:c="2"/></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THANKES OIL FUEL DEPOT , LOADING FACILITY AND FIRE FIGHTING</text:p>
          </table:table-cell>
          <table:table-cell office:value-type="string" table:style-name="ce1">
            <text:p>VOLKERSTEVIN LIMITED</text:p>
          </table:table-cell>
          <table:table-cell office:value-type="string" table:style-name="ce1">
            <text:p>Having resource available for day to day delivery including close down</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Future Defence Infrastructure Services (FDIS) - Hard FM Built Estate - South East Region</text:p>
          </table:table-cell>
          <table:table-cell office:value-type="string" table:style-name="ce1">
            <text:p>VINCI CONSTRUCTION UK LIMITED</text:p>
          </table:table-cell>
          <table:table-cell office:value-type="string" table:style-name="ce1">
            <text:p>Sustainability Improvement (Best Practice) Indicators</text:p>
          </table:table-cell>
          <table:table-cell office:value-type="string" table:style-name="ce1">
            <text:p>Acceptable Level of Performance = <text:s/>8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Future Defence Infrastructure Services (FDIS) - Hard FM Built Estate - South West Region</text:p>
          </table:table-cell>
          <table:table-cell office:value-type="string" table:style-name="ce1">
            <text:p>VIVO DEFENCE SERVICES LIMITED</text:p>
          </table:table-cell>
          <table:table-cell office:value-type="string" table:style-name="ce1">
            <text:p>Sustainability Improvement (Best Practice) Indicators</text:p>
          </table:table-cell>
          <table:table-cell office:value-type="string" table:style-name="ce1">
            <text:p>Acceptable Level of Performance ALP = <text:s/>8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Property Advisor (Lot 1)</text:p>
          </table:table-cell>
          <table:table-cell office:value-type="string" table:style-name="ce1">
            <text:p>MONTAGU EVANS LLP</text:p>
          </table:table-cell>
          <table:table-cell office:value-type="string" table:style-name="ce1">
            <text:p>Assessments and reports are technically sound and delivered in line with the requirements set out in the relevant tasking directive</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CYPRUS SOFT FM - CT/DIO1/0054-CT/DIO1/0054</text:p>
          </table:table-cell>
          <table:table-cell office:value-type="string" table:style-name="ce1">
            <text:p>SODEXO LTD</text:p>
          </table:table-cell>
          <table:table-cell office:value-type="string" table:style-name="ce1">
            <text:p>Laundry &amp; Dry Cleaning Services</text:p>
          </table:table-cell>
          <table:table-cell office:value-type="string" table:style-name="ce1">
            <text:p>Greater than 9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VISION OF WATER SEWERAGE AND SEWAGE DISPOSAL SERVICES</text:p>
          </table:table-cell>
          <table:table-cell office:value-type="string" table:style-name="ce1">
            <text:p>ANCALA WATER SERVICES (ESTATES) LIMITED</text:p>
          </table:table-cell>
          <table:table-cell office:value-type="string" table:style-name="ce1">
            <text:p>Ensure that there is no flooding from surface water or combined surface water and sewage systems caused by a failure to provide the services.</text:p>
          </table:table-cell>
          <table:table-cell office:value-type="string" table:style-name="ce1">
            <text:p>Greater than or equal to 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CB6/028 HESTIA EAST REGION MULTI ACTIVITY CONTRACT</text:p>
          </table:table-cell>
          <table:table-cell office:value-type="string" table:style-name="ce1">
            <text:p>COMPASS CONTRACT SERVICES (U.K.) LIMITED</text:p>
          </table:table-cell>
          <table:table-cell office:value-type="string" table:style-name="ce1">
            <text:p>Soft FM Satisfaction</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1">
            <text:p>97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2 - Space</text:p>
          </table:table-cell>
          <table:table-cell office:value-type="string" table:style-name="ce1">
            <text:p>BAE SYSTEMS APPLIED INTELLIGENCE LTD</text:p>
          </table:table-cell>
          <table:table-cell office:value-type="string" table:style-name="ce1">
            <text:p>Timeliness of Deliverables: Timeliness of Deliverables is a key measure of the Contractor(s’) ability to perform its contractual duties on-time and in-full.</text:p>
          </table:table-cell>
          <table:table-cell office:value-type="string" table:style-name="ce1">
            <text:p>76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STL</text:p>
          </table:table-cell>
          <table:table-cell office:value-type="string" table:style-name="ce1">
            <text:p>Electronic Warfare &amp; Cyber (EW&amp;C) Framework – Lot 4 - Trials and capability operation</text:p>
          </table:table-cell>
          <table:table-cell office:value-type="string" table:style-name="ce1">
            <text:p>QINETIQ LTD<text:s/></text:p>
          </table:table-cell>
          <table:table-cell office:value-type="string" table:style-name="ce1">
            <text:p>Spend Sub-Contracted for each core capability lot. Between 40 percent and 60 percent (inclusive) of discharged Spend Sub-Contracted for each core capability lot. Percentage of Spend on Sub-Contracts discharged through each core capability lot per Quarter.</text:p>
          </table:table-cell>
          <table:table-cell office:value-type="string" table:style-name="ce1">
            <text:p>Between 40 percent and 60 percent (inclusive) of discharged Spend Sub-Contracted for each core capability lo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ubmarine Delivery Agency</text:p>
          </table:table-cell>
          <table:table-cell office:value-type="string" table:style-name="ce1">
            <text:p>PEDT/0020 - A-Class Platform Complex Systems - Batch 1 Platform Management System (PMS) and Internal Communication System (ICS) Support</text:p>
          </table:table-cell>
          <table:table-cell office:value-type="string" table:style-name="ce1">
            <text:p>L3HARRIS MAPPS LIMITED</text:p>
          </table:table-cell>
          <table:table-cell office:value-type="string" table:style-name="ce1">
            <text:p>Response time for tickets raised in Observations Defects and Enquiries (ODE)</text:p>
          </table:table-cell>
          <table:table-cell office:value-type="string" table:style-name="ce1">
            <text:p>Observations Defects and Enquiries (ODE) response provided according to the time agreed between the Parti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Foreign Language Training.</text:p>
          </table:table-cell>
          <table:table-cell office:value-type="string" table:style-name="ce1">
            <text:p>CAPITA BUSINESS SERVICES LTD</text:p>
          </table:table-cell>
          <table:table-cell office:value-type="string" table:style-name="ce1">
            <text:p>Customer Service - Response time to routine or urgent enquiries within 24 hours</text:p>
          </table:table-cell>
          <table:table-cell office:value-type="string" table:style-name="ce1">
            <text:p>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Environmental Technical Advisor Lot 3.</text:p>
          </table:table-cell>
          <table:table-cell office:value-type="string" table:style-name="ce1">
            <text:p>WSP ENVIRONMENT &amp; INFRASTRUCTURE SOLUTIONS UK LIMITED</text:p>
          </table:table-cell>
          <table:table-cell office:value-type="string" table:style-name="ce1">
            <text:p>Supplier to ensure that all Part Completion Certificates/Invoices are submitted to the Defence Infrastructure Organisation (DIO) are easily identifiable to the relevant Tasking Order (TO) the work was instructed under. This should include the relevant TO Reference number, description, Purchase Order (PO) Number and Line Number.</text:p>
          </table:table-cell>
          <table:table-cell office:value-type="string" table:style-name="ce1">
            <text:p>Risk programme &amp; forecast are updated periodically &amp; proactively &amp; any changes managed &amp; reported to fully understand delays in order to mitigate their impact. All outputs delivered 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Environmental Technical Advisor Lot 1</text:p>
          </table:table-cell>
          <table:table-cell office:value-type="string" table:style-name="ce1">
            <text:p>SWECO UK LIMITED</text:p>
          </table:table-cell>
          <table:table-cell office:value-type="string" table:style-name="ce1">
            <text:p>Commercial and Estates Project Manager (PM) will investigate the invoices against forecasting reports to see where forecasted spend is being achieved or has not be met. Supplier to provide an explanation on those targets that will not be met for the month. 'Invoiced' counts as actual work forecasted and completed.</text:p>
          </table:table-cell>
          <table:table-cell office:value-type="string" table:style-name="ce1">
            <text:p>96 percent &amp; ov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THE DEVELOPMENT OF THE SITE OF THE ALDERSHOT GARRISON, TIDWORTH, NETHERAVON AND BULFORD GARRISON, WARMINSTER GARRISON AND LARKHILL GARRISON AND THE PROVISION OF ASSOCIATED SUPPORT SERVICES</text:p>
          </table:table-cell>
          <table:table-cell office:value-type="string" table:style-name="ce1">
            <text:p>ASPIRE DEFENCE LIMITED</text:p>
          </table:table-cell>
          <table:table-cell office:value-type="string" table:style-name="ce1">
            <text:p>The percentage of Project Allenby Connaught (PAC) Private Finance Initiative (PFI) contract contracted room space available to the customer for the period when planned/required</text:p>
          </table:table-cell>
          <table:table-cell office:value-type="string" table:style-name="ce1">
            <text:p>96 percent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Seafox Mine Disposal System (MDS) Exploration contract. The Seafox MDS is the primary Mine Counter Measure Vessel (MCMV) providing the Mine Neutralisation capabilities on both Hunt and Sandown class Ships.</text:p>
          </table:table-cell>
          <table:table-cell office:value-type="string" table:style-name="ce1">
            <text:p>ATLAS ELEKTRONIK UK LIMITED</text:p>
          </table:table-cell>
          <table:table-cell office:value-type="string" table:style-name="ce1">
            <text:p>Technical Support</text:p>
          </table:table-cell>
          <table:table-cell office:value-type="string" table:style-name="ce1">
            <text:p>All PIs are scored Green / PI not relevant for month</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PARACHUTE EQUIPMENT SUPPORT CONTRACT</text:p>
          </table:table-cell>
          <table:table-cell office:value-type="string" table:style-name="ce1">
            <text:p>IRVINGQ LIMITED</text:p>
          </table:table-cell>
          <table:table-cell office:value-type="string" table:style-name="ce1">
            <text:p>Delivery of parachutes to the Authority (British mainland only)</text:p>
          </table:table-cell>
          <table:table-cell office:value-type="string" table:style-name="ce1">
            <text:p>100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DFAP/024/052 – Supply &amp; Delivery of F-35 &amp; F-76 to Falkland FOB SEPT 22</text:p>
          </table:table-cell>
          <table:table-cell office:value-type="string" table:style-name="ce1">
            <text:p>COMPANIA ESPANOLA DE PETROLEOS SA</text:p>
          </table:table-cell>
          <table:table-cell office:value-type="string" table:style-name="ce1">
            <text:p>Delivery on time in full in accordance with the contracted Laycan and contracted volumes</text:p>
          </table:table-cell>
          <table:table-cell office:value-type="string" table:style-name="ce1">
            <text:p>on time in full 100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STL</text:p>
          </table:table-cell>
          <table:table-cell office:value-type="string" table:style-name="ce1">
            <text:p>Total Facilities Management</text:p>
          </table:table-cell>
          <table:table-cell office:value-type="string" table:style-name="ce1">
            <text:p>EMCOR GROUP (UK)</text:p>
            <text:p/>
          </table:table-cell>
          <table:table-cell office:value-type="string" table:style-name="ce1">
            <text:p>Cleaning Services: All areas to satisfy the Service Requirements to be sampled through 2 audits per site per month.</text:p>
          </table:table-cell>
          <table:table-cell office:value-type="string" table:style-name="ce1">
            <text:p>95 percent and higher</text:p>
            <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PERTY LEASES LONDON</text:p>
          </table:table-cell>
          <table:table-cell office:value-type="string" table:style-name="ce1">
            <text:p>MODUS SERVICES LIMITED</text:p>
          </table:table-cell>
          <table:table-cell office:value-type="string" table:style-name="ce1">
            <text:p>Compliance statutory responsibilities</text:p>
          </table:table-cell>
          <table:table-cell office:value-type="string" table:style-name="ce1">
            <text:p>86 - 100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PERTY LEASES LONDON</text:p>
          </table:table-cell>
          <table:table-cell office:value-type="string" table:style-name="ce1">
            <text:p>MODUS SERVICES LIMITED</text:p>
          </table:table-cell>
          <table:table-cell office:value-type="string" table:style-name="ce1">
            <text:p>Compliance SHEP (Safety, Health, Environment Protection)</text:p>
          </table:table-cell>
          <table:table-cell office:value-type="string" table:style-name="ce1">
            <text:p>96 - 100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STL</text:p>
          </table:table-cell>
          <table:table-cell office:value-type="string" table:style-name="ce1">
            <text:p>Electronic Warfare &amp; Cyber (EW&amp;C) Framework – Lot 3 - Sensor, sensor system and signature measurement</text:p>
          </table:table-cell>
          <table:table-cell office:value-type="string" table:style-name="ce1">
            <text:p>ATLAS ELEKTRONIK UK LTD</text:p>
            <text:p/>
          </table:table-cell>
          <table:table-cell office:value-type="string" table:style-name="ce1">
            <text:p>Timeliness of a Deliverable: Timeliness of Deliverable(s) in a Tasking Contract / Purchase Order that are on time to the due date specified within the call-off tasking form part B and purchase order.<text:s/></text:p>
          </table:table-cell>
          <table:table-cell office:value-type="string" table:style-name="ce1">
            <text:p>Deliverables received on time within the Tasking Contract / Purchase Order and measured in relation to agreed milestone payment plan.</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Provision of Professional Mobile Radio Service</text:p>
          </table:table-cell>
          <table:table-cell office:value-type="string" table:style-name="ce1">
            <text:p>RADIOCOMS SYSTEMS LTD</text:p>
          </table:table-cell>
          <table:table-cell office:value-type="string" table:style-name="ce1">
            <text:p>Helpdesk (as per KPI 1 of the Statement of Requirements)<text:s/></text:p>
          </table:table-cell>
          <table:table-cell office:value-type="string" table:style-name="ce1">
            <text:p>99.99 percent and above</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Provision of SMC2/UHF SATCOM</text:p>
          </table:table-cell>
          <table:table-cell office:value-type="string" table:style-name="ce1">
            <text:p>STS DEFENCE LIMITED</text:p>
          </table:table-cell>
          <table:table-cell office:value-type="string" table:style-name="ce1">
            <text:p>Timely Helpdesk Response to User Incidents<text:s/></text:p>
          </table:table-cell>
          <table:table-cell office:value-type="string" table:style-name="ce1">
            <text:p>95-100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STL</text:p>
          </table:table-cell>
          <table:table-cell office:value-type="string" table:style-name="ce1">
            <text:p>Electronic Warfare &amp; Cyber (EW&amp;C) Framework – <text:s/>Lot 2 - Cyber, software and modelling<text:s/></text:p>
          </table:table-cell>
          <table:table-cell office:value-type="string" table:style-name="ce1">
            <text:p>BAE SYSTEMS APPLIED INTELLIGENCE LIMITED</text:p>
          </table:table-cell>
          <table:table-cell office:value-type="string" table:style-name="ce1">
            <text:p>Spend Sub-Contracted for each core capability lot. Between 40 percent and 60 percent (inclusive) of discharged Spend Sub-Contracted for each core capability lot. Percentage of Spend on Sub-Contracts discharged through each core capability lot per Quarter.</text:p>
          </table:table-cell>
          <table:table-cell office:value-type="string" table:style-name="ce1">
            <text:p>Between 40 percent and 60 percent (inclusive) of discharged Spend Sub-Contracted for each core capability lo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DIICM1/0002</text:p>
          </table:table-cell>
          <table:table-cell office:value-type="string" table:style-name="ce1">
            <text:p>ENTERPRISE SERVICES DEFENCE AND SECURITY UK LIMITED</text:p>
          </table:table-cell>
          <table:table-cell office:value-type="string" table:style-name="ce1">
            <text:p>Availability of Official Productivity Tools</text:p>
          </table:table-cell>
          <table:table-cell office:value-type="string" table:style-name="ce1">
            <text:p>99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DIICM1/0002</text:p>
          </table:table-cell>
          <table:table-cell office:value-type="string" table:style-name="ce1">
            <text:p>ENTERPRISE SERVICES DEFENCE AND SECURITY UK LIMITED</text:p>
          </table:table-cell>
          <table:table-cell office:value-type="string" table:style-name="ce1">
            <text:p>Availability of Official Communication Tools</text:p>
          </table:table-cell>
          <table:table-cell office:value-type="string" table:style-name="ce1">
            <text:p>99.9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BATCM/0298 Design Services Contract (DSC)</text:p>
          </table:table-cell>
          <table:table-cell office:value-type="string" table:style-name="ce1">
            <text:p>GENERAL DYNAMICS UNITED KINGDOM LIMITED</text:p>
          </table:table-cell>
          <table:table-cell office:value-type="string" table:style-name="ce1">
            <text:p>Availability of BUCK+. The BUCK + provides the critical information backbone to the User in relation to the Bowman, ComBAT (Common Battlefield Applications Toolset), Infrastructure and Platform (BCIP) system. The BUCK + supplies information, system updates and tracks Design Services Tasks for Battlefield and Tactical Communications &amp; Information Systems (BATCIS) and the User.<text:s/></text:p>
          </table:table-cell>
          <table:table-cell office:value-type="string" table:style-name="ce1">
            <text:p>95 % availability, as defined in Schedule 6,KPI table</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PERTY LEASES LONDON</text:p>
          </table:table-cell>
          <table:table-cell office:value-type="string" table:style-name="ce1">
            <text:p>MODUS SERVICES LIMITED</text:p>
          </table:table-cell>
          <table:table-cell office:value-type="string" table:style-name="ce1">
            <text:p>Compliance service performance</text:p>
          </table:table-cell>
          <table:table-cell office:value-type="string" table:style-name="ce1">
            <text:p>96 - 100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DDSFTW063 Microsoft Enterprise License Agreement 2022</text:p>
          </table:table-cell>
          <table:table-cell office:value-type="string" table:style-name="ce1">
            <text:p>BOXXE LIMITED</text:p>
          </table:table-cell>
          <table:table-cell office:value-type="string" table:style-name="ce1">
            <text:p>Support Provision</text:p>
          </table:table-cell>
          <table:table-cell office:value-type="string" table:style-name="ce1">
            <text:p>100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ARMADA PROJECT</text:p>
          </table:table-cell>
          <table:table-cell office:value-type="string" table:style-name="ce1">
            <text:p>FALCON SUPPORT SERVICES LIMITED</text:p>
          </table:table-cell>
          <table:table-cell office:value-type="string" table:style-name="ce1">
            <text:p>Reactive Performance (Help Desk)</text:p>
          </table:table-cell>
          <table:table-cell office:value-type="string" table:style-name="ce1">
            <text:p>96-100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Navy Command</text:p>
          </table:table-cell>
          <table:table-cell office:value-type="string" table:style-name="ce1">
            <text:p>Data Integration and Management</text:p>
          </table:table-cell>
          <table:table-cell office:value-type="string" table:style-name="ce1">
            <text:p>PALANTIR TECHNOLOGIES UK, LTD.</text:p>
          </table:table-cell>
          <table:table-cell office:value-type="string" table:style-name="ce1">
            <text:p>Data Quality</text:p>
          </table:table-cell>
          <table:table-cell office:value-type="string" table:style-name="ce1">
            <text:p>100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VISION OF NGEC FOR NATIONAL TRAINING ESTATE (NTEP)-DIOCB6/7020</text:p>
          </table:table-cell>
          <table:table-cell office:value-type="string" table:style-name="ce1">
            <text:p>LANDMARC SUPPORT SERVICES LIMITED</text:p>
          </table:table-cell>
          <table:table-cell office:value-type="string" table:style-name="ce1">
            <text:p>Percentage of number of inspections where the work category is Statutory, achieved on time (target date scheduled in annual programme of inspections in agreed Establishment Specific Task Schedule) against total number of inspections where the work category is Statutory with a target completion date in the reporting period.</text:p>
          </table:table-cell>
          <table:table-cell office:value-type="string" table:style-name="ce1">
            <text:p>100-95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Provision of SMC2/UHF SATCOM</text:p>
          </table:table-cell>
          <table:table-cell office:value-type="string" table:style-name="ce1">
            <text:p>STS DEFENCE LIMITED</text:p>
          </table:table-cell>
          <table:table-cell office:value-type="string" table:style-name="ce1">
            <text:p>Programme Management Performance<text:s/></text:p>
          </table:table-cell>
          <table:table-cell office:value-type="string" table:style-name="ce1">
            <text:p>95-100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DPS/00053 CP&amp;F Release 4 e-Sourcing Solution (CCS RM6101)</text:p>
          </table:table-cell>
          <table:table-cell office:value-type="string" table:style-name="ce1">
            <text:p>BRAVOSOLUTION UK LIMITED</text:p>
          </table:table-cell>
          <table:table-cell office:value-type="string" table:style-name="ce1">
            <text:p>The system will enable standard changes to be implemented within two cycle release (system and user testing under a Quarterly Release Programme) subsequent to RFC approval and undertaken in no more than a 3-week window.</text:p>
          </table:table-cell>
          <table:table-cell office:value-type="string" table:style-name="ce1">
            <text:p>Change is distinguishable from other changes and achieved in no more than a 3-week window.</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Navy Command</text:p>
          </table:table-cell>
          <table:table-cell office:value-type="string" table:style-name="ce1">
            <text:p>ASW Spearhead Annex C</text:p>
          </table:table-cell>
          <table:table-cell office:value-type="string" table:style-name="ce1">
            <text:p>BAE SYSTEMS APPLIED INTELLIGENCE LIMITED</text:p>
          </table:table-cell>
          <table:table-cell office:value-type="string" table:style-name="ce1">
            <text:p>Timely Response to Complaints</text:p>
          </table:table-cell>
          <table:table-cell office:value-type="string" table:style-name="ce1">
            <text:p>1-2 days</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Navy Command</text:p>
          </table:table-cell>
          <table:table-cell office:value-type="string" table:style-name="ce1">
            <text:p>Navy Digital Services – Core Programme Services</text:p>
          </table:table-cell>
          <table:table-cell office:value-type="string" table:style-name="ce1">
            <text:p>BAE SYSTEMS APPLIED INTELLIGENCE LIMITED</text:p>
          </table:table-cell>
          <table:table-cell office:value-type="string" table:style-name="ce1">
            <text:p>Response to Call-Off Task</text:p>
          </table:table-cell>
          <table:table-cell office:value-type="string" table:style-name="ce1">
            <text:p>100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DEFENCE FIXED TELECOMMUNICATIONS SERVICE (DFTS) CONTRACT NO SCSS2A/37 - VOICE, DATA, MOBILITY, VTC</text:p>
          </table:table-cell>
          <table:table-cell office:value-type="string" table:style-name="ce1">
            <text:p>BRITISH TELECOMMUNICATIONS PUBLIC LIMITED COMPANY</text:p>
          </table:table-cell>
          <table:table-cell office:value-type="string" table:style-name="ce1">
            <text:p><text:s/>Restricted Local Area Network Interconnection availability Standard UK Service Level Agreement set at 99.75 percent</text:p>
          </table:table-cell>
          <table:table-cell office:value-type="string" table:style-name="ce1">
            <text:p>99.75 percent<text:s/></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Navy Command</text:p>
          </table:table-cell>
          <table:table-cell office:value-type="string" table:style-name="ce1">
            <text:p>Navy Digital Services – Core Programme Services</text:p>
          </table:table-cell>
          <table:table-cell office:value-type="string" table:style-name="ce1">
            <text:p>BAE SYSTEMS APPLIED INTELLIGENCE LIMITED</text:p>
          </table:table-cell>
          <table:table-cell office:value-type="string" table:style-name="ce1">
            <text:p>Timeliness of Deliverable(s)</text:p>
          </table:table-cell>
          <table:table-cell office:value-type="string" table:style-name="ce1">
            <text:p>100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Navy Command</text:p>
          </table:table-cell>
          <table:table-cell office:value-type="string" table:style-name="ce1">
            <text:p>Digital Service Programme Partner: Data Science.</text:p>
          </table:table-cell>
          <table:table-cell office:value-type="string" table:style-name="ce1">
            <text:p>TECHMODAL LIMITED</text:p>
          </table:table-cell>
          <table:table-cell office:value-type="string" table:style-name="ce1">
            <text:p>Upskilling and Knowledge Transfer - Upskilling and knowledge transfer initiatives have been identified, agreed, and delivered, for each of the data science Statements of Work (SOWs).</text:p>
          </table:table-cell>
          <table:table-cell office:value-type="string" table:style-name="ce1">
            <text:p>100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Navy Command</text:p>
          </table:table-cell>
          <table:table-cell office:value-type="string" table:style-name="ce1">
            <text:p>Provision of Contact Centre services to Support Royal Navy and Royal Air Force Recruitment</text:p>
          </table:table-cell>
          <table:table-cell office:value-type="string" table:style-name="ce1">
            <text:p>TELEPERFORMANCE LTD</text:p>
          </table:table-cell>
          <table:table-cell office:value-type="string" table:style-name="ce1">
            <text:p>Emails should be answered within 24 hours of receipt</text:p>
          </table:table-cell>
          <table:table-cell office:value-type="string" table:style-name="ce1">
            <text:p>100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Other HOCS</text:p>
          </table:table-cell>
          <table:table-cell office:value-type="string" table:style-name="ce1">
            <text:p>RCOPV CFA SUPPORT</text:p>
          </table:table-cell>
          <table:table-cell office:value-type="string" table:style-name="ce1">
            <text:p>BAE SYSTEMS SURFACE SHIPS LIMITED</text:p>
          </table:table-cell>
          <table:table-cell office:value-type="string" table:style-name="ce1">
            <text:p>Defect Repair Plans - Percentage of agreed Defect repair plans</text:p>
            <text:p>developed within the required Service Credit</text:p>
            <text:p>timescale.</text:p>
          </table:table-cell>
          <table:table-cell office:value-type="string" table:style-name="ce1">
            <text:p>Greater than or equal to 85% = +120 Service Credits</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Navy Command</text:p>
          </table:table-cell>
          <table:table-cell office:value-type="string" table:style-name="ce1">
            <text:p>Digital Service Programme Partner People and Public</text:p>
          </table:table-cell>
          <table:table-cell office:value-type="string" table:style-name="ce1">
            <text:p>E3 MEDIA LIMITED</text:p>
          </table:table-cell>
          <table:table-cell office:value-type="string" table:style-name="ce1">
            <text:p>Expression of Interest Increase in efficiency<text:s/></text:p>
          </table:table-cell>
          <table:table-cell office:value-type="string" table:style-name="ce1">
            <text:p>By 8 relative</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THE PROVISION OF A FUTURE FORCES BROADCAST SERVICE (FFBS)-CTLBC/1403</text:p>
          </table:table-cell>
          <table:table-cell office:value-type="string" table:style-name="ce1">
            <text:p>BFBS</text:p>
          </table:table-cell>
          <table:table-cell office:value-type="string" table:style-name="ce1">
            <text:p>Customer Satisfaction<text:s/></text:p>
          </table:table-cell>
          <table:table-cell office:value-type="string" table:style-name="ce1">
            <text:p><text:s/>Greater than 90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CAREER TRANSITION PARTNERSHIP - THE PROVISION OF AN ARMED FORCES RESETTLEMENT SERVICE-HOCSCM6/00002</text:p>
          </table:table-cell>
          <table:table-cell office:value-type="string" table:style-name="ce1">
            <text:p>RIGHT MANAGEMENT LIMITED</text:p>
          </table:table-cell>
          <table:table-cell office:value-type="string" table:style-name="ce1">
            <text:p>Percent of service leavers in continual permanent employment or self-employment within 6 months post discharge.</text:p>
          </table:table-cell>
          <table:table-cell office:value-type="string" table:style-name="ce1">
            <text:p>Greater than 80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Navy Command</text:p>
          </table:table-cell>
          <table:table-cell office:value-type="string" table:style-name="ce1">
            <text:p>ASW Spearhead Annex C</text:p>
          </table:table-cell>
          <table:table-cell office:value-type="string" table:style-name="ce1">
            <text:p>BAE SYSTEMS APPLIED INTELLIGENCE LIMITED</text:p>
          </table:table-cell>
          <table:table-cell office:value-type="string" table:style-name="ce1">
            <text:p>All milestones Deliverables defined in the contract are met on time and to a standard acceptable to the authority</text:p>
          </table:table-cell>
          <table:table-cell office:value-type="string" table:style-name="ce1">
            <text:p>within 2 days<text:s/></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Navy Command</text:p>
          </table:table-cell>
          <table:table-cell office:value-type="string" table:style-name="ce1">
            <text:p>Ship for Trials and Autonomy Development.</text:p>
          </table:table-cell>
          <table:table-cell office:value-type="string" table:style-name="ce1">
            <text:p>DAMEN WORKBOATS B.V.</text:p>
          </table:table-cell>
          <table:table-cell office:value-type="string" table:style-name="ce1">
            <text:p>Time to rectify the reported defects<text:s/></text:p>
          </table:table-cell>
          <table:table-cell office:value-type="string" table:style-name="ce1">
            <text:p>Within 7 Calendar Days<text:s/></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Navy Command</text:p>
          </table:table-cell>
          <table:table-cell office:value-type="string" table:style-name="ce1">
            <text:p>RN/RAF Recruitment Creative Services Agency</text:p>
          </table:table-cell>
          <table:table-cell office:value-type="string" table:style-name="ce1">
            <text:p>ENGINE PARTNERS UK LLP</text:p>
          </table:table-cell>
          <table:table-cell office:value-type="string" table:style-name="ce1">
            <text:p>Delivery of the Agenda and Report at least 5 working days before the monthly Contract management meeting as dictated by the Battle Rhythm.</text:p>
          </table:table-cell>
          <table:table-cell office:value-type="string" table:style-name="ce1">
            <text:p>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HOCS3a -Supply of Printed Books, Monographs, leaflets and Other Publications</text:p>
          </table:table-cell>
          <table:table-cell office:value-type="string" table:style-name="ce1">
            <text:p>BLACKWELL LIMITED</text:p>
          </table:table-cell>
          <table:table-cell office:value-type="string" table:style-name="ce1">
            <text:p>The Contractor must endeavour to obtain early notice of any supply problems and must inform the appropriate Demanding Officer within 3 working days</text:p>
          </table:table-cell>
          <table:table-cell office:value-type="string" table:style-name="ce1">
            <text:p>Supply problems notified within 3 working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STRATEGIC SEALIFT SERVICE</text:p>
          </table:table-cell>
          <table:table-cell office:value-type="string" table:style-name="ce1">
            <text:p>FORELAND SHIPPING LTD</text:p>
          </table:table-cell>
          <table:table-cell office:value-type="string" table:style-name="ce1">
            <text:p>Roll On Roll Off (RORO) vessel availability of 360 days per year.</text:p>
          </table:table-cell>
          <table:table-cell office:value-type="string" table:style-name="ce1">
            <text:p>100 percent<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Design, Demonstration, Manufacture, Installation and support for V/UHF Communication Replacement (VCR) CSA/1093</text:p>
          </table:table-cell>
          <table:table-cell office:value-type="string" table:style-name="ce1">
            <text:p>THALES UK LIMITED</text:p>
          </table:table-cell>
          <table:table-cell office:value-type="string" table:style-name="ce1">
            <text:p>KPI 2 - Response to operational deficiency</text:p>
          </table:table-cell>
          <table:table-cell office:value-type="string" table:style-name="ce1">
            <text:p>No Category A or Category B Operational Deficiency (OpDef) Formal response with plan overdue in accordance with the timelines detailed in the Statement of Work (SOW) at Annex B to the Contract and no more than 1 Category C OpDef Formal response with plan overdue in accordance with the timelines detailed in the SOW at Annex B to the Contrac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FDIS REGIONAL MAINTENANCE SERVICES FOR NORTH REGION</text:p>
          </table:table-cell>
          <table:table-cell office:value-type="string" table:style-name="ce1">
            <text:p>AMEY DEFENCE SERVICES LIMITED</text:p>
          </table:table-cell>
          <table:table-cell office:value-type="string" table:style-name="ce1">
            <text:p>Customer Satisfaction<text:s/></text:p>
          </table:table-cell>
          <table:table-cell office:value-type="string" table:style-name="ce1">
            <text:p>Greater than or equal to 90 percent of Acceptable Level of Performance<text:s/></text:p>
          </table:table-cell>
          <table:table-cell office:value-type="string" table:style-name="ce1">
            <text:p>Inadequate</text:p>
          </table:table-cell>
          <table:table-cell office:value-type="string" table:style-name="ce1">
            <text:p>Customer Satisfaction - Out of a measure of 6484 task we kept appointments for 2935 tasks within the 1hr appointment window. This is an unmitigated measure of performance based on original reporting capability, new reporting capability suggests the mitigated value would increase to between 60 to 65%. Customer satisfaction sample data is not of an indicative volume to allow an accurate score and the method to record this is being reviewed.<text:s/></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UAS/00098 - PROTECTOR UAS Technical Support and Assessment</text:p>
          </table:table-cell>
          <table:table-cell office:value-type="string" table:style-name="ce1">
            <text:p>EBENI LIMITED</text:p>
          </table:table-cell>
          <table:table-cell office:value-type="string" table:style-name="ce1">
            <text:p>Performance in completing tasks in accordance with any dates for milestone delivery as set within the Authority Issued Tasks Forms as a percentage of tasks completed on time</text:p>
          </table:table-cell>
          <table:table-cell office:value-type="string" table:style-name="ce1">
            <text:p>No instances of non-complianc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Project Starter - Delivery of Line Items 1-9 and Options A1 and A2 and Option C and H</text:p>
          </table:table-cell>
          <table:table-cell office:value-type="string" table:style-name="ce1">
            <text:p>HARRIS CORPORATION</text:p>
          </table:table-cell>
          <table:table-cell office:value-type="string" table:style-name="ce1">
            <text:p>Time taken to process and respond to the Authority’s requests for Ad-Hoc and Post Design Service (PDS)Tasks.</text:p>
            <text:p/>
            <text:p>Delivery of Ad-Hoc and PDS Tasks in the timescales agreed between the Authority and the Contractor.</text:p>
          </table:table-cell>
          <table:table-cell office:value-type="string" table:style-name="ce1">
            <text:p>100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SOUTH ATLANTIC FALKLAND ISLAND REPAIR AND MAINTENANCE SERVICES FOR TELECOMMUNICATIONS AND RADIO NETWORK</text:p>
          </table:table-cell>
          <table:table-cell office:value-type="string" table:style-name="ce1">
            <text:p>AIRBUS DEFENCE AND SPACE LIMITED</text:p>
          </table:table-cell>
          <table:table-cell office:value-type="string" table:style-name="ce1">
            <text:p>Contractor’s Helpdesk Support (in accordance with Part 2C Serial 1.2 of the System Requirement Document (SRD))<text:s/></text:p>
          </table:table-cell>
          <table:table-cell office:value-type="string" table:style-name="ce1">
            <text:p>99.7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OMBAT WATER SUPPLY SYSTEM (CWSS) PRIME CONTRACT FOR PROVISION AND SUPPORT OF EXPEDITIONARY WATER SERVICES</text:p>
          </table:table-cell>
          <table:table-cell office:value-type="string" table:style-name="ce1">
            <text:p>KELLOGG BROWN &amp; ROOT LIMITED</text:p>
          </table:table-cell>
          <table:table-cell office:value-type="string" table:style-name="ce1">
            <text:p>KPI 3 - Help Desk Quality of Service<text:s/></text:p>
          </table:table-cell>
          <table:table-cell office:value-type="string" table:style-name="ce1">
            <text:p>(Green) Performance against Serial 1 (phone calls) <text:s/>&amp; Serial 2 (email) score Green or Amber, performance against Serial 3 (non-complex queries ) <text:s/>&amp; Serial <text:s/>4 (complex queries) score Green. (see comment for further detail)</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IN SERVICE SUPPORT FOR 1ST AND 2ND LEVEL VALVES AND EQUIPMENT</text:p>
          </table:table-cell>
          <table:table-cell office:value-type="string" table:style-name="ce1">
            <text:p>DEVONPORT ROYAL DOCKYARD LIMITED</text:p>
          </table:table-cell>
          <table:table-cell office:value-type="string" table:style-name="ce1">
            <text:p>Repairing equipment</text:p>
          </table:table-cell>
          <table:table-cell office:value-type="string" table:style-name="ce1">
            <text:p>At least 98 percent of orders were completed in full within the contracted due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Business Modernisation for Support Digital Transformation Partner (BMfS DTP) - Technology Services 2 Agreement RM3804</text:p>
          </table:table-cell>
          <table:table-cell office:value-type="string" table:style-name="ce1">
            <text:p>PA CONSULTING SERVICES LTD</text:p>
          </table:table-cell>
          <table:table-cell office:value-type="string" table:style-name="ce1">
            <text:p>The Contractor shall host a Monthly Progress Review Meeting (MPRM) meeting within 15 business days of the month.<text:s/></text:p>
          </table:table-cell>
          <table:table-cell office:value-type="string" table:style-name="ce1">
            <text:p>Held on or before 15 business days<text:s text:c="2"/></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THE DEVELOPMENT OF THE SITE OF THE ALDERSHOT GARRISON, TIDWORTH, NETHERAVON AND BULFORD GARRISON, WARMINSTER GARRISON AND LARKHILL GARRISON AND THE PROVISION OF ASSOCIATED SUPPORT SERVICES</text:p>
          </table:table-cell>
          <table:table-cell office:value-type="string" table:style-name="ce1">
            <text:p>ASPIRE DEFENCE LIMITED</text:p>
          </table:table-cell>
          <table:table-cell office:value-type="string" table:style-name="ce1">
            <text:p>Accident Incident Rate</text:p>
          </table:table-cell>
          <table:table-cell office:value-type="string" table:style-name="ce1">
            <text:p>Less than 1.11</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VISION OF SOFT FM SERVICES FOR THE FALKLAND ISLANDS</text:p>
          </table:table-cell>
          <table:table-cell office:value-type="string" table:style-name="ce1">
            <text:p>SODEXO LTD</text:p>
          </table:table-cell>
          <table:table-cell office:value-type="string" table:style-name="ce1">
            <text:p>Soft FM Satisfaction</text:p>
          </table:table-cell>
          <table:table-cell office:value-type="string" table:style-name="ce1">
            <text:p>Greater than 9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STL</text:p>
          </table:table-cell>
          <table:table-cell office:value-type="string" table:style-name="ce1">
            <text:p>Electronic Warfare &amp; Cyber (EW&amp;C) Framework – <text:s/>Lot 2 - Cyber, software and modelling<text:s/></text:p>
          </table:table-cell>
          <table:table-cell office:value-type="string" table:style-name="ce1">
            <text:p>BAE SYSTEMS APPLIED INTELLIGENCE LIMITED</text:p>
          </table:table-cell>
          <table:table-cell office:value-type="string" table:style-name="ce1">
            <text:p>Timeliness of a Deliverable: Timeliness of Deliverable(s) in a Tasking Contract / Purchase Order that are on time to the due date specified within the call-off tasking form part B and purchase order.<text:s/></text:p>
          </table:table-cell>
          <table:table-cell office:value-type="string" table:style-name="ce1">
            <text:p>Deliverables received on time within the Tasking Contract / Purchase Order and measured in relation to agreed milestone payment plan.</text:p>
          </table:table-cell>
          <table:table-cell office:value-type="string" table:style-name="ce1">
            <text:p>Inadequate</text:p>
          </table:table-cell>
          <table:table-cell office:value-type="string" table:style-name="ce1">
            <text:p>BAE Systems provided 1 late deliverable out of the 9 due in this period.<text:s/></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HIGH G TRAINING AND TEST CAPABILITY-FSASTC/00114</text:p>
          </table:table-cell>
          <table:table-cell office:value-type="string" table:style-name="ce1">
            <text:p>THALES UK LIMITED</text:p>
          </table:table-cell>
          <table:table-cell office:value-type="string" table:style-name="ce1">
            <text:p>The successful provision of the training service measured as “Training Service discrepancies”</text:p>
          </table:table-cell>
          <table:table-cell office:value-type="string" table:style-name="ce1">
            <text:p>Maximum of 15 service credits / month</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STL</text:p>
          </table:table-cell>
          <table:table-cell office:value-type="string" table:style-name="ce1">
            <text:p>Weapons Sector Research Framework</text:p>
          </table:table-cell>
          <table:table-cell office:value-type="string" table:style-name="ce1">
            <text:p>QINETIQ LTD</text:p>
          </table:table-cell>
          <table:table-cell office:value-type="string" table:style-name="ce1">
            <text:p>Stakeholder engagement is a key measure of the Contractor’s ability to ensure the Stakeholders are fully conversant with the activities and have an opportunity to influence the strategic direction being employed within the Framework</text:p>
          </table:table-cell>
          <table:table-cell office:value-type="string" table:style-name="ce1">
            <text:p>PASS: Front Line Commands (FLCs) are satisfied with the engagement levels and have sufficient opportunities to influence aspects of the Portfolio relevant to their area(s) of interest. Contractor manages all stakeholders effectively. Executes Conference(s) with all scores greater than 75 percent satisfaction on a jointly agreed stakeholder satisfaction form, which is to be mutually agreed within 3 months of contract award, to inform an overall qualitative decision of performance.</text:p>
          </table:table-cell>
          <table:table-cell office:value-type="string" table:style-name="ce1">
            <text:p>Good</text:p>
          </table:table-cell>
          <table:table-cell office:value-type="string" table:style-name="ce1">
            <text:p>Bi-annually scored. Reported KPI Rating covers the period Oct 22 - Mar 23.<text:s text:c="2"/></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DDSFTW063 Microsoft Enterprise License Agreement 2022</text:p>
          </table:table-cell>
          <table:table-cell office:value-type="string" table:style-name="ce1">
            <text:p>BOXXE LIMITED</text:p>
          </table:table-cell>
          <table:table-cell office:value-type="string" table:style-name="ce1">
            <text:p>Licence Delivery</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DFAP/0041 - UK Bulk Ground Fuels 2020-2022 (Lot 108, 109, 110, 111, 112)</text:p>
          </table:table-cell>
          <table:table-cell office:value-type="string" table:style-name="ce1">
            <text:p>CERTAS ENERGY UK LIMITED</text:p>
          </table:table-cell>
          <table:table-cell office:value-type="string" table:style-name="ce1">
            <text:p>Timely provision of the Products - Products are to be supplied within 6 days of the order being placed by the Customer (or as agreed by the Customer’s Demanding Officer placing the order)</text:p>
          </table:table-cell>
          <table:table-cell office:value-type="string" table:style-name="ce1">
            <text:p>on time 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FMSP - Portsmouth - Soft FM</text:p>
          </table:table-cell>
          <table:table-cell office:value-type="string" table:style-name="ce1">
            <text:p>SODEXO LTD</text:p>
          </table:table-cell>
          <table:table-cell office:value-type="string" table:style-name="ce1">
            <text:p>Provision of a Waste Management Service in compliance with Joint Services Publication 418, Ministry of Defence Waste Strategy and Defence Equipment and Sales Authority Policy.</text:p>
            <text:p/>
            <text:p>Scored monthly.</text:p>
            <text:p/>
            <text:p>Green = 100% compliance during month.</text:p>
            <text:p>Amber =1 non-compliance during month.</text:p>
            <text:p>Red = More than 1 non-compliance during month.</text:p>
          </table:table-cell>
          <table:table-cell office:value-type="string" table:style-name="ce1">
            <text:p>All three months green</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ataloguing &amp; Codification<text:s/></text:p>
            <text:p>service for Maritime<text:s/></text:p>
            <text:p>Technical Documentation<text:s/></text:p>
            <text:p>WSPT/207</text:p>
          </table:table-cell>
          <table:table-cell office:value-type="string" table:style-name="ce1">
            <text:p>ALLAN WEBB LTD</text:p>
          </table:table-cell>
          <table:table-cell office:value-type="string" table:style-name="ce1">
            <text:p>Task Approval Forms (TAF) Part B Firm Price Quotes, provided to MOD within 21 days receipt of F117/F117a</text:p>
          </table:table-cell>
          <table:table-cell office:value-type="string" table:style-name="ce1">
            <text:p>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Navy Command</text:p>
          </table:table-cell>
          <table:table-cell office:value-type="string" table:style-name="ce1">
            <text:p>PROFESSIONAL SERVICES TO NAVY COMMAND PEOPLE AND TRAINING DIGITAL TRANSFORMATION</text:p>
          </table:table-cell>
          <table:table-cell office:value-type="string" table:style-name="ce1">
            <text:p>ERNST &amp; YOUNG LLP</text:p>
          </table:table-cell>
          <table:table-cell office:value-type="string" table:style-name="ce1">
            <text:p>5-day response times after issue of Tasking request by the Authority</text:p>
          </table:table-cell>
          <table:table-cell office:value-type="string" table:style-name="ce1">
            <text:p>9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SS/0155 - Boats In-Service Support (3) - Ministry of Defence Police (MDP)</text:p>
          </table:table-cell>
          <table:table-cell office:value-type="string" table:style-name="ce1">
            <text:p>BAE SYSTEMS SURFACE SHIPS LIMITED</text:p>
          </table:table-cell>
          <table:table-cell office:value-type="string" table:style-name="ce1">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1">
            <text:p>Greater than 85 percent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rmy Command</text:p>
          </table:table-cell>
          <table:table-cell office:value-type="string" table:style-name="ce1">
            <text:p>Provision of Category C / C+E Licence Acquisition Training (Lot 7)</text:p>
          </table:table-cell>
          <table:table-cell office:value-type="string" table:style-name="ce1">
            <text:p>MAINSTREAM TRAINING LIMITED</text:p>
          </table:table-cell>
          <table:table-cell office:value-type="string" table:style-name="ce1">
            <text:p>The Supplier shall ensure each Candidate is collected by the instructor at the pick-up point specified in the Order to Train (OTT), and at the time and date specified in the OTT.</text:p>
          </table:table-cell>
          <table:table-cell office:value-type="string" table:style-name="ce1">
            <text:p>98 to 100 percent of tasks commenced at the time and date specified in the Order to Train (OTT)</text:p>
          </table:table-cell>
          <table:table-cell office:value-type="string" table:style-name="ce1">
            <text:p>Good</text:p>
          </table:table-cell>
          <table:table-cell office:value-type="string" table:style-name="ce1">
            <text:p>KPI 1 only covers Oct as MOD was unable to supply number of candidates as agreed during Nov &amp; Dec, therefore outside of suppliers control.</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Ground Training Maintenance Services</text:p>
          </table:table-cell>
          <table:table-cell office:value-type="string" table:style-name="ce1">
            <text:p>LEONARDO UK LTD</text:p>
          </table:table-cell>
          <table:table-cell office:value-type="string" table:style-name="ce1">
            <text:p>The Authority requires that Tasks and correspondence are completed within the agreed timescales.</text:p>
          </table:table-cell>
          <table:table-cell office:value-type="string" table:style-name="ce1">
            <text:p>Greater than 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Provision of Contractor Logistic Support for Outfit 4KMA</text:p>
          </table:table-cell>
          <table:table-cell office:value-type="string" table:style-name="ce1">
            <text:p>THALES UK LIMITED</text:p>
          </table:table-cell>
          <table:table-cell office:value-type="string" table:style-name="ce1">
            <text:p>Helpdesk (All calls answered in 30 secs &amp; logged within 15 mins)</text:p>
          </table:table-cell>
          <table:table-cell office:value-type="string" table:style-name="ce1">
            <text:p>99.99 percent and above</text:p>
          </table:table-cell>
          <table:table-cell office:value-type="string" table:style-name="ce1">
            <text:p>Inadequate</text:p>
          </table:table-cell>
          <table:table-cell office:value-type="string" table:style-name="ce1">
            <text:p>KPI for Help Desk response has improved but still has scope for improvement; Supplier to provide improvement plan ASAP</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PROVISION OF LOGISTICS MOVEMENT SUPPORT SERVICES FOR BRITISH FORCES CYPRUS &amp; SOVEREIGN BASE AREA</text:p>
          </table:table-cell>
          <table:table-cell office:value-type="string" table:style-name="ce1">
            <text:p>CPPC LOGISTIC GROUP OF COMPANIES LIMITED</text:p>
          </table:table-cell>
          <table:table-cell office:value-type="string" table:style-name="ce1">
            <text:p>Cargo cleared in accordance with required Republic of Cyprus, Sovereign Base Area and Port Authority processes.</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ACT/04360 Programme .HADES Region 1- Provision of Technical Support Services in Wales and the West Midlands</text:p>
          </table:table-cell>
          <table:table-cell office:value-type="string" table:style-name="ce1">
            <text:p>BABCOCK AEROSPACE LIMITED</text:p>
          </table:table-cell>
          <table:table-cell office:value-type="string" table:style-name="ce1">
            <text:p>Service Delivery</text:p>
          </table:table-cell>
          <table:table-cell office:value-type="string" table:style-name="ce1">
            <text:p>98 percent and above</text:p>
          </table:table-cell>
          <table:table-cell office:value-type="string" table:style-name="ce1">
            <text:p>Good</text:p>
          </table:table-cell>
          <table:table-cell office:value-type="string" table:style-name="ce1">
            <text:p>Each KPI description covers a large number of sub-measures and overall performance rating is an aggregation of these.</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Provision of SMC2/UHF SATCOM</text:p>
          </table:table-cell>
          <table:table-cell office:value-type="string" table:style-name="ce1">
            <text:p>STS DEFENCE LIMITED</text:p>
          </table:table-cell>
          <table:table-cell office:value-type="string" table:style-name="ce1">
            <text:p>Service Availability<text:s/></text:p>
          </table:table-cell>
          <table:table-cell office:value-type="string" table:style-name="ce1">
            <text:p>95-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ubmarine Delivery Agency</text:p>
          </table:table-cell>
          <table:table-cell office:value-type="string" table:style-name="ce1">
            <text:p>MSS/098 HEREA - First Level Hydraulic Equipment</text:p>
          </table:table-cell>
          <table:table-cell office:value-type="string" table:style-name="ce1">
            <text:p>DEVONPORT ROYAL DOCKYARD LIMITED</text:p>
          </table:table-cell>
          <table:table-cell office:value-type="string" table:style-name="ce1">
            <text:p>Deliveries that have been delivered before or up to agreed Delivery Forecast</text:p>
          </table:table-cell>
          <table:table-cell office:value-type="string" table:style-name="ce1">
            <text:p>Greater than/equal to 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CAREER TRANSITION PARTNERSHIP - THE PROVISION OF AN ARMED FORCES RESETTLEMENT SERVICE-HOCSCM6/00002</text:p>
          </table:table-cell>
          <table:table-cell office:value-type="string" table:style-name="ce1">
            <text:p>RIGHT MANAGEMENT LIMITED</text:p>
          </table:table-cell>
          <table:table-cell office:value-type="string" table:style-name="ce1">
            <text:p>Service Leavers' satisfaction with service provided - 6 monthly assessment via on line survey</text:p>
          </table:table-cell>
          <table:table-cell office:value-type="string" table:style-name="ce1">
            <text:p>Greater than 7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TSSP/122 Command and Staff Trainer (CAST)</text:p>
          </table:table-cell>
          <table:table-cell office:value-type="string" table:style-name="ce1">
            <text:p>RAYTHEON SYSTEMS LIMITED</text:p>
          </table:table-cell>
          <table:table-cell office:value-type="string" table:style-name="ce1">
            <text:p>Collective Command and Staff Trainer (CAST) equipment availability shall be ninety-eight percent (98%) of the duration of a training event.</text:p>
          </table:table-cell>
          <table:table-cell office:value-type="string" table:style-name="ce1">
            <text:p>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Ship Alongside System 3 Contractor Logistic Support</text:p>
          </table:table-cell>
          <table:table-cell office:value-type="string" table:style-name="ce1">
            <text:p>NSSLGLOBAL LIMITED</text:p>
          </table:table-cell>
          <table:table-cell office:value-type="string" table:style-name="ce1">
            <text:p>Fault Rectification - 5 minutes to answer calls at least 98% at all times</text:p>
          </table:table-cell>
          <table:table-cell office:value-type="string" table:style-name="ce1">
            <text:p>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DFAP/0024/055 - Supply &amp; Delivery of F76 to Loch Striven - Aug 22</text:p>
          </table:table-cell>
          <table:table-cell office:value-type="string" table:style-name="ce1">
            <text:p>MOTOR OIL (HELLAS) CORINTH REFINERIES S.A</text:p>
          </table:table-cell>
          <table:table-cell office:value-type="string" table:style-name="ce1">
            <text:p>Delivery on time in full in accordance with the contracted Laycan and contracted volumes</text:p>
          </table:table-cell>
          <table:table-cell office:value-type="string" table:style-name="ce1">
            <text:p>on time in full 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CCLL19A01- LOT 1 - The Provision of Litigation Lawyers for the MOD.</text:p>
          </table:table-cell>
          <table:table-cell office:value-type="string" table:style-name="ce1">
            <text:p>KEOGHS LLP</text:p>
          </table:table-cell>
          <table:table-cell office:value-type="string" table:style-name="ce1">
            <text:p>To minimise the Ministry of Defence Police's Legal Costs, both Claimant and Defendant, through effective case management and seek to maximise potential recoveries.<text:s/></text:p>
          </table:table-cell>
          <table:table-cell office:value-type="string" table:style-name="ce1">
            <text:p>Legal costs minimis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Provision of Professional Mobile Radio Service</text:p>
          </table:table-cell>
          <table:table-cell office:value-type="string" table:style-name="ce1">
            <text:p>RADIOCOMS SYSTEMS LTD</text:p>
          </table:table-cell>
          <table:table-cell office:value-type="string" table:style-name="ce1">
            <text:p>Maintenance/installation Call-Outs (as per KPI 3 of the Statement of Requirements)<text:s/></text:p>
          </table:table-cell>
          <table:table-cell office:value-type="string" table:style-name="ce1">
            <text:p>99.99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Payroll &amp; Expenses System Integrator</text:p>
          </table:table-cell>
          <table:table-cell office:value-type="string" table:style-name="ce1">
            <text:p>DELOITTE LLP</text:p>
          </table:table-cell>
          <table:table-cell office:value-type="string" table:style-name="ce1">
            <text:p>No delays to Project delivery resulting from the quality or timeliness  of contractor provided suitably qualified experienced people</text:p>
          </table:table-cell>
          <table:table-cell office:value-type="string" table:style-name="ce1">
            <text:p>0 Del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Future Defence Infrastructure Services (FDIS) - Hard FM Built Estate - South East Region</text:p>
          </table:table-cell>
          <table:table-cell office:value-type="string" table:style-name="ce1">
            <text:p>VINCI CONSTRUCTION UK LIMITED</text:p>
          </table:table-cell>
          <table:table-cell office:value-type="string" table:style-name="ce1">
            <text:p>Statutory and Mandatory Compliance</text:p>
          </table:table-cell>
          <table:table-cell office:value-type="string" table:style-name="ce1">
            <text:p>Acceptable Level of Performance = <text:s/>93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Environmental Technical Advisor Lot 1</text:p>
          </table:table-cell>
          <table:table-cell office:value-type="string" table:style-name="ce1">
            <text:p>SWECO UK LIMITED</text:p>
          </table:table-cell>
          <table:table-cell office:value-type="string" table:style-name="ce1">
            <text:p>Supplier to ensure that all Part Completion Certificates/Invoices are submitted to the Defence Infrastructure Organisation (DIO) are easily identifiable to the relevant Tasking Order (TO) the work was instructed under. This should include the relevant TO Reference number, description, Purchase Order (PO) Number and Line Number.</text:p>
          </table:table-cell>
          <table:table-cell office:value-type="string" table:style-name="ce1">
            <text:p>Risk programme &amp; forecast are updated periodically &amp; proactively &amp; any changes managed &amp; reported to fully understand delays in order to mitigate their impact. All outputs delivered 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PROVISION OF WHEELED TANKERS AND ASSOCIATED SUPPORT-CSVHC/06</text:p>
          </table:table-cell>
          <table:table-cell office:value-type="string" table:style-name="ce1">
            <text:p>OSHKOSH DEFENSE, LLC</text:p>
          </table:table-cell>
          <table:table-cell office:value-type="string" table:style-name="ce1">
            <text:p>Time taken from Contractor Receipt of repairable assembly to receipt of repaired assembly back to nominated Depot</text:p>
          </table:table-cell>
          <table:table-cell office:value-type="string" table:style-name="ce1">
            <text:p>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SA/3058 - QEC INBS and Legacy Equipment ISS</text:p>
          </table:table-cell>
          <table:table-cell office:value-type="string" table:style-name="ce1">
            <text:p>NORTHROP GRUMMAN UK LIMITED</text:p>
          </table:table-cell>
          <table:table-cell office:value-type="string" table:style-name="ce1">
            <text:p>KPI 3 - Spares &amp; Repair Demand Orders past Due Date Performance Level 2</text:p>
          </table:table-cell>
          <table:table-cell office:value-type="string" table:style-name="ce1">
            <text:p>If 9 or less Demand Order(s) Delivered On Time in Full (OTIF) and no overdue Demand Order(s) outstanding more than 30 calendar days after their due date for performance measurem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Navy Command</text:p>
          </table:table-cell>
          <table:table-cell office:value-type="string" table:style-name="ce1">
            <text:p>Digital Service Programme Partner: Data Science.</text:p>
          </table:table-cell>
          <table:table-cell office:value-type="string" table:style-name="ce1">
            <text:p>TECHMODAL LIMITED</text:p>
          </table:table-cell>
          <table:table-cell office:value-type="string" table:style-name="ce1">
            <text:p>Innovation and Experimentation- An assessment to identify opportunities for innovation is conducted every quarter across the programme.</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FUTURE POWER-BFUC1/59.</text:p>
          </table:table-cell>
          <table:table-cell office:value-type="string" table:style-name="ce1">
            <text:p>POWERFIELD LIMITED</text:p>
          </table:table-cell>
          <table:table-cell office:value-type="string" table:style-name="ce1">
            <text:p>KPI 4B - Helpdesk Performance - Support</text:p>
          </table:table-cell>
          <table:table-cell office:value-type="string" table:style-name="ce1">
            <text:p>Relevant technical support to be provided, in line with Helpdesk Quality of Service requirements, in 3 of 3 months of Quart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Rented Living Accommodation Project (RLAP)</text:p>
          </table:table-cell>
          <table:table-cell office:value-type="string" table:style-name="ce1">
            <text:p>MEARS LIMITED</text:p>
          </table:table-cell>
          <table:table-cell office:value-type="string" table:style-name="ce1">
            <text:p>Critical Maintenance<text:s/></text:p>
          </table:table-cell>
          <table:table-cell office:value-type="string" table:style-name="ce1">
            <text:p>95 percent and above</text:p>
          </table:table-cell>
          <table:table-cell office:value-type="string" table:style-name="ce1">
            <text:p>Inadequate</text:p>
          </table:table-cell>
          <table:table-cell office:value-type="string" table:style-name="ce1">
            <text:p>This period has seen the implementation of a new IS system for the management of tasks and data capture for reporting. Both parties have worked collaboratively to ensure service levels are maintained while the system is embedded. However, the average for reported performance for Critical Maintenance (KPI 2) has dropped this quarter. Reporting in this area has been addressed and we are already seeing improvement in the data capture and assurance with figures for December returning to a rating of Good in the monthly report.<text:s/></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SA/1089 LSDA</text:p>
          </table:table-cell>
          <table:table-cell office:value-type="string" table:style-name="ce1">
            <text:p>ROHDE &amp; SCHWARZ UK LIMITED</text:p>
          </table:table-cell>
          <table:table-cell office:value-type="string" table:style-name="ce1">
            <text:p>Delivery of the Core Service</text:p>
          </table:table-cell>
          <table:table-cell office:value-type="string" table:style-name="ce1">
            <text:p>Less than 40 Percent of Performance Indicator's marked Amb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THE PROVISION OF THE JOINT OPERATIONAL FUEL SYSTEM (JOFS) CAPABILITY-DEPI/0002</text:p>
          </table:table-cell>
          <table:table-cell office:value-type="string" table:style-name="ce1">
            <text:p>KELLOGG BROWN &amp; ROOT LIMITED</text:p>
          </table:table-cell>
          <table:table-cell office:value-type="string" table:style-name="ce1">
            <text:p>KPI 2b (Safety and Environmental Requirements)<text:s/></text:p>
          </table:table-cell>
          <table:table-cell office:value-type="string" table:style-name="ce1">
            <text:p>(Green) All Safety and Environmental Targets M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FDIS REGIONAL ACCOMMODTION MAINTENANCE SERVICES FOR SOUTH WEST REGION</text:p>
          </table:table-cell>
          <table:table-cell office:value-type="string" table:style-name="ce1">
            <text:p>VIVO DEFENCE SERVICES LIMITED</text:p>
          </table:table-cell>
          <table:table-cell office:value-type="string" table:style-name="ce1">
            <text:p>Voids prepared to Move-in Standard</text:p>
          </table:table-cell>
          <table:table-cell office:value-type="string" table:style-name="ce1">
            <text:p>Greater than 95 percent of Acceptable Level of Performance<text:s/></text:p>
          </table:table-cell>
          <table:table-cell office:value-type="string" table:style-name="ce1">
            <text:p>Approaching Target</text:p>
          </table:table-cell>
          <table:table-cell office:value-type="string" table:style-name="ce1">
            <text:p>Supplier has still not achieved the acceptable level of performance for Move-Ins in this quarter. Collaborative working with National Accommodation Management Services Supplier to deliver agreed common void preparation standards and completion of faults from hand back, should improve future results. Amey have also commenced self reporting half way through the reporting period, therefore expect to see an increase in reported performance moving forward.</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Property Advisor (Lot 3).</text:p>
          </table:table-cell>
          <table:table-cell office:value-type="string" table:style-name="ce1">
            <text:p>G L HEARN LIMITED</text:p>
          </table:table-cell>
          <table:table-cell office:value-type="string" table:style-name="ce1">
            <text:p>Commercial and Estates Project Manager (PM) will investigate the invoices against forecasting reports to see where forecasted spend is being achieved or has not be met. Supplier to provide an explanation on those targets that will not be met for the month. 'Invoiced' counts as actual work forecasted and completed.</text:p>
          </table:table-cell>
          <table:table-cell office:value-type="string" table:style-name="ce1">
            <text:p>96 percent &amp; over</text:p>
          </table:table-cell>
          <table:table-cell office:value-type="string" table:style-name="ce1">
            <text:p>Inadequate</text:p>
          </table:table-cell>
          <table:table-cell office:value-type="string" table:style-name="ce1">
            <text:p>During the period we saw a number of instructions with quick deadlines instructed and weren’t able to instruct, complete and invoice as quickly as hoped e.g. Catterick and valuation work at Invicta. This has led to a forecasting mismatch on a per month basis. Overall, the projects remain on course and December’s forecasting was better than October/November. We would expect forecasting to improve in the near term now these instructions are established and work more predictable</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Design, Demonstration, Manufacture, Installation and support for V/UHF Communication Replacement (VCR) CSA/1093</text:p>
          </table:table-cell>
          <table:table-cell office:value-type="string" table:style-name="ce1">
            <text:p>THALES UK LIMITED</text:p>
          </table:table-cell>
          <table:table-cell office:value-type="string" table:style-name="ce1">
            <text:p>KPI 3 - Responses to S2022’s - System Design Issues Reporting</text:p>
          </table:table-cell>
          <table:table-cell office:value-type="string" table:style-name="ce1">
            <text:p>No High Priority Safety S2022s overdue and no more than 1 Priority / Routine / Information S2022s overdu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NAVAL COMBAT SYSTEMS INTEGRATION SUPPORT SERVICE PHASE 2 (MCS2008)</text:p>
          </table:table-cell>
          <table:table-cell office:value-type="string" table:style-name="ce1">
            <text:p>BAE SYSTEMS SURFACE SHIPS LIMITED</text:p>
          </table:table-cell>
          <table:table-cell office:value-type="string" table:style-name="ce1">
            <text:p>KPI 1 - Integration facilities: Provision of integration test facilities, including representative combat systems, synthetic test environment and recording and analysis tools, to meet the Joint Planning Programme Organisation (JPPO) programme</text:p>
          </table:table-cell>
          <table:table-cell office:value-type="string" table:style-name="ce1">
            <text:p>90 percent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SS/0159 - Boats In-Service Support (7) - 2nd Line Training</text:p>
          </table:table-cell>
          <table:table-cell office:value-type="string" table:style-name="ce1">
            <text:p>DEVONPORT ROYAL DOCKYARD LIMITED</text:p>
          </table:table-cell>
          <table:table-cell office:value-type="string" table:style-name="ce1">
            <text:p>Achieve the Agreed Delivery Date - The Actual Delivery Date the boat or task was accepted by the Authority on, before or after the Agreed Delivery Date in the reporting calendar month</text:p>
          </table:table-cell>
          <table:table-cell office:value-type="string" table:style-name="ce1">
            <text:p>Greater than 8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Provision of Technical Support to the Defence Nuclear Safety Regulator (DNSR)</text:p>
          </table:table-cell>
          <table:table-cell office:value-type="string" table:style-name="ce1">
            <text:p>ENERGY, SAFETY AND RISK CONSULTANTS (UK) LIMITED</text:p>
          </table:table-cell>
          <table:table-cell office:value-type="string" table:style-name="ce1">
            <text:p>The supplier shall provide regular knowledge transfer of nuclear regulation, safety management and assurance best practice as requested by the Defence Nuclear Safety Regulator.</text:p>
          </table:table-cell>
          <table:table-cell office:value-type="string" table:style-name="ce1">
            <text:p>Greater than 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Rapid Access Diagnostic Imaging and Surgery</text:p>
          </table:table-cell>
          <table:table-cell office:value-type="string" table:style-name="ce1">
            <text:p>SPIRE HEALTHCARE LIMITED</text:p>
          </table:table-cell>
          <table:table-cell office:value-type="string" table:style-name="ce1">
            <text:p>All patients referred for imaging must have the diagnostic image performed, reported, and the results to be received by the referring Multi-discipline Injury Assessment Clinics within 10 working days of referral</text:p>
          </table:table-cell>
          <table:table-cell office:value-type="string" table:style-name="ce1">
            <text:p>95 percent</text:p>
          </table:table-cell>
          <table:table-cell office:value-type="string" table:style-name="ce1">
            <text:p>Approaching Target</text:p>
          </table:table-cell>
          <table:table-cell office:value-type="string" table:style-name="ce1">
            <text:p>More than the contracted 25 patient a month is been referred, over Q2 2022-2023 exceeded 100 referrals. To support MOD referrals Spire Bristol has use of a Mobile unit now in addition to their static MRI and are looking at using another of Spire hospitals to help support RRU Bulford. 710 scans (46 breaches due to capacity issues from receiving higher than specified MOD referrals - over 100).</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rmy Command</text:p>
          </table:table-cell>
          <table:table-cell office:value-type="string" table:style-name="ce1">
            <text:p>FLATS 6A</text:p>
          </table:table-cell>
          <table:table-cell office:value-type="string" table:style-name="ce1">
            <text:p>ACCIDON'T LIMITED</text:p>
          </table:table-cell>
          <table:table-cell office:value-type="string" table:style-name="ce1">
            <text:p>The Supplier’s training vehicles used to deliver the Services shall be available at the dates and times specified in each Order to Train (OTT) so that no planned Licence Acquisition Training (LAT) is delayed, abandoned or cancelled due to a training vehicle having a break down, being unavailable, or being un-roadworthy.</text:p>
          </table:table-cell>
          <table:table-cell office:value-type="string" table:style-name="ce1">
            <text:p>Availability as described is between 95 and 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NAVIGATION RADAR PORTFOLIO (NRP) D&amp;M AND IN-SERVICE PHASE(S)-CSA/4030</text:p>
          </table:table-cell>
          <table:table-cell office:value-type="string" table:style-name="ce1">
            <text:p>LOCKHEED MARTIN UK LIMITED</text:p>
          </table:table-cell>
          <table:table-cell office:value-type="string" table:style-name="ce1">
            <text:p>KPI 2 - Engineering Support Response Timescales</text:p>
          </table:table-cell>
          <table:table-cell office:value-type="string" table:style-name="ce1">
            <text:p>Between 95 percent and 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MSS/097 - Spares Inclusive Upkeep:<text:s/></text:p>
            <text:p>In-Service Support of<text:s/></text:p>
            <text:p>Submarine and Ship Shaft Seals</text:p>
            <text:p/>
          </table:table-cell>
          <table:table-cell office:value-type="string" table:style-name="ce1">
            <text:p>WARTSILA UK LIMITED</text:p>
          </table:table-cell>
          <table:table-cell office:value-type="string" table:style-name="ce1">
            <text:p>Strip &amp; Survey Lead Time</text:p>
          </table:table-cell>
          <table:table-cell office:value-type="string" table:style-name="ce1">
            <text:p>95 per cent or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DMS Staff Bank</text:p>
          </table:table-cell>
          <table:table-cell office:value-type="string" table:style-name="ce1">
            <text:p>HEALTH CARE RESOURCING GROUP LIMITED</text:p>
          </table:table-cell>
          <table:table-cell office:value-type="string" table:style-name="ce1">
            <text:p>Total percentage fill by Staff Bank and Agency Cascade</text:p>
          </table:table-cell>
          <table:table-cell office:value-type="string" table:style-name="ce1">
            <text:p>70-80 percent</text:p>
          </table:table-cell>
          <table:table-cell office:value-type="string" table:style-name="ce1">
            <text:p>Inadequate</text:p>
          </table:table-cell>
          <table:table-cell office:value-type="string" table:style-name="ce1">
            <text:p>1.Supplier is underperforming due to system issues, currently the Bank Management System does not meet MOD requirement.</text:p>
            <text:p>2.Supplier fill is low due to lack of attraction to the Staff Bank Contract as a result of poor supplier performance people have not migrated as anticipated.</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IME CONTRACT INFRASTRUCTURE SUPPORT PROVIDER (PC ISP) CYPRUS, GIBRALTAR, FALKLAND ISLANDS AND ASCENSION ISLAND</text:p>
          </table:table-cell>
          <table:table-cell office:value-type="string" table:style-name="ce1">
            <text:p>MITIE (DEFENCE) LIMITED</text:p>
          </table:table-cell>
          <table:table-cell office:value-type="string" table:style-name="ce1">
            <text:p>Respond and action Help Desk calls within the stated timescales stated for each classification;</text:p>
            <text:p>-Emergency</text:p>
            <text:p>-Very Urgent</text:p>
            <text:p>-Urgent</text:p>
            <text:p>-Routine</text:p>
          </table:table-cell>
          <table:table-cell office:value-type="string" table:style-name="ce1">
            <text:p>100 percent</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PMVP/00024 - Protected Mobility Engineering and Technical Support.</text:p>
          </table:table-cell>
          <table:table-cell office:value-type="string" table:style-name="ce1">
            <text:p>NP AEROSPACE LTD</text:p>
          </table:table-cell>
          <table:table-cell office:value-type="string" table:style-name="ce1">
            <text:p>Issue of Reports and Management Plans</text:p>
          </table:table-cell>
          <table:table-cell office:value-type="string" table:style-name="ce1">
            <text:p>By Specified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TSSP 125 AWES</text:p>
          </table:table-cell>
          <table:table-cell office:value-type="string" table:style-name="ce1">
            <text:p>CUBIC DEFENCE UK LTD.</text:p>
          </table:table-cell>
          <table:table-cell office:value-type="string" table:style-name="ce1">
            <text:p>Management Information</text:p>
          </table:table-cell>
          <table:table-cell office:value-type="string" table:style-name="ce1">
            <text:p>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rmy Command</text:p>
          </table:table-cell>
          <table:table-cell office:value-type="string" table:style-name="ce1">
            <text:p>COEFOR Support - Proj Thespis</text:p>
          </table:table-cell>
          <table:table-cell office:value-type="string" table:style-name="ce1">
            <text:p>MABWAY LIMITED</text:p>
          </table:table-cell>
          <table:table-cell office:value-type="string" table:style-name="ce1">
            <text:p>KPI 1 - Delivery of Management Services</text:p>
          </table:table-cell>
          <table:table-cell office:value-type="string" table:style-name="ce1">
            <text:p>At all times the Supplier provides updated plans and reports, point of contact service, a sufficient and suitably qualified Contract Management Team, Subject Matter Expert (SME) support for Event Planning and Technical Writers for Event Planning, in accordance with the Contrac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vision of National Accommodation Management Services for Service Families Ac</text:p>
          </table:table-cell>
          <table:table-cell office:value-type="string" table:style-name="ce1">
            <text:p>PINNACLE HOUSING LIMITED</text:p>
          </table:table-cell>
          <table:table-cell office:value-type="string" table:style-name="ce1">
            <text:p>Customer Satisfaction<text:s/></text:p>
          </table:table-cell>
          <table:table-cell office:value-type="string" table:style-name="ce1">
            <text:p>95 percent or greater of Acceptable Level of Performance<text:s/></text:p>
          </table:table-cell>
          <table:table-cell office:value-type="string" table:style-name="ce1">
            <text:p>Inadequate</text:p>
          </table:table-cell>
          <table:table-cell office:value-type="string" table:style-name="ce1">
            <text:p>Customer Satisfaction- Appointments kept statistics are improving month on month. Customer satisfaction sample data is not of a statistical representation to allow an accurate score and the method to record this is being reviewed.<text:s/></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PHOENIX II</text:p>
          </table:table-cell>
          <table:table-cell office:value-type="string" table:style-name="ce1">
            <text:p>BABCOCK LAND DEFENCE LIMITED</text:p>
          </table:table-cell>
          <table:table-cell office:value-type="string" table:style-name="ce1">
            <text:p>Vehicle Procurement</text:p>
          </table:table-cell>
          <table:table-cell office:value-type="string" table:style-name="ce1">
            <text:p>100 percent - 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Provision of Configuration Accounting Services for Royal Navy (RN) and Royal Fleet Auxiliary (RFA) Surface Ships</text:p>
          </table:table-cell>
          <table:table-cell office:value-type="string" table:style-name="ce1">
            <text:p>DEVONPORT ROYAL DOCKYARD LIMITED</text:p>
          </table:table-cell>
          <table:table-cell office:value-type="string" table:style-name="ce1">
            <text:p>Delivery of Data Report Outputs</text:p>
          </table:table-cell>
          <table:table-cell office:value-type="string" table:style-name="ce1">
            <text:p>99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JECT AQUATRINE- TO DELIVER WATER AND WASTE WATER SERVICES TO GB BASED MOD SITES REMOVING THE MOD FROM ENVIRONMENTAL AND LEGISLATIVE RISKS.</text:p>
          </table:table-cell>
          <table:table-cell office:value-type="string" table:style-name="ce1">
            <text:p>VEOLIA WATER NEVIS LIMITED</text:p>
          </table:table-cell>
          <table:table-cell office:value-type="string" table:style-name="ce1">
            <text:p>Provide an uninterrupted supply of water, in accordance with the Water Supply (Quality) Regulations 2000, to all points of supply.<text:s/></text:p>
          </table:table-cell>
          <table:table-cell office:value-type="string" table:style-name="ce1">
            <text:p>Greater than or equal to 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Project MITER</text:p>
          </table:table-cell>
          <table:table-cell office:value-type="string" table:style-name="ce1">
            <text:p>AMEYBRIGGS SERVICES LIMITED</text:p>
          </table:table-cell>
          <table:table-cell office:value-type="string" table:style-name="ce1">
            <text:p>Provide Scheduled Maintenance for on demand Equipment: To plan and carry out routine maintenance in line with the Authority’s Equipment Standard Regulatory Schedule or if not applicable, Original Equipment Manufacturer predefined maintenance schedules, where demand states that this is to be carried out by the Contractor<text:s/></text:p>
          </table:table-cell>
          <table:table-cell office:value-type="string" table:style-name="ce1">
            <text:p>B – 95 percent or above</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T45 INTEGRATED NAVIGATION BRIDGE SYSTEM (INBS) IN SERVICE SUPPORT</text:p>
          </table:table-cell>
          <table:table-cell office:value-type="string" table:style-name="ce1">
            <text:p>RAYTHEON SYSTEMS LIMITED</text:p>
          </table:table-cell>
          <table:table-cell office:value-type="string" table:style-name="ce1">
            <text:p>Helpdesk Responsiveness &amp; Resolution Plan</text:p>
          </table:table-cell>
          <table:table-cell office:value-type="string" table:style-name="ce1">
            <text:p>No overdue Category A or Category B Operational Defects (OpDef) Formal response with plan, in accordance with the timelines detailed in the contract and no more than 1 overdue Category C OpDef Formal response with plan in accordance with the timelines detailed in the contrac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SS/0158 - Boats In-Service Support (6) - Army</text:p>
          </table:table-cell>
          <table:table-cell office:value-type="string" table:style-name="ce1">
            <text:p>BAE SYSTEMS SURFACE SHIPS LIMITED</text:p>
          </table:table-cell>
          <table:table-cell office:value-type="string" table:style-name="ce1">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1">
            <text:p>Greater than 85 percent - Green</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UEW/011 - Procurement and Availability In-Service Support of DE Equipment</text:p>
          </table:table-cell>
          <table:table-cell office:value-type="string" table:style-name="ce1">
            <text:p>JFD LIMITED</text:p>
          </table:table-cell>
          <table:table-cell office:value-type="string" table:style-name="ce1">
            <text:p>Contractor Management Activities<text:s/></text:p>
          </table:table-cell>
          <table:table-cell office:value-type="string" table:style-name="ce1">
            <text:p>Green Performance Level for one or more of PIs 2.1 and 2.2, with no Red Performance Level</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SUPPLY OF AIRFIELD DE-ICING VEHICLES</text:p>
          </table:table-cell>
          <table:table-cell office:value-type="string" table:style-name="ce1">
            <text:p>AEBI SCHMIDT UK LIMITED</text:p>
          </table:table-cell>
          <table:table-cell office:value-type="string" table:style-name="ce1">
            <text:p>The Contractor is to sustain the Airfield De-Icing Vehicle in-service global availability at a minimum of 95 percent across the fleet over the life of the contract.</text:p>
          </table:table-cell>
          <table:table-cell office:value-type="string" table:style-name="ce1">
            <text:p>95 percent and above</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SS/0161 - Boats In-Service Support (9) - 4th Line Training</text:p>
          </table:table-cell>
          <table:table-cell office:value-type="string" table:style-name="ce1">
            <text:p>DEVONPORT ROYAL DOCKYARD LIMITED</text:p>
          </table:table-cell>
          <table:table-cell office:value-type="string" table:style-name="ce1">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1">
            <text:p>Greater than 85 percent - Green</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MARCHWOOD CONCESSION AGREEEMENT. LONG TERM CONCESSION AT MARCHWOOD SEA MOUNTING CENTRE.</text:p>
          </table:table-cell>
          <table:table-cell office:value-type="string" table:style-name="ce1">
            <text:p>SOLENT GATEWAY LIMITED</text:p>
          </table:table-cell>
          <table:table-cell office:value-type="string" table:style-name="ce1">
            <text:p>Berthing - Vessel unable to enter Southampton Water at time specified in relevant Booking Form due to non-availability of a Berth. <text:s/>Delay due to Marchwood Port Operator Commercial Customer occupying the berth.</text:p>
            <text:p/>
          </table:table-cell>
          <table:table-cell office:value-type="string" table:style-name="ce1">
            <text:p>Zero Delays - GREEN</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DPS/00053 CP&amp;F Release 4 e-Sourcing Solution (CCS RM6101)</text:p>
          </table:table-cell>
          <table:table-cell office:value-type="string" table:style-name="ce1">
            <text:p>BRAVOSOLUTION UK LIMITED</text:p>
          </table:table-cell>
          <table:table-cell office:value-type="string" table:style-name="ce1">
            <text:p>The system will be operational 24x7 with an availability of 99.5%, excepting agreed maintenance outages.</text:p>
          </table:table-cell>
          <table:table-cell office:value-type="string" table:style-name="ce1">
            <text:p>Availability of 99.5 percent or above</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STL</text:p>
          </table:table-cell>
          <table:table-cell office:value-type="string" table:style-name="ce1">
            <text:p>Total Facilities Management</text:p>
          </table:table-cell>
          <table:table-cell office:value-type="string" table:style-name="ce1">
            <text:p>EMCOR GROUP (UK)</text:p>
            <text:p/>
          </table:table-cell>
          <table:table-cell office:value-type="string" table:style-name="ce1">
            <text:p>Social value</text:p>
          </table:table-cell>
          <table:table-cell office:value-type="string" table:style-name="ce1">
            <text:p>95 percent and higher</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The Provision of Social Works Services (SWS) to British Forces Cyprus (BFC)</text:p>
          </table:table-cell>
          <table:table-cell office:value-type="string" table:style-name="ce1">
            <text:p>NUTRIUS CENTRAL SERVICES LIMITED</text:p>
          </table:table-cell>
          <table:table-cell office:value-type="string" table:style-name="ce1">
            <text:p>All assessments completed within agreed recorded timescales</text:p>
          </table:table-cell>
          <table:table-cell office:value-type="string" table:style-name="ce1">
            <text:p>95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ARMADA PROJECT</text:p>
          </table:table-cell>
          <table:table-cell office:value-type="string" table:style-name="ce1">
            <text:p>FALCON SUPPORT SERVICES LIMITED</text:p>
          </table:table-cell>
          <table:table-cell office:value-type="string" table:style-name="ce1">
            <text:p>Non Statutory Planned Preventative Maintenance Performance</text:p>
          </table:table-cell>
          <table:table-cell office:value-type="string" table:style-name="ce1">
            <text:p>96-100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WALES AND WEST MIDLANDS REGION MULTI-ACTIVITY CONTRACT (HESTIA)</text:p>
          </table:table-cell>
          <table:table-cell office:value-type="string" table:style-name="ce1">
            <text:p>COMPASS CONTRACT SERVICES (U.K.) LIMITED</text:p>
          </table:table-cell>
          <table:table-cell office:value-type="string" table:style-name="ce1">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1">
            <text:p>97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HESTIA SCOTLAND AND NORTHERN IRELAND MULTI ACTIVITY CONTRACT</text:p>
          </table:table-cell>
          <table:table-cell office:value-type="string" table:style-name="ce1">
            <text:p>ARAMARK DEFENCE SERVICES LIMITED</text:p>
          </table:table-cell>
          <table:table-cell office:value-type="string" table:style-name="ce1">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1">
            <text:p>97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DGM/1935 - The Provision of Cartridge Electrically Operated Fire Extinguishers and Miscellaneous Safety and Cable Cutting Cartridges</text:p>
          </table:table-cell>
          <table:table-cell office:value-type="string" table:style-name="ce1">
            <text:p>MEL AVIATION LTD</text:p>
          </table:table-cell>
          <table:table-cell office:value-type="string" table:style-name="ce1">
            <text:p>Delivery of munition orders</text:p>
          </table:table-cell>
          <table:table-cell office:value-type="string" table:style-name="ce1">
            <text:p>On Time in accordance with delivery schedule</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PMVP/00024 - Protected Mobility Engineering and Technical Support.</text:p>
          </table:table-cell>
          <table:table-cell office:value-type="string" table:style-name="ce1">
            <text:p>NP AEROSPACE LTD</text:p>
          </table:table-cell>
          <table:table-cell office:value-type="string" table:style-name="ce1">
            <text:p>Provision of Tasking Information</text:p>
          </table:table-cell>
          <table:table-cell office:value-type="string" table:style-name="ce1">
            <text:p>Completed within 10 working days</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Provision of Linguistic Services for UK MoD Global Operations</text:p>
          </table:table-cell>
          <table:table-cell office:value-type="string" table:style-name="ce1">
            <text:p>WORLDWIDE LANGUAGE RESOURCES LTD</text:p>
          </table:table-cell>
          <table:table-cell office:value-type="string" table:style-name="ce1">
            <text:p>Contractor completes their response to the Tasking Order Form (TOF) at Appendix 2 to Annex A to this contract and provides it to the Authority within 10 business days of receipt of the Authority’s Part 1.</text:p>
          </table:table-cell>
          <table:table-cell office:value-type="string" table:style-name="ce1">
            <text:p>Contractor returns the fully completed Part 2 TOF to the Authority within 10 business days of receipt of the Authority’s Part 1.</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TSSP 125 AWES</text:p>
          </table:table-cell>
          <table:table-cell office:value-type="string" table:style-name="ce1">
            <text:p>CUBIC DEFENCE UK LTD.</text:p>
          </table:table-cell>
          <table:table-cell office:value-type="string" table:style-name="ce1">
            <text:p>Availability</text:p>
          </table:table-cell>
          <table:table-cell office:value-type="string" table:style-name="ce1">
            <text:p>0 Service Credits</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Foreign Language Training.</text:p>
          </table:table-cell>
          <table:table-cell office:value-type="string" table:style-name="ce1">
            <text:p>CAPITA BUSINESS SERVICES LTD</text:p>
          </table:table-cell>
          <table:table-cell office:value-type="string" table:style-name="ce1">
            <text:p>Course Delivery - Subcontractors to receive relevant briefing and all materials in advance of delivering a programme</text:p>
          </table:table-cell>
          <table:table-cell office:value-type="string" table:style-name="ce1">
            <text:p>100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CSAP Command Staff Academic provision</text:p>
          </table:table-cell>
          <table:table-cell office:value-type="string" table:style-name="ce1">
            <text:p>KING'S COLLEGE LONDON</text:p>
          </table:table-cell>
          <table:table-cell office:value-type="string" table:style-name="ce1">
            <text:p>All reports are produced In accordance with Schedule 7.5 Financial Reports and Audit Rights, Part B and Schedule 8.4 Reports and Records Provision</text:p>
          </table:table-cell>
          <table:table-cell office:value-type="string" table:style-name="ce1">
            <text:p>0 Service Points</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ESIGN CONSTRUCTION FINANCING MANAGEMENT AND DELIVERY OF SERVICED ACCOMODATION AT COLCHESTER</text:p>
          </table:table-cell>
          <table:table-cell office:value-type="string" table:style-name="ce1">
            <text:p>RMPA SERVICES PLC</text:p>
          </table:table-cell>
          <table:table-cell office:value-type="string" table:style-name="ce1">
            <text:p>Mess cleaning - e.g. walls free of spillages, glass free of fingerprints.<text:s/></text:p>
          </table:table-cell>
          <table:table-cell office:value-type="string" table:style-name="ce1">
            <text:p>Greater than 90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VISION OF NGEC FOR NATIONAL TRAINING ESTATE (NTEP)-DIOCB6/7020</text:p>
          </table:table-cell>
          <table:table-cell office:value-type="string" table:style-name="ce1">
            <text:p>LANDMARC SUPPORT SERVICES LIMITED</text:p>
          </table:table-cell>
          <table:table-cell office:value-type="string" table:style-name="ce1">
            <text:p>Percentage of number of inspections where the work category is Mandatory, achieved on time (target date scheduled in annual programme of inspections in agreed Establishment Specific Task Schedule) against total number of inspections where the work category is Mandatory with a target completion date in the reporting period.</text:p>
          </table:table-cell>
          <table:table-cell office:value-type="string" table:style-name="ce1">
            <text:p>100-95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CBC(PI)038 PPP MIGRATION PROVISION OF FACILITIES AND SERVICES AT THE DEFENCE ACADEMY OF THE UK-CBC(PI)038</text:p>
          </table:table-cell>
          <table:table-cell office:value-type="string" table:style-name="ce1">
            <text:p>SERCO LIMITED</text:p>
          </table:table-cell>
          <table:table-cell office:value-type="string" table:style-name="ce1">
            <text:p>Management of Assets: To maintain the function of publicly owned Assets in accordance with the Contract. The Defence Academy (DA) has 158 Assets as defined by the contract. The large majority are dated from the 1940’s to the 1970’s with significant additional assets being added during the DACI contract over the last 12 years. Building types include domestic housing, large accommodation, office and training assets, lecture theatres, laboratories and workshops along with a range of utility and storage assets, carparks and infrastructure all of which has to be maintained.</text:p>
          </table:table-cell>
          <table:table-cell office:value-type="string" table:style-name="ce1">
            <text:p>&lt; 665 Failure Points</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FMSP - Portsmouth - Soft FM</text:p>
          </table:table-cell>
          <table:table-cell office:value-type="string" table:style-name="ce1">
            <text:p>SODEXO LTD</text:p>
          </table:table-cell>
          <table:table-cell office:value-type="string" table:style-name="ce1">
            <text:p>Provision of an interior cleaning service in accordance with the common cleaning standards.</text:p>
            <text:p>Scored Monthly:</text:p>
            <text:p>Green = Number of material non-compliances is 0 and number of minor non-compliances is less than 10.</text:p>
            <text:p>Amber = Number of material non-compliances is between 1 and 2 and/or the number of minor non-compliances is 10 or more and less than 20.</text:p>
            <text:p>Red = Number of material non-compliances is 3 or more, and/or the number of minor non-compliances is 20 or more.</text:p>
          </table:table-cell>
          <table:table-cell office:value-type="string" table:style-name="ce1">
            <text:p>All three months green</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BATCM/0288 BATCIS Private Sector Support</text:p>
          </table:table-cell>
          <table:table-cell office:value-type="string" table:style-name="ce1">
            <text:p>QINETIQ LIMITED</text:p>
          </table:table-cell>
          <table:table-cell office:value-type="string" table:style-name="ce1">
            <text:p>(i)<text:tab/>all Key Deliverables which are due to be delivered in the relevant Contract Month are delivered in the relevant Contract Month and are determined by the Authority to be delivered in accordance with this Contract; and<text:s/></text:p>
            <text:p>(ii)<text:tab/>90% or more of the Standard Deliverables which are due to be delivered in the relevant Contract Month are delivered in the relevant Contract Month and are determined by the Authority to be delivered in accordance with this Contract; and</text:p>
            <text:p>(iii)<text:tab/>the Contractor has also registered a “Pass” for KPI 1.2</text:p>
          </table:table-cell>
          <table:table-cell office:value-type="string" table:style-name="ce1">
            <text:p>All Targets Me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DEFENCE FIXED TELECOMMUNICATIONS SERVICE (DFTS) CONTRACT NO SCSS2A/37 - VOICE, DATA, MOBILITY, VTC</text:p>
          </table:table-cell>
          <table:table-cell office:value-type="string" table:style-name="ce1">
            <text:p>BRITISH TELECOMMUNICATIONS PUBLIC LIMITED COMPANY</text:p>
          </table:table-cell>
          <table:table-cell office:value-type="string" table:style-name="ce1">
            <text:p>Secure Managed Interface Gateway</text:p>
          </table:table-cell>
          <table:table-cell office:value-type="string" table:style-name="ce1">
            <text:p>99.8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DDSFTW063 Microsoft Enterprise License Agreement 2022</text:p>
          </table:table-cell>
          <table:table-cell office:value-type="string" table:style-name="ce1">
            <text:p>BOXXE LIMITED</text:p>
          </table:table-cell>
          <table:table-cell office:value-type="string" table:style-name="ce1">
            <text:p>Email responses</text:p>
          </table:table-cell>
          <table:table-cell office:value-type="string" table:style-name="ce1">
            <text:p>98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The Provision of Office Supplies</text:p>
          </table:table-cell>
          <table:table-cell office:value-type="string" table:style-name="ce1">
            <text:p>BANNER GROUP LIMITED</text:p>
          </table:table-cell>
          <table:table-cell office:value-type="string" table:style-name="ce1">
            <text:p>Incoming telephone queries and orders from a Contracting Authority to the Supplier are answered within 10 seconds</text:p>
          </table:table-cell>
          <table:table-cell office:value-type="string" table:style-name="ce1">
            <text:p>98.5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JECT AQUATRINE- TO DELIVER WATER AND WASTE WATER SERVICES TO GB BASED MOD SITES REMOVING THE MOD FROM ENVIRONMENTAL AND LEGISLATIVE RISKS.</text:p>
          </table:table-cell>
          <table:table-cell office:value-type="string" table:style-name="ce1">
            <text:p>VEOLIA WATER NEVIS LIMITED</text:p>
          </table:table-cell>
          <table:table-cell office:value-type="string" table:style-name="ce1">
            <text:p>Ensure that there is no flooding from surface water or combined surface water and sewage systems caused by a failure to provide the services.</text:p>
          </table:table-cell>
          <table:table-cell office:value-type="string" table:style-name="ce1">
            <text:p>Greater than or equal to 98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Navy Command</text:p>
          </table:table-cell>
          <table:table-cell office:value-type="string" table:style-name="ce1">
            <text:p>Digital Service Programme Partner: Command and Support</text:p>
          </table:table-cell>
          <table:table-cell office:value-type="string" table:style-name="ce1">
            <text:p>DIGI2AL LIMITED</text:p>
          </table:table-cell>
          <table:table-cell office:value-type="string" table:style-name="ce1">
            <text:p>Support the improvement of working practices in the Royal Navy by delivering Agile Delivery and Product Ownership training and leading on technical communities of practice within Data and Navy Applications.</text:p>
          </table:table-cell>
          <table:table-cell office:value-type="string" table:style-name="ce1">
            <text:p>100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MSS/084 - Future Diesels</text:p>
          </table:table-cell>
          <table:table-cell office:value-type="string" table:style-name="ce1">
            <text:p>BAE SYSTEMS SURFACE SHIPS LIMITED</text:p>
          </table:table-cell>
          <table:table-cell office:value-type="string" table:style-name="ce1">
            <text:p>Turn Round Time Performance Standard for Spares Repair</text:p>
          </table:table-cell>
          <table:table-cell office:value-type="string" table:style-name="ce1">
            <text:p>Equals to or greater than 97 percent<text:s/></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THE PROVISION OF A FUTURE FORCES BROADCAST SERVICE (FFBS)-CTLBC/1403</text:p>
          </table:table-cell>
          <table:table-cell office:value-type="string" table:style-name="ce1">
            <text:p>BFBS</text:p>
          </table:table-cell>
          <table:table-cell office:value-type="string" table:style-name="ce1">
            <text:p>Number of outages per live stream event</text:p>
          </table:table-cell>
          <table:table-cell office:value-type="string" table:style-name="ce1">
            <text:p>Greater than 80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The Provision of Contractor Logistic Support and Post Design Services for the Dismounted Close Combat Trainer (DCCT)</text:p>
          </table:table-cell>
          <table:table-cell office:value-type="string" table:style-name="ce1">
            <text:p>INVERIS TRAINING SOLUTIONS LIMITED</text:p>
          </table:table-cell>
          <table:table-cell office:value-type="string" table:style-name="ce1">
            <text:p>Maximum Mission Failures in a quarter - No individual Dismounted Close Combat Training system shall incur more than 4 x Mission Failures in any 65 training days per quarter.</text:p>
          </table:table-cell>
          <table:table-cell office:value-type="string" table:style-name="ce1">
            <text:p>No systems <text:s/>had more than 4 Mission Failures <text:s/>in any 65 training days per quarter.</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ubmarine Delivery Agency</text:p>
          </table:table-cell>
          <table:table-cell office:value-type="string" table:style-name="ce1">
            <text:p>PEDT/0021 - A-Class Platform Complex Systems - Batch 2 PMS Support</text:p>
          </table:table-cell>
          <table:table-cell office:value-type="string" table:style-name="ce1">
            <text:p>NORTHROP GRUMMAN UK LIMITED</text:p>
          </table:table-cell>
          <table:table-cell office:value-type="string" table:style-name="ce1">
            <text:p>On time submission of the Tasking Form - Part B</text:p>
          </table:table-cell>
          <table:table-cell office:value-type="string" table:style-name="ce1">
            <text:p>On time delivery<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Environmental Technical Advisor Lot 2</text:p>
          </table:table-cell>
          <table:table-cell office:value-type="string" table:style-name="ce1">
            <text:p>WSP (REAL ESTATE AND INFRASTRUCTURE) LIMITED</text:p>
          </table:table-cell>
          <table:table-cell office:value-type="string" table:style-name="ce1">
            <text:p>Assessments and reports are technically sound and delivered in line with the requirements set out in the relevant tasking directive</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ubmarine Delivery Agency</text:p>
          </table:table-cell>
          <table:table-cell office:value-type="string" table:style-name="ce1">
            <text:p>SPARE INCLUSIVE UPKEEP : IN-SERVICE SUPPORT OF SUBMARINE PROPULSION SYSTEMS</text:p>
          </table:table-cell>
          <table:table-cell office:value-type="string" table:style-name="ce1">
            <text:p>BABCOCK INTEGRATED TECHNOLOGY <text:s/>LIMITED</text:p>
          </table:table-cell>
          <table:table-cell office:value-type="string" table:style-name="ce1">
            <text:p>Repair turn around for non complex items</text:p>
          </table:table-cell>
          <table:table-cell office:value-type="string" table:style-name="ce1">
            <text:p>98 percent or great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Provision of RAF Air and Space Power Training</text:p>
          </table:table-cell>
          <table:table-cell office:value-type="string" table:style-name="ce1">
            <text:p>UNIVERSITY OF PORTSMOUTH</text:p>
          </table:table-cell>
          <table:table-cell office:value-type="string" table:style-name="ce1">
            <text:p>Lesson content- Contractor teaches material as per agreed Learning Specification (Lspec)</text:p>
          </table:table-cell>
          <table:table-cell office:value-type="string" table:style-name="ce1">
            <text:p>99 percent of Learning Specification (Lspec) learning points achiev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MET/949/13 - HOSES-MET/949/13</text:p>
          </table:table-cell>
          <table:table-cell office:value-type="string" table:style-name="ce1">
            <text:p>BAE SYSTEMS SURFACE SHIPS LIMITED</text:p>
          </table:table-cell>
          <table:table-cell office:value-type="string" table:style-name="ce1">
            <text:p>Provision of spares</text:p>
          </table:table-cell>
          <table:table-cell office:value-type="string" table:style-name="ce1">
            <text:p>At least 98 percent of orders were completed in full within the contracted due date.</text:p>
          </table:table-cell>
          <table:table-cell office:value-type="string" table:style-name="ce1">
            <text:p>Inadequate</text:p>
          </table:table-cell>
          <table:table-cell office:value-type="string" table:style-name="ce1">
            <text:p>Supply chain issues around availability of raw material combined with a high order volume and a slow recovery from Covid. Regular meetings are held to review orders and highlight/mitigate potential delays. Recruitment at key suppliers is restoring capacity to pre-Covid levels.</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SS/0162 - Boats In-Service Support (10) - Royal Marines (RM) Poole</text:p>
          </table:table-cell>
          <table:table-cell office:value-type="string" table:style-name="ce1">
            <text:p>BAE SYSTEMS SURFACE SHIPS LIMITED</text:p>
          </table:table-cell>
          <table:table-cell office:value-type="string" table:style-name="ce1">
            <text:p>Achieve the Agreed Delivery Date - The Actual Delivery Date the boat or task was accepted by the Authority on, before or after the Agreed Delivery Date in the reporting calendar month</text:p>
          </table:table-cell>
          <table:table-cell office:value-type="string" table:style-name="ce1">
            <text:p>Greater than 8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Programme Design and Implementation</text:p>
          </table:table-cell>
          <table:table-cell office:value-type="string" table:style-name="ce1">
            <text:p>PA CONSULTING SERVICES LTD</text:p>
          </table:table-cell>
          <table:table-cell office:value-type="string" table:style-name="ce1">
            <text:p>Credible and sustainable knowledge transfer to MOD resources</text:p>
          </table:table-cell>
          <table:table-cell office:value-type="string" table:style-name="ce1">
            <text:p>Greater than 2 upskilling sessions monthly / no negative feedback</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OIP/0046-MP - Manufacture and In-Service Support</text:p>
          </table:table-cell>
          <table:table-cell office:value-type="string" table:style-name="ce1">
            <text:p>W F E L LTD</text:p>
          </table:table-cell>
          <table:table-cell office:value-type="string" table:style-name="ce1">
            <text:p>2 An incident shall be considered as a failure if the Contractor fails to submit a GRIEF or Discrepancy Form within the stated timescales.</text:p>
          </table:table-cell>
          <table:table-cell office:value-type="string" table:style-name="ce1">
            <text:p>All repair and Post Design Services tasks completed within agreed timeframe</text:p>
          </table:table-cell>
          <table:table-cell office:value-type="string" table:style-name="ce1">
            <text:p>Inadequate</text:p>
          </table:table-cell>
          <table:table-cell office:value-type="string" table:style-name="ce1">
            <text:p>11 (out of 13) Jacks repair tasks due to be completed Nov &amp; Dec 22 were late by +5 days. Contractor requested alleviation for 9 of the 11 late tasks, but did not complete before alleviated date. Remaining 2 tasks were missed without communication. Action for improvement across all tasks and manufacture is improved and open communication from WFEL to the Authority.</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SS/0147 - The In Service Support for RFA Tidespring, RFA Tiderace, RFA Tidesurge and RFA Tideforce.</text:p>
          </table:table-cell>
          <table:table-cell office:value-type="string" table:style-name="ce1">
            <text:p>CAMMELL LAIRD SHIPREPAIRERS &amp; SHIPBUILDERS LIMITED</text:p>
          </table:table-cell>
          <table:table-cell office:value-type="string" table:style-name="ce1">
            <text:p>Stores</text:p>
          </table:table-cell>
          <table:table-cell office:value-type="string" table:style-name="ce1">
            <text:p>100 percent delivery against contract Performance Indicator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ubmarine Delivery Agency</text:p>
          </table:table-cell>
          <table:table-cell office:value-type="string" table:style-name="ce1">
            <text:p>SPARE INCLUSIVE UPKEEP : IN-SERVICE SUPPORT OF SUBMARINE PROPULSION SYSTEMS</text:p>
          </table:table-cell>
          <table:table-cell office:value-type="string" table:style-name="ce1">
            <text:p>BABCOCK INTEGRATED TECHNOLOGY <text:s/>LIMITED</text:p>
          </table:table-cell>
          <table:table-cell office:value-type="string" table:style-name="ce1">
            <text:p>Delivery of non complex spares on time in full<text:s/></text:p>
          </table:table-cell>
          <table:table-cell office:value-type="string" table:style-name="ce1">
            <text:p>Greater than 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VISION OF WATER SEWERAGE AND SEWAGE DISPOSAL SERVICES</text:p>
          </table:table-cell>
          <table:table-cell office:value-type="string" table:style-name="ce1">
            <text:p>ANCALA WATER SERVICES (ESTATES) LIMITED</text:p>
          </table:table-cell>
          <table:table-cell office:value-type="string" table:style-name="ce1">
            <text:p>Provide an uninterrupted supply of water, in accordance with the Water Supply (Quality) Regulations 2000, to all points of supply.<text:s/></text:p>
          </table:table-cell>
          <table:table-cell office:value-type="string" table:style-name="ce1">
            <text:p>Greater than or equal to 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FDIS REGIONAL ACCOMMODATION MAINTENANCE SERVICES CENTRAL REGION</text:p>
          </table:table-cell>
          <table:table-cell office:value-type="string" table:style-name="ce1">
            <text:p>AMEY DEFENCE SERVICES LIMITED</text:p>
          </table:table-cell>
          <table:table-cell office:value-type="string" table:style-name="ce1">
            <text:p>Customer Satisfaction<text:s/></text:p>
          </table:table-cell>
          <table:table-cell office:value-type="string" table:style-name="ce1">
            <text:p>Greater than 90 percent of Acceptable Level of Performance<text:s/></text:p>
          </table:table-cell>
          <table:table-cell office:value-type="string" table:style-name="ce1">
            <text:p>Inadequate</text:p>
          </table:table-cell>
          <table:table-cell office:value-type="string" table:style-name="ce1">
            <text:p>Out of a measure of 11546 task we kept appointments for 5622 tasks within the 1hr appointment window. This is an unmitigated measure of performance based on original reporting capability, new reporting capability suggests the mitigated value would increase to between 60 to 65%. Customer satisfaction sample data is not of an indicative volume to allow an accurate score and the method to record this is being reviewed.</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ubmarine Delivery Agency</text:p>
          </table:table-cell>
          <table:table-cell office:value-type="string" table:style-name="ce1">
            <text:p>SPARES INCLUSIVE UKEEP OF LOT 8 - SUBMARINE EQUIPMENT</text:p>
          </table:table-cell>
          <table:table-cell office:value-type="string" table:style-name="ce1">
            <text:p>DEVONPORT ROYAL DOCKYARD LIMITED</text:p>
          </table:table-cell>
          <table:table-cell office:value-type="string" table:style-name="ce1">
            <text:p>Record of performance review within five (5) Business Days</text:p>
          </table:table-cell>
          <table:table-cell office:value-type="string" table:style-name="ce1">
            <text:p>Greater than 5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OIP/0070 – Headquarters Working Environment (HQWE) Support (DRASh)</text:p>
          </table:table-cell>
          <table:table-cell office:value-type="string" table:style-name="ce1">
            <text:p>HDT GLOBAL EUROPE LTD</text:p>
          </table:table-cell>
          <table:table-cell office:value-type="string" table:style-name="ce1">
            <text:p>Equipment Repair - The Contractor must complete the repair task located within the mainland UK after being delivered to a mutually beneficial location within 20 business days or otherwise agreed with the Authority in Writing. The Contractor must provide information to explain any delays and to provide an estimated time frame for completion of Repairs.</text:p>
          </table:table-cell>
          <table:table-cell office:value-type="string" table:style-name="ce1">
            <text:p>On Time</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CB6/023 HESTIA SOUTH REGION MULTI ACTIVITY CONTRACT</text:p>
          </table:table-cell>
          <table:table-cell office:value-type="string" table:style-name="ce1">
            <text:p>SODEXO LTD</text:p>
          </table:table-cell>
          <table:table-cell office:value-type="string" table:style-name="ce1">
            <text:p>Soft FM Availability</text:p>
            <text:p/>
          </table:table-cell>
          <table:table-cell office:value-type="string" table:style-name="ce1">
            <text:p>97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SS/0125 - The Provision of Coating Supply and Advisory Services to support the In Service Support for Royal Fleet Auxiliary Vessels and Royal Navy Ocean Survey Vessel</text:p>
          </table:table-cell>
          <table:table-cell office:value-type="string" table:style-name="ce1">
            <text:p>INTERNATIONAL PAINT LTD</text:p>
          </table:table-cell>
          <table:table-cell office:value-type="string" table:style-name="ce1">
            <text:p>KPI 3 - Supply of Technical Coatings<text:s/></text:p>
          </table:table-cell>
          <table:table-cell office:value-type="string" table:style-name="ce1">
            <text:p>On or before agreed timescale and no instances of non-conformance<text:s/></text:p>
          </table:table-cell>
          <table:table-cell office:value-type="string" table:style-name="ce1">
            <text:p>Requires Improvement</text:p>
          </table:table-cell>
          <table:table-cell office:value-type="string" table:style-name="ce1">
            <text:p>Cardigan Bay Supply in Bahrain not made as planned due to changes in local legislation requiring establishment of domestic legal entity, now in place. However, setting up of internal processes took longer than expected to complete. Arrangements now in place to ensure smoother supply</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SUPPLY OF GROUND FUELS</text:p>
          </table:table-cell>
          <table:table-cell office:value-type="string" table:style-name="ce1">
            <text:p>EKO CYPRUS LIMITED</text:p>
          </table:table-cell>
          <table:table-cell office:value-type="string" table:style-name="ce1">
            <text:p>Fuel is consistent with Joint Services Publication (JSP) 317. <text:s/>Fuel will be tested after handover by a representative of the Authority. <text:s/>Count of loads passing the quality assurance check as a percentage of total deliveries.</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Programme Management &amp; Decision Support</text:p>
          </table:table-cell>
          <table:table-cell office:value-type="string" table:style-name="ce1">
            <text:p>CATALYZE LIMITED</text:p>
          </table:table-cell>
          <table:table-cell office:value-type="string" table:style-name="ce1">
            <text:p>KPI 1 - Sustained, timely and objective self reporting</text:p>
          </table:table-cell>
          <table:table-cell office:value-type="string" table:style-name="ce1">
            <text:p>Supplier must attend all of the following and provide the information (in brackets): 1) The weekly reporting meetings (every working week), 2) The monthly review meetings (must supply monthly report pack which includes financial forecasts, financial actuals and KPI performance results for the month), 3) The annual review (must supply must supply annual report pack which includes financial forecasts, financial actuals and KPI performance results over the last year). Attendance to weekly's is to be noted as 100% over the last 20 week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STRATEGIC SEALIFT SERVICE</text:p>
          </table:table-cell>
          <table:table-cell office:value-type="string" table:style-name="ce1">
            <text:p>FORELAND SHIPPING LTD</text:p>
          </table:table-cell>
          <table:table-cell office:value-type="string" table:style-name="ce1">
            <text:p>Operational Defects Category B – Major Capability Significantly Inoperative resulting in Service Incomplete.</text:p>
          </table:table-cell>
          <table:table-cell office:value-type="string" table:style-name="ce1">
            <text:p>95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DPS/00053 CP&amp;F Release 4 e-Sourcing Solution (CCS RM6101)</text:p>
          </table:table-cell>
          <table:table-cell office:value-type="string" table:style-name="ce1">
            <text:p>BRAVOSOLUTION UK LIMITED</text:p>
          </table:table-cell>
          <table:table-cell office:value-type="string" table:style-name="ce1">
            <text:p>The system must be operational in order to accept the upload of documentation or responses from the Bidder. Support is available in accordance with agreed SLAs</text:p>
          </table:table-cell>
          <table:table-cell office:value-type="string" table:style-name="ce1">
            <text:p>M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5 <text:s/>-Simulation and synthetic environments</text:p>
          </table:table-cell>
          <table:table-cell office:value-type="string" table:style-name="ce1">
            <text:p>QINETIQ TRAINING AND SIMULATION LIMITED</text:p>
            <text:p/>
          </table:table-cell>
          <table:table-cell office:value-type="string" table:style-name="ce1">
            <text:p>Time to place a task: The timeliness of placing a Task is a key measure of the Contractor’s internal commercial agility and the technical ability of its supply chain by evidencing the effectiveness of the Contractor’s engagement with and management of its supply chain. It also evidences the Contractor’s ability to understand the requirement and its ability to provide timely accurate proposals to the Tasking Authority.</text:p>
          </table:table-cell>
          <table:table-cell office:value-type="string" table:style-name="ce1">
            <text:p>76 percent and above</text:p>
          </table:table-cell>
          <table:table-cell office:value-type="string" table:style-name="ce1">
            <text:p>Inadequate</text:p>
          </table:table-cell>
          <table:table-cell office:value-type="string" table:style-name="ce1">
            <text:p>This period saw a significant increase in sourcing activity from previous quarters (5, 5, 2, 11 tasks over the previous 4 quarters). This, combined with extensive task mobilisation activities, resulted in a higher than expected workload within the Sourcing Teams. Unfortunately 4 of the 11 tasks were submitted late – 2 of which were less than 2 days. A review has been conducted and steps taken to minimise delays and improve planning for busy periods in the future.</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STL</text:p>
          </table:table-cell>
          <table:table-cell office:value-type="string" table:style-name="ce1">
            <text:p>Total Facilities Management</text:p>
          </table:table-cell>
          <table:table-cell office:value-type="string" table:style-name="ce1">
            <text:p>EMCOR GROUP (UK)</text:p>
            <text:p/>
          </table:table-cell>
          <table:table-cell office:value-type="string" table:style-name="ce1">
            <text:p>Planned Maintenance: <text:s/>Provide a planned maintenance service in line with local schedules to achieve required standard of accommodation across the estate. <text:s/>Includes statutory inspections and planned preventative maintenance each month.</text:p>
          </table:table-cell>
          <table:table-cell office:value-type="string" table:style-name="ce1">
            <text:p>95 percent and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Recruitment Information Technology System (RITS) Support</text:p>
          </table:table-cell>
          <table:table-cell office:value-type="string" table:style-name="ce1">
            <text:p>SIXWORKS LIMITED</text:p>
          </table:table-cell>
          <table:table-cell office:value-type="string" table:style-name="ce1">
            <text:p>Agile sprint cadence maintained addressing highest priority tasks as defined by Recruitment Information Technology System (RITS) Product Owner.</text:p>
          </table:table-cell>
          <table:table-cell office:value-type="string" table:style-name="ce1">
            <text:p>100 percent of 'sprints' completed to the satisfaction of the Product Own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PROVISION AND OPERATION OF A JOINT FORCES COMMAND AND STAFF COLLEGE-CP/PFI/101</text:p>
          </table:table-cell>
          <table:table-cell office:value-type="string" table:style-name="ce1">
            <text:p>DEFENCE MANAGEMENT (WATCHFIELD) LIMITED</text:p>
          </table:table-cell>
          <table:table-cell office:value-type="string" table:style-name="ce1">
            <text:p>Support Services: The contractor is to provide Support Services, including Catering, Cleaning, Waste, Electronic Media Communications Systems Services, Library, Security and Administration Services in accordance with the Contract</text:p>
          </table:table-cell>
          <table:table-cell office:value-type="string" table:style-name="ce1">
            <text:p>&lt;1543 Deficiency (failure) Poin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DFAP/0024/055 - Supply &amp; Delivery of F44 to Loch Striven Aug 22</text:p>
          </table:table-cell>
          <table:table-cell office:value-type="string" table:style-name="ce1">
            <text:p>MOTOR OIL (HELLAS) CORINTH REFINERIES S.A</text:p>
          </table:table-cell>
          <table:table-cell office:value-type="string" table:style-name="ce1">
            <text:p>Delivery on time in full in accordance with the contracted Laycan and contracted volumes</text:p>
          </table:table-cell>
          <table:table-cell office:value-type="string" table:style-name="ce1">
            <text:p>on time in full 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VISION OF NGEC FOR NATIONAL TRAINING ESTATE (NTEP)-DIOCB6/7020</text:p>
          </table:table-cell>
          <table:table-cell office:value-type="string" table:style-name="ce1">
            <text:p>LANDMARC SUPPORT SERVICES LIMITED</text:p>
          </table:table-cell>
          <table:table-cell office:value-type="string" table:style-name="ce1">
            <text:p>Percentage of number of make safe tasks, Response Category Emergency, where immediate response achieved against total number of make safe tasks, Response Category Emergency.</text:p>
          </table:table-cell>
          <table:table-cell office:value-type="string" table:style-name="ce1">
            <text:p>100-96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Provision of External Assistance to DADP</text:p>
          </table:table-cell>
          <table:table-cell office:value-type="string" table:style-name="ce1">
            <text:p>KPMG LLP</text:p>
          </table:table-cell>
          <table:table-cell office:value-type="string" table:style-name="ce1">
            <text:p>Outputs delivered within approved budget</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BATCM/0298 Design Services Contract (DSC)</text:p>
          </table:table-cell>
          <table:table-cell office:value-type="string" table:style-name="ce1">
            <text:p>GENERAL DYNAMICS UNITED KINGDOM LIMITED</text:p>
          </table:table-cell>
          <table:table-cell office:value-type="string" table:style-name="ce1">
            <text:p>Delivery of Task Quality. These tasks help to maintain the system in a safe and secure manner. They further tackle obsolescence within the system and potentially add to the systems capability through the introduction of new/updated functionality.</text:p>
          </table:table-cell>
          <table:table-cell office:value-type="string" table:style-name="ce1">
            <text:p>95 % achievement of milestones and in accordance with threshold defined in Schedule 6, KPI tabl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The Provision of IT Consumables</text:p>
          </table:table-cell>
          <table:table-cell office:value-type="string" table:style-name="ce1">
            <text:p>XMA LTD</text:p>
          </table:table-cell>
          <table:table-cell office:value-type="string" table:style-name="ce1">
            <text:p>Incoming telephone queries and orders from a Contracting Authority to the Supplier are answered within 10 seconds</text:p>
          </table:table-cell>
          <table:table-cell office:value-type="string" table:style-name="ce1">
            <text:p>98.5 percent</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PROVISION OF MARINE SERVICES-MSCM/2000</text:p>
          </table:table-cell>
          <table:table-cell office:value-type="string" table:style-name="ce1">
            <text:p>SD MARINE SERVICES LIMITED</text:p>
          </table:table-cell>
          <table:table-cell office:value-type="string" table:style-name="ce1">
            <text:p>All tasks relating to in port and out of port services as detailed at Section 1 and Section 2 of the Statement of Requirement (Packages A and B) are delivered in accordance with contractually agreed criteria for performance</text:p>
          </table:table-cell>
          <table:table-cell office:value-type="string" table:style-name="ce1">
            <text:p>Monthly aggregate of service points does not exceed 225 and falls within Band 0 (measured quarterl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WSPT/205 - Provision of Maintenance, Revision and Amendment of Technical Publications.</text:p>
          </table:table-cell>
          <table:table-cell office:value-type="string" table:style-name="ce1">
            <text:p>ALLAN WEBB LTD</text:p>
          </table:table-cell>
          <table:table-cell office:value-type="string" table:style-name="ce1">
            <text:p>Tasks at 1st draft delivered to MoD within the agreed contracted timescales.</text:p>
          </table:table-cell>
          <table:table-cell office:value-type="string" table:style-name="ce1">
            <text:p>97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5 <text:s/>-Simulation and synthetic environments</text:p>
          </table:table-cell>
          <table:table-cell office:value-type="string" table:style-name="ce1">
            <text:p>QINETIQ TRAINING AND SIMULATION LIMITED</text:p>
            <text:p/>
          </table:table-cell>
          <table:table-cell office:value-type="string" table:style-name="ce1">
            <text:p>Quality of deliverables: Quality of Deliverables is a key measure of the Contractors internal technical ability and the technical ability of its supply chain.</text:p>
          </table:table-cell>
          <table:table-cell office:value-type="string" table:style-name="ce1">
            <text:p>76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ACT/04464 - Provision of Welfare Services to the RAF</text:p>
          </table:table-cell>
          <table:table-cell office:value-type="string" table:style-name="ce1">
            <text:p>THE SOLDIERS SAILORS AIRMEN AND FAMILIES ASS - FORCES HELP</text:p>
          </table:table-cell>
          <table:table-cell office:value-type="string" table:style-name="ce1">
            <text:p>Provision of Management Information</text:p>
          </table:table-cell>
          <table:table-cell office:value-type="string" table:style-name="ce1">
            <text:p>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CB6/028 HESTIA EAST REGION MULTI ACTIVITY CONTRACT</text:p>
          </table:table-cell>
          <table:table-cell office:value-type="string" table:style-name="ce1">
            <text:p>COMPASS CONTRACT SERVICES (U.K.) LIMITED</text:p>
          </table:table-cell>
          <table:table-cell office:value-type="string" table:style-name="ce1">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1">
            <text:p>97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LAND EQUIPMENT SERVICE PROVISION AND TRANSFORMATION CONTRACT-LECOM/1006.</text:p>
          </table:table-cell>
          <table:table-cell office:value-type="string" table:style-name="ce1">
            <text:p>BABCOCK LAND DEFENCE LIMITED</text:p>
          </table:table-cell>
          <table:table-cell office:value-type="string" table:style-name="ce1">
            <text:p>Schedule Adherence – Platforms Articles which are not completed on time to the required standard<text:s/></text:p>
          </table:table-cell>
          <table:table-cell office:value-type="string" table:style-name="ce1">
            <text:p>0 missed required delivery dat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Navy Command</text:p>
          </table:table-cell>
          <table:table-cell office:value-type="string" table:style-name="ce1">
            <text:p>Provision of Contact Centre services to Support Royal Navy and Royal Air Force Recruitment</text:p>
          </table:table-cell>
          <table:table-cell office:value-type="string" table:style-name="ce1">
            <text:p>TELEPERFORMANCE LTD</text:p>
          </table:table-cell>
          <table:table-cell office:value-type="string" table:style-name="ce1">
            <text:p>Social media contact should be answered within an average of 30 minutes of receipt during operational hours</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CONTRACT NO: HOCS4/00015</text:p>
            <text:p>FUTURE SERVICES DELIVERY CONTRACT</text:p>
            <text:p>relating to the provision of<text:s/></text:p>
            <text:p>Armed Forces Pay, Pensions, other Military HR Services and Administrative Services</text:p>
          </table:table-cell>
          <table:table-cell office:value-type="string" table:style-name="ce1">
            <text:p>SHARED SERVICES CONNECTED LTD</text:p>
          </table:table-cell>
          <table:table-cell office:value-type="string" table:style-name="ce1">
            <text:p>Contract Change to be delivered to the live environment in accordance with the requirements set out in the Request For Change and within the timelines agreed with the Authority.</text:p>
          </table:table-cell>
          <table:table-cell office:value-type="string" table:style-name="ce1">
            <text:p>99 Percent</text:p>
          </table:table-cell>
          <table:table-cell office:value-type="string" table:style-name="ce1">
            <text:p>Approaching Target</text:p>
          </table:table-cell>
          <table:table-cell office:value-type="string" table:style-name="ce1">
            <text:p>During this quarter SSCL were contracted to deliver 21 contractual changes, of these 20 were delivered on time (5 of these early) and 1 delivered late. This represents a significant improvement on the previous quarter.   </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Provision of External Assistance to DADP</text:p>
          </table:table-cell>
          <table:table-cell office:value-type="string" table:style-name="ce1">
            <text:p>KPMG LLP</text:p>
          </table:table-cell>
          <table:table-cell office:value-type="string" table:style-name="ce1">
            <text:p>Outputs delivered to agreed quality as set out in Tasking Orders</text:p>
          </table:table-cell>
          <table:table-cell office:value-type="string" table:style-name="ce1">
            <text:p>Greater than 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rmy Command</text:p>
          </table:table-cell>
          <table:table-cell office:value-type="string" table:style-name="ce1">
            <text:p>RECRUITING PARTNERING CONTRACT-HQLF2/1739</text:p>
          </table:table-cell>
          <table:table-cell office:value-type="string" table:style-name="ce1">
            <text:p>CAPITA BUSINESS SERVICES LTD</text:p>
          </table:table-cell>
          <table:table-cell office:value-type="string" table:style-name="ce1">
            <text:p>Recruitment of Regular Soldiers: Demand/Baseline Recruit Allocation Plan percentage</text:p>
          </table:table-cell>
          <table:table-cell office:value-type="string" table:style-name="ce1">
            <text:p>More than 95 percent</text:p>
          </table:table-cell>
          <table:table-cell office:value-type="string" table:style-name="ce1">
            <text:p>Inadequate</text:p>
          </table:table-cell>
          <table:table-cell office:value-type="string" table:style-name="ce1">
            <text:p>KPI 1 reflects Capita’s performance in recruiting soldiers to meet specific monthly targets across a wide range of job roles. With regards KPI 1, the contractor’s ability to achieve recruitment targets during Q3 has been impacted by the ongoing buoyant National jobs market that shows a high vacancy rate, with job postings some 43% above pre-pandemic levels, which means that Capita with the Army offer is competing against many other potential employers to attract recruits to fill these vacancies, whilst at the same time there has been a reduction in the size of the eligible target audience due to changing social demographics. To address these challenges, <text:s/>Capita is working closely with the Army to drive a number of initiatives seeking to increase overall volumes and further improve conversion rates; these include the recent launch of a new Army website to attract potential candidates, and optimisation of current marketing activities to maximise engagement with main target audiences and generally raise the profile of the Army as an attractive job choice</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Provision of Professional Services to the DBS CIO Information Systems Lot 1</text:p>
          </table:table-cell>
          <table:table-cell office:value-type="string" table:style-name="ce1">
            <text:p>IBM UNITED KINGDOM LIMITED</text:p>
          </table:table-cell>
          <table:table-cell office:value-type="string" table:style-name="ce1">
            <text:p>Knowledge Transfer plan to be produced by the supplier and presented to the Chief Information Office Management Board for agreement within the first 3 months of the contract start date. (In person or virtually. Dates to be agreed on commencement of contract).  </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17 Synthetic Training Services. Formerly referred to as FsASTC/000138. Parent CPA.</text:p>
          </table:table-cell>
          <table:table-cell office:value-type="string" table:style-name="ce1">
            <text:p>BOEING DEFENCE UK LTD</text:p>
          </table:table-cell>
          <table:table-cell office:value-type="string" table:style-name="ce1">
            <text:p>Delivery in accordance with the Course Catalogue – Course Acceptance</text:p>
          </table:table-cell>
          <table:table-cell office:value-type="string" table:style-name="ce1">
            <text:p>Training Course achieves Unqualified Acceptance or Qualified Acceptance with no high priority shortfall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AIR TRAFFIC CONTROL SERVICES</text:p>
          </table:table-cell>
          <table:table-cell office:value-type="string" table:style-name="ce1">
            <text:p>NATS (EN ROUTE) PUBLIC LIMITED COMPANY</text:p>
          </table:table-cell>
          <table:table-cell office:value-type="string" table:style-name="ce1">
            <text:p>The Availability of MOD Area Control Air Traffic Control Officer (ATCO) workstations (excluding reduced redundancy and maintenance) within the monthly period.</text:p>
          </table:table-cell>
          <table:table-cell office:value-type="string" table:style-name="ce1">
            <text:p><text:s/>Greater than 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Ground Training Maintenance Services</text:p>
          </table:table-cell>
          <table:table-cell office:value-type="string" table:style-name="ce1">
            <text:p>LEONARDO UK LTD</text:p>
          </table:table-cell>
          <table:table-cell office:value-type="string" table:style-name="ce1">
            <text:p>Bookings for Preventative Maintenance are made within 4 weeks of the last maintenance (service) date of the individual Synthetic Training Environment to ensure that they are available for training.</text:p>
          </table:table-cell>
          <table:table-cell office:value-type="string" table:style-name="ce1">
            <text:p>Greater than 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THE PROVISION OF THE JOINT OPERATIONAL FUEL SYSTEM (JOFS) CAPABILITY-DEPI/0002</text:p>
          </table:table-cell>
          <table:table-cell office:value-type="string" table:style-name="ce1">
            <text:p>KELLOGG BROWN &amp; ROOT LIMITED</text:p>
          </table:table-cell>
          <table:table-cell office:value-type="string" table:style-name="ce1">
            <text:p>KPI 1b (Provision of Spares)<text:s/></text:p>
          </table:table-cell>
          <table:table-cell office:value-type="string" table:style-name="ce1">
            <text:p>(Green) All Spares Supply Targets M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rmy Command</text:p>
          </table:table-cell>
          <table:table-cell office:value-type="string" table:style-name="ce1">
            <text:p>Training, Maintenance and Support Services (TMASS2) -ARMYHQ3/00025</text:p>
          </table:table-cell>
          <table:table-cell office:value-type="string" table:style-name="ce1">
            <text:p>BABCOCK LAND LIMITED</text:p>
          </table:table-cell>
          <table:table-cell office:value-type="string" table:style-name="ce1">
            <text:p>MA4.1 - Maintenance of Instructional Staff Suitably Qualified and Experienced Personnel (SQEP)</text:p>
          </table:table-cell>
          <table:table-cell office:value-type="string" table:style-name="ce1">
            <text:p>No more than two (2) personnel do not have the required SQEP in accordance with the SQEP requiremen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STL</text:p>
          </table:table-cell>
          <table:table-cell office:value-type="string" table:style-name="ce1">
            <text:p>Electronic Warfare &amp; Cyber (EW&amp;C) Framework – Lot 1 - Engineering design, manufacture and assessment<text:s/></text:p>
          </table:table-cell>
          <table:table-cell office:value-type="string" table:style-name="ce1">
            <text:p>LEONARDO MW LTD</text:p>
          </table:table-cell>
          <table:table-cell office:value-type="string" table:style-name="ce1">
            <text:p>Timeliness of a Deliverable: Timeliness of Deliverable(s) in a Tasking Contract / Purchase Order that are on time to the due date specified within the call-off tasking form part B and purchase order.<text:s/></text:p>
          </table:table-cell>
          <table:table-cell office:value-type="string" table:style-name="ce1">
            <text:p>Deliverables received on time within the Tasking Contract / Purchase Order and measured in relation to agreed milestone payment plan.</text:p>
          </table:table-cell>
          <table:table-cell office:value-type="string" table:style-name="ce1">
            <text:p>Inadequate</text:p>
          </table:table-cell>
          <table:table-cell office:value-type="string" table:style-name="ce1">
            <text:p>Defensive Aids System Control Functionality Phase II had programme issues early on which therefore caused all milestones to move, it was agreed KPI 1 would be removed from all future milestones on the project.<text:s/></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rmy Command</text:p>
          </table:table-cell>
          <table:table-cell office:value-type="string" table:style-name="ce1">
            <text:p>AFC HARROGATE PFI CONTRACT.</text:p>
          </table:table-cell>
          <table:table-cell office:value-type="string" table:style-name="ce1">
            <text:p>DEFENCE TRAINING SERVICES LIMITED</text:p>
          </table:table-cell>
          <table:table-cell office:value-type="string" table:style-name="ce1">
            <text:p>Leadership &amp; Initiative Training (L&amp;IT) - Serial 8.12 - Provide instructional support for the L&amp;IT of the Army Student on both the Long and Short Course. Provide technical training in L&amp;IT disciplines for Permanent Staff as agreed between the SPV (Contractor) and Authority.</text:p>
          </table:table-cell>
          <table:table-cell office:value-type="string" table:style-name="ce1">
            <text:p>98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STL</text:p>
          </table:table-cell>
          <table:table-cell office:value-type="string" table:style-name="ce1">
            <text:p>Human and Social Sciences Research Capability (HSSRC)<text:s/></text:p>
          </table:table-cell>
          <table:table-cell office:value-type="string" table:style-name="ce1">
            <text:p>BAE SYSTEMS (OPERATIONS) LIMITED</text:p>
            <text:p/>
          </table:table-cell>
          <table:table-cell office:value-type="string" table:style-name="ce1">
            <text:p>Value for Money: For each Task proposal submitted, has the Contractor provided evidence of Value for Money in their proposal?</text:p>
          </table:table-cell>
          <table:table-cell office:value-type="string" table:style-name="ce1">
            <text:p>Equal to or above 76.00 percent<text:s/></text:p>
          </table:table-cell>
          <table:table-cell office:value-type="string" table:style-name="ce1">
            <text:p>Good</text:p>
          </table:table-cell>
          <table:table-cell office:value-type="string" table:style-name="ce1">
            <text:p>The Human and Social Sciences Research Capability (HSSRC) contractual reporting performance measure is not based on individual KPI scores, rather a combined score. The individual scores for each KPI is multiplied by the weighting for that KPI to give an overall score for each, which is added together to give a total score for the quarter.</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Business Modernisation for Support Digital Transformation Partner (BMfS DTP) - Technology Services 2 Agreement RM3804</text:p>
          </table:table-cell>
          <table:table-cell office:value-type="string" table:style-name="ce1">
            <text:p>PA CONSULTING SERVICES LTD</text:p>
          </table:table-cell>
          <table:table-cell office:value-type="string" table:style-name="ce1">
            <text:p>The Contractor shall submit a Monthly Progress Review Report (MPRR) to be received by the Authority’s Programme Lead(s) and Commercial Officer no later than the 5th business day of the month and in Office 0365</text:p>
          </table:table-cell>
          <table:table-cell office:value-type="string" table:style-name="ce1">
            <text:p>Submitted on time<text:s/></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rmy Command</text:p>
          </table:table-cell>
          <table:table-cell office:value-type="string" table:style-name="ce1">
            <text:p>Contractor Support to Chinook and Puma Force</text:p>
          </table:table-cell>
          <table:table-cell office:value-type="string" table:style-name="ce1">
            <text:p>MORSON HUMAN RESOURCES LIMITED</text:p>
          </table:table-cell>
          <table:table-cell office:value-type="string" table:style-name="ce1">
            <text:p>Full Participation in Contract governance in accordance with the Schedule of Requirements.. </text:p>
          </table:table-cell>
          <table:table-cell office:value-type="string" table:style-name="ce1">
            <text:p>No occurrences where the Contractor nominated attendees are not present at the governance meeting, OR associated governance reports are not submitted in accordance with the agreed timescal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SS/0159 - Boats In-Service Support (7) - 2nd Line Training</text:p>
          </table:table-cell>
          <table:table-cell office:value-type="string" table:style-name="ce1">
            <text:p>DEVONPORT ROYAL DOCKYARD LIMITED</text:p>
          </table:table-cell>
          <table:table-cell office:value-type="string" table:style-name="ce1">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1">
            <text:p>Greater than 85 percent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TSSP/116 - Provision of Contractor Logistic Support and Post Design Services for Precision Gunnery Training Equipment (PGTE) and Terrier Training Systems (TTS)</text:p>
          </table:table-cell>
          <table:table-cell office:value-type="string" table:style-name="ce1">
            <text:p>RHEINMETALL BAE SYSTEMS LAND LIMITED</text:p>
          </table:table-cell>
          <table:table-cell office:value-type="string" table:style-name="ce1">
            <text:p>Rheinmettall BAE Systems Limited (RBSL) will submit the Monthly Report and Earned Value Management (EVM) Report by the 10th Business Day of each Month</text:p>
          </table:table-cell>
          <table:table-cell office:value-type="string" table:style-name="ce1">
            <text:p>95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Navy Command</text:p>
          </table:table-cell>
          <table:table-cell office:value-type="string" table:style-name="ce1">
            <text:p>Digital Service Programme Partner: Data Science.</text:p>
          </table:table-cell>
          <table:table-cell office:value-type="string" table:style-name="ce1">
            <text:p>TECHMODAL LIMITED</text:p>
          </table:table-cell>
          <table:table-cell office:value-type="string" table:style-name="ce1">
            <text:p>Benefit Ratio- Benefits have been identified and agreed, against the associated investment profile for each of the data science initiatives</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ACT/04360 Programme .HADES Region 1- Provision of Technical Support Services in Wales and the West Midlands</text:p>
          </table:table-cell>
          <table:table-cell office:value-type="string" table:style-name="ce1">
            <text:p>BABCOCK AEROSPACE LIMITED</text:p>
          </table:table-cell>
          <table:table-cell office:value-type="string" table:style-name="ce1">
            <text:p>Service quality</text:p>
          </table:table-cell>
          <table:table-cell office:value-type="string" table:style-name="ce1">
            <text:p>98 percent and above</text:p>
          </table:table-cell>
          <table:table-cell office:value-type="string" table:style-name="ce1">
            <text:p>Good</text:p>
          </table:table-cell>
          <table:table-cell office:value-type="string" table:style-name="ce1">
            <text:p>Each KPI description covers a large number of sub-measures and overall performance rating is an aggregation of these.</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Provision of Contractor Logistic Support for Outfit 4KMA</text:p>
          </table:table-cell>
          <table:table-cell office:value-type="string" table:style-name="ce1">
            <text:p>THALES UK LIMITED</text:p>
          </table:table-cell>
          <table:table-cell office:value-type="string" table:style-name="ce1">
            <text:p>Operational Maintenance (Response to Request for Information (RFIs) within 20 days)</text:p>
          </table:table-cell>
          <table:table-cell office:value-type="string" table:style-name="ce1">
            <text:p>99.99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Service Level Agreement for Catering, Retail &amp; Leisure Facilities Management Services for British Army Germany</text:p>
          </table:table-cell>
          <table:table-cell office:value-type="string" table:style-name="ce1">
            <text:p>NAVY,ARMY AND AIR FORCE INSTITUTES,(THE)</text:p>
          </table:table-cell>
          <table:table-cell office:value-type="string" table:style-name="ce1">
            <text:p>British Army (Germany) Customer Satisfaction<text:s/></text:p>
          </table:table-cell>
          <table:table-cell office:value-type="string" table:style-name="ce1">
            <text:p>95 percent or Great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DFAP/0028/A - Supply &amp; Delivery of F-76 to Singapore - Single Supplier Framework Agreement. January 2021 - December 2024</text:p>
          </table:table-cell>
          <table:table-cell office:value-type="string" table:style-name="ce1">
            <text:p>VITOL AVIATION UK LTD</text:p>
          </table:table-cell>
          <table:table-cell office:value-type="string" table:style-name="ce1">
            <text:p>Delivery on time in full in accordance with accepted demands<text:s/></text:p>
          </table:table-cell>
          <table:table-cell office:value-type="string" table:style-name="ce1">
            <text:p>on time in full 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Aircrew Training Facility at RAF Leeming</text:p>
          </table:table-cell>
          <table:table-cell office:value-type="string" table:style-name="ce1">
            <text:p>BAE SYSTEMS (OPERATIONS) LIMITED</text:p>
          </table:table-cell>
          <table:table-cell office:value-type="string" table:style-name="ce1">
            <text:p>Authority Satisfaction – Service. Contract Monthly Progress Reports  – compliance with the requirements of Annex 4 contract performance management plan</text:p>
          </table:table-cell>
          <table:table-cell office:value-type="string" table:style-name="ce1">
            <text:p>The Contractor submits fully compliant Monthly reports in accordance with the agreed reporting timetabl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MPS/025 - HEREA Lot 1</text:p>
          </table:table-cell>
          <table:table-cell office:value-type="string" table:style-name="ce1">
            <text:p>MACTAGGART <text:s/>SCOTT &amp; COMPANY LTD</text:p>
          </table:table-cell>
          <table:table-cell office:value-type="string" table:style-name="ce1">
            <text:p>Ad Hoc Technical Services Planning Accuracy</text:p>
          </table:table-cell>
          <table:table-cell office:value-type="string" table:style-name="ce1">
            <text:p>Equal to 98 per cent or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MAC FOR NORTHWOOD</text:p>
          </table:table-cell>
          <table:table-cell office:value-type="string" table:style-name="ce1">
            <text:p>EASTBURY PARK LIMITED</text:p>
          </table:table-cell>
          <table:table-cell office:value-type="string" table:style-name="ce1">
            <text:p>Repair and Maintain Site Mechanical and Electrical Equipment. <text:s/>Percentage of tasks resulting in a performance failure to provide services within relevant contract Response Times</text:p>
          </table:table-cell>
          <table:table-cell office:value-type="string" table:style-name="ce1">
            <text:p>Less than 3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6 - Understand</text:p>
          </table:table-cell>
          <table:table-cell office:value-type="string" table:style-name="ce1">
            <text:p>FRAZER-NASH CONSULTANCY LTD</text:p>
          </table:table-cell>
          <table:table-cell office:value-type="string" table:style-name="ce1">
            <text:p>Time to place a task: The timeliness of placing a Task is a key measure of the Contractor’s internal commercial agility and the technical ability of its supply chain by evidencing the effectiveness of the Contractor’s engagement with and management of its supply chain. It also evidences the Contractor’s ability to understand the requirement and its ability to provide timely accurate proposals to the Tasking Authority.</text:p>
          </table:table-cell>
          <table:table-cell office:value-type="string" table:style-name="ce1">
            <text:p>76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rmy Command</text:p>
          </table:table-cell>
          <table:table-cell office:value-type="string" table:style-name="ce1">
            <text:p>VERITAS Enduring IT Support</text:p>
          </table:table-cell>
          <table:table-cell office:value-type="string" table:style-name="ce1">
            <text:p>TECHMODAL LIMITED</text:p>
          </table:table-cell>
          <table:table-cell office:value-type="string" table:style-name="ce1">
            <text:p>The code is tested and working on the Authority system.</text:p>
          </table:table-cell>
          <table:table-cell office:value-type="string" table:style-name="ce1">
            <text:p>Code runs on the Authority system, with less than ten (10) erro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ubmarine Delivery Agency</text:p>
          </table:table-cell>
          <table:table-cell office:value-type="string" table:style-name="ce1">
            <text:p>SPARES INCLUSIVE UKEEP OF LOT 8 - SUBMARINE EQUIPMENT</text:p>
          </table:table-cell>
          <table:table-cell office:value-type="string" table:style-name="ce1">
            <text:p>DEVONPORT ROYAL DOCKYARD LIMITED</text:p>
          </table:table-cell>
          <table:table-cell office:value-type="string" table:style-name="ce1">
            <text:p>Percentage of Supply Support Order lines due for delivery in previous month Delivered On Time In Full</text:p>
          </table:table-cell>
          <table:table-cell office:value-type="string" table:style-name="ce1">
            <text:p>Greater than 98 percent delivery</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OSVP/0056 - CVS B Vehicle PDS</text:p>
          </table:table-cell>
          <table:table-cell office:value-type="string" table:style-name="ce1">
            <text:p>RHEINMETALL BAE SYSTEMS LAND LIMITED</text:p>
          </table:table-cell>
          <table:table-cell office:value-type="string" table:style-name="ce1">
            <text:p>The Contractor shall be responsible for the upkeep of all platforms Army Equipment Support Publications (AESPs). The Contractor shall update AESPs on Technical Documents Online (TDOL) within the below timescales: Routine updates 6 monthly basis, Urgent updates - 10 working days.</text:p>
          </table:table-cell>
          <table:table-cell office:value-type="string" table:style-name="ce1">
            <text:p>100 percent completion before end of quart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Glider Support Contract</text:p>
          </table:table-cell>
          <table:table-cell office:value-type="string" table:style-name="ce1">
            <text:p>SERCO LIMITED</text:p>
          </table:table-cell>
          <table:table-cell office:value-type="string" table:style-name="ce1">
            <text:p>The Contractor will ensure that 90% of the total Volunteer Gliders School (VGS) Glider requirement is provided as an average over the calendar month.</text:p>
          </table:table-cell>
          <table:table-cell office:value-type="string" table:style-name="ce1">
            <text:p>Greater than or equal to 90 percent<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Navy Command</text:p>
          </table:table-cell>
          <table:table-cell office:value-type="string" table:style-name="ce1">
            <text:p>RN/RAF Recruitment Creative Services Agency</text:p>
          </table:table-cell>
          <table:table-cell office:value-type="string" table:style-name="ce1">
            <text:p>ENGINE PARTNERS UK LLP</text:p>
          </table:table-cell>
          <table:table-cell office:value-type="string" table:style-name="ce1">
            <text:p>Presentation of the creative approach and budget within the agreement upon timescales after agreement any strategy</text:p>
          </table:table-cell>
          <table:table-cell office:value-type="string" table:style-name="ce1">
            <text:p>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SUPPLY OF UK AGENCY FUEL CARDS</text:p>
          </table:table-cell>
          <table:table-cell office:value-type="string" table:style-name="ce1">
            <text:p>ALLSTAR BUSINESS SOLUTIONS LTD</text:p>
          </table:table-cell>
          <table:table-cell office:value-type="string" table:style-name="ce1">
            <text:p>Access to Buyer / Customer service</text:p>
          </table:table-cell>
          <table:table-cell office:value-type="string" table:style-name="ce1">
            <text:p>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MSS/119 - Paxman</text:p>
          </table:table-cell>
          <table:table-cell office:value-type="string" table:style-name="ce1">
            <text:p>BAE SYSTEMS SURFACE SHIPS LIMITED</text:p>
          </table:table-cell>
          <table:table-cell office:value-type="string" table:style-name="ce1">
            <text:p>Inventory Rationalisation</text:p>
          </table:table-cell>
          <table:table-cell office:value-type="string" table:style-name="ce1">
            <text:p>Equal to or greater than 97 percent<text:s text:c="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MET/949/15 - LOT 15 - INTERNAL COMMUNICATIONS ANCILLARIES-MET/949/15</text:p>
          </table:table-cell>
          <table:table-cell office:value-type="string" table:style-name="ce1">
            <text:p>MEL AVIATION LTD</text:p>
          </table:table-cell>
          <table:table-cell office:value-type="string" table:style-name="ce1">
            <text:p>Procurement Lead time</text:p>
          </table:table-cell>
          <table:table-cell office:value-type="string" table:style-name="ce1">
            <text:p>greater than 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JFST will provide individual and collective, mounted and dismounted training of end to end digital fires and digitally aided close air support for the Artillery Observer and Joint Terminal Attack Controller. This training will enable the us</text:p>
          </table:table-cell>
          <table:table-cell office:value-type="string" table:style-name="ce1">
            <text:p>ESUK AEROSPACE AND SIMULATION LIMITED</text:p>
          </table:table-cell>
          <table:table-cell office:value-type="string" table:style-name="ce1">
            <text:p><text:s/>Design and Manufacturing (D&amp;M) Phase of the contract, the Contractor shall be measured against their ability to deliver agreed D&amp;M milestones to the required standards articulated within Annex A to the Contract and all accompanying appendices.</text:p>
            <text:p/>
            <text:p>The contractor shall provide the following details to the Authority’s Commercial and Project Managers:<text:s/></text:p>
            <text:p/>
            <text:p>a) Date of Milestone Achievement.<text:s/></text:p>
            <text:p/>
            <text:p>b) Evidential confirmation that all Acceptance Criteria against the milestone has been completed to the Authority’s satisfaction<text:s/></text:p>
          </table:table-cell>
          <table:table-cell office:value-type="string" table:style-name="ce1">
            <text:p>95 percent and above</text:p>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PROVISION OF SUPPORT SERVICES TO THE SSPAR AT RAF FLYINGDALES.</text:p>
          </table:table-cell>
          <table:table-cell office:value-type="string" table:style-name="ce1">
            <text:p>SERCO LIMITED</text:p>
          </table:table-cell>
          <table:table-cell office:value-type="string" table:style-name="ce1">
            <text:p>Survivable Power Enhancement Start Reliability</text:p>
          </table:table-cell>
          <table:table-cell office:value-type="string" table:style-name="ce1">
            <text:p>Greater than 99.9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FAST BUSINESS CRITICAL TOOLSET-FAST/00134</text:p>
          </table:table-cell>
          <table:table-cell office:value-type="string" table:style-name="ce1">
            <text:p>TLMNEXUS LTD</text:p>
          </table:table-cell>
          <table:table-cell office:value-type="string" table:style-name="ce1">
            <text:p>Incident Management</text:p>
          </table:table-cell>
          <table:table-cell office:value-type="string" table:style-name="ce1">
            <text:p>100 to 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IN SERVICE SUPPORT FOR 1ST AND 2ND LEVEL VALVES AND EQUIPMENT</text:p>
          </table:table-cell>
          <table:table-cell office:value-type="string" table:style-name="ce1">
            <text:p>DEVONPORT ROYAL DOCKYARD LIMITED</text:p>
          </table:table-cell>
          <table:table-cell office:value-type="string" table:style-name="ce1">
            <text:p>Provision of spares</text:p>
          </table:table-cell>
          <table:table-cell office:value-type="string" table:style-name="ce1">
            <text:p>At least 98 percent of orders were completed in full within the contracted due date.</text:p>
          </table:table-cell>
          <table:table-cell office:value-type="string" table:style-name="ce1">
            <text:p>Inadequate</text:p>
          </table:table-cell>
          <table:table-cell office:value-type="string" table:style-name="ce1">
            <text:p>Babcock has not provided a comment for this quarter.</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vision of National Accommodation Management Services for Service Families Ac</text:p>
          </table:table-cell>
          <table:table-cell office:value-type="string" table:style-name="ce1">
            <text:p>PINNACLE HOUSING LIMITED</text:p>
          </table:table-cell>
          <table:table-cell office:value-type="string" table:style-name="ce1">
            <text:p>Customer Satisfaction</text:p>
          </table:table-cell>
          <table:table-cell office:value-type="string" table:style-name="ce1">
            <text:p>90 percent or greater</text:p>
          </table:table-cell>
          <table:table-cell office:value-type="string" table:style-name="ce1">
            <text:p>Requires Improvement</text:p>
          </table:table-cell>
          <table:table-cell office:value-type="string" table:style-name="ce1">
            <text:p>Customer Satisfaction- Appointments kept statistics are improving month on month. Customer satisfaction sample data is not of a statistical representation to allow an accurate score and the method to record this is being reviewed.<text:s/></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ataloguing &amp; Codification<text:s/></text:p>
            <text:p>service for Maritime<text:s/></text:p>
            <text:p>Technical Documentation<text:s/></text:p>
            <text:p>WSPT/207</text:p>
          </table:table-cell>
          <table:table-cell office:value-type="string" table:style-name="ce1">
            <text:p>ALLAN WEBB LTD</text:p>
          </table:table-cell>
          <table:table-cell office:value-type="string" table:style-name="ce1">
            <text:p>Non-failure to supply, monthly, Illustrated Parts Catalogue (IPC) “Change” spread sheet and Type B Comma Separated Values Files supplied to MOD.</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ataloguing &amp; Codification<text:s/></text:p>
            <text:p>service for Maritime<text:s/></text:p>
            <text:p>Technical Documentation<text:s/></text:p>
            <text:p>WSPT/207</text:p>
          </table:table-cell>
          <table:table-cell office:value-type="string" table:style-name="ce1">
            <text:p>ALLAN WEBB LTD</text:p>
          </table:table-cell>
          <table:table-cell office:value-type="string" table:style-name="ce1">
            <text:p>Tasks not requiring re-work due to errors introduced by Contractor upon Sponsor review of supplied output.</text:p>
          </table:table-cell>
          <table:table-cell office:value-type="string" table:style-name="ce1">
            <text:p>9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AIR TRAFFIC CONTROL SERVICES</text:p>
          </table:table-cell>
          <table:table-cell office:value-type="string" table:style-name="ce1">
            <text:p>NATS (EN ROUTE) PUBLIC LIMITED COMPANY</text:p>
          </table:table-cell>
          <table:table-cell office:value-type="string" table:style-name="ce1">
            <text:p>Distress and Diversion Cell Workstation availability – Availability of Distress and Diversion Cell Air Traffic Control Officer (ATCO) workstations, (excluding reduced redundancy and maintenance) within the monthly period</text:p>
          </table:table-cell>
          <table:table-cell office:value-type="string" table:style-name="ce1">
            <text:p>Greater than 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Miscellaneous Sonar Equipment Follow-on Support (MSE FoS)</text:p>
          </table:table-cell>
          <table:table-cell office:value-type="string" table:style-name="ce1">
            <text:p>SYSTEMS ENGINEERING &amp; ASSESSMENT LTD</text:p>
          </table:table-cell>
          <table:table-cell office:value-type="string" table:style-name="ce1">
            <text:p>Availability 1 (AV1) - Total number of spares demands not satisfied on or prior to the applicable Required Delivery Date (RDD)</text:p>
          </table:table-cell>
          <table:table-cell office:value-type="string" table:style-name="ce1">
            <text:p>5 or less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THE SUPPLY &amp; IN-SERVICE SUPPORT OF HIGH ACCESS ANTI-</text:p>
          </table:table-cell>
          <table:table-cell office:value-type="string" table:style-name="ce1">
            <text:p>TERBERG DTS (UK) LIMITED</text:p>
          </table:table-cell>
          <table:table-cell office:value-type="string" table:style-name="ce1">
            <text:p>The Contractor is to sustain the Aircraft High Access Anti-Icing &amp; De-Icing Capability (HAADIC) in-service global availability at a minimum of 95 percent across the fleet during the de-icing season over the life of the contract</text:p>
          </table:table-cell>
          <table:table-cell office:value-type="string" table:style-name="ce1">
            <text:p>95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ACT/04464 - Provision of Welfare Services to the RAF</text:p>
          </table:table-cell>
          <table:table-cell office:value-type="string" table:style-name="ce1">
            <text:p>THE SOLDIERS SAILORS AIRMEN AND FAMILIES ASS - FORCES HELP</text:p>
          </table:table-cell>
          <table:table-cell office:value-type="string" table:style-name="ce1">
            <text:p>Support to RAF Activities<text:s text:c="2"/></text:p>
          </table:table-cell>
          <table:table-cell office:value-type="string" table:style-name="ce1">
            <text:p>95 percent or more of courses for which the Contractor has responsibility are reviewed in accordance with the Document Upkeep Plan during the month</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ACT/04380 Programme . HADES Region 3- Provision of Technical Support Services to Scotland, the North and East England.</text:p>
          </table:table-cell>
          <table:table-cell office:value-type="string" table:style-name="ce1">
            <text:p>BABCOCK AEROSPACE LIMITED</text:p>
          </table:table-cell>
          <table:table-cell office:value-type="string" table:style-name="ce1">
            <text:p>Service quality</text:p>
          </table:table-cell>
          <table:table-cell office:value-type="string" table:style-name="ce1">
            <text:p>98 percent and above</text:p>
          </table:table-cell>
          <table:table-cell office:value-type="string" table:style-name="ce1">
            <text:p>Good</text:p>
          </table:table-cell>
          <table:table-cell office:value-type="string" table:style-name="ce1">
            <text:p>Each KPI description covers a large number of sub-measures and overall performance rating is an aggregation of these.</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Supply and Support of Medium Range Diver Propulsion Devices</text:p>
          </table:table-cell>
          <table:table-cell office:value-type="string" table:style-name="ce1">
            <text:p>LEVEL PEAKS ASSOCIATES LTD.</text:p>
          </table:table-cell>
          <table:table-cell office:value-type="string" table:style-name="ce1">
            <text:p>Medium Range Diver Propulsion Device (MRDPD) System and Component Repair</text:p>
          </table:table-cell>
          <table:table-cell office:value-type="string" table:style-name="ce1">
            <text:p>All PIs are scored green<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SUPPLY OF GROUND FUELS</text:p>
          </table:table-cell>
          <table:table-cell office:value-type="string" table:style-name="ce1">
            <text:p>EKO CYPRUS LIMITED</text:p>
          </table:table-cell>
          <table:table-cell office:value-type="string" table:style-name="ce1">
            <text:p>Road delivered fuel - deliveries are made within 48 hours from the time of the order and within receipt times in accordance with the terms of the Contract. <text:s/>Retrospective comparison of Order date and time against delivery date sourced from the Contractor's management information and supporting consignment notes and delivery requests.</text:p>
          </table:table-cell>
          <table:table-cell office:value-type="string" table:style-name="ce1">
            <text:p>97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SUPPLY AND SUPPORT OF JOINT COMMON REMOTE VIEWING TERMINAL (JCRVT)</text:p>
          </table:table-cell>
          <table:table-cell office:value-type="string" table:style-name="ce1">
            <text:p>L-3 COMMUNICATIONS SYSTEMS- WEST</text:p>
          </table:table-cell>
          <table:table-cell office:value-type="string" table:style-name="ce1">
            <text:p>Obsolescence management<text:s/></text:p>
            <text:p>Contractor to inform the Authority within 10 working days of the Contractor becoming aware of items of supply (Annex A to Statement Of Requirement) becoming obsolete, with impact statement and initial mitigation suggestion to allow Authority time to assess impact to the project.<text:s/></text:p>
          </table:table-cell>
          <table:table-cell office:value-type="string" table:style-name="ce1">
            <text:p>Authority informed within ten (10) working days (after contractor is made aware) with initial impact statement and suggested mitigation.<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DFAP/0055 - UKBGF 2020-2022 (Lot 106, 107) - Ground Fuel Payments</text:p>
          </table:table-cell>
          <table:table-cell office:value-type="string" table:style-name="ce1">
            <text:p>YOUR NRG LTD</text:p>
          </table:table-cell>
          <table:table-cell office:value-type="string" table:style-name="ce1">
            <text:p>Timely provision of the Products - Products are to be supplied within 6 days of the order being placed by the Customer (or as agreed by the Customer’s Demanding Officer placing the order)</text:p>
          </table:table-cell>
          <table:table-cell office:value-type="string" table:style-name="ce1">
            <text:p>on time 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MSS/119 - Paxman</text:p>
          </table:table-cell>
          <table:table-cell office:value-type="string" table:style-name="ce1">
            <text:p>BAE SYSTEMS SURFACE SHIPS LIMITED</text:p>
          </table:table-cell>
          <table:table-cell office:value-type="string" table:style-name="ce1">
            <text:p>Turn Round Time Performance Standard for Spares Repair</text:p>
          </table:table-cell>
          <table:table-cell office:value-type="string" table:style-name="ce1">
            <text:p>Equals to or greater than 97 percent<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ACT/04370 Programme .HADES Region 2- Provision of Technical Support Services in South East of England.</text:p>
          </table:table-cell>
          <table:table-cell office:value-type="string" table:style-name="ce1">
            <text:p>BABCOCK AEROSPACE LIMITED</text:p>
          </table:table-cell>
          <table:table-cell office:value-type="string" table:style-name="ce1">
            <text:p>Service Delivery</text:p>
          </table:table-cell>
          <table:table-cell office:value-type="string" table:style-name="ce1">
            <text:p>98 percent and above</text:p>
          </table:table-cell>
          <table:table-cell office:value-type="string" table:style-name="ce1">
            <text:p>Good</text:p>
          </table:table-cell>
          <table:table-cell office:value-type="string" table:style-name="ce1">
            <text:p>Each KPI description covers a large number of sub-measures and overall performance rating is an aggregation of these.</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THE SUPPLY AND IN-SERVICE SUPPORT OF AIRFIELD SURFACE SWEEPING VEHICLES-ASCOMM5/1199</text:p>
          </table:table-cell>
          <table:table-cell office:value-type="string" table:style-name="ce1">
            <text:p>AEBI SCHMIDT UK LIMITED</text:p>
          </table:table-cell>
          <table:table-cell office:value-type="string" table:style-name="ce1">
            <text:p>The Contractor is to sustain the Airfield Surface Sweeping Vehicle (ASSV) in-service global availability at a minimum of 95 percent across the fleet over the life of the contract.</text:p>
          </table:table-cell>
          <table:table-cell office:value-type="string" table:style-name="ce1">
            <text:p>95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STL</text:p>
          </table:table-cell>
          <table:table-cell office:value-type="string" table:style-name="ce1">
            <text:p>Analysis for Science &amp; Technology Research in Defence Framework (ASTRID)</text:p>
          </table:table-cell>
          <table:table-cell office:value-type="string" table:style-name="ce1">
            <text:p>BAE SYSTEMS (OPERATIONS) LIMITED TRADING AS CORDA<text:s/></text:p>
          </table:table-cell>
          <table:table-cell office:value-type="string" table:style-name="ce1">
            <text:p>Timeliness of Deliverables: Timeliness of Deliverables is a key measure of the Contractor ability to perform its contractual duties on-time and in-full.</text:p>
          </table:table-cell>
          <table:table-cell office:value-type="string" table:style-name="ce1">
            <text:p>Score of 1 - All Deliverables received in Quarter by required due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Engineering Delivery Partner (EDP/001)</text:p>
          </table:table-cell>
          <table:table-cell office:value-type="string" table:style-name="ce1">
            <text:p>QINETIQ LIMITED</text:p>
          </table:table-cell>
          <table:table-cell office:value-type="string" table:style-name="ce1">
            <text:p>Savings</text:p>
          </table:table-cell>
          <table:table-cell office:value-type="string" table:style-name="ce1">
            <text:p>3 Sub-KPIs Achiev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OSVP/0056 - CVS B Vehicle PDS</text:p>
          </table:table-cell>
          <table:table-cell office:value-type="string" table:style-name="ce1">
            <text:p>RHEINMETALL BAE SYSTEMS LAND LIMITED</text:p>
          </table:table-cell>
          <table:table-cell office:value-type="string" table:style-name="ce1">
            <text:p>Engineering Authority Single Point of Contact (SPOC). The Contractor shall provide an Engineering Authority SPOC for Platform, Core and Non-Core services queries/information requests. The SPOC is expected to acknowledge requests for full written responses within 24hrs and provide the full written response within 5 working days to the satisfaction of the Project Manager, resolving the issue.</text:p>
          </table:table-cell>
          <table:table-cell office:value-type="string" table:style-name="ce1">
            <text:p>Delivery in less than 5 working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3 - Decide</text:p>
          </table:table-cell>
          <table:table-cell office:value-type="string" table:style-name="ce1">
            <text:p>QINETIQ LTD</text:p>
          </table:table-cell>
          <table:table-cell office:value-type="string" table:style-name="ce1">
            <text:p>Quality of deliverables: Quality of Deliverables is a key measure of the Contractors internal technical ability and the technical ability of its supply chain.</text:p>
          </table:table-cell>
          <table:table-cell office:value-type="string" table:style-name="ce1">
            <text:p>76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ubmarine Delivery Agency</text:p>
          </table:table-cell>
          <table:table-cell office:value-type="string" table:style-name="ce1">
            <text:p>TECHNICAL ASSISTANCE FOR THE NAG TEAM</text:p>
          </table:table-cell>
          <table:table-cell office:value-type="string" table:style-name="ce1">
            <text:p>BMT LIMITED</text:p>
          </table:table-cell>
          <table:table-cell office:value-type="string" table:style-name="ce1">
            <text:p>Delivery of all tasks to an acceptable standard</text:p>
          </table:table-cell>
          <table:table-cell office:value-type="string" table:style-name="ce1">
            <text:p>All tasks are to be acceptable standard, in accordance with the Ts&amp;Cs of the Contract and as detailed on the Task Form</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CCLL19A01- LOT 1 - The Provision of Litigation Lawyers for the MOD.</text:p>
          </table:table-cell>
          <table:table-cell office:value-type="string" table:style-name="ce1">
            <text:p>KEOGHS LLP</text:p>
          </table:table-cell>
          <table:table-cell office:value-type="string" table:style-name="ce1">
            <text:p>To demonstrate how value for money has been achieved in the delivery of the contract, including efforts to explore continuous improvement / business performance.<text:s/></text:p>
          </table:table-cell>
          <table:table-cell office:value-type="string" table:style-name="ce1">
            <text:p>Value for Money demonstrat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CAREER TRANSITION PARTNERSHIP - THE PROVISION OF AN ARMED FORCES RESETTLEMENT SERVICE-HOCSCM6/00002</text:p>
          </table:table-cell>
          <table:table-cell office:value-type="string" table:style-name="ce1">
            <text:p>RIGHT MANAGEMENT LIMITED</text:p>
          </table:table-cell>
          <table:table-cell office:value-type="string" table:style-name="ce1">
            <text:p>Take up of training. <text:s/>Percent of overall occupancy of contract funded courses over the contract year (Oct-Sept).</text:p>
          </table:table-cell>
          <table:table-cell office:value-type="string" table:style-name="ce1">
            <text:p>Greater than 8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Provision of External Support for Future Accommodation Model Pilot.</text:p>
          </table:table-cell>
          <table:table-cell office:value-type="string" table:style-name="ce1">
            <text:p>DELOITTE LLP</text:p>
          </table:table-cell>
          <table:table-cell office:value-type="string" table:style-name="ce1">
            <text:p>Budget</text:p>
          </table:table-cell>
          <table:table-cell office:value-type="string" table:style-name="ce1">
            <text:p>Under 11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STL</text:p>
          </table:table-cell>
          <table:table-cell office:value-type="string" table:style-name="ce1">
            <text:p>Analysis for Science &amp; Technology Research in Defence Framework (ASTRID)</text:p>
          </table:table-cell>
          <table:table-cell office:value-type="string" table:style-name="ce1">
            <text:p>BAE SYSTEMS (OPERATIONS) LIMITED TRADING AS CORDA<text:s/></text:p>
          </table:table-cell>
          <table:table-cell office:value-type="string" table:style-name="ce1">
            <text:p>Quality of Deliverables - Quality of Deliverables is a key measure of the Contractors internal technical ability and the technical ability of its supply chain</text:p>
          </table:table-cell>
          <table:table-cell office:value-type="string" table:style-name="ce1">
            <text:p>Score of 10 - Deliverables are technically and editorially acceptable. Minor changes may be needed to improve exploitability of the output or to tailor the output for the custom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STL</text:p>
          </table:table-cell>
          <table:table-cell office:value-type="string" table:style-name="ce1">
            <text:p>Weapons Sector Research Framework</text:p>
          </table:table-cell>
          <table:table-cell office:value-type="string" table:style-name="ce1">
            <text:p>QINETIQ LTD</text:p>
          </table:table-cell>
          <table:table-cell office:value-type="string" table:style-name="ce1">
            <text:p>The UK Government’s prosperity agenda for MOD includes achieving spend levels of 25% with SMEs. Whilst this KPI does not mandate this number, the Contractor will be expected through their processes and behaviours to make best efforts to further this goal.</text:p>
          </table:table-cell>
          <table:table-cell office:value-type="string" table:style-name="ce1">
            <text:p>PASS: The Contractor is providing sufficient opportunities for SMEs to bid for sub-contracts and is active in promoting the Framework to SMEs.</text:p>
          </table:table-cell>
          <table:table-cell office:value-type="string" table:style-name="ce1">
            <text:p>Good</text:p>
          </table:table-cell>
          <table:table-cell office:value-type="string" table:style-name="ce1">
            <text:p>Bi-annually scored. Reported KPI Rating covers the period Oct 22 - Mar 23.<text:s text:c="2"/></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FDIS REGIONAL MAINTENANCE SERVICES FOR NORTH REGION</text:p>
          </table:table-cell>
          <table:table-cell office:value-type="string" table:style-name="ce1">
            <text:p>AMEY DEFENCE SERVICES LIMITED</text:p>
          </table:table-cell>
          <table:table-cell office:value-type="string" table:style-name="ce1">
            <text:p>Voids prepared to Move-in Standard</text:p>
          </table:table-cell>
          <table:table-cell office:value-type="string" table:style-name="ce1">
            <text:p>Greater than 95 percent of Acceptable Level of Performance<text:s/></text:p>
          </table:table-cell>
          <table:table-cell office:value-type="string" table:style-name="ce1">
            <text:p>Requires Improvement</text:p>
          </table:table-cell>
          <table:table-cell office:value-type="string" table:style-name="ce1">
            <text:p>Supplier has still not achieved the acceptable level of performance for Move-Ins in this quarter. Collaborative working with National Accommodation Management Services Supplier to deliver agreed common void preparation standards and completion of faults from hand back, should improve future results. Amey have also commenced self reporting half way through the reporting period, therefore expect to see an increase in reported performance moving forward.</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MCS/NDP/017 - Technical Support to Naval Design Partnering (NDP)</text:p>
          </table:table-cell>
          <table:table-cell office:value-type="string" table:style-name="ce1">
            <text:p>ROSYTH ROYAL DOCKYARD LTD</text:p>
          </table:table-cell>
          <table:table-cell office:value-type="string" table:style-name="ce1">
            <text:p>Quality of Task Reports within Statement of Work measured by Stakeholder feedback forms which provides confirmation from Stakeholder that they are happy with the report and details the level of rework (if applicable) required.</text:p>
          </table:table-cell>
          <table:table-cell office:value-type="string" table:style-name="ce1">
            <text:p>100 percent Stakeholder feedback reported, No Remedial Work required on Task Repor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MCS/2016 <text:s/>- In-Service Support for Maritime Training Systems Through-Life Availability &amp; Support Services (MARTASS)</text:p>
          </table:table-cell>
          <table:table-cell office:value-type="string" table:style-name="ce1">
            <text:p>DEVONPORT ROYAL DOCKYARD LIMITED</text:p>
          </table:table-cell>
          <table:table-cell office:value-type="string" table:style-name="ce1">
            <text:p>TECHNICAL SUPPORT SERVICE - ON-SITE SUPPORT: Engineer attendance on-site &amp; rectification of fault. <text:s/>Timed response: From the point that telephone support is exhausted and the agreed way forward is for an Engineer to attend on site.<text:s text:c="38"/></text:p>
          </table:table-cell>
          <table:table-cell office:value-type="string" table:style-name="ce1">
            <text:p>Engineer attendance shown to be within 1 working day of callou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Project Starter - Delivery of Line Items 1-9 and Options A1 and A2 and Option C and H</text:p>
          </table:table-cell>
          <table:table-cell office:value-type="string" table:style-name="ce1">
            <text:p>HARRIS CORPORATION</text:p>
          </table:table-cell>
          <table:table-cell office:value-type="string" table:style-name="ce1">
            <text:p>Availability of the STARTER System will be measured based upon the agreed repair times, with the number of hours taken to repair items calculated to provide an availability percentage.</text:p>
          </table:table-cell>
          <table:table-cell office:value-type="string" table:style-name="ce1">
            <text:p>90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rmy Command</text:p>
          </table:table-cell>
          <table:table-cell office:value-type="string" table:style-name="ce1">
            <text:p>BATUK Aviation - Lot One MEDEVAC</text:p>
          </table:table-cell>
          <table:table-cell office:value-type="string" table:style-name="ce1">
            <text:p>EVERETT AVIATION CHARTER LTD</text:p>
          </table:table-cell>
          <table:table-cell office:value-type="string" table:style-name="ce1">
            <text:p>Ground Ambulance – Helicopter Landing Site (HLS) Response. The Supplier shall ensure one available and reliable ground ambulance is available 24/7/365. To be deemed available and reliable the ground ambulance shall meet the response times as per the Statement of Requirement (SoR) and be situated at the designated landing site ready to conduct takeover of the patient from the air MEDEVAC platform to the Aga Khan Hospital, be suitably equipped and configured to continue patient care with a communication system as per the SoR, be manned by a minimum of one qualified person in pre emergency care to Level 5, be able to transfer the patient and continue care in the correct configuration, be a fully serviceable ground ambulance maintained and operated within Kenyan Road Transport Regulations and be driven by a competent driver backed up with a trained mechanic and despatch team.</text:p>
          </table:table-cell>
          <table:table-cell office:value-type="string" table:style-name="ce1">
            <text:p>The ground ambulance is at the Helicopter Landing Site (HLS) to meet the air MEDEVAC platform and successfully hands over the patient as confirmed by the Medical Liaison Offic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TSSP/114 - Joint Command &amp; Staff Training (JCAST) - Linked to legacy RFQ 701267375</text:p>
          </table:table-cell>
          <table:table-cell office:value-type="string" table:style-name="ce1">
            <text:p>MASS CONSULTANTS LIMITED</text:p>
          </table:table-cell>
          <table:table-cell office:value-type="string" table:style-name="ce1">
            <text:p>Ensure successful delivery of exercise Execution in accordance with Joint Warfare’s exercise plan, by provision of Scenario Support, Simulation, Targets Support, Real Life Support, Observers, Grey Cell/Subject Matter Experts</text:p>
          </table:table-cell>
          <table:table-cell office:value-type="string" table:style-name="ce1">
            <text:p>Availability of Support Staff per exercise at least 9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Feb 2022, CO approval to add £52,246.545.15 to parent to facilitate BAU &amp; SP`s until contract end 2028. RCT= £140,349,401.92. Historical Payment correction is required of £2,701,475.67 to the CP&amp;F Header.)</text:p>
          </table:table-cell>
          <table:table-cell office:value-type="string" table:style-name="ce1">
            <text:p>RESTORE PLC</text:p>
          </table:table-cell>
          <table:table-cell office:value-type="string" table:style-name="ce1">
            <text:p>Accuracy of Indexing Transcription (Secondary key) - Percentage accuracy of all input calculated from errors identified during audits (no. of errors)</text:p>
          </table:table-cell>
          <table:table-cell office:value-type="string" table:style-name="ce1">
            <text:p>Greater than 9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1 - Collect</text:p>
          </table:table-cell>
          <table:table-cell office:value-type="string" table:style-name="ce1">
            <text:p>ROKE MANOR RESEARCH LTD</text:p>
          </table:table-cell>
          <table:table-cell office:value-type="string" table:style-name="ce1">
            <text:p>Timeliness of Deliverables: Timeliness of Deliverables is a key measure of the Contractor(s’) ability to perform its contractual duties on-time and in-full.</text:p>
          </table:table-cell>
          <table:table-cell office:value-type="string" table:style-name="ce1">
            <text:p>76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Navy Command</text:p>
          </table:table-cell>
          <table:table-cell office:value-type="string" table:style-name="ce1">
            <text:p>ASW Spearhead Annex C</text:p>
          </table:table-cell>
          <table:table-cell office:value-type="string" table:style-name="ce1">
            <text:p>BAE SYSTEMS APPLIED INTELLIGENCE LIMITED</text:p>
          </table:table-cell>
          <table:table-cell office:value-type="string" table:style-name="ce1">
            <text:p>Provision of Key Personnel - Key Personnel remaining employed within the ASW-C project. In addition, this KPI is associated with the overall ASW-C project team having a turnover of less than 10% over the applicable measured period. Key Personnel being:<text:s/></text:p>
            <text:p>Technical Lead<text:s/></text:p>
            <text:p>Project Manager</text:p>
            <text:p>Equipment Technical Authority (ETA)</text:p>
            <text:p>Deputy Equipment Technical Authority</text:p>
          </table:table-cell>
          <table:table-cell office:value-type="string" table:style-name="ce1">
            <text:p>Less than 1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Business Modernisation for Support Digital Transformation Partner (BMfS DTP) - Technology Services 2 Agreement RM3804</text:p>
          </table:table-cell>
          <table:table-cell office:value-type="string" table:style-name="ce1">
            <text:p>PA CONSULTING SERVICES LTD</text:p>
          </table:table-cell>
          <table:table-cell office:value-type="string" table:style-name="ce1">
            <text:p>The Contractor shall conduct initial triage of <text:s/>the Tasking Authorisation Form (TAF) Part 1 within 10 days of receipt.<text:s/></text:p>
          </table:table-cell>
          <table:table-cell office:value-type="string" table:style-name="ce1">
            <text:p>Submitted on time (10 Days)<text:s/></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SS/0161 - Boats In-Service Support (9) - 4th Line Training</text:p>
          </table:table-cell>
          <table:table-cell office:value-type="string" table:style-name="ce1">
            <text:p>DEVONPORT ROYAL DOCKYARD LIMITED</text:p>
          </table:table-cell>
          <table:table-cell office:value-type="string" table:style-name="ce1">
            <text:p>Achieve the Agreed Delivery Date - The Actual Delivery Date the boat or task was accepted by the Authority on, before or after the Agreed Delivery Date in the reporting calendar month</text:p>
          </table:table-cell>
          <table:table-cell office:value-type="string" table:style-name="ce1">
            <text:p>Greater than 8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SOUTH ATLANTIC FALKLAND ISLAND REPAIR AND MAINTENANCE SERVICES FOR TELECOMMUNICATIONS AND RADIO NETWORK</text:p>
          </table:table-cell>
          <table:table-cell office:value-type="string" table:style-name="ce1">
            <text:p>AIRBUS DEFENCE AND SPACE LIMITED</text:p>
          </table:table-cell>
          <table:table-cell office:value-type="string" table:style-name="ce1">
            <text:p>Availability (in accordance with Part 2B Serial 4.1 of the System Requirement Document (SRD))<text:s/></text:p>
          </table:table-cell>
          <table:table-cell office:value-type="string" table:style-name="ce1">
            <text:p>9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Property Advisor (Lot 2).</text:p>
          </table:table-cell>
          <table:table-cell office:value-type="string" table:style-name="ce1">
            <text:p>AVISON YOUNG (UK) LIMITED</text:p>
          </table:table-cell>
          <table:table-cell office:value-type="string" table:style-name="ce1">
            <text:p>Supplier to ensure that all Part Completion Certificates/Invoices are submitted to the Defence Infrastructure Organisation (DIO) are easily identifiable to the relevant Tasking Order (TO) the work was instructed under. This should include the relevant TO Reference number, description, Purchase Order (PO) Number and Line Number.</text:p>
          </table:table-cell>
          <table:table-cell office:value-type="string" table:style-name="ce1">
            <text:p>Risk programme &amp; forecast are updated periodically &amp; proactively &amp; any changes managed &amp; reported to fully understand delays in order to mitigate their impact. All outputs delivered 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UEW/012 - DLS-R Procurement and Reliability In-Service Support of Diving Support Equipment</text:p>
          </table:table-cell>
          <table:table-cell office:value-type="string" table:style-name="ce1">
            <text:p>NORTHERN DIVER (INTERNATIONAL) LTD</text:p>
          </table:table-cell>
          <table:table-cell office:value-type="string" table:style-name="ce1">
            <text:p>Equipment Spares delivered past required date</text:p>
          </table:table-cell>
          <table:table-cell office:value-type="string" table:style-name="ce1">
            <text:p>Greater than 80 percent delivered 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PROVISION OF LOGISTICS MOVEMENT SUPPORT SERVICES FOR BRITISH FORCES CYPRUS &amp; SOVEREIGN BASE AREA</text:p>
          </table:table-cell>
          <table:table-cell office:value-type="string" table:style-name="ce1">
            <text:p>CPPC LOGISTIC GROUP OF COMPANIES LIMITED</text:p>
          </table:table-cell>
          <table:table-cell office:value-type="string" table:style-name="ce1">
            <text:p>Shipping agency and vessel support provided as specified in the Statement Of Requirement and as requested by the Authority.</text:p>
          </table:table-cell>
          <table:table-cell office:value-type="string" table:style-name="ce1">
            <text:p>9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OIP/0070 – Headquarters Working Environment (HQWE) Support (DRASh)</text:p>
          </table:table-cell>
          <table:table-cell office:value-type="string" table:style-name="ce1">
            <text:p>HDT GLOBAL EUROPE LTD</text:p>
          </table:table-cell>
          <table:table-cell office:value-type="string" table:style-name="ce1">
            <text:p>Equipment Maintenance<text:s/></text:p>
          </table:table-cell>
          <table:table-cell office:value-type="string" table:style-name="ce1">
            <text:p>On Time</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WSPT/205 - Provision of Maintenance, Revision and Amendment of Technical Publications.</text:p>
          </table:table-cell>
          <table:table-cell office:value-type="string" table:style-name="ce1">
            <text:p>ALLAN WEBB LTD</text:p>
          </table:table-cell>
          <table:table-cell office:value-type="string" table:style-name="ce1">
            <text:p>Tasks not requiring re-work due to errors introduced by Contractor at MoD Sponsor view of draft document.</text:p>
          </table:table-cell>
          <table:table-cell office:value-type="string" table:style-name="ce1">
            <text:p>99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UEW/011 - Procurement and Availability In-Service Support of DE Equipment</text:p>
          </table:table-cell>
          <table:table-cell office:value-type="string" table:style-name="ce1">
            <text:p>JFD LIMITED</text:p>
          </table:table-cell>
          <table:table-cell office:value-type="string" table:style-name="ce1">
            <text:p>Technical Support</text:p>
          </table:table-cell>
          <table:table-cell office:value-type="string" table:style-name="ce1">
            <text:p>Green Performance Level for two or more of PIs 3.1, 3.2 and 3.3, with no Red Performance Level</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MoD Commercial Delivery Partner (Comm DP)</text:p>
          </table:table-cell>
          <table:table-cell office:value-type="string" table:style-name="ce1">
            <text:p>TURNER &amp; TOWNSEND CONSULTING LIMITED</text:p>
          </table:table-cell>
          <table:table-cell office:value-type="string" table:style-name="ce1">
            <text:p>Delivery against deployment of resource within the agreed Service Level Agreement (SLA) of 20 days from approved Task Order Form.</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HVM ADAPT Part B Contract</text:p>
          </table:table-cell>
          <table:table-cell office:value-type="string" table:style-name="ce1">
            <text:p>THALES UK LIMITED</text:p>
          </table:table-cell>
          <table:table-cell office:value-type="string" table:style-name="ce1">
            <text:p>Sustainment of Equipment delivered in accordance with Authority repairable demands as specified in service definition specification</text:p>
          </table:table-cell>
          <table:table-cell office:value-type="string" table:style-name="ce1">
            <text:p>Delivery of '90 percent of repairable item demands where the demand quantity is greater than '20 uni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T45 INTEGRATED NAVIGATION BRIDGE SYSTEM (INBS) IN SERVICE SUPPORT</text:p>
          </table:table-cell>
          <table:table-cell office:value-type="string" table:style-name="ce1">
            <text:p>RAYTHEON SYSTEMS LIMITED</text:p>
          </table:table-cell>
          <table:table-cell office:value-type="string" table:style-name="ce1">
            <text:p>Spares &amp; Repair Orders past original required delivery date</text:p>
          </table:table-cell>
          <table:table-cell office:value-type="string" table:style-name="ce1">
            <text:p>Greater than or equal to 90% of Demand Orders Delivered On Time in Full (OTIF) in month and No overdue Demand Orders outstanding more than 30 calendar days after their due date for performance measurem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Provision of Technical Support to the Defence Nuclear Safety Regulator (DNSR)</text:p>
          </table:table-cell>
          <table:table-cell office:value-type="string" table:style-name="ce1">
            <text:p>ENERGY, SAFETY AND RISK CONSULTANTS (UK) LIMITED</text:p>
          </table:table-cell>
          <table:table-cell office:value-type="string" table:style-name="ce1">
            <text:p>The supplier shall provide the required regulatory and technical safety expertise and sufficient number of experts to fulfil Regulatory Inspection at multiple Defence sites.</text:p>
          </table:table-cell>
          <table:table-cell office:value-type="string" table:style-name="ce1">
            <text:p>Greater than 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rmy Command</text:p>
          </table:table-cell>
          <table:table-cell office:value-type="string" table:style-name="ce1">
            <text:p>BATUK Aviation - Lot Two SOE</text:p>
          </table:table-cell>
          <table:table-cell office:value-type="string" table:style-name="ce1">
            <text:p>ABERDAIR AVIATION LIMITED</text:p>
          </table:table-cell>
          <table:table-cell office:value-type="string" table:style-name="ce1">
            <text:p>The Supplier shall provide one platform in a reliable state to conduct Range Clearance (RC)/Ground Arial Support (GAS)/Arial Fire Fighting (AFF) and complete the task in accordance with the Statement of Requirement. </text:p>
          </table:table-cell>
          <table:table-cell office:value-type="string" table:style-name="ce1">
            <text:p>The Supplier provides one platform in a reliable state to conduct Range Clearance (RC)/Ground Arial Support (GAS)/Arial Fire Fighting(AFF) and completes the task in accordance with the Statement of Requirement.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The Provision of Print Management Services</text:p>
          </table:table-cell>
          <table:table-cell office:value-type="string" table:style-name="ce1">
            <text:p>CORPORATE DOCUMENT SERVICES <text:s/>LIMITED</text:p>
          </table:table-cell>
          <table:table-cell office:value-type="string" table:style-name="ce1">
            <text:p>The contractor provides quotation on agreed specification within 1 working day unless otherwise agreed with the demander</text:p>
          </table:table-cell>
          <table:table-cell office:value-type="string" table:style-name="ce1">
            <text:p>greater than 99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Defence Virtual Simulation 2 (DVS2) (TSSP/134)</text:p>
          </table:table-cell>
          <table:table-cell office:value-type="string" table:style-name="ce1">
            <text:p>BOHEMIA INTERACTIVE SIMULATIONS (UK) LIMITED</text:p>
          </table:table-cell>
          <table:table-cell office:value-type="string" table:style-name="ce1">
            <text:p>Management Information</text:p>
          </table:table-cell>
          <table:table-cell office:value-type="string" table:style-name="ce1">
            <text:p>0 Days l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Provision of External Support for Future Accommodation Model Pilot.</text:p>
          </table:table-cell>
          <table:table-cell office:value-type="string" table:style-name="ce1">
            <text:p>DELOITTE LLP</text:p>
          </table:table-cell>
          <table:table-cell office:value-type="string" table:style-name="ce1">
            <text:p>Timeline</text:p>
          </table:table-cell>
          <table:table-cell office:value-type="string" table:style-name="ce1">
            <text:p>Under 11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Seafox Mine Disposal System (MDS) Exploration contract. The Seafox MDS is the primary Mine Counter Measure Vessel (MCMV) providing the Mine Neutralisation capabilities on both Hunt and Sandown class Ships.</text:p>
          </table:table-cell>
          <table:table-cell office:value-type="string" table:style-name="ce1">
            <text:p>ATLAS ELEKTRONIK UK LIMITED</text:p>
          </table:table-cell>
          <table:table-cell office:value-type="string" table:style-name="ce1">
            <text:p>Service Delivery</text:p>
          </table:table-cell>
          <table:table-cell office:value-type="string" table:style-name="ce1">
            <text:p>All PIs are scored Green / PI not relevant for month</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Seafox Mine Disposal System (MDS) Exploration contract. The Seafox MDS is the primary Mine Counter Measure Vessel (MCMV) providing the Mine Neutralisation capabilities on both Hunt and Sandown class Ships.</text:p>
          </table:table-cell>
          <table:table-cell office:value-type="string" table:style-name="ce1">
            <text:p>ATLAS ELEKTRONIK UK LIMITED</text:p>
          </table:table-cell>
          <table:table-cell office:value-type="string" table:style-name="ce1">
            <text:p>Provision of deliverable reports</text:p>
          </table:table-cell>
          <table:table-cell office:value-type="string" table:style-name="ce1">
            <text:p>All PIs are scored Green / PI not relevant for month</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STL</text:p>
          </table:table-cell>
          <table:table-cell office:value-type="string" table:style-name="ce1">
            <text:p>Electronic Warfare &amp; Cyber (EW&amp;C) Framework – Lot 3 - Sensor, sensor system and signature measurement</text:p>
          </table:table-cell>
          <table:table-cell office:value-type="string" table:style-name="ce1">
            <text:p>ATLAS ELEKTRONIK UK LTD</text:p>
            <text:p/>
          </table:table-cell>
          <table:table-cell office:value-type="string" table:style-name="ce1">
            <text:p>Quality of a Deliverable: Deliverables received within the Tasking Contract / Purchase Order which meet the acceptance criteria and are not rejected and measured in relation to agreed milestone payment plan.<text:s/></text:p>
          </table:table-cell>
          <table:table-cell office:value-type="string" table:style-name="ce1">
            <text:p>Deliverables received within the Tasking Contract / Purchase Order which meet the acceptance criteria and are not rejected and measured in relation to agreed milestone payment pla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rmy Command</text:p>
          </table:table-cell>
          <table:table-cell office:value-type="string" table:style-name="ce1">
            <text:p>FLATS 6A</text:p>
          </table:table-cell>
          <table:table-cell office:value-type="string" table:style-name="ce1">
            <text:p>ACCIDON'T LIMITED</text:p>
          </table:table-cell>
          <table:table-cell office:value-type="string" table:style-name="ce1">
            <text:p>The Supplier shall ensure Candidates pass a practical test in no more than 3 attempts.</text:p>
          </table:table-cell>
          <table:table-cell office:value-type="string" table:style-name="ce1">
            <text:p>The average number of candidates passing a practical test in no more than three (3) attempts is 85 percent or above</text:p>
          </table:table-cell>
          <table:table-cell office:value-type="string" table:style-name="ce1">
            <text:p>Good</text:p>
          </table:table-cell>
          <table:table-cell office:value-type="string" table:style-name="ce1">
            <text:p>KPI based on 2 months average this quarter.</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rmy Command</text:p>
          </table:table-cell>
          <table:table-cell office:value-type="string" table:style-name="ce1">
            <text:p>COEFOR Support - Proj Thespis</text:p>
          </table:table-cell>
          <table:table-cell office:value-type="string" table:style-name="ce1">
            <text:p>MABWAY LIMITED</text:p>
          </table:table-cell>
          <table:table-cell office:value-type="string" table:style-name="ce1">
            <text:p>KPI 2 - Delivery of Events in accordance with the agreed plan</text:p>
          </table:table-cell>
          <table:table-cell office:value-type="string" table:style-name="ce1">
            <text:p>The Supplier provides Management Support, Training Support, and delivery of all Events (except for provision of numbers (4.5.1) and/or provision of transport (4.5.2), where this has no impact on other serial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Provision of P-8A Aircraft Support and Training Support</text:p>
          </table:table-cell>
          <table:table-cell office:value-type="string" table:style-name="ce1">
            <text:p>BOEING DEFENCE UK LTD</text:p>
          </table:table-cell>
          <table:table-cell office:value-type="string" table:style-name="ce1">
            <text:p>Aircraft Base Maintenance<text:s/></text:p>
          </table:table-cell>
          <table:table-cell office:value-type="string" table:style-name="ce1">
            <text:p>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SS/0125 - The Provision of Coating Supply and Advisory Services to support the In Service Support for Royal Fleet Auxiliary Vessels and Royal Navy Ocean Survey Vessel</text:p>
          </table:table-cell>
          <table:table-cell office:value-type="string" table:style-name="ce1">
            <text:p>INTERNATIONAL PAINT LTD</text:p>
          </table:table-cell>
          <table:table-cell office:value-type="string" table:style-name="ce1">
            <text:p>KPI 1 - Advisor Inspection Report<text:s/></text:p>
          </table:table-cell>
          <table:table-cell office:value-type="string" table:style-name="ce1">
            <text:p>On or before agreed timescale and signed off at 1st presentation<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MSS/097 - Spares Inclusive Upkeep:<text:s/></text:p>
            <text:p>In-Service Support of<text:s/></text:p>
            <text:p>Submarine and Ship Shaft Seals</text:p>
            <text:p/>
          </table:table-cell>
          <table:table-cell office:value-type="string" table:style-name="ce1">
            <text:p>WARTSILA UK LIMITED</text:p>
          </table:table-cell>
          <table:table-cell office:value-type="string" table:style-name="ce1">
            <text:p>Repair Turnaround Time</text:p>
          </table:table-cell>
          <table:table-cell office:value-type="string" table:style-name="ce1">
            <text:p>95 per cent or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DEMONSTARTION, MANUFACTURE, INSTALLATION &amp; COMMISIONING AND SUPPORT OF THE NAVAL COMPASS REPLACEMENT PROGRAMME (NRCP)-CSA/3046</text:p>
          </table:table-cell>
          <table:table-cell office:value-type="string" table:style-name="ce1">
            <text:p>LOCKHEED MARTIN UK LIMITED</text:p>
          </table:table-cell>
          <table:table-cell office:value-type="string" table:style-name="ce1">
            <text:p>KPI 1 - Spares Response Timescales</text:p>
          </table:table-cell>
          <table:table-cell office:value-type="string" table:style-name="ce1">
            <text:p>Above 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TSSP 125 AWES</text:p>
          </table:table-cell>
          <table:table-cell office:value-type="string" table:style-name="ce1">
            <text:p>CUBIC DEFENCE UK LTD.</text:p>
          </table:table-cell>
          <table:table-cell office:value-type="string" table:style-name="ce1">
            <text:p>Reliability</text:p>
          </table:table-cell>
          <table:table-cell office:value-type="string" table:style-name="ce1">
            <text:p>Less than or equal to 1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Future Defence Infrastructure Services (FDIS) - Hard FM Built Estate - Central Region</text:p>
          </table:table-cell>
          <table:table-cell office:value-type="string" table:style-name="ce1">
            <text:p>VIVO DEFENCE SERVICES LIMITED</text:p>
          </table:table-cell>
          <table:table-cell office:value-type="string" table:style-name="ce1">
            <text:p>Sustainability Improvement (Best Practice) Indicators</text:p>
          </table:table-cell>
          <table:table-cell office:value-type="string" table:style-name="ce1">
            <text:p>Acceptable Level of Performance ALP = <text:s/>8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NAVAL COMBAT SYSTEM INTEGRATION AND SUPPORT SERVICES (NCSISS) - PHASE 2</text:p>
          </table:table-cell>
          <table:table-cell office:value-type="string" table:style-name="ce1">
            <text:p>QINETIQ LIMITED</text:p>
          </table:table-cell>
          <table:table-cell office:value-type="string" table:style-name="ce1">
            <text:p>KPI 3 - Naval Combat Systems Integration Support Service (NCSISS) Combat System Engineering Group (CSEG) availability: Measure of whether the agreed NCSISS CSEG resource is available for CSEG tasking.</text:p>
          </table:table-cell>
          <table:table-cell office:value-type="string" table:style-name="ce1">
            <text:p>85 percent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rmy Command</text:p>
          </table:table-cell>
          <table:table-cell office:value-type="string" table:style-name="ce1">
            <text:p>FTS5/700040374 Provision of contracted solution to conduct Military Airworthiness Reviews (MAR)</text:p>
          </table:table-cell>
          <table:table-cell office:value-type="string" table:style-name="ce1">
            <text:p>ATKINS LIMITED</text:p>
          </table:table-cell>
          <table:table-cell office:value-type="string" table:style-name="ce1">
            <text:p>KPI 1 - Number of Aviation Reviews completed</text:p>
          </table:table-cell>
          <table:table-cell office:value-type="string" table:style-name="ce1">
            <text:p>Good progr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SS/0145 - The In Service Support for RFA Wave Knight, RFA Wave Ruler, RFA Fort Austin, RFA Fort Rosalie and RFA Fort Victoria</text:p>
          </table:table-cell>
          <table:table-cell office:value-type="string" table:style-name="ce1">
            <text:p>CAMMELL LAIRD SHIPREPAIRERS &amp; SHIPBUILDERS LIMITED</text:p>
          </table:table-cell>
          <table:table-cell office:value-type="string" table:style-name="ce1">
            <text:p>Capability and Design</text:p>
          </table:table-cell>
          <table:table-cell office:value-type="string" table:style-name="ce1">
            <text:p>100 percent delivery against contract Performance Indicato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Navy Command</text:p>
          </table:table-cell>
          <table:table-cell office:value-type="string" table:style-name="ce1">
            <text:p>300m Capable Small Autonomous Underwater Vehicles (AUV)</text:p>
          </table:table-cell>
          <table:table-cell office:value-type="string" table:style-name="ce1">
            <text:p>HII UNMANNED SYSTEMS INC</text:p>
          </table:table-cell>
          <table:table-cell office:value-type="string" table:style-name="ce1">
            <text:p>All deliverables defined in the contract are met on time and to a standard acceptable to the authority</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TSSP/114 - Joint Command &amp; Staff Training (JCAST) - Linked to legacy RFQ 701267375</text:p>
          </table:table-cell>
          <table:table-cell office:value-type="string" table:style-name="ce1">
            <text:p>MASS CONSULTANTS LIMITED</text:p>
          </table:table-cell>
          <table:table-cell office:value-type="string" table:style-name="ce1">
            <text:p>Ensure successful planning for an exercise by the provision of; Scenario, Simulation, Targets Support, Real Life Support &amp; Observers</text:p>
          </table:table-cell>
          <table:table-cell office:value-type="string" table:style-name="ce1">
            <text:p>Availability of 96 percent per month</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Navy Command</text:p>
          </table:table-cell>
          <table:table-cell office:value-type="string" table:style-name="ce1">
            <text:p>Digital Service Programme Partner: Command and Support</text:p>
          </table:table-cell>
          <table:table-cell office:value-type="string" table:style-name="ce1">
            <text:p>DIGI2AL LIMITED</text:p>
          </table:table-cell>
          <table:table-cell office:value-type="string" table:style-name="ce1">
            <text:p>Response time from point of Statement of Work sign off to point of candidate being subject to internal Navy Digital Services security process and onboarding to be less than 20 working days.</text:p>
          </table:table-cell>
          <table:table-cell office:value-type="string" table:style-name="ce1">
            <text:p>20 Working Days or l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OMBAT WATER SUPPLY SYSTEM (CWSS) PRIME CONTRACT FOR PROVISION AND SUPPORT OF EXPEDITIONARY WATER SERVICES</text:p>
          </table:table-cell>
          <table:table-cell office:value-type="string" table:style-name="ce1">
            <text:p>KELLOGG BROWN &amp; ROOT LIMITED</text:p>
          </table:table-cell>
          <table:table-cell office:value-type="string" table:style-name="ce1">
            <text:p>KPI 2b – Spares Demand Achievement<text:s/></text:p>
          </table:table-cell>
          <table:table-cell office:value-type="string" table:style-name="ce1">
            <text:p>(Green) All supply targets M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Rented Living Accommodation Project (RLAP)</text:p>
          </table:table-cell>
          <table:table-cell office:value-type="string" table:style-name="ce1">
            <text:p>MEARS LIMITED</text:p>
          </table:table-cell>
          <table:table-cell office:value-type="string" table:style-name="ce1">
            <text:p>Entitlement<text:s/></text:p>
          </table:table-cell>
          <table:table-cell office:value-type="string" table:style-name="ce1">
            <text:p>95 pre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MCS/1053 Design, Supply and In-Service<text:s/></text:p>
            <text:p>Support (ISS) of<text:s/></text:p>
            <text:p>Oceanographic Reconnaissance<text:s/></text:p>
            <text:p>Combat Architecture (ORCA). SOR Item 1</text:p>
          </table:table-cell>
          <table:table-cell office:value-type="string" table:style-name="ce1">
            <text:p>THALES UK LIMITED</text:p>
          </table:table-cell>
          <table:table-cell office:value-type="string" table:style-name="ce1">
            <text:p>Operational Defect/Defect Reporting</text:p>
          </table:table-cell>
          <table:table-cell office:value-type="string" table:style-name="ce1">
            <text:p>Category A = No more than 1 Operational Defect/Defect Reporting Days in any Ship over the Calculation Period and Category B = No more than 3 Operational Defect/Defect Reporting <text:s/>in any Ship over the Calculation Period and Category C = No more than 14 Operational Defect/Defect Reporting Days in any Ship over the Calculation Period</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Brize Norton Support Contract</text:p>
          </table:table-cell>
          <table:table-cell office:value-type="string" table:style-name="ce1">
            <text:p>SERCO LIMITED</text:p>
          </table:table-cell>
          <table:table-cell office:value-type="string" table:style-name="ce1">
            <text:p>Sustained, timely and effective provision of supplier enabling services</text:p>
          </table:table-cell>
          <table:table-cell office:value-type="string" table:style-name="ce1">
            <text:p>Greater than 95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rmy Command</text:p>
          </table:table-cell>
          <table:table-cell office:value-type="string" table:style-name="ce1">
            <text:p>Contractor Support to Chinook and Puma Force</text:p>
          </table:table-cell>
          <table:table-cell office:value-type="string" table:style-name="ce1">
            <text:p>MORSON HUMAN RESOURCES LIMITED</text:p>
          </table:table-cell>
          <table:table-cell office:value-type="string" table:style-name="ce1">
            <text:p>Ensure Contractor personnel are Suitably Qualified and Experienced Personnel (SQEP) appropriate to output type. </text:p>
          </table:table-cell>
          <table:table-cell office:value-type="string" table:style-name="ce1">
            <text:p>100 percent of Contractor personnel are Suitably Qualified and Experienced Personnel (SQEP) in accordance with the Schedule of Requirements (SOR), and, MOD is consulted in the recruitment of 100 percent of personnel. </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Electro-Mechanical Training Contract.</text:p>
            <text:p/>
          </table:table-cell>
          <table:table-cell office:value-type="string" table:style-name="ce1">
            <text:p>BABCOCK LAND DEFENCE LIMITED</text:p>
          </table:table-cell>
          <table:table-cell office:value-type="string" table:style-name="ce1">
            <text:p>Contractor provided training delivery (HMS Sultan)</text:p>
          </table:table-cell>
          <table:table-cell office:value-type="string" table:style-name="ce1">
            <text:p>99 percent or more of Contractor periods delivered in accordance with the agreed Training Schedule within the Month.</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ject Management Support for SLAMIS</text:p>
          </table:table-cell>
          <table:table-cell office:value-type="string" table:style-name="ce1">
            <text:p>SOPRA STERIA LIMITED</text:p>
          </table:table-cell>
          <table:table-cell office:value-type="string" table:style-name="ce1">
            <text:p>Attendance of the weekly Single Living Accommodation Management Information System (SLAMIS) Deployment Management Team Meeting</text:p>
          </table:table-cell>
          <table:table-cell office:value-type="string" table:style-name="ce1">
            <text:p>100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rmy Command</text:p>
          </table:table-cell>
          <table:table-cell office:value-type="string" table:style-name="ce1">
            <text:p>CCCC19A28 Provision of a P3M Partner to support the Army Portfolio Office Transformation and P3M Capability Development + Extension Year</text:p>
          </table:table-cell>
          <table:table-cell office:value-type="string" table:style-name="ce1">
            <text:p>PA CONSULTING SERVICES LTD</text:p>
          </table:table-cell>
          <table:table-cell office:value-type="string" table:style-name="ce1">
            <text:p>KPI 3 - Quality</text:p>
          </table:table-cell>
          <table:table-cell office:value-type="string" table:style-name="ce1">
            <text:p>The quality of the Suppliers work means that the applicable Target Maturity Level is achieved.</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VISION OF WATER, SEWERAGE AND SEWAGE DISPOSAL SERVICES</text:p>
          </table:table-cell>
          <table:table-cell office:value-type="string" table:style-name="ce1">
            <text:p>SEVERN TRENT SERVICES DEFENCE LIMITED</text:p>
          </table:table-cell>
          <table:table-cell office:value-type="string" table:style-name="ce1">
            <text:p>Ensure that there is no flooding from surface water or combined surface water and sewage systems caused by a failure to provide the services.</text:p>
          </table:table-cell>
          <table:table-cell office:value-type="string" table:style-name="ce1">
            <text:p>Greater than or equal to 98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Environmental Technical Advisor Lot 1</text:p>
          </table:table-cell>
          <table:table-cell office:value-type="string" table:style-name="ce1">
            <text:p>SWECO UK LIMITED</text:p>
          </table:table-cell>
          <table:table-cell office:value-type="string" table:style-name="ce1">
            <text:p>Assessments and reports are technically sound and delivered in line with the requirements set out in the relevant tasking directive</text:p>
          </table:table-cell>
          <table:table-cell office:value-type="string" table:style-name="ce1">
            <text:p>100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PMVP/00024 - Protected Mobility Engineering and Technical Support.</text:p>
          </table:table-cell>
          <table:table-cell office:value-type="string" table:style-name="ce1">
            <text:p>NP AEROSPACE LTD</text:p>
          </table:table-cell>
          <table:table-cell office:value-type="string" table:style-name="ce1">
            <text:p>Completion of Non-Core Tasks</text:p>
          </table:table-cell>
          <table:table-cell office:value-type="string" table:style-name="ce1">
            <text:p>On time or up to 1 working day late</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CONTRACTOR LOGISTIC SUPPORT FOR THE MARITIME MULTIMEDIA SYSTEM (PREVIOUSLY KNOWN AS COMMERCIAL STABILISED SATELLITE TV SYSTEM AND TV/SRE ON MARITIME PLATFORMS)</text:p>
          </table:table-cell>
          <table:table-cell office:value-type="string" table:style-name="ce1">
            <text:p>STS DEFENCE LIMITED</text:p>
          </table:table-cell>
          <table:table-cell office:value-type="string" table:style-name="ce1">
            <text:p>Support – 24/7 Help Desk Delivery (in accordance with Annex A, item 6.1 of the Statement of Requirement)<text:s/></text:p>
          </table:table-cell>
          <table:table-cell office:value-type="string" table:style-name="ce1">
            <text:p>95-100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Property Advisor (Lot 3).</text:p>
          </table:table-cell>
          <table:table-cell office:value-type="string" table:style-name="ce1">
            <text:p>G L HEARN LIMITED</text:p>
          </table:table-cell>
          <table:table-cell office:value-type="string" table:style-name="ce1">
            <text:p>Supplier to ensure that all Part Completion Certificates/Invoices are submitted to the Defence Infrastructure Organisation (DIO) are easily identifiable to the relevant Tasking Order (TO) the work was instructed under. This should include the relevant TO Reference number, description, Purchase Order (PO) Number and Line Number.</text:p>
          </table:table-cell>
          <table:table-cell office:value-type="string" table:style-name="ce1">
            <text:p>Risk programme &amp; forecast are updated periodically &amp; proactively &amp; any changes managed &amp; reported to fully understand delays in order to mitigate their impact. All outputs delivered on time</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ubmarine Delivery Agency</text:p>
          </table:table-cell>
          <table:table-cell office:value-type="string" table:style-name="ce1">
            <text:p>PEDT/0021 - A-Class Platform Complex Systems - Batch 2 PMS Support</text:p>
          </table:table-cell>
          <table:table-cell office:value-type="string" table:style-name="ce1">
            <text:p>NORTHROP GRUMMAN UK LIMITED</text:p>
          </table:table-cell>
          <table:table-cell office:value-type="string" table:style-name="ce1">
            <text:p>The submission of the monthly performance reports within 5 (five) business days after the end of each month.</text:p>
          </table:table-cell>
          <table:table-cell office:value-type="string" table:style-name="ce1">
            <text:p>Less than 6 days<text:s/></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Ship Alongside System 3 Contractor Logistic Support</text:p>
          </table:table-cell>
          <table:table-cell office:value-type="string" table:style-name="ce1">
            <text:p>NSSLGLOBAL LIMITED</text:p>
          </table:table-cell>
          <table:table-cell office:value-type="string" table:style-name="ce1">
            <text:p>Reports - Ad hoc reports are to be produced within 10 working days of the request and monthly reports by the end of the first working week of the month at least 98% at all times.</text:p>
          </table:table-cell>
          <table:table-cell office:value-type="string" table:style-name="ce1">
            <text:p>98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5 <text:s/>-Simulation and synthetic environments</text:p>
          </table:table-cell>
          <table:table-cell office:value-type="string" table:style-name="ce1">
            <text:p>QINETIQ TRAINING AND SIMULATION LIMITED</text:p>
            <text:p/>
          </table:table-cell>
          <table:table-cell office:value-type="string" table:style-name="ce1">
            <text:p>Timeliness of Deliverables: Timeliness of Deliverables is a key measure of the Contractor(s’) ability to perform its contractual duties on-time and in-full.</text:p>
          </table:table-cell>
          <table:table-cell office:value-type="string" table:style-name="ce1">
            <text:p>76 percent and above</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Rapid Access Diagnostic Imaging and Surgery</text:p>
          </table:table-cell>
          <table:table-cell office:value-type="string" table:style-name="ce1">
            <text:p>SPIRE HEALTHCARE LIMITED</text:p>
          </table:table-cell>
          <table:table-cell office:value-type="string" table:style-name="ce1">
            <text:p>Orthopaedic Surgery referrals to be performed within 6 weeks</text:p>
          </table:table-cell>
          <table:table-cell office:value-type="string" table:style-name="ce1">
            <text:p>95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MSS/107 - MTU Diesel Generator Support</text:p>
          </table:table-cell>
          <table:table-cell office:value-type="string" table:style-name="ce1">
            <text:p>ROLLS-ROYCE SOLUTIONS UK LIMITED</text:p>
          </table:table-cell>
          <table:table-cell office:value-type="string" table:style-name="ce1">
            <text:p>Turn Round Time Performance</text:p>
            <text:p>Standard for Spares Repair</text:p>
          </table:table-cell>
          <table:table-cell office:value-type="string" table:style-name="ce1">
            <text:p>Equal to or higher than 97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Provision of Media Buying Services</text:p>
          </table:table-cell>
          <table:table-cell office:value-type="string" table:style-name="ce1">
            <text:p>OMD GROUP LIMITED</text:p>
          </table:table-cell>
          <table:table-cell office:value-type="string" table:style-name="ce1">
            <text:p>The Agency provides a costed Media Buying brief back to the Client end user within the timeline agreed between the Client and the Agency<text:s/></text:p>
          </table:table-cell>
          <table:table-cell office:value-type="string" table:style-name="ce1">
            <text:p>99 percent and above</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THE SUPPLY OF LARGE AIRCARFT TOW TRACTORS</text:p>
          </table:table-cell>
          <table:table-cell office:value-type="string" table:style-name="ce1">
            <text:p>TERBERG DTS (UK) LIMITED</text:p>
          </table:table-cell>
          <table:table-cell office:value-type="string" table:style-name="ce1">
            <text:p>The Contractor is to sustain the Large Aircraft Tow-Tractor Vehicle in-service global availability at a minimum of 95 percent across the fleet over the life of the contract.</text:p>
          </table:table-cell>
          <table:table-cell office:value-type="string" table:style-name="ce1">
            <text:p>95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3 - Decide</text:p>
          </table:table-cell>
          <table:table-cell office:value-type="string" table:style-name="ce1">
            <text:p>QINETIQ LTD</text:p>
          </table:table-cell>
          <table:table-cell office:value-type="string" table:style-name="ce1">
            <text:p>Time to place a task: The timeliness of placing a Task is a key measure of the Contractor’s internal commercial agility and the technical ability of its supply chain by evidencing the effectiveness of the Contractor’s engagement with and management of its supply chain. It also evidences the Contractor’s ability to understand the requirement and its ability to provide timely accurate proposals to the Tasking Authority.</text:p>
          </table:table-cell>
          <table:table-cell office:value-type="string" table:style-name="ce1">
            <text:p>76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Navy Command</text:p>
          </table:table-cell>
          <table:table-cell office:value-type="string" table:style-name="ce1">
            <text:p>Training Services to the Royal Navy and Royal Marines (Selborne).</text:p>
          </table:table-cell>
          <table:table-cell office:value-type="string" table:style-name="ce1">
            <text:p>CAPITA BUSINESS SERVICES LTD</text:p>
          </table:table-cell>
          <table:table-cell office:value-type="string" table:style-name="ce1">
            <text:p>Trainees passing out from Phase 1 Individual Training. Phase 1 training is all new individual entry training delivered to phase 1 recruits to provide basic military skills. This KPI includes numerous courses which each have their own performance thresholds which aggregate to provide a KPI performance result.</text:p>
          </table:table-cell>
          <table:table-cell office:value-type="string" table:style-name="ce1">
            <text:p>Satisfactory Performance (Green)" means a level of Contractor performance which meets or exceeds the required levels of performance across each training course in the KPI.</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ubmarine Delivery Agency</text:p>
          </table:table-cell>
          <table:table-cell office:value-type="string" table:style-name="ce1">
            <text:p>TECHNICAL ASSISTANCE FOR THE NAG TEAM</text:p>
          </table:table-cell>
          <table:table-cell office:value-type="string" table:style-name="ce1">
            <text:p>BMT LIMITED</text:p>
          </table:table-cell>
          <table:table-cell office:value-type="string" table:style-name="ce1">
            <text:p>Delivery of all tasks to time and cost</text:p>
          </table:table-cell>
          <table:table-cell office:value-type="string" table:style-name="ce1">
            <text:p>All tasks are delivered on time and to the agreed Firm Price, in accordance with the Ts&amp;Cs of the Contract and as detailed on the Task Form.</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rmy Command</text:p>
          </table:table-cell>
          <table:table-cell office:value-type="string" table:style-name="ce1">
            <text:p>BATUK Aviation - Lot Two SOE</text:p>
          </table:table-cell>
          <table:table-cell office:value-type="string" table:style-name="ce1">
            <text:p>ABERDAIR AVIATION LIMITED</text:p>
          </table:table-cell>
          <table:table-cell office:value-type="string" table:style-name="ce1">
            <text:p>The Supplier shall provide one platform available to conduct Range Clearance (RC)/General Aviation Support (GAS)/Arial Fire Fighting (AFF). In order to be deemed available the aircraft shall comply with the readiness states (RS) defined in the Statement of Requirements (SOR), be crewed by current competent, qualified and experienced personnel, comply with Kenyan Civil Aviation Authority (KCAA) regulations, be equipped with all safety equipment, have the aircraft fuelled and refuels available and be fully maintained and serviced in accordance with KCAA Regulations. </text:p>
          </table:table-cell>
          <table:table-cell office:value-type="string" table:style-name="ce1">
            <text:p>All aspects of availability are reported on time by the Supplier in a phone call to the BATUK point of contact (POC).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Hawk Engines Support Solution</text:p>
          </table:table-cell>
          <table:table-cell office:value-type="string" table:style-name="ce1">
            <text:p>ROLLS-ROYCE PLC</text:p>
          </table:table-cell>
          <table:table-cell office:value-type="string" table:style-name="ce1">
            <text:p>Timely delivery of repaired Mk151 Engines</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FDIS REGIONAL ACCOMMODATION MAINTENANCE SERVICES FOR SOUTH EAST REGION</text:p>
          </table:table-cell>
          <table:table-cell office:value-type="string" table:style-name="ce1">
            <text:p>VIVO DEFENCE SERVICES LIMITED</text:p>
          </table:table-cell>
          <table:table-cell office:value-type="string" table:style-name="ce1">
            <text:p>Voids prepared to Move-in Standard</text:p>
          </table:table-cell>
          <table:table-cell office:value-type="string" table:style-name="ce1">
            <text:p>Greater than 95 percent of Acceptable Level of Performance<text:s/></text:p>
          </table:table-cell>
          <table:table-cell office:value-type="string" table:style-name="ce1">
            <text:p>Requires Improvement</text:p>
          </table:table-cell>
          <table:table-cell office:value-type="string" table:style-name="ce1">
            <text:p>Supplier has still not achieved the acceptable level of performance for Move-Ins in this quarter. Collaborative working with National Accommodation Management Services Supplier to deliver agreed common void preparation standards and completion of faults from hand back, should improve future results.</text:p>
            <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FUEL HEDGING PROGRAMME RE-LET</text:p>
          </table:table-cell>
          <table:table-cell office:value-type="string" table:style-name="ce1">
            <text:p>BRITANNIC TRADING LIMITED</text:p>
          </table:table-cell>
          <table:table-cell office:value-type="string" table:style-name="ce1">
            <text:p>To provide an ongoing financial instrument that allows MOD to mitigate fuel price changes and mitigate budget uncertainty’</text:p>
          </table:table-cell>
          <table:table-cell office:value-type="string" table:style-name="ce1">
            <text:p>Supplier has provided all funds to MOD on time (less than30 days) where the price of Fuel has exceeded the hedge price or has invoiced MOD within this timescale were the supplier is due the balance between a lower fuel price and the hedge pric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Property Advisor (Lot 2).</text:p>
          </table:table-cell>
          <table:table-cell office:value-type="string" table:style-name="ce1">
            <text:p>AVISON YOUNG (UK) LIMITED</text:p>
          </table:table-cell>
          <table:table-cell office:value-type="string" table:style-name="ce1">
            <text:p>Assessments and reports are technically sound and delivered in line with the requirements set out in the relevant tasking directive</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VISION OF SOFT FM SERVICES FOR THE FALKLAND ISLANDS</text:p>
          </table:table-cell>
          <table:table-cell office:value-type="string" table:style-name="ce1">
            <text:p>SODEXO LTD</text:p>
          </table:table-cell>
          <table:table-cell office:value-type="string" table:style-name="ce1">
            <text:p>Provide MAC services-for all designated areas in MPC, Falkland Islands</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DFAP/0024/002- Supply and Delivery of F-35 to Inverness Dec 20 - Mar 22</text:p>
          </table:table-cell>
          <table:table-cell office:value-type="string" table:style-name="ce1">
            <text:p>BP INTERNATIONAL LIMITED</text:p>
          </table:table-cell>
          <table:table-cell office:value-type="string" table:style-name="ce1">
            <text:p>Delivery on time in full in accordance with the contracted Laycan and contracted volumes</text:p>
          </table:table-cell>
          <table:table-cell office:value-type="string" table:style-name="ce1">
            <text:p>on time in full 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The Provision of Social Works Services (SWS) to British Forces Cyprus (BFC)</text:p>
          </table:table-cell>
          <table:table-cell office:value-type="string" table:style-name="ce1">
            <text:p>NUTRIUS CENTRAL SERVICES LIMITED</text:p>
          </table:table-cell>
          <table:table-cell office:value-type="string" table:style-name="ce1">
            <text:p>Percentage of complaints within the previous six (6) Months of the reporting period that are not resolved within one (1) month of receipt</text:p>
          </table:table-cell>
          <table:table-cell office:value-type="string" table:style-name="ce1">
            <text:p>Below 4.9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MARCHWOOD CONCESSION AGREEEMENT. LONG TERM CONCESSION AT MARCHWOOD SEA MOUNTING CENTRE.</text:p>
          </table:table-cell>
          <table:table-cell office:value-type="string" table:style-name="ce1">
            <text:p>SOLENT GATEWAY LIMITED</text:p>
          </table:table-cell>
          <table:table-cell office:value-type="string" table:style-name="ce1">
            <text:p>Instances of security breaches on Marchwood site (i.e. not those relating to Cargo Handling security requirements)<text:s/></text:p>
            <text:p>Any security breaches that are considered major by the Joint Security Cell (JSC), are investigated by them and discovered to be clearly the fault of the Marchwood Port Operator and the result of lapses in security and/or deviations from the List X standards will incur contractual penalties</text:p>
            <text:p/>
          </table:table-cell>
          <table:table-cell office:value-type="string" table:style-name="ce1">
            <text:p>Zero Breaches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The Provision of Office Supplies</text:p>
          </table:table-cell>
          <table:table-cell office:value-type="string" table:style-name="ce1">
            <text:p>BANNER GROUP LIMITED</text:p>
          </table:table-cell>
          <table:table-cell office:value-type="string" table:style-name="ce1">
            <text:p>All Core stocked Goods available to order at all times</text:p>
          </table:table-cell>
          <table:table-cell office:value-type="string" table:style-name="ce1">
            <text:p>98.5 percent</text:p>
          </table:table-cell>
          <table:table-cell office:value-type="string" table:style-name="ce1">
            <text:p>Requires Improvement</text:p>
          </table:table-cell>
          <table:table-cell office:value-type="string" table:style-name="ce1">
            <text:p>Impacting circumstances to this KPI attributed to ongoing market conditions including raw material shortages, divesting and closures of mills, freight issues and shortages of labour. We have seen improvements on deliveries since last report.</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CONTRACT NO: HOCS4/00015</text:p>
            <text:p>FUTURE SERVICES DELIVERY CONTRACT</text:p>
            <text:p>relating to the provision of<text:s/></text:p>
            <text:p>Armed Forces Pay, Pensions, other Military HR Services and Administrative Services</text:p>
          </table:table-cell>
          <table:table-cell office:value-type="string" table:style-name="ce1">
            <text:p>SHARED SERVICES CONNECTED LTD</text:p>
          </table:table-cell>
          <table:table-cell office:value-type="string" table:style-name="ce1">
            <text:p>Calculate, authorise and issue payment Instructions for all Armed Forces Service Personnel (being the Service Person’s name, service number, bank details, and the amount to be paid), including salary-based pay and attendance-based pay, on the correct day of the month for which pay is due.</text:p>
          </table:table-cell>
          <table:table-cell office:value-type="string" table:style-name="ce1">
            <text:p>99.99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Service Level Agreement for Catering, Retail &amp; Leisure Facilities Management Services for British Army Germany</text:p>
          </table:table-cell>
          <table:table-cell office:value-type="string" table:style-name="ce1">
            <text:p>NAVY,ARMY AND AIR FORCE INSTITUTES,(THE)</text:p>
          </table:table-cell>
          <table:table-cell office:value-type="string" table:style-name="ce1">
            <text:p>Consumer Satisfaction</text:p>
          </table:table-cell>
          <table:table-cell office:value-type="string" table:style-name="ce1">
            <text:p>Over 8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LOT 17-HEATING,VENTILATION AND AIR CONDITIONING</text:p>
          </table:table-cell>
          <table:table-cell office:value-type="string" table:style-name="ce1">
            <text:p>DEVONPORT ROYAL DOCKYARD LIMITED</text:p>
          </table:table-cell>
          <table:table-cell office:value-type="string" table:style-name="ce1">
            <text:p>Repairs</text:p>
          </table:table-cell>
          <table:table-cell office:value-type="string" table:style-name="ce1">
            <text:p>At Least 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FDIS REGIONAL ACCOMMODTION MAINTENANCE SERVICES FOR SOUTH WEST REGION</text:p>
          </table:table-cell>
          <table:table-cell office:value-type="string" table:style-name="ce1">
            <text:p>VIVO DEFENCE SERVICES LIMITED</text:p>
          </table:table-cell>
          <table:table-cell office:value-type="string" table:style-name="ce1">
            <text:p>Customer Satisfaction<text:s/></text:p>
          </table:table-cell>
          <table:table-cell office:value-type="string" table:style-name="ce1">
            <text:p>Greater than 90 percent of Acceptable Level of Performance<text:s/></text:p>
          </table:table-cell>
          <table:table-cell office:value-type="string" table:style-name="ce1">
            <text:p>Requires Improvement</text:p>
          </table:table-cell>
          <table:table-cell office:value-type="string" table:style-name="ce1">
            <text:p>Out of a measure of 11546 task we kept appointments for 5622 tasks within the 1hr appointment window. This is an unmitigated measure of performance based on original reporting capability, new reporting capability suggests the mitigated value would increase to between 60 to 65%. Customer satisfaction sample data is not of an indicative volume to allow an accurate score and the method to record this is being reviewed.</text:p>
            <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IME CONTRACT INFRASTRUCTURE SUPPORT PROVIDER (PC ISP) CYPRUS, GIBRALTAR, FALKLAND ISLANDS AND ASCENSION ISLAND</text:p>
          </table:table-cell>
          <table:table-cell office:value-type="string" table:style-name="ce1">
            <text:p>MITIE (DEFENCE) LIMITED</text:p>
          </table:table-cell>
          <table:table-cell office:value-type="string" table:style-name="ce1">
            <text:p>Complete Planned Preventive Maintenance (non-statutory) tasks and inspections within stated timescale.</text:p>
          </table:table-cell>
          <table:table-cell office:value-type="string" table:style-name="ce1">
            <text:p>99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CYPRUS SOFT FM - CT/DIO1/0054-CT/DIO1/0054</text:p>
          </table:table-cell>
          <table:table-cell office:value-type="string" table:style-name="ce1">
            <text:p>SODEXO LTD</text:p>
          </table:table-cell>
          <table:table-cell office:value-type="string" table:style-name="ce1">
            <text:p>Cleaning Service Availability</text:p>
          </table:table-cell>
          <table:table-cell office:value-type="string" table:style-name="ce1">
            <text:p>Greater than 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Insurance Brokerage and Advisory Services</text:p>
          </table:table-cell>
          <table:table-cell office:value-type="string" table:style-name="ce1">
            <text:p>WILLIS LIMITED</text:p>
          </table:table-cell>
          <table:table-cell office:value-type="string" table:style-name="ce1">
            <text:p>The Supplier to demonstrate how Value for Money has been achieved in the delivery of the contract, including efforts to explore continuous improvement of business performance.</text:p>
          </table:table-cell>
          <table:table-cell office:value-type="string" table:style-name="ce1">
            <text:p>1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Navy Command</text:p>
          </table:table-cell>
          <table:table-cell office:value-type="string" table:style-name="ce1">
            <text:p>PROFESSIONAL SERVICES TO NAVY COMMAND PEOPLE AND TRAINING DIGITAL TRANSFORMATION</text:p>
          </table:table-cell>
          <table:table-cell office:value-type="string" table:style-name="ce1">
            <text:p>ERNST &amp; YOUNG LLP</text:p>
          </table:table-cell>
          <table:table-cell office:value-type="string" table:style-name="ce1">
            <text:p>Suitably skilled and experienced personnel are deployed to the tasking</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Surveillance Target Acquisition Support</text:p>
          </table:table-cell>
          <table:table-cell office:value-type="string" table:style-name="ce1">
            <text:p>QIOPTIQ LTD</text:p>
          </table:table-cell>
          <table:table-cell office:value-type="string" table:style-name="ce1">
            <text:p>Equipment Demand Fulfilment Percentage</text:p>
          </table:table-cell>
          <table:table-cell office:value-type="string" table:style-name="ce1">
            <text:p>7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Provision of Media Buying Services</text:p>
          </table:table-cell>
          <table:table-cell office:value-type="string" table:style-name="ce1">
            <text:p>OMD GROUP LIMITED</text:p>
          </table:table-cell>
          <table:table-cell office:value-type="string" table:style-name="ce1">
            <text:p>The Agency acknowledges receipt of Media Buying Brief within 1 working day.</text:p>
          </table:table-cell>
          <table:table-cell office:value-type="string" table:style-name="ce1">
            <text:p><text:s/>99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Provision of Community Healthcare (CHC) Services to British Forces Cyprus</text:p>
          </table:table-cell>
          <table:table-cell office:value-type="string" table:style-name="ce1">
            <text:p>SSAFA FAMILY HEALTH SERVICES</text:p>
          </table:table-cell>
          <table:table-cell office:value-type="string" table:style-name="ce1">
            <text:p>The Community Children’s Nurses are to contact the families of every child admitted into hospital.</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ubmarine Delivery Agency</text:p>
          </table:table-cell>
          <table:table-cell office:value-type="string" table:style-name="ce1">
            <text:p>MET/949/18 - AIR PURIFICATION</text:p>
          </table:table-cell>
          <table:table-cell office:value-type="string" table:style-name="ce1">
            <text:p>TPG MARITIME LIMITED</text:p>
          </table:table-cell>
          <table:table-cell office:value-type="string" table:style-name="ce1">
            <text:p>The Contractor shall maintain spares holdings at sufficient levels to meet current and expected demand for planned maintenance and defect repair requirements</text:p>
          </table:table-cell>
          <table:table-cell office:value-type="string" table:style-name="ce1">
            <text:p>Full Compliance with KPI</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SS/0147 - The In Service Support for RFA Tidespring, RFA Tiderace, RFA Tidesurge and RFA Tideforce.</text:p>
          </table:table-cell>
          <table:table-cell office:value-type="string" table:style-name="ce1">
            <text:p>CAMMELL LAIRD SHIPREPAIRERS &amp; SHIPBUILDERS LIMITED</text:p>
          </table:table-cell>
          <table:table-cell office:value-type="string" table:style-name="ce1">
            <text:p>Work Packages</text:p>
          </table:table-cell>
          <table:table-cell office:value-type="string" table:style-name="ce1">
            <text:p>100 percent delivery against contract Performance Indicato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AGREEMENT RELATING TO THE GOVERNMENT PIPELINE AND STORAGE SYSTEM</text:p>
          </table:table-cell>
          <table:table-cell office:value-type="string" table:style-name="ce1">
            <text:p>EXOLUM PIPELINE SYSTEMS LTD</text:p>
          </table:table-cell>
          <table:table-cell office:value-type="string" table:style-name="ce1">
            <text:p>Quantity of Fuel transported</text:p>
            <text:p>Demands satisfied for all Strategic Sites as per Pumping Requirement Plan.</text:p>
          </table:table-cell>
          <table:table-cell office:value-type="string" table:style-name="ce1">
            <text:p>Green - 99.8 percent or more of Fuel ordered in respect of any Strategic Site is delivered in accordance with the Pumping Requirement Pla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Property Advisor (Lot 1)</text:p>
          </table:table-cell>
          <table:table-cell office:value-type="string" table:style-name="ce1">
            <text:p>MONTAGU EVANS LLP</text:p>
          </table:table-cell>
          <table:table-cell office:value-type="string" table:style-name="ce1">
            <text:p>Commercial and Estates Project Manager (PM) will investigate the invoices against forecasting reports to see where forecasted spend is being achieved or has not be met. Supplier to provide an explanation on those targets that will not be met for the month. 'Invoiced' counts as actual work forecasted and completed.</text:p>
          </table:table-cell>
          <table:table-cell office:value-type="string" table:style-name="ce1">
            <text:p>96 percent &amp; over</text:p>
          </table:table-cell>
          <table:table-cell office:value-type="string" table:style-name="ce1">
            <text:p>Approaching Target</text:p>
          </table:table-cell>
          <table:table-cell office:value-type="string" table:style-name="ce1">
            <text:p>We continue to work hard to ensure our cash flow projections are as accurate as they can be, and this includes working with all Defence Infrastructure Organisation stakeholders on timings for the various elements of the process that are not always in the supplier’s gift. In addition, the nature of the assets and the moving parts of real estate advice (planning and external stakeholders as an example) don’t naturally fit into a short monthly fiscal cycle. So, to be within 10% with so many moving parts, outside our control, we feel is a positive outcome, whilst we always strive to achieve the contractual targets. </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VISION OF WATER, SEWERAGE AND SEWAGE DISPOSAL SERVICES</text:p>
          </table:table-cell>
          <table:table-cell office:value-type="string" table:style-name="ce1">
            <text:p>SEVERN TRENT SERVICES DEFENCE LIMITED</text:p>
          </table:table-cell>
          <table:table-cell office:value-type="string" table:style-name="ce1">
            <text:p>Provide an uninterrupted supply of water, in accordance with the Water Supply (Quality) Regulations 2000, to all points of supply.<text:s/></text:p>
          </table:table-cell>
          <table:table-cell office:value-type="string" table:style-name="ce1">
            <text:p>Greater than or equal to 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SS/0157 - Boats In-Service Support (5) - Royal Marines (RM) Tamar</text:p>
          </table:table-cell>
          <table:table-cell office:value-type="string" table:style-name="ce1">
            <text:p>GRIFFON HOVERWORK LIMITED</text:p>
          </table:table-cell>
          <table:table-cell office:value-type="string" table:style-name="ce1">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1">
            <text:p>Greater than 85 percent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CB6/024 - HESTIA South East Multi Activity Contract.</text:p>
          </table:table-cell>
          <table:table-cell office:value-type="string" table:style-name="ce1">
            <text:p>ARAMARK DEFENCE SERVICES LIMITED</text:p>
          </table:table-cell>
          <table:table-cell office:value-type="string" table:style-name="ce1">
            <text:p>Soft FM Satisfaction</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1">
            <text:p>97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Provision of Linguistic Services for UK MoD Global Operations</text:p>
          </table:table-cell>
          <table:table-cell office:value-type="string" table:style-name="ce1">
            <text:p>WORLDWIDE LANGUAGE RESOURCES LTD</text:p>
          </table:table-cell>
          <table:table-cell office:value-type="string" table:style-name="ce1">
            <text:p>Performance shall be measured according to linguist availability to perform the tasks specified in the Tasking Order Form (TOF). Measurement will be across all TOF combined</text:p>
          </table:table-cell>
          <table:table-cell office:value-type="string" table:style-name="ce1">
            <text:p>100 - 90 percent availability of linguists able to perform the tasks stated in each TOF.<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CBC(PI)038 PPP MIGRATION PROVISION OF FACILITIES AND SERVICES AT THE DEFENCE ACADEMY OF THE UK-CBC(PI)038</text:p>
          </table:table-cell>
          <table:table-cell office:value-type="string" table:style-name="ce1">
            <text:p>SERCO LIMITED</text:p>
          </table:table-cell>
          <table:table-cell office:value-type="string" table:style-name="ce1">
            <text:p>Catering: The contractor is to provide appropriate catering services to support the Campus in accordance with contractually defined standards</text:p>
          </table:table-cell>
          <table:table-cell office:value-type="string" table:style-name="ce1">
            <text:p>7204 Failure Poin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Provision of Secondary Healthcare (SHC) Services to British Forces Cyprus (BFC)</text:p>
          </table:table-cell>
          <table:table-cell office:value-type="string" table:style-name="ce1">
            <text:p>C&amp;S AMERICAN HEART INSTITUTE LIMITED</text:p>
          </table:table-cell>
          <table:table-cell office:value-type="string" table:style-name="ce1">
            <text:p>Clinician to provide written discharge note to British Forces Cyprus/Sovereign Base Areas Administration Clinical Service User on discharge from the hospital and to the referring Patient Health Care centre within 10 working days of discharge. Both documents are to be in English.</text:p>
          </table:table-cell>
          <table:table-cell office:value-type="string" table:style-name="ce1">
            <text:p>Greater than 8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PROJECT GRAPEVINE 2 CONNECTIVITY SEE TO REPLACE THE SERVICES (WAN AND GATEWAY) CURRENTLY PROVIDED BY THE DEFENCE FIXED TELECOMMUNICATIONS SERVICE (DFTS) CONTRACT AND THE LAN ELEMENT OF THE DEFENCE INFORMATION INFRASTRUCTURE (DII) CONTRACT-D</text:p>
          </table:table-cell>
          <table:table-cell office:value-type="string" table:style-name="ce1">
            <text:p>FUJITSU SERVICES LIMITED</text:p>
          </table:table-cell>
          <table:table-cell office:value-type="string" table:style-name="ce1">
            <text:p>Boundary Protection Service (BPS); The percentage of total time during the Service Measurement Period during which the Remote Access Gateway is Available</text:p>
          </table:table-cell>
          <table:table-cell office:value-type="string" table:style-name="ce1">
            <text:p>99.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6 - Understand</text:p>
          </table:table-cell>
          <table:table-cell office:value-type="string" table:style-name="ce1">
            <text:p>FRAZER-NASH CONSULTANCY LTD</text:p>
          </table:table-cell>
          <table:table-cell office:value-type="string" table:style-name="ce1">
            <text:p>Quality of deliverables: Quality of Deliverables is a key measure of the Contractors internal technical ability and the technical ability of its supply chain.</text:p>
          </table:table-cell>
          <table:table-cell office:value-type="string" table:style-name="ce1">
            <text:p>76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DDSFTW/060 - Microsoft Unified Support &amp; Design Services 22-25</text:p>
          </table:table-cell>
          <table:table-cell office:value-type="string" table:style-name="ce1">
            <text:p>MICROSOFT LTD</text:p>
          </table:table-cell>
          <table:table-cell office:value-type="string" table:style-name="ce1">
            <text:p>Support (Severity A incidents resolved on time)</text:p>
          </table:table-cell>
          <table:table-cell office:value-type="string" table:style-name="ce1">
            <text:p>80 percent<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Engineering Delivery Partner (EDP/001)</text:p>
          </table:table-cell>
          <table:table-cell office:value-type="string" table:style-name="ce1">
            <text:p>QINETIQ LIMITED</text:p>
          </table:table-cell>
          <table:table-cell office:value-type="string" table:style-name="ce1">
            <text:p>Timeliness</text:p>
          </table:table-cell>
          <table:table-cell office:value-type="string" table:style-name="ce1">
            <text:p>2 Sub-KPIs Achiev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Hawk Engines Support Solution</text:p>
          </table:table-cell>
          <table:table-cell office:value-type="string" table:style-name="ce1">
            <text:p>ROLLS-ROYCE PLC</text:p>
          </table:table-cell>
          <table:table-cell office:value-type="string" table:style-name="ce1">
            <text:p>Timely Delivery of repaired Mk951 Engines</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OIP/0046-MP - Manufacture and In-Service Support</text:p>
          </table:table-cell>
          <table:table-cell office:value-type="string" table:style-name="ce1">
            <text:p>W F E L LTD</text:p>
          </table:table-cell>
          <table:table-cell office:value-type="string" table:style-name="ce1">
            <text:p>2 An incident shall be considered as a failure if the Contractor fails to respond to the MoD’s Collection requirements within 10 Business Days or other agreed timescale.</text:p>
          </table:table-cell>
          <table:table-cell office:value-type="string" table:style-name="ce1">
            <text:p>All quotations provided within 10 working days</text:p>
          </table:table-cell>
          <table:table-cell office:value-type="string" table:style-name="ce1">
            <text:p>Other - Consider returned</text:p>
          </table:table-cell>
          <table:table-cell office:value-type="string" table:style-name="ce1">
            <text:p>No tasks in scope during this quarter</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rmy Command</text:p>
          </table:table-cell>
          <table:table-cell office:value-type="string" table:style-name="ce1">
            <text:p>Developing Command Post Exercises (CPXs) for Surrogate Warfare : Proj HANNIBAL</text:p>
          </table:table-cell>
          <table:table-cell office:value-type="string" table:style-name="ce1">
            <text:p>BABCOCK LAND LIMITED</text:p>
          </table:table-cell>
          <table:table-cell office:value-type="string" table:style-name="ce1">
            <text:p>KPI 2 - Delivery of Events in accordance with the agreed plan<text:s/></text:p>
          </table:table-cell>
          <table:table-cell office:value-type="string" table:style-name="ce1">
            <text:p>The Supplier provides Management Support, Training Support, and delivery of all Events (except for provision of numbers (4.5.1) and/or provision of transport (4.5.2), where this has no impact on other serial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SS/0146 - The In Service Support for RFA Lyme Bay, RFA Mounts Bay, RFA Cardigan Bay, RFA Argus and HMS Scott</text:p>
          </table:table-cell>
          <table:table-cell office:value-type="string" table:style-name="ce1">
            <text:p>A&amp;P GROUP LIMITED</text:p>
          </table:table-cell>
          <table:table-cell office:value-type="string" table:style-name="ce1">
            <text:p>Work Packages</text:p>
          </table:table-cell>
          <table:table-cell office:value-type="string" table:style-name="ce1">
            <text:p>100 percent delivery against contract Performance Indicato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ubmarine Delivery Agency</text:p>
          </table:table-cell>
          <table:table-cell office:value-type="string" table:style-name="ce1">
            <text:p>MSS/098 HEREA - First Level Hydraulic Equipment</text:p>
          </table:table-cell>
          <table:table-cell office:value-type="string" table:style-name="ce1">
            <text:p>DEVONPORT ROYAL DOCKYARD LIMITED</text:p>
          </table:table-cell>
          <table:table-cell office:value-type="string" table:style-name="ce1">
            <text:p>Repairs that have been delivered before or up to agreed Delivery Forecast</text:p>
          </table:table-cell>
          <table:table-cell office:value-type="string" table:style-name="ce1">
            <text:p>Greater than/equal to 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rmy Command</text:p>
          </table:table-cell>
          <table:table-cell office:value-type="string" table:style-name="ce1">
            <text:p>Provision of Category C / C+E Licence Acquisition Training (Lot 7)</text:p>
          </table:table-cell>
          <table:table-cell office:value-type="string" table:style-name="ce1">
            <text:p>MAINSTREAM TRAINING LIMITED</text:p>
          </table:table-cell>
          <table:table-cell office:value-type="string" table:style-name="ce1">
            <text:p>The Supplier’s training vehicles used to deliver the Services shall be available at the dates and times specified in each Order to Train (OTT) so that no planned Licence Acquisition Training (LAT) is delayed, abandoned or cancelled due to a training vehicle having a break down, being unavailable, or being un-roadworthy.</text:p>
          </table:table-cell>
          <table:table-cell office:value-type="string" table:style-name="ce1">
            <text:p>Availability as described is between 95 and 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STRATEGIC SEALIFT SERVICE</text:p>
          </table:table-cell>
          <table:table-cell office:value-type="string" table:style-name="ce1">
            <text:p>FORELAND SHIPPING LTD</text:p>
          </table:table-cell>
          <table:table-cell office:value-type="string" table:style-name="ce1">
            <text:p>Operational Defects Category A1 and A2 – Major Capability Inoperative resulting in Service not Carried out.</text:p>
          </table:table-cell>
          <table:table-cell office:value-type="string" table:style-name="ce1">
            <text:p>95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ubmarine Delivery Agency</text:p>
          </table:table-cell>
          <table:table-cell office:value-type="string" table:style-name="ce1">
            <text:p>MSS/064 Submarine Main Control and Equipment</text:p>
          </table:table-cell>
          <table:table-cell office:value-type="string" table:style-name="ce1">
            <text:p>DEVONPORT ROYAL DOCKYARD LIMITED</text:p>
          </table:table-cell>
          <table:table-cell office:value-type="string" table:style-name="ce1">
            <text:p>Post Design Support Task Completion<text:s/></text:p>
            <text:p>The task duration stipulated on Task Approval Form Part B is to be achieved from the date of the issued Purchase Order</text:p>
          </table:table-cell>
          <table:table-cell office:value-type="string" table:style-name="ce1">
            <text:p>Task complete within agreed timescales as stated on Task Approval Form Part A or as otherwise agreed. If none are due for completion within month, KPI is scored Green.<text:s/></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EOP Client Side Partner Project</text:p>
          </table:table-cell>
          <table:table-cell office:value-type="string" table:style-name="ce1">
            <text:p>MACE LIMITED</text:p>
          </table:table-cell>
          <table:table-cell office:value-type="string" table:style-name="ce1">
            <text:p>Client Side Partner (CSP) needs to carry out Customer Satisfaction Survey (CSS)</text:p>
            <text:p>with Project Manager and each of the Civil Service DEOP Leads. CSP to develop schedule to capture this request.</text:p>
            <text:p>Number of days to respond to complaints</text:p>
          </table:table-cell>
          <table:table-cell office:value-type="string" table:style-name="ce1">
            <text:p>Greater than 8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HESTIA NORTH REGION MULTI-ACTIVITY CONTRACT</text:p>
          </table:table-cell>
          <table:table-cell office:value-type="string" table:style-name="ce1">
            <text:p>ARAMARK DEFENCE SERVICES LIMITED</text:p>
          </table:table-cell>
          <table:table-cell office:value-type="string" table:style-name="ce1">
            <text:p>Soft FM Satisfaction</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1">
            <text:p>97 percent</text:p>
          </table:table-cell>
          <table:table-cell office:value-type="string" table:style-name="ce1">
            <text:p>Approaching Target</text:p>
          </table:table-cell>
          <table:table-cell office:value-type="string" table:style-name="ce1">
            <text:p>Aramark delivery performance is strong despite challenging economic and hospitality labour market conditions. Localised resourcing challenges experienced at one location in November 2022 have resulted in a slight downward trajectory in observed performance”</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MOD Connected PaaS (MCP)</text:p>
          </table:table-cell>
          <table:table-cell office:value-type="string" table:style-name="ce1">
            <text:p>PROLINX LIMITED</text:p>
          </table:table-cell>
          <table:table-cell office:value-type="string" table:style-name="ce1">
            <text:p>Average Application availability, <text:s text:c="2"/>outside core working hours where any application non-availability not caused by failure of the Infrastructure is excluded</text:p>
          </table:table-cell>
          <table:table-cell office:value-type="string" table:style-name="ce1">
            <text:p>98.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CORSHAM DEVELOPMENT PROJECT</text:p>
          </table:table-cell>
          <table:table-cell office:value-type="string" table:style-name="ce1">
            <text:p>INTEQ SERVICES LTD.</text:p>
          </table:table-cell>
          <table:table-cell office:value-type="string" table:style-name="ce1">
            <text:p>Statutory Planned Preventative Maintenance Performance</text:p>
          </table:table-cell>
          <table:table-cell office:value-type="string" table:style-name="ce1">
            <text:p>96 - 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SUPPLY &amp; SUPPORT OF AIRCRAFT GROUND POWER-ACCOMM2/7068</text:p>
          </table:table-cell>
          <table:table-cell office:value-type="string" table:style-name="ce1">
            <text:p>TERBERG DTS (UK) LIMITED</text:p>
          </table:table-cell>
          <table:table-cell office:value-type="string" table:style-name="ce1">
            <text:p>The Authority requires the Contractor to sustain the in-service Fleet Availability of Ground Power Units at a minimum of 95% across the fleet over the life of the contract.</text:p>
          </table:table-cell>
          <table:table-cell office:value-type="string" table:style-name="ce1">
            <text:p>95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POST DESIGN SERVICES &amp; REPAIRS FOR SHIPS ELECTRIC PROPULSION &amp; HIGH VOLTAGE SYSTEMS</text:p>
          </table:table-cell>
          <table:table-cell office:value-type="string" table:style-name="ce1">
            <text:p>QUARTZELEC LIMITED</text:p>
          </table:table-cell>
          <table:table-cell office:value-type="string" table:style-name="ce1">
            <text:p>Completion of Task Approval Forms</text:p>
          </table:table-cell>
          <table:table-cell office:value-type="string" table:style-name="ce1">
            <text:p>Equal to 98 per cent or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SA/3058 - QEC INBS and Legacy Equipment ISS</text:p>
          </table:table-cell>
          <table:table-cell office:value-type="string" table:style-name="ce1">
            <text:p>NORTHROP GRUMMAN UK LIMITED</text:p>
          </table:table-cell>
          <table:table-cell office:value-type="string" table:style-name="ce1">
            <text:p>KPI 2 - Spares &amp; Repair Demand Orders past Due Date Performance Level 1</text:p>
          </table:table-cell>
          <table:table-cell office:value-type="string" table:style-name="ce1">
            <text:p>Greater than or equal to 90 percent of Demand Orders Delivered On Time in Full (OTIF) and No overdue Demand Order(s) outstanding more than 30 calendar days after their due date for performance measurem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THE DEVELOPMENT OF THE SITE OF THE ALDERSHOT GARRISON, TIDWORTH, NETHERAVON AND BULFORD GARRISON, WARMINSTER GARRISON AND LARKHILL GARRISON AND THE PROVISION OF ASSOCIATED SUPPORT SERVICES</text:p>
          </table:table-cell>
          <table:table-cell office:value-type="string" table:style-name="ce1">
            <text:p>ASPIRE DEFENCE LIMITED</text:p>
          </table:table-cell>
          <table:table-cell office:value-type="string" table:style-name="ce1">
            <text:p>Social value</text:p>
          </table:table-cell>
          <table:table-cell office:value-type="string" table:style-name="ce1">
            <text:p>Eighty percent or great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rmy Command</text:p>
          </table:table-cell>
          <table:table-cell office:value-type="string" table:style-name="ce1">
            <text:p>Training, Maintenance and Support Services (TMASS2) -ARMYHQ3/00025</text:p>
          </table:table-cell>
          <table:table-cell office:value-type="string" table:style-name="ce1">
            <text:p>BABCOCK LAND LIMITED</text:p>
          </table:table-cell>
          <table:table-cell office:value-type="string" table:style-name="ce1">
            <text:p>MA1 - Contract Management</text:p>
          </table:table-cell>
          <table:table-cell office:value-type="string" table:style-name="ce1">
            <text:p>Contractor nominated attendees present at all governance meetings, AND; timely provision by the Contractor of associated governance reports. (i.e. no occurrences of non-presence at meetings or governance reports not being submitted in accordance with the agreed timescal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DEMONSTARTION, MANUFACTURE, INSTALLATION &amp; COMMISIONING AND SUPPORT OF THE NAVAL COMPASS REPLACEMENT PROGRAMME (NRCP)-CSA/3046</text:p>
          </table:table-cell>
          <table:table-cell office:value-type="string" table:style-name="ce1">
            <text:p>LOCKHEED MARTIN UK LIMITED</text:p>
          </table:table-cell>
          <table:table-cell office:value-type="string" table:style-name="ce1">
            <text:p>KPI 2 - Engineering Support Response Timescales</text:p>
          </table:table-cell>
          <table:table-cell office:value-type="string" table:style-name="ce1">
            <text:p>Above 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Provision of Marine Support to Range Safety and Aircrew Training (RSACT)</text:p>
          </table:table-cell>
          <table:table-cell office:value-type="string" table:style-name="ce1">
            <text:p>SMIT INTERNATIONAL (SCOTLAND) LTD</text:p>
          </table:table-cell>
          <table:table-cell office:value-type="string" table:style-name="ce1">
            <text:p>All annual Management Plans detailed at Section D12 of the Statement of Requirement are delivered in accordance with contractually agreed timescales.</text:p>
          </table:table-cell>
          <table:table-cell office:value-type="string" table:style-name="ce1">
            <text:p>Management Plans are delivered on or before the required delivery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BATCM/0288 BATCIS Private Sector Support</text:p>
          </table:table-cell>
          <table:table-cell office:value-type="string" table:style-name="ce1">
            <text:p>QINETIQ LIMITED</text:p>
          </table:table-cell>
          <table:table-cell office:value-type="string" table:style-name="ce1">
            <text:p>(i)<text:tab/>all Key Deliverables which are due to be delivered in the relevant Contract Month have been delivered to the Authority on the relevant date as set out in the Contract Programme for Programmed Contractor Deliverables or such date notified by the Authority to the Contractor from time to time for Unprogrammed Contractor Deliverables; and<text:s/></text:p>
            <text:p>(ii)<text:tab/>90% or more of the Standard Deliverables which are due to be delivered in the relevant Contract Month have been delivered to the Authority on the relevant date as set out in the Contract Programme for Programmed Contractor Deliverables or such date notified by the Authority to the Contractor from time to time for Unprogrammed Contractor Deliverables; and</text:p>
            <text:p>(iii)<text:tab/>the Contractor has also registered a “Pass” for KPI 1.1.</text:p>
          </table:table-cell>
          <table:table-cell office:value-type="string" table:style-name="ce1">
            <text:p>All targets m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ubmarine Delivery Agency</text:p>
          </table:table-cell>
          <table:table-cell office:value-type="string" table:style-name="ce1">
            <text:p>SPARE INCLUSIVE UPKEEP : IN-SERVICE SUPPORT OF SUBMARINE PROPULSION SYSTEMS</text:p>
          </table:table-cell>
          <table:table-cell office:value-type="string" table:style-name="ce1">
            <text:p>BABCOCK INTEGRATED TECHNOLOGY <text:s/>LIMITED</text:p>
          </table:table-cell>
          <table:table-cell office:value-type="string" table:style-name="ce1">
            <text:p>Strip and Survey Turn Around Time</text:p>
          </table:table-cell>
          <table:table-cell office:value-type="string" table:style-name="ce1">
            <text:p>98 percent or great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THE PROVISION OF THE JOINT OPERATIONAL FUEL SYSTEM (JOFS) CAPABILITY-DEPI/0002</text:p>
          </table:table-cell>
          <table:table-cell office:value-type="string" table:style-name="ce1">
            <text:p>KELLOGG BROWN &amp; ROOT LIMITED</text:p>
          </table:table-cell>
          <table:table-cell office:value-type="string" table:style-name="ce1">
            <text:p>KPI 1a (Equipment Delivery Timescales)<text:s/></text:p>
          </table:table-cell>
          <table:table-cell office:value-type="string" table:style-name="ce1">
            <text:p>(Green) All Equipment Delivery Targets M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MCS/2016 <text:s/>- In-Service Support for Maritime Training Systems Through-Life Availability &amp; Support Services (MARTASS)</text:p>
          </table:table-cell>
          <table:table-cell office:value-type="string" table:style-name="ce1">
            <text:p>DEVONPORT ROYAL DOCKYARD LIMITED</text:p>
          </table:table-cell>
          <table:table-cell office:value-type="string" table:style-name="ce1">
            <text:p>TECHNICAL SUPPORT SERVICE - ON-SITE SUPPORT: <text:s/>Defect Investigation Report. Timed response: On completion of the engineers visit, if a fault has not been rectified, a Defect Investigation Report will be submitted to the Authority within 1 working day.<text:s text:c="36"/></text:p>
          </table:table-cell>
          <table:table-cell office:value-type="string" table:style-name="ce1">
            <text:p>Defect Investigation Report received within 1 working day of failure to fix the faul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MSS/030 - <text:s/>Spares, Repairs and Post Design Services of Equipment Fitted to RN Vessels</text:p>
          </table:table-cell>
          <table:table-cell office:value-type="string" table:style-name="ce1">
            <text:p>BAE SYSTEMS SURFACE SHIPS LIMITED</text:p>
          </table:table-cell>
          <table:table-cell office:value-type="string" table:style-name="ce1">
            <text:p>Procurement Lead Time - Spares</text:p>
          </table:table-cell>
          <table:table-cell office:value-type="string" table:style-name="ce1">
            <text:p>Equal to 98 per cent or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DGM/1927 Repeat Procurement of Explosives</text:p>
          </table:table-cell>
          <table:table-cell office:value-type="string" table:style-name="ce1">
            <text:p>CHEMRING ENERGETICS UK LIMITED</text:p>
          </table:table-cell>
          <table:table-cell office:value-type="string" table:style-name="ce1">
            <text:p>Delivery of munition orders</text:p>
          </table:table-cell>
          <table:table-cell office:value-type="string" table:style-name="ce1">
            <text:p>On Time in accordance with delivery schedule</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DGM/1908 - Framework Agreement for the repeat procurement with Rheinmetall.</text:p>
          </table:table-cell>
          <table:table-cell office:value-type="string" table:style-name="ce1">
            <text:p>RHEINMETALL WAFFE MUNITION GMBH</text:p>
          </table:table-cell>
          <table:table-cell office:value-type="string" table:style-name="ce1">
            <text:p>Delivery of munition orders</text:p>
          </table:table-cell>
          <table:table-cell office:value-type="string" table:style-name="ce1">
            <text:p>On Time in accordance with delivery schedul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Foreign Language Training.</text:p>
          </table:table-cell>
          <table:table-cell office:value-type="string" table:style-name="ce1">
            <text:p>CAPITA BUSINESS SERVICES LTD</text:p>
          </table:table-cell>
          <table:table-cell office:value-type="string" table:style-name="ce1">
            <text:p>Social value</text:p>
          </table:table-cell>
          <table:table-cell office:value-type="string" table:style-name="ce1">
            <text:p>5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STL</text:p>
          </table:table-cell>
          <table:table-cell office:value-type="string" table:style-name="ce1">
            <text:p>Electronic Warfare &amp; Cyber (EW&amp;C) Framework – Lot 3 - Sensor, sensor system and signature measurement</text:p>
          </table:table-cell>
          <table:table-cell office:value-type="string" table:style-name="ce1">
            <text:p>ATLAS ELEKTRONIK UK LTD</text:p>
            <text:p/>
          </table:table-cell>
          <table:table-cell office:value-type="string" table:style-name="ce1">
            <text:p>Spend Sub-Contracted for each core capability lot. Between 40 percent and 60 percent (inclusive) of discharged Spend Sub-Contracted for each core capability lot. Percentage of Spend on Sub-Contracts discharged through each core capability lot per Quarter.</text:p>
          </table:table-cell>
          <table:table-cell office:value-type="string" table:style-name="ce1">
            <text:p>Between 40 percent and 60 percent (inclusive) of discharged Spend Sub-Contracted for each core capability lot.</text:p>
          </table:table-cell>
          <table:table-cell office:value-type="string" table:style-name="ce1">
            <text:p>Inadequate</text:p>
          </table:table-cell>
          <table:table-cell office:value-type="string" table:style-name="ce1">
            <text:p>This quarterly figure is abnormally low as a result of one particular large follow on contract placed during the period. <text:s/>The original contract for this programme of work was delivered as Self-Delivery and thus within Atlas Elektronik UK Ltd (AEUK)’s 40-60%; subsequent follow on contracts have been placed on AEUK to maximise the value for money to MOD by exploiting previous research, but because of the core task count against our self-delivery total.</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2 - Space</text:p>
          </table:table-cell>
          <table:table-cell office:value-type="string" table:style-name="ce1">
            <text:p>BAE SYSTEMS APPLIED INTELLIGENCE LTD</text:p>
          </table:table-cell>
          <table:table-cell office:value-type="string" table:style-name="ce1">
            <text:p>Quality of deliverables: Quality of Deliverables is a key measure of the Contractors internal technical ability and the technical ability of its supply chain.</text:p>
          </table:table-cell>
          <table:table-cell office:value-type="string" table:style-name="ce1">
            <text:p>76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rmy Command</text:p>
          </table:table-cell>
          <table:table-cell office:value-type="string" table:style-name="ce1">
            <text:p>ROYAL SCHOOL OF MITITARY ENGINEERING (RSME) PUBLIC PRIVATE PARTNERSHIP (PPP) PROJECT-CB/ARTDIPT/054</text:p>
          </table:table-cell>
          <table:table-cell office:value-type="string" table:style-name="ce1">
            <text:p>HOLDFAST TRAINING SERVICES LIMITED</text:p>
          </table:table-cell>
          <table:table-cell office:value-type="string" table:style-name="ce1">
            <text:p>Training Service Support - The Contractor shall provide, erect and dismantle all necessary training equipment and material to support the delivery of List B Courses, List C Courses and Authority Modules of List D Courses as stated In the Course Training Plans.  In addition, at the Minley Site, the Contractor, with the assistance of the Authority’s organic training support resources, shall provide training over water safety support and explosive range and explosive training area safety support.</text:p>
          </table:table-cell>
          <table:table-cell office:value-type="string" table:style-name="ce1">
            <text:p>95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MAC FOR NORTHWOOD</text:p>
          </table:table-cell>
          <table:table-cell office:value-type="string" table:style-name="ce1">
            <text:p>EASTBURY PARK LIMITED</text:p>
          </table:table-cell>
          <table:table-cell office:value-type="string" table:style-name="ce1">
            <text:p>Repair and Maintenance of Building Fabric. <text:s/>Percentage of tasks resulting in a performance failure to provide services within relevant contract Response Times</text:p>
          </table:table-cell>
          <table:table-cell office:value-type="string" table:style-name="ce1">
            <text:p>Less than 2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STL</text:p>
          </table:table-cell>
          <table:table-cell office:value-type="string" table:style-name="ce1">
            <text:p>Human and Social Sciences Research Capability (HSSRC)<text:s/></text:p>
          </table:table-cell>
          <table:table-cell office:value-type="string" table:style-name="ce1">
            <text:p>BAE SYSTEMS (OPERATIONS) LIMITED</text:p>
            <text:p/>
          </table:table-cell>
          <table:table-cell office:value-type="string" table:style-name="ce1">
            <text:p>Timeliness of a Deliverable: Deliverable received by required due date?</text:p>
          </table:table-cell>
          <table:table-cell office:value-type="string" table:style-name="ce1">
            <text:p>Equal to or above 76.00 percent<text:s/></text:p>
          </table:table-cell>
          <table:table-cell office:value-type="string" table:style-name="ce1">
            <text:p>Good</text:p>
          </table:table-cell>
          <table:table-cell office:value-type="string" table:style-name="ce1">
            <text:p>The Human and Social Sciences Research Capability (HSSRC) contractual reporting performance measure is not based on individual KPI scores, rather a combined score. The individual scores for each KPI is multiplied by the weighting for that KPI to give an overall score for each, which is added together to give a total score for the quarter.</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rmy Command</text:p>
          </table:table-cell>
          <table:table-cell office:value-type="string" table:style-name="ce1">
            <text:p>Training, Maintenance and Support Services (TMASS2) -ARMYHQ3/00025</text:p>
          </table:table-cell>
          <table:table-cell office:value-type="string" table:style-name="ce1">
            <text:p>BABCOCK LAND LIMITED</text:p>
          </table:table-cell>
          <table:table-cell office:value-type="string" table:style-name="ce1">
            <text:p>MA3 - Recruitment of Suitably Qualified &amp; Experienced Personnel (SQEP)</text:p>
          </table:table-cell>
          <table:table-cell office:value-type="string" table:style-name="ce1">
            <text:p>95 percent of SQEP personnel recruited in accordance with the SQEP requirements specified in Section 1 Table 3 of Schedule 1 and within the timescales agreed with the Authorit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ACT/04360 Programme .HADES Region 1- Provision of Technical Support Services in Wales and the West Midlands</text:p>
          </table:table-cell>
          <table:table-cell office:value-type="string" table:style-name="ce1">
            <text:p>BABCOCK AEROSPACE LIMITED</text:p>
          </table:table-cell>
          <table:table-cell office:value-type="string" table:style-name="ce1">
            <text:p>Safety</text:p>
          </table:table-cell>
          <table:table-cell office:value-type="string" table:style-name="ce1">
            <text:p>98 percent and above</text:p>
          </table:table-cell>
          <table:table-cell office:value-type="string" table:style-name="ce1">
            <text:p>Good</text:p>
          </table:table-cell>
          <table:table-cell office:value-type="string" table:style-name="ce1">
            <text:p>Each KPI description covers a large number of sub-measures and overall performance rating is an aggregation of these.</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17 Synthetic Training Services. Formerly referred to as FsASTC/000138. Parent CPA.</text:p>
          </table:table-cell>
          <table:table-cell office:value-type="string" table:style-name="ce1">
            <text:p>BOEING DEFENCE UK LTD</text:p>
          </table:table-cell>
          <table:table-cell office:value-type="string" table:style-name="ce1">
            <text:p>Delivery in accordance with the Training Plan</text:p>
          </table:table-cell>
          <table:table-cell office:value-type="string" table:style-name="ce1">
            <text:p>Greater than or equal to 97 percent of Training Courses finish to completion on the scheduled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ARMADA PROJECT</text:p>
          </table:table-cell>
          <table:table-cell office:value-type="string" table:style-name="ce1">
            <text:p>FALCON SUPPORT SERVICES LIMITED</text:p>
          </table:table-cell>
          <table:table-cell office:value-type="string" table:style-name="ce1">
            <text:p>Statutory Planned Preventative Maintenance Performance</text:p>
          </table:table-cell>
          <table:table-cell office:value-type="string" table:style-name="ce1">
            <text:p>96-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Ground Training Maintenance Services</text:p>
          </table:table-cell>
          <table:table-cell office:value-type="string" table:style-name="ce1">
            <text:p>LEONARDO UK LTD</text:p>
          </table:table-cell>
          <table:table-cell office:value-type="string" table:style-name="ce1">
            <text:p>Corrective Maintenance queries from users are logged and responded to by the Contractor within the Contractually stated periods in order to support availability of the Ground Training Equipment.</text:p>
          </table:table-cell>
          <table:table-cell office:value-type="string" table:style-name="ce1">
            <text:p>Above 95 percent<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SUPPLY OF GROUND FUELS</text:p>
          </table:table-cell>
          <table:table-cell office:value-type="string" table:style-name="ce1">
            <text:p>EKO CYPRUS LIMITED</text:p>
          </table:table-cell>
          <table:table-cell office:value-type="string" table:style-name="ce1">
            <text:p>Fuel delivered is of consistent volume to that of fuel ordered. <text:s/>Count of loads achieving the ordered volume as a percentage of total deliveries.</text:p>
          </table:table-cell>
          <table:table-cell office:value-type="string" table:style-name="ce1">
            <text:p>97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EOP Client Side Partner Project</text:p>
          </table:table-cell>
          <table:table-cell office:value-type="string" table:style-name="ce1">
            <text:p>MACE LIMITED</text:p>
          </table:table-cell>
          <table:table-cell office:value-type="string" table:style-name="ce1">
            <text:p>Monthly invoicing v baseline priced profile</text:p>
          </table:table-cell>
          <table:table-cell office:value-type="string" table:style-name="ce1">
            <text:p>+/- 2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TSSP/122 Command and Staff Trainer (CAST)</text:p>
          </table:table-cell>
          <table:table-cell office:value-type="string" table:style-name="ce1">
            <text:p>RAYTHEON SYSTEMS LIMITED</text:p>
          </table:table-cell>
          <table:table-cell office:value-type="string" table:style-name="ce1">
            <text:p>Collective Command and Staff Trainer (CAST) equipment planned requirements availability shall be one hundred percent (100%) at the start of each training day</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Sonar 2170 Follow On Support</text:p>
          </table:table-cell>
          <table:table-cell office:value-type="string" table:style-name="ce1">
            <text:p>ULTRA ELECTRONICS LIMITED</text:p>
          </table:table-cell>
          <table:table-cell office:value-type="string" table:style-name="ce1">
            <text:p>KPI 2 -Sonar 2022 Support - High Priority Safety</text:p>
          </table:table-cell>
          <table:table-cell office:value-type="string" table:style-name="ce1">
            <text:p>Less than 4 weeks<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DFAP/0024/053 - Supply &amp; Delivery of F-35 to Cyprus - August 2022</text:p>
          </table:table-cell>
          <table:table-cell office:value-type="string" table:style-name="ce1">
            <text:p>MOTOR OIL (HELLAS) CORINTH REFINERIES S.A</text:p>
          </table:table-cell>
          <table:table-cell office:value-type="string" table:style-name="ce1">
            <text:p>Delivery on time in full in accordance with the contracted Laycan and contracted volumes</text:p>
          </table:table-cell>
          <table:table-cell office:value-type="string" table:style-name="ce1">
            <text:p>on time in full 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TIDWORTH PFI WATER AND SEWERAGE AND SEWAGE PROJECT</text:p>
          </table:table-cell>
          <table:table-cell office:value-type="string" table:style-name="ce1">
            <text:p>VEOLIA WATER PROJECTS LTD</text:p>
          </table:table-cell>
          <table:table-cell office:value-type="string" table:style-name="ce1">
            <text:p>Leakages unresolved within 8hrs of reporting</text:p>
          </table:table-cell>
          <table:table-cell office:value-type="string" table:style-name="ce1">
            <text:p>99 percent or great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Project MITER</text:p>
          </table:table-cell>
          <table:table-cell office:value-type="string" table:style-name="ce1">
            <text:p>AMEYBRIGGS SERVICES LIMITED</text:p>
          </table:table-cell>
          <table:table-cell office:value-type="string" table:style-name="ce1">
            <text:p>Provide Unscheduled Maintenance: Contractor completed Unscheduled Maintenance and/or repairs to reinstate the Equipment and/or service to the Authority</text:p>
          </table:table-cell>
          <table:table-cell office:value-type="string" table:style-name="ce1">
            <text:p>B – 95 percent or above<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rmy Command</text:p>
          </table:table-cell>
          <table:table-cell office:value-type="string" table:style-name="ce1">
            <text:p>RECRUITING PARTNERING CONTRACT-HQLF2/1739</text:p>
          </table:table-cell>
          <table:table-cell office:value-type="string" table:style-name="ce1">
            <text:p>CAPITA BUSINESS SERVICES LTD</text:p>
          </table:table-cell>
          <table:table-cell office:value-type="string" table:style-name="ce1">
            <text:p>Recruitment of Officers: Demand/Delivery percentage</text:p>
          </table:table-cell>
          <table:table-cell office:value-type="string" table:style-name="ce1">
            <text:p>More than 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Provision of Professional Services to the DBS CIO Information Systems Lot 1</text:p>
          </table:table-cell>
          <table:table-cell office:value-type="string" table:style-name="ce1">
            <text:p>IBM UNITED KINGDOM LIMITED</text:p>
          </table:table-cell>
          <table:table-cell office:value-type="string" table:style-name="ce1">
            <text:p>Supplier to present written recommendations for improvements to ways of working or ideas for innovation to Chief Information Office Management Board every quarter. (Dates to be agreed on commencement of contract). </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SS/0125 - The Provision of Coating Supply and Advisory Services to support the In Service Support for Royal Fleet Auxiliary Vessels and Royal Navy Ocean Survey Vessel</text:p>
          </table:table-cell>
          <table:table-cell office:value-type="string" table:style-name="ce1">
            <text:p>INTERNATIONAL PAINT LTD</text:p>
          </table:table-cell>
          <table:table-cell office:value-type="string" table:style-name="ce1">
            <text:p>KPI 2 - Advisor Final Report<text:s/></text:p>
          </table:table-cell>
          <table:table-cell office:value-type="string" table:style-name="ce1">
            <text:p>On or before agreed timescale and signed off at 1st presentation<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MPS/025 - HEREA Lot 1</text:p>
          </table:table-cell>
          <table:table-cell office:value-type="string" table:style-name="ce1">
            <text:p>MACTAGGART <text:s/>SCOTT &amp; COMPANY LTD</text:p>
          </table:table-cell>
          <table:table-cell office:value-type="string" table:style-name="ce1">
            <text:p>Supply Chain Fitness-Repair</text:p>
          </table:table-cell>
          <table:table-cell office:value-type="string" table:style-name="ce1">
            <text:p>Equal to 98 per cent or above</text:p>
          </table:table-cell>
          <table:table-cell office:value-type="string" table:style-name="ce1">
            <text:p>Inadequate</text:p>
          </table:table-cell>
          <table:table-cell office:value-type="string" table:style-name="ce1">
            <text:p>No comment received from Contractor</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Future Defence Infrastructure Services (FDIS) - Hard FM Built Estate - South West Region</text:p>
          </table:table-cell>
          <table:table-cell office:value-type="string" table:style-name="ce1">
            <text:p>VIVO DEFENCE SERVICES LIMITED</text:p>
          </table:table-cell>
          <table:table-cell office:value-type="string" table:style-name="ce1">
            <text:p>Statutory and Mandatory Compliance</text:p>
          </table:table-cell>
          <table:table-cell office:value-type="string" table:style-name="ce1">
            <text:p>Acceptable Level of Performance = <text:s/>93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HESTIA South West Multi Activity Contract</text:p>
          </table:table-cell>
          <table:table-cell office:value-type="string" table:style-name="ce1">
            <text:p>COMPASS CONTRACT SERVICES (U.K.) LIMITED</text:p>
          </table:table-cell>
          <table:table-cell office:value-type="string" table:style-name="ce1">
            <text:p>Soft FM Satisfaction</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1">
            <text:p>97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Defence Fire and Rescue Services</text:p>
          </table:table-cell>
          <table:table-cell office:value-type="string" table:style-name="ce1">
            <text:p>CAPITA BUSINESS SERVICES LTD</text:p>
          </table:table-cell>
          <table:table-cell office:value-type="string" table:style-name="ce1">
            <text:p>Provision of appropriate fire prevention and protection capability i.e. Risk Management Plans, fire-safety related advice through telephone advice line or e-mail and timeliness of Fire Investigations, including measures such as the % of Fire Risk Assessments completed, the % of sites for which an Integrated Risk Management Plan has been produced and % of Fire Investigations that are completed within the target timescale.<text:s text:c="2"/></text:p>
          </table:table-cell>
          <table:table-cell office:value-type="string" table:style-name="ce1">
            <text:p>Greater than 8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Glider Support Contract</text:p>
          </table:table-cell>
          <table:table-cell office:value-type="string" table:style-name="ce1">
            <text:p>SERCO LIMITED</text:p>
          </table:table-cell>
          <table:table-cell office:value-type="string" table:style-name="ce1">
            <text:p>The Contractor must provide one [fuelled] Aerotow aircraft available for 90% of the Central Gliding School (CGS) Measure Points over a calendar month.</text:p>
          </table:table-cell>
          <table:table-cell office:value-type="string" table:style-name="ce1">
            <text:p>Greater or Equal than 9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rmy Command</text:p>
          </table:table-cell>
          <table:table-cell office:value-type="string" table:style-name="ce1">
            <text:p>FTS5/700040374 Provision of contracted solution to conduct Military Airworthiness Reviews (MAR)</text:p>
          </table:table-cell>
          <table:table-cell office:value-type="string" table:style-name="ce1">
            <text:p>ATKINS LIMITED</text:p>
          </table:table-cell>
          <table:table-cell office:value-type="string" table:style-name="ce1">
            <text:p>KPI 2 – Missed days/opportunities</text:p>
          </table:table-cell>
          <table:table-cell office:value-type="string" table:style-name="ce1">
            <text:p>Good progr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Miscellaneous Sonar Equipment Follow-on Support (MSE FoS)</text:p>
          </table:table-cell>
          <table:table-cell office:value-type="string" table:style-name="ce1">
            <text:p>SYSTEMS ENGINEERING &amp; ASSESSMENT LTD</text:p>
          </table:table-cell>
          <table:table-cell office:value-type="string" table:style-name="ce1">
            <text:p>Reliability 1 (REL1) - Number of Equipment Related Operational Defects (OpDefs) Raised</text:p>
          </table:table-cell>
          <table:table-cell office:value-type="string" table:style-name="ce1">
            <text:p>4 or less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Provision of Contractor Logistic Support for Outfit 4KMA</text:p>
          </table:table-cell>
          <table:table-cell office:value-type="string" table:style-name="ce1">
            <text:p>THALES UK LIMITED</text:p>
          </table:table-cell>
          <table:table-cell office:value-type="string" table:style-name="ce1">
            <text:p>Programme Management Performance (Quarterly Reports submitted 10 business days from end of Quarter etc)</text:p>
          </table:table-cell>
          <table:table-cell office:value-type="string" table:style-name="ce1">
            <text:p>99.99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FUTURE POWER-BFUC1/59.</text:p>
          </table:table-cell>
          <table:table-cell office:value-type="string" table:style-name="ce1">
            <text:p>POWERFIELD LIMITED</text:p>
          </table:table-cell>
          <table:table-cell office:value-type="string" table:style-name="ce1">
            <text:p>Key Performance Indicator 1B - Provision of Assets for Operation, Training and Additional Resource Bids</text:p>
          </table:table-cell>
          <table:table-cell office:value-type="string" table:style-name="ce1">
            <text:p>All Small Scale, Medium Scale – Non-Enduring, Medium Scale – Enduring and Additional Resource Bids to arrive on time for 3 of 3 months in Quart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OMBAT WATER SUPPLY SYSTEM (CWSS) PRIME CONTRACT FOR PROVISION AND SUPPORT OF EXPEDITIONARY WATER SERVICES</text:p>
          </table:table-cell>
          <table:table-cell office:value-type="string" table:style-name="ce1">
            <text:p>KELLOGG BROWN &amp; ROOT LIMITED</text:p>
          </table:table-cell>
          <table:table-cell office:value-type="string" table:style-name="ce1">
            <text:p>KPI 2a – Equipment Readiness  </text:p>
          </table:table-cell>
          <table:table-cell office:value-type="string" table:style-name="ce1">
            <text:p>(Green) All readiness targets Me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AIR TRAFFIC CONTROL SERVICES</text:p>
          </table:table-cell>
          <table:table-cell office:value-type="string" table:style-name="ce1">
            <text:p>NATS (EN ROUTE) PUBLIC LIMITED COMPANY</text:p>
          </table:table-cell>
          <table:table-cell office:value-type="string" table:style-name="ce1">
            <text:p>Record and Replay (R&amp;R) - Availability of the provision of R&amp;R Services within contracted timescales to RAF Air Traffic Control Officers within the monthly period</text:p>
          </table:table-cell>
          <table:table-cell office:value-type="string" table:style-name="ce1">
            <text:p>Greater than 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BATCM/0294 - Logistics Support Contract (LSC)</text:p>
          </table:table-cell>
          <table:table-cell office:value-type="string" table:style-name="ce1">
            <text:p>BABCOCK INTEGRATED TECHNOLOGY <text:s/>LIMITED</text:p>
          </table:table-cell>
          <table:table-cell office:value-type="string" table:style-name="ce1">
            <text:p>This KPI measures the proportion of Contractor deliveries that do not result in a Delivery Error. The Contractor shall report on delivery conformance against this KPI on a monthly basis.</text:p>
          </table:table-cell>
          <table:table-cell office:value-type="string" table:style-name="ce1">
            <text:p>The percentage of consignments delivered during the relevant month that do not result in a Delivery Error will be scored, a score of greater than or equal to 95 percent constitutes a pa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MCS/1053 Design, Supply and In-Service<text:s/></text:p>
            <text:p>Support (ISS) of<text:s/></text:p>
            <text:p>Oceanographic Reconnaissance<text:s/></text:p>
            <text:p>Combat Architecture (ORCA). SOR Item 1</text:p>
          </table:table-cell>
          <table:table-cell office:value-type="string" table:style-name="ce1">
            <text:p>THALES UK LIMITED</text:p>
          </table:table-cell>
          <table:table-cell office:value-type="string" table:style-name="ce1">
            <text:p>Availability</text:p>
          </table:table-cell>
          <table:table-cell office:value-type="string" table:style-name="ce1">
            <text:p>95 percent or higher over the Calculation Period</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PROVISION OF AIRCRAFT, INSTRUCTORS &amp; SERVICES TO SUPPORT UAS &amp; EFT, YRS 5 &amp; 6</text:p>
          </table:table-cell>
          <table:table-cell office:value-type="string" table:style-name="ce1">
            <text:p>BABCOCK AEROSPACE LIMITED</text:p>
          </table:table-cell>
          <table:table-cell office:value-type="string" table:style-name="ce1">
            <text:p>Number of Sorties not conducted due to aircraft availability</text:p>
          </table:table-cell>
          <table:table-cell office:value-type="string" table:style-name="ce1">
            <text:p>0 to 2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Provision of Marine Support to Range Safety and Aircrew Training (RSACT)</text:p>
          </table:table-cell>
          <table:table-cell office:value-type="string" table:style-name="ce1">
            <text:p>SMIT INTERNATIONAL (SCOTLAND) LTD</text:p>
          </table:table-cell>
          <table:table-cell office:value-type="string" table:style-name="ce1">
            <text:p>All tasks detailed at Section C of the Statement of Requirements (including Range Clearance and Safety, Operational Sea Training, Helicopter Training, Aircrew Training, Sea Survival Training and Marine Target Towing) meet the Customer’s requirement on the day and are in accordance with any operating guidelines and procedures provided by the Authority.</text:p>
          </table:table-cell>
          <table:table-cell office:value-type="string" table:style-name="ce1">
            <text:p>All tasks during the reporting period (quarterly) meet the Customer’s requirements on the da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MSS/030 - <text:s/>Spares, Repairs and Post Design Services of Equipment Fitted to RN Vessels</text:p>
          </table:table-cell>
          <table:table-cell office:value-type="string" table:style-name="ce1">
            <text:p>BAE SYSTEMS SURFACE SHIPS LIMITED</text:p>
          </table:table-cell>
          <table:table-cell office:value-type="string" table:style-name="ce1">
            <text:p>To Respond to Technical Queries</text:p>
          </table:table-cell>
          <table:table-cell office:value-type="string" table:style-name="ce1">
            <text:p>95 per cent or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Military Airworthiness Reviews</text:p>
          </table:table-cell>
          <table:table-cell office:value-type="string" table:style-name="ce1">
            <text:p>ATKINS LIMITED</text:p>
          </table:table-cell>
          <table:table-cell office:value-type="string" table:style-name="ce1">
            <text:p>Monthly performance reports produced and electronically distributed within the agreed timescales, subject to any agreed exceptions</text:p>
          </table:table-cell>
          <table:table-cell office:value-type="string" table:style-name="ce1">
            <text:p>Report received by 15th of the month</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MCS/NDP/017 - Technical Support to Naval Design Partnering (NDP)</text:p>
          </table:table-cell>
          <table:table-cell office:value-type="string" table:style-name="ce1">
            <text:p>ROSYTH ROYAL DOCKYARD LTD</text:p>
          </table:table-cell>
          <table:table-cell office:value-type="string" table:style-name="ce1">
            <text:p>Action Plan for Framework Growth and Change.<text:s/></text:p>
          </table:table-cell>
          <table:table-cell office:value-type="string" table:style-name="ce1">
            <text:p>Greater than 95 percent of actions 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MOD Connected PaaS (MCP)</text:p>
          </table:table-cell>
          <table:table-cell office:value-type="string" table:style-name="ce1">
            <text:p>PROLINX LIMITED</text:p>
          </table:table-cell>
          <table:table-cell office:value-type="string" table:style-name="ce1">
            <text:p>Average Application availability during core working hours where any application non-availability has not been caused by failure of the Infrastructure</text:p>
          </table:table-cell>
          <table:table-cell office:value-type="string" table:style-name="ce1">
            <text:p>9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STL</text:p>
          </table:table-cell>
          <table:table-cell office:value-type="string" table:style-name="ce1">
            <text:p>Electronic Warfare &amp; Cyber (EW&amp;C) Framework – Lot 4 - Trials and capability operation</text:p>
          </table:table-cell>
          <table:table-cell office:value-type="string" table:style-name="ce1">
            <text:p>QINETIQ LTD<text:s/></text:p>
          </table:table-cell>
          <table:table-cell office:value-type="string" table:style-name="ce1">
            <text:p>Quality of a Deliverable: Deliverables received within the Tasking Contract / Purchase Order which meet the acceptance criteria and are not rejected and measured in relation to agreed milestone payment plan.<text:s/></text:p>
          </table:table-cell>
          <table:table-cell office:value-type="string" table:style-name="ce1">
            <text:p>Deliverables received within the Tasking Contract / Purchase Order which meet the acceptance criteria and are not rejected and measured in relation to agreed milestone payment pla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CORSHAM DEVELOPMENT PROJECT</text:p>
          </table:table-cell>
          <table:table-cell office:value-type="string" table:style-name="ce1">
            <text:p>INTEQ SERVICES LTD.</text:p>
          </table:table-cell>
          <table:table-cell office:value-type="string" table:style-name="ce1">
            <text:p>Reactive Performance (Help Desk)</text:p>
          </table:table-cell>
          <table:table-cell office:value-type="string" table:style-name="ce1">
            <text:p>96 - 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LOT 17-HEATING,VENTILATION AND AIR CONDITIONING</text:p>
          </table:table-cell>
          <table:table-cell office:value-type="string" table:style-name="ce1">
            <text:p>DEVONPORT ROYAL DOCKYARD LIMITED</text:p>
          </table:table-cell>
          <table:table-cell office:value-type="string" table:style-name="ce1">
            <text:p>Spares</text:p>
          </table:table-cell>
          <table:table-cell office:value-type="string" table:style-name="ce1">
            <text:p>At least 98 percent</text:p>
          </table:table-cell>
          <table:table-cell office:value-type="string" table:style-name="ce1">
            <text:p>Inadequate</text:p>
          </table:table-cell>
          <table:table-cell office:value-type="string" table:style-name="ce1">
            <text:p>The supplier lateness on order delivery causing 75% of failures to customer, suppliers are in regular performance reviews to support improving future deliveries. Circa 20% had lack of pricing coverage due to validity expiring which meant some items required requoting. Around 5% of orders were placed with Babcock and the parts didn’t have an agreed Lead Time on the Statement Of Requirement</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ubmarine Delivery Agency</text:p>
          </table:table-cell>
          <table:table-cell office:value-type="string" table:style-name="ce1">
            <text:p>PEDT/0020 - A-Class Platform Complex Systems - Batch 1 Platform Management System (PMS) and Internal Communication System (ICS) Support</text:p>
          </table:table-cell>
          <table:table-cell office:value-type="string" table:style-name="ce1">
            <text:p>L3HARRIS MAPPS LIMITED</text:p>
          </table:table-cell>
          <table:table-cell office:value-type="string" table:style-name="ce1">
            <text:p>The timely arrival of Suitably Qualified Experienced Personnel to a required location</text:p>
          </table:table-cell>
          <table:table-cell office:value-type="string" table:style-name="ce1">
            <text:p>All On-Site Support provided within 72 hours to a UK location OR All site Support provided within the agreed timescale to a non-UK location OR for non-urgent attendance a suitable date will be agreed between the Parti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ubmarine Delivery Agency</text:p>
          </table:table-cell>
          <table:table-cell office:value-type="string" table:style-name="ce1">
            <text:p>SPARES INCLUSIVE UKEEP OF LOT 8 - SUBMARINE EQUIPMENT</text:p>
          </table:table-cell>
          <table:table-cell office:value-type="string" table:style-name="ce1">
            <text:p>DEVONPORT ROYAL DOCKYARD LIMITED</text:p>
          </table:table-cell>
          <table:table-cell office:value-type="string" table:style-name="ce1">
            <text:p>Percentage of Equipment Upkeep Maintenance Orders due for delivery in previous month Delivered On Time In Full</text:p>
          </table:table-cell>
          <table:table-cell office:value-type="string" table:style-name="ce1">
            <text:p>Greater than 98 percent delivery</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SPMAP/0102 Project MATCHA Procurement of Aircraft</text:p>
          </table:table-cell>
          <table:table-cell office:value-type="string" table:style-name="ce1">
            <text:p>AIRBUS HELICOPTERS UK LIMITED</text:p>
          </table:table-cell>
          <table:table-cell office:value-type="string" table:style-name="ce1">
            <text:p>KPI 1 - Aircraft Delivery</text:p>
          </table:table-cell>
          <table:table-cell office:value-type="string" table:style-name="ce1">
            <text:p>On time, delivered in accordance with agreed dates detailed in the Milestone Payment Pla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17 Synthetic Training Services. Formerly referred to as FsASTC/000138. Parent CPA.</text:p>
          </table:table-cell>
          <table:table-cell office:value-type="string" table:style-name="ce1">
            <text:p>BOEING DEFENCE UK LTD</text:p>
          </table:table-cell>
          <table:table-cell office:value-type="string" table:style-name="ce1">
            <text:p>Course Compliance Review</text:p>
          </table:table-cell>
          <table:table-cell office:value-type="string" table:style-name="ce1">
            <text:p>100 percent of Training Courses maintaining Unqualified Acceptance or Qualified Acceptance with Discrepancy Report (DR) Priority 3 shortfalls following Authority review in accordance with JSP 82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vision of National Accommodation Management Services for Service Families Ac</text:p>
          </table:table-cell>
          <table:table-cell office:value-type="string" table:style-name="ce1">
            <text:p>PINNACLE HOUSING LIMITED</text:p>
          </table:table-cell>
          <table:table-cell office:value-type="string" table:style-name="ce1">
            <text:p>Application Completions</text:p>
          </table:table-cell>
          <table:table-cell office:value-type="string" table:style-name="ce1">
            <text:p>90 percent or greater</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DIICM1/0002</text:p>
          </table:table-cell>
          <table:table-cell office:value-type="string" table:style-name="ce1">
            <text:p>ENTERPRISE SERVICES DEFENCE AND SECURITY UK LIMITED</text:p>
          </table:table-cell>
          <table:table-cell office:value-type="string" table:style-name="ce1">
            <text:p>Availability of Official Applications</text:p>
          </table:table-cell>
          <table:table-cell office:value-type="string" table:style-name="ce1">
            <text:p>99.9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rmy Command</text:p>
          </table:table-cell>
          <table:table-cell office:value-type="string" table:style-name="ce1">
            <text:p>Contractor Support to Chinook and Puma Force</text:p>
          </table:table-cell>
          <table:table-cell office:value-type="string" table:style-name="ce1">
            <text:p>MORSON HUMAN RESOURCES LIMITED</text:p>
          </table:table-cell>
          <table:table-cell office:value-type="string" table:style-name="ce1">
            <text:p>Deliver all outputs to expected quality.</text:p>
          </table:table-cell>
          <table:table-cell office:value-type="string" table:style-name="ce1">
            <text:p>No more than two (2) failures by the Contractor to deliver output to expected quality resulting in formal action via Quality Occurrence Report (QOR).</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The Provision of Print Management Services</text:p>
          </table:table-cell>
          <table:table-cell office:value-type="string" table:style-name="ce1">
            <text:p>CORPORATE DOCUMENT SERVICES <text:s/>LIMITED</text:p>
          </table:table-cell>
          <table:table-cell office:value-type="string" table:style-name="ce1">
            <text:p>The contractor delivers all print requirements to the agreed destination by the agreed date/time</text:p>
          </table:table-cell>
          <table:table-cell office:value-type="string" table:style-name="ce1">
            <text:p>greater than 99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Defence Aviation Conflict Awareness Planning Tool</text:p>
          </table:table-cell>
          <table:table-cell office:value-type="string" table:style-name="ce1">
            <text:p>BAE SYSTEMS (OPERATIONS) LIMITED</text:p>
          </table:table-cell>
          <table:table-cell office:value-type="string" table:style-name="ce1">
            <text:p>Service (system) availability greater than or equal to 99 percent</text:p>
          </table:table-cell>
          <table:table-cell office:value-type="string" table:style-name="ce1">
            <text:p>Greater than or equal to 95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VISION OF HARD FACILITIES MANAGEMENT (FM) SERVICE IN SUPPORT OF THE BRITISH FORCES STATIONED IN GERMANY</text:p>
          </table:table-cell>
          <table:table-cell office:value-type="string" table:style-name="ce1">
            <text:p>BABCOCK LAND DEFENCE LIMITED</text:p>
          </table:table-cell>
          <table:table-cell office:value-type="string" table:style-name="ce1">
            <text:p>Customer Satisfaction, completion of reactive tasks</text:p>
          </table:table-cell>
          <table:table-cell office:value-type="string" table:style-name="ce1">
            <text:p>90-100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Brize Norton Support Contract</text:p>
          </table:table-cell>
          <table:table-cell office:value-type="string" table:style-name="ce1">
            <text:p>SERCO LIMITED</text:p>
          </table:table-cell>
          <table:table-cell office:value-type="string" table:style-name="ce1">
            <text:p>Contractor Behaviours.<text:s/></text:p>
          </table:table-cell>
          <table:table-cell office:value-type="string" table:style-name="ce1">
            <text:p><text:s/>Greater than 50 percent of questionnaires received within 10 days &amp; majority 'Strongly Agree' or 'Agree'.</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VISION OF ENERGY TO RAF FYLINGDALES. FILE MIGRATION.</text:p>
          </table:table-cell>
          <table:table-cell office:value-type="string" table:style-name="ce1">
            <text:p>T.G. POWER LTD</text:p>
          </table:table-cell>
          <table:table-cell office:value-type="string" table:style-name="ce1">
            <text:p>Electrical Power Availability - Ensure that there is constant electrical power availability across the site (excluding scheduled maintenance of the Power House and test operation of the MOD Equipment)</text:p>
          </table:table-cell>
          <table:table-cell office:value-type="string" table:style-name="ce1">
            <text:p>99.95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Recruitment Information Technology System (RITS) Support</text:p>
          </table:table-cell>
          <table:table-cell office:value-type="string" table:style-name="ce1">
            <text:p>SIXWORKS LIMITED</text:p>
          </table:table-cell>
          <table:table-cell office:value-type="string" table:style-name="ce1">
            <text:p>Meet the response time for Priority 1 incidents (15 Minutes - 24/7*365).</text:p>
          </table:table-cell>
          <table:table-cell office:value-type="string" table:style-name="ce1">
            <text:p>Response time met in over 95 percent of cases</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Feb 2022, CO approval to add £52,246.545.15 to parent to facilitate BAU &amp; SP`s until contract end 2028. RCT= £140,349,401.92. Historical Payment correction is required of £2,701,475.67 to the CP&amp;F Header.)</text:p>
          </table:table-cell>
          <table:table-cell office:value-type="string" table:style-name="ce1">
            <text:p>RESTORE PLC</text:p>
          </table:table-cell>
          <table:table-cell office:value-type="string" table:style-name="ce1">
            <text:p>Delivery on Time (Percentage of total orders that meet 'contracted for' delivery time (no. of exceptions)).</text:p>
            <text:p>This is a binary KPI covering all deliverables under the contract and is either met or not.</text:p>
            <text:p/>
          </table:table-cell>
          <table:table-cell office:value-type="string" table:style-name="ce1">
            <text:p>Greater than or equal to 98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Surveillance and Target Acquisition Photographic Support</text:p>
          </table:table-cell>
          <table:table-cell office:value-type="string" table:style-name="ce1">
            <text:p>WAREHOUSE EXPRESS LIMITED</text:p>
          </table:table-cell>
          <table:table-cell office:value-type="string" table:style-name="ce1">
            <text:p>Maintenance of Equipment</text:p>
          </table:table-cell>
          <table:table-cell office:value-type="string" table:style-name="ce1">
            <text:p>95 percent and above</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TSSP/123- DFWES</text:p>
            <text:p>Amount agreed is a total Contract value and amount released covers all milestone payments for FY1 only. Child has been raised to cover FY2 - FY3.</text:p>
          </table:table-cell>
          <table:table-cell office:value-type="string" table:style-name="ce1">
            <text:p>SAAB AB</text:p>
          </table:table-cell>
          <table:table-cell office:value-type="string" table:style-name="ce1">
            <text:p>Availability</text:p>
          </table:table-cell>
          <table:table-cell office:value-type="string" table:style-name="ce1">
            <text:p>Greater than or equal to 95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NAVAL COMBAT SYSTEMS INTEGRATION SUPPORT SERVICE PHASE 2 (MCS2008)</text:p>
          </table:table-cell>
          <table:table-cell office:value-type="string" table:style-name="ce1">
            <text:p>BAE SYSTEMS SURFACE SHIPS LIMITED</text:p>
          </table:table-cell>
          <table:table-cell office:value-type="string" table:style-name="ce1">
            <text:p>KPI 2 - Core Task output performance: Quality, timeliness and responsiveness, assessed by MoD customer on Core Task completion.</text:p>
          </table:table-cell>
          <table:table-cell office:value-type="string" table:style-name="ce1">
            <text:p>90 percent or higher</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Programme Management &amp; Decision Support</text:p>
          </table:table-cell>
          <table:table-cell office:value-type="string" table:style-name="ce1">
            <text:p>CATALYZE LIMITED</text:p>
          </table:table-cell>
          <table:table-cell office:value-type="string" table:style-name="ce1">
            <text:p>KPI 2 - Sustained, timely and effective provision of Supplier enabling services<text:s/></text:p>
          </table:table-cell>
          <table:table-cell office:value-type="string" table:style-name="ce1">
            <text:p>Supplier approach, processes, tools and resources (Suitably Qualified and Experienced Personnel capacity) enable strategic support programme project teams to satisfactorily complete the activities required and within the agreed strategic support programme Lot 1 delivery plan and to the satisfaction of the associated Project Managers and SSP Programme Manager. •New posts are filled within 28 days of the desired start date. •No negative comments on enabling services received.</text:p>
            <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4 - Assured information infrastructure</text:p>
          </table:table-cell>
          <table:table-cell office:value-type="string" table:style-name="ce1">
            <text:p>QINETIQ LTD</text:p>
          </table:table-cell>
          <table:table-cell office:value-type="string" table:style-name="ce1">
            <text:p>Time to place a task: The timeliness of placing a Task is a key measure of the Contractor’s internal commercial agility and the technical ability of its supply chain by evidencing the effectiveness of the Contractor’s engagement with and management of its supply chain. It also evidences the Contractor’s ability to understand the requirement and its ability to provide timely accurate proposals to the Tasking Authority.</text:p>
          </table:table-cell>
          <table:table-cell office:value-type="string" table:style-name="ce1">
            <text:p>76 percent and above</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Provision of RAF Air and Space Power Training</text:p>
          </table:table-cell>
          <table:table-cell office:value-type="string" table:style-name="ce1">
            <text:p>UNIVERSITY OF PORTSMOUTH</text:p>
          </table:table-cell>
          <table:table-cell office:value-type="string" table:style-name="ce1">
            <text:p>Assessment- Contractor <text:s/>provides assessments as per agreed Assessment Specification (Aspecs)</text:p>
          </table:table-cell>
          <table:table-cell office:value-type="string" table:style-name="ce1">
            <text:p>99 percent of Learning Specification (Lspec) learning points achieved.</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LAND EQUIPMENT SERVICE PROVISION AND TRANSFORMATION CONTRACT-LECOM/1006.</text:p>
          </table:table-cell>
          <table:table-cell office:value-type="string" table:style-name="ce1">
            <text:p>BABCOCK LAND DEFENCE LIMITED</text:p>
          </table:table-cell>
          <table:table-cell office:value-type="string" table:style-name="ce1">
            <text:p>Inventory &amp; Repair Management</text:p>
            <text:p>Percentage of demands showing free stock available, validated as being issued within two calendar days of being placed on Stores System 3</text:p>
            <text:p/>
          </table:table-cell>
          <table:table-cell office:value-type="string" table:style-name="ce1">
            <text:p>Above 90 percent for all Runners and Repeaters (R&amp;R) and above 70percent for all Strangers and Aliens (S&amp;A)</text:p>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Future Defence Infrastructure Services (FDIS) - Hard FM Built Estate - Central Region</text:p>
          </table:table-cell>
          <table:table-cell office:value-type="string" table:style-name="ce1">
            <text:p>VIVO DEFENCE SERVICES LIMITED</text:p>
          </table:table-cell>
          <table:table-cell office:value-type="string" table:style-name="ce1">
            <text:p>Statutory and Mandatory Compliance</text:p>
          </table:table-cell>
          <table:table-cell office:value-type="string" table:style-name="ce1">
            <text:p>Acceptable Level of Performance = <text:s/>93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T45 INTEGRATED NAVIGATION BRIDGE SYSTEM (INBS) IN SERVICE SUPPORT</text:p>
          </table:table-cell>
          <table:table-cell office:value-type="string" table:style-name="ce1">
            <text:p>RAYTHEON SYSTEMS LIMITED</text:p>
          </table:table-cell>
          <table:table-cell office:value-type="string" table:style-name="ce1">
            <text:p>Provision of Reports and Deliverable Documentation</text:p>
          </table:table-cell>
          <table:table-cell office:value-type="string" table:style-name="ce1">
            <text:p>Monthly Progress Report received on time and to the satisfaction of the Authorit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Provision of Media Buying Services</text:p>
          </table:table-cell>
          <table:table-cell office:value-type="string" table:style-name="ce1">
            <text:p>OMD GROUP LIMITED</text:p>
          </table:table-cell>
          <table:table-cell office:value-type="string" table:style-name="ce1">
            <text:p>The Agency agrees Media Buying Brief specification to the End users’ satisfaction and in accordance with required standards, within the timescale agreed between the Client’s end user and the Agency.</text:p>
          </table:table-cell>
          <table:table-cell office:value-type="string" table:style-name="ce1">
            <text:p>98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Navy Command</text:p>
          </table:table-cell>
          <table:table-cell office:value-type="string" table:style-name="ce1">
            <text:p>Scylla Demonstration</text:p>
          </table:table-cell>
          <table:table-cell office:value-type="string" table:style-name="ce1">
            <text:p>L3HARRIS AUTONOMOUS SURFACE VEHICLES <text:s/>LMITED</text:p>
          </table:table-cell>
          <table:table-cell office:value-type="string" table:style-name="ce1">
            <text:p>Provision of reports.</text:p>
          </table:table-cell>
          <table:table-cell office:value-type="string" table:style-name="ce1">
            <text:p>100 percent<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UEW/012 - DLS-R Procurement and Reliability In-Service Support of Diving Support Equipment</text:p>
          </table:table-cell>
          <table:table-cell office:value-type="string" table:style-name="ce1">
            <text:p>NORTHERN DIVER (INTERNATIONAL) LTD</text:p>
          </table:table-cell>
          <table:table-cell office:value-type="string" table:style-name="ce1">
            <text:p>Equipment repair delivered past required date</text:p>
          </table:table-cell>
          <table:table-cell office:value-type="string" table:style-name="ce1">
            <text:p>All equipment Repairs (Master Equipment and Items) delivered on time. (Green)<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SS/0145 - The In Service Support for RFA Wave Knight, RFA Wave Ruler, RFA Fort Austin, RFA Fort Rosalie and RFA Fort Victoria</text:p>
          </table:table-cell>
          <table:table-cell office:value-type="string" table:style-name="ce1">
            <text:p>CAMMELL LAIRD SHIPREPAIRERS &amp; SHIPBUILDERS LIMITED</text:p>
          </table:table-cell>
          <table:table-cell office:value-type="string" table:style-name="ce1">
            <text:p>Stores</text:p>
          </table:table-cell>
          <table:table-cell office:value-type="string" table:style-name="ce1">
            <text:p>100 percent delivery against contract Performance Indicator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Business Modernisation for Support Digital Transformation Partner (BMfS DTP) - Technology Services 2 Agreement RM3804</text:p>
          </table:table-cell>
          <table:table-cell office:value-type="string" table:style-name="ce1">
            <text:p>PA CONSULTING SERVICES LTD</text:p>
          </table:table-cell>
          <table:table-cell office:value-type="string" table:style-name="ce1">
            <text:p>Social value</text:p>
          </table:table-cell>
          <table:table-cell office:value-type="string" table:style-name="ce1">
            <text:p>Submitted on time<text:s/></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MSS/097 - Spares Inclusive Upkeep:<text:s/></text:p>
            <text:p>In-Service Support of<text:s/></text:p>
            <text:p>Submarine and Ship Shaft Seals</text:p>
            <text:p/>
          </table:table-cell>
          <table:table-cell office:value-type="string" table:style-name="ce1">
            <text:p>WARTSILA UK LIMITED</text:p>
          </table:table-cell>
          <table:table-cell office:value-type="string" table:style-name="ce1">
            <text:p>Standard Purchase Order Lead time - Spares</text:p>
          </table:table-cell>
          <table:table-cell office:value-type="string" table:style-name="ce1">
            <text:p>95 per cent or above</text:p>
          </table:table-cell>
          <table:table-cell office:value-type="string" table:style-name="ce1">
            <text:p>Inadequate</text:p>
          </table:table-cell>
          <table:table-cell office:value-type="string" table:style-name="ce1">
            <text:p>For each month only one order placed/Late</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ONTRACTOR LOGISTIC SUPPORT FOR VAP 60 POWERED LOADING SYSTEM</text:p>
          </table:table-cell>
          <table:table-cell office:value-type="string" table:style-name="ce1">
            <text:p>EQUIPOS INDUSTRIALES DE MANUTENCION SA (EINSA)</text:p>
          </table:table-cell>
          <table:table-cell office:value-type="string" table:style-name="ce1">
            <text:p>The Authority requires the Contractor to <text:s/>sustain the in-service total Powered Weapons Loader (Vehicle Automotive Propulsion 60) fleet availability at a minimum of 95 percent over the life of the contract.</text:p>
          </table:table-cell>
          <table:table-cell office:value-type="string" table:style-name="ce1">
            <text:p>95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MoD Commercial Delivery Partner (Comm DP)</text:p>
          </table:table-cell>
          <table:table-cell office:value-type="string" table:style-name="ce1">
            <text:p>TURNER &amp; TOWNSEND CONSULTING LIMITED</text:p>
          </table:table-cell>
          <table:table-cell office:value-type="string" table:style-name="ce1">
            <text:p>Delivery against monthly, quarterly reporting which supports KPI data + CO reporting where required.</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Provision of Configuration Accounting Services for Royal Navy (RN) and Royal Fleet Auxiliary (RFA) Surface Ships</text:p>
          </table:table-cell>
          <table:table-cell office:value-type="string" table:style-name="ce1">
            <text:p>DEVONPORT ROYAL DOCKYARD LIMITED</text:p>
          </table:table-cell>
          <table:table-cell office:value-type="string" table:style-name="ce1">
            <text:p>Delivery of Surface ships database Document screening</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OIP/0070 – Headquarters Working Environment (HQWE) Support (DRASh)</text:p>
          </table:table-cell>
          <table:table-cell office:value-type="string" table:style-name="ce1">
            <text:p>HDT GLOBAL EUROPE LTD</text:p>
          </table:table-cell>
          <table:table-cell office:value-type="string" table:style-name="ce1">
            <text:p>Transportation</text:p>
          </table:table-cell>
          <table:table-cell office:value-type="string" table:style-name="ce1">
            <text:p>On time</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VISION OF WATER SEWERAGE AND SEWAGE DISPOSAL SERVICES</text:p>
          </table:table-cell>
          <table:table-cell office:value-type="string" table:style-name="ce1">
            <text:p>ANCALA WATER SERVICES (ESTATES) LIMITED</text:p>
          </table:table-cell>
          <table:table-cell office:value-type="string" table:style-name="ce1">
            <text:p>Collect and dispose of sewage and surface water safely and hygienically from all points of sewage and surface water receipt.</text:p>
          </table:table-cell>
          <table:table-cell office:value-type="string" table:style-name="ce1">
            <text:p>Greater than or equal to 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SS/0130- For the Design, Build and In-Service Support of the Royal Navy Patrol Launches</text:p>
          </table:table-cell>
          <table:table-cell office:value-type="string" table:style-name="ce1">
            <text:p>MARINE SPECIALISED TECHNOLOGY LIMITED</text:p>
          </table:table-cell>
          <table:table-cell office:value-type="string" table:style-name="ce1">
            <text:p>Achieve the required quality - The Patrol Launch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1">
            <text:p>Great than 8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Navy Command</text:p>
          </table:table-cell>
          <table:table-cell office:value-type="string" table:style-name="ce1">
            <text:p>Data Integration and Management</text:p>
          </table:table-cell>
          <table:table-cell office:value-type="string" table:style-name="ce1">
            <text:p>PALANTIR TECHNOLOGIES UK, LTD.</text:p>
          </table:table-cell>
          <table:table-cell office:value-type="string" table:style-name="ce1">
            <text:p>Knowledge Transfer and Transition</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A400M UK MEDIUM TERM AIRCRAFT IN SERVICE SUPPORT.</text:p>
          </table:table-cell>
          <table:table-cell office:value-type="string" table:style-name="ce1">
            <text:p>AIRBUS MILITARY SOCIEDAD LIMITADA</text:p>
          </table:table-cell>
          <table:table-cell office:value-type="string" table:style-name="ce1">
            <text:p>Sortie Incentive Ratio (SIR). This KPI refers to an incentivisation when a high level of performance is achieved. It is a measure of the Sorties that commence in a given week relative to those planned before the start of such week.<text:s/></text:p>
          </table:table-cell>
          <table:table-cell office:value-type="string" table:style-name="ce1">
            <text:p>Greater than 90 percent. The application of the Sortie Incentive Ratio (SIR) is such that where the SIR exceeds 90 percent (ninety percent) the Contractor shall be entitled to an incentive, according to a ratio of the number of sorties planned and the number of sorties achieved where the cancellation of any sortie is due to a technical reason.<text:s text:c="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Supply and Support of Medium Range Diver Propulsion Devices</text:p>
          </table:table-cell>
          <table:table-cell office:value-type="string" table:style-name="ce1">
            <text:p>LEVEL PEAKS ASSOCIATES LTD.</text:p>
          </table:table-cell>
          <table:table-cell office:value-type="string" table:style-name="ce1">
            <text:p>Contract Management Activities<text:s/></text:p>
          </table:table-cell>
          <table:table-cell office:value-type="string" table:style-name="ce1">
            <text:p>All PIs are scored green<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ACT/04370 Programme .HADES Region 2- Provision of Technical Support Services in South East of England.</text:p>
          </table:table-cell>
          <table:table-cell office:value-type="string" table:style-name="ce1">
            <text:p>BABCOCK AEROSPACE LIMITED</text:p>
          </table:table-cell>
          <table:table-cell office:value-type="string" table:style-name="ce1">
            <text:p>Service quality</text:p>
          </table:table-cell>
          <table:table-cell office:value-type="string" table:style-name="ce1">
            <text:p>98 percent and above</text:p>
          </table:table-cell>
          <table:table-cell office:value-type="string" table:style-name="ce1">
            <text:p>Good</text:p>
          </table:table-cell>
          <table:table-cell office:value-type="string" table:style-name="ce1">
            <text:p>Each KPI description covers a large number of sub-measures and overall performance rating is an aggregation of these.</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The Provision of IT Consumables</text:p>
          </table:table-cell>
          <table:table-cell office:value-type="string" table:style-name="ce1">
            <text:p>XMA LTD</text:p>
          </table:table-cell>
          <table:table-cell office:value-type="string" table:style-name="ce1">
            <text:p>Ordered Goods returned due to failure to conform to quality standards</text:p>
          </table:table-cell>
          <table:table-cell office:value-type="string" table:style-name="ce1">
            <text:p>1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THANKES OIL FUEL DEPOT , LOADING FACILITY AND FIRE FIGHTING</text:p>
          </table:table-cell>
          <table:table-cell office:value-type="string" table:style-name="ce1">
            <text:p>VOLKERSTEVIN LIMITED</text:p>
          </table:table-cell>
          <table:table-cell office:value-type="string" table:style-name="ce1">
            <text:p>Quality and Timing of Monthly Project reports</text:p>
          </table:table-cell>
          <table:table-cell office:value-type="string" table:style-name="ce1">
            <text:p>Greater than 99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rmy Command</text:p>
          </table:table-cell>
          <table:table-cell office:value-type="string" table:style-name="ce1">
            <text:p>CCCC19A28 Provision of a P3M Partner to support the Army Portfolio Office Transformation and P3M Capability Development + Extension Year</text:p>
          </table:table-cell>
          <table:table-cell office:value-type="string" table:style-name="ce1">
            <text:p>PA CONSULTING SERVICES LTD</text:p>
          </table:table-cell>
          <table:table-cell office:value-type="string" table:style-name="ce1">
            <text:p>KPI 7 - Reporting</text:p>
          </table:table-cell>
          <table:table-cell office:value-type="string" table:style-name="ce1">
            <text:p>The Supplier provides a monthly dashboard and quarterly written report in accordance with the Contract timescal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TSSP/123- DFWES</text:p>
            <text:p>Amount agreed is a total Contract value and amount released covers all milestone payments for FY1 only. Child has been raised to cover FY2 - FY3.</text:p>
          </table:table-cell>
          <table:table-cell office:value-type="string" table:style-name="ce1">
            <text:p>SAAB AB</text:p>
          </table:table-cell>
          <table:table-cell office:value-type="string" table:style-name="ce1">
            <text:p>Management Information</text:p>
          </table:table-cell>
          <table:table-cell office:value-type="string" table:style-name="ce1">
            <text:p>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TSSP/114 - Joint Command &amp; Staff Training (JCAST) - Linked to legacy RFQ 701267375</text:p>
          </table:table-cell>
          <table:table-cell office:value-type="string" table:style-name="ce1">
            <text:p>MASS CONSULTANTS LIMITED</text:p>
          </table:table-cell>
          <table:table-cell office:value-type="string" table:style-name="ce1">
            <text:p>Exercise planning - <text:s/>Ensure successful provision of the support software suite. Specifically, the Defence Exercise Programme, Observations, and reporting software, outside of exercise time.</text:p>
          </table:table-cell>
          <table:table-cell office:value-type="string" table:style-name="ce1">
            <text:p>Planning of exercises to be at least 90 percent complete at time of exercis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Navy Command</text:p>
          </table:table-cell>
          <table:table-cell office:value-type="string" table:style-name="ce1">
            <text:p>AESAS - Provision of Aircraft Engineering Support and Airfield Services at Royal Naval Air Stations Yeovilton and Culdrose</text:p>
          </table:table-cell>
          <table:table-cell office:value-type="string" table:style-name="ce1">
            <text:p>SERCO LIMITED</text:p>
          </table:table-cell>
          <table:table-cell office:value-type="string" table:style-name="ce1">
            <text:p>Aircraft Engineering Service Delivery</text:p>
          </table:table-cell>
          <table:table-cell office:value-type="string" table:style-name="ce1">
            <text:p>100 percent delivery without issu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rmy Command</text:p>
          </table:table-cell>
          <table:table-cell office:value-type="string" table:style-name="ce1">
            <text:p>VERITAS Enduring IT Support</text:p>
          </table:table-cell>
          <table:table-cell office:value-type="string" table:style-name="ce1">
            <text:p>TECHMODAL LIMITED</text:p>
          </table:table-cell>
          <table:table-cell office:value-type="string" table:style-name="ce1">
            <text:p>The Contractor must provide all release related documentation covered under Appendix 1 to Annex A to Schedule 2, 4.2 and Annex A to Schedule 2; Paragraph 29.e within the agreed timeframe.</text:p>
          </table:table-cell>
          <table:table-cell office:value-type="string" table:style-name="ce1">
            <text:p>All documents received within two (2) working days of agreed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ESIGN CONSTRUCTION FINANCING MANAGEMENT AND DELIVERY OF SERVICED ACCOMODATION AT COLCHESTER</text:p>
          </table:table-cell>
          <table:table-cell office:value-type="string" table:style-name="ce1">
            <text:p>RMPA SERVICES PLC</text:p>
          </table:table-cell>
          <table:table-cell office:value-type="string" table:style-name="ce1">
            <text:p>Cleaning as defined in dictionary. It comprises a number of measures, e.g. “skirting boards free of dirt, dust etc”.</text:p>
          </table:table-cell>
          <table:table-cell office:value-type="string" table:style-name="ce1">
            <text:p><text:s/>Greater than 90 percent</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PROVISION OF LOGISTICS MOVEMENT SUPPORT SERVICES FOR BRITISH FORCES CYPRUS &amp; SOVEREIGN BASE AREA</text:p>
          </table:table-cell>
          <table:table-cell office:value-type="string" table:style-name="ce1">
            <text:p>CPPC LOGISTIC GROUP OF COMPANIES LIMITED</text:p>
          </table:table-cell>
          <table:table-cell office:value-type="string" table:style-name="ce1">
            <text:p>Demand Order Form receipted and accepted by the Contractor.</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MCS/2016 <text:s/>- In-Service Support for Maritime Training Systems Through-Life Availability &amp; Support Services (MARTASS)</text:p>
          </table:table-cell>
          <table:table-cell office:value-type="string" table:style-name="ce1">
            <text:p>DEVONPORT ROYAL DOCKYARD LIMITED</text:p>
          </table:table-cell>
          <table:table-cell office:value-type="string" table:style-name="ce1">
            <text:p>TECHNICAL SUPPORT SERVICE - TELEPHONE SUPPORT delivered within agreed service working hours and response times. <text:s/>Timed response: From initiation by school to the first Field Service Engineer reply.</text:p>
          </table:table-cell>
          <table:table-cell office:value-type="string" table:style-name="ce1">
            <text:p>Initial Engineer response shown to be within 2 hou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rmy Command</text:p>
          </table:table-cell>
          <table:table-cell office:value-type="string" table:style-name="ce1">
            <text:p>AFC HARROGATE PFI CONTRACT.</text:p>
          </table:table-cell>
          <table:table-cell office:value-type="string" table:style-name="ce1">
            <text:p>DEFENCE TRAINING SERVICES LIMITED</text:p>
          </table:table-cell>
          <table:table-cell office:value-type="string" table:style-name="ce1">
            <text:p>Estates Management - Serial 5.12 - Operate a reactive repair system which includes a 24 Hours call out system to effect emergency repairs.</text:p>
          </table:table-cell>
          <table:table-cell office:value-type="string" table:style-name="ce1">
            <text:p>98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BATCM/0298 Design Services Contract (DSC)</text:p>
          </table:table-cell>
          <table:table-cell office:value-type="string" table:style-name="ce1">
            <text:p>GENERAL DYNAMICS UNITED KINGDOM LIMITED</text:p>
          </table:table-cell>
          <table:table-cell office:value-type="string" table:style-name="ce1">
            <text:p>All documentation relating to the system and the Design Authority role shall be maintained to quality, delivered on time and available on BUCK+. This includes non-standard documentation and Technical Bulletins in support of both peace-keeping and operational activities.<text:s/></text:p>
          </table:table-cell>
          <table:table-cell office:value-type="string" table:style-name="ce1">
            <text:p>95 % achievement of milestones declared in the Forward Programme of Work, as defined in Schedule 6, KPI tabl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Navy Command</text:p>
          </table:table-cell>
          <table:table-cell office:value-type="string" table:style-name="ce1">
            <text:p>Ship for Trials and Autonomy Development.</text:p>
          </table:table-cell>
          <table:table-cell office:value-type="string" table:style-name="ce1">
            <text:p>DAMEN WORKBOATS B.V.</text:p>
          </table:table-cell>
          <table:table-cell office:value-type="string" table:style-name="ce1">
            <text:p>Time to respond to reports of defects<text:s/></text:p>
          </table:table-cell>
          <table:table-cell office:value-type="string" table:style-name="ce1">
            <text:p>Within 24 Hours<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STL</text:p>
          </table:table-cell>
          <table:table-cell office:value-type="string" table:style-name="ce1">
            <text:p>Electronic Warfare &amp; Cyber (EW&amp;C) Framework – Lot 4 - Trials and capability operation</text:p>
          </table:table-cell>
          <table:table-cell office:value-type="string" table:style-name="ce1">
            <text:p>QINETIQ LTD<text:s/></text:p>
          </table:table-cell>
          <table:table-cell office:value-type="string" table:style-name="ce1">
            <text:p>Timeliness of a Deliverable: Timeliness of Deliverable(s) in a Tasking Contract / Purchase Order that are on time to the due date specified within the call-off tasking form part B and purchase order.<text:s/></text:p>
          </table:table-cell>
          <table:table-cell office:value-type="string" table:style-name="ce1">
            <text:p>Deliverables received on time within the Tasking Contract / Purchase Order and measured in relation to agreed milestone payment pla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ject Management Support for SLAMIS</text:p>
          </table:table-cell>
          <table:table-cell office:value-type="string" table:style-name="ce1">
            <text:p>SOPRA STERIA LIMITED</text:p>
          </table:table-cell>
          <table:table-cell office:value-type="string" table:style-name="ce1">
            <text:p>Submission of Weekly Engagement Reports</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Provision of Marine Support to Range Safety and Aircrew Training (RSACT)</text:p>
          </table:table-cell>
          <table:table-cell office:value-type="string" table:style-name="ce1">
            <text:p>SMIT INTERNATIONAL (SCOTLAND) LTD</text:p>
          </table:table-cell>
          <table:table-cell office:value-type="string" table:style-name="ce1">
            <text:p>All tasks detailed at Section C of the Statement of Requirements (including Range Clearance and Safety, Operational Sea Training, Helicopter Training, Aircrew Training, Sea Survival Training and Marine Target Towing) are delivered in accordance with contractually agreed timescales.<text:s/></text:p>
          </table:table-cell>
          <table:table-cell office:value-type="string" table:style-name="ce1">
            <text:p>All tasks delivered on time during the reporting period (quarterl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rmy Command</text:p>
          </table:table-cell>
          <table:table-cell office:value-type="string" table:style-name="ce1">
            <text:p>ROYAL SCHOOL OF MITITARY ENGINEERING (RSME) PUBLIC PRIVATE PARTNERSHIP (PPP) PROJECT-CB/ARTDIPT/054</text:p>
          </table:table-cell>
          <table:table-cell office:value-type="string" table:style-name="ce1">
            <text:p>HOLDFAST TRAINING SERVICES LIMITED</text:p>
          </table:table-cell>
          <table:table-cell office:value-type="string" table:style-name="ce1">
            <text:p>The Contractor shall provide Physical asset maintenance; Infrastructure maintenance; Utilities infrastructure maintenance; Utilities management; Miscellaneous asset management; Grounds maintenance; Miscellaneous services.</text:p>
          </table:table-cell>
          <table:table-cell office:value-type="string" table:style-name="ce1">
            <text:p>95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FDIS REGIONAL ACCOMMODATION MAINTENANCE SERVICES FOR SOUTH EAST REGION</text:p>
          </table:table-cell>
          <table:table-cell office:value-type="string" table:style-name="ce1">
            <text:p>VIVO DEFENCE SERVICES LIMITED</text:p>
          </table:table-cell>
          <table:table-cell office:value-type="string" table:style-name="ce1">
            <text:p>Right First Time</text:p>
          </table:table-cell>
          <table:table-cell office:value-type="string" table:style-name="ce1">
            <text:p>85 percent or greater</text:p>
          </table:table-cell>
          <table:table-cell office:value-type="string" table:style-name="ce1">
            <text:p>Approaching Target</text:p>
          </table:table-cell>
          <table:table-cell office:value-type="string" table:style-name="ce1">
            <text:p>There has been a consistent improvement in performance since In Service Date. This will continue to be monitored going forward.<text:s/></text:p>
            <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SA/1100 - AVAILABILITY BASED, IN SERVICE SUPPORT FOR COMMS EQUIPMENT</text:p>
          </table:table-cell>
          <table:table-cell office:value-type="string" table:style-name="ce1">
            <text:p>THALES UK LIMITED</text:p>
          </table:table-cell>
          <table:table-cell office:value-type="string" table:style-name="ce1">
            <text:p>Response to S2022s – respond within the stated timeframes.</text:p>
          </table:table-cell>
          <table:table-cell office:value-type="string" table:style-name="ce1">
            <text:p>No High Priority Safety S2022s overdue and no more than 4 Priority / Routine / Information S2022s overdu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CORSHAM DEVELOPMENT PROJECT</text:p>
          </table:table-cell>
          <table:table-cell office:value-type="string" table:style-name="ce1">
            <text:p>INTEQ SERVICES LTD.</text:p>
          </table:table-cell>
          <table:table-cell office:value-type="string" table:style-name="ce1">
            <text:p>Non Statutory Planned Preventative Maintenance Performance</text:p>
          </table:table-cell>
          <table:table-cell office:value-type="string" table:style-name="ce1">
            <text:p>96 - 100 percent</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PHOENIX II</text:p>
          </table:table-cell>
          <table:table-cell office:value-type="string" table:style-name="ce1">
            <text:p>BABCOCK LAND DEFENCE LIMITED</text:p>
          </table:table-cell>
          <table:table-cell office:value-type="string" table:style-name="ce1">
            <text:p>Request for Transport (Quoted Rate)</text:p>
          </table:table-cell>
          <table:table-cell office:value-type="string" table:style-name="ce1">
            <text:p>100 percent - 99.3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Surveillance Target Acquisition Support</text:p>
          </table:table-cell>
          <table:table-cell office:value-type="string" table:style-name="ce1">
            <text:p>QIOPTIQ LTD</text:p>
          </table:table-cell>
          <table:table-cell office:value-type="string" table:style-name="ce1">
            <text:p>Spares Demand Fulfilment Percentage</text:p>
          </table:table-cell>
          <table:table-cell office:value-type="string" table:style-name="ce1">
            <text:p>7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SS/0160 - Boats In-Service Support (8) - Faslane</text:p>
          </table:table-cell>
          <table:table-cell office:value-type="string" table:style-name="ce1">
            <text:p>HOLYHEAD MARINE SERVICES LIMITED</text:p>
          </table:table-cell>
          <table:table-cell office:value-type="string" table:style-name="ce1">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1">
            <text:p>Greater than 85 percent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Navy Command</text:p>
          </table:table-cell>
          <table:table-cell office:value-type="string" table:style-name="ce1">
            <text:p>Scylla Demonstration</text:p>
          </table:table-cell>
          <table:table-cell office:value-type="string" table:style-name="ce1">
            <text:p>L3HARRIS AUTONOMOUS SURFACE VEHICLES <text:s/>LMITED</text:p>
          </table:table-cell>
          <table:table-cell office:value-type="string" table:style-name="ce1">
            <text:p>Attend Bi-Weekly project progress reviews, maintain a risk mitigation plan with clear actions and clearly communicate decisions with stakeholders.</text:p>
          </table:table-cell>
          <table:table-cell office:value-type="string" table:style-name="ce1">
            <text:p>100 percent<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FDIS REGIONAL ACCOMMODATION MAINTENANCE SERVICES CENTRAL REGION</text:p>
          </table:table-cell>
          <table:table-cell office:value-type="string" table:style-name="ce1">
            <text:p>AMEY DEFENCE SERVICES LIMITED</text:p>
          </table:table-cell>
          <table:table-cell office:value-type="string" table:style-name="ce1">
            <text:p>Right First Time</text:p>
          </table:table-cell>
          <table:table-cell office:value-type="string" table:style-name="ce1">
            <text:p>85 percent or greater</text:p>
          </table:table-cell>
          <table:table-cell office:value-type="string" table:style-name="ce1">
            <text:p>Approaching Target</text:p>
          </table:table-cell>
          <table:table-cell office:value-type="string" table:style-name="ce1">
            <text:p>11214 Tasks raised with 9369 being calculated as First Time Fix. This is an unmitigated measure of performance, further data analysis suggests the mitigated value would increase to between 88 to 92%</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SS/0146 - The In Service Support for RFA Lyme Bay, RFA Mounts Bay, RFA Cardigan Bay, RFA Argus and HMS Scott</text:p>
          </table:table-cell>
          <table:table-cell office:value-type="string" table:style-name="ce1">
            <text:p>A&amp;P GROUP LIMITED</text:p>
          </table:table-cell>
          <table:table-cell office:value-type="string" table:style-name="ce1">
            <text:p>Stores</text:p>
          </table:table-cell>
          <table:table-cell office:value-type="string" table:style-name="ce1">
            <text:p>100 percent delivery against contract Performance Indicator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SA/1089 LSDA</text:p>
          </table:table-cell>
          <table:table-cell office:value-type="string" table:style-name="ce1">
            <text:p>ROHDE &amp; SCHWARZ UK LIMITED</text:p>
          </table:table-cell>
          <table:table-cell office:value-type="string" table:style-name="ce1">
            <text:p>Spares</text:p>
          </table:table-cell>
          <table:table-cell office:value-type="string" table:style-name="ce1">
            <text:p>100 Percent of Performance Indicator's marked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SEOC/0001 - NATO Codification of Materiel and Digitisation of Source Data</text:p>
          </table:table-cell>
          <table:table-cell office:value-type="string" table:style-name="ce1">
            <text:p>CENTRAL MANAGEMENT CATALOGUE AGENCY (U K) LTD</text:p>
          </table:table-cell>
          <table:table-cell office:value-type="string" table:style-name="ce1">
            <text:p>Quality Performance</text:p>
          </table:table-cell>
          <table:table-cell office:value-type="string" table:style-name="ce1">
            <text:p>99.5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Sonar 2170 Follow On Support</text:p>
          </table:table-cell>
          <table:table-cell office:value-type="string" table:style-name="ce1">
            <text:p>ULTRA ELECTRONICS LIMITED</text:p>
          </table:table-cell>
          <table:table-cell office:value-type="string" table:style-name="ce1">
            <text:p>Operational Defect SUPPORT - Operational Defect Rectification Plan</text:p>
            <text:p/>
          </table:table-cell>
          <table:table-cell office:value-type="string" table:style-name="ce1">
            <text:p>Less than 2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IME CONTRACT INFRASTRUCTURE SUPPORT PROVIDER (PC ISP) CYPRUS, GIBRALTAR, FALKLAND ISLANDS AND ASCENSION ISLAND</text:p>
          </table:table-cell>
          <table:table-cell office:value-type="string" table:style-name="ce1">
            <text:p>MITIE (DEFENCE) LIMITED</text:p>
          </table:table-cell>
          <table:table-cell office:value-type="string" table:style-name="ce1">
            <text:p>Complete statutory tasks and inspections within stated timescale.</text:p>
          </table:table-cell>
          <table:table-cell office:value-type="string" table:style-name="ce1">
            <text:p>100 percent</text:p>
          </table:table-cell>
          <table:table-cell office:value-type="string" table:style-name="ce1">
            <text:p>Approaching Target</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SA/1100 - AVAILABILITY BASED, IN SERVICE SUPPORT FOR COMMS EQUIPMENT</text:p>
          </table:table-cell>
          <table:table-cell office:value-type="string" table:style-name="ce1">
            <text:p>THALES UK LIMITED</text:p>
          </table:table-cell>
          <table:table-cell office:value-type="string" table:style-name="ce1">
            <text:p>Service Delivery – respond to Operational Deficiencies (OPDEFs) within the timelines detailed at the Statement of Work (SOW)</text:p>
          </table:table-cell>
          <table:table-cell office:value-type="string" table:style-name="ce1">
            <text:p>No Category A or Category B Operational Deficiency (OpDef) Formal response with plan overdue in accordance with the timelines detailed in Appendix 2 to the Statement of Work (SOW) at Annex A1 to the Contract. And no more than 1 Category C Operational Deficiency (OpDef) Formal response with plan overdue in accordance with the timelines detailed in Appendix 2 to the Statement of Work (SOW) at Annex A1 to the Contrac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rmy Command</text:p>
          </table:table-cell>
          <table:table-cell office:value-type="string" table:style-name="ce1">
            <text:p>Army Efficiency Delivery Partner</text:p>
          </table:table-cell>
          <table:table-cell office:value-type="string" table:style-name="ce1">
            <text:p>NEWTON EUROPE LIMITED</text:p>
          </table:table-cell>
          <table:table-cell office:value-type="string" table:style-name="ce1">
            <text:p>The Delivery Partner will ensure attendance at all required governance meetings and reporting meetings in accordance with the agreed attendance schedule known as Annex A</text:p>
          </table:table-cell>
          <table:table-cell office:value-type="string" table:style-name="ce1">
            <text:p>Achieved 90 percent or above Contractor nominated attendance for reporting period month</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Provision of Configuration Accounting Services for Royal Navy (RN) and Royal Fleet Auxiliary (RFA) Surface Ships</text:p>
          </table:table-cell>
          <table:table-cell office:value-type="string" table:style-name="ce1">
            <text:p>DEVONPORT ROYAL DOCKYARD LIMITED</text:p>
          </table:table-cell>
          <table:table-cell office:value-type="string" table:style-name="ce1">
            <text:p>System Availability</text:p>
          </table:table-cell>
          <table:table-cell office:value-type="string" table:style-name="ce1">
            <text:p>99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STL</text:p>
          </table:table-cell>
          <table:table-cell office:value-type="string" table:style-name="ce1">
            <text:p>Electronic Warfare &amp; Cyber (EW&amp;C) Framework – Lot 1 - Engineering design, manufacture and assessment<text:s/></text:p>
          </table:table-cell>
          <table:table-cell office:value-type="string" table:style-name="ce1">
            <text:p>LEONARDO MW LTD</text:p>
          </table:table-cell>
          <table:table-cell office:value-type="string" table:style-name="ce1">
            <text:p>Spend Sub-Contracted for each core capability lot. Between 40 percent and 60 percent (inclusive) of discharged Spend Sub-Contracted for each core capability lot. Percentage of Spend on Sub-Contracts discharged through each core capability lot per Quarter.</text:p>
          </table:table-cell>
          <table:table-cell office:value-type="string" table:style-name="ce1">
            <text:p>Between 40 percent and 60 percent (inclusive) of discharged Spend Sub-Contracted for each core capability lo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STL</text:p>
          </table:table-cell>
          <table:table-cell office:value-type="string" table:style-name="ce1">
            <text:p>Serapis Framework Agreement - Lot 6 - Understand</text:p>
          </table:table-cell>
          <table:table-cell office:value-type="string" table:style-name="ce1">
            <text:p>FRAZER-NASH CONSULTANCY LTD</text:p>
          </table:table-cell>
          <table:table-cell office:value-type="string" table:style-name="ce1">
            <text:p>Timeliness of Deliverables: Timeliness of Deliverables is a key measure of the Contractor(s’) ability to perform its contractual duties on-time and in-full.</text:p>
          </table:table-cell>
          <table:table-cell office:value-type="string" table:style-name="ce1">
            <text:p>76 percent and above</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Engineering Delivery Partner (EDP/001)</text:p>
          </table:table-cell>
          <table:table-cell office:value-type="string" table:style-name="ce1">
            <text:p>QINETIQ LIMITED</text:p>
          </table:table-cell>
          <table:table-cell office:value-type="string" table:style-name="ce1">
            <text:p>Quality of Tasks</text:p>
          </table:table-cell>
          <table:table-cell office:value-type="string" table:style-name="ce1">
            <text:p>100-95 percent of tasks acceptable</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Navy Command</text:p>
          </table:table-cell>
          <table:table-cell office:value-type="string" table:style-name="ce1">
            <text:p>MWC ASTRID Hub - annual tasking for analysis to LOL each FY.</text:p>
          </table:table-cell>
          <table:table-cell office:value-type="string" table:style-name="ce1">
            <text:p>BAE SYSTEMS (OPERATIONS) LIMITED</text:p>
          </table:table-cell>
          <table:table-cell office:value-type="string" table:style-name="ce1">
            <text:p>Value for Money evidence<text:s/></text:p>
          </table:table-cell>
          <table:table-cell office:value-type="string" table:style-name="ce1">
            <text:p>100-76 percent<text:s/></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Lightning ALIS Integration</text:p>
          </table:table-cell>
          <table:table-cell office:value-type="string" table:style-name="ce1">
            <text:p>BAE SYSTEMS (OPERATIONS) LIMITED</text:p>
          </table:table-cell>
          <table:table-cell office:value-type="string" table:style-name="ce1">
            <text:p>Availability of Representative Test Environment</text:p>
          </table:table-cell>
          <table:table-cell office:value-type="string" table:style-name="ce1">
            <text:p>95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MOD Connected PaaS (MCP)</text:p>
          </table:table-cell>
          <table:table-cell office:value-type="string" table:style-name="ce1">
            <text:p>PROLINX LIMITED</text:p>
          </table:table-cell>
          <table:table-cell office:value-type="string" table:style-name="ce1">
            <text:p>Infrastructure supporting the availability of one or more applications during core working hours where any application non-availability has not been caused by failure of the Infrastructure is excluded</text:p>
          </table:table-cell>
          <table:table-cell office:value-type="string" table:style-name="ce1">
            <text:p>98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CONTRACTOR LOGISTIC SUPPORT FOR THE MARITIME MULTIMEDIA SYSTEM (PREVIOUSLY KNOWN AS COMMERCIAL STABILISED SATELLITE TV SYSTEM AND TV/SRE ON MARITIME PLATFORMS)</text:p>
          </table:table-cell>
          <table:table-cell office:value-type="string" table:style-name="ce1">
            <text:p>STS DEFENCE LIMITED</text:p>
          </table:table-cell>
          <table:table-cell office:value-type="string" table:style-name="ce1">
            <text:p>Faults/Damage Repairs (in accordance with Annex A, item 6.9 of the Statement of Requirement)</text:p>
          </table:table-cell>
          <table:table-cell office:value-type="string" table:style-name="ce1">
            <text:p>95-100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Programme Management &amp; Decision Support</text:p>
          </table:table-cell>
          <table:table-cell office:value-type="string" table:style-name="ce1">
            <text:p>CATALYZE LIMITED</text:p>
          </table:table-cell>
          <table:table-cell office:value-type="string" table:style-name="ce1">
            <text:p>KPI 3 - Sustained exemplary conduct and compliance</text:p>
          </table:table-cell>
          <table:table-cell office:value-type="string" table:style-name="ce1">
            <text:p>All staff provided by the supplier shall behave in an exemplary manor in accordance with statement of requirement section A.13.C and shall meet all training requirements within A.13.D and any other reasonably requested timelines around security clearances.<text:s/></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THE DEVELOPMENT OF THE SITE OF THE ALDERSHOT GARRISON, TIDWORTH, NETHERAVON AND BULFORD GARRISON, WARMINSTER GARRISON AND LARKHILL GARRISON AND THE PROVISION OF ASSOCIATED SUPPORT SERVICES</text:p>
          </table:table-cell>
          <table:table-cell office:value-type="string" table:style-name="ce1">
            <text:p>ASPIRE DEFENCE LIMITED</text:p>
          </table:table-cell>
          <table:table-cell office:value-type="string" table:style-name="ce1">
            <text:p>The level of satisfaction expressed by users of the contracted room space and services across the Project Allenby-Connaught estate, as measured by the Net Promoter Score</text:p>
          </table:table-cell>
          <table:table-cell office:value-type="string" table:style-name="ce1">
            <text:p>40 +</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PROVISION OF AIRCRAFT, INSTRUCTORS &amp; SERVICES TO SUPPORT UAS &amp; EFT, YRS 5 &amp; 6</text:p>
          </table:table-cell>
          <table:table-cell office:value-type="string" table:style-name="ce1">
            <text:p>BABCOCK AEROSPACE LIMITED</text:p>
          </table:table-cell>
          <table:table-cell office:value-type="string" table:style-name="ce1">
            <text:p>Number of planned Military Transport conveyance tasks not conducted by contractor</text:p>
          </table:table-cell>
          <table:table-cell office:value-type="string" table:style-name="ce1">
            <text:p>0 to 2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Navy Command</text:p>
          </table:table-cell>
          <table:table-cell office:value-type="string" table:style-name="ce1">
            <text:p>RN/RAF Recruitment Creative Services Agency</text:p>
          </table:table-cell>
          <table:table-cell office:value-type="string" table:style-name="ce1">
            <text:p>ENGINE PARTNERS UK LLP</text:p>
          </table:table-cell>
          <table:table-cell office:value-type="string" table:style-name="ce1">
            <text:p>Attendance at quarterly reviews<text:s/></text:p>
          </table:table-cell>
          <table:table-cell office:value-type="string" table:style-name="ce1">
            <text:p>98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PROVISION OF FLIGHT AND TASK PLANNING SOFTWARE APPLICATION TO SUPPORT THE STRATEGIC AIR TRANSPORT FLEET,ISTAR,RAFAT AND FT FLEETS</text:p>
          </table:table-cell>
          <table:table-cell office:value-type="string" table:style-name="ce1">
            <text:p>JEPPESEN U.K. LIMITED</text:p>
          </table:table-cell>
          <table:table-cell office:value-type="string" table:style-name="ce1">
            <text:p>System Availability</text:p>
          </table:table-cell>
          <table:table-cell office:value-type="string" table:style-name="ce1">
            <text:p>Greater than 99 percent</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Navy Command</text:p>
          </table:table-cell>
          <table:table-cell office:value-type="string" table:style-name="ce1">
            <text:p>Digital Service Programme Partner People and Public</text:p>
          </table:table-cell>
          <table:table-cell office:value-type="string" table:style-name="ce1">
            <text:p>E3 MEDIA LIMITED</text:p>
          </table:table-cell>
          <table:table-cell office:value-type="string" table:style-name="ce1">
            <text:p>Service Level Agreement – Response to incidents, within 20 mins</text:p>
          </table:table-cell>
          <table:table-cell office:value-type="string" table:style-name="ce1">
            <text:p>Within 20 mins<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Aircrew Training Facility at RAF Leeming</text:p>
          </table:table-cell>
          <table:table-cell office:value-type="string" table:style-name="ce1">
            <text:p>BAE SYSTEMS (OPERATIONS) LIMITED</text:p>
          </table:table-cell>
          <table:table-cell office:value-type="string" table:style-name="ce1">
            <text:p>Predictability – Time. Scheme Design submissions Aircrew Training Facility Design Submissions, Programme Compliance.</text:p>
          </table:table-cell>
          <table:table-cell office:value-type="string" table:style-name="ce1">
            <text:p>Scheme Design finished in accordance with the agreed contract programme estimate.</text:p>
          </table:table-cell>
          <table:table-cell office:value-type="string" table:style-name="ce1">
            <text:p>Approaching Target</text:p>
          </table:table-cell>
          <table:table-cell office:value-type="string" table:style-name="ce1">
            <text:p>RIBA 4 final submission due 28/02/23. Although this is overdue compared to the forecast submission date the quality of the output is expected to be at a satisfactory standard and there is no forecast impact to the overall programme schedule.</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Environmental Technical Advisor Lot 2</text:p>
          </table:table-cell>
          <table:table-cell office:value-type="string" table:style-name="ce1">
            <text:p>WSP (REAL ESTATE AND INFRASTRUCTURE) LIMITED</text:p>
          </table:table-cell>
          <table:table-cell office:value-type="string" table:style-name="ce1">
            <text:p>Commercial and Estates Project Manager (PM) will investigate the invoices against forecasting reports to see where forecasted spend is being achieved or has not be met. Supplier to provide an explanation on those targets that will not be met for the month. 'Invoiced' counts as actual work forecasted and completed.</text:p>
          </table:table-cell>
          <table:table-cell office:value-type="string" table:style-name="ce1">
            <text:p>96 percent &amp; ov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ubmarine Delivery Agency</text:p>
          </table:table-cell>
          <table:table-cell office:value-type="string" table:style-name="ce1">
            <text:p>MSS/064 Submarine Main Control and Equipment</text:p>
          </table:table-cell>
          <table:table-cell office:value-type="string" table:style-name="ce1">
            <text:p>DEVONPORT ROYAL DOCKYARD LIMITED</text:p>
          </table:table-cell>
          <table:table-cell office:value-type="string" table:style-name="ce1">
            <text:p>Delivery of Obsolescence Management and Reports.<text:s/></text:p>
            <text:p>Timely delivery of the annual contract review report, as described in Activity 5 and the monthly reports that will emanate from the successful utilisation of the screening of NATO Stock Numbers (NSNs) as described within the Activity<text:s/></text:p>
          </table:table-cell>
          <table:table-cell office:value-type="string" table:style-name="ce1">
            <text:p>All reports delivered to the Authority by the 10th of the following month<text:s text:c="4"/></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SUPPLY AND SUPPORT OF JOINT COMMON REMOTE VIEWING TERMINAL (JCRVT)</text:p>
          </table:table-cell>
          <table:table-cell office:value-type="string" table:style-name="ce1">
            <text:p>L-3 COMMUNICATIONS SYSTEMS- WEST</text:p>
          </table:table-cell>
          <table:table-cell office:value-type="string" table:style-name="ce1">
            <text:p>Safety and Environmental documentation up to date - The Contractor is to provide impact statement upon being informed by the Authority of legislation changes, relating to new substances added to REACH (Registration, Evaluation, Authorisation and Restriction of Chemicals) or RoHS (Restriction of Hazardous Substances) with regards to both safety and environmental aspects.<text:s/></text:p>
          </table:table-cell>
          <table:table-cell office:value-type="string" table:style-name="ce1">
            <text:p>Impact statement <text:s/>provided to the Authority within ten (10) working days of becoming informed of change.<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Surveillance and Target Acquisition Photographic Support</text:p>
          </table:table-cell>
          <table:table-cell office:value-type="string" table:style-name="ce1">
            <text:p>WAREHOUSE EXPRESS LIMITED</text:p>
          </table:table-cell>
          <table:table-cell office:value-type="string" table:style-name="ce1">
            <text:p>Resolution of Technical Queries</text:p>
          </table:table-cell>
          <table:table-cell office:value-type="string" table:style-name="ce1">
            <text:p>95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CSAP Command Staff Academic provision</text:p>
          </table:table-cell>
          <table:table-cell office:value-type="string" table:style-name="ce1">
            <text:p>KING'S COLLEGE LONDON</text:p>
          </table:table-cell>
          <table:table-cell office:value-type="string" table:style-name="ce1">
            <text:p>Delivery of changes to the Agreement in accordance with Schedule 8.2 (Change Control Procedure)</text:p>
          </table:table-cell>
          <table:table-cell office:value-type="string" table:style-name="ce1">
            <text:p>0 Service Poin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SS/0157 - Boats In-Service Support (5) - Royal Marines (RM) Tamar</text:p>
          </table:table-cell>
          <table:table-cell office:value-type="string" table:style-name="ce1">
            <text:p>GRIFFON HOVERWORK LIMITED</text:p>
          </table:table-cell>
          <table:table-cell office:value-type="string" table:style-name="ce1">
            <text:p>Achieve the Agreed Delivery Date - The Actual Delivery Date the boat or task was accepted by the Authority on, before or after the Agreed Delivery Date in the reporting calendar month</text:p>
          </table:table-cell>
          <table:table-cell office:value-type="string" table:style-name="ce1">
            <text:p>Greater than 85 percent-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JOINT SUPPORT SOLUTION 2 SUPPORT CONTRACT</text:p>
          </table:table-cell>
          <table:table-cell office:value-type="string" table:style-name="ce1">
            <text:p>BAE SYSTEMS SURFACE SHIPS LIMITED</text:p>
          </table:table-cell>
          <table:table-cell office:value-type="string" table:style-name="ce1">
            <text:p>KPI 2 - Operational Defect/Defect Repair (OPDEF/DEFREP) Rectification</text:p>
          </table:table-cell>
          <table:table-cell office:value-type="string" table:style-name="ce1">
            <text:p>Cat A - 1 day or less. Cat B 3 days or less. Cat C 14 days or l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MARCHWOOD CONCESSION AGREEEMENT. LONG TERM CONCESSION AT MARCHWOOD SEA MOUNTING CENTRE.</text:p>
          </table:table-cell>
          <table:table-cell office:value-type="string" table:style-name="ce1">
            <text:p>SOLENT GATEWAY LIMITED</text:p>
          </table:table-cell>
          <table:table-cell office:value-type="string" table:style-name="ce1">
            <text:p>Cargo security - Deviation from any security handling instructions specified in respect of such Cargo in the Booking Form.</text:p>
            <text:p/>
            <text:p/>
          </table:table-cell>
          <table:table-cell office:value-type="string" table:style-name="ce1">
            <text:p>Zero Breaches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ACADEMIC PROVIDER CONTRACT FOR DEFENCE ACADEMY - CBC(PI)/037</text:p>
          </table:table-cell>
          <table:table-cell office:value-type="string" table:style-name="ce1">
            <text:p>CRANFIELD UNIVERSITY</text:p>
          </table:table-cell>
          <table:table-cell office:value-type="string" table:style-name="ce1">
            <text:p>Service Requirement – Academic Registry - Undertake course administration. Performance Standard - Accurate Joining Instructions (JI’s) received by enrolled students by 20 Business Days prior to start of Courses.<text:s/></text:p>
          </table:table-cell>
          <table:table-cell office:value-type="string" table:style-name="ce1">
            <text:p>100 Percent<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Project Starter - Delivery of Line Items 1-9 and Options A1 and A2 and Option C and H</text:p>
          </table:table-cell>
          <table:table-cell office:value-type="string" table:style-name="ce1">
            <text:p>HARRIS CORPORATION</text:p>
          </table:table-cell>
          <table:table-cell office:value-type="string" table:style-name="ce1">
            <text:p>Repairs to STARTER Line Repairable Units (LRUs).</text:p>
          </table:table-cell>
          <table:table-cell office:value-type="string" table:style-name="ce1">
            <text:p>95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SUPPLY OF UK AGENCY FUEL CARDS</text:p>
          </table:table-cell>
          <table:table-cell office:value-type="string" table:style-name="ce1">
            <text:p>ALLSTAR BUSINESS SOLUTIONS LTD</text:p>
          </table:table-cell>
          <table:table-cell office:value-type="string" table:style-name="ce1">
            <text:p>Accurate and timely release of new and replacement cards</text:p>
          </table:table-cell>
          <table:table-cell office:value-type="string" table:style-name="ce1">
            <text:p>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DEFENCE FIXED TELECOMMUNICATIONS SERVICE (DFTS) CONTRACT NO SCSS2A/37 - VOICE, DATA, MOBILITY, VTC</text:p>
          </table:table-cell>
          <table:table-cell office:value-type="string" table:style-name="ce1">
            <text:p>BRITISH TELECOMMUNICATIONS PUBLIC LIMITED COMPANY</text:p>
          </table:table-cell>
          <table:table-cell office:value-type="string" table:style-name="ce1">
            <text:p>Secret Local Area Network Interconnection Service Standard UK</text:p>
          </table:table-cell>
          <table:table-cell office:value-type="string" table:style-name="ce1">
            <text:p>99.3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CONTRACT NO: HOCS4/00015</text:p>
            <text:p>FUTURE SERVICES DELIVERY CONTRACT</text:p>
            <text:p>relating to the provision of<text:s/></text:p>
            <text:p>Armed Forces Pay, Pensions, other Military HR Services and Administrative Services</text:p>
          </table:table-cell>
          <table:table-cell office:value-type="string" table:style-name="ce1">
            <text:p>SHARED SERVICES CONNECTED LTD</text:p>
          </table:table-cell>
          <table:table-cell office:value-type="string" table:style-name="ce1">
            <text:p>Pay (in accordance with the data held) Armed Forces pensions: to the right payee, the correct amount, at the correct time, to the right destination, for the correct period.</text:p>
          </table:table-cell>
          <table:table-cell office:value-type="string" table:style-name="ce1">
            <text:p>10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UEW/012 - DLS-R Procurement and Reliability In-Service Support of Diving Support Equipment</text:p>
          </table:table-cell>
          <table:table-cell office:value-type="string" table:style-name="ce1">
            <text:p>NORTHERN DIVER (INTERNATIONAL) LTD</text:p>
          </table:table-cell>
          <table:table-cell office:value-type="string" table:style-name="ce1">
            <text:p>Documents Supplied</text:p>
          </table:table-cell>
          <table:table-cell office:value-type="string" table:style-name="ce1">
            <text:p>Response provided:</text:p>
            <text:p>within 5 or fewer Working Days for all monthly documentation, including PM Dashboards and all documents (Schedule etc). Any further requests from the Authority for documents supplied in relation to safety documentation, technical queries and/or material or equipment shortcomings/defects.<text:s/></text:p>
            <text:p>2. Within 2 or fewer days for safety related documentation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DGM/1941 60mm Mortar Framework</text:p>
          </table:table-cell>
          <table:table-cell office:value-type="string" table:style-name="ce1">
            <text:p>HIRTENBERGER DEFENCE EUROPE GMBH</text:p>
          </table:table-cell>
          <table:table-cell office:value-type="string" table:style-name="ce1">
            <text:p>Delivery of munition orders</text:p>
          </table:table-cell>
          <table:table-cell office:value-type="string" table:style-name="ce1">
            <text:p>On Time in accordance with delivery schedul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MOD HEAVY EQUIPMENT TRANSPORTER SERVICE PFI-CSVHC/04</text:p>
          </table:table-cell>
          <table:table-cell office:value-type="string" table:style-name="ce1">
            <text:p>FASTTRAX LIMITED</text:p>
          </table:table-cell>
          <table:table-cell office:value-type="string" table:style-name="ce1">
            <text:p>Successful delivery of load on time</text:p>
          </table:table-cell>
          <table:table-cell office:value-type="string" table:style-name="ce1">
            <text:p>9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HO Commercial</text:p>
          </table:table-cell>
          <table:table-cell office:value-type="string" table:style-name="ce1">
            <text:p>The Provision of Print Management Services</text:p>
          </table:table-cell>
          <table:table-cell office:value-type="string" table:style-name="ce1">
            <text:p>CORPORATE DOCUMENT SERVICES <text:s/>LIMITED</text:p>
          </table:table-cell>
          <table:table-cell office:value-type="string" table:style-name="ce1">
            <text:p>The Contractor acknowledges order placement to demander within 1 working day of placing the order.</text:p>
          </table:table-cell>
          <table:table-cell office:value-type="string" table:style-name="ce1">
            <text:p>Greater than 99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SA/1089 LSDA</text:p>
          </table:table-cell>
          <table:table-cell office:value-type="string" table:style-name="ce1">
            <text:p>ROHDE &amp; SCHWARZ UK LIMITED</text:p>
          </table:table-cell>
          <table:table-cell office:value-type="string" table:style-name="ce1">
            <text:p>Non-Core Tasking</text:p>
          </table:table-cell>
          <table:table-cell office:value-type="string" table:style-name="ce1">
            <text:p>100 Percent of Performance Indicator's marked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THE SUPPLY AND IN SERVICE SUPPORT OF AIRFIELD SNOW CLEARANCE VEHICLES (ASCV)</text:p>
          </table:table-cell>
          <table:table-cell office:value-type="string" table:style-name="ce1">
            <text:p>AEBI SCHMIDT UK LIMITED</text:p>
          </table:table-cell>
          <table:table-cell office:value-type="string" table:style-name="ce1">
            <text:p>The Contractor is to sustain the Airfield Snow Clearance Vehicle (ASCV) in-service global availability at a minimum of 95 percent across the fleet over the life of the contract.</text:p>
          </table:table-cell>
          <table:table-cell office:value-type="string" table:style-name="ce1">
            <text:p>95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FMSP - Portsmouth - Soft FM</text:p>
          </table:table-cell>
          <table:table-cell office:value-type="string" table:style-name="ce1">
            <text:p>SODEXO LTD</text:p>
          </table:table-cell>
          <table:table-cell office:value-type="string" table:style-name="ce1">
            <text:p>The provision of core catering service to Entitled Users in accordance with Statement of Technical Requirement Reference 2.7.1 including adherence to opening times.</text:p>
            <text:p/>
            <text:p>Scored Monthly:</text:p>
            <text:p/>
            <text:p>Green = No of non-compliances less than 2</text:p>
            <text:p/>
            <text:p>Amber = No of non-compliances is greater than 2 and less than or equal to 4.</text:p>
            <text:p/>
            <text:p>Red = No of non-compliances is 5 or more.</text:p>
          </table:table-cell>
          <table:table-cell office:value-type="string" table:style-name="ce1">
            <text:p>All three months green</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Glider Support Contract</text:p>
          </table:table-cell>
          <table:table-cell office:value-type="string" table:style-name="ce1">
            <text:p>SERCO LIMITED</text:p>
          </table:table-cell>
          <table:table-cell office:value-type="string" table:style-name="ce1">
            <text:p>A minimum of 60% of the daily Viking Glider requirement at each Volunteer Gliders School (VGS) location</text:p>
          </table:table-cell>
          <table:table-cell office:value-type="string" table:style-name="ce1">
            <text:p>Greater than or equal to 60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CSS/0162 - Boats In-Service Support (10) - Royal Marines (RM) Poole</text:p>
          </table:table-cell>
          <table:table-cell office:value-type="string" table:style-name="ce1">
            <text:p>BAE SYSTEMS SURFACE SHIPS LIMITED</text:p>
          </table:table-cell>
          <table:table-cell office:value-type="string" table:style-name="ce1">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1">
            <text:p>Greater than 85 percent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WALES AND WEST MIDLANDS REGION MULTI-ACTIVITY CONTRACT (HESTIA)</text:p>
          </table:table-cell>
          <table:table-cell office:value-type="string" table:style-name="ce1">
            <text:p>COMPASS CONTRACT SERVICES (U.K.) LIMITED</text:p>
          </table:table-cell>
          <table:table-cell office:value-type="string" table:style-name="ce1">
            <text:p>Soft FM Satisfaction<text:s/></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1">
            <text:p>97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Navy Command</text:p>
          </table:table-cell>
          <table:table-cell office:value-type="string" table:style-name="ce1">
            <text:p>Training Services to the Royal Navy and Royal Marines (Selborne).</text:p>
          </table:table-cell>
          <table:table-cell office:value-type="string" table:style-name="ce1">
            <text:p>CAPITA BUSINESS SERVICES LTD</text:p>
          </table:table-cell>
          <table:table-cell office:value-type="string" table:style-name="ce1">
            <text:p>Courses passed for Phase 3 Further Training. Phase 3 Training is Individual Training undertaken at any stage in any Service Personnel careers after Phase 2 Individual Training. This KPI includes numerous courses which each have their own performance thresholds which aggregate to provide a KPI performance result.</text:p>
          </table:table-cell>
          <table:table-cell office:value-type="string" table:style-name="ce1">
            <text:p>Satisfactory Performance (Green)" means a level of Contractor performance which meets or exceeds the required levels of performance across each training course in the KPI.</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ubmarine Delivery Agency</text:p>
          </table:table-cell>
          <table:table-cell office:value-type="string" table:style-name="ce1">
            <text:p>MSS/098 HEREA - First Level Hydraulic Equipment</text:p>
          </table:table-cell>
          <table:table-cell office:value-type="string" table:style-name="ce1">
            <text:p>DEVONPORT ROYAL DOCKYARD LIMITED</text:p>
          </table:table-cell>
          <table:table-cell office:value-type="string" table:style-name="ce1">
            <text:p>Percentage of rejected articles in the reporting calendar month.</text:p>
          </table:table-cell>
          <table:table-cell office:value-type="string" table:style-name="ce1">
            <text:p><text:s/>Less than 1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Provision of Armed Forces Medical Examinations to RAF &amp; RN.</text:p>
          </table:table-cell>
          <table:table-cell office:value-type="string" table:style-name="ce1">
            <text:p>CAPITA BUSINESS SERVICES LTD</text:p>
          </table:table-cell>
          <table:table-cell office:value-type="string" table:style-name="ce1">
            <text:p>Report/Decision of Triage and Fit to Fly (FTF) medical issued on Portal - 99% within 1 Working Day</text:p>
          </table:table-cell>
          <table:table-cell office:value-type="string" table:style-name="ce1">
            <text:p>99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CB6/023 HESTIA SOUTH REGION MULTI ACTIVITY CONTRACT</text:p>
          </table:table-cell>
          <table:table-cell office:value-type="string" table:style-name="ce1">
            <text:p>SODEXO LTD</text:p>
          </table:table-cell>
          <table:table-cell office:value-type="string" table:style-name="ce1">
            <text:p>Soft FM Satisfaction</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1">
            <text:p>97 percent</text:p>
          </table:table-cell>
          <table:table-cell office:value-type="string" table:style-name="ce1">
            <text:p>Requires Improvement</text:p>
          </table:table-cell>
          <table:table-cell office:value-type="string" table:style-name="ce1">
            <text:p>Despite challenging labour market conditions <text:s/>Sodexo's delivery remains strong with high availability of services recorded. Service Satisfaction performance remains an area for improvement but has continued to recover month on month.<text:s text:c="2"/></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HESTIA SCOTLAND AND NORTHERN IRELAND MULTI ACTIVITY CONTRACT</text:p>
          </table:table-cell>
          <table:table-cell office:value-type="string" table:style-name="ce1">
            <text:p>ARAMARK DEFENCE SERVICES LIMITED</text:p>
          </table:table-cell>
          <table:table-cell office:value-type="string" table:style-name="ce1">
            <text:p>Soft FM Satisfaction<text:s/></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1">
            <text:p>97 percent</text:p>
          </table:table-cell>
          <table:table-cell office:value-type="string" table:style-name="ce1">
            <text:p>Approaching Target</text:p>
          </table:table-cell>
          <table:table-cell office:value-type="string" table:style-name="ce1">
            <text:p>Aramark’s delivery performance is strong. Steps taken by Aramark in the reporting quarter have addressed particular staffing challenges experienced at one location in Northern Ireland and this is observed in steadily improving Service Satisfaction performance.”<text:s/></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OIP/0067 - BR90 In-Service Support</text:p>
          </table:table-cell>
          <table:table-cell office:value-type="string" table:style-name="ce1">
            <text:p>RHEINMETALL BAE SYSTEMS LAND LIMITED</text:p>
          </table:table-cell>
          <table:table-cell office:value-type="string" table:style-name="ce1">
            <text:p>Management Reporting - provision of monthly report by the penultimate business day of each month</text:p>
          </table:table-cell>
          <table:table-cell office:value-type="string" table:style-name="ce1">
            <text:p>All reports delivered 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PROVISION OF WHEELED TANKERS AND ASSOCIATED SUPPORT-CSVHC/06</text:p>
          </table:table-cell>
          <table:table-cell office:value-type="string" table:style-name="ce1">
            <text:p>OSHKOSH DEFENSE, LLC</text:p>
          </table:table-cell>
          <table:table-cell office:value-type="string" table:style-name="ce1">
            <text:p>Post Design Services Completion Times for receipt of quotation and completion of tasks</text:p>
          </table:table-cell>
          <table:table-cell office:value-type="string" table:style-name="ce1">
            <text:p>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BATCM/0294 - Logistics Support Contract (LSC)</text:p>
          </table:table-cell>
          <table:table-cell office:value-type="string" table:style-name="ce1">
            <text:p>BABCOCK INTEGRATED TECHNOLOGY <text:s/>LIMITED</text:p>
          </table:table-cell>
          <table:table-cell office:value-type="string" table:style-name="ce1">
            <text:p>All general assurance review deliverables are to be provided in accordance with the Contract. The Contractor shall maintain a register which records the received date and acceptance status of each report or plan. This evidence will be evaluated on a monthly basis.<text:s/></text:p>
          </table:table-cell>
          <table:table-cell office:value-type="string" table:style-name="ce1">
            <text:p>Where greater than or equal to 80 percent of general assurance review deliverables submitted in the relevant month meet entry criteria constitutes a pa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DIO Strategic Environmental Technical Advisor Lot 2</text:p>
          </table:table-cell>
          <table:table-cell office:value-type="string" table:style-name="ce1">
            <text:p>WSP (REAL ESTATE AND INFRASTRUCTURE) LIMITED</text:p>
          </table:table-cell>
          <table:table-cell office:value-type="string" table:style-name="ce1">
            <text:p>Supplier to ensure that all Part Completion Certificates/Invoices are submitted to the Defence Infrastructure Organisation (DIO) are easily identifiable to the relevant Tasking Order (TO) the work was instructed under. This should include the relevant TO Reference number, description, Purchase Order (PO) Number and Line Number.</text:p>
          </table:table-cell>
          <table:table-cell office:value-type="string" table:style-name="ce1">
            <text:p>Risk programme &amp; forecast are updated periodically &amp; proactively &amp; any changes managed &amp; reported to fully understand delays in order to mitigate their impact. All outputs delivered 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LAND EQUIPMENT SERVICE PROVISION AND TRANSFORMATION CONTRACT-LECOM/1006.</text:p>
          </table:table-cell>
          <table:table-cell office:value-type="string" table:style-name="ce1">
            <text:p>BABCOCK LAND DEFENCE LIMITED</text:p>
          </table:table-cell>
          <table:table-cell office:value-type="string" table:style-name="ce1">
            <text:p>Vehicles &amp; Major Equipment (VAME) (A, B and P Vehicles only) &amp; Ancillaries<text:s text:c="2"/></text:p>
          </table:table-cell>
          <table:table-cell office:value-type="string" table:style-name="ce1">
            <text:p>Above 94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rmy Command</text:p>
          </table:table-cell>
          <table:table-cell office:value-type="string" table:style-name="ce1">
            <text:p>BATUK Aviation - Lot One MEDEVAC</text:p>
          </table:table-cell>
          <table:table-cell office:value-type="string" table:style-name="ce1">
            <text:p>EVERETT AVIATION CHARTER LTD</text:p>
          </table:table-cell>
          <table:table-cell office:value-type="string" table:style-name="ce1">
            <text:p>The Supplier shall ensure that the available platform is reliable. In order for the platform to be deemed reliable the aircraft shall achieve the task by completing a successful MEDEVAC (medical evacuation)</text:p>
          </table:table-cell>
          <table:table-cell office:value-type="string" table:style-name="ce1">
            <text:p>The platform completes the task with no aspects found to be defici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Lightning ALIS Integration</text:p>
          </table:table-cell>
          <table:table-cell office:value-type="string" table:style-name="ce1">
            <text:p>BAE SYSTEMS (OPERATIONS) LIMITED</text:p>
          </table:table-cell>
          <table:table-cell office:value-type="string" table:style-name="ce1">
            <text:p>Production of Event Design Document<text:s/></text:p>
          </table:table-cell>
          <table:table-cell office:value-type="string" table:style-name="ce1">
            <text:p>within 1 day of due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S&amp;MOCB/3369- FALKLAND ISLAND MARINE SERVICES</text:p>
          </table:table-cell>
          <table:table-cell office:value-type="string" table:style-name="ce1">
            <text:p>VAN WIJNGAARDEN MARINE SERVICES B V</text:p>
          </table:table-cell>
          <table:table-cell office:value-type="string" table:style-name="ce1">
            <text:p>Number of navigational incidents</text:p>
          </table:table-cell>
          <table:table-cell office:value-type="string" table:style-name="ce1">
            <text:p>equal to 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rmy Command</text:p>
          </table:table-cell>
          <table:table-cell office:value-type="string" table:style-name="ce1">
            <text:p>ROYAL SCHOOL OF MITITARY ENGINEERING (RSME) PUBLIC PRIVATE PARTNERSHIP (PPP) PROJECT-CB/ARTDIPT/054</text:p>
          </table:table-cell>
          <table:table-cell office:value-type="string" table:style-name="ce1">
            <text:p>HOLDFAST TRAINING SERVICES LIMITED</text:p>
          </table:table-cell>
          <table:table-cell office:value-type="string" table:style-name="ce1">
            <text:p>Equipment Support. The Contractor shall provide the following services, equipment management, equipment inspection, equipment maintenance and repair, equipment modification, vehicle recovery, field repair and recovery and armaments inspection. Stores and Engineer Resources. The Contractor shall provide the following services Authority equipment accounting and control. Authority equipment issuing. Stock repair and maintenance. Hazardous substance storage. Engineering resources accounting and inventory control. Engineering resources. Field Engineer resources. Engineer resources inspections. Maintenance, manufacture and repair. Modifications. Armaments Stores. Ammunition and stores. Clothing stores. Personal Clothing record, tailoring. Miscellaneous stores. Deceased personal effects. Absent without leave effects. MT. The Contractor shall provide the following services. Transport booking, Fuel card, FMT 600 Permit issuing, Accident and damage reporting, Passenger transport, Special goods transport, Staff car, Self-drive transport, Self-drive all-terrain vehicle, Self-drive dog transport.</text:p>
          </table:table-cell>
          <table:table-cell office:value-type="string" table:style-name="ce1">
            <text:p>95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Electro-Mechanical Training Contract.</text:p>
            <text:p/>
          </table:table-cell>
          <table:table-cell office:value-type="string" table:style-name="ce1">
            <text:p>BABCOCK LAND DEFENCE LIMITED</text:p>
          </table:table-cell>
          <table:table-cell office:value-type="string" table:style-name="ce1">
            <text:p>Training Documentation Upkeep and Maintenance</text:p>
          </table:table-cell>
          <table:table-cell office:value-type="string" table:style-name="ce1">
            <text:p>95 percent or more of courses for which the Contractor has responsibility are reviewed in accordance with the Document Upkeep Plan during the month</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MCS/NDP/017 - Technical Support to Naval Design Partnering (NDP)</text:p>
          </table:table-cell>
          <table:table-cell office:value-type="string" table:style-name="ce1">
            <text:p>ROSYTH ROYAL DOCKYARD LTD</text:p>
          </table:table-cell>
          <table:table-cell office:value-type="string" table:style-name="ce1">
            <text:p>Task(s) combined into Statement of Work(s), issued to all Framework members. <text:s/>Suitable Qualified Engineering Personnel (SQEP) from the Framework for Task(s) to be recommended with detailed justification for price appraisal - within 2 weeks of receipt. The Authority will challenge if it disagrees. “Task(s) means any specific package of work placed by the Authority, which the Contractor is required to perform pursuant to the Contract.”</text:p>
          </table:table-cell>
          <table:table-cell office:value-type="string" table:style-name="ce1">
            <text:p>100 percent on time, and 0 percent Authority's Challenges have been successful</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The Provision of Contractor Logistic Support and Post Design Services for the Dismounted Close Combat Trainer (DCCT)</text:p>
          </table:table-cell>
          <table:table-cell office:value-type="string" table:style-name="ce1">
            <text:p>INVERIS TRAINING SOLUTIONS LIMITED</text:p>
          </table:table-cell>
          <table:table-cell office:value-type="string" table:style-name="ce1">
            <text:p>System Downtime - No individual Dismounted Close Combat Training system shall be down for more than 2 consecutive mission days for UK mainland systems and off shore systems covered by Joint Supply Chain. Scotland and off shore systems not covered by Joint Supply Chain shall not be down for more than 3 consecutive mission days.</text:p>
          </table:table-cell>
          <table:table-cell office:value-type="string" table:style-name="ce1">
            <text:p>No individual system down for more than 2 consecutive days (UK) 3 days (Scotland/offshore)</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FDIS REGIONAL ACCOMMODATION MAINTENANCE SERVICES CENTRAL REGION</text:p>
          </table:table-cell>
          <table:table-cell office:value-type="string" table:style-name="ce1">
            <text:p>AMEY DEFENCE SERVICES LIMITED</text:p>
          </table:table-cell>
          <table:table-cell office:value-type="string" table:style-name="ce1">
            <text:p>Voids prepared to Move-in Standard</text:p>
          </table:table-cell>
          <table:table-cell office:value-type="string" table:style-name="ce1">
            <text:p>Greater than 95 percent of Acceptable Level of Performance<text:s/></text:p>
          </table:table-cell>
          <table:table-cell office:value-type="string" table:style-name="ce1">
            <text:p>Requires Improvement</text:p>
          </table:table-cell>
          <table:table-cell office:value-type="string" table:style-name="ce1">
            <text:p>Supplier has still not achieved the acceptable level of performance for Move-Ins in this quarter. Collaborative working with National Accommodation Management Services Supplier to deliver agreed common void preparation standards and completion of faults from hand back, should improve future results. Amey have also commenced self reporting half way through the reporting period, therefore expect to see an increase in reported performance moving forward.</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CSAP Command Staff Academic provision</text:p>
          </table:table-cell>
          <table:table-cell office:value-type="string" table:style-name="ce1">
            <text:p>KING'S COLLEGE LONDON</text:p>
          </table:table-cell>
          <table:table-cell office:value-type="string" table:style-name="ce1">
            <text:p>Academic Services delivered (by Suitably Qualified Experienced Personnel (SQEP) academics with correct security clearance) to meet the agreed Academic Services programme</text:p>
          </table:table-cell>
          <table:table-cell office:value-type="string" table:style-name="ce1">
            <text:p>0 Service Poin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MET/949/15 - LOT 15 - INTERNAL COMMUNICATIONS ANCILLARIES-MET/949/15</text:p>
          </table:table-cell>
          <table:table-cell office:value-type="string" table:style-name="ce1">
            <text:p>MEL AVIATION LTD</text:p>
          </table:table-cell>
          <table:table-cell office:value-type="string" table:style-name="ce1">
            <text:p>Maintenance Schedules and repair</text:p>
          </table:table-cell>
          <table:table-cell office:value-type="string" table:style-name="ce1">
            <text:p>greater than 98 percen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fence Digital</text:p>
          </table:table-cell>
          <table:table-cell office:value-type="string" table:style-name="ce1">
            <text:p>PROJECT GRAPEVINE 2 CONNECTIVITY SEE TO REPLACE THE SERVICES (WAN AND GATEWAY) CURRENTLY PROVIDED BY THE DEFENCE FIXED TELECOMMUNICATIONS SERVICE (DFTS) CONTRACT AND THE LAN ELEMENT OF THE DEFENCE INFORMATION INFRASTRUCTURE (DII) CONTRACT-D</text:p>
          </table:table-cell>
          <table:table-cell office:value-type="string" table:style-name="ce1">
            <text:p>FUJITSU SERVICES LIMITED</text:p>
          </table:table-cell>
          <table:table-cell office:value-type="string" table:style-name="ce1">
            <text:p>Connectivity Service (WAN); The percentage of total time during the Service Measurement Period, during which the relevant Connection is Available and provides Connectivity (the “Connection Percentage Connectivity”)</text:p>
          </table:table-cell>
          <table:table-cell office:value-type="string" table:style-name="ce1">
            <text:p>99.99 percent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rmy Command</text:p>
          </table:table-cell>
          <table:table-cell office:value-type="string" table:style-name="ce1">
            <text:p>Provision of Category C / C+E Licence Acquisition Training (Lot 7)</text:p>
          </table:table-cell>
          <table:table-cell office:value-type="string" table:style-name="ce1">
            <text:p>MAINSTREAM TRAINING LIMITED</text:p>
          </table:table-cell>
          <table:table-cell office:value-type="string" table:style-name="ce1">
            <text:p>The Supplier shall ensure Candidates pass a practical test in no more than 3 attempts.</text:p>
          </table:table-cell>
          <table:table-cell office:value-type="string" table:style-name="ce1">
            <text:p>The average number of candidates passing a practical test in no more than three (3) attempts is 85 percent or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Strategic Command</text:p>
          </table:table-cell>
          <table:table-cell office:value-type="string" table:style-name="ce1">
            <text:p>DMS Staff Bank</text:p>
          </table:table-cell>
          <table:table-cell office:value-type="string" table:style-name="ce1">
            <text:p>HEALTH CARE RESOURCING GROUP LIMITED</text:p>
          </table:table-cell>
          <table:table-cell office:value-type="string" table:style-name="ce1">
            <text:p>Percentage Fill by Staff Bank (within Contractual deadlines</text:p>
          </table:table-cell>
          <table:table-cell office:value-type="string" table:style-name="ce1">
            <text:p>55-60 percent</text:p>
          </table:table-cell>
          <table:table-cell office:value-type="string" table:style-name="ce1">
            <text:p>Inadequate</text:p>
          </table:table-cell>
          <table:table-cell office:value-type="string" table:style-name="ce1">
            <text:p>1.Supplier is underperforming due to system issues, currently the Bank Management System does not meet MOD requirement.</text:p>
            <text:p>2.Supplier fill is low due to lack of attraction to the Staff Bank Contract as a result of poor supplier performance people have not migrated as anticipated.</text:p>
          </table:table-cell>
          <table:table-cell table:number-columns-repeated="16375"/>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Air Command</text:p>
          </table:table-cell>
          <table:table-cell office:value-type="string" table:style-name="ce1">
            <text:p>Programme Design and Implementation</text:p>
          </table:table-cell>
          <table:table-cell office:value-type="string" table:style-name="ce1">
            <text:p>PA CONSULTING SERVICES LTD</text:p>
          </table:table-cell>
          <table:table-cell office:value-type="string" table:style-name="ce1">
            <text:p>Sustained provision of effective and beneficial insights from other sectors and organisations</text:p>
          </table:table-cell>
          <table:table-cell office:value-type="string" table:style-name="ce1">
            <text:p>Greater than 2 insight sessions delivered within quarter</text:p>
          </table:table-cell>
          <table:table-cell office:value-type="string" table:style-name="ce1">
            <text:p>Good</text:p>
          </table:table-cell>
          <table:table-cell table:number-columns-repeated="16376"/>
        </table:table-row>
        <table:table-row table:style-name="ro1">
          <table:table-cell office:value-type="string" table:style-name="ce1">
            <text:p>FY22-23 Q3 Oct-Nov-Dec</text:p>
          </table:table-cell>
          <table:table-cell office:value-type="string" table:style-name="ce1">
            <text:p>MOD</text:p>
          </table:table-cell>
          <table:table-cell office:value-type="string" table:style-name="ce1">
            <text:p>DE&amp;S</text:p>
          </table:table-cell>
          <table:table-cell office:value-type="string" table:style-name="ce1">
            <text:p>PDM2 Technology Refresh</text:p>
          </table:table-cell>
          <table:table-cell office:value-type="string" table:style-name="ce1">
            <text:p>ULTRA ELECTRONICS LIMITED</text:p>
          </table:table-cell>
          <table:table-cell office:value-type="string" table:style-name="ce1">
            <text:p>Milestones Achieved</text:p>
          </table:table-cell>
          <table:table-cell office:value-type="string" table:style-name="ce1">
            <text:p>100 percent - All milestone(s) met on time</text:p>
          </table:table-cell>
          <table:table-cell office:value-type="string" table:style-name="ce1">
            <text:p>Good</text:p>
          </table:table-cell>
          <table:table-cell table:number-columns-repeated="16376"/>
        </table:table-row>
        <table:table-row table:number-rows-repeated="1046174"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409</meta:generator>
    <dc:creator>Louisa Todd</dc:creator>
    <meta:creation-date>2023-05-03T08:48:27Z</meta:creation-date>
    <dc:date>2023-05-03T08:49:34Z</dc:date>
  </office:meta>
</office:document-meta>
</file>